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1in"/>
    </style:style>
    <style:style style:name="co3" style:family="table-column">
      <style:table-column-properties fo:break-before="auto" style:column-width="1.178in"/>
    </style:style>
    <style:style style:name="co4" style:family="table-column">
      <style:table-column-properties fo:break-before="auto" style:column-width="1.1126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1.0665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2.3402in"/>
    </style:style>
    <style:style style:name="co9" style:family="table-column">
      <style:table-column-properties fo:break-before="auto" style:column-width="2.5445in"/>
    </style:style>
    <style:style style:name="co10" style:family="table-column">
      <style:table-column-properties fo:break-before="auto" style:column-width="1.2791in"/>
    </style:style>
    <style:style style:name="co11" style:family="table-column">
      <style:table-column-properties fo:break-before="auto" style:column-width="1.354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</office:automatic-styles>
  <office:body>
    <office:spreadsheet>
      <table:table table:name="Filo" table:style-name="ta1">
        <table:table-column table:style-name="co1" table:number-columns-repeated="2" table:default-cell-style-name="Default"/>
        <table:table-row table:style-name="ro1">
          <table:table-cell office:value-type="string">
            <text:p>Filo</text:p>
          </table:table-cell>
          <table:table-cell office:value-type="string">
            <text:p>Id</text:p>
          </table:table-cell>
        </table:table-row>
        <table:table-row table:style-name="ro2">
          <table:table-cell office:value-type="string">
            <text:p>Chordata</text:p>
          </table:table-cell>
          <table:table-cell office:value-type="float" office:value="1">
            <text:p>1</text:p>
          </table:table-cell>
        </table:table-row>
        <table:table-row table:style-name="ro2" table:number-rows-repeated="1048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Orde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Ordem</text:p>
          </table:table-cell>
          <table:table-cell office:value-type="string">
            <text:p>Id</text:p>
          </table:table-cell>
          <table:table-cell office:value-type="string">
            <text:p>Filo</text:p>
          </table:table-cell>
          <table:table-cell table:number-columns-repeated="2"/>
          <table:table-cell office:value-type="string">
            <text:p>Filo Extenso</text:p>
          </table:table-cell>
        </table:table-row>
        <table:table-row table:style-name="ro1">
          <table:table-cell office:value-type="string">
            <text:p>Accipitriformes</text:p>
          </table:table-cell>
          <table:table-cell office:value-type="float" office:value="1">
            <text:p>1</text:p>
          </table:table-cell>
          <table:table-cell table:formula="of:=VLOOKUP([.F2];[Filo.A$2:.B$2];2)" office:value-type="float" office:value="1">
            <text:p>1</text:p>
          </table:table-cell>
          <table:table-cell table:number-columns-repeated="2"/>
          <table:table-cell office:value-type="string">
            <text:p>Chordata</text:p>
          </table:table-cell>
        </table:table-row>
        <table:table-row table:style-name="ro1">
          <table:table-cell office:value-type="string">
            <text:p>Anseriformes</text:p>
          </table:table-cell>
          <table:table-cell office:value-type="float" office:value="2">
            <text:p>2</text:p>
          </table:table-cell>
          <table:table-cell table:formula="of:=VLOOKUP([.F3];[Filo.A$2:.B$2];2)" office:value-type="float" office:value="1">
            <text:p>1</text:p>
          </table:table-cell>
          <table:table-cell table:number-columns-repeated="2"/>
          <table:table-cell office:value-type="string">
            <text:p>Chordata</text:p>
          </table:table-cell>
        </table:table-row>
        <table:table-row table:style-name="ro1">
          <table:table-cell office:value-type="string">
            <text:p>Apodiformes </text:p>
          </table:table-cell>
          <table:table-cell office:value-type="float" office:value="3">
            <text:p>3</text:p>
          </table:table-cell>
          <table:table-cell table:formula="of:=VLOOKUP([.F4];[Filo.A$2:.B$2];2)" office:value-type="float" office:value="1">
            <text:p>1</text:p>
          </table:table-cell>
          <table:table-cell table:number-columns-repeated="2"/>
          <table:table-cell office:value-type="string">
            <text:p>Chordata</text:p>
          </table:table-cell>
        </table:table-row>
        <table:table-row table:style-name="ro1">
          <table:table-cell office:value-type="string">
            <text:p>Caprimulgiformes </text:p>
          </table:table-cell>
          <table:table-cell office:value-type="float" office:value="4">
            <text:p>4</text:p>
          </table:table-cell>
          <table:table-cell table:formula="of:=VLOOKUP([.F5];[Filo.A$2:.B$2];2)" office:value-type="float" office:value="1">
            <text:p>1</text:p>
          </table:table-cell>
          <table:table-cell table:number-columns-repeated="2"/>
          <table:table-cell office:value-type="string">
            <text:p>Chordata</text:p>
          </table:table-cell>
        </table:table-row>
        <table:table-row table:style-name="ro1">
          <table:table-cell office:value-type="string">
            <text:p>Cariamiformes </text:p>
          </table:table-cell>
          <table:table-cell office:value-type="float" office:value="5">
            <text:p>5</text:p>
          </table:table-cell>
          <table:table-cell table:formula="of:=VLOOKUP([.F6];[Filo.A$2:.B$2];2)" office:value-type="float" office:value="1">
            <text:p>1</text:p>
          </table:table-cell>
          <table:table-cell table:number-columns-repeated="2"/>
          <table:table-cell office:value-type="string">
            <text:p>Chordata</text:p>
          </table:table-cell>
        </table:table-row>
        <table:table-row table:style-name="ro1">
          <table:table-cell office:value-type="string">
            <text:p>Cathartiformes </text:p>
          </table:table-cell>
          <table:table-cell office:value-type="float" office:value="6">
            <text:p>6</text:p>
          </table:table-cell>
          <table:table-cell table:formula="of:=VLOOKUP([.F7];[Filo.A$2:.B$2];2)" office:value-type="float" office:value="1">
            <text:p>1</text:p>
          </table:table-cell>
          <table:table-cell table:number-columns-repeated="2"/>
          <table:table-cell office:value-type="string">
            <text:p>Chordata</text:p>
          </table:table-cell>
        </table:table-row>
        <table:table-row table:style-name="ro1">
          <table:table-cell office:value-type="string">
            <text:p>Charadriiformes </text:p>
          </table:table-cell>
          <table:table-cell office:value-type="float" office:value="7">
            <text:p>7</text:p>
          </table:table-cell>
          <table:table-cell table:formula="of:=VLOOKUP([.F8];[Filo.A$2:.B$2];2)" office:value-type="float" office:value="1">
            <text:p>1</text:p>
          </table:table-cell>
          <table:table-cell table:number-columns-repeated="2"/>
          <table:table-cell office:value-type="string">
            <text:p>Chordata</text:p>
          </table:table-cell>
        </table:table-row>
        <table:table-row table:style-name="ro1">
          <table:table-cell office:value-type="string">
            <text:p>Ciconiiformes </text:p>
          </table:table-cell>
          <table:table-cell office:value-type="float" office:value="8">
            <text:p>8</text:p>
          </table:table-cell>
          <table:table-cell table:formula="of:=VLOOKUP([.F9];[Filo.A$2:.B$2];2)" office:value-type="float" office:value="1">
            <text:p>1</text:p>
          </table:table-cell>
          <table:table-cell table:number-columns-repeated="2"/>
          <table:table-cell office:value-type="string">
            <text:p>Chordata</text:p>
          </table:table-cell>
        </table:table-row>
        <table:table-row table:style-name="ro1">
          <table:table-cell office:value-type="string">
            <text:p>Columbiformes </text:p>
          </table:table-cell>
          <table:table-cell office:value-type="float" office:value="9">
            <text:p>9</text:p>
          </table:table-cell>
          <table:table-cell table:formula="of:=VLOOKUP([.F10];[Filo.A$2:.B$2];2)" office:value-type="float" office:value="1">
            <text:p>1</text:p>
          </table:table-cell>
          <table:table-cell table:number-columns-repeated="2"/>
          <table:table-cell office:value-type="string">
            <text:p>Chordata</text:p>
          </table:table-cell>
        </table:table-row>
        <table:table-row table:style-name="ro1">
          <table:table-cell office:value-type="string">
            <text:p>Coraciiformes </text:p>
          </table:table-cell>
          <table:table-cell office:value-type="float" office:value="10">
            <text:p>10</text:p>
          </table:table-cell>
          <table:table-cell table:formula="of:=VLOOKUP([.F11];[Filo.A$2:.B$2];2)" office:value-type="float" office:value="1">
            <text:p>1</text:p>
          </table:table-cell>
          <table:table-cell table:number-columns-repeated="2"/>
          <table:table-cell office:value-type="string">
            <text:p>Chordata</text:p>
          </table:table-cell>
        </table:table-row>
        <table:table-row table:style-name="ro1">
          <table:table-cell office:value-type="string">
            <text:p>Cuculiformes </text:p>
          </table:table-cell>
          <table:table-cell office:value-type="float" office:value="11">
            <text:p>11</text:p>
          </table:table-cell>
          <table:table-cell table:formula="of:=VLOOKUP([.F12];[Filo.A$2:.B$2];2)" office:value-type="float" office:value="1">
            <text:p>1</text:p>
          </table:table-cell>
          <table:table-cell table:number-columns-repeated="2"/>
          <table:table-cell office:value-type="string">
            <text:p>Chordata</text:p>
          </table:table-cell>
        </table:table-row>
        <table:table-row table:style-name="ro1">
          <table:table-cell office:value-type="string">
            <text:p>Falconiformes </text:p>
          </table:table-cell>
          <table:table-cell office:value-type="float" office:value="12">
            <text:p>12</text:p>
          </table:table-cell>
          <table:table-cell table:formula="of:=VLOOKUP([.F13];[Filo.A$2:.B$2];2)" office:value-type="float" office:value="1">
            <text:p>1</text:p>
          </table:table-cell>
          <table:table-cell table:number-columns-repeated="2"/>
          <table:table-cell office:value-type="string">
            <text:p>Chordata</text:p>
          </table:table-cell>
        </table:table-row>
        <table:table-row table:style-name="ro1">
          <table:table-cell office:value-type="string">
            <text:p>Galbuliformes </text:p>
          </table:table-cell>
          <table:table-cell office:value-type="float" office:value="13">
            <text:p>13</text:p>
          </table:table-cell>
          <table:table-cell table:formula="of:=VLOOKUP([.F14];[Filo.A$2:.B$2];2)" office:value-type="float" office:value="1">
            <text:p>1</text:p>
          </table:table-cell>
          <table:table-cell table:number-columns-repeated="2"/>
          <table:table-cell office:value-type="string">
            <text:p>Chordata</text:p>
          </table:table-cell>
        </table:table-row>
        <table:table-row table:style-name="ro1">
          <table:table-cell office:value-type="string">
            <text:p>Galliformes</text:p>
          </table:table-cell>
          <table:table-cell office:value-type="float" office:value="14">
            <text:p>14</text:p>
          </table:table-cell>
          <table:table-cell table:formula="of:=VLOOKUP([.F15];[Filo.A$2:.B$2];2)" office:value-type="float" office:value="1">
            <text:p>1</text:p>
          </table:table-cell>
          <table:table-cell table:number-columns-repeated="2"/>
          <table:table-cell office:value-type="string">
            <text:p>Chordata</text:p>
          </table:table-cell>
        </table:table-row>
        <table:table-row table:style-name="ro1">
          <table:table-cell office:value-type="string">
            <text:p>Gruiformes </text:p>
          </table:table-cell>
          <table:table-cell office:value-type="float" office:value="15">
            <text:p>15</text:p>
          </table:table-cell>
          <table:table-cell table:formula="of:=VLOOKUP([.F16];[Filo.A$2:.B$2];2)" office:value-type="float" office:value="1">
            <text:p>1</text:p>
          </table:table-cell>
          <table:table-cell table:number-columns-repeated="2"/>
          <table:table-cell office:value-type="string">
            <text:p>Chordata</text:p>
          </table:table-cell>
        </table:table-row>
        <table:table-row table:style-name="ro1">
          <table:table-cell office:value-type="string">
            <text:p>Passeriformes </text:p>
          </table:table-cell>
          <table:table-cell office:value-type="float" office:value="16">
            <text:p>16</text:p>
          </table:table-cell>
          <table:table-cell table:formula="of:=VLOOKUP([.F17];[Filo.A$2:.B$2];2)" office:value-type="float" office:value="1">
            <text:p>1</text:p>
          </table:table-cell>
          <table:table-cell table:number-columns-repeated="2"/>
          <table:table-cell office:value-type="string">
            <text:p>Chordata</text:p>
          </table:table-cell>
        </table:table-row>
        <table:table-row table:style-name="ro1">
          <table:table-cell office:value-type="string">
            <text:p>Pelecaniformes </text:p>
          </table:table-cell>
          <table:table-cell office:value-type="float" office:value="17">
            <text:p>17</text:p>
          </table:table-cell>
          <table:table-cell table:formula="of:=VLOOKUP([.F18];[Filo.A$2:.B$2];2)" office:value-type="float" office:value="1">
            <text:p>1</text:p>
          </table:table-cell>
          <table:table-cell table:number-columns-repeated="2"/>
          <table:table-cell office:value-type="string">
            <text:p>Chordata</text:p>
          </table:table-cell>
        </table:table-row>
        <table:table-row table:style-name="ro1">
          <table:table-cell office:value-type="string">
            <text:p>Phoenicopteriformes </text:p>
          </table:table-cell>
          <table:table-cell office:value-type="float" office:value="18">
            <text:p>18</text:p>
          </table:table-cell>
          <table:table-cell table:formula="of:=VLOOKUP([.F19];[Filo.A$2:.B$2];2)" office:value-type="float" office:value="1">
            <text:p>1</text:p>
          </table:table-cell>
          <table:table-cell table:number-columns-repeated="2"/>
          <table:table-cell office:value-type="string">
            <text:p>Chordata</text:p>
          </table:table-cell>
        </table:table-row>
        <table:table-row table:style-name="ro1">
          <table:table-cell office:value-type="string">
            <text:p>Piciformes </text:p>
          </table:table-cell>
          <table:table-cell office:value-type="float" office:value="19">
            <text:p>19</text:p>
          </table:table-cell>
          <table:table-cell table:formula="of:=VLOOKUP([.F20];[Filo.A$2:.B$2];2)" office:value-type="float" office:value="1">
            <text:p>1</text:p>
          </table:table-cell>
          <table:table-cell table:number-columns-repeated="2"/>
          <table:table-cell office:value-type="string">
            <text:p>Chordata</text:p>
          </table:table-cell>
        </table:table-row>
        <table:table-row table:style-name="ro1">
          <table:table-cell office:value-type="string">
            <text:p>Podicipediformes</text:p>
          </table:table-cell>
          <table:table-cell office:value-type="float" office:value="20">
            <text:p>20</text:p>
          </table:table-cell>
          <table:table-cell table:formula="of:=VLOOKUP([.F21];[Filo.A$2:.B$2];2)" office:value-type="float" office:value="1">
            <text:p>1</text:p>
          </table:table-cell>
          <table:table-cell table:number-columns-repeated="2"/>
          <table:table-cell office:value-type="string">
            <text:p>Chordata</text:p>
          </table:table-cell>
        </table:table-row>
        <table:table-row table:style-name="ro1">
          <table:table-cell office:value-type="string">
            <text:p>Psittaciformes </text:p>
          </table:table-cell>
          <table:table-cell office:value-type="float" office:value="21">
            <text:p>21</text:p>
          </table:table-cell>
          <table:table-cell table:formula="of:=VLOOKUP([.F22];[Filo.A$2:.B$2];2)" office:value-type="float" office:value="1">
            <text:p>1</text:p>
          </table:table-cell>
          <table:table-cell table:number-columns-repeated="2"/>
          <table:table-cell office:value-type="string">
            <text:p>Chordata</text:p>
          </table:table-cell>
        </table:table-row>
        <table:table-row table:style-name="ro1">
          <table:table-cell office:value-type="string">
            <text:p>Strigiformes </text:p>
          </table:table-cell>
          <table:table-cell office:value-type="float" office:value="22">
            <text:p>22</text:p>
          </table:table-cell>
          <table:table-cell table:formula="of:=VLOOKUP([.F23];[Filo.A$2:.B$2];2)" office:value-type="float" office:value="1">
            <text:p>1</text:p>
          </table:table-cell>
          <table:table-cell table:number-columns-repeated="2"/>
          <table:table-cell office:value-type="string">
            <text:p>Chordata</text:p>
          </table:table-cell>
        </table:table-row>
        <table:table-row table:style-name="ro1">
          <table:table-cell table:style-name="Normal_20_2" office:value-type="string">
            <text:p>Struthioniformes</text:p>
          </table:table-cell>
          <table:table-cell office:value-type="float" office:value="23">
            <text:p>23</text:p>
          </table:table-cell>
          <table:table-cell table:formula="of:=VLOOKUP([.F24];[Filo.A$2:.B$2];2)" office:value-type="float" office:value="1">
            <text:p>1</text:p>
          </table:table-cell>
          <table:table-cell table:number-columns-repeated="2"/>
          <table:table-cell office:value-type="string">
            <text:p>Chordata</text:p>
          </table:table-cell>
        </table:table-row>
        <table:table-row table:style-name="ro1">
          <table:table-cell office:value-type="string">
            <text:p>Tinamiformes</text:p>
          </table:table-cell>
          <table:table-cell office:value-type="float" office:value="24">
            <text:p>24</text:p>
          </table:table-cell>
          <table:table-cell table:formula="of:=VLOOKUP([.F25];[Filo.A$2:.B$2];2)" office:value-type="float" office:value="1">
            <text:p>1</text:p>
          </table:table-cell>
          <table:table-cell table:number-columns-repeated="2"/>
          <table:table-cell office:value-type="string">
            <text:p>Chordata</text:p>
          </table:table-cell>
        </table:table-row>
        <table:table-row table:style-name="ro1">
          <table:table-cell office:value-type="string">
            <text:p>Trogoniformes </text:p>
          </table:table-cell>
          <table:table-cell office:value-type="float" office:value="25">
            <text:p>25</text:p>
          </table:table-cell>
          <table:table-cell table:formula="of:=VLOOKUP([.F26];[Filo.A$2:.B$2];2)" office:value-type="float" office:value="1">
            <text:p>1</text:p>
          </table:table-cell>
          <table:table-cell table:number-columns-repeated="2"/>
          <table:table-cell office:value-type="string">
            <text:p>Chordata</text:p>
          </table:table-cell>
        </table:table-row>
        <table:table-row table:style-name="ro2" table:number-rows-repeated="573">
          <table:table-cell/>
          <table:table-cell table:style-name="ce1"/>
          <table:table-cell table:style-name="ce2"/>
          <table:table-cell table:number-columns-repeated="3"/>
        </table:table-row>
        <table:table-row table:style-name="ro2" table:number-rows-repeated="104797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Famili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>
            <text:p>Família</text:p>
          </table:table-cell>
          <table:table-cell office:value-type="string">
            <text:p>id</text:p>
          </table:table-cell>
          <table:table-cell office:value-type="string">
            <text:p>Id Ordem</text:p>
          </table:table-cell>
          <table:table-cell table:number-columns-repeated="2"/>
          <table:table-cell office:value-type="string">
            <text:p>Ordem Extenso</text:p>
          </table:table-cell>
        </table:table-row>
        <table:table-row table:style-name="ro1">
          <table:table-cell office:value-type="string">
            <text:p>Accipitridae </text:p>
          </table:table-cell>
          <table:table-cell office:value-type="float" office:value="1">
            <text:p>1</text:p>
          </table:table-cell>
          <table:table-cell table:formula="of:=VLOOKUP([.F2];[Ordem.A$2:.B$26];2)" office:value-type="float" office:value="1">
            <text:p>1</text:p>
          </table:table-cell>
          <table:table-cell table:number-columns-repeated="2"/>
          <table:table-cell office:value-type="string">
            <text:p>Accipitriformes</text:p>
          </table:table-cell>
        </table:table-row>
        <table:table-row table:style-name="ro1">
          <table:table-cell office:value-type="string">
            <text:p>Alcedinidae </text:p>
          </table:table-cell>
          <table:table-cell office:value-type="float" office:value="2">
            <text:p>2</text:p>
          </table:table-cell>
          <table:table-cell table:formula="of:=VLOOKUP([.F3];[Ordem.A$2:.B$26];2)" office:value-type="float" office:value="10">
            <text:p>10</text:p>
          </table:table-cell>
          <table:table-cell table:number-columns-repeated="2"/>
          <table:table-cell office:value-type="string">
            <text:p>Coraciiformes </text:p>
          </table:table-cell>
        </table:table-row>
        <table:table-row table:style-name="ro1">
          <table:table-cell office:value-type="string">
            <text:p>Anatidae</text:p>
          </table:table-cell>
          <table:table-cell office:value-type="float" office:value="3">
            <text:p>3</text:p>
          </table:table-cell>
          <table:table-cell table:formula="of:=VLOOKUP([.F4];[Ordem.A$2:.B$26];2)" office:value-type="float" office:value="2">
            <text:p>2</text:p>
          </table:table-cell>
          <table:table-cell table:number-columns-repeated="2"/>
          <table:table-cell office:value-type="string">
            <text:p>Anseriformes</text:p>
          </table:table-cell>
        </table:table-row>
        <table:table-row table:style-name="ro1">
          <table:table-cell office:value-type="string">
            <text:p>Anatidae </text:p>
          </table:table-cell>
          <table:table-cell office:value-type="float" office:value="4">
            <text:p>4</text:p>
          </table:table-cell>
          <table:table-cell table:formula="of:=VLOOKUP([.F5];[Ordem.A$2:.B$26];2)" office:value-type="float" office:value="2">
            <text:p>2</text:p>
          </table:table-cell>
          <table:table-cell table:number-columns-repeated="2"/>
          <table:table-cell office:value-type="string">
            <text:p>Anseriformes</text:p>
          </table:table-cell>
        </table:table-row>
        <table:table-row table:style-name="ro1">
          <table:table-cell office:value-type="string">
            <text:p>Anhimidae</text:p>
          </table:table-cell>
          <table:table-cell office:value-type="float" office:value="5">
            <text:p>5</text:p>
          </table:table-cell>
          <table:table-cell table:formula="of:=VLOOKUP([.F6];[Ordem.A$2:.B$26];2)" office:value-type="float" office:value="2">
            <text:p>2</text:p>
          </table:table-cell>
          <table:table-cell table:number-columns-repeated="2"/>
          <table:table-cell office:value-type="string">
            <text:p>Anseriformes</text:p>
          </table:table-cell>
        </table:table-row>
        <table:table-row table:style-name="ro1">
          <table:table-cell office:value-type="string">
            <text:p>Anhingidae </text:p>
          </table:table-cell>
          <table:table-cell office:value-type="float" office:value="6">
            <text:p>6</text:p>
          </table:table-cell>
          <table:table-cell table:formula="of:=VLOOKUP([.F7];[Ordem.A$2:.B$26];2)" office:value-type="float" office:value="8">
            <text:p>8</text:p>
          </table:table-cell>
          <table:table-cell table:number-columns-repeated="2"/>
          <table:table-cell office:value-type="string">
            <text:p>Ciconiiformes </text:p>
          </table:table-cell>
        </table:table-row>
        <table:table-row table:style-name="ro1">
          <table:table-cell office:value-type="string">
            <text:p>Apodidae </text:p>
          </table:table-cell>
          <table:table-cell office:value-type="float" office:value="7">
            <text:p>7</text:p>
          </table:table-cell>
          <table:table-cell table:formula="of:=VLOOKUP([.F8];[Ordem.A$2:.B$26];2)" office:value-type="float" office:value="3">
            <text:p>3</text:p>
          </table:table-cell>
          <table:table-cell table:number-columns-repeated="2"/>
          <table:table-cell office:value-type="string">
            <text:p>Apodiformes </text:p>
          </table:table-cell>
        </table:table-row>
        <table:table-row table:style-name="ro1">
          <table:table-cell office:value-type="string">
            <text:p>Aramidae </text:p>
          </table:table-cell>
          <table:table-cell office:value-type="float" office:value="8">
            <text:p>8</text:p>
          </table:table-cell>
          <table:table-cell table:formula="of:=VLOOKUP([.F9];[Ordem.A$2:.B$26];2)" office:value-type="float" office:value="15">
            <text:p>15</text:p>
          </table:table-cell>
          <table:table-cell table:number-columns-repeated="2"/>
          <table:table-cell office:value-type="string">
            <text:p>Gruiformes </text:p>
          </table:table-cell>
        </table:table-row>
        <table:table-row table:style-name="ro1">
          <table:table-cell office:value-type="string">
            <text:p>Ardeidae </text:p>
          </table:table-cell>
          <table:table-cell office:value-type="float" office:value="9">
            <text:p>9</text:p>
          </table:table-cell>
          <table:table-cell table:formula="of:=VLOOKUP([.F10];[Ordem.A$2:.B$26];2)" office:value-type="float" office:value="17">
            <text:p>17</text:p>
          </table:table-cell>
          <table:table-cell table:number-columns-repeated="2"/>
          <table:table-cell office:value-type="string">
            <text:p>Pelecaniformes </text:p>
          </table:table-cell>
        </table:table-row>
        <table:table-row table:style-name="ro1">
          <table:table-cell office:value-type="string">
            <text:p>Bucconidae </text:p>
          </table:table-cell>
          <table:table-cell office:value-type="float" office:value="10">
            <text:p>10</text:p>
          </table:table-cell>
          <table:table-cell table:formula="of:=VLOOKUP([.F11];[Ordem.A$2:.B$26];2)" office:value-type="float" office:value="13">
            <text:p>13</text:p>
          </table:table-cell>
          <table:table-cell table:number-columns-repeated="2"/>
          <table:table-cell office:value-type="string">
            <text:p>Galbuliformes </text:p>
          </table:table-cell>
        </table:table-row>
        <table:table-row table:style-name="ro1">
          <table:table-cell office:value-type="string">
            <text:p>Caprimulgidae </text:p>
          </table:table-cell>
          <table:table-cell office:value-type="float" office:value="11">
            <text:p>11</text:p>
          </table:table-cell>
          <table:table-cell table:formula="of:=VLOOKUP([.F12];[Ordem.A$2:.B$26];2)" office:value-type="float" office:value="4">
            <text:p>4</text:p>
          </table:table-cell>
          <table:table-cell table:number-columns-repeated="2"/>
          <table:table-cell office:value-type="string">
            <text:p>Caprimulgiformes </text:p>
          </table:table-cell>
        </table:table-row>
        <table:table-row table:style-name="ro1">
          <table:table-cell office:value-type="string">
            <text:p>Cardinalidae </text:p>
          </table:table-cell>
          <table:table-cell office:value-type="float" office:value="12">
            <text:p>12</text:p>
          </table:table-cell>
          <table:table-cell table:formula="of:=VLOOKUP([.F13];[Ordem.A$2:.B$26];2)" office:value-type="float" office:value="16">
            <text:p>16</text:p>
          </table:table-cell>
          <table:table-cell table:number-columns-repeated="2"/>
          <table:table-cell office:value-type="string">
            <text:p>Passeriformes </text:p>
          </table:table-cell>
        </table:table-row>
        <table:table-row table:style-name="ro1">
          <table:table-cell office:value-type="string">
            <text:p>Cariamidae </text:p>
          </table:table-cell>
          <table:table-cell office:value-type="float" office:value="13">
            <text:p>13</text:p>
          </table:table-cell>
          <table:table-cell table:formula="of:=VLOOKUP([.F14];[Ordem.A$2:.B$26];2)" office:value-type="float" office:value="5">
            <text:p>5</text:p>
          </table:table-cell>
          <table:table-cell table:number-columns-repeated="2"/>
          <table:table-cell office:value-type="string">
            <text:p>Cariamiformes </text:p>
          </table:table-cell>
        </table:table-row>
        <table:table-row table:style-name="ro1">
          <table:table-cell office:value-type="string">
            <text:p>Cathartidae </text:p>
          </table:table-cell>
          <table:table-cell office:value-type="float" office:value="14">
            <text:p>14</text:p>
          </table:table-cell>
          <table:table-cell table:formula="of:=VLOOKUP([.F15];[Ordem.A$2:.B$26];2)" office:value-type="float" office:value="6">
            <text:p>6</text:p>
          </table:table-cell>
          <table:table-cell table:number-columns-repeated="2"/>
          <table:table-cell office:value-type="string">
            <text:p>Cathartiformes </text:p>
          </table:table-cell>
        </table:table-row>
        <table:table-row table:style-name="ro1">
          <table:table-cell office:value-type="string">
            <text:p>Charadriidae </text:p>
          </table:table-cell>
          <table:table-cell office:value-type="float" office:value="15">
            <text:p>15</text:p>
          </table:table-cell>
          <table:table-cell table:formula="of:=VLOOKUP([.F16];[Ordem.A$2:.B$26];2)" office:value-type="float" office:value="7">
            <text:p>7</text:p>
          </table:table-cell>
          <table:table-cell table:number-columns-repeated="2"/>
          <table:table-cell office:value-type="string">
            <text:p>Charadriiformes </text:p>
          </table:table-cell>
        </table:table-row>
        <table:table-row table:style-name="ro1">
          <table:table-cell office:value-type="string">
            <text:p>Chionidae </text:p>
          </table:table-cell>
          <table:table-cell office:value-type="float" office:value="16">
            <text:p>16</text:p>
          </table:table-cell>
          <table:table-cell table:formula="of:=VLOOKUP([.F17];[Ordem.A$2:.B$26];2)" office:value-type="float" office:value="7">
            <text:p>7</text:p>
          </table:table-cell>
          <table:table-cell table:number-columns-repeated="2"/>
          <table:table-cell office:value-type="string">
            <text:p>Charadriiformes </text:p>
          </table:table-cell>
        </table:table-row>
        <table:table-row table:style-name="ro1">
          <table:table-cell office:value-type="string">
            <text:p>Ciconiidae </text:p>
          </table:table-cell>
          <table:table-cell office:value-type="float" office:value="17">
            <text:p>17</text:p>
          </table:table-cell>
          <table:table-cell table:formula="of:=VLOOKUP([.F18];[Ordem.A$2:.B$26];2)" office:value-type="float" office:value="8">
            <text:p>8</text:p>
          </table:table-cell>
          <table:table-cell table:number-columns-repeated="2"/>
          <table:table-cell office:value-type="string">
            <text:p>Ciconiiformes </text:p>
          </table:table-cell>
        </table:table-row>
        <table:table-row table:style-name="ro1">
          <table:table-cell office:value-type="string">
            <text:p>Coerebidae </text:p>
          </table:table-cell>
          <table:table-cell office:value-type="float" office:value="18">
            <text:p>18</text:p>
          </table:table-cell>
          <table:table-cell table:formula="of:=VLOOKUP([.F19];[Ordem.A$2:.B$26];2)" office:value-type="float" office:value="16">
            <text:p>16</text:p>
          </table:table-cell>
          <table:table-cell table:number-columns-repeated="2"/>
          <table:table-cell office:value-type="string">
            <text:p>Passeriformes </text:p>
          </table:table-cell>
        </table:table-row>
        <table:table-row table:style-name="ro1">
          <table:table-cell office:value-type="string">
            <text:p>Columbidae </text:p>
          </table:table-cell>
          <table:table-cell office:value-type="float" office:value="19">
            <text:p>19</text:p>
          </table:table-cell>
          <table:table-cell table:formula="of:=VLOOKUP([.F20];[Ordem.A$2:.B$26];2)" office:value-type="float" office:value="9">
            <text:p>9</text:p>
          </table:table-cell>
          <table:table-cell table:number-columns-repeated="2"/>
          <table:table-cell office:value-type="string">
            <text:p>Columbiformes </text:p>
          </table:table-cell>
        </table:table-row>
        <table:table-row table:style-name="ro1">
          <table:table-cell office:value-type="string">
            <text:p>Conopophagidae </text:p>
          </table:table-cell>
          <table:table-cell office:value-type="float" office:value="20">
            <text:p>20</text:p>
          </table:table-cell>
          <table:table-cell table:formula="of:=VLOOKUP([.F21];[Ordem.A$2:.B$26];2)" office:value-type="float" office:value="16">
            <text:p>16</text:p>
          </table:table-cell>
          <table:table-cell table:number-columns-repeated="2"/>
          <table:table-cell office:value-type="string">
            <text:p>Passeriformes </text:p>
          </table:table-cell>
        </table:table-row>
        <table:table-row table:style-name="ro1">
          <table:table-cell office:value-type="string">
            <text:p>Corvidae </text:p>
          </table:table-cell>
          <table:table-cell office:value-type="float" office:value="21">
            <text:p>21</text:p>
          </table:table-cell>
          <table:table-cell table:formula="of:=VLOOKUP([.F22];[Ordem.A$2:.B$26];2)" office:value-type="float" office:value="16">
            <text:p>16</text:p>
          </table:table-cell>
          <table:table-cell table:number-columns-repeated="2"/>
          <table:table-cell office:value-type="string">
            <text:p>Passeriformes </text:p>
          </table:table-cell>
        </table:table-row>
        <table:table-row table:style-name="ro1">
          <table:table-cell office:value-type="string">
            <text:p>Cotingidae </text:p>
          </table:table-cell>
          <table:table-cell office:value-type="float" office:value="22">
            <text:p>22</text:p>
          </table:table-cell>
          <table:table-cell table:formula="of:=VLOOKUP([.F23];[Ordem.A$2:.B$26];2)" office:value-type="float" office:value="16">
            <text:p>16</text:p>
          </table:table-cell>
          <table:table-cell table:number-columns-repeated="2"/>
          <table:table-cell office:value-type="string">
            <text:p>Passeriformes </text:p>
          </table:table-cell>
        </table:table-row>
        <table:table-row table:style-name="ro1">
          <table:table-cell office:value-type="string">
            <text:p>Cracidae</text:p>
          </table:table-cell>
          <table:table-cell office:value-type="float" office:value="23">
            <text:p>23</text:p>
          </table:table-cell>
          <table:table-cell table:formula="of:=VLOOKUP([.F24];[Ordem.A$2:.B$26];2)" office:value-type="float" office:value="14">
            <text:p>14</text:p>
          </table:table-cell>
          <table:table-cell table:number-columns-repeated="2"/>
          <table:table-cell office:value-type="string">
            <text:p>Galliformes</text:p>
          </table:table-cell>
        </table:table-row>
        <table:table-row table:style-name="ro1">
          <table:table-cell office:value-type="string">
            <text:p>Cuculidae </text:p>
          </table:table-cell>
          <table:table-cell office:value-type="float" office:value="24">
            <text:p>24</text:p>
          </table:table-cell>
          <table:table-cell table:formula="of:=VLOOKUP([.F25];[Ordem.A$2:.B$26];2)" office:value-type="float" office:value="11">
            <text:p>11</text:p>
          </table:table-cell>
          <table:table-cell table:number-columns-repeated="2"/>
          <table:table-cell office:value-type="string">
            <text:p>Cuculiformes </text:p>
          </table:table-cell>
        </table:table-row>
        <table:table-row table:style-name="ro1">
          <table:table-cell office:value-type="string">
            <text:p>Dendrocolaptidae </text:p>
          </table:table-cell>
          <table:table-cell office:value-type="float" office:value="25">
            <text:p>25</text:p>
          </table:table-cell>
          <table:table-cell table:formula="of:=VLOOKUP([.F26];[Ordem.A$2:.B$26];2)" office:value-type="float" office:value="16">
            <text:p>16</text:p>
          </table:table-cell>
          <table:table-cell table:number-columns-repeated="2"/>
          <table:table-cell office:value-type="string">
            <text:p>Passeriformes </text:p>
          </table:table-cell>
        </table:table-row>
        <table:table-row table:style-name="ro1">
          <table:table-cell office:value-type="string">
            <text:p>Emberizidae </text:p>
          </table:table-cell>
          <table:table-cell office:value-type="float" office:value="26">
            <text:p>26</text:p>
          </table:table-cell>
          <table:table-cell table:formula="of:=VLOOKUP([.F27];[Ordem.A$2:.B$26];2)" office:value-type="float" office:value="16">
            <text:p>16</text:p>
          </table:table-cell>
          <table:table-cell table:number-columns-repeated="2"/>
          <table:table-cell office:value-type="string">
            <text:p>Passeriformes </text:p>
          </table:table-cell>
        </table:table-row>
        <table:table-row table:style-name="ro1">
          <table:table-cell office:value-type="string">
            <text:p>Estrildidae </text:p>
          </table:table-cell>
          <table:table-cell office:value-type="float" office:value="27">
            <text:p>27</text:p>
          </table:table-cell>
          <table:table-cell table:formula="of:=VLOOKUP([.F28];[Ordem.A$2:.B$26];2)" office:value-type="float" office:value="16">
            <text:p>16</text:p>
          </table:table-cell>
          <table:table-cell table:number-columns-repeated="2"/>
          <table:table-cell office:value-type="string">
            <text:p>Passeriformes </text:p>
          </table:table-cell>
        </table:table-row>
        <table:table-row table:style-name="ro1">
          <table:table-cell office:value-type="string">
            <text:p>Falconidae </text:p>
          </table:table-cell>
          <table:table-cell office:value-type="float" office:value="28">
            <text:p>28</text:p>
          </table:table-cell>
          <table:table-cell table:formula="of:=VLOOKUP([.F29];[Ordem.A$2:.B$26];2)" office:value-type="float" office:value="12">
            <text:p>12</text:p>
          </table:table-cell>
          <table:table-cell table:number-columns-repeated="2"/>
          <table:table-cell office:value-type="string">
            <text:p>Falconiformes </text:p>
          </table:table-cell>
        </table:table-row>
        <table:table-row table:style-name="ro1">
          <table:table-cell office:value-type="string">
            <text:p>Formicariidae </text:p>
          </table:table-cell>
          <table:table-cell office:value-type="float" office:value="29">
            <text:p>29</text:p>
          </table:table-cell>
          <table:table-cell table:formula="of:=VLOOKUP([.F30];[Ordem.A$2:.B$26];2)" office:value-type="float" office:value="16">
            <text:p>16</text:p>
          </table:table-cell>
          <table:table-cell table:number-columns-repeated="2"/>
          <table:table-cell office:value-type="string">
            <text:p>Passeriformes </text:p>
          </table:table-cell>
        </table:table-row>
        <table:table-row table:style-name="ro1">
          <table:table-cell office:value-type="string">
            <text:p>Fringillidae </text:p>
          </table:table-cell>
          <table:table-cell office:value-type="float" office:value="30">
            <text:p>30</text:p>
          </table:table-cell>
          <table:table-cell table:formula="of:=VLOOKUP([.F31];[Ordem.A$2:.B$26];2)" office:value-type="float" office:value="16">
            <text:p>16</text:p>
          </table:table-cell>
          <table:table-cell table:number-columns-repeated="2"/>
          <table:table-cell office:value-type="string">
            <text:p>Passeriformes </text:p>
          </table:table-cell>
        </table:table-row>
        <table:table-row table:style-name="ro1">
          <table:table-cell office:value-type="string">
            <text:p>Furnariidae </text:p>
          </table:table-cell>
          <table:table-cell office:value-type="float" office:value="31">
            <text:p>31</text:p>
          </table:table-cell>
          <table:table-cell table:formula="of:=VLOOKUP([.F32];[Ordem.A$2:.B$26];2)" office:value-type="float" office:value="16">
            <text:p>16</text:p>
          </table:table-cell>
          <table:table-cell table:number-columns-repeated="2"/>
          <table:table-cell office:value-type="string">
            <text:p>Passeriformes </text:p>
          </table:table-cell>
        </table:table-row>
        <table:table-row table:style-name="ro1">
          <table:table-cell office:value-type="string">
            <text:p>Grallariidae </text:p>
          </table:table-cell>
          <table:table-cell office:value-type="float" office:value="32">
            <text:p>32</text:p>
          </table:table-cell>
          <table:table-cell table:formula="of:=VLOOKUP([.F33];[Ordem.A$2:.B$26];2)" office:value-type="float" office:value="16">
            <text:p>16</text:p>
          </table:table-cell>
          <table:table-cell table:number-columns-repeated="2"/>
          <table:table-cell office:value-type="string">
            <text:p>Passeriformes </text:p>
          </table:table-cell>
        </table:table-row>
        <table:table-row table:style-name="ro1">
          <table:table-cell office:value-type="string">
            <text:p>Haematopodidae </text:p>
          </table:table-cell>
          <table:table-cell office:value-type="float" office:value="33">
            <text:p>33</text:p>
          </table:table-cell>
          <table:table-cell table:formula="of:=VLOOKUP([.F34];[Ordem.A$2:.B$26];2)" office:value-type="float" office:value="7">
            <text:p>7</text:p>
          </table:table-cell>
          <table:table-cell table:number-columns-repeated="2"/>
          <table:table-cell office:value-type="string">
            <text:p>Charadriiformes </text:p>
          </table:table-cell>
        </table:table-row>
        <table:table-row table:style-name="ro1">
          <table:table-cell office:value-type="string">
            <text:p>Hirundinidae </text:p>
          </table:table-cell>
          <table:table-cell office:value-type="float" office:value="34">
            <text:p>34</text:p>
          </table:table-cell>
          <table:table-cell table:formula="of:=VLOOKUP([.F35];[Ordem.A$2:.B$26];2)" office:value-type="float" office:value="16">
            <text:p>16</text:p>
          </table:table-cell>
          <table:table-cell table:number-columns-repeated="2"/>
          <table:table-cell office:value-type="string">
            <text:p>Passeriformes </text:p>
          </table:table-cell>
        </table:table-row>
        <table:table-row table:style-name="ro1">
          <table:table-cell office:value-type="string">
            <text:p>Icteridae </text:p>
          </table:table-cell>
          <table:table-cell office:value-type="float" office:value="35">
            <text:p>35</text:p>
          </table:table-cell>
          <table:table-cell table:formula="of:=VLOOKUP([.F36];[Ordem.A$2:.B$26];2)" office:value-type="float" office:value="16">
            <text:p>16</text:p>
          </table:table-cell>
          <table:table-cell table:number-columns-repeated="2"/>
          <table:table-cell office:value-type="string">
            <text:p>Passeriformes </text:p>
          </table:table-cell>
        </table:table-row>
        <table:table-row table:style-name="ro1">
          <table:table-cell office:value-type="string">
            <text:p>Incertae sedis</text:p>
          </table:table-cell>
          <table:table-cell office:value-type="float" office:value="36">
            <text:p>36</text:p>
          </table:table-cell>
          <table:table-cell table:formula="of:=VLOOKUP([.F37];[Ordem.A$2:.B$26];2)" office:value-type="float" office:value="16">
            <text:p>16</text:p>
          </table:table-cell>
          <table:table-cell table:number-columns-repeated="2"/>
          <table:table-cell office:value-type="string">
            <text:p>Passeriformes </text:p>
          </table:table-cell>
        </table:table-row>
        <table:table-row table:style-name="ro1">
          <table:table-cell office:value-type="string">
            <text:p>Jacanidae </text:p>
          </table:table-cell>
          <table:table-cell office:value-type="float" office:value="37">
            <text:p>37</text:p>
          </table:table-cell>
          <table:table-cell table:formula="of:=VLOOKUP([.F38];[Ordem.A$2:.B$26];2)" office:value-type="float" office:value="7">
            <text:p>7</text:p>
          </table:table-cell>
          <table:table-cell table:number-columns-repeated="2"/>
          <table:table-cell office:value-type="string">
            <text:p>Charadriiformes </text:p>
          </table:table-cell>
        </table:table-row>
        <table:table-row table:style-name="ro1">
          <table:table-cell office:value-type="string">
            <text:p>Laridae </text:p>
          </table:table-cell>
          <table:table-cell office:value-type="float" office:value="38">
            <text:p>38</text:p>
          </table:table-cell>
          <table:table-cell table:formula="of:=VLOOKUP([.F39];[Ordem.A$2:.B$26];2)" office:value-type="float" office:value="7">
            <text:p>7</text:p>
          </table:table-cell>
          <table:table-cell table:number-columns-repeated="2"/>
          <table:table-cell office:value-type="string">
            <text:p>Charadriiformes </text:p>
          </table:table-cell>
        </table:table-row>
        <table:table-row table:style-name="ro1">
          <table:table-cell office:value-type="string">
            <text:p>Mimidae </text:p>
          </table:table-cell>
          <table:table-cell office:value-type="float" office:value="39">
            <text:p>39</text:p>
          </table:table-cell>
          <table:table-cell table:formula="of:=VLOOKUP([.F40];[Ordem.A$2:.B$26];2)" office:value-type="float" office:value="16">
            <text:p>16</text:p>
          </table:table-cell>
          <table:table-cell table:number-columns-repeated="2"/>
          <table:table-cell office:value-type="string">
            <text:p>Passeriformes </text:p>
          </table:table-cell>
        </table:table-row>
        <table:table-row table:style-name="ro1">
          <table:table-cell office:value-type="string">
            <text:p>Momotidae </text:p>
          </table:table-cell>
          <table:table-cell office:value-type="float" office:value="40">
            <text:p>40</text:p>
          </table:table-cell>
          <table:table-cell table:formula="of:=VLOOKUP([.F41];[Ordem.A$2:.B$26];2)" office:value-type="float" office:value="10">
            <text:p>10</text:p>
          </table:table-cell>
          <table:table-cell table:number-columns-repeated="2"/>
          <table:table-cell office:value-type="string">
            <text:p>Coraciiformes </text:p>
          </table:table-cell>
        </table:table-row>
        <table:table-row table:style-name="ro1">
          <table:table-cell office:value-type="string">
            <text:p>Motacillidae </text:p>
          </table:table-cell>
          <table:table-cell office:value-type="float" office:value="41">
            <text:p>41</text:p>
          </table:table-cell>
          <table:table-cell table:formula="of:=VLOOKUP([.F42];[Ordem.A$2:.B$26];2)" office:value-type="float" office:value="16">
            <text:p>16</text:p>
          </table:table-cell>
          <table:table-cell table:number-columns-repeated="2"/>
          <table:table-cell office:value-type="string">
            <text:p>Passeriformes </text:p>
          </table:table-cell>
        </table:table-row>
        <table:table-row table:style-name="ro1">
          <table:table-cell office:value-type="string">
            <text:p>Nyctibiidae </text:p>
          </table:table-cell>
          <table:table-cell office:value-type="float" office:value="42">
            <text:p>42</text:p>
          </table:table-cell>
          <table:table-cell table:formula="of:=VLOOKUP([.F43];[Ordem.A$2:.B$26];2)" office:value-type="float" office:value="4">
            <text:p>4</text:p>
          </table:table-cell>
          <table:table-cell table:number-columns-repeated="2"/>
          <table:table-cell office:value-type="string">
            <text:p>Caprimulgiformes </text:p>
          </table:table-cell>
        </table:table-row>
        <table:table-row table:style-name="ro1">
          <table:table-cell office:value-type="string">
            <text:p>Odontophoridae</text:p>
          </table:table-cell>
          <table:table-cell office:value-type="float" office:value="43">
            <text:p>43</text:p>
          </table:table-cell>
          <table:table-cell table:formula="of:=VLOOKUP([.F44];[Ordem.A$2:.B$26];2)" office:value-type="float" office:value="14">
            <text:p>14</text:p>
          </table:table-cell>
          <table:table-cell table:number-columns-repeated="2"/>
          <table:table-cell office:value-type="string">
            <text:p>Galliformes</text:p>
          </table:table-cell>
        </table:table-row>
        <table:table-row table:style-name="ro1">
          <table:table-cell office:value-type="string">
            <text:p>Pandionidae </text:p>
          </table:table-cell>
          <table:table-cell office:value-type="float" office:value="44">
            <text:p>44</text:p>
          </table:table-cell>
          <table:table-cell table:formula="of:=VLOOKUP([.F45];[Ordem.A$2:.B$26];2)" office:value-type="float" office:value="1">
            <text:p>1</text:p>
          </table:table-cell>
          <table:table-cell table:number-columns-repeated="2"/>
          <table:table-cell office:value-type="string">
            <text:p>Accipitriformes </text:p>
          </table:table-cell>
        </table:table-row>
        <table:table-row table:style-name="ro1">
          <table:table-cell office:value-type="string">
            <text:p>Parulidae </text:p>
          </table:table-cell>
          <table:table-cell office:value-type="float" office:value="45">
            <text:p>45</text:p>
          </table:table-cell>
          <table:table-cell table:formula="of:=VLOOKUP([.F46];[Ordem.A$2:.B$26];2)" office:value-type="float" office:value="16">
            <text:p>16</text:p>
          </table:table-cell>
          <table:table-cell table:number-columns-repeated="2"/>
          <table:table-cell office:value-type="string">
            <text:p>Passeriformes </text:p>
          </table:table-cell>
        </table:table-row>
        <table:table-row table:style-name="ro1">
          <table:table-cell office:value-type="string">
            <text:p>Passeridae </text:p>
          </table:table-cell>
          <table:table-cell office:value-type="float" office:value="46">
            <text:p>46</text:p>
          </table:table-cell>
          <table:table-cell table:formula="of:=VLOOKUP([.F47];[Ordem.A$2:.B$26];2)" office:value-type="float" office:value="16">
            <text:p>16</text:p>
          </table:table-cell>
          <table:table-cell table:number-columns-repeated="2"/>
          <table:table-cell office:value-type="string">
            <text:p>Passeriformes </text:p>
          </table:table-cell>
        </table:table-row>
        <table:table-row table:style-name="ro1">
          <table:table-cell office:value-type="string">
            <text:p>Phalacrocoracidae </text:p>
          </table:table-cell>
          <table:table-cell office:value-type="float" office:value="47">
            <text:p>47</text:p>
          </table:table-cell>
          <table:table-cell table:formula="of:=VLOOKUP([.F48];[Ordem.A$2:.B$26];2)" office:value-type="float" office:value="8">
            <text:p>8</text:p>
          </table:table-cell>
          <table:table-cell table:number-columns-repeated="2"/>
          <table:table-cell office:value-type="string">
            <text:p>Ciconiiformes </text:p>
          </table:table-cell>
        </table:table-row>
        <table:table-row table:style-name="ro1">
          <table:table-cell office:value-type="string">
            <text:p>Phoenicopteridae </text:p>
          </table:table-cell>
          <table:table-cell office:value-type="float" office:value="48">
            <text:p>48</text:p>
          </table:table-cell>
          <table:table-cell table:formula="of:=VLOOKUP([.F49];[Ordem.A$2:.B$26];2)" office:value-type="float" office:value="18">
            <text:p>18</text:p>
          </table:table-cell>
          <table:table-cell table:number-columns-repeated="2"/>
          <table:table-cell office:value-type="string">
            <text:p>Phoenicopteriformes </text:p>
          </table:table-cell>
        </table:table-row>
        <table:table-row table:style-name="ro1">
          <table:table-cell office:value-type="string">
            <text:p>Picidae </text:p>
          </table:table-cell>
          <table:table-cell office:value-type="float" office:value="49">
            <text:p>49</text:p>
          </table:table-cell>
          <table:table-cell table:formula="of:=VLOOKUP([.F50];[Ordem.A$2:.B$26];2)" office:value-type="float" office:value="19">
            <text:p>19</text:p>
          </table:table-cell>
          <table:table-cell table:number-columns-repeated="2"/>
          <table:table-cell office:value-type="string">
            <text:p>Piciformes </text:p>
          </table:table-cell>
        </table:table-row>
        <table:table-row table:style-name="ro1">
          <table:table-cell office:value-type="string">
            <text:p>Pipridae </text:p>
          </table:table-cell>
          <table:table-cell office:value-type="float" office:value="50">
            <text:p>50</text:p>
          </table:table-cell>
          <table:table-cell table:formula="of:=VLOOKUP([.F51];[Ordem.A$2:.B$26];2)" office:value-type="float" office:value="16">
            <text:p>16</text:p>
          </table:table-cell>
          <table:table-cell table:number-columns-repeated="2"/>
          <table:table-cell office:value-type="string">
            <text:p>Passeriformes </text:p>
          </table:table-cell>
        </table:table-row>
        <table:table-row table:style-name="ro1">
          <table:table-cell office:value-type="string">
            <text:p>Podicipedidae</text:p>
          </table:table-cell>
          <table:table-cell office:value-type="float" office:value="51">
            <text:p>51</text:p>
          </table:table-cell>
          <table:table-cell table:formula="of:=VLOOKUP([.F52];[Ordem.A$2:.B$26];2)" office:value-type="float" office:value="20">
            <text:p>20</text:p>
          </table:table-cell>
          <table:table-cell table:number-columns-repeated="2"/>
          <table:table-cell office:value-type="string">
            <text:p>Podicipediformes</text:p>
          </table:table-cell>
        </table:table-row>
        <table:table-row table:style-name="ro1">
          <table:table-cell office:value-type="string">
            <text:p>Polioptilidae </text:p>
          </table:table-cell>
          <table:table-cell office:value-type="float" office:value="52">
            <text:p>52</text:p>
          </table:table-cell>
          <table:table-cell table:formula="of:=VLOOKUP([.F53];[Ordem.A$2:.B$26];2)" office:value-type="float" office:value="16">
            <text:p>16</text:p>
          </table:table-cell>
          <table:table-cell table:number-columns-repeated="2"/>
          <table:table-cell office:value-type="string">
            <text:p>Passeriformes </text:p>
          </table:table-cell>
        </table:table-row>
        <table:table-row table:style-name="ro1">
          <table:table-cell office:value-type="string">
            <text:p>Psittacidae </text:p>
          </table:table-cell>
          <table:table-cell office:value-type="float" office:value="53">
            <text:p>53</text:p>
          </table:table-cell>
          <table:table-cell table:formula="of:=VLOOKUP([.F54];[Ordem.A$2:.B$26];2)" office:value-type="float" office:value="21">
            <text:p>21</text:p>
          </table:table-cell>
          <table:table-cell table:number-columns-repeated="2"/>
          <table:table-cell office:value-type="string">
            <text:p>Psittaciformes </text:p>
          </table:table-cell>
        </table:table-row>
        <table:table-row table:style-name="ro1">
          <table:table-cell office:value-type="string">
            <text:p>Rallidae </text:p>
          </table:table-cell>
          <table:table-cell office:value-type="float" office:value="54">
            <text:p>54</text:p>
          </table:table-cell>
          <table:table-cell table:formula="of:=VLOOKUP([.F55];[Ordem.A$2:.B$26];2)" office:value-type="float" office:value="15">
            <text:p>15</text:p>
          </table:table-cell>
          <table:table-cell table:number-columns-repeated="2"/>
          <table:table-cell office:value-type="string">
            <text:p>Gruiformes </text:p>
          </table:table-cell>
        </table:table-row>
        <table:table-row table:style-name="ro1">
          <table:table-cell office:value-type="string">
            <text:p>Ramphastidae </text:p>
          </table:table-cell>
          <table:table-cell office:value-type="float" office:value="55">
            <text:p>55</text:p>
          </table:table-cell>
          <table:table-cell table:formula="of:=VLOOKUP([.F56];[Ordem.A$2:.B$26];2)" office:value-type="float" office:value="19">
            <text:p>19</text:p>
          </table:table-cell>
          <table:table-cell table:number-columns-repeated="2"/>
          <table:table-cell office:value-type="string">
            <text:p>Piciformes </text:p>
          </table:table-cell>
        </table:table-row>
        <table:table-row table:style-name="ro1">
          <table:table-cell office:value-type="string">
            <text:p>Recurvirostridae </text:p>
          </table:table-cell>
          <table:table-cell office:value-type="float" office:value="56">
            <text:p>56</text:p>
          </table:table-cell>
          <table:table-cell table:formula="of:=VLOOKUP([.F57];[Ordem.A$2:.B$26];2)" office:value-type="float" office:value="7">
            <text:p>7</text:p>
          </table:table-cell>
          <table:table-cell table:number-columns-repeated="2"/>
          <table:table-cell office:value-type="string">
            <text:p>Charadriiformes </text:p>
          </table:table-cell>
        </table:table-row>
        <table:table-row table:style-name="ro1">
          <table:table-cell table:style-name="Normal_20_2" office:value-type="string">
            <text:p>Rheidae</text:p>
          </table:table-cell>
          <table:table-cell office:value-type="float" office:value="57">
            <text:p>57</text:p>
          </table:table-cell>
          <table:table-cell table:formula="of:=VLOOKUP([.F58];[Ordem.A$2:.B$26];2)" office:value-type="float" office:value="23">
            <text:p>23</text:p>
          </table:table-cell>
          <table:table-cell table:number-columns-repeated="2"/>
          <table:table-cell table:style-name="Normal_20_2" office:value-type="string">
            <text:p>Struthioniformes</text:p>
          </table:table-cell>
        </table:table-row>
        <table:table-row table:style-name="ro1">
          <table:table-cell office:value-type="string">
            <text:p>Rhinocryptidae </text:p>
          </table:table-cell>
          <table:table-cell office:value-type="float" office:value="58">
            <text:p>58</text:p>
          </table:table-cell>
          <table:table-cell table:formula="of:=VLOOKUP([.F59];[Ordem.A$2:.B$26];2)" office:value-type="float" office:value="16">
            <text:p>16</text:p>
          </table:table-cell>
          <table:table-cell table:number-columns-repeated="2"/>
          <table:table-cell office:value-type="string">
            <text:p>Passeriformes </text:p>
          </table:table-cell>
        </table:table-row>
        <table:table-row table:style-name="ro1">
          <table:table-cell office:value-type="string">
            <text:p>Rhynchocyclidae</text:p>
          </table:table-cell>
          <table:table-cell office:value-type="float" office:value="59">
            <text:p>59</text:p>
          </table:table-cell>
          <table:table-cell table:formula="of:=VLOOKUP([.F60];[Ordem.A$2:.B$26];2)" office:value-type="float" office:value="16">
            <text:p>16</text:p>
          </table:table-cell>
          <table:table-cell table:number-columns-repeated="2"/>
          <table:table-cell office:value-type="string">
            <text:p>Passeriformes </text:p>
          </table:table-cell>
        </table:table-row>
        <table:table-row table:style-name="ro1">
          <table:table-cell office:value-type="string">
            <text:p>Rostratulidae </text:p>
          </table:table-cell>
          <table:table-cell office:value-type="float" office:value="60">
            <text:p>60</text:p>
          </table:table-cell>
          <table:table-cell table:formula="of:=VLOOKUP([.F61];[Ordem.A$2:.B$26];2)" office:value-type="float" office:value="7">
            <text:p>7</text:p>
          </table:table-cell>
          <table:table-cell table:number-columns-repeated="2"/>
          <table:table-cell office:value-type="string">
            <text:p>Charadriiformes </text:p>
          </table:table-cell>
        </table:table-row>
        <table:table-row table:style-name="ro1">
          <table:table-cell office:value-type="string">
            <text:p>Rynchopidae </text:p>
          </table:table-cell>
          <table:table-cell office:value-type="float" office:value="61">
            <text:p>61</text:p>
          </table:table-cell>
          <table:table-cell table:formula="of:=VLOOKUP([.F62];[Ordem.A$2:.B$26];2)" office:value-type="float" office:value="7">
            <text:p>7</text:p>
          </table:table-cell>
          <table:table-cell table:number-columns-repeated="2"/>
          <table:table-cell office:value-type="string">
            <text:p>Charadriiformes </text:p>
          </table:table-cell>
        </table:table-row>
        <table:table-row table:style-name="ro1">
          <table:table-cell office:value-type="string">
            <text:p>Scleruridae </text:p>
          </table:table-cell>
          <table:table-cell office:value-type="float" office:value="62">
            <text:p>62</text:p>
          </table:table-cell>
          <table:table-cell table:formula="of:=VLOOKUP([.F63];[Ordem.A$2:.B$26];2)" office:value-type="float" office:value="16">
            <text:p>16</text:p>
          </table:table-cell>
          <table:table-cell table:number-columns-repeated="2"/>
          <table:table-cell office:value-type="string">
            <text:p>Passeriformes </text:p>
          </table:table-cell>
        </table:table-row>
        <table:table-row table:style-name="ro1">
          <table:table-cell office:value-type="string">
            <text:p>Scolopacidae </text:p>
          </table:table-cell>
          <table:table-cell office:value-type="float" office:value="63">
            <text:p>63</text:p>
          </table:table-cell>
          <table:table-cell table:formula="of:=VLOOKUP([.F64];[Ordem.A$2:.B$26];2)" office:value-type="float" office:value="7">
            <text:p>7</text:p>
          </table:table-cell>
          <table:table-cell table:number-columns-repeated="2"/>
          <table:table-cell office:value-type="string">
            <text:p>Charadriiformes </text:p>
          </table:table-cell>
        </table:table-row>
        <table:table-row table:style-name="ro1">
          <table:table-cell office:value-type="string">
            <text:p>Stercorariidae </text:p>
          </table:table-cell>
          <table:table-cell office:value-type="float" office:value="64">
            <text:p>64</text:p>
          </table:table-cell>
          <table:table-cell table:formula="of:=VLOOKUP([.F65];[Ordem.A$2:.B$26];2)" office:value-type="float" office:value="7">
            <text:p>7</text:p>
          </table:table-cell>
          <table:table-cell table:number-columns-repeated="2"/>
          <table:table-cell office:value-type="string">
            <text:p>Charadriiformes </text:p>
          </table:table-cell>
        </table:table-row>
        <table:table-row table:style-name="ro1">
          <table:table-cell office:value-type="string">
            <text:p>Sternidae </text:p>
          </table:table-cell>
          <table:table-cell office:value-type="float" office:value="65">
            <text:p>65</text:p>
          </table:table-cell>
          <table:table-cell table:formula="of:=VLOOKUP([.F66];[Ordem.A$2:.B$26];2)" office:value-type="float" office:value="7">
            <text:p>7</text:p>
          </table:table-cell>
          <table:table-cell table:number-columns-repeated="2"/>
          <table:table-cell office:value-type="string">
            <text:p>Charadriiformes </text:p>
          </table:table-cell>
        </table:table-row>
        <table:table-row table:style-name="ro1">
          <table:table-cell office:value-type="string">
            <text:p>Strigidae </text:p>
          </table:table-cell>
          <table:table-cell office:value-type="float" office:value="66">
            <text:p>66</text:p>
          </table:table-cell>
          <table:table-cell table:formula="of:=VLOOKUP([.F67];[Ordem.A$2:.B$26];2)" office:value-type="float" office:value="22">
            <text:p>22</text:p>
          </table:table-cell>
          <table:table-cell table:number-columns-repeated="2"/>
          <table:table-cell office:value-type="string">
            <text:p>Strigiformes </text:p>
          </table:table-cell>
        </table:table-row>
        <table:table-row table:style-name="ro1">
          <table:table-cell office:value-type="string">
            <text:p>Thamnophilidae </text:p>
          </table:table-cell>
          <table:table-cell office:value-type="float" office:value="67">
            <text:p>67</text:p>
          </table:table-cell>
          <table:table-cell table:formula="of:=VLOOKUP([.F68];[Ordem.A$2:.B$26];2)" office:value-type="float" office:value="16">
            <text:p>16</text:p>
          </table:table-cell>
          <table:table-cell table:number-columns-repeated="2"/>
          <table:table-cell office:value-type="string">
            <text:p>Passeriformes </text:p>
          </table:table-cell>
        </table:table-row>
        <table:table-row table:style-name="ro1">
          <table:table-cell office:value-type="string">
            <text:p>Thraupidae </text:p>
          </table:table-cell>
          <table:table-cell office:value-type="float" office:value="68">
            <text:p>68</text:p>
          </table:table-cell>
          <table:table-cell table:formula="of:=VLOOKUP([.F69];[Ordem.A$2:.B$26];2)" office:value-type="float" office:value="16">
            <text:p>16</text:p>
          </table:table-cell>
          <table:table-cell table:number-columns-repeated="2"/>
          <table:table-cell office:value-type="string">
            <text:p>Passeriformes </text:p>
          </table:table-cell>
        </table:table-row>
        <table:table-row table:style-name="ro1">
          <table:table-cell office:value-type="string">
            <text:p>Threskiornithidae </text:p>
          </table:table-cell>
          <table:table-cell office:value-type="float" office:value="69">
            <text:p>69</text:p>
          </table:table-cell>
          <table:table-cell table:formula="of:=VLOOKUP([.F70];[Ordem.A$2:.B$26];2)" office:value-type="float" office:value="17">
            <text:p>17</text:p>
          </table:table-cell>
          <table:table-cell table:number-columns-repeated="2"/>
          <table:table-cell office:value-type="string">
            <text:p>Pelecaniformes </text:p>
          </table:table-cell>
        </table:table-row>
        <table:table-row table:style-name="ro1">
          <table:table-cell office:value-type="string">
            <text:p>Tinamidae</text:p>
          </table:table-cell>
          <table:table-cell office:value-type="float" office:value="70">
            <text:p>70</text:p>
          </table:table-cell>
          <table:table-cell table:formula="of:=VLOOKUP([.F71];[Ordem.A$2:.B$26];2)" office:value-type="float" office:value="24">
            <text:p>24</text:p>
          </table:table-cell>
          <table:table-cell table:number-columns-repeated="2"/>
          <table:table-cell office:value-type="string">
            <text:p>Tinamiformes</text:p>
          </table:table-cell>
        </table:table-row>
        <table:table-row table:style-name="ro1">
          <table:table-cell office:value-type="string">
            <text:p>Tityridae </text:p>
          </table:table-cell>
          <table:table-cell office:value-type="float" office:value="71">
            <text:p>71</text:p>
          </table:table-cell>
          <table:table-cell table:formula="of:=VLOOKUP([.F72];[Ordem.A$2:.B$26];2)" office:value-type="float" office:value="16">
            <text:p>16</text:p>
          </table:table-cell>
          <table:table-cell table:number-columns-repeated="2"/>
          <table:table-cell office:value-type="string">
            <text:p>Passeriformes </text:p>
          </table:table-cell>
        </table:table-row>
        <table:table-row table:style-name="ro1">
          <table:table-cell office:value-type="string">
            <text:p>Trochilidae </text:p>
          </table:table-cell>
          <table:table-cell office:value-type="float" office:value="72">
            <text:p>72</text:p>
          </table:table-cell>
          <table:table-cell table:formula="of:=VLOOKUP([.F73];[Ordem.A$2:.B$26];2)" office:value-type="float" office:value="3">
            <text:p>3</text:p>
          </table:table-cell>
          <table:table-cell table:number-columns-repeated="2"/>
          <table:table-cell office:value-type="string">
            <text:p>Apodiformes </text:p>
          </table:table-cell>
        </table:table-row>
        <table:table-row table:style-name="ro1">
          <table:table-cell office:value-type="string">
            <text:p>Troglodytidae </text:p>
          </table:table-cell>
          <table:table-cell office:value-type="float" office:value="73">
            <text:p>73</text:p>
          </table:table-cell>
          <table:table-cell table:formula="of:=VLOOKUP([.F74];[Ordem.A$2:.B$26];2)" office:value-type="float" office:value="16">
            <text:p>16</text:p>
          </table:table-cell>
          <table:table-cell table:number-columns-repeated="2"/>
          <table:table-cell office:value-type="string">
            <text:p>Passeriformes </text:p>
          </table:table-cell>
        </table:table-row>
        <table:table-row table:style-name="ro1">
          <table:table-cell office:value-type="string">
            <text:p>Trogonidae </text:p>
          </table:table-cell>
          <table:table-cell office:value-type="float" office:value="74">
            <text:p>74</text:p>
          </table:table-cell>
          <table:table-cell table:formula="of:=VLOOKUP([.F75];[Ordem.A$2:.B$26];2)" office:value-type="float" office:value="25">
            <text:p>25</text:p>
          </table:table-cell>
          <table:table-cell table:number-columns-repeated="2"/>
          <table:table-cell office:value-type="string">
            <text:p>Trogoniformes </text:p>
          </table:table-cell>
        </table:table-row>
        <table:table-row table:style-name="ro1">
          <table:table-cell office:value-type="string">
            <text:p>Turdidae </text:p>
          </table:table-cell>
          <table:table-cell office:value-type="float" office:value="75">
            <text:p>75</text:p>
          </table:table-cell>
          <table:table-cell table:formula="of:=VLOOKUP([.F76];[Ordem.A$2:.B$26];2)" office:value-type="float" office:value="16">
            <text:p>16</text:p>
          </table:table-cell>
          <table:table-cell table:number-columns-repeated="2"/>
          <table:table-cell office:value-type="string">
            <text:p>Passeriformes </text:p>
          </table:table-cell>
        </table:table-row>
        <table:table-row table:style-name="ro1">
          <table:table-cell office:value-type="string">
            <text:p>Tyrannidae </text:p>
          </table:table-cell>
          <table:table-cell office:value-type="float" office:value="76">
            <text:p>76</text:p>
          </table:table-cell>
          <table:table-cell table:formula="of:=VLOOKUP([.F77];[Ordem.A$2:.B$26];2)" office:value-type="float" office:value="16">
            <text:p>16</text:p>
          </table:table-cell>
          <table:table-cell table:number-columns-repeated="2"/>
          <table:table-cell office:value-type="string">
            <text:p>Passeriformes </text:p>
          </table:table-cell>
        </table:table-row>
        <table:table-row table:style-name="ro1">
          <table:table-cell office:value-type="string">
            <text:p>Tytonidae </text:p>
          </table:table-cell>
          <table:table-cell office:value-type="float" office:value="77">
            <text:p>77</text:p>
          </table:table-cell>
          <table:table-cell table:formula="of:=VLOOKUP([.F78];[Ordem.A$2:.B$26];2)" office:value-type="float" office:value="22">
            <text:p>22</text:p>
          </table:table-cell>
          <table:table-cell table:number-columns-repeated="2"/>
          <table:table-cell office:value-type="string">
            <text:p>Strigiformes </text:p>
          </table:table-cell>
        </table:table-row>
        <table:table-row table:style-name="ro1">
          <table:table-cell office:value-type="string">
            <text:p>Vireonidae </text:p>
          </table:table-cell>
          <table:table-cell office:value-type="float" office:value="78">
            <text:p>78</text:p>
          </table:table-cell>
          <table:table-cell table:formula="of:=VLOOKUP([.F79];[Ordem.A$2:.B$26];2)" office:value-type="float" office:value="16">
            <text:p>16</text:p>
          </table:table-cell>
          <table:table-cell table:number-columns-repeated="2"/>
          <table:table-cell office:value-type="string">
            <text:p>Passeriformes </text:p>
          </table:table-cell>
        </table:table-row>
        <table:table-row table:style-name="ro2" table:number-rows-repeated="24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 table:number-rows-repeated="8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>
            <text:p><text:s text:c="2"/></text:p>
          </table:table-cell>
          <table:table-cell table:style-name="ce3"/>
          <table:table-cell table:number-columns-repeated="2"/>
        </table:table-row>
        <table:table-row table:style-name="ro2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 table:number-rows-repeated="19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 table:number-rows-repeated="7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 table:number-rows-repeated="4">
          <table:table-cell table:number-columns-repeated="6"/>
        </table:table-row>
        <table:table-row table:style-name="ro2" table:number-rows-repeated="22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 table:number-rows-repeated="3">
          <table:table-cell table:number-columns-repeated="6"/>
        </table:table-row>
        <table:table-row table:style-name="ro2" table:number-rows-repeated="4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 table:number-rows-repeated="5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 table:number-rows-repeated="12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 table:number-rows-repeated="12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 table:number-rows-repeated="12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 table:number-rows-repeated="10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 table:number-rows-repeated="12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 table:number-rows-repeated="11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 table:number-rows-repeated="5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 table:number-rows-repeated="18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 table:number-rows-repeated="2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 table:number-rows-repeated="4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 table:number-rows-repeated="13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 table:number-rows-repeated="13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 table:number-rows-repeated="4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 table:number-rows-repeated="8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 table:number-rows-repeated="39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 table:number-rows-repeated="8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 table:number-rows-repeated="4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 table:number-rows-repeated="4">
          <table:table-cell table:number-columns-repeated="2"/>
          <table:table-cell table:style-name="ce1"/>
          <table:table-cell table:style-name="ce4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 table:number-rows-repeated="13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 table:number-rows-repeated="65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 table:number-rows-repeated="10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 table:number-rows-repeated="5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 table:number-rows-repeated="4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 table:number-rows-repeated="29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 table:number-rows-repeated="29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 table:number-rows-repeated="4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 table:number-rows-repeated="3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 table:number-rows-repeated="18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 table:number-rows-repeated="8">
          <table:table-cell table:number-columns-repeated="2"/>
          <table:table-cell table:style-name="ce1"/>
          <table:table-cell table:style-name="ce3"/>
          <table:table-cell table:number-columns-repeated="2"/>
        </table:table-row>
        <table:table-row table:style-name="ro2" table:number-rows-repeated="104795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Genero" table:style-name="ta1">
        <table:table-column table:style-name="co1" table:number-columns-repeated="6" table:default-cell-style-name="Default"/>
        <table:table-row table:style-name="ro1">
          <table:table-cell office:value-type="string">
            <text:p>Gênero</text:p>
          </table:table-cell>
          <table:table-cell office:value-type="string">
            <text:p>id</text:p>
          </table:table-cell>
          <table:table-cell office:value-type="string">
            <text:p>id Familia</text:p>
          </table:table-cell>
          <table:table-cell table:number-columns-repeated="2"/>
          <table:table-cell office:value-type="string">
            <text:p>Família Extenso</text:p>
          </table:table-cell>
        </table:table-row>
        <table:table-row table:style-name="ro1">
          <table:table-cell office:value-type="string">
            <text:p>Aburria </text:p>
          </table:table-cell>
          <table:table-cell office:value-type="float" office:value="1">
            <text:p>1</text:p>
          </table:table-cell>
          <table:table-cell table:formula="of:=VLOOKUP([.F2];[Familia.A$2:.B$79];2)" office:value-type="float" office:value="23">
            <text:p>23</text:p>
          </table:table-cell>
          <table:table-cell table:number-columns-repeated="2"/>
          <table:table-cell office:value-type="string">
            <text:p>Cracidae</text:p>
          </table:table-cell>
        </table:table-row>
        <table:table-row table:style-name="ro1">
          <table:table-cell office:value-type="string">
            <text:p>Accipiter</text:p>
          </table:table-cell>
          <table:table-cell office:value-type="float" office:value="2">
            <text:p>2</text:p>
          </table:table-cell>
          <table:table-cell table:formula="of:=VLOOKUP([.F3];[Familia.A$2:.B$79];2)" office:value-type="float" office:value="1">
            <text:p>1</text:p>
          </table:table-cell>
          <table:table-cell table:number-columns-repeated="2"/>
          <table:table-cell office:value-type="string">
            <text:p>Accipitridae </text:p>
          </table:table-cell>
        </table:table-row>
        <table:table-row table:style-name="ro1">
          <table:table-cell office:value-type="string">
            <text:p>Actitis</text:p>
          </table:table-cell>
          <table:table-cell office:value-type="float" office:value="3">
            <text:p>3</text:p>
          </table:table-cell>
          <table:table-cell table:formula="of:=VLOOKUP([.F4];[Familia.A$2:.B$79];2)" office:value-type="float" office:value="63">
            <text:p>63</text:p>
          </table:table-cell>
          <table:table-cell table:number-columns-repeated="2"/>
          <table:table-cell office:value-type="string">
            <text:p>Scolopacidae </text:p>
          </table:table-cell>
        </table:table-row>
        <table:table-row table:style-name="ro1">
          <table:table-cell office:value-type="string">
            <text:p>Aegolius </text:p>
          </table:table-cell>
          <table:table-cell office:value-type="float" office:value="4">
            <text:p>4</text:p>
          </table:table-cell>
          <table:table-cell table:formula="of:=VLOOKUP([.F5];[Familia.A$2:.B$79];2)" office:value-type="float" office:value="66">
            <text:p>66</text:p>
          </table:table-cell>
          <table:table-cell table:number-columns-repeated="2"/>
          <table:table-cell office:value-type="string">
            <text:p>Strigidae </text:p>
          </table:table-cell>
        </table:table-row>
        <table:table-row table:style-name="ro1">
          <table:table-cell office:value-type="string">
            <text:p>Agelaioides </text:p>
          </table:table-cell>
          <table:table-cell office:value-type="float" office:value="5">
            <text:p>5</text:p>
          </table:table-cell>
          <table:table-cell table:formula="of:=VLOOKUP([.F6];[Familia.A$2:.B$79];2)" office:value-type="float" office:value="35">
            <text:p>35</text:p>
          </table:table-cell>
          <table:table-cell table:number-columns-repeated="2"/>
          <table:table-cell office:value-type="string">
            <text:p>Icteridae </text:p>
          </table:table-cell>
        </table:table-row>
        <table:table-row table:style-name="ro1">
          <table:table-cell office:value-type="string">
            <text:p>Agelasticus</text:p>
          </table:table-cell>
          <table:table-cell office:value-type="float" office:value="6">
            <text:p>6</text:p>
          </table:table-cell>
          <table:table-cell table:formula="of:=VLOOKUP([.F7];[Familia.A$2:.B$79];2)" office:value-type="float" office:value="35">
            <text:p>35</text:p>
          </table:table-cell>
          <table:table-cell table:number-columns-repeated="2"/>
          <table:table-cell office:value-type="string">
            <text:p>Icteridae </text:p>
          </table:table-cell>
        </table:table-row>
        <table:table-row table:style-name="ro1">
          <table:table-cell office:value-type="string">
            <text:p>Agelasticus </text:p>
          </table:table-cell>
          <table:table-cell office:value-type="float" office:value="7">
            <text:p>7</text:p>
          </table:table-cell>
          <table:table-cell table:formula="of:=VLOOKUP([.F8];[Familia.A$2:.B$79];2)" office:value-type="float" office:value="35">
            <text:p>35</text:p>
          </table:table-cell>
          <table:table-cell table:number-columns-repeated="2"/>
          <table:table-cell office:value-type="string">
            <text:p>Icteridae </text:p>
          </table:table-cell>
        </table:table-row>
        <table:table-row table:style-name="ro1">
          <table:table-cell office:value-type="string">
            <text:p>Agriornis </text:p>
          </table:table-cell>
          <table:table-cell office:value-type="float" office:value="8">
            <text:p>8</text:p>
          </table:table-cell>
          <table:table-cell table:formula="of:=VLOOKUP([.F9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Alectrurus </text:p>
          </table:table-cell>
          <table:table-cell office:value-type="float" office:value="9">
            <text:p>9</text:p>
          </table:table-cell>
          <table:table-cell table:formula="of:=VLOOKUP([.F10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Alopochelidon</text:p>
          </table:table-cell>
          <table:table-cell office:value-type="float" office:value="10">
            <text:p>10</text:p>
          </table:table-cell>
          <table:table-cell table:formula="of:=VLOOKUP([.F11];[Familia.A$2:.B$79];2)" office:value-type="float" office:value="34">
            <text:p>34</text:p>
          </table:table-cell>
          <table:table-cell table:number-columns-repeated="2"/>
          <table:table-cell office:value-type="string">
            <text:p>Hirundinidae </text:p>
          </table:table-cell>
        </table:table-row>
        <table:table-row table:style-name="ro1">
          <table:table-cell office:value-type="string">
            <text:p>Amazilia </text:p>
          </table:table-cell>
          <table:table-cell office:value-type="float" office:value="11">
            <text:p>11</text:p>
          </table:table-cell>
          <table:table-cell table:formula="of:=VLOOKUP([.F12];[Familia.A$2:.B$79];2)" office:value-type="float" office:value="72">
            <text:p>72</text:p>
          </table:table-cell>
          <table:table-cell table:number-columns-repeated="2"/>
          <table:table-cell office:value-type="string">
            <text:p>Trochilidae </text:p>
          </table:table-cell>
        </table:table-row>
        <table:table-row table:style-name="ro1">
          <table:table-cell office:value-type="string">
            <text:p>Amazona </text:p>
          </table:table-cell>
          <table:table-cell office:value-type="float" office:value="12">
            <text:p>12</text:p>
          </table:table-cell>
          <table:table-cell table:formula="of:=VLOOKUP([.F13];[Familia.A$2:.B$79];2)" office:value-type="float" office:value="53">
            <text:p>53</text:p>
          </table:table-cell>
          <table:table-cell table:number-columns-repeated="2"/>
          <table:table-cell office:value-type="string">
            <text:p>Psittacidae </text:p>
          </table:table-cell>
        </table:table-row>
        <table:table-row table:style-name="ro1">
          <table:table-cell office:value-type="string">
            <text:p>Amazonetta</text:p>
          </table:table-cell>
          <table:table-cell office:value-type="float" office:value="13">
            <text:p>13</text:p>
          </table:table-cell>
          <table:table-cell table:formula="of:=VLOOKUP([.F14];[Familia.A$2:.B$79];2)" office:value-type="float" office:value="4">
            <text:p>4</text:p>
          </table:table-cell>
          <table:table-cell table:number-columns-repeated="2"/>
          <table:table-cell office:value-type="string">
            <text:p>Anatidae </text:p>
          </table:table-cell>
        </table:table-row>
        <table:table-row table:style-name="ro1">
          <table:table-cell office:value-type="string">
            <text:p>Amblyramphus </text:p>
          </table:table-cell>
          <table:table-cell office:value-type="float" office:value="14">
            <text:p>14</text:p>
          </table:table-cell>
          <table:table-cell table:formula="of:=VLOOKUP([.F15];[Familia.A$2:.B$79];2)" office:value-type="float" office:value="35">
            <text:p>35</text:p>
          </table:table-cell>
          <table:table-cell table:number-columns-repeated="2"/>
          <table:table-cell office:value-type="string">
            <text:p>Icteridae </text:p>
          </table:table-cell>
        </table:table-row>
        <table:table-row table:style-name="ro1">
          <table:table-cell office:value-type="string">
            <text:p>Ammodramus </text:p>
          </table:table-cell>
          <table:table-cell office:value-type="float" office:value="15">
            <text:p>15</text:p>
          </table:table-cell>
          <table:table-cell table:formula="of:=VLOOKUP([.F16];[Familia.A$2:.B$79];2)" office:value-type="float" office:value="26">
            <text:p>26</text:p>
          </table:table-cell>
          <table:table-cell table:number-columns-repeated="2"/>
          <table:table-cell office:value-type="string">
            <text:p>Emberizidae </text:p>
          </table:table-cell>
        </table:table-row>
        <table:table-row table:style-name="ro1">
          <table:table-cell office:value-type="string">
            <text:p>Anabacerthia </text:p>
          </table:table-cell>
          <table:table-cell office:value-type="float" office:value="16">
            <text:p>16</text:p>
          </table:table-cell>
          <table:table-cell table:formula="of:=VLOOKUP([.F17];[Familia.A$2:.B$79];2)" office:value-type="float" office:value="31">
            <text:p>31</text:p>
          </table:table-cell>
          <table:table-cell table:number-columns-repeated="2"/>
          <table:table-cell office:value-type="string">
            <text:p>Furnariidae </text:p>
          </table:table-cell>
        </table:table-row>
        <table:table-row table:style-name="ro1">
          <table:table-cell office:value-type="string">
            <text:p>Anas</text:p>
          </table:table-cell>
          <table:table-cell office:value-type="float" office:value="17">
            <text:p>17</text:p>
          </table:table-cell>
          <table:table-cell table:formula="of:=VLOOKUP([.F18];[Familia.A$2:.B$79];2)" office:value-type="float" office:value="4">
            <text:p>4</text:p>
          </table:table-cell>
          <table:table-cell table:number-columns-repeated="2"/>
          <table:table-cell office:value-type="string">
            <text:p>Anatidae </text:p>
          </table:table-cell>
        </table:table-row>
        <table:table-row table:style-name="ro1">
          <table:table-cell office:value-type="string">
            <text:p>Anhinga </text:p>
          </table:table-cell>
          <table:table-cell office:value-type="float" office:value="18">
            <text:p>18</text:p>
          </table:table-cell>
          <table:table-cell table:formula="of:=VLOOKUP([.F19];[Familia.A$2:.B$79];2)" office:value-type="float" office:value="6">
            <text:p>6</text:p>
          </table:table-cell>
          <table:table-cell table:number-columns-repeated="2"/>
          <table:table-cell office:value-type="string">
            <text:p>Anhingidae </text:p>
          </table:table-cell>
        </table:table-row>
        <table:table-row table:style-name="ro1">
          <table:table-cell office:value-type="string">
            <text:p>Anodorhynchus</text:p>
          </table:table-cell>
          <table:table-cell office:value-type="float" office:value="19">
            <text:p>19</text:p>
          </table:table-cell>
          <table:table-cell table:formula="of:=VLOOKUP([.F20];[Familia.A$2:.B$79];2)" office:value-type="float" office:value="53">
            <text:p>53</text:p>
          </table:table-cell>
          <table:table-cell table:number-columns-repeated="2"/>
          <table:table-cell office:value-type="string">
            <text:p>Psittacidae </text:p>
          </table:table-cell>
        </table:table-row>
        <table:table-row table:style-name="ro1">
          <table:table-cell office:value-type="string">
            <text:p>Anous </text:p>
          </table:table-cell>
          <table:table-cell office:value-type="float" office:value="20">
            <text:p>20</text:p>
          </table:table-cell>
          <table:table-cell table:formula="of:=VLOOKUP([.F21];[Familia.A$2:.B$79];2)" office:value-type="float" office:value="65">
            <text:p>65</text:p>
          </table:table-cell>
          <table:table-cell table:number-columns-repeated="2"/>
          <table:table-cell office:value-type="string">
            <text:p>Sternidae </text:p>
          </table:table-cell>
        </table:table-row>
        <table:table-row table:style-name="ro1">
          <table:table-cell office:value-type="string">
            <text:p>Anthracothorax </text:p>
          </table:table-cell>
          <table:table-cell office:value-type="float" office:value="21">
            <text:p>21</text:p>
          </table:table-cell>
          <table:table-cell table:formula="of:=VLOOKUP([.F22];[Familia.A$2:.B$79];2)" office:value-type="float" office:value="72">
            <text:p>72</text:p>
          </table:table-cell>
          <table:table-cell table:number-columns-repeated="2"/>
          <table:table-cell office:value-type="string">
            <text:p>Trochilidae </text:p>
          </table:table-cell>
        </table:table-row>
        <table:table-row table:style-name="ro1">
          <table:table-cell office:value-type="string">
            <text:p>Anthus</text:p>
          </table:table-cell>
          <table:table-cell office:value-type="float" office:value="22">
            <text:p>22</text:p>
          </table:table-cell>
          <table:table-cell table:formula="of:=VLOOKUP([.F23];[Familia.A$2:.B$79];2)" office:value-type="float" office:value="41">
            <text:p>41</text:p>
          </table:table-cell>
          <table:table-cell table:number-columns-repeated="2"/>
          <table:table-cell office:value-type="string">
            <text:p>Motacillidae </text:p>
          </table:table-cell>
        </table:table-row>
        <table:table-row table:style-name="ro1">
          <table:table-cell office:value-type="string">
            <text:p>Antrostomus </text:p>
          </table:table-cell>
          <table:table-cell office:value-type="float" office:value="23">
            <text:p>23</text:p>
          </table:table-cell>
          <table:table-cell table:formula="of:=VLOOKUP([.F24];[Familia.A$2:.B$79];2)" office:value-type="float" office:value="11">
            <text:p>11</text:p>
          </table:table-cell>
          <table:table-cell table:number-columns-repeated="2"/>
          <table:table-cell office:value-type="string">
            <text:p>Caprimulgidae </text:p>
          </table:table-cell>
        </table:table-row>
        <table:table-row table:style-name="ro1">
          <table:table-cell office:value-type="string">
            <text:p>Anumbius</text:p>
          </table:table-cell>
          <table:table-cell office:value-type="float" office:value="24">
            <text:p>24</text:p>
          </table:table-cell>
          <table:table-cell table:formula="of:=VLOOKUP([.F25];[Familia.A$2:.B$79];2)" office:value-type="float" office:value="31">
            <text:p>31</text:p>
          </table:table-cell>
          <table:table-cell table:number-columns-repeated="2"/>
          <table:table-cell office:value-type="string">
            <text:p>Furnariidae </text:p>
          </table:table-cell>
        </table:table-row>
        <table:table-row table:style-name="ro1">
          <table:table-cell office:value-type="string">
            <text:p>Aphantochroa </text:p>
          </table:table-cell>
          <table:table-cell office:value-type="float" office:value="25">
            <text:p>25</text:p>
          </table:table-cell>
          <table:table-cell table:formula="of:=VLOOKUP([.F26];[Familia.A$2:.B$79];2)" office:value-type="float" office:value="72">
            <text:p>72</text:p>
          </table:table-cell>
          <table:table-cell table:number-columns-repeated="2"/>
          <table:table-cell office:value-type="string">
            <text:p>Trochilidae </text:p>
          </table:table-cell>
        </table:table-row>
        <table:table-row table:style-name="ro1">
          <table:table-cell office:value-type="string">
            <text:p>Aramides </text:p>
          </table:table-cell>
          <table:table-cell office:value-type="float" office:value="26">
            <text:p>26</text:p>
          </table:table-cell>
          <table:table-cell table:formula="of:=VLOOKUP([.F27];[Familia.A$2:.B$79];2)" office:value-type="float" office:value="54">
            <text:p>54</text:p>
          </table:table-cell>
          <table:table-cell table:number-columns-repeated="2"/>
          <table:table-cell office:value-type="string">
            <text:p>Rallidae </text:p>
          </table:table-cell>
        </table:table-row>
        <table:table-row table:style-name="ro1">
          <table:table-cell office:value-type="string">
            <text:p>Aramus</text:p>
          </table:table-cell>
          <table:table-cell office:value-type="float" office:value="27">
            <text:p>27</text:p>
          </table:table-cell>
          <table:table-cell table:formula="of:=VLOOKUP([.F28];[Familia.A$2:.B$79];2)" office:value-type="float" office:value="8">
            <text:p>8</text:p>
          </table:table-cell>
          <table:table-cell table:number-columns-repeated="2"/>
          <table:table-cell office:value-type="string">
            <text:p>Aramidae </text:p>
          </table:table-cell>
        </table:table-row>
        <table:table-row table:style-name="ro1">
          <table:table-cell office:value-type="string">
            <text:p>Aratinga </text:p>
          </table:table-cell>
          <table:table-cell office:value-type="float" office:value="28">
            <text:p>28</text:p>
          </table:table-cell>
          <table:table-cell table:formula="of:=VLOOKUP([.F29];[Familia.A$2:.B$79];2)" office:value-type="float" office:value="53">
            <text:p>53</text:p>
          </table:table-cell>
          <table:table-cell table:number-columns-repeated="2"/>
          <table:table-cell office:value-type="string">
            <text:p>Psittacidae </text:p>
          </table:table-cell>
        </table:table-row>
        <table:table-row table:style-name="ro1">
          <table:table-cell office:value-type="string">
            <text:p>Ardea</text:p>
          </table:table-cell>
          <table:table-cell office:value-type="float" office:value="29">
            <text:p>29</text:p>
          </table:table-cell>
          <table:table-cell table:formula="of:=VLOOKUP([.F30];[Familia.A$2:.B$79];2)" office:value-type="float" office:value="9">
            <text:p>9</text:p>
          </table:table-cell>
          <table:table-cell table:number-columns-repeated="2"/>
          <table:table-cell office:value-type="string">
            <text:p>Ardeidae </text:p>
          </table:table-cell>
        </table:table-row>
        <table:table-row table:style-name="ro1">
          <table:table-cell office:value-type="string">
            <text:p>Arenaria</text:p>
          </table:table-cell>
          <table:table-cell office:value-type="float" office:value="30">
            <text:p>30</text:p>
          </table:table-cell>
          <table:table-cell table:formula="of:=VLOOKUP([.F31];[Familia.A$2:.B$79];2)" office:value-type="float" office:value="63">
            <text:p>63</text:p>
          </table:table-cell>
          <table:table-cell table:number-columns-repeated="2"/>
          <table:table-cell office:value-type="string">
            <text:p>Scolopacidae </text:p>
          </table:table-cell>
        </table:table-row>
        <table:table-row table:style-name="ro1">
          <table:table-cell office:value-type="string">
            <text:p>Arremon </text:p>
          </table:table-cell>
          <table:table-cell office:value-type="float" office:value="31">
            <text:p>31</text:p>
          </table:table-cell>
          <table:table-cell table:formula="of:=VLOOKUP([.F32];[Familia.A$2:.B$79];2)" office:value-type="float" office:value="26">
            <text:p>26</text:p>
          </table:table-cell>
          <table:table-cell table:number-columns-repeated="2"/>
          <table:table-cell office:value-type="string">
            <text:p>Emberizidae </text:p>
          </table:table-cell>
        </table:table-row>
        <table:table-row table:style-name="ro1">
          <table:table-cell office:value-type="string">
            <text:p>Arundinicola</text:p>
          </table:table-cell>
          <table:table-cell office:value-type="float" office:value="32">
            <text:p>32</text:p>
          </table:table-cell>
          <table:table-cell table:formula="of:=VLOOKUP([.F33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Asio </text:p>
          </table:table-cell>
          <table:table-cell office:value-type="float" office:value="33">
            <text:p>33</text:p>
          </table:table-cell>
          <table:table-cell table:formula="of:=VLOOKUP([.F34];[Familia.A$2:.B$79];2)" office:value-type="float" office:value="66">
            <text:p>66</text:p>
          </table:table-cell>
          <table:table-cell table:number-columns-repeated="2"/>
          <table:table-cell office:value-type="string">
            <text:p>Strigidae </text:p>
          </table:table-cell>
        </table:table-row>
        <table:table-row table:style-name="ro1">
          <table:table-cell office:value-type="string">
            <text:p>Asthenes</text:p>
          </table:table-cell>
          <table:table-cell office:value-type="float" office:value="34">
            <text:p>34</text:p>
          </table:table-cell>
          <table:table-cell table:formula="of:=VLOOKUP([.F35];[Familia.A$2:.B$79];2)" office:value-type="float" office:value="31">
            <text:p>31</text:p>
          </table:table-cell>
          <table:table-cell table:number-columns-repeated="2"/>
          <table:table-cell office:value-type="string">
            <text:p>Furnariidae </text:p>
          </table:table-cell>
        </table:table-row>
        <table:table-row table:style-name="ro1">
          <table:table-cell office:value-type="string">
            <text:p>Athene </text:p>
          </table:table-cell>
          <table:table-cell office:value-type="float" office:value="35">
            <text:p>35</text:p>
          </table:table-cell>
          <table:table-cell table:formula="of:=VLOOKUP([.F36];[Familia.A$2:.B$79];2)" office:value-type="float" office:value="66">
            <text:p>66</text:p>
          </table:table-cell>
          <table:table-cell table:number-columns-repeated="2"/>
          <table:table-cell office:value-type="string">
            <text:p>Strigidae </text:p>
          </table:table-cell>
        </table:table-row>
        <table:table-row table:style-name="ro1">
          <table:table-cell office:value-type="string">
            <text:p>Attila</text:p>
          </table:table-cell>
          <table:table-cell office:value-type="float" office:value="36">
            <text:p>36</text:p>
          </table:table-cell>
          <table:table-cell table:formula="of:=VLOOKUP([.F37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Attila </text:p>
          </table:table-cell>
          <table:table-cell office:value-type="float" office:value="37">
            <text:p>37</text:p>
          </table:table-cell>
          <table:table-cell table:formula="of:=VLOOKUP([.F38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Automolus</text:p>
          </table:table-cell>
          <table:table-cell office:value-type="float" office:value="38">
            <text:p>38</text:p>
          </table:table-cell>
          <table:table-cell table:formula="of:=VLOOKUP([.F39];[Familia.A$2:.B$79];2)" office:value-type="float" office:value="31">
            <text:p>31</text:p>
          </table:table-cell>
          <table:table-cell table:number-columns-repeated="2"/>
          <table:table-cell office:value-type="string">
            <text:p>Furnariidae </text:p>
          </table:table-cell>
        </table:table-row>
        <table:table-row table:style-name="ro1">
          <table:table-cell office:value-type="string">
            <text:p>Bartramia</text:p>
          </table:table-cell>
          <table:table-cell office:value-type="float" office:value="39">
            <text:p>39</text:p>
          </table:table-cell>
          <table:table-cell table:formula="of:=VLOOKUP([.F40];[Familia.A$2:.B$79];2)" office:value-type="float" office:value="63">
            <text:p>63</text:p>
          </table:table-cell>
          <table:table-cell table:number-columns-repeated="2"/>
          <table:table-cell office:value-type="string">
            <text:p>Scolopacidae </text:p>
          </table:table-cell>
        </table:table-row>
        <table:table-row table:style-name="ro1">
          <table:table-cell office:value-type="string">
            <text:p>Baryphthengus</text:p>
          </table:table-cell>
          <table:table-cell office:value-type="float" office:value="40">
            <text:p>40</text:p>
          </table:table-cell>
          <table:table-cell table:formula="of:=VLOOKUP([.F41];[Familia.A$2:.B$79];2)" office:value-type="float" office:value="40">
            <text:p>40</text:p>
          </table:table-cell>
          <table:table-cell table:number-columns-repeated="2"/>
          <table:table-cell office:value-type="string">
            <text:p>Momotidae </text:p>
          </table:table-cell>
        </table:table-row>
        <table:table-row table:style-name="ro1">
          <table:table-cell office:value-type="string">
            <text:p>Basileuterus</text:p>
          </table:table-cell>
          <table:table-cell office:value-type="float" office:value="41">
            <text:p>41</text:p>
          </table:table-cell>
          <table:table-cell table:formula="of:=VLOOKUP([.F42];[Familia.A$2:.B$79];2)" office:value-type="float" office:value="45">
            <text:p>45</text:p>
          </table:table-cell>
          <table:table-cell table:number-columns-repeated="2"/>
          <table:table-cell office:value-type="string">
            <text:p>Parulidae </text:p>
          </table:table-cell>
        </table:table-row>
        <table:table-row table:style-name="ro1">
          <table:table-cell office:value-type="string">
            <text:p>Basileuterus </text:p>
          </table:table-cell>
          <table:table-cell office:value-type="float" office:value="42">
            <text:p>42</text:p>
          </table:table-cell>
          <table:table-cell table:formula="of:=VLOOKUP([.F43];[Familia.A$2:.B$79];2)" office:value-type="float" office:value="45">
            <text:p>45</text:p>
          </table:table-cell>
          <table:table-cell table:number-columns-repeated="2"/>
          <table:table-cell office:value-type="string">
            <text:p>Parulidae </text:p>
          </table:table-cell>
        </table:table-row>
        <table:table-row table:style-name="ro1">
          <table:table-cell office:value-type="string">
            <text:p>Batara </text:p>
          </table:table-cell>
          <table:table-cell office:value-type="float" office:value="43">
            <text:p>43</text:p>
          </table:table-cell>
          <table:table-cell table:formula="of:=VLOOKUP([.F44];[Familia.A$2:.B$79];2)" office:value-type="float" office:value="67">
            <text:p>67</text:p>
          </table:table-cell>
          <table:table-cell table:number-columns-repeated="2"/>
          <table:table-cell office:value-type="string">
            <text:p>Thamnophilidae </text:p>
          </table:table-cell>
        </table:table-row>
        <table:table-row table:style-name="ro1">
          <table:table-cell office:value-type="string">
            <text:p>Botaurus</text:p>
          </table:table-cell>
          <table:table-cell office:value-type="float" office:value="44">
            <text:p>44</text:p>
          </table:table-cell>
          <table:table-cell table:formula="of:=VLOOKUP([.F45];[Familia.A$2:.B$79];2)" office:value-type="float" office:value="9">
            <text:p>9</text:p>
          </table:table-cell>
          <table:table-cell table:number-columns-repeated="2"/>
          <table:table-cell office:value-type="string">
            <text:p>Ardeidae </text:p>
          </table:table-cell>
        </table:table-row>
        <table:table-row table:style-name="ro1">
          <table:table-cell office:value-type="string">
            <text:p>Brotogeris</text:p>
          </table:table-cell>
          <table:table-cell office:value-type="float" office:value="45">
            <text:p>45</text:p>
          </table:table-cell>
          <table:table-cell table:formula="of:=VLOOKUP([.F46];[Familia.A$2:.B$79];2)" office:value-type="float" office:value="53">
            <text:p>53</text:p>
          </table:table-cell>
          <table:table-cell table:number-columns-repeated="2"/>
          <table:table-cell office:value-type="string">
            <text:p>Psittacidae </text:p>
          </table:table-cell>
        </table:table-row>
        <table:table-row table:style-name="ro1">
          <table:table-cell office:value-type="string">
            <text:p>Bubo</text:p>
          </table:table-cell>
          <table:table-cell office:value-type="float" office:value="46">
            <text:p>46</text:p>
          </table:table-cell>
          <table:table-cell table:formula="of:=VLOOKUP([.F47];[Familia.A$2:.B$79];2)" office:value-type="float" office:value="66">
            <text:p>66</text:p>
          </table:table-cell>
          <table:table-cell table:number-columns-repeated="2"/>
          <table:table-cell office:value-type="string">
            <text:p>Strigidae </text:p>
          </table:table-cell>
        </table:table-row>
        <table:table-row table:style-name="ro1">
          <table:table-cell office:value-type="string">
            <text:p>Bubulcus</text:p>
          </table:table-cell>
          <table:table-cell office:value-type="float" office:value="47">
            <text:p>47</text:p>
          </table:table-cell>
          <table:table-cell table:formula="of:=VLOOKUP([.F48];[Familia.A$2:.B$79];2)" office:value-type="float" office:value="9">
            <text:p>9</text:p>
          </table:table-cell>
          <table:table-cell table:number-columns-repeated="2"/>
          <table:table-cell office:value-type="string">
            <text:p>Ardeidae </text:p>
          </table:table-cell>
        </table:table-row>
        <table:table-row table:style-name="ro1">
          <table:table-cell office:value-type="string">
            <text:p>Busarellus</text:p>
          </table:table-cell>
          <table:table-cell office:value-type="float" office:value="48">
            <text:p>48</text:p>
          </table:table-cell>
          <table:table-cell table:formula="of:=VLOOKUP([.F49];[Familia.A$2:.B$79];2)" office:value-type="float" office:value="1">
            <text:p>1</text:p>
          </table:table-cell>
          <table:table-cell table:number-columns-repeated="2"/>
          <table:table-cell office:value-type="string">
            <text:p>Accipitridae </text:p>
          </table:table-cell>
        </table:table-row>
        <table:table-row table:style-name="ro1">
          <table:table-cell office:value-type="string">
            <text:p>Buteo</text:p>
          </table:table-cell>
          <table:table-cell office:value-type="float" office:value="49">
            <text:p>49</text:p>
          </table:table-cell>
          <table:table-cell table:formula="of:=VLOOKUP([.F50];[Familia.A$2:.B$79];2)" office:value-type="float" office:value="1">
            <text:p>1</text:p>
          </table:table-cell>
          <table:table-cell table:number-columns-repeated="2"/>
          <table:table-cell office:value-type="string">
            <text:p>Accipitridae </text:p>
          </table:table-cell>
        </table:table-row>
        <table:table-row table:style-name="ro1">
          <table:table-cell office:value-type="string">
            <text:p>Butorides</text:p>
          </table:table-cell>
          <table:table-cell office:value-type="float" office:value="50">
            <text:p>50</text:p>
          </table:table-cell>
          <table:table-cell table:formula="of:=VLOOKUP([.F51];[Familia.A$2:.B$79];2)" office:value-type="float" office:value="9">
            <text:p>9</text:p>
          </table:table-cell>
          <table:table-cell table:number-columns-repeated="2"/>
          <table:table-cell office:value-type="string">
            <text:p>Ardeidae </text:p>
          </table:table-cell>
        </table:table-row>
        <table:table-row table:style-name="ro1">
          <table:table-cell office:value-type="string">
            <text:p>Cacicus </text:p>
          </table:table-cell>
          <table:table-cell office:value-type="float" office:value="51">
            <text:p>51</text:p>
          </table:table-cell>
          <table:table-cell table:formula="of:=VLOOKUP([.F52];[Familia.A$2:.B$79];2)" office:value-type="float" office:value="35">
            <text:p>35</text:p>
          </table:table-cell>
          <table:table-cell table:number-columns-repeated="2"/>
          <table:table-cell office:value-type="string">
            <text:p>Icteridae </text:p>
          </table:table-cell>
        </table:table-row>
        <table:table-row table:style-name="ro1">
          <table:table-cell office:value-type="string">
            <text:p>Cairina </text:p>
          </table:table-cell>
          <table:table-cell office:value-type="float" office:value="52">
            <text:p>52</text:p>
          </table:table-cell>
          <table:table-cell table:formula="of:=VLOOKUP([.F53];[Familia.A$2:.B$79];2)" office:value-type="float" office:value="4">
            <text:p>4</text:p>
          </table:table-cell>
          <table:table-cell table:number-columns-repeated="2"/>
          <table:table-cell office:value-type="string">
            <text:p>Anatidae </text:p>
          </table:table-cell>
        </table:table-row>
        <table:table-row table:style-name="ro1">
          <table:table-cell office:value-type="string">
            <text:p>Calidris </text:p>
          </table:table-cell>
          <table:table-cell office:value-type="float" office:value="53">
            <text:p>53</text:p>
          </table:table-cell>
          <table:table-cell table:formula="of:=VLOOKUP([.F54];[Familia.A$2:.B$79];2)" office:value-type="float" office:value="63">
            <text:p>63</text:p>
          </table:table-cell>
          <table:table-cell table:number-columns-repeated="2"/>
          <table:table-cell office:value-type="string">
            <text:p>Scolopacidae </text:p>
          </table:table-cell>
        </table:table-row>
        <table:table-row table:style-name="ro1">
          <table:table-cell office:value-type="string">
            <text:p>Calliphlox</text:p>
          </table:table-cell>
          <table:table-cell office:value-type="float" office:value="54">
            <text:p>54</text:p>
          </table:table-cell>
          <table:table-cell table:formula="of:=VLOOKUP([.F55];[Familia.A$2:.B$79];2)" office:value-type="float" office:value="72">
            <text:p>72</text:p>
          </table:table-cell>
          <table:table-cell table:number-columns-repeated="2"/>
          <table:table-cell office:value-type="string">
            <text:p>Trochilidae </text:p>
          </table:table-cell>
        </table:table-row>
        <table:table-row table:style-name="ro1">
          <table:table-cell office:value-type="string">
            <text:p>Callonetta</text:p>
          </table:table-cell>
          <table:table-cell office:value-type="float" office:value="55">
            <text:p>55</text:p>
          </table:table-cell>
          <table:table-cell table:formula="of:=VLOOKUP([.F56];[Familia.A$2:.B$79];2)" office:value-type="float" office:value="4">
            <text:p>4</text:p>
          </table:table-cell>
          <table:table-cell table:number-columns-repeated="2"/>
          <table:table-cell office:value-type="string">
            <text:p>Anatidae </text:p>
          </table:table-cell>
        </table:table-row>
        <table:table-row table:style-name="ro1">
          <table:table-cell office:value-type="string">
            <text:p>Campephilus </text:p>
          </table:table-cell>
          <table:table-cell office:value-type="float" office:value="56">
            <text:p>56</text:p>
          </table:table-cell>
          <table:table-cell table:formula="of:=VLOOKUP([.F57];[Familia.A$2:.B$79];2)" office:value-type="float" office:value="49">
            <text:p>49</text:p>
          </table:table-cell>
          <table:table-cell table:number-columns-repeated="2"/>
          <table:table-cell office:value-type="string">
            <text:p>Picidae </text:p>
          </table:table-cell>
        </table:table-row>
        <table:table-row table:style-name="ro1">
          <table:table-cell office:value-type="string">
            <text:p>Camptostoma</text:p>
          </table:table-cell>
          <table:table-cell office:value-type="float" office:value="57">
            <text:p>57</text:p>
          </table:table-cell>
          <table:table-cell table:formula="of:=VLOOKUP([.F58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Campylorhamphus</text:p>
          </table:table-cell>
          <table:table-cell office:value-type="float" office:value="58">
            <text:p>58</text:p>
          </table:table-cell>
          <table:table-cell table:formula="of:=VLOOKUP([.F59];[Familia.A$2:.B$79];2)" office:value-type="float" office:value="25">
            <text:p>25</text:p>
          </table:table-cell>
          <table:table-cell table:number-columns-repeated="2"/>
          <table:table-cell office:value-type="string">
            <text:p>Dendrocolaptidae </text:p>
          </table:table-cell>
        </table:table-row>
        <table:table-row table:style-name="ro1">
          <table:table-cell office:value-type="string">
            <text:p>Capsiempis </text:p>
          </table:table-cell>
          <table:table-cell office:value-type="float" office:value="59">
            <text:p>59</text:p>
          </table:table-cell>
          <table:table-cell table:formula="of:=VLOOKUP([.F60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Caracara</text:p>
          </table:table-cell>
          <table:table-cell office:value-type="float" office:value="60">
            <text:p>60</text:p>
          </table:table-cell>
          <table:table-cell table:formula="of:=VLOOKUP([.F61];[Familia.A$2:.B$79];2)" office:value-type="float" office:value="28">
            <text:p>28</text:p>
          </table:table-cell>
          <table:table-cell table:number-columns-repeated="2"/>
          <table:table-cell office:value-type="string">
            <text:p>Falconidae </text:p>
          </table:table-cell>
        </table:table-row>
        <table:table-row table:style-name="ro1">
          <table:table-cell office:value-type="string">
            <text:p>Carduelis </text:p>
          </table:table-cell>
          <table:table-cell office:value-type="float" office:value="61">
            <text:p>61</text:p>
          </table:table-cell>
          <table:table-cell table:formula="of:=VLOOKUP([.F62];[Familia.A$2:.B$79];2)" office:value-type="float" office:value="30">
            <text:p>30</text:p>
          </table:table-cell>
          <table:table-cell table:number-columns-repeated="2"/>
          <table:table-cell office:value-type="string">
            <text:p>Fringillidae </text:p>
          </table:table-cell>
        </table:table-row>
        <table:table-row table:style-name="ro1">
          <table:table-cell office:value-type="string">
            <text:p>Cariama</text:p>
          </table:table-cell>
          <table:table-cell office:value-type="float" office:value="62">
            <text:p>62</text:p>
          </table:table-cell>
          <table:table-cell table:formula="of:=VLOOKUP([.F63];[Familia.A$2:.B$79];2)" office:value-type="float" office:value="13">
            <text:p>13</text:p>
          </table:table-cell>
          <table:table-cell table:number-columns-repeated="2"/>
          <table:table-cell office:value-type="string">
            <text:p>Cariamidae </text:p>
          </table:table-cell>
        </table:table-row>
        <table:table-row table:style-name="ro1">
          <table:table-cell office:value-type="string">
            <text:p>Carpornis </text:p>
          </table:table-cell>
          <table:table-cell office:value-type="float" office:value="63">
            <text:p>63</text:p>
          </table:table-cell>
          <table:table-cell table:formula="of:=VLOOKUP([.F64];[Familia.A$2:.B$79];2)" office:value-type="float" office:value="22">
            <text:p>22</text:p>
          </table:table-cell>
          <table:table-cell table:number-columns-repeated="2"/>
          <table:table-cell office:value-type="string">
            <text:p>Cotingidae </text:p>
          </table:table-cell>
        </table:table-row>
        <table:table-row table:style-name="ro1">
          <table:table-cell office:value-type="string">
            <text:p>Cathartes</text:p>
          </table:table-cell>
          <table:table-cell office:value-type="float" office:value="64">
            <text:p>64</text:p>
          </table:table-cell>
          <table:table-cell table:formula="of:=VLOOKUP([.F65];[Familia.A$2:.B$79];2)" office:value-type="float" office:value="14">
            <text:p>14</text:p>
          </table:table-cell>
          <table:table-cell table:number-columns-repeated="2"/>
          <table:table-cell office:value-type="string">
            <text:p>Cathartidae </text:p>
          </table:table-cell>
        </table:table-row>
        <table:table-row table:style-name="ro1">
          <table:table-cell office:value-type="string">
            <text:p>Celeus</text:p>
          </table:table-cell>
          <table:table-cell office:value-type="float" office:value="65">
            <text:p>65</text:p>
          </table:table-cell>
          <table:table-cell table:formula="of:=VLOOKUP([.F66];[Familia.A$2:.B$79];2)" office:value-type="float" office:value="49">
            <text:p>49</text:p>
          </table:table-cell>
          <table:table-cell table:number-columns-repeated="2"/>
          <table:table-cell office:value-type="string">
            <text:p>Picidae </text:p>
          </table:table-cell>
        </table:table-row>
        <table:table-row table:style-name="ro1">
          <table:table-cell office:value-type="string">
            <text:p>Certhiaxis</text:p>
          </table:table-cell>
          <table:table-cell office:value-type="float" office:value="66">
            <text:p>66</text:p>
          </table:table-cell>
          <table:table-cell table:formula="of:=VLOOKUP([.F67];[Familia.A$2:.B$79];2)" office:value-type="float" office:value="31">
            <text:p>31</text:p>
          </table:table-cell>
          <table:table-cell table:number-columns-repeated="2"/>
          <table:table-cell office:value-type="string">
            <text:p>Furnariidae </text:p>
          </table:table-cell>
        </table:table-row>
        <table:table-row table:style-name="ro1">
          <table:table-cell office:value-type="string">
            <text:p>Chaetura </text:p>
          </table:table-cell>
          <table:table-cell office:value-type="float" office:value="67">
            <text:p>67</text:p>
          </table:table-cell>
          <table:table-cell table:formula="of:=VLOOKUP([.F68];[Familia.A$2:.B$79];2)" office:value-type="float" office:value="7">
            <text:p>7</text:p>
          </table:table-cell>
          <table:table-cell table:number-columns-repeated="2"/>
          <table:table-cell office:value-type="string">
            <text:p>Apodidae </text:p>
          </table:table-cell>
        </table:table-row>
        <table:table-row table:style-name="ro1">
          <table:table-cell office:value-type="string">
            <text:p>Chamaeza </text:p>
          </table:table-cell>
          <table:table-cell office:value-type="float" office:value="68">
            <text:p>68</text:p>
          </table:table-cell>
          <table:table-cell table:formula="of:=VLOOKUP([.F69];[Familia.A$2:.B$79];2)" office:value-type="float" office:value="29">
            <text:p>29</text:p>
          </table:table-cell>
          <table:table-cell table:number-columns-repeated="2"/>
          <table:table-cell office:value-type="string">
            <text:p>Formicariidae </text:p>
          </table:table-cell>
        </table:table-row>
        <table:table-row table:style-name="ro1">
          <table:table-cell office:value-type="string">
            <text:p>Charadrius</text:p>
          </table:table-cell>
          <table:table-cell office:value-type="float" office:value="69">
            <text:p>69</text:p>
          </table:table-cell>
          <table:table-cell table:formula="of:=VLOOKUP([.F70];[Familia.A$2:.B$79];2)" office:value-type="float" office:value="15">
            <text:p>15</text:p>
          </table:table-cell>
          <table:table-cell table:number-columns-repeated="2"/>
          <table:table-cell office:value-type="string">
            <text:p>Charadriidae </text:p>
          </table:table-cell>
        </table:table-row>
        <table:table-row table:style-name="ro1">
          <table:table-cell office:value-type="string">
            <text:p>Charadrius </text:p>
          </table:table-cell>
          <table:table-cell office:value-type="float" office:value="70">
            <text:p>70</text:p>
          </table:table-cell>
          <table:table-cell table:formula="of:=VLOOKUP([.F71];[Familia.A$2:.B$79];2)" office:value-type="float" office:value="15">
            <text:p>15</text:p>
          </table:table-cell>
          <table:table-cell table:number-columns-repeated="2"/>
          <table:table-cell office:value-type="string">
            <text:p>Charadriidae </text:p>
          </table:table-cell>
        </table:table-row>
        <table:table-row table:style-name="ro1">
          <table:table-cell office:value-type="string">
            <text:p>Chauna</text:p>
          </table:table-cell>
          <table:table-cell office:value-type="float" office:value="71">
            <text:p>71</text:p>
          </table:table-cell>
          <table:table-cell table:formula="of:=VLOOKUP([.F72];[Familia.A$2:.B$79];2)" office:value-type="float" office:value="5">
            <text:p>5</text:p>
          </table:table-cell>
          <table:table-cell table:number-columns-repeated="2"/>
          <table:table-cell office:value-type="string">
            <text:p>Anhimidae</text:p>
          </table:table-cell>
        </table:table-row>
        <table:table-row table:style-name="ro1">
          <table:table-cell office:value-type="string">
            <text:p>Chionis </text:p>
          </table:table-cell>
          <table:table-cell office:value-type="float" office:value="72">
            <text:p>72</text:p>
          </table:table-cell>
          <table:table-cell table:formula="of:=VLOOKUP([.F73];[Familia.A$2:.B$79];2)" office:value-type="float" office:value="16">
            <text:p>16</text:p>
          </table:table-cell>
          <table:table-cell table:number-columns-repeated="2"/>
          <table:table-cell office:value-type="string">
            <text:p>Chionidae </text:p>
          </table:table-cell>
        </table:table-row>
        <table:table-row table:style-name="ro1">
          <table:table-cell office:value-type="string">
            <text:p>Chiroxiphia</text:p>
          </table:table-cell>
          <table:table-cell office:value-type="float" office:value="73">
            <text:p>73</text:p>
          </table:table-cell>
          <table:table-cell table:formula="of:=VLOOKUP([.F74];[Familia.A$2:.B$79];2)" office:value-type="float" office:value="50">
            <text:p>50</text:p>
          </table:table-cell>
          <table:table-cell table:number-columns-repeated="2"/>
          <table:table-cell office:value-type="string">
            <text:p>Pipridae </text:p>
          </table:table-cell>
        </table:table-row>
        <table:table-row table:style-name="ro1">
          <table:table-cell office:value-type="string">
            <text:p>Chlidonias</text:p>
          </table:table-cell>
          <table:table-cell office:value-type="float" office:value="74">
            <text:p>74</text:p>
          </table:table-cell>
          <table:table-cell table:formula="of:=VLOOKUP([.F75];[Familia.A$2:.B$79];2)" office:value-type="float" office:value="65">
            <text:p>65</text:p>
          </table:table-cell>
          <table:table-cell table:number-columns-repeated="2"/>
          <table:table-cell office:value-type="string">
            <text:p>Sternidae </text:p>
          </table:table-cell>
        </table:table-row>
        <table:table-row table:style-name="ro1">
          <table:table-cell office:value-type="string">
            <text:p>Chloris </text:p>
          </table:table-cell>
          <table:table-cell office:value-type="float" office:value="75">
            <text:p>75</text:p>
          </table:table-cell>
          <table:table-cell table:formula="of:=VLOOKUP([.F76];[Familia.A$2:.B$79];2)" office:value-type="float" office:value="30">
            <text:p>30</text:p>
          </table:table-cell>
          <table:table-cell table:number-columns-repeated="2"/>
          <table:table-cell office:value-type="string">
            <text:p>Fringillidae </text:p>
          </table:table-cell>
        </table:table-row>
        <table:table-row table:style-name="ro1">
          <table:table-cell office:value-type="string">
            <text:p>Chloroceryle</text:p>
          </table:table-cell>
          <table:table-cell office:value-type="float" office:value="76">
            <text:p>76</text:p>
          </table:table-cell>
          <table:table-cell table:formula="of:=VLOOKUP([.F77];[Familia.A$2:.B$79];2)" office:value-type="float" office:value="2">
            <text:p>2</text:p>
          </table:table-cell>
          <table:table-cell table:number-columns-repeated="2"/>
          <table:table-cell office:value-type="string">
            <text:p>Alcedinidae </text:p>
          </table:table-cell>
        </table:table-row>
        <table:table-row table:style-name="ro1">
          <table:table-cell office:value-type="string">
            <text:p>Chloroceryle </text:p>
          </table:table-cell>
          <table:table-cell office:value-type="float" office:value="77">
            <text:p>77</text:p>
          </table:table-cell>
          <table:table-cell table:formula="of:=VLOOKUP([.F78];[Familia.A$2:.B$79];2)" office:value-type="float" office:value="2">
            <text:p>2</text:p>
          </table:table-cell>
          <table:table-cell table:number-columns-repeated="2"/>
          <table:table-cell office:value-type="string">
            <text:p>Alcedinidae </text:p>
          </table:table-cell>
        </table:table-row>
        <table:table-row table:style-name="ro1">
          <table:table-cell office:value-type="string">
            <text:p>Chlorophonia</text:p>
          </table:table-cell>
          <table:table-cell office:value-type="float" office:value="78">
            <text:p>78</text:p>
          </table:table-cell>
          <table:table-cell table:formula="of:=VLOOKUP([.F79];[Familia.A$2:.B$79];2)" office:value-type="float" office:value="30">
            <text:p>30</text:p>
          </table:table-cell>
          <table:table-cell table:number-columns-repeated="2"/>
          <table:table-cell office:value-type="string">
            <text:p>Fringillidae </text:p>
          </table:table-cell>
        </table:table-row>
        <table:table-row table:style-name="ro1">
          <table:table-cell office:value-type="string">
            <text:p>Chlorostilbon </text:p>
          </table:table-cell>
          <table:table-cell office:value-type="float" office:value="79">
            <text:p>79</text:p>
          </table:table-cell>
          <table:table-cell table:formula="of:=VLOOKUP([.F80];[Familia.A$2:.B$79];2)" office:value-type="float" office:value="72">
            <text:p>72</text:p>
          </table:table-cell>
          <table:table-cell table:number-columns-repeated="2"/>
          <table:table-cell office:value-type="string">
            <text:p>Trochilidae </text:p>
          </table:table-cell>
        </table:table-row>
        <table:table-row table:style-name="ro1">
          <table:table-cell office:value-type="string">
            <text:p>Chondrohierax</text:p>
          </table:table-cell>
          <table:table-cell office:value-type="float" office:value="80">
            <text:p>80</text:p>
          </table:table-cell>
          <table:table-cell table:formula="of:=VLOOKUP([.F81];[Familia.A$2:.B$79];2)" office:value-type="float" office:value="1">
            <text:p>1</text:p>
          </table:table-cell>
          <table:table-cell table:number-columns-repeated="2"/>
          <table:table-cell office:value-type="string">
            <text:p>Accipitridae </text:p>
          </table:table-cell>
        </table:table-row>
        <table:table-row table:style-name="ro1">
          <table:table-cell office:value-type="string">
            <text:p>Chordeiles </text:p>
          </table:table-cell>
          <table:table-cell office:value-type="float" office:value="81">
            <text:p>81</text:p>
          </table:table-cell>
          <table:table-cell table:formula="of:=VLOOKUP([.F82];[Familia.A$2:.B$79];2)" office:value-type="float" office:value="11">
            <text:p>11</text:p>
          </table:table-cell>
          <table:table-cell table:number-columns-repeated="2"/>
          <table:table-cell office:value-type="string">
            <text:p>Caprimulgidae </text:p>
          </table:table-cell>
        </table:table-row>
        <table:table-row table:style-name="ro1">
          <table:table-cell office:value-type="string">
            <text:p>Chroicocephalus</text:p>
          </table:table-cell>
          <table:table-cell office:value-type="float" office:value="82">
            <text:p>82</text:p>
          </table:table-cell>
          <table:table-cell table:formula="of:=VLOOKUP([.F83];[Familia.A$2:.B$79];2)" office:value-type="float" office:value="38">
            <text:p>38</text:p>
          </table:table-cell>
          <table:table-cell table:number-columns-repeated="2"/>
          <table:table-cell office:value-type="string">
            <text:p>Laridae </text:p>
          </table:table-cell>
        </table:table-row>
        <table:table-row table:style-name="ro1">
          <table:table-cell office:value-type="string">
            <text:p>Chroicocephalus </text:p>
          </table:table-cell>
          <table:table-cell office:value-type="float" office:value="83">
            <text:p>83</text:p>
          </table:table-cell>
          <table:table-cell table:formula="of:=VLOOKUP([.F84];[Familia.A$2:.B$79];2)" office:value-type="float" office:value="38">
            <text:p>38</text:p>
          </table:table-cell>
          <table:table-cell table:number-columns-repeated="2"/>
          <table:table-cell office:value-type="string">
            <text:p>Laridae </text:p>
          </table:table-cell>
        </table:table-row>
        <table:table-row table:style-name="ro1">
          <table:table-cell office:value-type="string">
            <text:p>Chrysomus </text:p>
          </table:table-cell>
          <table:table-cell office:value-type="float" office:value="84">
            <text:p>84</text:p>
          </table:table-cell>
          <table:table-cell table:formula="of:=VLOOKUP([.F85];[Familia.A$2:.B$79];2)" office:value-type="float" office:value="35">
            <text:p>35</text:p>
          </table:table-cell>
          <table:table-cell table:number-columns-repeated="2"/>
          <table:table-cell office:value-type="string">
            <text:p>Icteridae </text:p>
          </table:table-cell>
        </table:table-row>
        <table:table-row table:style-name="ro1">
          <table:table-cell office:value-type="string">
            <text:p>Cichlocolaptes</text:p>
          </table:table-cell>
          <table:table-cell office:value-type="float" office:value="85">
            <text:p>85</text:p>
          </table:table-cell>
          <table:table-cell table:formula="of:=VLOOKUP([.F86];[Familia.A$2:.B$79];2)" office:value-type="float" office:value="31">
            <text:p>31</text:p>
          </table:table-cell>
          <table:table-cell table:number-columns-repeated="2"/>
          <table:table-cell office:value-type="string">
            <text:p>Furnariidae </text:p>
          </table:table-cell>
        </table:table-row>
        <table:table-row table:style-name="ro1">
          <table:table-cell office:value-type="string">
            <text:p>Ciconia</text:p>
          </table:table-cell>
          <table:table-cell office:value-type="float" office:value="86">
            <text:p>86</text:p>
          </table:table-cell>
          <table:table-cell table:formula="of:=VLOOKUP([.F87];[Familia.A$2:.B$79];2)" office:value-type="float" office:value="17">
            <text:p>17</text:p>
          </table:table-cell>
          <table:table-cell table:number-columns-repeated="2"/>
          <table:table-cell office:value-type="string">
            <text:p>Ciconiidae </text:p>
          </table:table-cell>
        </table:table-row>
        <table:table-row table:style-name="ro1">
          <table:table-cell office:value-type="string">
            <text:p>Cinclodes</text:p>
          </table:table-cell>
          <table:table-cell office:value-type="float" office:value="87">
            <text:p>87</text:p>
          </table:table-cell>
          <table:table-cell table:formula="of:=VLOOKUP([.F88];[Familia.A$2:.B$79];2)" office:value-type="float" office:value="31">
            <text:p>31</text:p>
          </table:table-cell>
          <table:table-cell table:number-columns-repeated="2"/>
          <table:table-cell office:value-type="string">
            <text:p>Furnariidae </text:p>
          </table:table-cell>
        </table:table-row>
        <table:table-row table:style-name="ro1">
          <table:table-cell office:value-type="string">
            <text:p>Circus</text:p>
          </table:table-cell>
          <table:table-cell office:value-type="float" office:value="88">
            <text:p>88</text:p>
          </table:table-cell>
          <table:table-cell table:formula="of:=VLOOKUP([.F89];[Familia.A$2:.B$79];2)" office:value-type="float" office:value="1">
            <text:p>1</text:p>
          </table:table-cell>
          <table:table-cell table:number-columns-repeated="2"/>
          <table:table-cell office:value-type="string">
            <text:p>Accipitridae </text:p>
          </table:table-cell>
        </table:table-row>
        <table:table-row table:style-name="ro1">
          <table:table-cell office:value-type="string">
            <text:p>Circus </text:p>
          </table:table-cell>
          <table:table-cell office:value-type="float" office:value="89">
            <text:p>89</text:p>
          </table:table-cell>
          <table:table-cell table:formula="of:=VLOOKUP([.F90];[Familia.A$2:.B$79];2)" office:value-type="float" office:value="1">
            <text:p>1</text:p>
          </table:table-cell>
          <table:table-cell table:number-columns-repeated="2"/>
          <table:table-cell office:value-type="string">
            <text:p>Accipitridae </text:p>
          </table:table-cell>
        </table:table-row>
        <table:table-row table:style-name="ro1">
          <table:table-cell office:value-type="string">
            <text:p>Cissopis</text:p>
          </table:table-cell>
          <table:table-cell office:value-type="float" office:value="90">
            <text:p>90</text:p>
          </table:table-cell>
          <table:table-cell table:formula="of:=VLOOKUP([.F91];[Familia.A$2:.B$79];2)" office:value-type="float" office:value="68">
            <text:p>68</text:p>
          </table:table-cell>
          <table:table-cell table:number-columns-repeated="2"/>
          <table:table-cell office:value-type="string">
            <text:p>Thraupidae </text:p>
          </table:table-cell>
        </table:table-row>
        <table:table-row table:style-name="ro1">
          <table:table-cell office:value-type="string">
            <text:p>Cistothorus </text:p>
          </table:table-cell>
          <table:table-cell office:value-type="float" office:value="91">
            <text:p>91</text:p>
          </table:table-cell>
          <table:table-cell table:formula="of:=VLOOKUP([.F92];[Familia.A$2:.B$79];2)" office:value-type="float" office:value="73">
            <text:p>73</text:p>
          </table:table-cell>
          <table:table-cell table:number-columns-repeated="2"/>
          <table:table-cell office:value-type="string">
            <text:p>Troglodytidae </text:p>
          </table:table-cell>
        </table:table-row>
        <table:table-row table:style-name="ro1">
          <table:table-cell office:value-type="string">
            <text:p>Claravis</text:p>
          </table:table-cell>
          <table:table-cell office:value-type="float" office:value="92">
            <text:p>92</text:p>
          </table:table-cell>
          <table:table-cell table:formula="of:=VLOOKUP([.F93];[Familia.A$2:.B$79];2)" office:value-type="float" office:value="19">
            <text:p>19</text:p>
          </table:table-cell>
          <table:table-cell table:number-columns-repeated="2"/>
          <table:table-cell office:value-type="string">
            <text:p>Columbidae </text:p>
          </table:table-cell>
        </table:table-row>
        <table:table-row table:style-name="ro1">
          <table:table-cell office:value-type="string">
            <text:p>Clibanornis</text:p>
          </table:table-cell>
          <table:table-cell office:value-type="float" office:value="93">
            <text:p>93</text:p>
          </table:table-cell>
          <table:table-cell table:formula="of:=VLOOKUP([.F94];[Familia.A$2:.B$79];2)" office:value-type="float" office:value="31">
            <text:p>31</text:p>
          </table:table-cell>
          <table:table-cell table:number-columns-repeated="2"/>
          <table:table-cell office:value-type="string">
            <text:p>Furnariidae </text:p>
          </table:table-cell>
        </table:table-row>
        <table:table-row table:style-name="ro1">
          <table:table-cell office:value-type="string">
            <text:p>Clytolaema</text:p>
          </table:table-cell>
          <table:table-cell office:value-type="float" office:value="94">
            <text:p>94</text:p>
          </table:table-cell>
          <table:table-cell table:formula="of:=VLOOKUP([.F95];[Familia.A$2:.B$79];2)" office:value-type="float" office:value="72">
            <text:p>72</text:p>
          </table:table-cell>
          <table:table-cell table:number-columns-repeated="2"/>
          <table:table-cell office:value-type="string">
            <text:p>Trochilidae </text:p>
          </table:table-cell>
        </table:table-row>
        <table:table-row table:style-name="ro1">
          <table:table-cell office:value-type="string">
            <text:p>Cnemotriccus</text:p>
          </table:table-cell>
          <table:table-cell office:value-type="float" office:value="95">
            <text:p>95</text:p>
          </table:table-cell>
          <table:table-cell table:formula="of:=VLOOKUP([.F96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Coccyzus</text:p>
          </table:table-cell>
          <table:table-cell office:value-type="float" office:value="96">
            <text:p>96</text:p>
          </table:table-cell>
          <table:table-cell table:formula="of:=VLOOKUP([.F97];[Familia.A$2:.B$79];2)" office:value-type="float" office:value="24">
            <text:p>24</text:p>
          </table:table-cell>
          <table:table-cell table:number-columns-repeated="2"/>
          <table:table-cell office:value-type="string">
            <text:p>Cuculidae </text:p>
          </table:table-cell>
        </table:table-row>
        <table:table-row table:style-name="ro1">
          <table:table-cell office:value-type="string">
            <text:p>Coccyzus </text:p>
          </table:table-cell>
          <table:table-cell office:value-type="float" office:value="97">
            <text:p>97</text:p>
          </table:table-cell>
          <table:table-cell table:formula="of:=VLOOKUP([.F98];[Familia.A$2:.B$79];2)" office:value-type="float" office:value="24">
            <text:p>24</text:p>
          </table:table-cell>
          <table:table-cell table:number-columns-repeated="2"/>
          <table:table-cell office:value-type="string">
            <text:p>Cuculidae </text:p>
          </table:table-cell>
        </table:table-row>
        <table:table-row table:style-name="ro1">
          <table:table-cell office:value-type="string">
            <text:p>Coereba </text:p>
          </table:table-cell>
          <table:table-cell office:value-type="float" office:value="98">
            <text:p>98</text:p>
          </table:table-cell>
          <table:table-cell table:formula="of:=VLOOKUP([.F99];[Familia.A$2:.B$79];2)" office:value-type="float" office:value="18">
            <text:p>18</text:p>
          </table:table-cell>
          <table:table-cell table:number-columns-repeated="2"/>
          <table:table-cell office:value-type="string">
            <text:p>Coerebidae </text:p>
          </table:table-cell>
        </table:table-row>
        <table:table-row table:style-name="ro1">
          <table:table-cell office:value-type="string">
            <text:p>Colaptes </text:p>
          </table:table-cell>
          <table:table-cell office:value-type="float" office:value="99">
            <text:p>99</text:p>
          </table:table-cell>
          <table:table-cell table:formula="of:=VLOOKUP([.F100];[Familia.A$2:.B$79];2)" office:value-type="float" office:value="49">
            <text:p>49</text:p>
          </table:table-cell>
          <table:table-cell table:number-columns-repeated="2"/>
          <table:table-cell office:value-type="string">
            <text:p>Picidae </text:p>
          </table:table-cell>
        </table:table-row>
        <table:table-row table:style-name="ro1">
          <table:table-cell office:value-type="string">
            <text:p>Colibri</text:p>
          </table:table-cell>
          <table:table-cell office:value-type="float" office:value="100">
            <text:p>100</text:p>
          </table:table-cell>
          <table:table-cell table:formula="of:=VLOOKUP([.F101];[Familia.A$2:.B$79];2)" office:value-type="float" office:value="72">
            <text:p>72</text:p>
          </table:table-cell>
          <table:table-cell table:number-columns-repeated="2"/>
          <table:table-cell office:value-type="string">
            <text:p>Trochilidae </text:p>
          </table:table-cell>
        </table:table-row>
        <table:table-row table:style-name="ro1">
          <table:table-cell office:value-type="string">
            <text:p>Colonia </text:p>
          </table:table-cell>
          <table:table-cell office:value-type="float" office:value="101">
            <text:p>101</text:p>
          </table:table-cell>
          <table:table-cell table:formula="of:=VLOOKUP([.F102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Columba</text:p>
          </table:table-cell>
          <table:table-cell office:value-type="float" office:value="102">
            <text:p>102</text:p>
          </table:table-cell>
          <table:table-cell table:formula="of:=VLOOKUP([.F103];[Familia.A$2:.B$79];2)" office:value-type="float" office:value="19">
            <text:p>19</text:p>
          </table:table-cell>
          <table:table-cell table:number-columns-repeated="2"/>
          <table:table-cell office:value-type="string">
            <text:p>Columbidae </text:p>
          </table:table-cell>
        </table:table-row>
        <table:table-row table:style-name="ro1">
          <table:table-cell office:value-type="string">
            <text:p>Columbina</text:p>
          </table:table-cell>
          <table:table-cell office:value-type="float" office:value="103">
            <text:p>103</text:p>
          </table:table-cell>
          <table:table-cell table:formula="of:=VLOOKUP([.F104];[Familia.A$2:.B$79];2)" office:value-type="float" office:value="19">
            <text:p>19</text:p>
          </table:table-cell>
          <table:table-cell table:number-columns-repeated="2"/>
          <table:table-cell office:value-type="string">
            <text:p>Columbidae </text:p>
          </table:table-cell>
        </table:table-row>
        <table:table-row table:style-name="ro1">
          <table:table-cell office:value-type="string">
            <text:p>Conirostrum</text:p>
          </table:table-cell>
          <table:table-cell office:value-type="float" office:value="104">
            <text:p>104</text:p>
          </table:table-cell>
          <table:table-cell table:formula="of:=VLOOKUP([.F105];[Familia.A$2:.B$79];2)" office:value-type="float" office:value="68">
            <text:p>68</text:p>
          </table:table-cell>
          <table:table-cell table:number-columns-repeated="2"/>
          <table:table-cell office:value-type="string">
            <text:p>Thraupidae </text:p>
          </table:table-cell>
        </table:table-row>
        <table:table-row table:style-name="ro1">
          <table:table-cell office:value-type="string">
            <text:p>Conopophaga</text:p>
          </table:table-cell>
          <table:table-cell office:value-type="float" office:value="105">
            <text:p>105</text:p>
          </table:table-cell>
          <table:table-cell table:formula="of:=VLOOKUP([.F106];[Familia.A$2:.B$79];2)" office:value-type="float" office:value="20">
            <text:p>20</text:p>
          </table:table-cell>
          <table:table-cell table:number-columns-repeated="2"/>
          <table:table-cell office:value-type="string">
            <text:p>Conopophagidae </text:p>
          </table:table-cell>
        </table:table-row>
        <table:table-row table:style-name="ro1">
          <table:table-cell office:value-type="string">
            <text:p>Contopus</text:p>
          </table:table-cell>
          <table:table-cell office:value-type="float" office:value="106">
            <text:p>106</text:p>
          </table:table-cell>
          <table:table-cell table:formula="of:=VLOOKUP([.F107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Coragyps</text:p>
          </table:table-cell>
          <table:table-cell office:value-type="float" office:value="107">
            <text:p>107</text:p>
          </table:table-cell>
          <table:table-cell table:formula="of:=VLOOKUP([.F108];[Familia.A$2:.B$79];2)" office:value-type="float" office:value="14">
            <text:p>14</text:p>
          </table:table-cell>
          <table:table-cell table:number-columns-repeated="2"/>
          <table:table-cell office:value-type="string">
            <text:p>Cathartidae </text:p>
          </table:table-cell>
        </table:table-row>
        <table:table-row table:style-name="ro1">
          <table:table-cell office:value-type="string">
            <text:p>Coryphistera </text:p>
          </table:table-cell>
          <table:table-cell office:value-type="float" office:value="108">
            <text:p>108</text:p>
          </table:table-cell>
          <table:table-cell table:formula="of:=VLOOKUP([.F109];[Familia.A$2:.B$79];2)" office:value-type="float" office:value="31">
            <text:p>31</text:p>
          </table:table-cell>
          <table:table-cell table:number-columns-repeated="2"/>
          <table:table-cell office:value-type="string">
            <text:p>Furnariidae </text:p>
          </table:table-cell>
        </table:table-row>
        <table:table-row table:style-name="ro1">
          <table:table-cell office:value-type="string">
            <text:p>Corythopis</text:p>
          </table:table-cell>
          <table:table-cell office:value-type="float" office:value="109">
            <text:p>109</text:p>
          </table:table-cell>
          <table:table-cell table:formula="of:=VLOOKUP([.F110];[Familia.A$2:.B$79];2)" office:value-type="float" office:value="59">
            <text:p>59</text:p>
          </table:table-cell>
          <table:table-cell table:number-columns-repeated="2"/>
          <table:table-cell office:value-type="string">
            <text:p>Rhynchocyclidae</text:p>
          </table:table-cell>
        </table:table-row>
        <table:table-row table:style-name="ro1">
          <table:table-cell office:value-type="string">
            <text:p>Coscoroba</text:p>
          </table:table-cell>
          <table:table-cell office:value-type="float" office:value="110">
            <text:p>110</text:p>
          </table:table-cell>
          <table:table-cell table:formula="of:=VLOOKUP([.F111];[Familia.A$2:.B$79];2)" office:value-type="float" office:value="4">
            <text:p>4</text:p>
          </table:table-cell>
          <table:table-cell table:number-columns-repeated="2"/>
          <table:table-cell office:value-type="string">
            <text:p>Anatidae </text:p>
          </table:table-cell>
        </table:table-row>
        <table:table-row table:style-name="ro1">
          <table:table-cell office:value-type="string">
            <text:p>Coturnicops</text:p>
          </table:table-cell>
          <table:table-cell office:value-type="float" office:value="111">
            <text:p>111</text:p>
          </table:table-cell>
          <table:table-cell table:formula="of:=VLOOKUP([.F112];[Familia.A$2:.B$79];2)" office:value-type="float" office:value="54">
            <text:p>54</text:p>
          </table:table-cell>
          <table:table-cell table:number-columns-repeated="2"/>
          <table:table-cell office:value-type="string">
            <text:p>Rallidae </text:p>
          </table:table-cell>
        </table:table-row>
        <table:table-row table:style-name="ro1">
          <table:table-cell office:value-type="string">
            <text:p>Cranioleuca </text:p>
          </table:table-cell>
          <table:table-cell office:value-type="float" office:value="112">
            <text:p>112</text:p>
          </table:table-cell>
          <table:table-cell table:formula="of:=VLOOKUP([.F113];[Familia.A$2:.B$79];2)" office:value-type="float" office:value="31">
            <text:p>31</text:p>
          </table:table-cell>
          <table:table-cell table:number-columns-repeated="2"/>
          <table:table-cell office:value-type="string">
            <text:p>Furnariidae </text:p>
          </table:table-cell>
        </table:table-row>
        <table:table-row table:style-name="ro1">
          <table:table-cell office:value-type="string">
            <text:p>Crotophaga </text:p>
          </table:table-cell>
          <table:table-cell office:value-type="float" office:value="113">
            <text:p>113</text:p>
          </table:table-cell>
          <table:table-cell table:formula="of:=VLOOKUP([.F114];[Familia.A$2:.B$79];2)" office:value-type="float" office:value="24">
            <text:p>24</text:p>
          </table:table-cell>
          <table:table-cell table:number-columns-repeated="2"/>
          <table:table-cell office:value-type="string">
            <text:p>Cuculidae </text:p>
          </table:table-cell>
        </table:table-row>
        <table:table-row table:style-name="ro1">
          <table:table-cell office:value-type="string">
            <text:p>Crypturellus</text:p>
          </table:table-cell>
          <table:table-cell office:value-type="float" office:value="114">
            <text:p>114</text:p>
          </table:table-cell>
          <table:table-cell table:formula="of:=VLOOKUP([.F115];[Familia.A$2:.B$79];2)" office:value-type="float" office:value="70">
            <text:p>70</text:p>
          </table:table-cell>
          <table:table-cell table:number-columns-repeated="2"/>
          <table:table-cell office:value-type="string">
            <text:p>Tinamidae</text:p>
          </table:table-cell>
        </table:table-row>
        <table:table-row table:style-name="ro1">
          <table:table-cell office:value-type="string">
            <text:p>Crypturellus </text:p>
          </table:table-cell>
          <table:table-cell office:value-type="float" office:value="115">
            <text:p>115</text:p>
          </table:table-cell>
          <table:table-cell table:formula="of:=VLOOKUP([.F116];[Familia.A$2:.B$79];2)" office:value-type="float" office:value="70">
            <text:p>70</text:p>
          </table:table-cell>
          <table:table-cell table:number-columns-repeated="2"/>
          <table:table-cell office:value-type="string">
            <text:p>Tinamidae</text:p>
          </table:table-cell>
        </table:table-row>
        <table:table-row table:style-name="ro1">
          <table:table-cell office:value-type="string">
            <text:p>Culicivora</text:p>
          </table:table-cell>
          <table:table-cell office:value-type="float" office:value="116">
            <text:p>116</text:p>
          </table:table-cell>
          <table:table-cell table:formula="of:=VLOOKUP([.F117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Cyanocorax</text:p>
          </table:table-cell>
          <table:table-cell office:value-type="float" office:value="117">
            <text:p>117</text:p>
          </table:table-cell>
          <table:table-cell table:formula="of:=VLOOKUP([.F118];[Familia.A$2:.B$79];2)" office:value-type="float" office:value="21">
            <text:p>21</text:p>
          </table:table-cell>
          <table:table-cell table:number-columns-repeated="2"/>
          <table:table-cell office:value-type="string">
            <text:p>Corvidae </text:p>
          </table:table-cell>
        </table:table-row>
        <table:table-row table:style-name="ro1">
          <table:table-cell office:value-type="string">
            <text:p>Cyanoloxia</text:p>
          </table:table-cell>
          <table:table-cell office:value-type="float" office:value="118">
            <text:p>118</text:p>
          </table:table-cell>
          <table:table-cell table:formula="of:=VLOOKUP([.F119];[Familia.A$2:.B$79];2)" office:value-type="float" office:value="12">
            <text:p>12</text:p>
          </table:table-cell>
          <table:table-cell table:number-columns-repeated="2"/>
          <table:table-cell office:value-type="string">
            <text:p>Cardinalidae </text:p>
          </table:table-cell>
        </table:table-row>
        <table:table-row table:style-name="ro1">
          <table:table-cell office:value-type="string">
            <text:p>Cyclarhis</text:p>
          </table:table-cell>
          <table:table-cell office:value-type="float" office:value="119">
            <text:p>119</text:p>
          </table:table-cell>
          <table:table-cell table:formula="of:=VLOOKUP([.F120];[Familia.A$2:.B$79];2)" office:value-type="float" office:value="78">
            <text:p>78</text:p>
          </table:table-cell>
          <table:table-cell table:number-columns-repeated="2"/>
          <table:table-cell office:value-type="string">
            <text:p>Vireonidae </text:p>
          </table:table-cell>
        </table:table-row>
        <table:table-row table:style-name="ro1">
          <table:table-cell office:value-type="string">
            <text:p>Cygnus</text:p>
          </table:table-cell>
          <table:table-cell office:value-type="float" office:value="120">
            <text:p>120</text:p>
          </table:table-cell>
          <table:table-cell table:formula="of:=VLOOKUP([.F121];[Familia.A$2:.B$79];2)" office:value-type="float" office:value="4">
            <text:p>4</text:p>
          </table:table-cell>
          <table:table-cell table:number-columns-repeated="2"/>
          <table:table-cell office:value-type="string">
            <text:p>Anatidae </text:p>
          </table:table-cell>
        </table:table-row>
        <table:table-row table:style-name="ro1">
          <table:table-cell office:value-type="string">
            <text:p>Cypseloides</text:p>
          </table:table-cell>
          <table:table-cell office:value-type="float" office:value="121">
            <text:p>121</text:p>
          </table:table-cell>
          <table:table-cell table:formula="of:=VLOOKUP([.F122];[Familia.A$2:.B$79];2)" office:value-type="float" office:value="7">
            <text:p>7</text:p>
          </table:table-cell>
          <table:table-cell table:number-columns-repeated="2"/>
          <table:table-cell office:value-type="string">
            <text:p>Apodidae </text:p>
          </table:table-cell>
        </table:table-row>
        <table:table-row table:style-name="ro1">
          <table:table-cell office:value-type="string">
            <text:p>Dacnis</text:p>
          </table:table-cell>
          <table:table-cell office:value-type="float" office:value="122">
            <text:p>122</text:p>
          </table:table-cell>
          <table:table-cell table:formula="of:=VLOOKUP([.F123];[Familia.A$2:.B$79];2)" office:value-type="float" office:value="68">
            <text:p>68</text:p>
          </table:table-cell>
          <table:table-cell table:number-columns-repeated="2"/>
          <table:table-cell office:value-type="string">
            <text:p>Thraupidae </text:p>
          </table:table-cell>
        </table:table-row>
        <table:table-row table:style-name="ro1">
          <table:table-cell office:value-type="string">
            <text:p>Dendrocincla</text:p>
          </table:table-cell>
          <table:table-cell office:value-type="float" office:value="123">
            <text:p>123</text:p>
          </table:table-cell>
          <table:table-cell table:formula="of:=VLOOKUP([.F124];[Familia.A$2:.B$79];2)" office:value-type="float" office:value="25">
            <text:p>25</text:p>
          </table:table-cell>
          <table:table-cell table:number-columns-repeated="2"/>
          <table:table-cell office:value-type="string">
            <text:p>Dendrocolaptidae </text:p>
          </table:table-cell>
        </table:table-row>
        <table:table-row table:style-name="ro1">
          <table:table-cell office:value-type="string">
            <text:p>Dendrocolaptes </text:p>
          </table:table-cell>
          <table:table-cell office:value-type="float" office:value="124">
            <text:p>124</text:p>
          </table:table-cell>
          <table:table-cell table:formula="of:=VLOOKUP([.F125];[Familia.A$2:.B$79];2)" office:value-type="float" office:value="25">
            <text:p>25</text:p>
          </table:table-cell>
          <table:table-cell table:number-columns-repeated="2"/>
          <table:table-cell office:value-type="string">
            <text:p>Dendrocolaptidae </text:p>
          </table:table-cell>
        </table:table-row>
        <table:table-row table:style-name="ro1">
          <table:table-cell office:value-type="string">
            <text:p>Dendrocygna</text:p>
          </table:table-cell>
          <table:table-cell office:value-type="float" office:value="125">
            <text:p>125</text:p>
          </table:table-cell>
          <table:table-cell table:formula="of:=VLOOKUP([.F126];[Familia.A$2:.B$79];2)" office:value-type="float" office:value="4">
            <text:p>4</text:p>
          </table:table-cell>
          <table:table-cell table:number-columns-repeated="2"/>
          <table:table-cell office:value-type="string">
            <text:p>Anatidae </text:p>
          </table:table-cell>
        </table:table-row>
        <table:table-row table:style-name="ro1">
          <table:table-cell office:value-type="string">
            <text:p>Diuca </text:p>
          </table:table-cell>
          <table:table-cell office:value-type="float" office:value="126">
            <text:p>126</text:p>
          </table:table-cell>
          <table:table-cell table:formula="of:=VLOOKUP([.F127];[Familia.A$2:.B$79];2)" office:value-type="float" office:value="68">
            <text:p>68</text:p>
          </table:table-cell>
          <table:table-cell table:number-columns-repeated="2"/>
          <table:table-cell office:value-type="string">
            <text:p>Thraupidae </text:p>
          </table:table-cell>
        </table:table-row>
        <table:table-row table:style-name="ro1">
          <table:table-cell office:value-type="string">
            <text:p>Dolichonyx</text:p>
          </table:table-cell>
          <table:table-cell office:value-type="float" office:value="127">
            <text:p>127</text:p>
          </table:table-cell>
          <table:table-cell table:formula="of:=VLOOKUP([.F128];[Familia.A$2:.B$79];2)" office:value-type="float" office:value="35">
            <text:p>35</text:p>
          </table:table-cell>
          <table:table-cell table:number-columns-repeated="2"/>
          <table:table-cell office:value-type="string">
            <text:p>Icteridae </text:p>
          </table:table-cell>
        </table:table-row>
        <table:table-row table:style-name="ro1">
          <table:table-cell office:value-type="string">
            <text:p>Donacospiza a</text:p>
          </table:table-cell>
          <table:table-cell office:value-type="float" office:value="128">
            <text:p>128</text:p>
          </table:table-cell>
          <table:table-cell table:formula="of:=VLOOKUP([.F129];[Familia.A$2:.B$79];2)" office:value-type="float" office:value="26">
            <text:p>26</text:p>
          </table:table-cell>
          <table:table-cell table:number-columns-repeated="2"/>
          <table:table-cell office:value-type="string">
            <text:p>Emberizidae </text:p>
          </table:table-cell>
        </table:table-row>
        <table:table-row table:style-name="ro1">
          <table:table-cell office:value-type="string">
            <text:p>Dromococcyx </text:p>
          </table:table-cell>
          <table:table-cell office:value-type="float" office:value="129">
            <text:p>129</text:p>
          </table:table-cell>
          <table:table-cell table:formula="of:=VLOOKUP([.F130];[Familia.A$2:.B$79];2)" office:value-type="float" office:value="24">
            <text:p>24</text:p>
          </table:table-cell>
          <table:table-cell table:number-columns-repeated="2"/>
          <table:table-cell office:value-type="string">
            <text:p>Cuculidae </text:p>
          </table:table-cell>
        </table:table-row>
        <table:table-row table:style-name="ro1">
          <table:table-cell office:value-type="string">
            <text:p>Drymophila</text:p>
          </table:table-cell>
          <table:table-cell office:value-type="float" office:value="130">
            <text:p>130</text:p>
          </table:table-cell>
          <table:table-cell table:formula="of:=VLOOKUP([.F131];[Familia.A$2:.B$79];2)" office:value-type="float" office:value="67">
            <text:p>67</text:p>
          </table:table-cell>
          <table:table-cell table:number-columns-repeated="2"/>
          <table:table-cell office:value-type="string">
            <text:p>Thamnophilidae </text:p>
          </table:table-cell>
        </table:table-row>
        <table:table-row table:style-name="ro1">
          <table:table-cell office:value-type="string">
            <text:p>Drymophila </text:p>
          </table:table-cell>
          <table:table-cell office:value-type="float" office:value="131">
            <text:p>131</text:p>
          </table:table-cell>
          <table:table-cell table:formula="of:=VLOOKUP([.F132];[Familia.A$2:.B$79];2)" office:value-type="float" office:value="67">
            <text:p>67</text:p>
          </table:table-cell>
          <table:table-cell table:number-columns-repeated="2"/>
          <table:table-cell office:value-type="string">
            <text:p>Thamnophilidae </text:p>
          </table:table-cell>
        </table:table-row>
        <table:table-row table:style-name="ro1">
          <table:table-cell office:value-type="string">
            <text:p>Drymornis </text:p>
          </table:table-cell>
          <table:table-cell office:value-type="float" office:value="132">
            <text:p>132</text:p>
          </table:table-cell>
          <table:table-cell table:formula="of:=VLOOKUP([.F133];[Familia.A$2:.B$79];2)" office:value-type="float" office:value="25">
            <text:p>25</text:p>
          </table:table-cell>
          <table:table-cell table:number-columns-repeated="2"/>
          <table:table-cell office:value-type="string">
            <text:p>Dendrocolaptidae </text:p>
          </table:table-cell>
        </table:table-row>
        <table:table-row table:style-name="ro1">
          <table:table-cell office:value-type="string">
            <text:p>Dryocopus </text:p>
          </table:table-cell>
          <table:table-cell office:value-type="float" office:value="133">
            <text:p>133</text:p>
          </table:table-cell>
          <table:table-cell table:formula="of:=VLOOKUP([.F134];[Familia.A$2:.B$79];2)" office:value-type="float" office:value="49">
            <text:p>49</text:p>
          </table:table-cell>
          <table:table-cell table:number-columns-repeated="2"/>
          <table:table-cell office:value-type="string">
            <text:p>Picidae </text:p>
          </table:table-cell>
        </table:table-row>
        <table:table-row table:style-name="ro1">
          <table:table-cell office:value-type="string">
            <text:p>Dysithamnus </text:p>
          </table:table-cell>
          <table:table-cell office:value-type="float" office:value="134">
            <text:p>134</text:p>
          </table:table-cell>
          <table:table-cell table:formula="of:=VLOOKUP([.F135];[Familia.A$2:.B$79];2)" office:value-type="float" office:value="67">
            <text:p>67</text:p>
          </table:table-cell>
          <table:table-cell table:number-columns-repeated="2"/>
          <table:table-cell office:value-type="string">
            <text:p>Thamnophilidae </text:p>
          </table:table-cell>
        </table:table-row>
        <table:table-row table:style-name="ro1">
          <table:table-cell office:value-type="string">
            <text:p>Egretta</text:p>
          </table:table-cell>
          <table:table-cell office:value-type="float" office:value="135">
            <text:p>135</text:p>
          </table:table-cell>
          <table:table-cell table:formula="of:=VLOOKUP([.F136];[Familia.A$2:.B$79];2)" office:value-type="float" office:value="9">
            <text:p>9</text:p>
          </table:table-cell>
          <table:table-cell table:number-columns-repeated="2"/>
          <table:table-cell office:value-type="string">
            <text:p>Ardeidae </text:p>
          </table:table-cell>
        </table:table-row>
        <table:table-row table:style-name="ro1">
          <table:table-cell office:value-type="string">
            <text:p>Egretta </text:p>
          </table:table-cell>
          <table:table-cell office:value-type="float" office:value="136">
            <text:p>136</text:p>
          </table:table-cell>
          <table:table-cell table:formula="of:=VLOOKUP([.F137];[Familia.A$2:.B$79];2)" office:value-type="float" office:value="9">
            <text:p>9</text:p>
          </table:table-cell>
          <table:table-cell table:number-columns-repeated="2"/>
          <table:table-cell office:value-type="string">
            <text:p>Ardeidae </text:p>
          </table:table-cell>
        </table:table-row>
        <table:table-row table:style-name="ro1">
          <table:table-cell office:value-type="string">
            <text:p>Elaenia</text:p>
          </table:table-cell>
          <table:table-cell office:value-type="float" office:value="137">
            <text:p>137</text:p>
          </table:table-cell>
          <table:table-cell table:formula="of:=VLOOKUP([.F138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Elanoides</text:p>
          </table:table-cell>
          <table:table-cell office:value-type="float" office:value="138">
            <text:p>138</text:p>
          </table:table-cell>
          <table:table-cell table:formula="of:=VLOOKUP([.F139];[Familia.A$2:.B$79];2)" office:value-type="float" office:value="1">
            <text:p>1</text:p>
          </table:table-cell>
          <table:table-cell table:number-columns-repeated="2"/>
          <table:table-cell office:value-type="string">
            <text:p>Accipitridae </text:p>
          </table:table-cell>
        </table:table-row>
        <table:table-row table:style-name="ro1">
          <table:table-cell office:value-type="string">
            <text:p>Elanus</text:p>
          </table:table-cell>
          <table:table-cell office:value-type="float" office:value="139">
            <text:p>139</text:p>
          </table:table-cell>
          <table:table-cell table:formula="of:=VLOOKUP([.F140];[Familia.A$2:.B$79];2)" office:value-type="float" office:value="1">
            <text:p>1</text:p>
          </table:table-cell>
          <table:table-cell table:number-columns-repeated="2"/>
          <table:table-cell office:value-type="string">
            <text:p>Accipitridae </text:p>
          </table:table-cell>
        </table:table-row>
        <table:table-row table:style-name="ro1">
          <table:table-cell office:value-type="string">
            <text:p>Eleoscytalopus </text:p>
          </table:table-cell>
          <table:table-cell office:value-type="float" office:value="140">
            <text:p>140</text:p>
          </table:table-cell>
          <table:table-cell table:formula="of:=VLOOKUP([.F141];[Familia.A$2:.B$79];2)" office:value-type="float" office:value="58">
            <text:p>58</text:p>
          </table:table-cell>
          <table:table-cell table:number-columns-repeated="2"/>
          <table:table-cell office:value-type="string">
            <text:p>Rhinocryptidae </text:p>
          </table:table-cell>
        </table:table-row>
        <table:table-row table:style-name="ro1">
          <table:table-cell office:value-type="string">
            <text:p>Emberizoides</text:p>
          </table:table-cell>
          <table:table-cell office:value-type="float" office:value="141">
            <text:p>141</text:p>
          </table:table-cell>
          <table:table-cell table:formula="of:=VLOOKUP([.F142];[Familia.A$2:.B$79];2)" office:value-type="float" office:value="26">
            <text:p>26</text:p>
          </table:table-cell>
          <table:table-cell table:number-columns-repeated="2"/>
          <table:table-cell office:value-type="string">
            <text:p>Emberizidae </text:p>
          </table:table-cell>
        </table:table-row>
        <table:table-row table:style-name="ro1">
          <table:table-cell office:value-type="string">
            <text:p>Empidonomus </text:p>
          </table:table-cell>
          <table:table-cell office:value-type="float" office:value="142">
            <text:p>142</text:p>
          </table:table-cell>
          <table:table-cell table:formula="of:=VLOOKUP([.F143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Estrilda </text:p>
          </table:table-cell>
          <table:table-cell office:value-type="float" office:value="143">
            <text:p>143</text:p>
          </table:table-cell>
          <table:table-cell table:formula="of:=VLOOKUP([.F144];[Familia.A$2:.B$79];2)" office:value-type="float" office:value="27">
            <text:p>27</text:p>
          </table:table-cell>
          <table:table-cell table:number-columns-repeated="2"/>
          <table:table-cell office:value-type="string">
            <text:p>Estrildidae </text:p>
          </table:table-cell>
        </table:table-row>
        <table:table-row table:style-name="ro1">
          <table:table-cell office:value-type="string">
            <text:p>Eupetomena </text:p>
          </table:table-cell>
          <table:table-cell office:value-type="float" office:value="144">
            <text:p>144</text:p>
          </table:table-cell>
          <table:table-cell table:formula="of:=VLOOKUP([.F145];[Familia.A$2:.B$79];2)" office:value-type="float" office:value="72">
            <text:p>72</text:p>
          </table:table-cell>
          <table:table-cell table:number-columns-repeated="2"/>
          <table:table-cell office:value-type="string">
            <text:p>Trochilidae </text:p>
          </table:table-cell>
        </table:table-row>
        <table:table-row table:style-name="ro1">
          <table:table-cell office:value-type="string">
            <text:p>Euphonia</text:p>
          </table:table-cell>
          <table:table-cell office:value-type="float" office:value="145">
            <text:p>145</text:p>
          </table:table-cell>
          <table:table-cell table:formula="of:=VLOOKUP([.F146];[Familia.A$2:.B$79];2)" office:value-type="float" office:value="30">
            <text:p>30</text:p>
          </table:table-cell>
          <table:table-cell table:number-columns-repeated="2"/>
          <table:table-cell office:value-type="string">
            <text:p>Fringillidae </text:p>
          </table:table-cell>
        </table:table-row>
        <table:table-row table:style-name="ro1">
          <table:table-cell office:value-type="string">
            <text:p>Euscarthmus</text:p>
          </table:table-cell>
          <table:table-cell office:value-type="float" office:value="146">
            <text:p>146</text:p>
          </table:table-cell>
          <table:table-cell table:formula="of:=VLOOKUP([.F147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Falco</text:p>
          </table:table-cell>
          <table:table-cell office:value-type="float" office:value="147">
            <text:p>147</text:p>
          </table:table-cell>
          <table:table-cell table:formula="of:=VLOOKUP([.F148];[Familia.A$2:.B$79];2)" office:value-type="float" office:value="28">
            <text:p>28</text:p>
          </table:table-cell>
          <table:table-cell table:number-columns-repeated="2"/>
          <table:table-cell office:value-type="string">
            <text:p>Falconidae </text:p>
          </table:table-cell>
        </table:table-row>
        <table:table-row table:style-name="ro1">
          <table:table-cell office:value-type="string">
            <text:p>Florisuga</text:p>
          </table:table-cell>
          <table:table-cell office:value-type="float" office:value="148">
            <text:p>148</text:p>
          </table:table-cell>
          <table:table-cell table:formula="of:=VLOOKUP([.F149];[Familia.A$2:.B$79];2)" office:value-type="float" office:value="72">
            <text:p>72</text:p>
          </table:table-cell>
          <table:table-cell table:number-columns-repeated="2"/>
          <table:table-cell office:value-type="string">
            <text:p>Trochilidae </text:p>
          </table:table-cell>
        </table:table-row>
        <table:table-row table:style-name="ro1">
          <table:table-cell office:value-type="string">
            <text:p>Fluvicola </text:p>
          </table:table-cell>
          <table:table-cell office:value-type="float" office:value="149">
            <text:p>149</text:p>
          </table:table-cell>
          <table:table-cell table:formula="of:=VLOOKUP([.F150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Formicarius</text:p>
          </table:table-cell>
          <table:table-cell office:value-type="float" office:value="150">
            <text:p>150</text:p>
          </table:table-cell>
          <table:table-cell table:formula="of:=VLOOKUP([.F151];[Familia.A$2:.B$79];2)" office:value-type="float" office:value="29">
            <text:p>29</text:p>
          </table:table-cell>
          <table:table-cell table:number-columns-repeated="2"/>
          <table:table-cell office:value-type="string">
            <text:p>Formicariidae </text:p>
          </table:table-cell>
        </table:table-row>
        <table:table-row table:style-name="ro1">
          <table:table-cell office:value-type="string">
            <text:p>Fulica</text:p>
          </table:table-cell>
          <table:table-cell office:value-type="float" office:value="151">
            <text:p>151</text:p>
          </table:table-cell>
          <table:table-cell table:formula="of:=VLOOKUP([.F152];[Familia.A$2:.B$79];2)" office:value-type="float" office:value="54">
            <text:p>54</text:p>
          </table:table-cell>
          <table:table-cell table:number-columns-repeated="2"/>
          <table:table-cell office:value-type="string">
            <text:p>Rallidae </text:p>
          </table:table-cell>
        </table:table-row>
        <table:table-row table:style-name="ro1">
          <table:table-cell office:value-type="string">
            <text:p>Furnarius </text:p>
          </table:table-cell>
          <table:table-cell office:value-type="float" office:value="152">
            <text:p>152</text:p>
          </table:table-cell>
          <table:table-cell table:formula="of:=VLOOKUP([.F153];[Familia.A$2:.B$79];2)" office:value-type="float" office:value="31">
            <text:p>31</text:p>
          </table:table-cell>
          <table:table-cell table:number-columns-repeated="2"/>
          <table:table-cell office:value-type="string">
            <text:p>Furnariidae </text:p>
          </table:table-cell>
        </table:table-row>
        <table:table-row table:style-name="ro1">
          <table:table-cell office:value-type="string">
            <text:p>Gallinago</text:p>
          </table:table-cell>
          <table:table-cell office:value-type="float" office:value="153">
            <text:p>153</text:p>
          </table:table-cell>
          <table:table-cell table:formula="of:=VLOOKUP([.F154];[Familia.A$2:.B$79];2)" office:value-type="float" office:value="63">
            <text:p>63</text:p>
          </table:table-cell>
          <table:table-cell table:number-columns-repeated="2"/>
          <table:table-cell office:value-type="string">
            <text:p>Scolopacidae </text:p>
          </table:table-cell>
        </table:table-row>
        <table:table-row table:style-name="ro1">
          <table:table-cell office:value-type="string">
            <text:p>Gallinula</text:p>
          </table:table-cell>
          <table:table-cell office:value-type="float" office:value="154">
            <text:p>154</text:p>
          </table:table-cell>
          <table:table-cell table:formula="of:=VLOOKUP([.F155];[Familia.A$2:.B$79];2)" office:value-type="float" office:value="54">
            <text:p>54</text:p>
          </table:table-cell>
          <table:table-cell table:number-columns-repeated="2"/>
          <table:table-cell office:value-type="string">
            <text:p>Rallidae </text:p>
          </table:table-cell>
        </table:table-row>
        <table:table-row table:style-name="ro1">
          <table:table-cell office:value-type="string">
            <text:p>Gelochelidon </text:p>
          </table:table-cell>
          <table:table-cell office:value-type="float" office:value="155">
            <text:p>155</text:p>
          </table:table-cell>
          <table:table-cell table:formula="of:=VLOOKUP([.F156];[Familia.A$2:.B$79];2)" office:value-type="float" office:value="65">
            <text:p>65</text:p>
          </table:table-cell>
          <table:table-cell table:number-columns-repeated="2"/>
          <table:table-cell office:value-type="string">
            <text:p>Sternidae </text:p>
          </table:table-cell>
        </table:table-row>
        <table:table-row table:style-name="ro1">
          <table:table-cell office:value-type="string">
            <text:p>Geositta </text:p>
          </table:table-cell>
          <table:table-cell office:value-type="float" office:value="156">
            <text:p>156</text:p>
          </table:table-cell>
          <table:table-cell table:formula="of:=VLOOKUP([.F157];[Familia.A$2:.B$79];2)" office:value-type="float" office:value="62">
            <text:p>62</text:p>
          </table:table-cell>
          <table:table-cell table:number-columns-repeated="2"/>
          <table:table-cell office:value-type="string">
            <text:p>Scleruridae </text:p>
          </table:table-cell>
        </table:table-row>
        <table:table-row table:style-name="ro1">
          <table:table-cell office:value-type="string">
            <text:p>Geothlypis</text:p>
          </table:table-cell>
          <table:table-cell office:value-type="float" office:value="157">
            <text:p>157</text:p>
          </table:table-cell>
          <table:table-cell table:formula="of:=VLOOKUP([.F158];[Familia.A$2:.B$79];2)" office:value-type="float" office:value="45">
            <text:p>45</text:p>
          </table:table-cell>
          <table:table-cell table:number-columns-repeated="2"/>
          <table:table-cell office:value-type="string">
            <text:p>Parulidae </text:p>
          </table:table-cell>
        </table:table-row>
        <table:table-row table:style-name="ro1">
          <table:table-cell office:value-type="string">
            <text:p>Geotrygon</text:p>
          </table:table-cell>
          <table:table-cell office:value-type="float" office:value="158">
            <text:p>158</text:p>
          </table:table-cell>
          <table:table-cell table:formula="of:=VLOOKUP([.F159];[Familia.A$2:.B$79];2)" office:value-type="float" office:value="19">
            <text:p>19</text:p>
          </table:table-cell>
          <table:table-cell table:number-columns-repeated="2"/>
          <table:table-cell office:value-type="string">
            <text:p>Columbidae </text:p>
          </table:table-cell>
        </table:table-row>
        <table:table-row table:style-name="ro1">
          <table:table-cell office:value-type="string">
            <text:p>Geranoaetus</text:p>
          </table:table-cell>
          <table:table-cell office:value-type="float" office:value="159">
            <text:p>159</text:p>
          </table:table-cell>
          <table:table-cell table:formula="of:=VLOOKUP([.F160];[Familia.A$2:.B$79];2)" office:value-type="float" office:value="1">
            <text:p>1</text:p>
          </table:table-cell>
          <table:table-cell table:number-columns-repeated="2"/>
          <table:table-cell office:value-type="string">
            <text:p>Accipitridae </text:p>
          </table:table-cell>
        </table:table-row>
        <table:table-row table:style-name="ro1">
          <table:table-cell office:value-type="string">
            <text:p>Geranospiza</text:p>
          </table:table-cell>
          <table:table-cell office:value-type="float" office:value="160">
            <text:p>160</text:p>
          </table:table-cell>
          <table:table-cell table:formula="of:=VLOOKUP([.F161];[Familia.A$2:.B$79];2)" office:value-type="float" office:value="1">
            <text:p>1</text:p>
          </table:table-cell>
          <table:table-cell table:number-columns-repeated="2"/>
          <table:table-cell office:value-type="string">
            <text:p>Accipitridae </text:p>
          </table:table-cell>
        </table:table-row>
        <table:table-row table:style-name="ro1">
          <table:table-cell office:value-type="string">
            <text:p>Glaucidium </text:p>
          </table:table-cell>
          <table:table-cell office:value-type="float" office:value="161">
            <text:p>161</text:p>
          </table:table-cell>
          <table:table-cell table:formula="of:=VLOOKUP([.F162];[Familia.A$2:.B$79];2)" office:value-type="float" office:value="66">
            <text:p>66</text:p>
          </table:table-cell>
          <table:table-cell table:number-columns-repeated="2"/>
          <table:table-cell office:value-type="string">
            <text:p>Strigidae </text:p>
          </table:table-cell>
        </table:table-row>
        <table:table-row table:style-name="ro1">
          <table:table-cell office:value-type="string">
            <text:p>Gnorimopsar </text:p>
          </table:table-cell>
          <table:table-cell office:value-type="float" office:value="162">
            <text:p>162</text:p>
          </table:table-cell>
          <table:table-cell table:formula="of:=VLOOKUP([.F163];[Familia.A$2:.B$79];2)" office:value-type="float" office:value="35">
            <text:p>35</text:p>
          </table:table-cell>
          <table:table-cell table:number-columns-repeated="2"/>
          <table:table-cell office:value-type="string">
            <text:p>Icteridae </text:p>
          </table:table-cell>
        </table:table-row>
        <table:table-row table:style-name="ro1">
          <table:table-cell office:value-type="string">
            <text:p>Grallaria</text:p>
          </table:table-cell>
          <table:table-cell office:value-type="float" office:value="163">
            <text:p>163</text:p>
          </table:table-cell>
          <table:table-cell table:formula="of:=VLOOKUP([.F164];[Familia.A$2:.B$79];2)" office:value-type="float" office:value="32">
            <text:p>32</text:p>
          </table:table-cell>
          <table:table-cell table:number-columns-repeated="2"/>
          <table:table-cell office:value-type="string">
            <text:p>Grallariidae </text:p>
          </table:table-cell>
        </table:table-row>
        <table:table-row table:style-name="ro1">
          <table:table-cell office:value-type="string">
            <text:p>Griseotyrannus </text:p>
          </table:table-cell>
          <table:table-cell office:value-type="float" office:value="164">
            <text:p>164</text:p>
          </table:table-cell>
          <table:table-cell table:formula="of:=VLOOKUP([.F165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Gubernatrix </text:p>
          </table:table-cell>
          <table:table-cell office:value-type="float" office:value="165">
            <text:p>165</text:p>
          </table:table-cell>
          <table:table-cell table:formula="of:=VLOOKUP([.F166];[Familia.A$2:.B$79];2)" office:value-type="float" office:value="26">
            <text:p>26</text:p>
          </table:table-cell>
          <table:table-cell table:number-columns-repeated="2"/>
          <table:table-cell office:value-type="string">
            <text:p>Emberizidae </text:p>
          </table:table-cell>
        </table:table-row>
        <table:table-row table:style-name="ro1">
          <table:table-cell office:value-type="string">
            <text:p>Gubernetes </text:p>
          </table:table-cell>
          <table:table-cell office:value-type="float" office:value="166">
            <text:p>166</text:p>
          </table:table-cell>
          <table:table-cell table:formula="of:=VLOOKUP([.F167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Guira</text:p>
          </table:table-cell>
          <table:table-cell office:value-type="float" office:value="167">
            <text:p>167</text:p>
          </table:table-cell>
          <table:table-cell table:formula="of:=VLOOKUP([.F168];[Familia.A$2:.B$79];2)" office:value-type="float" office:value="24">
            <text:p>24</text:p>
          </table:table-cell>
          <table:table-cell table:number-columns-repeated="2"/>
          <table:table-cell office:value-type="string">
            <text:p>Cuculidae </text:p>
          </table:table-cell>
        </table:table-row>
        <table:table-row table:style-name="ro1">
          <table:table-cell office:value-type="string">
            <text:p>Habia</text:p>
          </table:table-cell>
          <table:table-cell office:value-type="float" office:value="168">
            <text:p>168</text:p>
          </table:table-cell>
          <table:table-cell table:formula="of:=VLOOKUP([.F169];[Familia.A$2:.B$79];2)" office:value-type="float" office:value="12">
            <text:p>12</text:p>
          </table:table-cell>
          <table:table-cell table:number-columns-repeated="2"/>
          <table:table-cell office:value-type="string">
            <text:p>Cardinalidae </text:p>
          </table:table-cell>
        </table:table-row>
        <table:table-row table:style-name="ro1">
          <table:table-cell office:value-type="string">
            <text:p>Haematopus</text:p>
          </table:table-cell>
          <table:table-cell office:value-type="float" office:value="169">
            <text:p>169</text:p>
          </table:table-cell>
          <table:table-cell table:formula="of:=VLOOKUP([.F170];[Familia.A$2:.B$79];2)" office:value-type="float" office:value="33">
            <text:p>33</text:p>
          </table:table-cell>
          <table:table-cell table:number-columns-repeated="2"/>
          <table:table-cell office:value-type="string">
            <text:p>Haematopodidae </text:p>
          </table:table-cell>
        </table:table-row>
        <table:table-row table:style-name="ro1">
          <table:table-cell office:value-type="string">
            <text:p>Haplospiza</text:p>
          </table:table-cell>
          <table:table-cell office:value-type="float" office:value="170">
            <text:p>170</text:p>
          </table:table-cell>
          <table:table-cell table:formula="of:=VLOOKUP([.F171];[Familia.A$2:.B$79];2)" office:value-type="float" office:value="26">
            <text:p>26</text:p>
          </table:table-cell>
          <table:table-cell table:number-columns-repeated="2"/>
          <table:table-cell office:value-type="string">
            <text:p>Emberizidae </text:p>
          </table:table-cell>
        </table:table-row>
        <table:table-row table:style-name="ro1">
          <table:table-cell office:value-type="string">
            <text:p>Harpagus</text:p>
          </table:table-cell>
          <table:table-cell office:value-type="float" office:value="171">
            <text:p>171</text:p>
          </table:table-cell>
          <table:table-cell table:formula="of:=VLOOKUP([.F172];[Familia.A$2:.B$79];2)" office:value-type="float" office:value="1">
            <text:p>1</text:p>
          </table:table-cell>
          <table:table-cell table:number-columns-repeated="2"/>
          <table:table-cell office:value-type="string">
            <text:p>Accipitridae </text:p>
          </table:table-cell>
        </table:table-row>
        <table:table-row table:style-name="ro1">
          <table:table-cell office:value-type="string">
            <text:p>Harpia</text:p>
          </table:table-cell>
          <table:table-cell office:value-type="float" office:value="172">
            <text:p>172</text:p>
          </table:table-cell>
          <table:table-cell table:formula="of:=VLOOKUP([.F173];[Familia.A$2:.B$79];2)" office:value-type="float" office:value="1">
            <text:p>1</text:p>
          </table:table-cell>
          <table:table-cell table:number-columns-repeated="2"/>
          <table:table-cell office:value-type="string">
            <text:p>Accipitridae </text:p>
          </table:table-cell>
        </table:table-row>
        <table:table-row table:style-name="ro1">
          <table:table-cell office:value-type="string">
            <text:p>Heliobletus </text:p>
          </table:table-cell>
          <table:table-cell office:value-type="float" office:value="173">
            <text:p>173</text:p>
          </table:table-cell>
          <table:table-cell table:formula="of:=VLOOKUP([.F174];[Familia.A$2:.B$79];2)" office:value-type="float" office:value="31">
            <text:p>31</text:p>
          </table:table-cell>
          <table:table-cell table:number-columns-repeated="2"/>
          <table:table-cell office:value-type="string">
            <text:p>Furnariidae </text:p>
          </table:table-cell>
        </table:table-row>
        <table:table-row table:style-name="ro1">
          <table:table-cell office:value-type="string">
            <text:p>Heliomaster</text:p>
          </table:table-cell>
          <table:table-cell office:value-type="float" office:value="174">
            <text:p>174</text:p>
          </table:table-cell>
          <table:table-cell table:formula="of:=VLOOKUP([.F175];[Familia.A$2:.B$79];2)" office:value-type="float" office:value="72">
            <text:p>72</text:p>
          </table:table-cell>
          <table:table-cell table:number-columns-repeated="2"/>
          <table:table-cell office:value-type="string">
            <text:p>Trochilidae </text:p>
          </table:table-cell>
        </table:table-row>
        <table:table-row table:style-name="ro1">
          <table:table-cell office:value-type="string">
            <text:p>Hemithraupis </text:p>
          </table:table-cell>
          <table:table-cell office:value-type="float" office:value="175">
            <text:p>175</text:p>
          </table:table-cell>
          <table:table-cell table:formula="of:=VLOOKUP([.F176];[Familia.A$2:.B$79];2)" office:value-type="float" office:value="68">
            <text:p>68</text:p>
          </table:table-cell>
          <table:table-cell table:number-columns-repeated="2"/>
          <table:table-cell office:value-type="string">
            <text:p>Thraupidae </text:p>
          </table:table-cell>
        </table:table-row>
        <table:table-row table:style-name="ro1">
          <table:table-cell office:value-type="string">
            <text:p>Hemitriccus</text:p>
          </table:table-cell>
          <table:table-cell office:value-type="float" office:value="176">
            <text:p>176</text:p>
          </table:table-cell>
          <table:table-cell table:formula="of:=VLOOKUP([.F177];[Familia.A$2:.B$79];2)" office:value-type="float" office:value="59">
            <text:p>59</text:p>
          </table:table-cell>
          <table:table-cell table:number-columns-repeated="2"/>
          <table:table-cell office:value-type="string">
            <text:p>Rhynchocyclidae</text:p>
          </table:table-cell>
        </table:table-row>
        <table:table-row table:style-name="ro1">
          <table:table-cell office:value-type="string">
            <text:p>Hemitriccus </text:p>
          </table:table-cell>
          <table:table-cell office:value-type="float" office:value="177">
            <text:p>177</text:p>
          </table:table-cell>
          <table:table-cell table:formula="of:=VLOOKUP([.F178];[Familia.A$2:.B$79];2)" office:value-type="float" office:value="59">
            <text:p>59</text:p>
          </table:table-cell>
          <table:table-cell table:number-columns-repeated="2"/>
          <table:table-cell office:value-type="string">
            <text:p>Rhynchocyclidae</text:p>
          </table:table-cell>
        </table:table-row>
        <table:table-row table:style-name="ro1">
          <table:table-cell office:value-type="string">
            <text:p>Herpetotheres</text:p>
          </table:table-cell>
          <table:table-cell office:value-type="float" office:value="178">
            <text:p>178</text:p>
          </table:table-cell>
          <table:table-cell table:formula="of:=VLOOKUP([.F179];[Familia.A$2:.B$79];2)" office:value-type="float" office:value="28">
            <text:p>28</text:p>
          </table:table-cell>
          <table:table-cell table:number-columns-repeated="2"/>
          <table:table-cell office:value-type="string">
            <text:p>Falconidae </text:p>
          </table:table-cell>
        </table:table-row>
        <table:table-row table:style-name="ro1">
          <table:table-cell office:value-type="string">
            <text:p>Heteronetta</text:p>
          </table:table-cell>
          <table:table-cell office:value-type="float" office:value="179">
            <text:p>179</text:p>
          </table:table-cell>
          <table:table-cell table:formula="of:=VLOOKUP([.F180];[Familia.A$2:.B$79];2)" office:value-type="float" office:value="4">
            <text:p>4</text:p>
          </table:table-cell>
          <table:table-cell table:number-columns-repeated="2"/>
          <table:table-cell office:value-type="string">
            <text:p>Anatidae </text:p>
          </table:table-cell>
        </table:table-row>
        <table:table-row table:style-name="ro1">
          <table:table-cell office:value-type="string">
            <text:p>Heterospizias </text:p>
          </table:table-cell>
          <table:table-cell office:value-type="float" office:value="180">
            <text:p>180</text:p>
          </table:table-cell>
          <table:table-cell table:formula="of:=VLOOKUP([.F181];[Familia.A$2:.B$79];2)" office:value-type="float" office:value="1">
            <text:p>1</text:p>
          </table:table-cell>
          <table:table-cell table:number-columns-repeated="2"/>
          <table:table-cell office:value-type="string">
            <text:p>Accipitridae </text:p>
          </table:table-cell>
        </table:table-row>
        <table:table-row table:style-name="ro1">
          <table:table-cell office:value-type="string">
            <text:p>Himantopus </text:p>
          </table:table-cell>
          <table:table-cell office:value-type="float" office:value="181">
            <text:p>181</text:p>
          </table:table-cell>
          <table:table-cell table:formula="of:=VLOOKUP([.F182];[Familia.A$2:.B$79];2)" office:value-type="float" office:value="56">
            <text:p>56</text:p>
          </table:table-cell>
          <table:table-cell table:number-columns-repeated="2"/>
          <table:table-cell office:value-type="string">
            <text:p>Recurvirostridae </text:p>
          </table:table-cell>
        </table:table-row>
        <table:table-row table:style-name="ro1">
          <table:table-cell office:value-type="string">
            <text:p>Hirundinea</text:p>
          </table:table-cell>
          <table:table-cell office:value-type="float" office:value="182">
            <text:p>182</text:p>
          </table:table-cell>
          <table:table-cell table:formula="of:=VLOOKUP([.F183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Hirundo </text:p>
          </table:table-cell>
          <table:table-cell office:value-type="float" office:value="183">
            <text:p>183</text:p>
          </table:table-cell>
          <table:table-cell table:formula="of:=VLOOKUP([.F184];[Familia.A$2:.B$79];2)" office:value-type="float" office:value="34">
            <text:p>34</text:p>
          </table:table-cell>
          <table:table-cell table:number-columns-repeated="2"/>
          <table:table-cell office:value-type="string">
            <text:p>Hirundinidae </text:p>
          </table:table-cell>
        </table:table-row>
        <table:table-row table:style-name="ro1">
          <table:table-cell office:value-type="string">
            <text:p>Hydropsalis </text:p>
          </table:table-cell>
          <table:table-cell office:value-type="float" office:value="184">
            <text:p>184</text:p>
          </table:table-cell>
          <table:table-cell table:formula="of:=VLOOKUP([.F185];[Familia.A$2:.B$79];2)" office:value-type="float" office:value="11">
            <text:p>11</text:p>
          </table:table-cell>
          <table:table-cell table:number-columns-repeated="2"/>
          <table:table-cell office:value-type="string">
            <text:p>Caprimulgidae </text:p>
          </table:table-cell>
        </table:table-row>
        <table:table-row table:style-name="ro1">
          <table:table-cell office:value-type="string">
            <text:p>Hylocharis </text:p>
          </table:table-cell>
          <table:table-cell office:value-type="float" office:value="185">
            <text:p>185</text:p>
          </table:table-cell>
          <table:table-cell table:formula="of:=VLOOKUP([.F186];[Familia.A$2:.B$79];2)" office:value-type="float" office:value="72">
            <text:p>72</text:p>
          </table:table-cell>
          <table:table-cell table:number-columns-repeated="2"/>
          <table:table-cell office:value-type="string">
            <text:p>Trochilidae </text:p>
          </table:table-cell>
        </table:table-row>
        <table:table-row table:style-name="ro1">
          <table:table-cell office:value-type="string">
            <text:p>Hylopezus</text:p>
          </table:table-cell>
          <table:table-cell office:value-type="float" office:value="186">
            <text:p>186</text:p>
          </table:table-cell>
          <table:table-cell table:formula="of:=VLOOKUP([.F187];[Familia.A$2:.B$79];2)" office:value-type="float" office:value="32">
            <text:p>32</text:p>
          </table:table-cell>
          <table:table-cell table:number-columns-repeated="2"/>
          <table:table-cell office:value-type="string">
            <text:p>Grallariidae </text:p>
          </table:table-cell>
        </table:table-row>
        <table:table-row table:style-name="ro1">
          <table:table-cell office:value-type="string">
            <text:p>Hylophilus</text:p>
          </table:table-cell>
          <table:table-cell office:value-type="float" office:value="187">
            <text:p>187</text:p>
          </table:table-cell>
          <table:table-cell table:formula="of:=VLOOKUP([.F188];[Familia.A$2:.B$79];2)" office:value-type="float" office:value="78">
            <text:p>78</text:p>
          </table:table-cell>
          <table:table-cell table:number-columns-repeated="2"/>
          <table:table-cell office:value-type="string">
            <text:p>Vireonidae </text:p>
          </table:table-cell>
        </table:table-row>
        <table:table-row table:style-name="ro1">
          <table:table-cell office:value-type="string">
            <text:p>Hymenops </text:p>
          </table:table-cell>
          <table:table-cell office:value-type="float" office:value="188">
            <text:p>188</text:p>
          </table:table-cell>
          <table:table-cell table:formula="of:=VLOOKUP([.F189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Hypoedaleus</text:p>
          </table:table-cell>
          <table:table-cell office:value-type="float" office:value="189">
            <text:p>189</text:p>
          </table:table-cell>
          <table:table-cell table:formula="of:=VLOOKUP([.F190];[Familia.A$2:.B$79];2)" office:value-type="float" office:value="67">
            <text:p>67</text:p>
          </table:table-cell>
          <table:table-cell table:number-columns-repeated="2"/>
          <table:table-cell office:value-type="string">
            <text:p>Thamnophilidae </text:p>
          </table:table-cell>
        </table:table-row>
        <table:table-row table:style-name="ro1">
          <table:table-cell office:value-type="string">
            <text:p>Icterus</text:p>
          </table:table-cell>
          <table:table-cell office:value-type="float" office:value="190">
            <text:p>190</text:p>
          </table:table-cell>
          <table:table-cell table:formula="of:=VLOOKUP([.F191];[Familia.A$2:.B$79];2)" office:value-type="float" office:value="35">
            <text:p>35</text:p>
          </table:table-cell>
          <table:table-cell table:number-columns-repeated="2"/>
          <table:table-cell office:value-type="string">
            <text:p>Icteridae </text:p>
          </table:table-cell>
        </table:table-row>
        <table:table-row table:style-name="ro1">
          <table:table-cell office:value-type="string">
            <text:p>Ictinia</text:p>
          </table:table-cell>
          <table:table-cell office:value-type="float" office:value="191">
            <text:p>191</text:p>
          </table:table-cell>
          <table:table-cell table:formula="of:=VLOOKUP([.F192];[Familia.A$2:.B$79];2)" office:value-type="float" office:value="1">
            <text:p>1</text:p>
          </table:table-cell>
          <table:table-cell table:number-columns-repeated="2"/>
          <table:table-cell office:value-type="string">
            <text:p>Accipitridae </text:p>
          </table:table-cell>
        </table:table-row>
        <table:table-row table:style-name="ro1">
          <table:table-cell office:value-type="string">
            <text:p>Ixobrychus</text:p>
          </table:table-cell>
          <table:table-cell office:value-type="float" office:value="192">
            <text:p>192</text:p>
          </table:table-cell>
          <table:table-cell table:formula="of:=VLOOKUP([.F193];[Familia.A$2:.B$79];2)" office:value-type="float" office:value="9">
            <text:p>9</text:p>
          </table:table-cell>
          <table:table-cell table:number-columns-repeated="2"/>
          <table:table-cell office:value-type="string">
            <text:p>Ardeidae </text:p>
          </table:table-cell>
        </table:table-row>
        <table:table-row table:style-name="ro1">
          <table:table-cell office:value-type="string">
            <text:p>Jabiru</text:p>
          </table:table-cell>
          <table:table-cell office:value-type="float" office:value="193">
            <text:p>193</text:p>
          </table:table-cell>
          <table:table-cell table:formula="of:=VLOOKUP([.F194];[Familia.A$2:.B$79];2)" office:value-type="float" office:value="17">
            <text:p>17</text:p>
          </table:table-cell>
          <table:table-cell table:number-columns-repeated="2"/>
          <table:table-cell office:value-type="string">
            <text:p>Ciconiidae </text:p>
          </table:table-cell>
        </table:table-row>
        <table:table-row table:style-name="ro1">
          <table:table-cell office:value-type="string">
            <text:p>Jacana </text:p>
          </table:table-cell>
          <table:table-cell office:value-type="float" office:value="194">
            <text:p>194</text:p>
          </table:table-cell>
          <table:table-cell table:formula="of:=VLOOKUP([.F195];[Familia.A$2:.B$79];2)" office:value-type="float" office:value="37">
            <text:p>37</text:p>
          </table:table-cell>
          <table:table-cell table:number-columns-repeated="2"/>
          <table:table-cell office:value-type="string">
            <text:p>Jacanidae </text:p>
          </table:table-cell>
        </table:table-row>
        <table:table-row table:style-name="ro1">
          <table:table-cell office:value-type="string">
            <text:p>Knipolegus </text:p>
          </table:table-cell>
          <table:table-cell office:value-type="float" office:value="195">
            <text:p>195</text:p>
          </table:table-cell>
          <table:table-cell table:formula="of:=VLOOKUP([.F196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Lanio</text:p>
          </table:table-cell>
          <table:table-cell office:value-type="float" office:value="196">
            <text:p>196</text:p>
          </table:table-cell>
          <table:table-cell table:formula="of:=VLOOKUP([.F197];[Familia.A$2:.B$79];2)" office:value-type="float" office:value="68">
            <text:p>68</text:p>
          </table:table-cell>
          <table:table-cell table:number-columns-repeated="2"/>
          <table:table-cell office:value-type="string">
            <text:p>Thraupidae </text:p>
          </table:table-cell>
        </table:table-row>
        <table:table-row table:style-name="ro1">
          <table:table-cell office:value-type="string">
            <text:p>Larus </text:p>
          </table:table-cell>
          <table:table-cell office:value-type="float" office:value="197">
            <text:p>197</text:p>
          </table:table-cell>
          <table:table-cell table:formula="of:=VLOOKUP([.F198];[Familia.A$2:.B$79];2)" office:value-type="float" office:value="38">
            <text:p>38</text:p>
          </table:table-cell>
          <table:table-cell table:number-columns-repeated="2"/>
          <table:table-cell office:value-type="string">
            <text:p>Laridae </text:p>
          </table:table-cell>
        </table:table-row>
        <table:table-row table:style-name="ro1">
          <table:table-cell office:value-type="string">
            <text:p>Laterallus</text:p>
          </table:table-cell>
          <table:table-cell office:value-type="float" office:value="198">
            <text:p>198</text:p>
          </table:table-cell>
          <table:table-cell table:formula="of:=VLOOKUP([.F199];[Familia.A$2:.B$79];2)" office:value-type="float" office:value="54">
            <text:p>54</text:p>
          </table:table-cell>
          <table:table-cell table:number-columns-repeated="2"/>
          <table:table-cell office:value-type="string">
            <text:p>Rallidae </text:p>
          </table:table-cell>
        </table:table-row>
        <table:table-row table:style-name="ro1">
          <table:table-cell office:value-type="string">
            <text:p>Laterallus </text:p>
          </table:table-cell>
          <table:table-cell office:value-type="float" office:value="199">
            <text:p>199</text:p>
          </table:table-cell>
          <table:table-cell table:formula="of:=VLOOKUP([.F200];[Familia.A$2:.B$79];2)" office:value-type="float" office:value="54">
            <text:p>54</text:p>
          </table:table-cell>
          <table:table-cell table:number-columns-repeated="2"/>
          <table:table-cell office:value-type="string">
            <text:p>Rallidae </text:p>
          </table:table-cell>
        </table:table-row>
        <table:table-row table:style-name="ro1">
          <table:table-cell office:value-type="string">
            <text:p>Lathrotriccus</text:p>
          </table:table-cell>
          <table:table-cell office:value-type="float" office:value="200">
            <text:p>200</text:p>
          </table:table-cell>
          <table:table-cell table:formula="of:=VLOOKUP([.F201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Legatus </text:p>
          </table:table-cell>
          <table:table-cell office:value-type="float" office:value="201">
            <text:p>201</text:p>
          </table:table-cell>
          <table:table-cell table:formula="of:=VLOOKUP([.F202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Lepidocolaptes</text:p>
          </table:table-cell>
          <table:table-cell office:value-type="float" office:value="202">
            <text:p>202</text:p>
          </table:table-cell>
          <table:table-cell table:formula="of:=VLOOKUP([.F203];[Familia.A$2:.B$79];2)" office:value-type="float" office:value="25">
            <text:p>25</text:p>
          </table:table-cell>
          <table:table-cell table:number-columns-repeated="2"/>
          <table:table-cell office:value-type="string">
            <text:p>Dendrocolaptidae </text:p>
          </table:table-cell>
        </table:table-row>
        <table:table-row table:style-name="ro1">
          <table:table-cell office:value-type="string">
            <text:p>Leptasthenura </text:p>
          </table:table-cell>
          <table:table-cell office:value-type="float" office:value="203">
            <text:p>203</text:p>
          </table:table-cell>
          <table:table-cell table:formula="of:=VLOOKUP([.F204];[Familia.A$2:.B$79];2)" office:value-type="float" office:value="31">
            <text:p>31</text:p>
          </table:table-cell>
          <table:table-cell table:number-columns-repeated="2"/>
          <table:table-cell office:value-type="string">
            <text:p>Furnariidae </text:p>
          </table:table-cell>
        </table:table-row>
        <table:table-row table:style-name="ro1">
          <table:table-cell office:value-type="string">
            <text:p>Leptodon</text:p>
          </table:table-cell>
          <table:table-cell office:value-type="float" office:value="204">
            <text:p>204</text:p>
          </table:table-cell>
          <table:table-cell table:formula="of:=VLOOKUP([.F205];[Familia.A$2:.B$79];2)" office:value-type="float" office:value="1">
            <text:p>1</text:p>
          </table:table-cell>
          <table:table-cell table:number-columns-repeated="2"/>
          <table:table-cell office:value-type="string">
            <text:p>Accipitridae </text:p>
          </table:table-cell>
        </table:table-row>
        <table:table-row table:style-name="ro1">
          <table:table-cell office:value-type="string">
            <text:p>Leptopogon </text:p>
          </table:table-cell>
          <table:table-cell office:value-type="float" office:value="205">
            <text:p>205</text:p>
          </table:table-cell>
          <table:table-cell table:formula="of:=VLOOKUP([.F206];[Familia.A$2:.B$79];2)" office:value-type="float" office:value="59">
            <text:p>59</text:p>
          </table:table-cell>
          <table:table-cell table:number-columns-repeated="2"/>
          <table:table-cell office:value-type="string">
            <text:p>Rhynchocyclidae</text:p>
          </table:table-cell>
        </table:table-row>
        <table:table-row table:style-name="ro1">
          <table:table-cell office:value-type="string">
            <text:p>Leptotila</text:p>
          </table:table-cell>
          <table:table-cell office:value-type="float" office:value="206">
            <text:p>206</text:p>
          </table:table-cell>
          <table:table-cell table:formula="of:=VLOOKUP([.F207];[Familia.A$2:.B$79];2)" office:value-type="float" office:value="19">
            <text:p>19</text:p>
          </table:table-cell>
          <table:table-cell table:number-columns-repeated="2"/>
          <table:table-cell office:value-type="string">
            <text:p>Columbidae </text:p>
          </table:table-cell>
        </table:table-row>
        <table:table-row table:style-name="ro1">
          <table:table-cell office:value-type="string">
            <text:p>Leptotila </text:p>
          </table:table-cell>
          <table:table-cell office:value-type="float" office:value="207">
            <text:p>207</text:p>
          </table:table-cell>
          <table:table-cell table:formula="of:=VLOOKUP([.F208];[Familia.A$2:.B$79];2)" office:value-type="float" office:value="19">
            <text:p>19</text:p>
          </table:table-cell>
          <table:table-cell table:number-columns-repeated="2"/>
          <table:table-cell office:value-type="string">
            <text:p>Columbidae </text:p>
          </table:table-cell>
        </table:table-row>
        <table:table-row table:style-name="ro1">
          <table:table-cell office:value-type="string">
            <text:p>Lessonia </text:p>
          </table:table-cell>
          <table:table-cell office:value-type="float" office:value="208">
            <text:p>208</text:p>
          </table:table-cell>
          <table:table-cell table:formula="of:=VLOOKUP([.F209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Leucochloris</text:p>
          </table:table-cell>
          <table:table-cell office:value-type="float" office:value="209">
            <text:p>209</text:p>
          </table:table-cell>
          <table:table-cell table:formula="of:=VLOOKUP([.F210];[Familia.A$2:.B$79];2)" office:value-type="float" office:value="72">
            <text:p>72</text:p>
          </table:table-cell>
          <table:table-cell table:number-columns-repeated="2"/>
          <table:table-cell office:value-type="string">
            <text:p>Trochilidae </text:p>
          </table:table-cell>
        </table:table-row>
        <table:table-row table:style-name="ro1">
          <table:table-cell office:value-type="string">
            <text:p>Leucophaeus</text:p>
          </table:table-cell>
          <table:table-cell office:value-type="float" office:value="210">
            <text:p>210</text:p>
          </table:table-cell>
          <table:table-cell table:formula="of:=VLOOKUP([.F211];[Familia.A$2:.B$79];2)" office:value-type="float" office:value="38">
            <text:p>38</text:p>
          </table:table-cell>
          <table:table-cell table:number-columns-repeated="2"/>
          <table:table-cell office:value-type="string">
            <text:p>Laridae </text:p>
          </table:table-cell>
        </table:table-row>
        <table:table-row table:style-name="ro1">
          <table:table-cell office:value-type="string">
            <text:p>Limnoctites </text:p>
          </table:table-cell>
          <table:table-cell office:value-type="float" office:value="211">
            <text:p>211</text:p>
          </table:table-cell>
          <table:table-cell table:formula="of:=VLOOKUP([.F212];[Familia.A$2:.B$79];2)" office:value-type="float" office:value="31">
            <text:p>31</text:p>
          </table:table-cell>
          <table:table-cell table:number-columns-repeated="2"/>
          <table:table-cell office:value-type="string">
            <text:p>Furnariidae </text:p>
          </table:table-cell>
        </table:table-row>
        <table:table-row table:style-name="ro1">
          <table:table-cell office:value-type="string">
            <text:p>Limnodromus</text:p>
          </table:table-cell>
          <table:table-cell office:value-type="float" office:value="212">
            <text:p>212</text:p>
          </table:table-cell>
          <table:table-cell table:formula="of:=VLOOKUP([.F213];[Familia.A$2:.B$79];2)" office:value-type="float" office:value="63">
            <text:p>63</text:p>
          </table:table-cell>
          <table:table-cell table:number-columns-repeated="2"/>
          <table:table-cell office:value-type="string">
            <text:p>Scolopacidae </text:p>
          </table:table-cell>
        </table:table-row>
        <table:table-row table:style-name="ro1">
          <table:table-cell office:value-type="string">
            <text:p>Limnornis </text:p>
          </table:table-cell>
          <table:table-cell office:value-type="float" office:value="213">
            <text:p>213</text:p>
          </table:table-cell>
          <table:table-cell table:formula="of:=VLOOKUP([.F214];[Familia.A$2:.B$79];2)" office:value-type="float" office:value="31">
            <text:p>31</text:p>
          </table:table-cell>
          <table:table-cell table:number-columns-repeated="2"/>
          <table:table-cell office:value-type="string">
            <text:p>Furnariidae </text:p>
          </table:table-cell>
        </table:table-row>
        <table:table-row table:style-name="ro1">
          <table:table-cell office:value-type="string">
            <text:p>Limosa</text:p>
          </table:table-cell>
          <table:table-cell office:value-type="float" office:value="214">
            <text:p>214</text:p>
          </table:table-cell>
          <table:table-cell table:formula="of:=VLOOKUP([.F215];[Familia.A$2:.B$79];2)" office:value-type="float" office:value="63">
            <text:p>63</text:p>
          </table:table-cell>
          <table:table-cell table:number-columns-repeated="2"/>
          <table:table-cell office:value-type="string">
            <text:p>Scolopacidae </text:p>
          </table:table-cell>
        </table:table-row>
        <table:table-row table:style-name="ro1">
          <table:table-cell office:value-type="string">
            <text:p>Lochmias </text:p>
          </table:table-cell>
          <table:table-cell office:value-type="float" office:value="215">
            <text:p>215</text:p>
          </table:table-cell>
          <table:table-cell table:formula="of:=VLOOKUP([.F216];[Familia.A$2:.B$79];2)" office:value-type="float" office:value="31">
            <text:p>31</text:p>
          </table:table-cell>
          <table:table-cell table:number-columns-repeated="2"/>
          <table:table-cell office:value-type="string">
            <text:p>Furnariidae </text:p>
          </table:table-cell>
        </table:table-row>
        <table:table-row table:style-name="ro1">
          <table:table-cell office:value-type="string">
            <text:p>Lophornis </text:p>
          </table:table-cell>
          <table:table-cell office:value-type="float" office:value="216">
            <text:p>216</text:p>
          </table:table-cell>
          <table:table-cell table:formula="of:=VLOOKUP([.F217];[Familia.A$2:.B$79];2)" office:value-type="float" office:value="72">
            <text:p>72</text:p>
          </table:table-cell>
          <table:table-cell table:number-columns-repeated="2"/>
          <table:table-cell office:value-type="string">
            <text:p>Trochilidae </text:p>
          </table:table-cell>
        </table:table-row>
        <table:table-row table:style-name="ro1">
          <table:table-cell office:value-type="string">
            <text:p>Lurocalis </text:p>
          </table:table-cell>
          <table:table-cell office:value-type="float" office:value="217">
            <text:p>217</text:p>
          </table:table-cell>
          <table:table-cell table:formula="of:=VLOOKUP([.F218];[Familia.A$2:.B$79];2)" office:value-type="float" office:value="11">
            <text:p>11</text:p>
          </table:table-cell>
          <table:table-cell table:number-columns-repeated="2"/>
          <table:table-cell office:value-type="string">
            <text:p>Caprimulgidae </text:p>
          </table:table-cell>
        </table:table-row>
        <table:table-row table:style-name="ro1">
          <table:table-cell office:value-type="string">
            <text:p>Machetornis</text:p>
          </table:table-cell>
          <table:table-cell office:value-type="float" office:value="218">
            <text:p>218</text:p>
          </table:table-cell>
          <table:table-cell table:formula="of:=VLOOKUP([.F219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Mackenziaena</text:p>
          </table:table-cell>
          <table:table-cell office:value-type="float" office:value="219">
            <text:p>219</text:p>
          </table:table-cell>
          <table:table-cell table:formula="of:=VLOOKUP([.F220];[Familia.A$2:.B$79];2)" office:value-type="float" office:value="67">
            <text:p>67</text:p>
          </table:table-cell>
          <table:table-cell table:number-columns-repeated="2"/>
          <table:table-cell office:value-type="string">
            <text:p>Thamnophilidae </text:p>
          </table:table-cell>
        </table:table-row>
        <table:table-row table:style-name="ro1">
          <table:table-cell office:value-type="string">
            <text:p>Mackenziaena </text:p>
          </table:table-cell>
          <table:table-cell office:value-type="float" office:value="220">
            <text:p>220</text:p>
          </table:table-cell>
          <table:table-cell table:formula="of:=VLOOKUP([.F221];[Familia.A$2:.B$79];2)" office:value-type="float" office:value="67">
            <text:p>67</text:p>
          </table:table-cell>
          <table:table-cell table:number-columns-repeated="2"/>
          <table:table-cell office:value-type="string">
            <text:p>Thamnophilidae </text:p>
          </table:table-cell>
        </table:table-row>
        <table:table-row table:style-name="ro1">
          <table:table-cell office:value-type="string">
            <text:p>Manacus </text:p>
          </table:table-cell>
          <table:table-cell office:value-type="float" office:value="221">
            <text:p>221</text:p>
          </table:table-cell>
          <table:table-cell table:formula="of:=VLOOKUP([.F222];[Familia.A$2:.B$79];2)" office:value-type="float" office:value="50">
            <text:p>50</text:p>
          </table:table-cell>
          <table:table-cell table:number-columns-repeated="2"/>
          <table:table-cell office:value-type="string">
            <text:p>Pipridae </text:p>
          </table:table-cell>
        </table:table-row>
        <table:table-row table:style-name="ro1">
          <table:table-cell office:value-type="string">
            <text:p>Megaceryle</text:p>
          </table:table-cell>
          <table:table-cell office:value-type="float" office:value="222">
            <text:p>222</text:p>
          </table:table-cell>
          <table:table-cell table:formula="of:=VLOOKUP([.F223];[Familia.A$2:.B$79];2)" office:value-type="float" office:value="2">
            <text:p>2</text:p>
          </table:table-cell>
          <table:table-cell table:number-columns-repeated="2"/>
          <table:table-cell office:value-type="string">
            <text:p>Alcedinidae </text:p>
          </table:table-cell>
        </table:table-row>
        <table:table-row table:style-name="ro1">
          <table:table-cell office:value-type="string">
            <text:p>Megarynchus </text:p>
          </table:table-cell>
          <table:table-cell office:value-type="float" office:value="223">
            <text:p>223</text:p>
          </table:table-cell>
          <table:table-cell table:formula="of:=VLOOKUP([.F224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Megascops </text:p>
          </table:table-cell>
          <table:table-cell office:value-type="float" office:value="224">
            <text:p>224</text:p>
          </table:table-cell>
          <table:table-cell table:formula="of:=VLOOKUP([.F225];[Familia.A$2:.B$79];2)" office:value-type="float" office:value="66">
            <text:p>66</text:p>
          </table:table-cell>
          <table:table-cell table:number-columns-repeated="2"/>
          <table:table-cell office:value-type="string">
            <text:p>Strigidae </text:p>
          </table:table-cell>
        </table:table-row>
        <table:table-row table:style-name="ro1">
          <table:table-cell office:value-type="string">
            <text:p>Melanerpes</text:p>
          </table:table-cell>
          <table:table-cell office:value-type="float" office:value="225">
            <text:p>225</text:p>
          </table:table-cell>
          <table:table-cell table:formula="of:=VLOOKUP([.F226];[Familia.A$2:.B$79];2)" office:value-type="float" office:value="49">
            <text:p>49</text:p>
          </table:table-cell>
          <table:table-cell table:number-columns-repeated="2"/>
          <table:table-cell office:value-type="string">
            <text:p>Picidae </text:p>
          </table:table-cell>
        </table:table-row>
        <table:table-row table:style-name="ro1">
          <table:table-cell office:value-type="string">
            <text:p>Mesembrinibis</text:p>
          </table:table-cell>
          <table:table-cell office:value-type="float" office:value="226">
            <text:p>226</text:p>
          </table:table-cell>
          <table:table-cell table:formula="of:=VLOOKUP([.F227];[Familia.A$2:.B$79];2)" office:value-type="float" office:value="69">
            <text:p>69</text:p>
          </table:table-cell>
          <table:table-cell table:number-columns-repeated="2"/>
          <table:table-cell office:value-type="string">
            <text:p>Threskiornithidae </text:p>
          </table:table-cell>
        </table:table-row>
        <table:table-row table:style-name="ro1">
          <table:table-cell office:value-type="string">
            <text:p>Micrastur</text:p>
          </table:table-cell>
          <table:table-cell office:value-type="float" office:value="227">
            <text:p>227</text:p>
          </table:table-cell>
          <table:table-cell table:formula="of:=VLOOKUP([.F228];[Familia.A$2:.B$79];2)" office:value-type="float" office:value="28">
            <text:p>28</text:p>
          </table:table-cell>
          <table:table-cell table:number-columns-repeated="2"/>
          <table:table-cell office:value-type="string">
            <text:p>Falconidae </text:p>
          </table:table-cell>
        </table:table-row>
        <table:table-row table:style-name="ro1">
          <table:table-cell office:value-type="string">
            <text:p>Micrococcyx</text:p>
          </table:table-cell>
          <table:table-cell office:value-type="float" office:value="228">
            <text:p>228</text:p>
          </table:table-cell>
          <table:table-cell table:formula="of:=VLOOKUP([.F229];[Familia.A$2:.B$79];2)" office:value-type="float" office:value="24">
            <text:p>24</text:p>
          </table:table-cell>
          <table:table-cell table:number-columns-repeated="2"/>
          <table:table-cell office:value-type="string">
            <text:p>Cuculidae </text:p>
          </table:table-cell>
        </table:table-row>
        <table:table-row table:style-name="ro1">
          <table:table-cell office:value-type="string">
            <text:p>Milvago</text:p>
          </table:table-cell>
          <table:table-cell office:value-type="float" office:value="229">
            <text:p>229</text:p>
          </table:table-cell>
          <table:table-cell table:formula="of:=VLOOKUP([.F230];[Familia.A$2:.B$79];2)" office:value-type="float" office:value="28">
            <text:p>28</text:p>
          </table:table-cell>
          <table:table-cell table:number-columns-repeated="2"/>
          <table:table-cell office:value-type="string">
            <text:p>Falconidae </text:p>
          </table:table-cell>
        </table:table-row>
        <table:table-row table:style-name="ro1">
          <table:table-cell office:value-type="string">
            <text:p>Mimus </text:p>
          </table:table-cell>
          <table:table-cell office:value-type="float" office:value="230">
            <text:p>230</text:p>
          </table:table-cell>
          <table:table-cell table:formula="of:=VLOOKUP([.F231];[Familia.A$2:.B$79];2)" office:value-type="float" office:value="39">
            <text:p>39</text:p>
          </table:table-cell>
          <table:table-cell table:number-columns-repeated="2"/>
          <table:table-cell office:value-type="string">
            <text:p>Mimidae </text:p>
          </table:table-cell>
        </table:table-row>
        <table:table-row table:style-name="ro1">
          <table:table-cell office:value-type="string">
            <text:p>Mionectes </text:p>
          </table:table-cell>
          <table:table-cell office:value-type="float" office:value="231">
            <text:p>231</text:p>
          </table:table-cell>
          <table:table-cell table:formula="of:=VLOOKUP([.F232];[Familia.A$2:.B$79];2)" office:value-type="float" office:value="59">
            <text:p>59</text:p>
          </table:table-cell>
          <table:table-cell table:number-columns-repeated="2"/>
          <table:table-cell office:value-type="string">
            <text:p>Rhynchocyclidae</text:p>
          </table:table-cell>
        </table:table-row>
        <table:table-row table:style-name="ro1">
          <table:table-cell office:value-type="string">
            <text:p>Molothrus</text:p>
          </table:table-cell>
          <table:table-cell office:value-type="float" office:value="232">
            <text:p>232</text:p>
          </table:table-cell>
          <table:table-cell table:formula="of:=VLOOKUP([.F233];[Familia.A$2:.B$79];2)" office:value-type="float" office:value="35">
            <text:p>35</text:p>
          </table:table-cell>
          <table:table-cell table:number-columns-repeated="2"/>
          <table:table-cell office:value-type="string">
            <text:p>Icteridae </text:p>
          </table:table-cell>
        </table:table-row>
        <table:table-row table:style-name="ro1">
          <table:table-cell office:value-type="string">
            <text:p>Molothrus </text:p>
          </table:table-cell>
          <table:table-cell office:value-type="float" office:value="233">
            <text:p>233</text:p>
          </table:table-cell>
          <table:table-cell table:formula="of:=VLOOKUP([.F234];[Familia.A$2:.B$79];2)" office:value-type="float" office:value="35">
            <text:p>35</text:p>
          </table:table-cell>
          <table:table-cell table:number-columns-repeated="2"/>
          <table:table-cell office:value-type="string">
            <text:p>Icteridae </text:p>
          </table:table-cell>
        </table:table-row>
        <table:table-row table:style-name="ro1">
          <table:table-cell office:value-type="string">
            <text:p>Morphnus</text:p>
          </table:table-cell>
          <table:table-cell office:value-type="float" office:value="234">
            <text:p>234</text:p>
          </table:table-cell>
          <table:table-cell table:formula="of:=VLOOKUP([.F235];[Familia.A$2:.B$79];2)" office:value-type="float" office:value="1">
            <text:p>1</text:p>
          </table:table-cell>
          <table:table-cell table:number-columns-repeated="2"/>
          <table:table-cell office:value-type="string">
            <text:p>Accipitridae </text:p>
          </table:table-cell>
        </table:table-row>
        <table:table-row table:style-name="ro1">
          <table:table-cell office:value-type="string">
            <text:p>Muscipipra</text:p>
          </table:table-cell>
          <table:table-cell office:value-type="float" office:value="235">
            <text:p>235</text:p>
          </table:table-cell>
          <table:table-cell table:formula="of:=VLOOKUP([.F236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Mycteria</text:p>
          </table:table-cell>
          <table:table-cell office:value-type="float" office:value="236">
            <text:p>236</text:p>
          </table:table-cell>
          <table:table-cell table:formula="of:=VLOOKUP([.F237];[Familia.A$2:.B$79];2)" office:value-type="float" office:value="17">
            <text:p>17</text:p>
          </table:table-cell>
          <table:table-cell table:number-columns-repeated="2"/>
          <table:table-cell office:value-type="string">
            <text:p>Ciconiidae </text:p>
          </table:table-cell>
        </table:table-row>
        <table:table-row table:style-name="ro1">
          <table:table-cell office:value-type="string">
            <text:p>Myiarchus</text:p>
          </table:table-cell>
          <table:table-cell office:value-type="float" office:value="237">
            <text:p>237</text:p>
          </table:table-cell>
          <table:table-cell table:formula="of:=VLOOKUP([.F238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Myiarchus </text:p>
          </table:table-cell>
          <table:table-cell office:value-type="float" office:value="238">
            <text:p>238</text:p>
          </table:table-cell>
          <table:table-cell table:formula="of:=VLOOKUP([.F239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Myiodynastes </text:p>
          </table:table-cell>
          <table:table-cell office:value-type="float" office:value="239">
            <text:p>239</text:p>
          </table:table-cell>
          <table:table-cell table:formula="of:=VLOOKUP([.F240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Myiopagis</text:p>
          </table:table-cell>
          <table:table-cell office:value-type="float" office:value="240">
            <text:p>240</text:p>
          </table:table-cell>
          <table:table-cell table:formula="of:=VLOOKUP([.F241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Myiophobus</text:p>
          </table:table-cell>
          <table:table-cell office:value-type="float" office:value="241">
            <text:p>241</text:p>
          </table:table-cell>
          <table:table-cell table:formula="of:=VLOOKUP([.F242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Myiopsitta</text:p>
          </table:table-cell>
          <table:table-cell office:value-type="float" office:value="242">
            <text:p>242</text:p>
          </table:table-cell>
          <table:table-cell table:formula="of:=VLOOKUP([.F243];[Familia.A$2:.B$79];2)" office:value-type="float" office:value="53">
            <text:p>53</text:p>
          </table:table-cell>
          <table:table-cell table:number-columns-repeated="2"/>
          <table:table-cell office:value-type="string">
            <text:p>Psittacidae </text:p>
          </table:table-cell>
        </table:table-row>
        <table:table-row table:style-name="ro1">
          <table:table-cell office:value-type="string">
            <text:p>Myiornis</text:p>
          </table:table-cell>
          <table:table-cell office:value-type="float" office:value="243">
            <text:p>243</text:p>
          </table:table-cell>
          <table:table-cell table:formula="of:=VLOOKUP([.F244];[Familia.A$2:.B$79];2)" office:value-type="float" office:value="59">
            <text:p>59</text:p>
          </table:table-cell>
          <table:table-cell table:number-columns-repeated="2"/>
          <table:table-cell office:value-type="string">
            <text:p>Rhynchocyclidae</text:p>
          </table:table-cell>
        </table:table-row>
        <table:table-row table:style-name="ro1">
          <table:table-cell office:value-type="string">
            <text:p>Myiozetetes </text:p>
          </table:table-cell>
          <table:table-cell office:value-type="float" office:value="244">
            <text:p>244</text:p>
          </table:table-cell>
          <table:table-cell table:formula="of:=VLOOKUP([.F245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Myrmeciza </text:p>
          </table:table-cell>
          <table:table-cell office:value-type="float" office:value="245">
            <text:p>245</text:p>
          </table:table-cell>
          <table:table-cell table:formula="of:=VLOOKUP([.F246];[Familia.A$2:.B$79];2)" office:value-type="float" office:value="67">
            <text:p>67</text:p>
          </table:table-cell>
          <table:table-cell table:number-columns-repeated="2"/>
          <table:table-cell office:value-type="string">
            <text:p>Thamnophilidae </text:p>
          </table:table-cell>
        </table:table-row>
        <table:table-row table:style-name="ro1">
          <table:table-cell office:value-type="string">
            <text:p>Myrmotherula</text:p>
          </table:table-cell>
          <table:table-cell office:value-type="float" office:value="246">
            <text:p>246</text:p>
          </table:table-cell>
          <table:table-cell table:formula="of:=VLOOKUP([.F247];[Familia.A$2:.B$79];2)" office:value-type="float" office:value="67">
            <text:p>67</text:p>
          </table:table-cell>
          <table:table-cell table:number-columns-repeated="2"/>
          <table:table-cell office:value-type="string">
            <text:p>Thamnophilidae </text:p>
          </table:table-cell>
        </table:table-row>
        <table:table-row table:style-name="ro1">
          <table:table-cell office:value-type="string">
            <text:p>Nemosia</text:p>
          </table:table-cell>
          <table:table-cell office:value-type="float" office:value="247">
            <text:p>247</text:p>
          </table:table-cell>
          <table:table-cell table:formula="of:=VLOOKUP([.F248];[Familia.A$2:.B$79];2)" office:value-type="float" office:value="68">
            <text:p>68</text:p>
          </table:table-cell>
          <table:table-cell table:number-columns-repeated="2"/>
          <table:table-cell office:value-type="string">
            <text:p>Thraupidae </text:p>
          </table:table-cell>
        </table:table-row>
        <table:table-row table:style-name="ro1">
          <table:table-cell office:value-type="string">
            <text:p>Neocrex</text:p>
          </table:table-cell>
          <table:table-cell office:value-type="float" office:value="248">
            <text:p>248</text:p>
          </table:table-cell>
          <table:table-cell table:formula="of:=VLOOKUP([.F249];[Familia.A$2:.B$79];2)" office:value-type="float" office:value="54">
            <text:p>54</text:p>
          </table:table-cell>
          <table:table-cell table:number-columns-repeated="2"/>
          <table:table-cell office:value-type="string">
            <text:p>Rallidae </text:p>
          </table:table-cell>
        </table:table-row>
        <table:table-row table:style-name="ro1">
          <table:table-cell office:value-type="string">
            <text:p>Neoxolmis</text:p>
          </table:table-cell>
          <table:table-cell office:value-type="float" office:value="249">
            <text:p>249</text:p>
          </table:table-cell>
          <table:table-cell table:formula="of:=VLOOKUP([.F250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Netta</text:p>
          </table:table-cell>
          <table:table-cell office:value-type="float" office:value="250">
            <text:p>250</text:p>
          </table:table-cell>
          <table:table-cell table:formula="of:=VLOOKUP([.F251];[Familia.A$2:.B$79];2)" office:value-type="float" office:value="3">
            <text:p>3</text:p>
          </table:table-cell>
          <table:table-cell table:number-columns-repeated="2"/>
          <table:table-cell office:value-type="string">
            <text:p>Anatidae</text:p>
          </table:table-cell>
        </table:table-row>
        <table:table-row table:style-name="ro1">
          <table:table-cell office:value-type="string">
            <text:p>Netta</text:p>
          </table:table-cell>
          <table:table-cell office:value-type="float" office:value="251">
            <text:p>251</text:p>
          </table:table-cell>
          <table:table-cell table:formula="of:=VLOOKUP([.F252];[Familia.A$2:.B$79];2)" office:value-type="float" office:value="4">
            <text:p>4</text:p>
          </table:table-cell>
          <table:table-cell table:number-columns-repeated="2"/>
          <table:table-cell office:value-type="string">
            <text:p>Anatidae </text:p>
          </table:table-cell>
        </table:table-row>
        <table:table-row table:style-name="ro1">
          <table:table-cell office:value-type="string">
            <text:p>Nomonyx</text:p>
          </table:table-cell>
          <table:table-cell office:value-type="float" office:value="252">
            <text:p>252</text:p>
          </table:table-cell>
          <table:table-cell table:formula="of:=VLOOKUP([.F253];[Familia.A$2:.B$79];2)" office:value-type="float" office:value="4">
            <text:p>4</text:p>
          </table:table-cell>
          <table:table-cell table:number-columns-repeated="2"/>
          <table:table-cell office:value-type="string">
            <text:p>Anatidae </text:p>
          </table:table-cell>
        </table:table-row>
        <table:table-row table:style-name="ro1">
          <table:table-cell office:value-type="string">
            <text:p>Nonnula </text:p>
          </table:table-cell>
          <table:table-cell office:value-type="float" office:value="253">
            <text:p>253</text:p>
          </table:table-cell>
          <table:table-cell table:formula="of:=VLOOKUP([.F254];[Familia.A$2:.B$79];2)" office:value-type="float" office:value="10">
            <text:p>10</text:p>
          </table:table-cell>
          <table:table-cell table:number-columns-repeated="2"/>
          <table:table-cell office:value-type="string">
            <text:p>Bucconidae </text:p>
          </table:table-cell>
        </table:table-row>
        <table:table-row table:style-name="ro1">
          <table:table-cell office:value-type="string">
            <text:p>Notharchus </text:p>
          </table:table-cell>
          <table:table-cell office:value-type="float" office:value="254">
            <text:p>254</text:p>
          </table:table-cell>
          <table:table-cell table:formula="of:=VLOOKUP([.F255];[Familia.A$2:.B$79];2)" office:value-type="float" office:value="10">
            <text:p>10</text:p>
          </table:table-cell>
          <table:table-cell table:number-columns-repeated="2"/>
          <table:table-cell office:value-type="string">
            <text:p>Bucconidae </text:p>
          </table:table-cell>
        </table:table-row>
        <table:table-row table:style-name="ro1">
          <table:table-cell office:value-type="string">
            <text:p>Nothura </text:p>
          </table:table-cell>
          <table:table-cell office:value-type="float" office:value="255">
            <text:p>255</text:p>
          </table:table-cell>
          <table:table-cell table:formula="of:=VLOOKUP([.F256];[Familia.A$2:.B$79];2)" office:value-type="float" office:value="70">
            <text:p>70</text:p>
          </table:table-cell>
          <table:table-cell table:number-columns-repeated="2"/>
          <table:table-cell office:value-type="string">
            <text:p>Tinamidae</text:p>
          </table:table-cell>
        </table:table-row>
        <table:table-row table:style-name="ro1">
          <table:table-cell office:value-type="string">
            <text:p>Numenius </text:p>
          </table:table-cell>
          <table:table-cell office:value-type="float" office:value="256">
            <text:p>256</text:p>
          </table:table-cell>
          <table:table-cell table:formula="of:=VLOOKUP([.F257];[Familia.A$2:.B$79];2)" office:value-type="float" office:value="63">
            <text:p>63</text:p>
          </table:table-cell>
          <table:table-cell table:number-columns-repeated="2"/>
          <table:table-cell office:value-type="string">
            <text:p>Scolopacidae </text:p>
          </table:table-cell>
        </table:table-row>
        <table:table-row table:style-name="ro1">
          <table:table-cell office:value-type="string">
            <text:p>Nyctanassa</text:p>
          </table:table-cell>
          <table:table-cell office:value-type="float" office:value="257">
            <text:p>257</text:p>
          </table:table-cell>
          <table:table-cell table:formula="of:=VLOOKUP([.F258];[Familia.A$2:.B$79];2)" office:value-type="float" office:value="9">
            <text:p>9</text:p>
          </table:table-cell>
          <table:table-cell table:number-columns-repeated="2"/>
          <table:table-cell office:value-type="string">
            <text:p>Ardeidae </text:p>
          </table:table-cell>
        </table:table-row>
        <table:table-row table:style-name="ro1">
          <table:table-cell office:value-type="string">
            <text:p>Nyctibius</text:p>
          </table:table-cell>
          <table:table-cell office:value-type="float" office:value="258">
            <text:p>258</text:p>
          </table:table-cell>
          <table:table-cell table:formula="of:=VLOOKUP([.F259];[Familia.A$2:.B$79];2)" office:value-type="float" office:value="42">
            <text:p>42</text:p>
          </table:table-cell>
          <table:table-cell table:number-columns-repeated="2"/>
          <table:table-cell office:value-type="string">
            <text:p>Nyctibiidae </text:p>
          </table:table-cell>
        </table:table-row>
        <table:table-row table:style-name="ro1">
          <table:table-cell office:value-type="string">
            <text:p>Nycticorax</text:p>
          </table:table-cell>
          <table:table-cell office:value-type="float" office:value="259">
            <text:p>259</text:p>
          </table:table-cell>
          <table:table-cell table:formula="of:=VLOOKUP([.F260];[Familia.A$2:.B$79];2)" office:value-type="float" office:value="9">
            <text:p>9</text:p>
          </table:table-cell>
          <table:table-cell table:number-columns-repeated="2"/>
          <table:table-cell office:value-type="string">
            <text:p>Ardeidae </text:p>
          </table:table-cell>
        </table:table-row>
        <table:table-row table:style-name="ro1">
          <table:table-cell office:value-type="string">
            <text:p>Nycticryphes</text:p>
          </table:table-cell>
          <table:table-cell office:value-type="float" office:value="260">
            <text:p>260</text:p>
          </table:table-cell>
          <table:table-cell table:formula="of:=VLOOKUP([.F261];[Familia.A$2:.B$79];2)" office:value-type="float" office:value="60">
            <text:p>60</text:p>
          </table:table-cell>
          <table:table-cell table:number-columns-repeated="2"/>
          <table:table-cell office:value-type="string">
            <text:p>Rostratulidae </text:p>
          </table:table-cell>
        </table:table-row>
        <table:table-row table:style-name="ro1">
          <table:table-cell office:value-type="string">
            <text:p>Nystalus</text:p>
          </table:table-cell>
          <table:table-cell office:value-type="float" office:value="261">
            <text:p>261</text:p>
          </table:table-cell>
          <table:table-cell table:formula="of:=VLOOKUP([.F262];[Familia.A$2:.B$79];2)" office:value-type="float" office:value="10">
            <text:p>10</text:p>
          </table:table-cell>
          <table:table-cell table:number-columns-repeated="2"/>
          <table:table-cell office:value-type="string">
            <text:p>Bucconidae </text:p>
          </table:table-cell>
        </table:table-row>
        <table:table-row table:style-name="ro1">
          <table:table-cell office:value-type="string">
            <text:p>Odontophorus</text:p>
          </table:table-cell>
          <table:table-cell office:value-type="float" office:value="262">
            <text:p>262</text:p>
          </table:table-cell>
          <table:table-cell table:formula="of:=VLOOKUP([.F263];[Familia.A$2:.B$79];2)" office:value-type="float" office:value="43">
            <text:p>43</text:p>
          </table:table-cell>
          <table:table-cell table:number-columns-repeated="2"/>
          <table:table-cell office:value-type="string">
            <text:p>Odontophoridae</text:p>
          </table:table-cell>
        </table:table-row>
        <table:table-row table:style-name="ro1">
          <table:table-cell office:value-type="string">
            <text:p>Oreopholus </text:p>
          </table:table-cell>
          <table:table-cell office:value-type="float" office:value="263">
            <text:p>263</text:p>
          </table:table-cell>
          <table:table-cell table:formula="of:=VLOOKUP([.F264];[Familia.A$2:.B$79];2)" office:value-type="float" office:value="15">
            <text:p>15</text:p>
          </table:table-cell>
          <table:table-cell table:number-columns-repeated="2"/>
          <table:table-cell office:value-type="string">
            <text:p>Charadriidae </text:p>
          </table:table-cell>
        </table:table-row>
        <table:table-row table:style-name="ro1">
          <table:table-cell office:value-type="string">
            <text:p>Ortalis </text:p>
          </table:table-cell>
          <table:table-cell office:value-type="float" office:value="264">
            <text:p>264</text:p>
          </table:table-cell>
          <table:table-cell table:formula="of:=VLOOKUP([.F265];[Familia.A$2:.B$79];2)" office:value-type="float" office:value="23">
            <text:p>23</text:p>
          </table:table-cell>
          <table:table-cell table:number-columns-repeated="2"/>
          <table:table-cell office:value-type="string">
            <text:p>Cracidae</text:p>
          </table:table-cell>
        </table:table-row>
        <table:table-row table:style-name="ro1">
          <table:table-cell office:value-type="string">
            <text:p>Orthogonys </text:p>
          </table:table-cell>
          <table:table-cell office:value-type="float" office:value="265">
            <text:p>265</text:p>
          </table:table-cell>
          <table:table-cell table:formula="of:=VLOOKUP([.F266];[Familia.A$2:.B$79];2)" office:value-type="float" office:value="68">
            <text:p>68</text:p>
          </table:table-cell>
          <table:table-cell table:number-columns-repeated="2"/>
          <table:table-cell office:value-type="string">
            <text:p>Thraupidae </text:p>
          </table:table-cell>
        </table:table-row>
        <table:table-row table:style-name="ro1">
          <table:table-cell office:value-type="string">
            <text:p>Oxyruncus </text:p>
          </table:table-cell>
          <table:table-cell office:value-type="float" office:value="266">
            <text:p>266</text:p>
          </table:table-cell>
          <table:table-cell table:formula="of:=VLOOKUP([.F267];[Familia.A$2:.B$79];2)" office:value-type="float" office:value="71">
            <text:p>71</text:p>
          </table:table-cell>
          <table:table-cell table:number-columns-repeated="2"/>
          <table:table-cell office:value-type="string">
            <text:p>Tityridae </text:p>
          </table:table-cell>
        </table:table-row>
        <table:table-row table:style-name="ro1">
          <table:table-cell office:value-type="string">
            <text:p>Oxyura</text:p>
          </table:table-cell>
          <table:table-cell office:value-type="float" office:value="267">
            <text:p>267</text:p>
          </table:table-cell>
          <table:table-cell table:formula="of:=VLOOKUP([.F268];[Familia.A$2:.B$79];2)" office:value-type="float" office:value="4">
            <text:p>4</text:p>
          </table:table-cell>
          <table:table-cell table:number-columns-repeated="2"/>
          <table:table-cell office:value-type="string">
            <text:p>Anatidae </text:p>
          </table:table-cell>
        </table:table-row>
        <table:table-row table:style-name="ro1">
          <table:table-cell office:value-type="string">
            <text:p>Pachyramphus</text:p>
          </table:table-cell>
          <table:table-cell office:value-type="float" office:value="268">
            <text:p>268</text:p>
          </table:table-cell>
          <table:table-cell table:formula="of:=VLOOKUP([.F269];[Familia.A$2:.B$79];2)" office:value-type="float" office:value="71">
            <text:p>71</text:p>
          </table:table-cell>
          <table:table-cell table:number-columns-repeated="2"/>
          <table:table-cell office:value-type="string">
            <text:p>Tityridae </text:p>
          </table:table-cell>
        </table:table-row>
        <table:table-row table:style-name="ro1">
          <table:table-cell office:value-type="string">
            <text:p>Pachyramphus </text:p>
          </table:table-cell>
          <table:table-cell office:value-type="float" office:value="269">
            <text:p>269</text:p>
          </table:table-cell>
          <table:table-cell table:formula="of:=VLOOKUP([.F270];[Familia.A$2:.B$79];2)" office:value-type="float" office:value="71">
            <text:p>71</text:p>
          </table:table-cell>
          <table:table-cell table:number-columns-repeated="2"/>
          <table:table-cell office:value-type="string">
            <text:p>Tityridae </text:p>
          </table:table-cell>
        </table:table-row>
        <table:table-row table:style-name="ro1">
          <table:table-cell office:value-type="string">
            <text:p>Pandion </text:p>
          </table:table-cell>
          <table:table-cell office:value-type="float" office:value="270">
            <text:p>270</text:p>
          </table:table-cell>
          <table:table-cell table:formula="of:=VLOOKUP([.F271];[Familia.A$2:.B$79];2)" office:value-type="float" office:value="44">
            <text:p>44</text:p>
          </table:table-cell>
          <table:table-cell table:number-columns-repeated="2"/>
          <table:table-cell office:value-type="string">
            <text:p>Pandionidae </text:p>
          </table:table-cell>
        </table:table-row>
        <table:table-row table:style-name="ro1">
          <table:table-cell office:value-type="string">
            <text:p>Parabuteo </text:p>
          </table:table-cell>
          <table:table-cell office:value-type="float" office:value="271">
            <text:p>271</text:p>
          </table:table-cell>
          <table:table-cell table:formula="of:=VLOOKUP([.F272];[Familia.A$2:.B$79];2)" office:value-type="float" office:value="1">
            <text:p>1</text:p>
          </table:table-cell>
          <table:table-cell table:number-columns-repeated="2"/>
          <table:table-cell office:value-type="string">
            <text:p>Accipitridae </text:p>
          </table:table-cell>
        </table:table-row>
        <table:table-row table:style-name="ro1">
          <table:table-cell office:value-type="string">
            <text:p>Pardirallus</text:p>
          </table:table-cell>
          <table:table-cell office:value-type="float" office:value="272">
            <text:p>272</text:p>
          </table:table-cell>
          <table:table-cell table:formula="of:=VLOOKUP([.F273];[Familia.A$2:.B$79];2)" office:value-type="float" office:value="54">
            <text:p>54</text:p>
          </table:table-cell>
          <table:table-cell table:number-columns-repeated="2"/>
          <table:table-cell office:value-type="string">
            <text:p>Rallidae </text:p>
          </table:table-cell>
        </table:table-row>
        <table:table-row table:style-name="ro1">
          <table:table-cell office:value-type="string">
            <text:p>Pardirallus </text:p>
          </table:table-cell>
          <table:table-cell office:value-type="float" office:value="273">
            <text:p>273</text:p>
          </table:table-cell>
          <table:table-cell table:formula="of:=VLOOKUP([.F274];[Familia.A$2:.B$79];2)" office:value-type="float" office:value="54">
            <text:p>54</text:p>
          </table:table-cell>
          <table:table-cell table:number-columns-repeated="2"/>
          <table:table-cell office:value-type="string">
            <text:p>Rallidae </text:p>
          </table:table-cell>
        </table:table-row>
        <table:table-row table:style-name="ro1">
          <table:table-cell office:value-type="string">
            <text:p>Paroaria </text:p>
          </table:table-cell>
          <table:table-cell office:value-type="float" office:value="274">
            <text:p>274</text:p>
          </table:table-cell>
          <table:table-cell table:formula="of:=VLOOKUP([.F275];[Familia.A$2:.B$79];2)" office:value-type="float" office:value="68">
            <text:p>68</text:p>
          </table:table-cell>
          <table:table-cell table:number-columns-repeated="2"/>
          <table:table-cell office:value-type="string">
            <text:p>Thraupidae </text:p>
          </table:table-cell>
        </table:table-row>
        <table:table-row table:style-name="ro1">
          <table:table-cell office:value-type="string">
            <text:p>Parula</text:p>
          </table:table-cell>
          <table:table-cell office:value-type="float" office:value="275">
            <text:p>275</text:p>
          </table:table-cell>
          <table:table-cell table:formula="of:=VLOOKUP([.F276];[Familia.A$2:.B$79];2)" office:value-type="float" office:value="45">
            <text:p>45</text:p>
          </table:table-cell>
          <table:table-cell table:number-columns-repeated="2"/>
          <table:table-cell office:value-type="string">
            <text:p>Parulidae </text:p>
          </table:table-cell>
        </table:table-row>
        <table:table-row table:style-name="ro1">
          <table:table-cell office:value-type="string">
            <text:p>Passer </text:p>
          </table:table-cell>
          <table:table-cell office:value-type="float" office:value="276">
            <text:p>276</text:p>
          </table:table-cell>
          <table:table-cell table:formula="of:=VLOOKUP([.F277];[Familia.A$2:.B$79];2)" office:value-type="float" office:value="46">
            <text:p>46</text:p>
          </table:table-cell>
          <table:table-cell table:number-columns-repeated="2"/>
          <table:table-cell office:value-type="string">
            <text:p>Passeridae </text:p>
          </table:table-cell>
        </table:table-row>
        <table:table-row table:style-name="ro1">
          <table:table-cell office:value-type="string">
            <text:p>Patagioenas</text:p>
          </table:table-cell>
          <table:table-cell office:value-type="float" office:value="277">
            <text:p>277</text:p>
          </table:table-cell>
          <table:table-cell table:formula="of:=VLOOKUP([.F278];[Familia.A$2:.B$79];2)" office:value-type="float" office:value="19">
            <text:p>19</text:p>
          </table:table-cell>
          <table:table-cell table:number-columns-repeated="2"/>
          <table:table-cell office:value-type="string">
            <text:p>Columbidae </text:p>
          </table:table-cell>
        </table:table-row>
        <table:table-row table:style-name="ro1">
          <table:table-cell office:value-type="string">
            <text:p>Penelope</text:p>
          </table:table-cell>
          <table:table-cell office:value-type="float" office:value="278">
            <text:p>278</text:p>
          </table:table-cell>
          <table:table-cell table:formula="of:=VLOOKUP([.F279];[Familia.A$2:.B$79];2)" office:value-type="float" office:value="23">
            <text:p>23</text:p>
          </table:table-cell>
          <table:table-cell table:number-columns-repeated="2"/>
          <table:table-cell office:value-type="string">
            <text:p>Cracidae</text:p>
          </table:table-cell>
        </table:table-row>
        <table:table-row table:style-name="ro1">
          <table:table-cell office:value-type="string">
            <text:p>Penelope </text:p>
          </table:table-cell>
          <table:table-cell office:value-type="float" office:value="279">
            <text:p>279</text:p>
          </table:table-cell>
          <table:table-cell table:formula="of:=VLOOKUP([.F280];[Familia.A$2:.B$79];2)" office:value-type="float" office:value="23">
            <text:p>23</text:p>
          </table:table-cell>
          <table:table-cell table:number-columns-repeated="2"/>
          <table:table-cell office:value-type="string">
            <text:p>Cracidae</text:p>
          </table:table-cell>
        </table:table-row>
        <table:table-row table:style-name="ro1">
          <table:table-cell office:value-type="string">
            <text:p>Petrochelidon </text:p>
          </table:table-cell>
          <table:table-cell office:value-type="float" office:value="280">
            <text:p>280</text:p>
          </table:table-cell>
          <table:table-cell table:formula="of:=VLOOKUP([.F281];[Familia.A$2:.B$79];2)" office:value-type="float" office:value="34">
            <text:p>34</text:p>
          </table:table-cell>
          <table:table-cell table:number-columns-repeated="2"/>
          <table:table-cell office:value-type="string">
            <text:p>Hirundinidae </text:p>
          </table:table-cell>
        </table:table-row>
        <table:table-row table:style-name="ro1">
          <table:table-cell office:value-type="string">
            <text:p>Phacellodomus </text:p>
          </table:table-cell>
          <table:table-cell office:value-type="float" office:value="281">
            <text:p>281</text:p>
          </table:table-cell>
          <table:table-cell table:formula="of:=VLOOKUP([.F282];[Familia.A$2:.B$79];2)" office:value-type="float" office:value="31">
            <text:p>31</text:p>
          </table:table-cell>
          <table:table-cell table:number-columns-repeated="2"/>
          <table:table-cell office:value-type="string">
            <text:p>Furnariidae </text:p>
          </table:table-cell>
        </table:table-row>
        <table:table-row table:style-name="ro1">
          <table:table-cell office:value-type="string">
            <text:p>Phaethornis</text:p>
          </table:table-cell>
          <table:table-cell office:value-type="float" office:value="282">
            <text:p>282</text:p>
          </table:table-cell>
          <table:table-cell table:formula="of:=VLOOKUP([.F283];[Familia.A$2:.B$79];2)" office:value-type="float" office:value="72">
            <text:p>72</text:p>
          </table:table-cell>
          <table:table-cell table:number-columns-repeated="2"/>
          <table:table-cell office:value-type="string">
            <text:p>Trochilidae </text:p>
          </table:table-cell>
        </table:table-row>
        <table:table-row table:style-name="ro1">
          <table:table-cell office:value-type="string">
            <text:p>Phaetusa</text:p>
          </table:table-cell>
          <table:table-cell office:value-type="float" office:value="283">
            <text:p>283</text:p>
          </table:table-cell>
          <table:table-cell table:formula="of:=VLOOKUP([.F284];[Familia.A$2:.B$79];2)" office:value-type="float" office:value="65">
            <text:p>65</text:p>
          </table:table-cell>
          <table:table-cell table:number-columns-repeated="2"/>
          <table:table-cell office:value-type="string">
            <text:p>Sternidae </text:p>
          </table:table-cell>
        </table:table-row>
        <table:table-row table:style-name="ro1">
          <table:table-cell office:value-type="string">
            <text:p>Phalacrocorax</text:p>
          </table:table-cell>
          <table:table-cell office:value-type="float" office:value="284">
            <text:p>284</text:p>
          </table:table-cell>
          <table:table-cell table:formula="of:=VLOOKUP([.F285];[Familia.A$2:.B$79];2)" office:value-type="float" office:value="47">
            <text:p>47</text:p>
          </table:table-cell>
          <table:table-cell table:number-columns-repeated="2"/>
          <table:table-cell office:value-type="string">
            <text:p>Phalacrocoracidae </text:p>
          </table:table-cell>
        </table:table-row>
        <table:table-row table:style-name="ro1">
          <table:table-cell office:value-type="string">
            <text:p>Phalaropus </text:p>
          </table:table-cell>
          <table:table-cell office:value-type="float" office:value="285">
            <text:p>285</text:p>
          </table:table-cell>
          <table:table-cell table:formula="of:=VLOOKUP([.F286];[Familia.A$2:.B$79];2)" office:value-type="float" office:value="63">
            <text:p>63</text:p>
          </table:table-cell>
          <table:table-cell table:number-columns-repeated="2"/>
          <table:table-cell office:value-type="string">
            <text:p>Scolopacidae </text:p>
          </table:table-cell>
        </table:table-row>
        <table:table-row table:style-name="ro1">
          <table:table-cell office:value-type="string">
            <text:p>Phibalura </text:p>
          </table:table-cell>
          <table:table-cell office:value-type="float" office:value="286">
            <text:p>286</text:p>
          </table:table-cell>
          <table:table-cell table:formula="of:=VLOOKUP([.F287];[Familia.A$2:.B$79];2)" office:value-type="float" office:value="22">
            <text:p>22</text:p>
          </table:table-cell>
          <table:table-cell table:number-columns-repeated="2"/>
          <table:table-cell office:value-type="string">
            <text:p>Cotingidae </text:p>
          </table:table-cell>
        </table:table-row>
        <table:table-row table:style-name="ro1">
          <table:table-cell office:value-type="string">
            <text:p>Philomachus </text:p>
          </table:table-cell>
          <table:table-cell office:value-type="float" office:value="287">
            <text:p>287</text:p>
          </table:table-cell>
          <table:table-cell table:formula="of:=VLOOKUP([.F288];[Familia.A$2:.B$79];2)" office:value-type="float" office:value="63">
            <text:p>63</text:p>
          </table:table-cell>
          <table:table-cell table:number-columns-repeated="2"/>
          <table:table-cell office:value-type="string">
            <text:p>Scolopacidae </text:p>
          </table:table-cell>
        </table:table-row>
        <table:table-row table:style-name="ro1">
          <table:table-cell office:value-type="string">
            <text:p>Philydor</text:p>
          </table:table-cell>
          <table:table-cell office:value-type="float" office:value="288">
            <text:p>288</text:p>
          </table:table-cell>
          <table:table-cell table:formula="of:=VLOOKUP([.F289];[Familia.A$2:.B$79];2)" office:value-type="float" office:value="31">
            <text:p>31</text:p>
          </table:table-cell>
          <table:table-cell table:number-columns-repeated="2"/>
          <table:table-cell office:value-type="string">
            <text:p>Furnariidae </text:p>
          </table:table-cell>
        </table:table-row>
        <table:table-row table:style-name="ro1">
          <table:table-cell office:value-type="string">
            <text:p>Philydor </text:p>
          </table:table-cell>
          <table:table-cell office:value-type="float" office:value="289">
            <text:p>289</text:p>
          </table:table-cell>
          <table:table-cell table:formula="of:=VLOOKUP([.F290];[Familia.A$2:.B$79];2)" office:value-type="float" office:value="31">
            <text:p>31</text:p>
          </table:table-cell>
          <table:table-cell table:number-columns-repeated="2"/>
          <table:table-cell office:value-type="string">
            <text:p>Furnariidae </text:p>
          </table:table-cell>
        </table:table-row>
        <table:table-row table:style-name="ro1">
          <table:table-cell office:value-type="string">
            <text:p>Phimosus</text:p>
          </table:table-cell>
          <table:table-cell office:value-type="float" office:value="290">
            <text:p>290</text:p>
          </table:table-cell>
          <table:table-cell table:formula="of:=VLOOKUP([.F291];[Familia.A$2:.B$79];2)" office:value-type="float" office:value="69">
            <text:p>69</text:p>
          </table:table-cell>
          <table:table-cell table:number-columns-repeated="2"/>
          <table:table-cell office:value-type="string">
            <text:p>Threskiornithidae </text:p>
          </table:table-cell>
        </table:table-row>
        <table:table-row table:style-name="ro1">
          <table:table-cell office:value-type="string">
            <text:p>Phleocryptes </text:p>
          </table:table-cell>
          <table:table-cell office:value-type="float" office:value="291">
            <text:p>291</text:p>
          </table:table-cell>
          <table:table-cell table:formula="of:=VLOOKUP([.F292];[Familia.A$2:.B$79];2)" office:value-type="float" office:value="31">
            <text:p>31</text:p>
          </table:table-cell>
          <table:table-cell table:number-columns-repeated="2"/>
          <table:table-cell office:value-type="string">
            <text:p>Furnariidae </text:p>
          </table:table-cell>
        </table:table-row>
        <table:table-row table:style-name="ro1">
          <table:table-cell office:value-type="string">
            <text:p>Phoenicoparrus</text:p>
          </table:table-cell>
          <table:table-cell office:value-type="float" office:value="292">
            <text:p>292</text:p>
          </table:table-cell>
          <table:table-cell table:formula="of:=VLOOKUP([.F293];[Familia.A$2:.B$79];2)" office:value-type="float" office:value="48">
            <text:p>48</text:p>
          </table:table-cell>
          <table:table-cell table:number-columns-repeated="2"/>
          <table:table-cell office:value-type="string">
            <text:p>Phoenicopteridae </text:p>
          </table:table-cell>
        </table:table-row>
        <table:table-row table:style-name="ro1">
          <table:table-cell office:value-type="string">
            <text:p>Phoenicopterus </text:p>
          </table:table-cell>
          <table:table-cell office:value-type="float" office:value="293">
            <text:p>293</text:p>
          </table:table-cell>
          <table:table-cell table:formula="of:=VLOOKUP([.F294];[Familia.A$2:.B$79];2)" office:value-type="float" office:value="48">
            <text:p>48</text:p>
          </table:table-cell>
          <table:table-cell table:number-columns-repeated="2"/>
          <table:table-cell office:value-type="string">
            <text:p>Phoenicopteridae </text:p>
          </table:table-cell>
        </table:table-row>
        <table:table-row table:style-name="ro1">
          <table:table-cell office:value-type="string">
            <text:p>Phrygilus </text:p>
          </table:table-cell>
          <table:table-cell office:value-type="float" office:value="294">
            <text:p>294</text:p>
          </table:table-cell>
          <table:table-cell table:formula="of:=VLOOKUP([.F295];[Familia.A$2:.B$79];2)" office:value-type="float" office:value="26">
            <text:p>26</text:p>
          </table:table-cell>
          <table:table-cell table:number-columns-repeated="2"/>
          <table:table-cell office:value-type="string">
            <text:p>Emberizidae </text:p>
          </table:table-cell>
        </table:table-row>
        <table:table-row table:style-name="ro1">
          <table:table-cell office:value-type="string">
            <text:p>Phyllomyias</text:p>
          </table:table-cell>
          <table:table-cell office:value-type="float" office:value="295">
            <text:p>295</text:p>
          </table:table-cell>
          <table:table-cell table:formula="of:=VLOOKUP([.F296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Phyllomyias </text:p>
          </table:table-cell>
          <table:table-cell office:value-type="float" office:value="296">
            <text:p>296</text:p>
          </table:table-cell>
          <table:table-cell table:formula="of:=VLOOKUP([.F297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Phylloscartes</text:p>
          </table:table-cell>
          <table:table-cell office:value-type="float" office:value="297">
            <text:p>297</text:p>
          </table:table-cell>
          <table:table-cell table:formula="of:=VLOOKUP([.F298];[Familia.A$2:.B$79];2)" office:value-type="float" office:value="59">
            <text:p>59</text:p>
          </table:table-cell>
          <table:table-cell table:number-columns-repeated="2"/>
          <table:table-cell office:value-type="string">
            <text:p>Rhynchocyclidae</text:p>
          </table:table-cell>
        </table:table-row>
        <table:table-row table:style-name="ro1">
          <table:table-cell office:value-type="string">
            <text:p>Phytotoma</text:p>
          </table:table-cell>
          <table:table-cell office:value-type="float" office:value="298">
            <text:p>298</text:p>
          </table:table-cell>
          <table:table-cell table:formula="of:=VLOOKUP([.F299];[Familia.A$2:.B$79];2)" office:value-type="float" office:value="22">
            <text:p>22</text:p>
          </table:table-cell>
          <table:table-cell table:number-columns-repeated="2"/>
          <table:table-cell office:value-type="string">
            <text:p>Cotingidae </text:p>
          </table:table-cell>
        </table:table-row>
        <table:table-row table:style-name="ro1">
          <table:table-cell office:value-type="string">
            <text:p>Piaya</text:p>
          </table:table-cell>
          <table:table-cell office:value-type="float" office:value="299">
            <text:p>299</text:p>
          </table:table-cell>
          <table:table-cell table:formula="of:=VLOOKUP([.F300];[Familia.A$2:.B$79];2)" office:value-type="float" office:value="24">
            <text:p>24</text:p>
          </table:table-cell>
          <table:table-cell table:number-columns-repeated="2"/>
          <table:table-cell office:value-type="string">
            <text:p>Cuculidae </text:p>
          </table:table-cell>
        </table:table-row>
        <table:table-row table:style-name="ro1">
          <table:table-cell office:value-type="string">
            <text:p>Piculus</text:p>
          </table:table-cell>
          <table:table-cell office:value-type="float" office:value="300">
            <text:p>300</text:p>
          </table:table-cell>
          <table:table-cell table:formula="of:=VLOOKUP([.F301];[Familia.A$2:.B$79];2)" office:value-type="float" office:value="49">
            <text:p>49</text:p>
          </table:table-cell>
          <table:table-cell table:number-columns-repeated="2"/>
          <table:table-cell office:value-type="string">
            <text:p>Picidae </text:p>
          </table:table-cell>
        </table:table-row>
        <table:table-row table:style-name="ro1">
          <table:table-cell office:value-type="string">
            <text:p>Picumnus</text:p>
          </table:table-cell>
          <table:table-cell office:value-type="float" office:value="301">
            <text:p>301</text:p>
          </table:table-cell>
          <table:table-cell table:formula="of:=VLOOKUP([.F302];[Familia.A$2:.B$79];2)" office:value-type="float" office:value="49">
            <text:p>49</text:p>
          </table:table-cell>
          <table:table-cell table:number-columns-repeated="2"/>
          <table:table-cell office:value-type="string">
            <text:p>Picidae </text:p>
          </table:table-cell>
        </table:table-row>
        <table:table-row table:style-name="ro1">
          <table:table-cell office:value-type="string">
            <text:p>Picumnus </text:p>
          </table:table-cell>
          <table:table-cell office:value-type="float" office:value="302">
            <text:p>302</text:p>
          </table:table-cell>
          <table:table-cell table:formula="of:=VLOOKUP([.F303];[Familia.A$2:.B$79];2)" office:value-type="float" office:value="49">
            <text:p>49</text:p>
          </table:table-cell>
          <table:table-cell table:number-columns-repeated="2"/>
          <table:table-cell office:value-type="string">
            <text:p>Picidae </text:p>
          </table:table-cell>
        </table:table-row>
        <table:table-row table:style-name="ro1">
          <table:table-cell office:value-type="string">
            <text:p>Pionopsitta </text:p>
          </table:table-cell>
          <table:table-cell office:value-type="float" office:value="303">
            <text:p>303</text:p>
          </table:table-cell>
          <table:table-cell table:formula="of:=VLOOKUP([.F304];[Familia.A$2:.B$79];2)" office:value-type="float" office:value="53">
            <text:p>53</text:p>
          </table:table-cell>
          <table:table-cell table:number-columns-repeated="2"/>
          <table:table-cell office:value-type="string">
            <text:p>Psittacidae </text:p>
          </table:table-cell>
        </table:table-row>
        <table:table-row table:style-name="ro1">
          <table:table-cell office:value-type="string">
            <text:p>Pionus</text:p>
          </table:table-cell>
          <table:table-cell office:value-type="float" office:value="304">
            <text:p>304</text:p>
          </table:table-cell>
          <table:table-cell table:formula="of:=VLOOKUP([.F305];[Familia.A$2:.B$79];2)" office:value-type="float" office:value="53">
            <text:p>53</text:p>
          </table:table-cell>
          <table:table-cell table:number-columns-repeated="2"/>
          <table:table-cell office:value-type="string">
            <text:p>Psittacidae </text:p>
          </table:table-cell>
        </table:table-row>
        <table:table-row table:style-name="ro1">
          <table:table-cell office:value-type="string">
            <text:p>Pipraeidea </text:p>
          </table:table-cell>
          <table:table-cell office:value-type="float" office:value="305">
            <text:p>305</text:p>
          </table:table-cell>
          <table:table-cell table:formula="of:=VLOOKUP([.F306];[Familia.A$2:.B$79];2)" office:value-type="float" office:value="68">
            <text:p>68</text:p>
          </table:table-cell>
          <table:table-cell table:number-columns-repeated="2"/>
          <table:table-cell office:value-type="string">
            <text:p>Thraupidae </text:p>
          </table:table-cell>
        </table:table-row>
        <table:table-row table:style-name="ro1">
          <table:table-cell office:value-type="string">
            <text:p>Piprites</text:p>
          </table:table-cell>
          <table:table-cell office:value-type="float" office:value="306">
            <text:p>306</text:p>
          </table:table-cell>
          <table:table-cell table:formula="of:=VLOOKUP([.F307];[Familia.A$2:.B$79];2)" office:value-type="float" office:value="36">
            <text:p>36</text:p>
          </table:table-cell>
          <table:table-cell table:number-columns-repeated="2"/>
          <table:table-cell office:value-type="string">
            <text:p>Incertae sedis</text:p>
          </table:table-cell>
        </table:table-row>
        <table:table-row table:style-name="ro1">
          <table:table-cell office:value-type="string">
            <text:p>Piprites </text:p>
          </table:table-cell>
          <table:table-cell office:value-type="float" office:value="307">
            <text:p>307</text:p>
          </table:table-cell>
          <table:table-cell table:formula="of:=VLOOKUP([.F308];[Familia.A$2:.B$79];2)" office:value-type="float" office:value="36">
            <text:p>36</text:p>
          </table:table-cell>
          <table:table-cell table:number-columns-repeated="2"/>
          <table:table-cell office:value-type="string">
            <text:p>Incertae sedis</text:p>
          </table:table-cell>
        </table:table-row>
        <table:table-row table:style-name="ro1">
          <table:table-cell office:value-type="string">
            <text:p>Piranga</text:p>
          </table:table-cell>
          <table:table-cell office:value-type="float" office:value="308">
            <text:p>308</text:p>
          </table:table-cell>
          <table:table-cell table:formula="of:=VLOOKUP([.F309];[Familia.A$2:.B$79];2)" office:value-type="float" office:value="12">
            <text:p>12</text:p>
          </table:table-cell>
          <table:table-cell table:number-columns-repeated="2"/>
          <table:table-cell office:value-type="string">
            <text:p>Cardinalidae </text:p>
          </table:table-cell>
        </table:table-row>
        <table:table-row table:style-name="ro1">
          <table:table-cell office:value-type="string">
            <text:p>Pitangus </text:p>
          </table:table-cell>
          <table:table-cell office:value-type="float" office:value="309">
            <text:p>309</text:p>
          </table:table-cell>
          <table:table-cell table:formula="of:=VLOOKUP([.F310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Platalea</text:p>
          </table:table-cell>
          <table:table-cell office:value-type="float" office:value="310">
            <text:p>310</text:p>
          </table:table-cell>
          <table:table-cell table:formula="of:=VLOOKUP([.F311];[Familia.A$2:.B$79];2)" office:value-type="float" office:value="69">
            <text:p>69</text:p>
          </table:table-cell>
          <table:table-cell table:number-columns-repeated="2"/>
          <table:table-cell office:value-type="string">
            <text:p>Threskiornithidae </text:p>
          </table:table-cell>
        </table:table-row>
        <table:table-row table:style-name="ro1">
          <table:table-cell office:value-type="string">
            <text:p>Platyrinchus </text:p>
          </table:table-cell>
          <table:table-cell office:value-type="float" office:value="311">
            <text:p>311</text:p>
          </table:table-cell>
          <table:table-cell table:formula="of:=VLOOKUP([.F312];[Familia.A$2:.B$79];2)" office:value-type="float" office:value="36">
            <text:p>36</text:p>
          </table:table-cell>
          <table:table-cell table:number-columns-repeated="2"/>
          <table:table-cell office:value-type="string">
            <text:p>Incertae sedis</text:p>
          </table:table-cell>
        </table:table-row>
        <table:table-row table:style-name="ro1">
          <table:table-cell office:value-type="string">
            <text:p>Plegadis</text:p>
          </table:table-cell>
          <table:table-cell office:value-type="float" office:value="312">
            <text:p>312</text:p>
          </table:table-cell>
          <table:table-cell table:formula="of:=VLOOKUP([.F313];[Familia.A$2:.B$79];2)" office:value-type="float" office:value="69">
            <text:p>69</text:p>
          </table:table-cell>
          <table:table-cell table:number-columns-repeated="2"/>
          <table:table-cell office:value-type="string">
            <text:p>Threskiornithidae </text:p>
          </table:table-cell>
        </table:table-row>
        <table:table-row table:style-name="ro1">
          <table:table-cell office:value-type="string">
            <text:p>Pluvialis</text:p>
          </table:table-cell>
          <table:table-cell office:value-type="float" office:value="313">
            <text:p>313</text:p>
          </table:table-cell>
          <table:table-cell table:formula="of:=VLOOKUP([.F314];[Familia.A$2:.B$79];2)" office:value-type="float" office:value="15">
            <text:p>15</text:p>
          </table:table-cell>
          <table:table-cell table:number-columns-repeated="2"/>
          <table:table-cell office:value-type="string">
            <text:p>Charadriidae </text:p>
          </table:table-cell>
        </table:table-row>
        <table:table-row table:style-name="ro1">
          <table:table-cell office:value-type="string">
            <text:p>Pluvialis </text:p>
          </table:table-cell>
          <table:table-cell office:value-type="float" office:value="314">
            <text:p>314</text:p>
          </table:table-cell>
          <table:table-cell table:formula="of:=VLOOKUP([.F315];[Familia.A$2:.B$79];2)" office:value-type="float" office:value="15">
            <text:p>15</text:p>
          </table:table-cell>
          <table:table-cell table:number-columns-repeated="2"/>
          <table:table-cell office:value-type="string">
            <text:p>Charadriidae </text:p>
          </table:table-cell>
        </table:table-row>
        <table:table-row table:style-name="ro1">
          <table:table-cell office:value-type="string">
            <text:p>Podicephorus</text:p>
          </table:table-cell>
          <table:table-cell office:value-type="float" office:value="315">
            <text:p>315</text:p>
          </table:table-cell>
          <table:table-cell table:formula="of:=VLOOKUP([.F316];[Familia.A$2:.B$79];2)" office:value-type="float" office:value="51">
            <text:p>51</text:p>
          </table:table-cell>
          <table:table-cell table:number-columns-repeated="2"/>
          <table:table-cell office:value-type="string">
            <text:p>Podicipedidae</text:p>
          </table:table-cell>
        </table:table-row>
        <table:table-row table:style-name="ro1">
          <table:table-cell office:value-type="string">
            <text:p>Podilymbus</text:p>
          </table:table-cell>
          <table:table-cell office:value-type="float" office:value="316">
            <text:p>316</text:p>
          </table:table-cell>
          <table:table-cell table:formula="of:=VLOOKUP([.F317];[Familia.A$2:.B$79];2)" office:value-type="float" office:value="51">
            <text:p>51</text:p>
          </table:table-cell>
          <table:table-cell table:number-columns-repeated="2"/>
          <table:table-cell office:value-type="string">
            <text:p>Podicipedidae</text:p>
          </table:table-cell>
        </table:table-row>
        <table:table-row table:style-name="ro1">
          <table:table-cell office:value-type="string">
            <text:p>Poecilotriccus</text:p>
          </table:table-cell>
          <table:table-cell office:value-type="float" office:value="317">
            <text:p>317</text:p>
          </table:table-cell>
          <table:table-cell table:formula="of:=VLOOKUP([.F318];[Familia.A$2:.B$79];2)" office:value-type="float" office:value="59">
            <text:p>59</text:p>
          </table:table-cell>
          <table:table-cell table:number-columns-repeated="2"/>
          <table:table-cell office:value-type="string">
            <text:p>Rhynchocyclidae</text:p>
          </table:table-cell>
        </table:table-row>
        <table:table-row table:style-name="ro1">
          <table:table-cell office:value-type="string">
            <text:p>Polioptila</text:p>
          </table:table-cell>
          <table:table-cell office:value-type="float" office:value="318">
            <text:p>318</text:p>
          </table:table-cell>
          <table:table-cell table:formula="of:=VLOOKUP([.F319];[Familia.A$2:.B$79];2)" office:value-type="float" office:value="52">
            <text:p>52</text:p>
          </table:table-cell>
          <table:table-cell table:number-columns-repeated="2"/>
          <table:table-cell office:value-type="string">
            <text:p>Polioptilidae </text:p>
          </table:table-cell>
        </table:table-row>
        <table:table-row table:style-name="ro1">
          <table:table-cell office:value-type="string">
            <text:p>Polioptila </text:p>
          </table:table-cell>
          <table:table-cell office:value-type="float" office:value="319">
            <text:p>319</text:p>
          </table:table-cell>
          <table:table-cell table:formula="of:=VLOOKUP([.F320];[Familia.A$2:.B$79];2)" office:value-type="float" office:value="52">
            <text:p>52</text:p>
          </table:table-cell>
          <table:table-cell table:number-columns-repeated="2"/>
          <table:table-cell office:value-type="string">
            <text:p>Polioptilidae </text:p>
          </table:table-cell>
        </table:table-row>
        <table:table-row table:style-name="ro1">
          <table:table-cell office:value-type="string">
            <text:p>Polystictus</text:p>
          </table:table-cell>
          <table:table-cell office:value-type="float" office:value="320">
            <text:p>320</text:p>
          </table:table-cell>
          <table:table-cell table:formula="of:=VLOOKUP([.F321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Polytmus</text:p>
          </table:table-cell>
          <table:table-cell office:value-type="float" office:value="321">
            <text:p>321</text:p>
          </table:table-cell>
          <table:table-cell table:formula="of:=VLOOKUP([.F322];[Familia.A$2:.B$79];2)" office:value-type="float" office:value="72">
            <text:p>72</text:p>
          </table:table-cell>
          <table:table-cell table:number-columns-repeated="2"/>
          <table:table-cell office:value-type="string">
            <text:p>Trochilidae </text:p>
          </table:table-cell>
        </table:table-row>
        <table:table-row table:style-name="ro1">
          <table:table-cell office:value-type="string">
            <text:p>Poospiza </text:p>
          </table:table-cell>
          <table:table-cell office:value-type="float" office:value="322">
            <text:p>322</text:p>
          </table:table-cell>
          <table:table-cell table:formula="of:=VLOOKUP([.F323];[Familia.A$2:.B$79];2)" office:value-type="float" office:value="26">
            <text:p>26</text:p>
          </table:table-cell>
          <table:table-cell table:number-columns-repeated="2"/>
          <table:table-cell office:value-type="string">
            <text:p>Emberizidae </text:p>
          </table:table-cell>
        </table:table-row>
        <table:table-row table:style-name="ro1">
          <table:table-cell office:value-type="string">
            <text:p>Porphyrio</text:p>
          </table:table-cell>
          <table:table-cell office:value-type="float" office:value="323">
            <text:p>323</text:p>
          </table:table-cell>
          <table:table-cell table:formula="of:=VLOOKUP([.F324];[Familia.A$2:.B$79];2)" office:value-type="float" office:value="54">
            <text:p>54</text:p>
          </table:table-cell>
          <table:table-cell table:number-columns-repeated="2"/>
          <table:table-cell office:value-type="string">
            <text:p>Rallidae </text:p>
          </table:table-cell>
        </table:table-row>
        <table:table-row table:style-name="ro1">
          <table:table-cell office:value-type="string">
            <text:p>Porzana</text:p>
          </table:table-cell>
          <table:table-cell office:value-type="float" office:value="324">
            <text:p>324</text:p>
          </table:table-cell>
          <table:table-cell table:formula="of:=VLOOKUP([.F325];[Familia.A$2:.B$79];2)" office:value-type="float" office:value="54">
            <text:p>54</text:p>
          </table:table-cell>
          <table:table-cell table:number-columns-repeated="2"/>
          <table:table-cell office:value-type="string">
            <text:p>Rallidae </text:p>
          </table:table-cell>
        </table:table-row>
        <table:table-row table:style-name="ro1">
          <table:table-cell office:value-type="string">
            <text:p>Primolius </text:p>
          </table:table-cell>
          <table:table-cell office:value-type="float" office:value="325">
            <text:p>325</text:p>
          </table:table-cell>
          <table:table-cell table:formula="of:=VLOOKUP([.F326];[Familia.A$2:.B$79];2)" office:value-type="float" office:value="53">
            <text:p>53</text:p>
          </table:table-cell>
          <table:table-cell table:number-columns-repeated="2"/>
          <table:table-cell office:value-type="string">
            <text:p>Psittacidae </text:p>
          </table:table-cell>
        </table:table-row>
        <table:table-row table:style-name="ro1">
          <table:table-cell office:value-type="string">
            <text:p>Procacicus </text:p>
          </table:table-cell>
          <table:table-cell office:value-type="float" office:value="326">
            <text:p>326</text:p>
          </table:table-cell>
          <table:table-cell table:formula="of:=VLOOKUP([.F327];[Familia.A$2:.B$79];2)" office:value-type="float" office:value="35">
            <text:p>35</text:p>
          </table:table-cell>
          <table:table-cell table:number-columns-repeated="2"/>
          <table:table-cell office:value-type="string">
            <text:p>Icteridae </text:p>
          </table:table-cell>
        </table:table-row>
        <table:table-row table:style-name="ro1">
          <table:table-cell office:value-type="string">
            <text:p>Procnias </text:p>
          </table:table-cell>
          <table:table-cell office:value-type="float" office:value="327">
            <text:p>327</text:p>
          </table:table-cell>
          <table:table-cell table:formula="of:=VLOOKUP([.F328];[Familia.A$2:.B$79];2)" office:value-type="float" office:value="22">
            <text:p>22</text:p>
          </table:table-cell>
          <table:table-cell table:number-columns-repeated="2"/>
          <table:table-cell office:value-type="string">
            <text:p>Cotingidae </text:p>
          </table:table-cell>
        </table:table-row>
        <table:table-row table:style-name="ro1">
          <table:table-cell office:value-type="string">
            <text:p>Progne</text:p>
          </table:table-cell>
          <table:table-cell office:value-type="float" office:value="328">
            <text:p>328</text:p>
          </table:table-cell>
          <table:table-cell table:formula="of:=VLOOKUP([.F329];[Familia.A$2:.B$79];2)" office:value-type="float" office:value="34">
            <text:p>34</text:p>
          </table:table-cell>
          <table:table-cell table:number-columns-repeated="2"/>
          <table:table-cell office:value-type="string">
            <text:p>Hirundinidae </text:p>
          </table:table-cell>
        </table:table-row>
        <table:table-row table:style-name="ro1">
          <table:table-cell office:value-type="string">
            <text:p>Pseudastur</text:p>
          </table:table-cell>
          <table:table-cell office:value-type="float" office:value="329">
            <text:p>329</text:p>
          </table:table-cell>
          <table:table-cell table:formula="of:=VLOOKUP([.F330];[Familia.A$2:.B$79];2)" office:value-type="float" office:value="1">
            <text:p>1</text:p>
          </table:table-cell>
          <table:table-cell table:number-columns-repeated="2"/>
          <table:table-cell office:value-type="string">
            <text:p>Accipitridae </text:p>
          </table:table-cell>
        </table:table-row>
        <table:table-row table:style-name="ro1">
          <table:table-cell office:value-type="string">
            <text:p>Pseudocolopteryx</text:p>
          </table:table-cell>
          <table:table-cell office:value-type="float" office:value="330">
            <text:p>330</text:p>
          </table:table-cell>
          <table:table-cell table:formula="of:=VLOOKUP([.F331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Pseudocolopteryx </text:p>
          </table:table-cell>
          <table:table-cell office:value-type="float" office:value="331">
            <text:p>331</text:p>
          </table:table-cell>
          <table:table-cell table:formula="of:=VLOOKUP([.F332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Pseudoleistes</text:p>
          </table:table-cell>
          <table:table-cell office:value-type="float" office:value="332">
            <text:p>332</text:p>
          </table:table-cell>
          <table:table-cell table:formula="of:=VLOOKUP([.F333];[Familia.A$2:.B$79];2)" office:value-type="float" office:value="35">
            <text:p>35</text:p>
          </table:table-cell>
          <table:table-cell table:number-columns-repeated="2"/>
          <table:table-cell office:value-type="string">
            <text:p>Icteridae </text:p>
          </table:table-cell>
        </table:table-row>
        <table:table-row table:style-name="ro1">
          <table:table-cell office:value-type="string">
            <text:p>Pseudoleistes </text:p>
          </table:table-cell>
          <table:table-cell office:value-type="float" office:value="333">
            <text:p>333</text:p>
          </table:table-cell>
          <table:table-cell table:formula="of:=VLOOKUP([.F334];[Familia.A$2:.B$79];2)" office:value-type="float" office:value="35">
            <text:p>35</text:p>
          </table:table-cell>
          <table:table-cell table:number-columns-repeated="2"/>
          <table:table-cell office:value-type="string">
            <text:p>Icteridae </text:p>
          </table:table-cell>
        </table:table-row>
        <table:table-row table:style-name="ro1">
          <table:table-cell office:value-type="string">
            <text:p>Pseudoseisura</text:p>
          </table:table-cell>
          <table:table-cell office:value-type="float" office:value="334">
            <text:p>334</text:p>
          </table:table-cell>
          <table:table-cell table:formula="of:=VLOOKUP([.F335];[Familia.A$2:.B$79];2)" office:value-type="float" office:value="31">
            <text:p>31</text:p>
          </table:table-cell>
          <table:table-cell table:number-columns-repeated="2"/>
          <table:table-cell office:value-type="string">
            <text:p>Furnariidae </text:p>
          </table:table-cell>
        </table:table-row>
        <table:table-row table:style-name="ro1">
          <table:table-cell office:value-type="string">
            <text:p>Psilorhamphus </text:p>
          </table:table-cell>
          <table:table-cell office:value-type="float" office:value="335">
            <text:p>335</text:p>
          </table:table-cell>
          <table:table-cell table:formula="of:=VLOOKUP([.F336];[Familia.A$2:.B$79];2)" office:value-type="float" office:value="58">
            <text:p>58</text:p>
          </table:table-cell>
          <table:table-cell table:number-columns-repeated="2"/>
          <table:table-cell office:value-type="string">
            <text:p>Rhinocryptidae </text:p>
          </table:table-cell>
        </table:table-row>
        <table:table-row table:style-name="ro1">
          <table:table-cell office:value-type="string">
            <text:p>Pteroglossus</text:p>
          </table:table-cell>
          <table:table-cell office:value-type="float" office:value="336">
            <text:p>336</text:p>
          </table:table-cell>
          <table:table-cell table:formula="of:=VLOOKUP([.F337];[Familia.A$2:.B$79];2)" office:value-type="float" office:value="55">
            <text:p>55</text:p>
          </table:table-cell>
          <table:table-cell table:number-columns-repeated="2"/>
          <table:table-cell office:value-type="string">
            <text:p>Ramphastidae </text:p>
          </table:table-cell>
        </table:table-row>
        <table:table-row table:style-name="ro1">
          <table:table-cell office:value-type="string">
            <text:p>Pulsatrix</text:p>
          </table:table-cell>
          <table:table-cell office:value-type="float" office:value="337">
            <text:p>337</text:p>
          </table:table-cell>
          <table:table-cell table:formula="of:=VLOOKUP([.F338];[Familia.A$2:.B$79];2)" office:value-type="float" office:value="66">
            <text:p>66</text:p>
          </table:table-cell>
          <table:table-cell table:number-columns-repeated="2"/>
          <table:table-cell office:value-type="string">
            <text:p>Strigidae </text:p>
          </table:table-cell>
        </table:table-row>
        <table:table-row table:style-name="ro1">
          <table:table-cell office:value-type="string">
            <text:p>Pygochelidon </text:p>
          </table:table-cell>
          <table:table-cell office:value-type="float" office:value="338">
            <text:p>338</text:p>
          </table:table-cell>
          <table:table-cell table:formula="of:=VLOOKUP([.F339];[Familia.A$2:.B$79];2)" office:value-type="float" office:value="34">
            <text:p>34</text:p>
          </table:table-cell>
          <table:table-cell table:number-columns-repeated="2"/>
          <table:table-cell office:value-type="string">
            <text:p>Hirundinidae </text:p>
          </table:table-cell>
        </table:table-row>
        <table:table-row table:style-name="ro1">
          <table:table-cell office:value-type="string">
            <text:p>Pyriglena </text:p>
          </table:table-cell>
          <table:table-cell office:value-type="float" office:value="339">
            <text:p>339</text:p>
          </table:table-cell>
          <table:table-cell table:formula="of:=VLOOKUP([.F340];[Familia.A$2:.B$79];2)" office:value-type="float" office:value="67">
            <text:p>67</text:p>
          </table:table-cell>
          <table:table-cell table:number-columns-repeated="2"/>
          <table:table-cell office:value-type="string">
            <text:p>Thamnophilidae </text:p>
          </table:table-cell>
        </table:table-row>
        <table:table-row table:style-name="ro1">
          <table:table-cell office:value-type="string">
            <text:p>Pyrocephalus</text:p>
          </table:table-cell>
          <table:table-cell office:value-type="float" office:value="340">
            <text:p>340</text:p>
          </table:table-cell>
          <table:table-cell table:formula="of:=VLOOKUP([.F341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Pyroderus </text:p>
          </table:table-cell>
          <table:table-cell office:value-type="float" office:value="341">
            <text:p>341</text:p>
          </table:table-cell>
          <table:table-cell table:formula="of:=VLOOKUP([.F342];[Familia.A$2:.B$79];2)" office:value-type="float" office:value="22">
            <text:p>22</text:p>
          </table:table-cell>
          <table:table-cell table:number-columns-repeated="2"/>
          <table:table-cell office:value-type="string">
            <text:p>Cotingidae </text:p>
          </table:table-cell>
        </table:table-row>
        <table:table-row table:style-name="ro1">
          <table:table-cell office:value-type="string">
            <text:p>Pyrrhocoma</text:p>
          </table:table-cell>
          <table:table-cell office:value-type="float" office:value="342">
            <text:p>342</text:p>
          </table:table-cell>
          <table:table-cell table:formula="of:=VLOOKUP([.F343];[Familia.A$2:.B$79];2)" office:value-type="float" office:value="68">
            <text:p>68</text:p>
          </table:table-cell>
          <table:table-cell table:number-columns-repeated="2"/>
          <table:table-cell office:value-type="string">
            <text:p>Thraupidae </text:p>
          </table:table-cell>
        </table:table-row>
        <table:table-row table:style-name="ro1">
          <table:table-cell office:value-type="string">
            <text:p>Pyrrhura</text:p>
          </table:table-cell>
          <table:table-cell office:value-type="float" office:value="343">
            <text:p>343</text:p>
          </table:table-cell>
          <table:table-cell table:formula="of:=VLOOKUP([.F344];[Familia.A$2:.B$79];2)" office:value-type="float" office:value="53">
            <text:p>53</text:p>
          </table:table-cell>
          <table:table-cell table:number-columns-repeated="2"/>
          <table:table-cell office:value-type="string">
            <text:p>Psittacidae </text:p>
          </table:table-cell>
        </table:table-row>
        <table:table-row table:style-name="ro1">
          <table:table-cell office:value-type="string">
            <text:p>Ramphastos</text:p>
          </table:table-cell>
          <table:table-cell office:value-type="float" office:value="344">
            <text:p>344</text:p>
          </table:table-cell>
          <table:table-cell table:formula="of:=VLOOKUP([.F345];[Familia.A$2:.B$79];2)" office:value-type="float" office:value="55">
            <text:p>55</text:p>
          </table:table-cell>
          <table:table-cell table:number-columns-repeated="2"/>
          <table:table-cell office:value-type="string">
            <text:p>Ramphastidae </text:p>
          </table:table-cell>
        </table:table-row>
        <table:table-row table:style-name="ro1">
          <table:table-cell office:value-type="string">
            <text:p>Ramphastos </text:p>
          </table:table-cell>
          <table:table-cell office:value-type="float" office:value="345">
            <text:p>345</text:p>
          </table:table-cell>
          <table:table-cell table:formula="of:=VLOOKUP([.F346];[Familia.A$2:.B$79];2)" office:value-type="float" office:value="55">
            <text:p>55</text:p>
          </table:table-cell>
          <table:table-cell table:number-columns-repeated="2"/>
          <table:table-cell office:value-type="string">
            <text:p>Ramphastidae </text:p>
          </table:table-cell>
        </table:table-row>
        <table:table-row table:style-name="ro1">
          <table:table-cell office:value-type="string">
            <text:p>Rhea</text:p>
          </table:table-cell>
          <table:table-cell office:value-type="float" office:value="346">
            <text:p>346</text:p>
          </table:table-cell>
          <table:table-cell table:formula="of:=VLOOKUP([.F347];[Familia.A$2:.B$79];2)" office:value-type="float" office:value="57">
            <text:p>57</text:p>
          </table:table-cell>
          <table:table-cell table:number-columns-repeated="2"/>
          <table:table-cell table:style-name="Normal_20_2" office:value-type="string">
            <text:p>Rheidae</text:p>
          </table:table-cell>
        </table:table-row>
        <table:table-row table:style-name="ro1">
          <table:table-cell office:value-type="string">
            <text:p>Rhynchotus</text:p>
          </table:table-cell>
          <table:table-cell office:value-type="float" office:value="347">
            <text:p>347</text:p>
          </table:table-cell>
          <table:table-cell table:formula="of:=VLOOKUP([.F348];[Familia.A$2:.B$79];2)" office:value-type="float" office:value="70">
            <text:p>70</text:p>
          </table:table-cell>
          <table:table-cell table:number-columns-repeated="2"/>
          <table:table-cell office:value-type="string">
            <text:p>Tinamidae</text:p>
          </table:table-cell>
        </table:table-row>
        <table:table-row table:style-name="ro1">
          <table:table-cell office:value-type="string">
            <text:p>Riparia</text:p>
          </table:table-cell>
          <table:table-cell office:value-type="float" office:value="348">
            <text:p>348</text:p>
          </table:table-cell>
          <table:table-cell table:formula="of:=VLOOKUP([.F349];[Familia.A$2:.B$79];2)" office:value-type="float" office:value="34">
            <text:p>34</text:p>
          </table:table-cell>
          <table:table-cell table:number-columns-repeated="2"/>
          <table:table-cell office:value-type="string">
            <text:p>Hirundinidae </text:p>
          </table:table-cell>
        </table:table-row>
        <table:table-row table:style-name="ro1">
          <table:table-cell office:value-type="string">
            <text:p>Rollandia</text:p>
          </table:table-cell>
          <table:table-cell office:value-type="float" office:value="349">
            <text:p>349</text:p>
          </table:table-cell>
          <table:table-cell table:formula="of:=VLOOKUP([.F350];[Familia.A$2:.B$79];2)" office:value-type="float" office:value="51">
            <text:p>51</text:p>
          </table:table-cell>
          <table:table-cell table:number-columns-repeated="2"/>
          <table:table-cell office:value-type="string">
            <text:p>Podicipedidae</text:p>
          </table:table-cell>
        </table:table-row>
        <table:table-row table:style-name="ro1">
          <table:table-cell office:value-type="string">
            <text:p>Rostrhamus </text:p>
          </table:table-cell>
          <table:table-cell office:value-type="float" office:value="350">
            <text:p>350</text:p>
          </table:table-cell>
          <table:table-cell table:formula="of:=VLOOKUP([.F351];[Familia.A$2:.B$79];2)" office:value-type="float" office:value="1">
            <text:p>1</text:p>
          </table:table-cell>
          <table:table-cell table:number-columns-repeated="2"/>
          <table:table-cell office:value-type="string">
            <text:p>Accipitridae </text:p>
          </table:table-cell>
        </table:table-row>
        <table:table-row table:style-name="ro1">
          <table:table-cell office:value-type="string">
            <text:p>Rupornis</text:p>
          </table:table-cell>
          <table:table-cell office:value-type="float" office:value="351">
            <text:p>351</text:p>
          </table:table-cell>
          <table:table-cell table:formula="of:=VLOOKUP([.F352];[Familia.A$2:.B$79];2)" office:value-type="float" office:value="1">
            <text:p>1</text:p>
          </table:table-cell>
          <table:table-cell table:number-columns-repeated="2"/>
          <table:table-cell office:value-type="string">
            <text:p>Accipitridae </text:p>
          </table:table-cell>
        </table:table-row>
        <table:table-row table:style-name="ro1">
          <table:table-cell office:value-type="string">
            <text:p>Rynchops</text:p>
          </table:table-cell>
          <table:table-cell office:value-type="float" office:value="352">
            <text:p>352</text:p>
          </table:table-cell>
          <table:table-cell table:formula="of:=VLOOKUP([.F353];[Familia.A$2:.B$79];2)" office:value-type="float" office:value="61">
            <text:p>61</text:p>
          </table:table-cell>
          <table:table-cell table:number-columns-repeated="2"/>
          <table:table-cell office:value-type="string">
            <text:p>Rynchopidae </text:p>
          </table:table-cell>
        </table:table-row>
        <table:table-row table:style-name="ro1">
          <table:table-cell office:value-type="string">
            <text:p>Saltator </text:p>
          </table:table-cell>
          <table:table-cell office:value-type="float" office:value="353">
            <text:p>353</text:p>
          </table:table-cell>
          <table:table-cell table:formula="of:=VLOOKUP([.F354];[Familia.A$2:.B$79];2)" office:value-type="float" office:value="68">
            <text:p>68</text:p>
          </table:table-cell>
          <table:table-cell table:number-columns-repeated="2"/>
          <table:table-cell office:value-type="string">
            <text:p>Thraupidae </text:p>
          </table:table-cell>
        </table:table-row>
        <table:table-row table:style-name="ro1">
          <table:table-cell office:value-type="string">
            <text:p>Sarcoramphus</text:p>
          </table:table-cell>
          <table:table-cell office:value-type="float" office:value="354">
            <text:p>354</text:p>
          </table:table-cell>
          <table:table-cell table:formula="of:=VLOOKUP([.F355];[Familia.A$2:.B$79];2)" office:value-type="float" office:value="14">
            <text:p>14</text:p>
          </table:table-cell>
          <table:table-cell table:number-columns-repeated="2"/>
          <table:table-cell office:value-type="string">
            <text:p>Cathartidae </text:p>
          </table:table-cell>
        </table:table-row>
        <table:table-row table:style-name="ro1">
          <table:table-cell office:value-type="string">
            <text:p>Sarkidiornis </text:p>
          </table:table-cell>
          <table:table-cell office:value-type="float" office:value="355">
            <text:p>355</text:p>
          </table:table-cell>
          <table:table-cell table:formula="of:=VLOOKUP([.F356];[Familia.A$2:.B$79];2)" office:value-type="float" office:value="4">
            <text:p>4</text:p>
          </table:table-cell>
          <table:table-cell table:number-columns-repeated="2"/>
          <table:table-cell office:value-type="string">
            <text:p>Anatidae </text:p>
          </table:table-cell>
        </table:table-row>
        <table:table-row table:style-name="ro1">
          <table:table-cell office:value-type="string">
            <text:p>Satrapa</text:p>
          </table:table-cell>
          <table:table-cell office:value-type="float" office:value="356">
            <text:p>356</text:p>
          </table:table-cell>
          <table:table-cell table:formula="of:=VLOOKUP([.F357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Schiffornis</text:p>
          </table:table-cell>
          <table:table-cell office:value-type="float" office:value="357">
            <text:p>357</text:p>
          </table:table-cell>
          <table:table-cell table:formula="of:=VLOOKUP([.F358];[Familia.A$2:.B$79];2)" office:value-type="float" office:value="71">
            <text:p>71</text:p>
          </table:table-cell>
          <table:table-cell table:number-columns-repeated="2"/>
          <table:table-cell office:value-type="string">
            <text:p>Tityridae </text:p>
          </table:table-cell>
        </table:table-row>
        <table:table-row table:style-name="ro1">
          <table:table-cell office:value-type="string">
            <text:p>Schoeniophylax</text:p>
          </table:table-cell>
          <table:table-cell office:value-type="float" office:value="358">
            <text:p>358</text:p>
          </table:table-cell>
          <table:table-cell table:formula="of:=VLOOKUP([.F359];[Familia.A$2:.B$79];2)" office:value-type="float" office:value="31">
            <text:p>31</text:p>
          </table:table-cell>
          <table:table-cell table:number-columns-repeated="2"/>
          <table:table-cell office:value-type="string">
            <text:p>Furnariidae </text:p>
          </table:table-cell>
        </table:table-row>
        <table:table-row table:style-name="ro1">
          <table:table-cell office:value-type="string">
            <text:p>Sclerurus </text:p>
          </table:table-cell>
          <table:table-cell office:value-type="float" office:value="359">
            <text:p>359</text:p>
          </table:table-cell>
          <table:table-cell table:formula="of:=VLOOKUP([.F360];[Familia.A$2:.B$79];2)" office:value-type="float" office:value="62">
            <text:p>62</text:p>
          </table:table-cell>
          <table:table-cell table:number-columns-repeated="2"/>
          <table:table-cell office:value-type="string">
            <text:p>Scleruridae </text:p>
          </table:table-cell>
        </table:table-row>
        <table:table-row table:style-name="ro1">
          <table:table-cell office:value-type="string">
            <text:p>Scytalopus</text:p>
          </table:table-cell>
          <table:table-cell office:value-type="float" office:value="360">
            <text:p>360</text:p>
          </table:table-cell>
          <table:table-cell table:formula="of:=VLOOKUP([.F361];[Familia.A$2:.B$79];2)" office:value-type="float" office:value="58">
            <text:p>58</text:p>
          </table:table-cell>
          <table:table-cell table:number-columns-repeated="2"/>
          <table:table-cell office:value-type="string">
            <text:p>Rhinocryptidae </text:p>
          </table:table-cell>
        </table:table-row>
        <table:table-row table:style-name="ro1">
          <table:table-cell office:value-type="string">
            <text:p>Selenidera</text:p>
          </table:table-cell>
          <table:table-cell office:value-type="float" office:value="361">
            <text:p>361</text:p>
          </table:table-cell>
          <table:table-cell table:formula="of:=VLOOKUP([.F362];[Familia.A$2:.B$79];2)" office:value-type="float" office:value="55">
            <text:p>55</text:p>
          </table:table-cell>
          <table:table-cell table:number-columns-repeated="2"/>
          <table:table-cell office:value-type="string">
            <text:p>Ramphastidae </text:p>
          </table:table-cell>
        </table:table-row>
        <table:table-row table:style-name="ro1">
          <table:table-cell office:value-type="string">
            <text:p>Serpophaga</text:p>
          </table:table-cell>
          <table:table-cell office:value-type="float" office:value="362">
            <text:p>362</text:p>
          </table:table-cell>
          <table:table-cell table:formula="of:=VLOOKUP([.F363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Sicalis </text:p>
          </table:table-cell>
          <table:table-cell office:value-type="float" office:value="363">
            <text:p>363</text:p>
          </table:table-cell>
          <table:table-cell table:formula="of:=VLOOKUP([.F364];[Familia.A$2:.B$79];2)" office:value-type="float" office:value="26">
            <text:p>26</text:p>
          </table:table-cell>
          <table:table-cell table:number-columns-repeated="2"/>
          <table:table-cell office:value-type="string">
            <text:p>Emberizidae </text:p>
          </table:table-cell>
        </table:table-row>
        <table:table-row table:style-name="ro1">
          <table:table-cell office:value-type="string">
            <text:p>Sirystes</text:p>
          </table:table-cell>
          <table:table-cell office:value-type="float" office:value="364">
            <text:p>364</text:p>
          </table:table-cell>
          <table:table-cell table:formula="of:=VLOOKUP([.F365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Sittasomus </text:p>
          </table:table-cell>
          <table:table-cell office:value-type="float" office:value="365">
            <text:p>365</text:p>
          </table:table-cell>
          <table:table-cell table:formula="of:=VLOOKUP([.F366];[Familia.A$2:.B$79];2)" office:value-type="float" office:value="25">
            <text:p>25</text:p>
          </table:table-cell>
          <table:table-cell table:number-columns-repeated="2"/>
          <table:table-cell office:value-type="string">
            <text:p>Dendrocolaptidae </text:p>
          </table:table-cell>
        </table:table-row>
        <table:table-row table:style-name="ro1">
          <table:table-cell office:value-type="string">
            <text:p>Spartonoica</text:p>
          </table:table-cell>
          <table:table-cell office:value-type="float" office:value="366">
            <text:p>366</text:p>
          </table:table-cell>
          <table:table-cell table:formula="of:=VLOOKUP([.F367];[Familia.A$2:.B$79];2)" office:value-type="float" office:value="31">
            <text:p>31</text:p>
          </table:table-cell>
          <table:table-cell table:number-columns-repeated="2"/>
          <table:table-cell office:value-type="string">
            <text:p>Furnariidae </text:p>
          </table:table-cell>
        </table:table-row>
        <table:table-row table:style-name="ro1">
          <table:table-cell office:value-type="string">
            <text:p>Spizaetus</text:p>
          </table:table-cell>
          <table:table-cell office:value-type="float" office:value="367">
            <text:p>367</text:p>
          </table:table-cell>
          <table:table-cell table:formula="of:=VLOOKUP([.F368];[Familia.A$2:.B$79];2)" office:value-type="float" office:value="1">
            <text:p>1</text:p>
          </table:table-cell>
          <table:table-cell table:number-columns-repeated="2"/>
          <table:table-cell office:value-type="string">
            <text:p>Accipitridae </text:p>
          </table:table-cell>
        </table:table-row>
        <table:table-row table:style-name="ro1">
          <table:table-cell office:value-type="string">
            <text:p>Spizaetus </text:p>
          </table:table-cell>
          <table:table-cell office:value-type="float" office:value="368">
            <text:p>368</text:p>
          </table:table-cell>
          <table:table-cell table:formula="of:=VLOOKUP([.F369];[Familia.A$2:.B$79];2)" office:value-type="float" office:value="1">
            <text:p>1</text:p>
          </table:table-cell>
          <table:table-cell table:number-columns-repeated="2"/>
          <table:table-cell office:value-type="string">
            <text:p>Accipitridae </text:p>
          </table:table-cell>
        </table:table-row>
        <table:table-row table:style-name="ro1">
          <table:table-cell office:value-type="string">
            <text:p>Sporagra </text:p>
          </table:table-cell>
          <table:table-cell office:value-type="float" office:value="369">
            <text:p>369</text:p>
          </table:table-cell>
          <table:table-cell table:formula="of:=VLOOKUP([.F370];[Familia.A$2:.B$79];2)" office:value-type="float" office:value="30">
            <text:p>30</text:p>
          </table:table-cell>
          <table:table-cell table:number-columns-repeated="2"/>
          <table:table-cell office:value-type="string">
            <text:p>Fringillidae </text:p>
          </table:table-cell>
        </table:table-row>
        <table:table-row table:style-name="ro1">
          <table:table-cell office:value-type="string">
            <text:p>Sporophila </text:p>
          </table:table-cell>
          <table:table-cell office:value-type="float" office:value="370">
            <text:p>370</text:p>
          </table:table-cell>
          <table:table-cell table:formula="of:=VLOOKUP([.F371];[Familia.A$2:.B$79];2)" office:value-type="float" office:value="26">
            <text:p>26</text:p>
          </table:table-cell>
          <table:table-cell table:number-columns-repeated="2"/>
          <table:table-cell office:value-type="string">
            <text:p>Emberizidae </text:p>
          </table:table-cell>
        </table:table-row>
        <table:table-row table:style-name="ro1">
          <table:table-cell office:value-type="string">
            <text:p>Stelgidopteryx</text:p>
          </table:table-cell>
          <table:table-cell office:value-type="float" office:value="371">
            <text:p>371</text:p>
          </table:table-cell>
          <table:table-cell table:formula="of:=VLOOKUP([.F372];[Familia.A$2:.B$79];2)" office:value-type="float" office:value="34">
            <text:p>34</text:p>
          </table:table-cell>
          <table:table-cell table:number-columns-repeated="2"/>
          <table:table-cell office:value-type="string">
            <text:p>Hirundinidae </text:p>
          </table:table-cell>
        </table:table-row>
        <table:table-row table:style-name="ro1">
          <table:table-cell office:value-type="string">
            <text:p>Stephanophorus </text:p>
          </table:table-cell>
          <table:table-cell office:value-type="float" office:value="372">
            <text:p>372</text:p>
          </table:table-cell>
          <table:table-cell table:formula="of:=VLOOKUP([.F373];[Familia.A$2:.B$79];2)" office:value-type="float" office:value="68">
            <text:p>68</text:p>
          </table:table-cell>
          <table:table-cell table:number-columns-repeated="2"/>
          <table:table-cell office:value-type="string">
            <text:p>Thraupidae </text:p>
          </table:table-cell>
        </table:table-row>
        <table:table-row table:style-name="ro1">
          <table:table-cell office:value-type="string">
            <text:p>Stephanoxis</text:p>
          </table:table-cell>
          <table:table-cell office:value-type="float" office:value="373">
            <text:p>373</text:p>
          </table:table-cell>
          <table:table-cell table:formula="of:=VLOOKUP([.F374];[Familia.A$2:.B$79];2)" office:value-type="float" office:value="72">
            <text:p>72</text:p>
          </table:table-cell>
          <table:table-cell table:number-columns-repeated="2"/>
          <table:table-cell office:value-type="string">
            <text:p>Trochilidae </text:p>
          </table:table-cell>
        </table:table-row>
        <table:table-row table:style-name="ro1">
          <table:table-cell office:value-type="string">
            <text:p>Stercorarius </text:p>
          </table:table-cell>
          <table:table-cell office:value-type="float" office:value="374">
            <text:p>374</text:p>
          </table:table-cell>
          <table:table-cell table:formula="of:=VLOOKUP([.F375];[Familia.A$2:.B$79];2)" office:value-type="float" office:value="64">
            <text:p>64</text:p>
          </table:table-cell>
          <table:table-cell table:number-columns-repeated="2"/>
          <table:table-cell office:value-type="string">
            <text:p>Stercorariidae </text:p>
          </table:table-cell>
        </table:table-row>
        <table:table-row table:style-name="ro1">
          <table:table-cell office:value-type="string">
            <text:p>Sterna</text:p>
          </table:table-cell>
          <table:table-cell office:value-type="float" office:value="375">
            <text:p>375</text:p>
          </table:table-cell>
          <table:table-cell table:formula="of:=VLOOKUP([.F376];[Familia.A$2:.B$79];2)" office:value-type="float" office:value="65">
            <text:p>65</text:p>
          </table:table-cell>
          <table:table-cell table:number-columns-repeated="2"/>
          <table:table-cell office:value-type="string">
            <text:p>Sternidae </text:p>
          </table:table-cell>
        </table:table-row>
        <table:table-row table:style-name="ro1">
          <table:table-cell office:value-type="string">
            <text:p>Sterna </text:p>
          </table:table-cell>
          <table:table-cell office:value-type="float" office:value="376">
            <text:p>376</text:p>
          </table:table-cell>
          <table:table-cell table:formula="of:=VLOOKUP([.F377];[Familia.A$2:.B$79];2)" office:value-type="float" office:value="65">
            <text:p>65</text:p>
          </table:table-cell>
          <table:table-cell table:number-columns-repeated="2"/>
          <table:table-cell office:value-type="string">
            <text:p>Sternidae </text:p>
          </table:table-cell>
        </table:table-row>
        <table:table-row table:style-name="ro1">
          <table:table-cell office:value-type="string">
            <text:p>Sternula </text:p>
          </table:table-cell>
          <table:table-cell office:value-type="float" office:value="377">
            <text:p>377</text:p>
          </table:table-cell>
          <table:table-cell table:formula="of:=VLOOKUP([.F378];[Familia.A$2:.B$79];2)" office:value-type="float" office:value="65">
            <text:p>65</text:p>
          </table:table-cell>
          <table:table-cell table:number-columns-repeated="2"/>
          <table:table-cell office:value-type="string">
            <text:p>Sternidae </text:p>
          </table:table-cell>
        </table:table-row>
        <table:table-row table:style-name="ro1">
          <table:table-cell office:value-type="string">
            <text:p>Streptoprocne</text:p>
          </table:table-cell>
          <table:table-cell office:value-type="float" office:value="378">
            <text:p>378</text:p>
          </table:table-cell>
          <table:table-cell table:formula="of:=VLOOKUP([.F379];[Familia.A$2:.B$79];2)" office:value-type="float" office:value="7">
            <text:p>7</text:p>
          </table:table-cell>
          <table:table-cell table:number-columns-repeated="2"/>
          <table:table-cell office:value-type="string">
            <text:p>Apodidae </text:p>
          </table:table-cell>
        </table:table-row>
        <table:table-row table:style-name="ro1">
          <table:table-cell office:value-type="string">
            <text:p>Strix </text:p>
          </table:table-cell>
          <table:table-cell office:value-type="float" office:value="379">
            <text:p>379</text:p>
          </table:table-cell>
          <table:table-cell table:formula="of:=VLOOKUP([.F380];[Familia.A$2:.B$79];2)" office:value-type="float" office:value="66">
            <text:p>66</text:p>
          </table:table-cell>
          <table:table-cell table:number-columns-repeated="2"/>
          <table:table-cell office:value-type="string">
            <text:p>Strigidae </text:p>
          </table:table-cell>
        </table:table-row>
        <table:table-row table:style-name="ro1">
          <table:table-cell office:value-type="string">
            <text:p>Sturnella</text:p>
          </table:table-cell>
          <table:table-cell office:value-type="float" office:value="380">
            <text:p>380</text:p>
          </table:table-cell>
          <table:table-cell table:formula="of:=VLOOKUP([.F381];[Familia.A$2:.B$79];2)" office:value-type="float" office:value="35">
            <text:p>35</text:p>
          </table:table-cell>
          <table:table-cell table:number-columns-repeated="2"/>
          <table:table-cell office:value-type="string">
            <text:p>Icteridae </text:p>
          </table:table-cell>
        </table:table-row>
        <table:table-row table:style-name="ro1">
          <table:table-cell office:value-type="string">
            <text:p>Sturnella </text:p>
          </table:table-cell>
          <table:table-cell office:value-type="float" office:value="381">
            <text:p>381</text:p>
          </table:table-cell>
          <table:table-cell table:formula="of:=VLOOKUP([.F382];[Familia.A$2:.B$79];2)" office:value-type="float" office:value="35">
            <text:p>35</text:p>
          </table:table-cell>
          <table:table-cell table:number-columns-repeated="2"/>
          <table:table-cell office:value-type="string">
            <text:p>Icteridae </text:p>
          </table:table-cell>
        </table:table-row>
        <table:table-row table:style-name="ro1">
          <table:table-cell office:value-type="string">
            <text:p>Stymphalornis</text:p>
          </table:table-cell>
          <table:table-cell office:value-type="float" office:value="382">
            <text:p>382</text:p>
          </table:table-cell>
          <table:table-cell table:formula="of:=VLOOKUP([.F383];[Familia.A$2:.B$79];2)" office:value-type="float" office:value="67">
            <text:p>67</text:p>
          </table:table-cell>
          <table:table-cell table:number-columns-repeated="2"/>
          <table:table-cell office:value-type="string">
            <text:p>Thamnophilidae </text:p>
          </table:table-cell>
        </table:table-row>
        <table:table-row table:style-name="ro1">
          <table:table-cell office:value-type="string">
            <text:p>Sublegatus</text:p>
          </table:table-cell>
          <table:table-cell office:value-type="float" office:value="383">
            <text:p>383</text:p>
          </table:table-cell>
          <table:table-cell table:formula="of:=VLOOKUP([.F384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Suiriri </text:p>
          </table:table-cell>
          <table:table-cell office:value-type="float" office:value="384">
            <text:p>384</text:p>
          </table:table-cell>
          <table:table-cell table:formula="of:=VLOOKUP([.F385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Synallaxis </text:p>
          </table:table-cell>
          <table:table-cell office:value-type="float" office:value="385">
            <text:p>385</text:p>
          </table:table-cell>
          <table:table-cell table:formula="of:=VLOOKUP([.F386];[Familia.A$2:.B$79];2)" office:value-type="float" office:value="31">
            <text:p>31</text:p>
          </table:table-cell>
          <table:table-cell table:number-columns-repeated="2"/>
          <table:table-cell office:value-type="string">
            <text:p>Furnariidae </text:p>
          </table:table-cell>
        </table:table-row>
        <table:table-row table:style-name="ro1">
          <table:table-cell office:value-type="string">
            <text:p>Syndactyla </text:p>
          </table:table-cell>
          <table:table-cell office:value-type="float" office:value="386">
            <text:p>386</text:p>
          </table:table-cell>
          <table:table-cell table:formula="of:=VLOOKUP([.F387];[Familia.A$2:.B$79];2)" office:value-type="float" office:value="31">
            <text:p>31</text:p>
          </table:table-cell>
          <table:table-cell table:number-columns-repeated="2"/>
          <table:table-cell office:value-type="string">
            <text:p>Furnariidae </text:p>
          </table:table-cell>
        </table:table-row>
        <table:table-row table:style-name="ro1">
          <table:table-cell office:value-type="string">
            <text:p>Syrigma</text:p>
          </table:table-cell>
          <table:table-cell office:value-type="float" office:value="387">
            <text:p>387</text:p>
          </table:table-cell>
          <table:table-cell table:formula="of:=VLOOKUP([.F388];[Familia.A$2:.B$79];2)" office:value-type="float" office:value="9">
            <text:p>9</text:p>
          </table:table-cell>
          <table:table-cell table:number-columns-repeated="2"/>
          <table:table-cell office:value-type="string">
            <text:p>Ardeidae </text:p>
          </table:table-cell>
        </table:table-row>
        <table:table-row table:style-name="ro1">
          <table:table-cell office:value-type="string">
            <text:p>Tachuris </text:p>
          </table:table-cell>
          <table:table-cell office:value-type="float" office:value="388">
            <text:p>388</text:p>
          </table:table-cell>
          <table:table-cell table:formula="of:=VLOOKUP([.F389];[Familia.A$2:.B$79];2)" office:value-type="float" office:value="36">
            <text:p>36</text:p>
          </table:table-cell>
          <table:table-cell table:number-columns-repeated="2"/>
          <table:table-cell office:value-type="string">
            <text:p>Incertae sedis</text:p>
          </table:table-cell>
        </table:table-row>
        <table:table-row table:style-name="ro1">
          <table:table-cell office:value-type="string">
            <text:p>Tachybaptus</text:p>
          </table:table-cell>
          <table:table-cell office:value-type="float" office:value="389">
            <text:p>389</text:p>
          </table:table-cell>
          <table:table-cell table:formula="of:=VLOOKUP([.F390];[Familia.A$2:.B$79];2)" office:value-type="float" office:value="51">
            <text:p>51</text:p>
          </table:table-cell>
          <table:table-cell table:number-columns-repeated="2"/>
          <table:table-cell office:value-type="string">
            <text:p>Podicipedidae</text:p>
          </table:table-cell>
        </table:table-row>
        <table:table-row table:style-name="ro1">
          <table:table-cell office:value-type="string">
            <text:p>Tachycineta</text:p>
          </table:table-cell>
          <table:table-cell office:value-type="float" office:value="390">
            <text:p>390</text:p>
          </table:table-cell>
          <table:table-cell table:formula="of:=VLOOKUP([.F391];[Familia.A$2:.B$79];2)" office:value-type="float" office:value="34">
            <text:p>34</text:p>
          </table:table-cell>
          <table:table-cell table:number-columns-repeated="2"/>
          <table:table-cell office:value-type="string">
            <text:p>Hirundinidae </text:p>
          </table:table-cell>
        </table:table-row>
        <table:table-row table:style-name="ro1">
          <table:table-cell office:value-type="string">
            <text:p>Tachycineta </text:p>
          </table:table-cell>
          <table:table-cell office:value-type="float" office:value="391">
            <text:p>391</text:p>
          </table:table-cell>
          <table:table-cell table:formula="of:=VLOOKUP([.F392];[Familia.A$2:.B$79];2)" office:value-type="float" office:value="34">
            <text:p>34</text:p>
          </table:table-cell>
          <table:table-cell table:number-columns-repeated="2"/>
          <table:table-cell office:value-type="string">
            <text:p>Hirundinidae </text:p>
          </table:table-cell>
        </table:table-row>
        <table:table-row table:style-name="ro1">
          <table:table-cell office:value-type="string">
            <text:p>Tachyphonus </text:p>
          </table:table-cell>
          <table:table-cell office:value-type="float" office:value="392">
            <text:p>392</text:p>
          </table:table-cell>
          <table:table-cell table:formula="of:=VLOOKUP([.F393];[Familia.A$2:.B$79];2)" office:value-type="float" office:value="68">
            <text:p>68</text:p>
          </table:table-cell>
          <table:table-cell table:number-columns-repeated="2"/>
          <table:table-cell office:value-type="string">
            <text:p>Thraupidae </text:p>
          </table:table-cell>
        </table:table-row>
        <table:table-row table:style-name="ro1">
          <table:table-cell office:value-type="string">
            <text:p>Tangara</text:p>
          </table:table-cell>
          <table:table-cell office:value-type="float" office:value="393">
            <text:p>393</text:p>
          </table:table-cell>
          <table:table-cell table:formula="of:=VLOOKUP([.F394];[Familia.A$2:.B$79];2)" office:value-type="float" office:value="68">
            <text:p>68</text:p>
          </table:table-cell>
          <table:table-cell table:number-columns-repeated="2"/>
          <table:table-cell office:value-type="string">
            <text:p>Thraupidae </text:p>
          </table:table-cell>
        </table:table-row>
        <table:table-row table:style-name="ro1">
          <table:table-cell office:value-type="string">
            <text:p>Tapera </text:p>
          </table:table-cell>
          <table:table-cell office:value-type="float" office:value="394">
            <text:p>394</text:p>
          </table:table-cell>
          <table:table-cell table:formula="of:=VLOOKUP([.F395];[Familia.A$2:.B$79];2)" office:value-type="float" office:value="24">
            <text:p>24</text:p>
          </table:table-cell>
          <table:table-cell table:number-columns-repeated="2"/>
          <table:table-cell office:value-type="string">
            <text:p>Cuculidae </text:p>
          </table:table-cell>
        </table:table-row>
        <table:table-row table:style-name="ro1">
          <table:table-cell office:value-type="string">
            <text:p>Tersina </text:p>
          </table:table-cell>
          <table:table-cell office:value-type="float" office:value="395">
            <text:p>395</text:p>
          </table:table-cell>
          <table:table-cell table:formula="of:=VLOOKUP([.F396];[Familia.A$2:.B$79];2)" office:value-type="float" office:value="68">
            <text:p>68</text:p>
          </table:table-cell>
          <table:table-cell table:number-columns-repeated="2"/>
          <table:table-cell office:value-type="string">
            <text:p>Thraupidae </text:p>
          </table:table-cell>
        </table:table-row>
        <table:table-row table:style-name="ro1">
          <table:table-cell office:value-type="string">
            <text:p>Thalasseus </text:p>
          </table:table-cell>
          <table:table-cell office:value-type="float" office:value="396">
            <text:p>396</text:p>
          </table:table-cell>
          <table:table-cell table:formula="of:=VLOOKUP([.F397];[Familia.A$2:.B$79];2)" office:value-type="float" office:value="65">
            <text:p>65</text:p>
          </table:table-cell>
          <table:table-cell table:number-columns-repeated="2"/>
          <table:table-cell office:value-type="string">
            <text:p>Sternidae </text:p>
          </table:table-cell>
        </table:table-row>
        <table:table-row table:style-name="ro1">
          <table:table-cell office:value-type="string">
            <text:p>Thalurania</text:p>
          </table:table-cell>
          <table:table-cell office:value-type="float" office:value="397">
            <text:p>397</text:p>
          </table:table-cell>
          <table:table-cell table:formula="of:=VLOOKUP([.F398];[Familia.A$2:.B$79];2)" office:value-type="float" office:value="72">
            <text:p>72</text:p>
          </table:table-cell>
          <table:table-cell table:number-columns-repeated="2"/>
          <table:table-cell office:value-type="string">
            <text:p>Trochilidae </text:p>
          </table:table-cell>
        </table:table-row>
        <table:table-row table:style-name="ro1">
          <table:table-cell office:value-type="string">
            <text:p>Thamnophilus</text:p>
          </table:table-cell>
          <table:table-cell office:value-type="float" office:value="398">
            <text:p>398</text:p>
          </table:table-cell>
          <table:table-cell table:formula="of:=VLOOKUP([.F399];[Familia.A$2:.B$79];2)" office:value-type="float" office:value="67">
            <text:p>67</text:p>
          </table:table-cell>
          <table:table-cell table:number-columns-repeated="2"/>
          <table:table-cell office:value-type="string">
            <text:p>Thamnophilidae </text:p>
          </table:table-cell>
        </table:table-row>
        <table:table-row table:style-name="ro1">
          <table:table-cell office:value-type="string">
            <text:p>Theristicus</text:p>
          </table:table-cell>
          <table:table-cell office:value-type="float" office:value="399">
            <text:p>399</text:p>
          </table:table-cell>
          <table:table-cell table:formula="of:=VLOOKUP([.F400];[Familia.A$2:.B$79];2)" office:value-type="float" office:value="69">
            <text:p>69</text:p>
          </table:table-cell>
          <table:table-cell table:number-columns-repeated="2"/>
          <table:table-cell office:value-type="string">
            <text:p>Threskiornithidae </text:p>
          </table:table-cell>
        </table:table-row>
        <table:table-row table:style-name="ro1">
          <table:table-cell office:value-type="string">
            <text:p>Tigrisoma</text:p>
          </table:table-cell>
          <table:table-cell office:value-type="float" office:value="400">
            <text:p>400</text:p>
          </table:table-cell>
          <table:table-cell table:formula="of:=VLOOKUP([.F401];[Familia.A$2:.B$79];2)" office:value-type="float" office:value="9">
            <text:p>9</text:p>
          </table:table-cell>
          <table:table-cell table:number-columns-repeated="2"/>
          <table:table-cell office:value-type="string">
            <text:p>Ardeidae </text:p>
          </table:table-cell>
        </table:table-row>
        <table:table-row table:style-name="ro1">
          <table:table-cell office:value-type="string">
            <text:p>Tinamus</text:p>
          </table:table-cell>
          <table:table-cell office:value-type="float" office:value="401">
            <text:p>401</text:p>
          </table:table-cell>
          <table:table-cell table:formula="of:=VLOOKUP([.F402];[Familia.A$2:.B$79];2)" office:value-type="float" office:value="70">
            <text:p>70</text:p>
          </table:table-cell>
          <table:table-cell table:number-columns-repeated="2"/>
          <table:table-cell office:value-type="string">
            <text:p>Tinamidae</text:p>
          </table:table-cell>
        </table:table-row>
        <table:table-row table:style-name="ro1">
          <table:table-cell office:value-type="string">
            <text:p>Tityra</text:p>
          </table:table-cell>
          <table:table-cell office:value-type="float" office:value="402">
            <text:p>402</text:p>
          </table:table-cell>
          <table:table-cell table:formula="of:=VLOOKUP([.F403];[Familia.A$2:.B$79];2)" office:value-type="float" office:value="71">
            <text:p>71</text:p>
          </table:table-cell>
          <table:table-cell table:number-columns-repeated="2"/>
          <table:table-cell office:value-type="string">
            <text:p>Tityridae </text:p>
          </table:table-cell>
        </table:table-row>
        <table:table-row table:style-name="ro1">
          <table:table-cell office:value-type="string">
            <text:p>Tolmomyias</text:p>
          </table:table-cell>
          <table:table-cell office:value-type="float" office:value="403">
            <text:p>403</text:p>
          </table:table-cell>
          <table:table-cell table:formula="of:=VLOOKUP([.F404];[Familia.A$2:.B$79];2)" office:value-type="float" office:value="59">
            <text:p>59</text:p>
          </table:table-cell>
          <table:table-cell table:number-columns-repeated="2"/>
          <table:table-cell office:value-type="string">
            <text:p>Rhynchocyclidae</text:p>
          </table:table-cell>
        </table:table-row>
        <table:table-row table:style-name="ro1">
          <table:table-cell office:value-type="string">
            <text:p>Triclaria</text:p>
          </table:table-cell>
          <table:table-cell office:value-type="float" office:value="404">
            <text:p>404</text:p>
          </table:table-cell>
          <table:table-cell table:formula="of:=VLOOKUP([.F405];[Familia.A$2:.B$79];2)" office:value-type="float" office:value="53">
            <text:p>53</text:p>
          </table:table-cell>
          <table:table-cell table:number-columns-repeated="2"/>
          <table:table-cell office:value-type="string">
            <text:p>Psittacidae </text:p>
          </table:table-cell>
        </table:table-row>
        <table:table-row table:style-name="ro1">
          <table:table-cell office:value-type="string">
            <text:p>Tringa</text:p>
          </table:table-cell>
          <table:table-cell office:value-type="float" office:value="405">
            <text:p>405</text:p>
          </table:table-cell>
          <table:table-cell table:formula="of:=VLOOKUP([.F406];[Familia.A$2:.B$79];2)" office:value-type="float" office:value="63">
            <text:p>63</text:p>
          </table:table-cell>
          <table:table-cell table:number-columns-repeated="2"/>
          <table:table-cell office:value-type="string">
            <text:p>Scolopacidae </text:p>
          </table:table-cell>
        </table:table-row>
        <table:table-row table:style-name="ro1">
          <table:table-cell office:value-type="string">
            <text:p>Troglodytes </text:p>
          </table:table-cell>
          <table:table-cell office:value-type="float" office:value="406">
            <text:p>406</text:p>
          </table:table-cell>
          <table:table-cell table:formula="of:=VLOOKUP([.F407];[Familia.A$2:.B$79];2)" office:value-type="float" office:value="73">
            <text:p>73</text:p>
          </table:table-cell>
          <table:table-cell table:number-columns-repeated="2"/>
          <table:table-cell office:value-type="string">
            <text:p>Troglodytidae </text:p>
          </table:table-cell>
        </table:table-row>
        <table:table-row table:style-name="ro1">
          <table:table-cell office:value-type="string">
            <text:p>Trogon </text:p>
          </table:table-cell>
          <table:table-cell office:value-type="float" office:value="407">
            <text:p>407</text:p>
          </table:table-cell>
          <table:table-cell table:formula="of:=VLOOKUP([.F408];[Familia.A$2:.B$79];2)" office:value-type="float" office:value="74">
            <text:p>74</text:p>
          </table:table-cell>
          <table:table-cell table:number-columns-repeated="2"/>
          <table:table-cell office:value-type="string">
            <text:p>Trogonidae </text:p>
          </table:table-cell>
        </table:table-row>
        <table:table-row table:style-name="ro1">
          <table:table-cell office:value-type="string">
            <text:p>Tryngites </text:p>
          </table:table-cell>
          <table:table-cell office:value-type="float" office:value="408">
            <text:p>408</text:p>
          </table:table-cell>
          <table:table-cell table:formula="of:=VLOOKUP([.F409];[Familia.A$2:.B$79];2)" office:value-type="float" office:value="63">
            <text:p>63</text:p>
          </table:table-cell>
          <table:table-cell table:number-columns-repeated="2"/>
          <table:table-cell office:value-type="string">
            <text:p>Scolopacidae </text:p>
          </table:table-cell>
        </table:table-row>
        <table:table-row table:style-name="ro1">
          <table:table-cell office:value-type="string">
            <text:p>Turdus</text:p>
          </table:table-cell>
          <table:table-cell office:value-type="float" office:value="409">
            <text:p>409</text:p>
          </table:table-cell>
          <table:table-cell table:formula="of:=VLOOKUP([.F410];[Familia.A$2:.B$79];2)" office:value-type="float" office:value="75">
            <text:p>75</text:p>
          </table:table-cell>
          <table:table-cell table:number-columns-repeated="2"/>
          <table:table-cell office:value-type="string">
            <text:p>Turdidae </text:p>
          </table:table-cell>
        </table:table-row>
        <table:table-row table:style-name="ro1">
          <table:table-cell office:value-type="string">
            <text:p>Turdus </text:p>
          </table:table-cell>
          <table:table-cell office:value-type="float" office:value="410">
            <text:p>410</text:p>
          </table:table-cell>
          <table:table-cell table:formula="of:=VLOOKUP([.F411];[Familia.A$2:.B$79];2)" office:value-type="float" office:value="75">
            <text:p>75</text:p>
          </table:table-cell>
          <table:table-cell table:number-columns-repeated="2"/>
          <table:table-cell office:value-type="string">
            <text:p>Turdidae </text:p>
          </table:table-cell>
        </table:table-row>
        <table:table-row table:style-name="ro1">
          <table:table-cell office:value-type="string">
            <text:p>Tyranniscus</text:p>
          </table:table-cell>
          <table:table-cell office:value-type="float" office:value="411">
            <text:p>411</text:p>
          </table:table-cell>
          <table:table-cell table:formula="of:=VLOOKUP([.F412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Tyrannus</text:p>
          </table:table-cell>
          <table:table-cell office:value-type="float" office:value="412">
            <text:p>412</text:p>
          </table:table-cell>
          <table:table-cell table:formula="of:=VLOOKUP([.F413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Tyrannus </text:p>
          </table:table-cell>
          <table:table-cell office:value-type="float" office:value="413">
            <text:p>413</text:p>
          </table:table-cell>
          <table:table-cell table:formula="of:=VLOOKUP([.F414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Tyto </text:p>
          </table:table-cell>
          <table:table-cell office:value-type="float" office:value="414">
            <text:p>414</text:p>
          </table:table-cell>
          <table:table-cell table:formula="of:=VLOOKUP([.F415];[Familia.A$2:.B$79];2)" office:value-type="float" office:value="77">
            <text:p>77</text:p>
          </table:table-cell>
          <table:table-cell table:number-columns-repeated="2"/>
          <table:table-cell office:value-type="string">
            <text:p>Tytonidae </text:p>
          </table:table-cell>
        </table:table-row>
        <table:table-row table:style-name="ro1">
          <table:table-cell office:value-type="string">
            <text:p>Urubitinga </text:p>
          </table:table-cell>
          <table:table-cell office:value-type="float" office:value="415">
            <text:p>415</text:p>
          </table:table-cell>
          <table:table-cell table:formula="of:=VLOOKUP([.F416];[Familia.A$2:.B$79];2)" office:value-type="float" office:value="1">
            <text:p>1</text:p>
          </table:table-cell>
          <table:table-cell table:number-columns-repeated="2"/>
          <table:table-cell office:value-type="string">
            <text:p>Accipitridae </text:p>
          </table:table-cell>
        </table:table-row>
        <table:table-row table:style-name="ro1">
          <table:table-cell office:value-type="string">
            <text:p>Vanellus </text:p>
          </table:table-cell>
          <table:table-cell office:value-type="float" office:value="416">
            <text:p>416</text:p>
          </table:table-cell>
          <table:table-cell table:formula="of:=VLOOKUP([.F417];[Familia.A$2:.B$79];2)" office:value-type="float" office:value="15">
            <text:p>15</text:p>
          </table:table-cell>
          <table:table-cell table:number-columns-repeated="2"/>
          <table:table-cell office:value-type="string">
            <text:p>Charadriidae </text:p>
          </table:table-cell>
        </table:table-row>
        <table:table-row table:style-name="ro1">
          <table:table-cell office:value-type="string">
            <text:p>Veniliornis</text:p>
          </table:table-cell>
          <table:table-cell office:value-type="float" office:value="417">
            <text:p>417</text:p>
          </table:table-cell>
          <table:table-cell table:formula="of:=VLOOKUP([.F418];[Familia.A$2:.B$79];2)" office:value-type="float" office:value="49">
            <text:p>49</text:p>
          </table:table-cell>
          <table:table-cell table:number-columns-repeated="2"/>
          <table:table-cell office:value-type="string">
            <text:p>Picidae </text:p>
          </table:table-cell>
        </table:table-row>
        <table:table-row table:style-name="ro1">
          <table:table-cell office:value-type="string">
            <text:p>Veniliornis </text:p>
          </table:table-cell>
          <table:table-cell office:value-type="float" office:value="418">
            <text:p>418</text:p>
          </table:table-cell>
          <table:table-cell table:formula="of:=VLOOKUP([.F419];[Familia.A$2:.B$79];2)" office:value-type="float" office:value="49">
            <text:p>49</text:p>
          </table:table-cell>
          <table:table-cell table:number-columns-repeated="2"/>
          <table:table-cell office:value-type="string">
            <text:p>Picidae </text:p>
          </table:table-cell>
        </table:table-row>
        <table:table-row table:style-name="ro1">
          <table:table-cell office:value-type="string">
            <text:p>Vireo</text:p>
          </table:table-cell>
          <table:table-cell office:value-type="float" office:value="419">
            <text:p>419</text:p>
          </table:table-cell>
          <table:table-cell table:formula="of:=VLOOKUP([.F420];[Familia.A$2:.B$79];2)" office:value-type="float" office:value="78">
            <text:p>78</text:p>
          </table:table-cell>
          <table:table-cell table:number-columns-repeated="2"/>
          <table:table-cell office:value-type="string">
            <text:p>Vireonidae </text:p>
          </table:table-cell>
        </table:table-row>
        <table:table-row table:style-name="ro1">
          <table:table-cell office:value-type="string">
            <text:p>Volatinia</text:p>
          </table:table-cell>
          <table:table-cell office:value-type="float" office:value="420">
            <text:p>420</text:p>
          </table:table-cell>
          <table:table-cell table:formula="of:=VLOOKUP([.F421];[Familia.A$2:.B$79];2)" office:value-type="float" office:value="26">
            <text:p>26</text:p>
          </table:table-cell>
          <table:table-cell table:number-columns-repeated="2"/>
          <table:table-cell office:value-type="string">
            <text:p>Emberizidae </text:p>
          </table:table-cell>
        </table:table-row>
        <table:table-row table:style-name="ro1">
          <table:table-cell office:value-type="string">
            <text:p>Xanthopsar </text:p>
          </table:table-cell>
          <table:table-cell office:value-type="float" office:value="421">
            <text:p>421</text:p>
          </table:table-cell>
          <table:table-cell table:formula="of:=VLOOKUP([.F422];[Familia.A$2:.B$79];2)" office:value-type="float" office:value="35">
            <text:p>35</text:p>
          </table:table-cell>
          <table:table-cell table:number-columns-repeated="2"/>
          <table:table-cell office:value-type="string">
            <text:p>Icteridae </text:p>
          </table:table-cell>
        </table:table-row>
        <table:table-row table:style-name="ro1">
          <table:table-cell office:value-type="string">
            <text:p>Xema</text:p>
          </table:table-cell>
          <table:table-cell office:value-type="float" office:value="422">
            <text:p>422</text:p>
          </table:table-cell>
          <table:table-cell table:formula="of:=VLOOKUP([.F423];[Familia.A$2:.B$79];2)" office:value-type="float" office:value="38">
            <text:p>38</text:p>
          </table:table-cell>
          <table:table-cell table:number-columns-repeated="2"/>
          <table:table-cell office:value-type="string">
            <text:p>Laridae </text:p>
          </table:table-cell>
        </table:table-row>
        <table:table-row table:style-name="ro1">
          <table:table-cell office:value-type="string">
            <text:p>Xenops </text:p>
          </table:table-cell>
          <table:table-cell office:value-type="float" office:value="423">
            <text:p>423</text:p>
          </table:table-cell>
          <table:table-cell table:formula="of:=VLOOKUP([.F424];[Familia.A$2:.B$79];2)" office:value-type="float" office:value="31">
            <text:p>31</text:p>
          </table:table-cell>
          <table:table-cell table:number-columns-repeated="2"/>
          <table:table-cell office:value-type="string">
            <text:p>Furnariidae </text:p>
          </table:table-cell>
        </table:table-row>
        <table:table-row table:style-name="ro1">
          <table:table-cell office:value-type="string">
            <text:p>Xenopsaris </text:p>
          </table:table-cell>
          <table:table-cell office:value-type="float" office:value="424">
            <text:p>424</text:p>
          </table:table-cell>
          <table:table-cell table:formula="of:=VLOOKUP([.F425];[Familia.A$2:.B$79];2)" office:value-type="float" office:value="71">
            <text:p>71</text:p>
          </table:table-cell>
          <table:table-cell table:number-columns-repeated="2"/>
          <table:table-cell office:value-type="string">
            <text:p>Tityridae </text:p>
          </table:table-cell>
        </table:table-row>
        <table:table-row table:style-name="ro1">
          <table:table-cell office:value-type="string">
            <text:p>Xiphocolaptes </text:p>
          </table:table-cell>
          <table:table-cell office:value-type="float" office:value="425">
            <text:p>425</text:p>
          </table:table-cell>
          <table:table-cell table:formula="of:=VLOOKUP([.F426];[Familia.A$2:.B$79];2)" office:value-type="float" office:value="25">
            <text:p>25</text:p>
          </table:table-cell>
          <table:table-cell table:number-columns-repeated="2"/>
          <table:table-cell office:value-type="string">
            <text:p>Dendrocolaptidae </text:p>
          </table:table-cell>
        </table:table-row>
        <table:table-row table:style-name="ro1">
          <table:table-cell office:value-type="string">
            <text:p>Xiphorhynchus </text:p>
          </table:table-cell>
          <table:table-cell office:value-type="float" office:value="426">
            <text:p>426</text:p>
          </table:table-cell>
          <table:table-cell table:formula="of:=VLOOKUP([.F427];[Familia.A$2:.B$79];2)" office:value-type="float" office:value="25">
            <text:p>25</text:p>
          </table:table-cell>
          <table:table-cell table:number-columns-repeated="2"/>
          <table:table-cell office:value-type="string">
            <text:p>Dendrocolaptidae </text:p>
          </table:table-cell>
        </table:table-row>
        <table:table-row table:style-name="ro1">
          <table:table-cell office:value-type="string">
            <text:p>Xolmis </text:p>
          </table:table-cell>
          <table:table-cell office:value-type="float" office:value="427">
            <text:p>427</text:p>
          </table:table-cell>
          <table:table-cell table:formula="of:=VLOOKUP([.F428];[Familia.A$2:.B$79];2)" office:value-type="float" office:value="76">
            <text:p>76</text:p>
          </table:table-cell>
          <table:table-cell table:number-columns-repeated="2"/>
          <table:table-cell office:value-type="string">
            <text:p>Tyrannidae </text:p>
          </table:table-cell>
        </table:table-row>
        <table:table-row table:style-name="ro1">
          <table:table-cell office:value-type="string">
            <text:p>Zenaida </text:p>
          </table:table-cell>
          <table:table-cell office:value-type="float" office:value="428">
            <text:p>428</text:p>
          </table:table-cell>
          <table:table-cell table:formula="of:=VLOOKUP([.F429];[Familia.A$2:.B$79];2)" office:value-type="float" office:value="19">
            <text:p>19</text:p>
          </table:table-cell>
          <table:table-cell table:number-columns-repeated="2"/>
          <table:table-cell office:value-type="string">
            <text:p>Columbidae </text:p>
          </table:table-cell>
        </table:table-row>
        <table:table-row table:style-name="ro1">
          <table:table-cell office:value-type="string">
            <text:p>Zonotrichia </text:p>
          </table:table-cell>
          <table:table-cell office:value-type="float" office:value="429">
            <text:p>429</text:p>
          </table:table-cell>
          <table:table-cell table:formula="of:=VLOOKUP([.F430];[Familia.A$2:.B$79];2)" office:value-type="float" office:value="26">
            <text:p>26</text:p>
          </table:table-cell>
          <table:table-cell table:number-columns-repeated="2"/>
          <table:table-cell office:value-type="string">
            <text:p>Emberizidae </text:p>
          </table:table-cell>
        </table:table-row>
        <table:table-row table:style-name="ro2" table:number-rows-repeated="5">
          <table:table-cell/>
          <table:table-cell table:style-name="ce2"/>
          <table:table-cell table:number-columns-repeated="3"/>
          <table:table-cell table:style-name="ce3"/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table:style-name="ce2"/>
          <table:table-cell table:number-columns-repeated="3"/>
          <table:table-cell table:style-name="ce3"/>
        </table:table-row>
        <table:table-row table:style-name="ro2" table:number-rows-repeated="3">
          <table:table-cell table:number-columns-repeated="6"/>
        </table:table-row>
        <table:table-row table:style-name="ro2">
          <table:table-cell/>
          <table:table-cell table:style-name="ce2"/>
          <table:table-cell table:number-columns-repeated="3"/>
          <table:table-cell table:style-name="ce3"/>
        </table:table-row>
        <table:table-row table:style-name="ro2" table:number-rows-repeated="5">
          <table:table-cell table:number-columns-repeated="6"/>
        </table:table-row>
        <table:table-row table:style-name="ro2" table:number-rows-repeated="3">
          <table:table-cell/>
          <table:table-cell table:style-name="ce2"/>
          <table:table-cell table:number-columns-repeated="3"/>
          <table:table-cell table:style-name="ce3"/>
        </table:table-row>
        <table:table-row table:style-name="ro2" table:number-rows-repeated="4">
          <table:table-cell table:number-columns-repeated="6"/>
        </table:table-row>
        <table:table-row table:style-name="ro2">
          <table:table-cell/>
          <table:table-cell table:style-name="ce2"/>
          <table:table-cell table:number-columns-repeated="3"/>
          <table:table-cell table:style-name="ce3"/>
        </table:table-row>
        <table:table-row table:style-name="ro2" table:number-rows-repeated="19">
          <table:table-cell table:number-columns-repeated="6"/>
        </table:table-row>
        <table:table-row table:style-name="ro2">
          <table:table-cell/>
          <table:table-cell table:style-name="ce2"/>
          <table:table-cell table:number-columns-repeated="3"/>
          <table:table-cell table:style-name="ce3"/>
        </table:table-row>
        <table:table-row table:style-name="ro2" table:number-rows-repeated="5">
          <table:table-cell table:number-columns-repeated="6"/>
        </table:table-row>
        <table:table-row table:style-name="ro2" table:number-rows-repeated="2">
          <table:table-cell/>
          <table:table-cell table:style-name="ce2"/>
          <table:table-cell table:number-columns-repeated="3"/>
          <table:table-cell table:style-name="ce3"/>
        </table:table-row>
        <table:table-row table:style-name="ro2" table:number-rows-repeated="3">
          <table:table-cell table:number-columns-repeated="6"/>
        </table:table-row>
        <table:table-row table:style-name="ro2" table:number-rows-repeated="3">
          <table:table-cell/>
          <table:table-cell table:style-name="ce2"/>
          <table:table-cell table:number-columns-repeated="3"/>
          <table:table-cell table:style-name="ce3"/>
        </table:table-row>
        <table:table-row table:style-name="ro2" table:number-rows-repeated="7">
          <table:table-cell table:number-columns-repeated="6"/>
        </table:table-row>
        <table:table-row table:style-name="ro2">
          <table:table-cell/>
          <table:table-cell table:style-name="ce2"/>
          <table:table-cell table:number-columns-repeated="3"/>
          <table:table-cell table:style-name="ce3"/>
        </table:table-row>
        <table:table-row table:style-name="ro2" table:number-rows-repeated="4">
          <table:table-cell table:number-columns-repeated="6"/>
        </table:table-row>
        <table:table-row table:style-name="ro2">
          <table:table-cell/>
          <table:table-cell table:style-name="ce2"/>
          <table:table-cell table:number-columns-repeated="3"/>
          <table:table-cell table:style-name="ce3"/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table:style-name="ce2"/>
          <table:table-cell table:number-columns-repeated="3"/>
          <table:table-cell table:style-name="ce3"/>
        </table:table-row>
        <table:table-row table:style-name="ro2" table:number-rows-repeated="9">
          <table:table-cell table:number-columns-repeated="6"/>
        </table:table-row>
        <table:table-row table:style-name="ro2" table:number-rows-repeated="4">
          <table:table-cell/>
          <table:table-cell table:style-name="ce2"/>
          <table:table-cell table:number-columns-repeated="3"/>
          <table:table-cell table:style-name="ce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2"/>
          <table:table-cell table:number-columns-repeated="3"/>
          <table:table-cell table:style-name="ce3"/>
        </table:table-row>
        <table:table-row table:style-name="ro2">
          <table:table-cell table:number-columns-repeated="6"/>
        </table:table-row>
        <table:table-row table:style-name="ro2" table:number-rows-repeated="4">
          <table:table-cell/>
          <table:table-cell table:style-name="ce2"/>
          <table:table-cell table:number-columns-repeated="3"/>
          <table:table-cell table:style-name="ce3"/>
        </table:table-row>
        <table:table-row table:style-name="ro2" table:number-rows-repeated="2">
          <table:table-cell table:number-columns-repeated="6"/>
        </table:table-row>
        <table:table-row table:style-name="ro2" table:number-rows-repeated="4">
          <table:table-cell/>
          <table:table-cell table:style-name="ce2"/>
          <table:table-cell table:number-columns-repeated="3"/>
          <table:table-cell table:style-name="ce3"/>
        </table:table-row>
        <table:table-row table:style-name="ro2" table:number-rows-repeated="5">
          <table:table-cell table:number-columns-repeated="6"/>
        </table:table-row>
        <table:table-row table:style-name="ro2">
          <table:table-cell/>
          <table:table-cell table:style-name="ce2"/>
          <table:table-cell table:number-columns-repeated="3"/>
          <table:table-cell table:style-name="ce3"/>
        </table:table-row>
        <table:table-row table:style-name="ro2">
          <table:table-cell table:number-columns-repeated="6"/>
        </table:table-row>
        <table:table-row table:style-name="ro2" table:number-rows-repeated="6">
          <table:table-cell/>
          <table:table-cell table:style-name="ce2"/>
          <table:table-cell table:number-columns-repeated="3"/>
          <table:table-cell table:style-name="ce3"/>
        </table:table-row>
        <table:table-row table:style-name="ro2" table:number-rows-repeated="4">
          <table:table-cell table:number-columns-repeated="6"/>
        </table:table-row>
        <table:table-row table:style-name="ro2">
          <table:table-cell/>
          <table:table-cell table:style-name="ce2"/>
          <table:table-cell table:number-columns-repeated="3"/>
          <table:table-cell table:style-name="ce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2"/>
          <table:table-cell table:number-columns-repeated="3"/>
          <table:table-cell table:style-name="ce3"/>
        </table:table-row>
        <table:table-row table:style-name="ro2" table:number-rows-repeated="3">
          <table:table-cell table:number-columns-repeated="6"/>
        </table:table-row>
        <table:table-row table:style-name="ro2">
          <table:table-cell/>
          <table:table-cell table:style-name="ce2"/>
          <table:table-cell table:number-columns-repeated="3"/>
          <table:table-cell table:style-name="ce3"/>
        </table:table-row>
        <table:table-row table:style-name="ro2" table:number-rows-repeated="7">
          <table:table-cell table:number-columns-repeated="6"/>
        </table:table-row>
        <table:table-row table:style-name="ro2" table:number-rows-repeated="3">
          <table:table-cell/>
          <table:table-cell table:style-name="ce2"/>
          <table:table-cell table:number-columns-repeated="3"/>
          <table:table-cell table:style-name="ce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2"/>
          <table:table-cell table:number-columns-repeated="3"/>
          <table:table-cell table:style-name="ce3"/>
        </table:table-row>
        <table:table-row table:style-name="ro2">
          <table:table-cell table:number-columns-repeated="6"/>
        </table:table-row>
        <table:table-row table:style-name="ro2" table:number-rows-repeated="2">
          <table:table-cell/>
          <table:table-cell table:style-name="ce2"/>
          <table:table-cell table:number-columns-repeated="3"/>
          <table:table-cell table:style-name="ce3"/>
        </table:table-row>
        <table:table-row table:style-name="ro2" table:number-rows-repeated="2">
          <table:table-cell table:number-columns-repeated="6"/>
        </table:table-row>
        <table:table-row table:style-name="ro2" table:number-rows-repeated="12">
          <table:table-cell/>
          <table:table-cell table:style-name="ce2"/>
          <table:table-cell table:number-columns-repeated="3"/>
          <table:table-cell table:style-name="ce3"/>
        </table:table-row>
        <table:table-row table:style-name="ro2" table:number-rows-repeated="5">
          <table:table-cell table:number-columns-repeated="6"/>
        </table:table-row>
        <table:table-row table:style-name="ro2" table:number-rows-repeated="2">
          <table:table-cell/>
          <table:table-cell table:style-name="ce2"/>
          <table:table-cell table:number-columns-repeated="3"/>
          <table:table-cell table:style-name="ce3"/>
        </table:table-row>
        <table:table-row table:style-name="ro2" table:number-rows-repeated="6">
          <table:table-cell table:number-columns-repeated="6"/>
        </table:table-row>
        <table:table-row table:style-name="ro2">
          <table:table-cell/>
          <table:table-cell table:style-name="ce2"/>
          <table:table-cell table:number-columns-repeated="3"/>
          <table:table-cell table:style-name="ce3"/>
        </table:table-row>
        <table:table-row table:style-name="ro2" table:number-rows-repeated="12">
          <table:table-cell table:number-columns-repeated="6"/>
        </table:table-row>
        <table:table-row table:style-name="ro2">
          <table:table-cell/>
          <table:table-cell table:style-name="ce2"/>
          <table:table-cell table:number-columns-repeated="3"/>
          <table:table-cell table:style-name="ce3"/>
        </table:table-row>
        <table:table-row table:style-name="ro2" table:number-rows-repeated="7">
          <table:table-cell table:number-columns-repeated="6"/>
        </table:table-row>
        <table:table-row table:style-name="ro2" table:number-rows-repeated="4">
          <table:table-cell/>
          <table:table-cell table:style-name="ce2"/>
          <table:table-cell table:number-columns-repeated="3"/>
          <table:table-cell table:style-name="ce3"/>
        </table:table-row>
        <table:table-row table:style-name="ro2" table:number-rows-repeated="104795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Especie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spécie</text:p>
          </table:table-cell>
          <table:table-cell office:value-type="string">
            <text:p>Nome comum</text:p>
          </table:table-cell>
          <table:table-cell office:value-type="string">
            <text:p>Autor/Data</text:p>
          </table:table-cell>
          <table:table-cell office:value-type="string">
            <text:p>id Genero</text:p>
          </table:table-cell>
          <table:table-cell office:value-type="string">
            <text:p>Epíteto</text:p>
          </table:table-cell>
          <table:table-cell office:value-type="string">
            <text:p>id Organismo</text:p>
          </table:table-cell>
          <table:table-cell table:number-columns-repeated="2"/>
          <table:table-cell office:value-type="string">
            <text:p>Gênero Extenso</text:p>
          </table:table-cell>
          <table:table-cell office:value-type="string">
            <text:p>Organismo Extens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urria jacutinga</text:p>
          </table:table-cell>
          <table:table-cell office:value-type="string">
            <text:p>jacutinga</text:p>
          </table:table-cell>
          <table:table-cell office:value-type="string">
            <text:p>Spix, 1825</text:p>
          </table:table-cell>
          <table:table-cell table:formula="of:=VLOOKUP([.J2];[Genero.A$2:.B$430];2)" office:value-type="float" office:value="1">
            <text:p>1</text:p>
          </table:table-cell>
          <table:table-cell office:value-type="string">
            <text:p>jacutinga</text:p>
          </table:table-cell>
          <table:table-cell table:formula="of:=VLOOKUP([.K2];[Organismo.A$2:.B$1048576];2)" office:value-type="float" office:value="1">
            <text:p>1</text:p>
          </table:table-cell>
          <table:table-cell table:number-columns-repeated="2"/>
          <table:table-cell office:value-type="string">
            <text:p>Aburri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ccipiter bicolor </text:p>
          </table:table-cell>
          <table:table-cell office:value-type="string">
            <text:p>gavião-bombachinha-grande</text:p>
          </table:table-cell>
          <table:table-cell office:value-type="string">
            <text:p>Vieillot, 1817</text:p>
          </table:table-cell>
          <table:table-cell table:formula="of:=VLOOKUP([.J3];[Genero.A$2:.B$430];2)" office:value-type="float" office:value="2">
            <text:p>2</text:p>
          </table:table-cell>
          <table:table-cell office:value-type="string">
            <text:p>bicolor </text:p>
          </table:table-cell>
          <table:table-cell table:formula="of:=VLOOKUP([.K3];[Organismo.A$2:.B$1048576];2)" office:value-type="float" office:value="1">
            <text:p>1</text:p>
          </table:table-cell>
          <table:table-cell table:number-columns-repeated="2"/>
          <table:table-cell office:value-type="string">
            <text:p>Accipiter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ccipiter poliogaster </text:p>
          </table:table-cell>
          <table:table-cell office:value-type="string">
            <text:p>tauató-pintado</text:p>
          </table:table-cell>
          <table:table-cell office:value-type="string">
            <text:p>Temminck, 1824</text:p>
          </table:table-cell>
          <table:table-cell table:formula="of:=VLOOKUP([.J4];[Genero.A$2:.B$430];2)" office:value-type="float" office:value="2">
            <text:p>2</text:p>
          </table:table-cell>
          <table:table-cell office:value-type="string">
            <text:p>poliogaster </text:p>
          </table:table-cell>
          <table:table-cell table:formula="of:=VLOOKUP([.K4];[Organismo.A$2:.B$1048576];2)" office:value-type="float" office:value="1">
            <text:p>1</text:p>
          </table:table-cell>
          <table:table-cell table:number-columns-repeated="2"/>
          <table:table-cell office:value-type="string">
            <text:p>Accipiter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ccipiter striatus </text:p>
          </table:table-cell>
          <table:table-cell office:value-type="string">
            <text:p>gaviãozinho</text:p>
          </table:table-cell>
          <table:table-cell office:value-type="string">
            <text:p>Vieillot, 1808</text:p>
          </table:table-cell>
          <table:table-cell table:formula="of:=VLOOKUP([.J5];[Genero.A$2:.B$430];2)" office:value-type="float" office:value="2">
            <text:p>2</text:p>
          </table:table-cell>
          <table:table-cell office:value-type="string">
            <text:p>striatus </text:p>
          </table:table-cell>
          <table:table-cell table:formula="of:=VLOOKUP([.K5];[Organismo.A$2:.B$1048576];2)" office:value-type="float" office:value="1">
            <text:p>1</text:p>
          </table:table-cell>
          <table:table-cell table:number-columns-repeated="2"/>
          <table:table-cell office:value-type="string">
            <text:p>Accipiter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ccipiter superciliosus </text:p>
          </table:table-cell>
          <table:table-cell office:value-type="string">
            <text:p>gavião-miudinho</text:p>
          </table:table-cell>
          <table:table-cell office:value-type="string">
            <text:p>Linnaeus, 1766</text:p>
          </table:table-cell>
          <table:table-cell table:formula="of:=VLOOKUP([.J6];[Genero.A$2:.B$430];2)" office:value-type="float" office:value="2">
            <text:p>2</text:p>
          </table:table-cell>
          <table:table-cell office:value-type="string">
            <text:p><text:s/>superciliosus </text:p>
          </table:table-cell>
          <table:table-cell table:formula="of:=VLOOKUP([.K6];[Organismo.A$2:.B$1048576];2)" office:value-type="float" office:value="1">
            <text:p>1</text:p>
          </table:table-cell>
          <table:table-cell table:number-columns-repeated="2"/>
          <table:table-cell office:value-type="string">
            <text:p>Accipiter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ctitis macularius </text:p>
          </table:table-cell>
          <table:table-cell office:value-type="string">
            <text:p>maçarico-pintado</text:p>
          </table:table-cell>
          <table:table-cell office:value-type="string">
            <text:p>Linnaeus, 1766</text:p>
          </table:table-cell>
          <table:table-cell table:formula="of:=VLOOKUP([.J7];[Genero.A$2:.B$430];2)" office:value-type="float" office:value="3">
            <text:p>3</text:p>
          </table:table-cell>
          <table:table-cell office:value-type="string">
            <text:p>macularius </text:p>
          </table:table-cell>
          <table:table-cell table:formula="of:=VLOOKUP([.K7];[Organismo.A$2:.B$1048576];2)" office:value-type="float" office:value="1">
            <text:p>1</text:p>
          </table:table-cell>
          <table:table-cell table:number-columns-repeated="2"/>
          <table:table-cell office:value-type="string">
            <text:p>Actiti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egolius harrisii </text:p>
          </table:table-cell>
          <table:table-cell office:value-type="string">
            <text:p>caburé-acanelado</text:p>
          </table:table-cell>
          <table:table-cell office:value-type="string">
            <text:p>Cassin, 1849</text:p>
          </table:table-cell>
          <table:table-cell table:formula="of:=VLOOKUP([.J8];[Genero.A$2:.B$430];2)" office:value-type="float" office:value="4">
            <text:p>4</text:p>
          </table:table-cell>
          <table:table-cell office:value-type="string">
            <text:p><text:s/>harrisii </text:p>
          </table:table-cell>
          <table:table-cell table:formula="of:=VLOOKUP([.K8];[Organismo.A$2:.B$1048576];2)" office:value-type="float" office:value="1">
            <text:p>1</text:p>
          </table:table-cell>
          <table:table-cell table:number-columns-repeated="2"/>
          <table:table-cell office:value-type="string">
            <text:p>Aegoli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gelaioides badius </text:p>
          </table:table-cell>
          <table:table-cell office:value-type="string">
            <text:p>asa-de-telha</text:p>
          </table:table-cell>
          <table:table-cell office:value-type="string">
            <text:p>Vieillot, 1819</text:p>
          </table:table-cell>
          <table:table-cell table:formula="of:=VLOOKUP([.J9];[Genero.A$2:.B$430];2)" office:value-type="float" office:value="5">
            <text:p>5</text:p>
          </table:table-cell>
          <table:table-cell office:value-type="string">
            <text:p>badius </text:p>
          </table:table-cell>
          <table:table-cell table:formula="of:=VLOOKUP([.K9];[Organismo.A$2:.B$1048576];2)" office:value-type="float" office:value="1">
            <text:p>1</text:p>
          </table:table-cell>
          <table:table-cell table:number-columns-repeated="2"/>
          <table:table-cell office:value-type="string">
            <text:p>Agelaioide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gelasticus cyanopus </text:p>
          </table:table-cell>
          <table:table-cell office:value-type="string">
            <text:p>carretão</text:p>
          </table:table-cell>
          <table:table-cell office:value-type="string">
            <text:p>Vieillot, 1819</text:p>
          </table:table-cell>
          <table:table-cell table:formula="of:=VLOOKUP([.J10];[Genero.A$2:.B$430];2)" office:value-type="float" office:value="6">
            <text:p>6</text:p>
          </table:table-cell>
          <table:table-cell office:value-type="string">
            <text:p>cyanopus </text:p>
          </table:table-cell>
          <table:table-cell table:formula="of:=VLOOKUP([.K10];[Organismo.A$2:.B$1048576];2)" office:value-type="float" office:value="1">
            <text:p>1</text:p>
          </table:table-cell>
          <table:table-cell table:number-columns-repeated="2"/>
          <table:table-cell office:value-type="string">
            <text:p>Agelastic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gelasticus thilius </text:p>
          </table:table-cell>
          <table:table-cell office:value-type="string">
            <text:p>sargento</text:p>
          </table:table-cell>
          <table:table-cell office:value-type="string">
            <text:p>Molina, 1782</text:p>
          </table:table-cell>
          <table:table-cell table:formula="of:=VLOOKUP([.J11];[Genero.A$2:.B$430];2)" office:value-type="float" office:value="7">
            <text:p>7</text:p>
          </table:table-cell>
          <table:table-cell office:value-type="string">
            <text:p><text:s/>thilius </text:p>
          </table:table-cell>
          <table:table-cell table:formula="of:=VLOOKUP([.K11];[Organismo.A$2:.B$1048576];2)" office:value-type="float" office:value="1">
            <text:p>1</text:p>
          </table:table-cell>
          <table:table-cell table:number-columns-repeated="2"/>
          <table:table-cell office:value-type="string">
            <text:p>Agelastic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griornis murinus </text:p>
          </table:table-cell>
          <table:table-cell office:value-type="string">
            <text:p>gauchinho</text:p>
          </table:table-cell>
          <table:table-cell office:value-type="string">
            <text:p>Orbigny &amp; Lafresnaye, 1837</text:p>
          </table:table-cell>
          <table:table-cell table:formula="of:=VLOOKUP([.J12];[Genero.A$2:.B$430];2)" office:value-type="float" office:value="8">
            <text:p>8</text:p>
          </table:table-cell>
          <table:table-cell office:value-type="string">
            <text:p>murinus </text:p>
          </table:table-cell>
          <table:table-cell table:formula="of:=VLOOKUP([.K12];[Organismo.A$2:.B$1048576];2)" office:value-type="float" office:value="1">
            <text:p>1</text:p>
          </table:table-cell>
          <table:table-cell table:number-columns-repeated="2"/>
          <table:table-cell office:value-type="string">
            <text:p>Agriorn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lectrurus risora </text:p>
          </table:table-cell>
          <table:table-cell office:value-type="string">
            <text:p>tesoura-do-campo</text:p>
          </table:table-cell>
          <table:table-cell office:value-type="string">
            <text:p>Vieillot, 1824</text:p>
          </table:table-cell>
          <table:table-cell table:formula="of:=VLOOKUP([.J13];[Genero.A$2:.B$430];2)" office:value-type="float" office:value="9">
            <text:p>9</text:p>
          </table:table-cell>
          <table:table-cell office:value-type="string">
            <text:p>risora </text:p>
          </table:table-cell>
          <table:table-cell table:formula="of:=VLOOKUP([.K13];[Organismo.A$2:.B$1048576];2)" office:value-type="float" office:value="1">
            <text:p>1</text:p>
          </table:table-cell>
          <table:table-cell table:number-columns-repeated="2"/>
          <table:table-cell office:value-type="string">
            <text:p>Alectrur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lectrurus tricolor </text:p>
          </table:table-cell>
          <table:table-cell office:value-type="string">
            <text:p>galito</text:p>
          </table:table-cell>
          <table:table-cell office:value-type="string">
            <text:p>Vieillot, 1816</text:p>
          </table:table-cell>
          <table:table-cell table:formula="of:=VLOOKUP([.J14];[Genero.A$2:.B$430];2)" office:value-type="float" office:value="9">
            <text:p>9</text:p>
          </table:table-cell>
          <table:table-cell office:value-type="string">
            <text:p>tricolor </text:p>
          </table:table-cell>
          <table:table-cell table:formula="of:=VLOOKUP([.K14];[Organismo.A$2:.B$1048576];2)" office:value-type="float" office:value="1">
            <text:p>1</text:p>
          </table:table-cell>
          <table:table-cell table:number-columns-repeated="2"/>
          <table:table-cell office:value-type="string">
            <text:p>Alectrur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lopochelidon fucata </text:p>
          </table:table-cell>
          <table:table-cell office:value-type="string">
            <text:p>andorinha-morena</text:p>
          </table:table-cell>
          <table:table-cell office:value-type="string">
            <text:p>Temminck, 1822</text:p>
          </table:table-cell>
          <table:table-cell table:formula="of:=VLOOKUP([.J15];[Genero.A$2:.B$430];2)" office:value-type="float" office:value="10">
            <text:p>10</text:p>
          </table:table-cell>
          <table:table-cell office:value-type="string">
            <text:p><text:s/>fucata </text:p>
          </table:table-cell>
          <table:table-cell table:formula="of:=VLOOKUP([.K15];[Organismo.A$2:.B$1048576];2)" office:value-type="float" office:value="1">
            <text:p>1</text:p>
          </table:table-cell>
          <table:table-cell table:number-columns-repeated="2"/>
          <table:table-cell office:value-type="string">
            <text:p>Alopochelidon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mazilia fimbriata </text:p>
          </table:table-cell>
          <table:table-cell office:value-type="string">
            <text:p>beija-flor-de-garganta-verde</text:p>
          </table:table-cell>
          <table:table-cell office:value-type="string">
            <text:p>Gmelin, 1788</text:p>
          </table:table-cell>
          <table:table-cell table:formula="of:=VLOOKUP([.J16];[Genero.A$2:.B$430];2)" office:value-type="float" office:value="11">
            <text:p>11</text:p>
          </table:table-cell>
          <table:table-cell office:value-type="string">
            <text:p>fimbriata </text:p>
          </table:table-cell>
          <table:table-cell table:formula="of:=VLOOKUP([.K16];[Organismo.A$2:.B$1048576];2)" office:value-type="float" office:value="1">
            <text:p>1</text:p>
          </table:table-cell>
          <table:table-cell table:number-columns-repeated="2"/>
          <table:table-cell office:value-type="string">
            <text:p>Amazili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mazilia versicolor </text:p>
          </table:table-cell>
          <table:table-cell office:value-type="string">
            <text:p>beija-flor-de-banda-branca</text:p>
          </table:table-cell>
          <table:table-cell office:value-type="string">
            <text:p>Vieillot, 1818</text:p>
          </table:table-cell>
          <table:table-cell table:formula="of:=VLOOKUP([.J17];[Genero.A$2:.B$430];2)" office:value-type="float" office:value="11">
            <text:p>11</text:p>
          </table:table-cell>
          <table:table-cell office:value-type="string">
            <text:p>versicolor </text:p>
          </table:table-cell>
          <table:table-cell table:formula="of:=VLOOKUP([.K17];[Organismo.A$2:.B$1048576];2)" office:value-type="float" office:value="1">
            <text:p>1</text:p>
          </table:table-cell>
          <table:table-cell table:number-columns-repeated="2"/>
          <table:table-cell office:value-type="string">
            <text:p>Amazili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mazona aestiva </text:p>
          </table:table-cell>
          <table:table-cell office:value-type="string">
            <text:p>papagaio-verdadeiro</text:p>
          </table:table-cell>
          <table:table-cell office:value-type="string">
            <text:p>Linnaeus, 1758</text:p>
          </table:table-cell>
          <table:table-cell table:formula="of:=VLOOKUP([.J18];[Genero.A$2:.B$430];2)" office:value-type="float" office:value="12">
            <text:p>12</text:p>
          </table:table-cell>
          <table:table-cell office:value-type="string">
            <text:p>aestiva </text:p>
          </table:table-cell>
          <table:table-cell table:formula="of:=VLOOKUP([.K18];[Organismo.A$2:.B$1048576];2)" office:value-type="float" office:value="1">
            <text:p>1</text:p>
          </table:table-cell>
          <table:table-cell table:number-columns-repeated="2"/>
          <table:table-cell office:value-type="string">
            <text:p>Amazon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mazona pretrei</text:p>
          </table:table-cell>
          <table:table-cell office:value-type="string">
            <text:p>charão</text:p>
          </table:table-cell>
          <table:table-cell office:value-type="string">
            <text:p>Temminck, 1830</text:p>
          </table:table-cell>
          <table:table-cell table:formula="of:=VLOOKUP([.J19];[Genero.A$2:.B$430];2)" office:value-type="float" office:value="12">
            <text:p>12</text:p>
          </table:table-cell>
          <table:table-cell office:value-type="string">
            <text:p><text:s/>pretrei</text:p>
          </table:table-cell>
          <table:table-cell table:formula="of:=VLOOKUP([.K19];[Organismo.A$2:.B$1048576];2)" office:value-type="float" office:value="1">
            <text:p>1</text:p>
          </table:table-cell>
          <table:table-cell table:number-columns-repeated="2"/>
          <table:table-cell office:value-type="string">
            <text:p>Amazon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mazona vinacea </text:p>
          </table:table-cell>
          <table:table-cell office:value-type="string">
            <text:p>papagaio-de-peito-roxo</text:p>
          </table:table-cell>
          <table:table-cell office:value-type="string">
            <text:p>Kuhl, 1820</text:p>
          </table:table-cell>
          <table:table-cell table:formula="of:=VLOOKUP([.J20];[Genero.A$2:.B$430];2)" office:value-type="float" office:value="12">
            <text:p>12</text:p>
          </table:table-cell>
          <table:table-cell office:value-type="string">
            <text:p>vinacea </text:p>
          </table:table-cell>
          <table:table-cell table:formula="of:=VLOOKUP([.K20];[Organismo.A$2:.B$1048576];2)" office:value-type="float" office:value="1">
            <text:p>1</text:p>
          </table:table-cell>
          <table:table-cell table:number-columns-repeated="2"/>
          <table:table-cell office:value-type="string">
            <text:p>Amazon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mazonetta brasiliensis </text:p>
          </table:table-cell>
          <table:table-cell office:value-type="string">
            <text:p>marreca-pé-vermelho</text:p>
          </table:table-cell>
          <table:table-cell office:value-type="string">
            <text:p>Gmelin, 1789</text:p>
          </table:table-cell>
          <table:table-cell table:formula="of:=VLOOKUP([.J21];[Genero.A$2:.B$430];2)" office:value-type="float" office:value="13">
            <text:p>13</text:p>
          </table:table-cell>
          <table:table-cell office:value-type="string">
            <text:p>brasiliensis </text:p>
          </table:table-cell>
          <table:table-cell table:formula="of:=VLOOKUP([.K21];[Organismo.A$2:.B$1048576];2)" office:value-type="float" office:value="1">
            <text:p>1</text:p>
          </table:table-cell>
          <table:table-cell table:number-columns-repeated="2"/>
          <table:table-cell office:value-type="string">
            <text:p>Amazonett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mblyramphus holosericeus </text:p>
          </table:table-cell>
          <table:table-cell office:value-type="string">
            <text:p>cardeal-do-banhado</text:p>
          </table:table-cell>
          <table:table-cell office:value-type="string">
            <text:p>Scopoli, 1786</text:p>
          </table:table-cell>
          <table:table-cell table:formula="of:=VLOOKUP([.J22];[Genero.A$2:.B$430];2)" office:value-type="float" office:value="14">
            <text:p>14</text:p>
          </table:table-cell>
          <table:table-cell office:value-type="string">
            <text:p>holosericeus </text:p>
          </table:table-cell>
          <table:table-cell table:formula="of:=VLOOKUP([.K22];[Organismo.A$2:.B$1048576];2)" office:value-type="float" office:value="1">
            <text:p>1</text:p>
          </table:table-cell>
          <table:table-cell table:number-columns-repeated="2"/>
          <table:table-cell office:value-type="string">
            <text:p>Amblyramph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mmodramus humeralis </text:p>
          </table:table-cell>
          <table:table-cell office:value-type="string">
            <text:p>tico-tico-do-campo</text:p>
          </table:table-cell>
          <table:table-cell office:value-type="string">
            <text:p>Bosc, 1792</text:p>
          </table:table-cell>
          <table:table-cell table:formula="of:=VLOOKUP([.J23];[Genero.A$2:.B$430];2)" office:value-type="float" office:value="15">
            <text:p>15</text:p>
          </table:table-cell>
          <table:table-cell office:value-type="string">
            <text:p>humeralis </text:p>
          </table:table-cell>
          <table:table-cell table:formula="of:=VLOOKUP([.K23];[Organismo.A$2:.B$1048576];2)" office:value-type="float" office:value="1">
            <text:p>1</text:p>
          </table:table-cell>
          <table:table-cell table:number-columns-repeated="2"/>
          <table:table-cell office:value-type="string">
            <text:p>Ammodram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nabacerthia amaurotis </text:p>
          </table:table-cell>
          <table:table-cell office:value-type="string">
            <text:p>limpa-folha-miúdo</text:p>
          </table:table-cell>
          <table:table-cell office:value-type="string">
            <text:p>Temminck, 1823</text:p>
          </table:table-cell>
          <table:table-cell table:formula="of:=VLOOKUP([.J24];[Genero.A$2:.B$430];2)" office:value-type="float" office:value="16">
            <text:p>16</text:p>
          </table:table-cell>
          <table:table-cell office:value-type="string">
            <text:p>maurotis </text:p>
          </table:table-cell>
          <table:table-cell table:formula="of:=VLOOKUP([.K24];[Organismo.A$2:.B$1048576];2)" office:value-type="float" office:value="1">
            <text:p>1</text:p>
          </table:table-cell>
          <table:table-cell table:number-columns-repeated="2"/>
          <table:table-cell office:value-type="string">
            <text:p>Anabacerthi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nas bahamensis</text:p>
          </table:table-cell>
          <table:table-cell office:value-type="string">
            <text:p>marreca-toicinho</text:p>
          </table:table-cell>
          <table:table-cell office:value-type="string">
            <text:p>Linnaeus, 1758</text:p>
          </table:table-cell>
          <table:table-cell table:formula="of:=VLOOKUP([.J25];[Genero.A$2:.B$430];2)" office:value-type="float" office:value="17">
            <text:p>17</text:p>
          </table:table-cell>
          <table:table-cell office:value-type="string">
            <text:p>bahamensis</text:p>
          </table:table-cell>
          <table:table-cell table:formula="of:=VLOOKUP([.K25];[Organismo.A$2:.B$1048576];2)" office:value-type="float" office:value="1">
            <text:p>1</text:p>
          </table:table-cell>
          <table:table-cell table:number-columns-repeated="2"/>
          <table:table-cell office:value-type="string">
            <text:p>Ana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nas cyanoptera </text:p>
          </table:table-cell>
          <table:table-cell office:value-type="string">
            <text:p>marreca-colorada</text:p>
          </table:table-cell>
          <table:table-cell office:value-type="string">
            <text:p>Vieillot, 1816</text:p>
          </table:table-cell>
          <table:table-cell table:formula="of:=VLOOKUP([.J26];[Genero.A$2:.B$430];2)" office:value-type="float" office:value="17">
            <text:p>17</text:p>
          </table:table-cell>
          <table:table-cell office:value-type="string">
            <text:p>cyanoptera </text:p>
          </table:table-cell>
          <table:table-cell table:formula="of:=VLOOKUP([.K26];[Organismo.A$2:.B$1048576];2)" office:value-type="float" office:value="1">
            <text:p>1</text:p>
          </table:table-cell>
          <table:table-cell table:number-columns-repeated="2"/>
          <table:table-cell office:value-type="string">
            <text:p>Ana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nas discors </text:p>
          </table:table-cell>
          <table:table-cell office:value-type="string">
            <text:p>marreca-de-asa-azul</text:p>
          </table:table-cell>
          <table:table-cell office:value-type="string">
            <text:p>Linnaeus, 1766</text:p>
          </table:table-cell>
          <table:table-cell table:formula="of:=VLOOKUP([.J27];[Genero.A$2:.B$430];2)" office:value-type="float" office:value="17">
            <text:p>17</text:p>
          </table:table-cell>
          <table:table-cell office:value-type="string">
            <text:p>discors </text:p>
          </table:table-cell>
          <table:table-cell table:formula="of:=VLOOKUP([.K27];[Organismo.A$2:.B$1048576];2)" office:value-type="float" office:value="1">
            <text:p>1</text:p>
          </table:table-cell>
          <table:table-cell table:number-columns-repeated="2"/>
          <table:table-cell office:value-type="string">
            <text:p>Ana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nas flavirostris </text:p>
          </table:table-cell>
          <table:table-cell office:value-type="string">
            <text:p>marreca-pardinha</text:p>
          </table:table-cell>
          <table:table-cell office:value-type="string">
            <text:p>Vieillot, 1816</text:p>
          </table:table-cell>
          <table:table-cell table:formula="of:=VLOOKUP([.J28];[Genero.A$2:.B$430];2)" office:value-type="float" office:value="17">
            <text:p>17</text:p>
          </table:table-cell>
          <table:table-cell office:value-type="string">
            <text:p>flavirostris </text:p>
          </table:table-cell>
          <table:table-cell table:formula="of:=VLOOKUP([.K28];[Organismo.A$2:.B$1048576];2)" office:value-type="float" office:value="1">
            <text:p>1</text:p>
          </table:table-cell>
          <table:table-cell table:number-columns-repeated="2"/>
          <table:table-cell office:value-type="string">
            <text:p>Ana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nas georgica </text:p>
          </table:table-cell>
          <table:table-cell office:value-type="string">
            <text:p>marreca-parda</text:p>
          </table:table-cell>
          <table:table-cell office:value-type="string">
            <text:p>Gmelin, 1789</text:p>
          </table:table-cell>
          <table:table-cell table:formula="of:=VLOOKUP([.J29];[Genero.A$2:.B$430];2)" office:value-type="float" office:value="17">
            <text:p>17</text:p>
          </table:table-cell>
          <table:table-cell office:value-type="string">
            <text:p>georgica </text:p>
          </table:table-cell>
          <table:table-cell table:formula="of:=VLOOKUP([.K29];[Organismo.A$2:.B$1048576];2)" office:value-type="float" office:value="1">
            <text:p>1</text:p>
          </table:table-cell>
          <table:table-cell table:number-columns-repeated="2"/>
          <table:table-cell office:value-type="string">
            <text:p>Ana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nas platalea </text:p>
          </table:table-cell>
          <table:table-cell office:value-type="string">
            <text:p>marreca-colhereira</text:p>
          </table:table-cell>
          <table:table-cell office:value-type="string">
            <text:p>Vieillot, 1816</text:p>
          </table:table-cell>
          <table:table-cell table:formula="of:=VLOOKUP([.J30];[Genero.A$2:.B$430];2)" office:value-type="float" office:value="17">
            <text:p>17</text:p>
          </table:table-cell>
          <table:table-cell office:value-type="string">
            <text:p>platalea </text:p>
          </table:table-cell>
          <table:table-cell table:formula="of:=VLOOKUP([.K30];[Organismo.A$2:.B$1048576];2)" office:value-type="float" office:value="1">
            <text:p>1</text:p>
          </table:table-cell>
          <table:table-cell table:number-columns-repeated="2"/>
          <table:table-cell office:value-type="string">
            <text:p>Ana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nas sibilatrix </text:p>
          </table:table-cell>
          <table:table-cell office:value-type="string">
            <text:p>marreca-oveira</text:p>
          </table:table-cell>
          <table:table-cell office:value-type="string">
            <text:p>Poeppig, 1829</text:p>
          </table:table-cell>
          <table:table-cell table:formula="of:=VLOOKUP([.J31];[Genero.A$2:.B$430];2)" office:value-type="float" office:value="17">
            <text:p>17</text:p>
          </table:table-cell>
          <table:table-cell office:value-type="string">
            <text:p>sibilatrix </text:p>
          </table:table-cell>
          <table:table-cell table:formula="of:=VLOOKUP([.K31];[Organismo.A$2:.B$1048576];2)" office:value-type="float" office:value="1">
            <text:p>1</text:p>
          </table:table-cell>
          <table:table-cell table:number-columns-repeated="2"/>
          <table:table-cell office:value-type="string">
            <text:p>Ana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nas versicolor </text:p>
          </table:table-cell>
          <table:table-cell office:value-type="string">
            <text:p>marreca-cricri</text:p>
          </table:table-cell>
          <table:table-cell office:value-type="string">
            <text:p>Vieillot, 1816</text:p>
          </table:table-cell>
          <table:table-cell table:formula="of:=VLOOKUP([.J32];[Genero.A$2:.B$430];2)" office:value-type="float" office:value="17">
            <text:p>17</text:p>
          </table:table-cell>
          <table:table-cell office:value-type="string">
            <text:p>versicolor </text:p>
          </table:table-cell>
          <table:table-cell table:formula="of:=VLOOKUP([.K32];[Organismo.A$2:.B$1048576];2)" office:value-type="float" office:value="1">
            <text:p>1</text:p>
          </table:table-cell>
          <table:table-cell table:number-columns-repeated="2"/>
          <table:table-cell office:value-type="string">
            <text:p>Ana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nhinga anhinga </text:p>
          </table:table-cell>
          <table:table-cell office:value-type="string">
            <text:p>biguatinga</text:p>
          </table:table-cell>
          <table:table-cell office:value-type="string">
            <text:p>Linnaeus, 1766</text:p>
          </table:table-cell>
          <table:table-cell table:formula="of:=VLOOKUP([.J33];[Genero.A$2:.B$430];2)" office:value-type="float" office:value="18">
            <text:p>18</text:p>
          </table:table-cell>
          <table:table-cell office:value-type="string">
            <text:p>anhinga </text:p>
          </table:table-cell>
          <table:table-cell table:formula="of:=VLOOKUP([.K33];[Organismo.A$2:.B$1048576];2)" office:value-type="float" office:value="1">
            <text:p>1</text:p>
          </table:table-cell>
          <table:table-cell table:number-columns-repeated="2"/>
          <table:table-cell office:value-type="string">
            <text:p>Anhing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nodorhynchus glaucus </text:p>
          </table:table-cell>
          <table:table-cell office:value-type="string">
            <text:p>arara-azul-pequena</text:p>
          </table:table-cell>
          <table:table-cell office:value-type="string">
            <text:p>Vieillot, 1816</text:p>
          </table:table-cell>
          <table:table-cell table:formula="of:=VLOOKUP([.J34];[Genero.A$2:.B$430];2)" office:value-type="float" office:value="19">
            <text:p>19</text:p>
          </table:table-cell>
          <table:table-cell office:value-type="string">
            <text:p>glaucus </text:p>
          </table:table-cell>
          <table:table-cell table:formula="of:=VLOOKUP([.K34];[Organismo.A$2:.B$1048576];2)" office:value-type="float" office:value="1">
            <text:p>1</text:p>
          </table:table-cell>
          <table:table-cell table:number-columns-repeated="2"/>
          <table:table-cell office:value-type="string">
            <text:p>Anodorhynch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nous stolidus </text:p>
          </table:table-cell>
          <table:table-cell office:value-type="string">
            <text:p>trinta-réis-escuro</text:p>
          </table:table-cell>
          <table:table-cell office:value-type="string">
            <text:p>Linnaeus, 1758</text:p>
          </table:table-cell>
          <table:table-cell table:formula="of:=VLOOKUP([.J35];[Genero.A$2:.B$430];2)" office:value-type="float" office:value="20">
            <text:p>20</text:p>
          </table:table-cell>
          <table:table-cell office:value-type="string">
            <text:p><text:s/>stolidus </text:p>
          </table:table-cell>
          <table:table-cell table:formula="of:=VLOOKUP([.K35];[Organismo.A$2:.B$1048576];2)" office:value-type="float" office:value="1">
            <text:p>1</text:p>
          </table:table-cell>
          <table:table-cell table:number-columns-repeated="2"/>
          <table:table-cell office:value-type="string">
            <text:p>Ano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nthracothorax nigricollis</text:p>
          </table:table-cell>
          <table:table-cell office:value-type="string">
            <text:p>beija-flor-de-veste-preta</text:p>
          </table:table-cell>
          <table:table-cell office:value-type="string">
            <text:p>Vieillot, 1817</text:p>
          </table:table-cell>
          <table:table-cell table:formula="of:=VLOOKUP([.J36];[Genero.A$2:.B$430];2)" office:value-type="float" office:value="21">
            <text:p>21</text:p>
          </table:table-cell>
          <table:table-cell office:value-type="string">
            <text:p>nigricollis</text:p>
          </table:table-cell>
          <table:table-cell table:formula="of:=VLOOKUP([.K36];[Organismo.A$2:.B$1048576];2)" office:value-type="float" office:value="1">
            <text:p>1</text:p>
          </table:table-cell>
          <table:table-cell table:number-columns-repeated="2"/>
          <table:table-cell office:value-type="string">
            <text:p>Anthracothorax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nthus correndera </text:p>
          </table:table-cell>
          <table:table-cell office:value-type="string">
            <text:p>caminheiro-de-espora</text:p>
          </table:table-cell>
          <table:table-cell office:value-type="string">
            <text:p>Vieillot, 1818</text:p>
          </table:table-cell>
          <table:table-cell table:formula="of:=VLOOKUP([.J37];[Genero.A$2:.B$430];2)" office:value-type="float" office:value="22">
            <text:p>22</text:p>
          </table:table-cell>
          <table:table-cell office:value-type="string">
            <text:p>correndera </text:p>
          </table:table-cell>
          <table:table-cell table:formula="of:=VLOOKUP([.K37];[Organismo.A$2:.B$1048576];2)" office:value-type="float" office:value="1">
            <text:p>1</text:p>
          </table:table-cell>
          <table:table-cell table:number-columns-repeated="2"/>
          <table:table-cell office:value-type="string">
            <text:p>Anth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nthus furcatus </text:p>
          </table:table-cell>
          <table:table-cell office:value-type="string">
            <text:p>caminheiro-de-unha-curta</text:p>
          </table:table-cell>
          <table:table-cell office:value-type="string">
            <text:p>d'Orbigny &amp; Lafresnaye, 1837</text:p>
          </table:table-cell>
          <table:table-cell table:formula="of:=VLOOKUP([.J38];[Genero.A$2:.B$430];2)" office:value-type="float" office:value="22">
            <text:p>22</text:p>
          </table:table-cell>
          <table:table-cell office:value-type="string">
            <text:p>furcatus </text:p>
          </table:table-cell>
          <table:table-cell table:formula="of:=VLOOKUP([.K38];[Organismo.A$2:.B$1048576];2)" office:value-type="float" office:value="1">
            <text:p>1</text:p>
          </table:table-cell>
          <table:table-cell table:number-columns-repeated="2"/>
          <table:table-cell office:value-type="string">
            <text:p>Anth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nthus hellmayri </text:p>
          </table:table-cell>
          <table:table-cell office:value-type="string">
            <text:p>caminheiro-de-barriga-acanelada</text:p>
          </table:table-cell>
          <table:table-cell office:value-type="string">
            <text:p>Hartert, 1909</text:p>
          </table:table-cell>
          <table:table-cell table:formula="of:=VLOOKUP([.J39];[Genero.A$2:.B$430];2)" office:value-type="float" office:value="22">
            <text:p>22</text:p>
          </table:table-cell>
          <table:table-cell office:value-type="string">
            <text:p>hellmayri </text:p>
          </table:table-cell>
          <table:table-cell table:formula="of:=VLOOKUP([.K39];[Organismo.A$2:.B$1048576];2)" office:value-type="float" office:value="1">
            <text:p>1</text:p>
          </table:table-cell>
          <table:table-cell table:number-columns-repeated="2"/>
          <table:table-cell office:value-type="string">
            <text:p>Anth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nthus lutescens </text:p>
          </table:table-cell>
          <table:table-cell office:value-type="string">
            <text:p>caminheiro-zumbidor</text:p>
          </table:table-cell>
          <table:table-cell office:value-type="string">
            <text:p>Pucheran, 1855</text:p>
          </table:table-cell>
          <table:table-cell table:formula="of:=VLOOKUP([.J40];[Genero.A$2:.B$430];2)" office:value-type="float" office:value="22">
            <text:p>22</text:p>
          </table:table-cell>
          <table:table-cell office:value-type="string">
            <text:p>lutescens </text:p>
          </table:table-cell>
          <table:table-cell table:formula="of:=VLOOKUP([.K40];[Organismo.A$2:.B$1048576];2)" office:value-type="float" office:value="1">
            <text:p>1</text:p>
          </table:table-cell>
          <table:table-cell table:number-columns-repeated="2"/>
          <table:table-cell office:value-type="string">
            <text:p>Anth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nthus nattereri </text:p>
          </table:table-cell>
          <table:table-cell office:value-type="string">
            <text:p>caminheiro-grande</text:p>
          </table:table-cell>
          <table:table-cell office:value-type="string">
            <text:p>Sclater, 1878</text:p>
          </table:table-cell>
          <table:table-cell table:formula="of:=VLOOKUP([.J41];[Genero.A$2:.B$430];2)" office:value-type="float" office:value="22">
            <text:p>22</text:p>
          </table:table-cell>
          <table:table-cell office:value-type="string">
            <text:p>nattereri </text:p>
          </table:table-cell>
          <table:table-cell table:formula="of:=VLOOKUP([.K41];[Organismo.A$2:.B$1048576];2)" office:value-type="float" office:value="1">
            <text:p>1</text:p>
          </table:table-cell>
          <table:table-cell table:number-columns-repeated="2"/>
          <table:table-cell office:value-type="string">
            <text:p>Anth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ntrostomus rufus </text:p>
          </table:table-cell>
          <table:table-cell office:value-type="string">
            <text:p>joão-corta-pau</text:p>
          </table:table-cell>
          <table:table-cell office:value-type="string">
            <text:p>Boddaert, 1783</text:p>
          </table:table-cell>
          <table:table-cell table:formula="of:=VLOOKUP([.J42];[Genero.A$2:.B$430];2)" office:value-type="float" office:value="23">
            <text:p>23</text:p>
          </table:table-cell>
          <table:table-cell office:value-type="string">
            <text:p><text:s/>rufus </text:p>
          </table:table-cell>
          <table:table-cell table:formula="of:=VLOOKUP([.K42];[Organismo.A$2:.B$1048576];2)" office:value-type="float" office:value="1">
            <text:p>1</text:p>
          </table:table-cell>
          <table:table-cell table:number-columns-repeated="2"/>
          <table:table-cell office:value-type="string">
            <text:p>Antrostom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ntrostomus sericocaudatus </text:p>
          </table:table-cell>
          <table:table-cell office:value-type="string">
            <text:p>bacurau-rabo-de-seda</text:p>
          </table:table-cell>
          <table:table-cell office:value-type="string">
            <text:p>Cassin, 1849</text:p>
          </table:table-cell>
          <table:table-cell table:formula="of:=VLOOKUP([.J43];[Genero.A$2:.B$430];2)" office:value-type="float" office:value="23">
            <text:p>23</text:p>
          </table:table-cell>
          <table:table-cell office:value-type="string">
            <text:p>sericocaudatus </text:p>
          </table:table-cell>
          <table:table-cell table:formula="of:=VLOOKUP([.K43];[Organismo.A$2:.B$1048576];2)" office:value-type="float" office:value="1">
            <text:p>1</text:p>
          </table:table-cell>
          <table:table-cell table:number-columns-repeated="2"/>
          <table:table-cell office:value-type="string">
            <text:p>Antrostom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numbius annumbi</text:p>
          </table:table-cell>
          <table:table-cell office:value-type="string">
            <text:p>cochicho</text:p>
          </table:table-cell>
          <table:table-cell office:value-type="string">
            <text:p>Vieillot, 1817</text:p>
          </table:table-cell>
          <table:table-cell table:formula="of:=VLOOKUP([.J44];[Genero.A$2:.B$430];2)" office:value-type="float" office:value="24">
            <text:p>24</text:p>
          </table:table-cell>
          <table:table-cell office:value-type="string">
            <text:p>annumbi</text:p>
          </table:table-cell>
          <table:table-cell table:formula="of:=VLOOKUP([.K44];[Organismo.A$2:.B$1048576];2)" office:value-type="float" office:value="1">
            <text:p>1</text:p>
          </table:table-cell>
          <table:table-cell table:number-columns-repeated="2"/>
          <table:table-cell office:value-type="string">
            <text:p>Anumbi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phantochroa cirrochloris </text:p>
          </table:table-cell>
          <table:table-cell office:value-type="string">
            <text:p>beija-flor-cinza</text:p>
          </table:table-cell>
          <table:table-cell office:value-type="string">
            <text:p>Vieillot, 1818</text:p>
          </table:table-cell>
          <table:table-cell table:formula="of:=VLOOKUP([.J45];[Genero.A$2:.B$430];2)" office:value-type="float" office:value="25">
            <text:p>25</text:p>
          </table:table-cell>
          <table:table-cell office:value-type="string">
            <text:p>cirrochloris </text:p>
          </table:table-cell>
          <table:table-cell table:formula="of:=VLOOKUP([.K45];[Organismo.A$2:.B$1048576];2)" office:value-type="float" office:value="1">
            <text:p>1</text:p>
          </table:table-cell>
          <table:table-cell table:number-columns-repeated="2"/>
          <table:table-cell office:value-type="string">
            <text:p>Aphantochro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ramides cajanea </text:p>
          </table:table-cell>
          <table:table-cell office:value-type="string">
            <text:p>três-potes</text:p>
          </table:table-cell>
          <table:table-cell office:value-type="string">
            <text:p>Statius Muller, 1776</text:p>
          </table:table-cell>
          <table:table-cell table:formula="of:=VLOOKUP([.J46];[Genero.A$2:.B$430];2)" office:value-type="float" office:value="26">
            <text:p>26</text:p>
          </table:table-cell>
          <table:table-cell office:value-type="string">
            <text:p>cajanea </text:p>
          </table:table-cell>
          <table:table-cell table:formula="of:=VLOOKUP([.K46];[Organismo.A$2:.B$1048576];2)" office:value-type="float" office:value="1">
            <text:p>1</text:p>
          </table:table-cell>
          <table:table-cell table:number-columns-repeated="2"/>
          <table:table-cell office:value-type="string">
            <text:p>Aramide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ramides saracura</text:p>
          </table:table-cell>
          <table:table-cell office:value-type="string">
            <text:p>saracura-do-mato</text:p>
          </table:table-cell>
          <table:table-cell office:value-type="string">
            <text:p>Spix, 1825</text:p>
          </table:table-cell>
          <table:table-cell table:formula="of:=VLOOKUP([.J47];[Genero.A$2:.B$430];2)" office:value-type="float" office:value="26">
            <text:p>26</text:p>
          </table:table-cell>
          <table:table-cell office:value-type="string">
            <text:p>saracura</text:p>
          </table:table-cell>
          <table:table-cell table:formula="of:=VLOOKUP([.K47];[Organismo.A$2:.B$1048576];2)" office:value-type="float" office:value="1">
            <text:p>1</text:p>
          </table:table-cell>
          <table:table-cell table:number-columns-repeated="2"/>
          <table:table-cell office:value-type="string">
            <text:p>Aramide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ramides ypecaha</text:p>
          </table:table-cell>
          <table:table-cell office:value-type="string">
            <text:p>saracuruçu</text:p>
          </table:table-cell>
          <table:table-cell office:value-type="string">
            <text:p>Vieillot, 1819</text:p>
          </table:table-cell>
          <table:table-cell table:formula="of:=VLOOKUP([.J48];[Genero.A$2:.B$430];2)" office:value-type="float" office:value="26">
            <text:p>26</text:p>
          </table:table-cell>
          <table:table-cell office:value-type="string">
            <text:p>ypecaha</text:p>
          </table:table-cell>
          <table:table-cell table:formula="of:=VLOOKUP([.K48];[Organismo.A$2:.B$1048576];2)" office:value-type="float" office:value="1">
            <text:p>1</text:p>
          </table:table-cell>
          <table:table-cell table:number-columns-repeated="2"/>
          <table:table-cell office:value-type="string">
            <text:p>Aramide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ramus c</text:p>
          </table:table-cell>
          <table:table-cell office:value-type="string">
            <text:p>carão</text:p>
          </table:table-cell>
          <table:table-cell office:value-type="string">
            <text:p>Linnaeus, 1766</text:p>
          </table:table-cell>
          <table:table-cell table:formula="of:=VLOOKUP([.J49];[Genero.A$2:.B$430];2)" office:value-type="float" office:value="27">
            <text:p>27</text:p>
          </table:table-cell>
          <table:table-cell office:value-type="string">
            <text:p>Aramus</text:p>
          </table:table-cell>
          <table:table-cell table:formula="of:=VLOOKUP([.K49];[Organismo.A$2:.B$1048576];2)" office:value-type="float" office:value="1">
            <text:p>1</text:p>
          </table:table-cell>
          <table:table-cell table:number-columns-repeated="2"/>
          <table:table-cell office:value-type="string">
            <text:p>Aram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ratinga leucophthalma</text:p>
          </table:table-cell>
          <table:table-cell office:value-type="string">
            <text:p>maracanã-malhada</text:p>
          </table:table-cell>
          <table:table-cell office:value-type="string">
            <text:p>Statius Muller, 1776</text:p>
          </table:table-cell>
          <table:table-cell table:formula="of:=VLOOKUP([.J50];[Genero.A$2:.B$430];2)" office:value-type="float" office:value="28">
            <text:p>28</text:p>
          </table:table-cell>
          <table:table-cell office:value-type="string">
            <text:p><text:s/>leucophthalma</text:p>
          </table:table-cell>
          <table:table-cell table:formula="of:=VLOOKUP([.K50];[Organismo.A$2:.B$1048576];2)" office:value-type="float" office:value="1">
            <text:p>1</text:p>
          </table:table-cell>
          <table:table-cell table:number-columns-repeated="2"/>
          <table:table-cell office:value-type="string">
            <text:p>Arating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Ardea alba </text:p>
          </table:table-cell>
          <table:table-cell office:value-type="string">
            <text:p>garça-branca-grande</text:p>
          </table:table-cell>
          <table:table-cell office:value-type="string">
            <text:p><text:s/>Linnaeus, 1758</text:p>
          </table:table-cell>
          <table:table-cell table:formula="of:=VLOOKUP([.J51];[Genero.A$2:.B$430];2)" office:value-type="float" office:value="29">
            <text:p>29</text:p>
          </table:table-cell>
          <table:table-cell office:value-type="string">
            <text:p>alba </text:p>
          </table:table-cell>
          <table:table-cell table:formula="of:=VLOOKUP([.K51];[Organismo.A$2:.B$1048576];2)" office:value-type="float" office:value="1">
            <text:p>1</text:p>
          </table:table-cell>
          <table:table-cell table:number-columns-repeated="2"/>
          <table:table-cell office:value-type="string">
            <text:p>Arde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rdea cocoi </text:p>
          </table:table-cell>
          <table:table-cell office:value-type="string">
            <text:p>garça-moura ou socó-grande</text:p>
          </table:table-cell>
          <table:table-cell office:value-type="string">
            <text:p>Linnaeus, 1766</text:p>
          </table:table-cell>
          <table:table-cell table:formula="of:=VLOOKUP([.J52];[Genero.A$2:.B$430];2)" office:value-type="float" office:value="29">
            <text:p>29</text:p>
          </table:table-cell>
          <table:table-cell office:value-type="string">
            <text:p>cocoi </text:p>
          </table:table-cell>
          <table:table-cell table:formula="of:=VLOOKUP([.K52];[Organismo.A$2:.B$1048576];2)" office:value-type="float" office:value="1">
            <text:p>1</text:p>
          </table:table-cell>
          <table:table-cell table:number-columns-repeated="2"/>
          <table:table-cell office:value-type="string">
            <text:p>Arde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renaria interpres </text:p>
          </table:table-cell>
          <table:table-cell office:value-type="string">
            <text:p>vira-pedra</text:p>
          </table:table-cell>
          <table:table-cell office:value-type="string">
            <text:p>Linnaeus, 1758</text:p>
          </table:table-cell>
          <table:table-cell table:formula="of:=VLOOKUP([.J53];[Genero.A$2:.B$430];2)" office:value-type="float" office:value="30">
            <text:p>30</text:p>
          </table:table-cell>
          <table:table-cell office:value-type="string">
            <text:p>interpres</text:p>
          </table:table-cell>
          <table:table-cell table:formula="of:=VLOOKUP([.K53];[Organismo.A$2:.B$1048576];2)" office:value-type="float" office:value="1">
            <text:p>1</text:p>
          </table:table-cell>
          <table:table-cell table:number-columns-repeated="2"/>
          <table:table-cell office:value-type="string">
            <text:p>Arenari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Arremon semitorquatus </text:p>
          </table:table-cell>
          <table:table-cell office:value-type="string">
            <text:p>tico-tico-do-mato</text:p>
          </table:table-cell>
          <table:table-cell office:value-type="string">
            <text:p>Swainson, 1838</text:p>
          </table:table-cell>
          <table:table-cell table:formula="of:=VLOOKUP([.J54];[Genero.A$2:.B$430];2)" office:value-type="float" office:value="31">
            <text:p>31</text:p>
          </table:table-cell>
          <table:table-cell office:value-type="string">
            <text:p>semitorquatus </text:p>
          </table:table-cell>
          <table:table-cell table:formula="of:=VLOOKUP([.K54];[Organismo.A$2:.B$1048576];2)" office:value-type="float" office:value="1">
            <text:p>1</text:p>
          </table:table-cell>
          <table:table-cell table:number-columns-repeated="2"/>
          <table:table-cell office:value-type="string">
            <text:p>Arremon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rundinicola leucocephala </text:p>
          </table:table-cell>
          <table:table-cell office:value-type="string">
            <text:p>freirinha</text:p>
          </table:table-cell>
          <table:table-cell office:value-type="string">
            <text:p>Linnaeus, 1764</text:p>
          </table:table-cell>
          <table:table-cell table:formula="of:=VLOOKUP([.J55];[Genero.A$2:.B$430];2)" office:value-type="float" office:value="32">
            <text:p>32</text:p>
          </table:table-cell>
          <table:table-cell office:value-type="string">
            <text:p><text:s/>leucocephala </text:p>
          </table:table-cell>
          <table:table-cell table:formula="of:=VLOOKUP([.K55];[Organismo.A$2:.B$1048576];2)" office:value-type="float" office:value="1">
            <text:p>1</text:p>
          </table:table-cell>
          <table:table-cell table:number-columns-repeated="2"/>
          <table:table-cell office:value-type="string">
            <text:p>Arundinicol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Asio clamator </text:p>
          </table:table-cell>
          <table:table-cell office:value-type="string">
            <text:p>coruja-orelhuda</text:p>
          </table:table-cell>
          <table:table-cell office:value-type="string">
            <text:p>Vieillot, 1808</text:p>
          </table:table-cell>
          <table:table-cell table:formula="of:=VLOOKUP([.J56];[Genero.A$2:.B$430];2)" office:value-type="float" office:value="33">
            <text:p>33</text:p>
          </table:table-cell>
          <table:table-cell office:value-type="string">
            <text:p>clamator </text:p>
          </table:table-cell>
          <table:table-cell table:formula="of:=VLOOKUP([.K56];[Organismo.A$2:.B$1048576];2)" office:value-type="float" office:value="1">
            <text:p>1</text:p>
          </table:table-cell>
          <table:table-cell table:number-columns-repeated="2"/>
          <table:table-cell office:value-type="string">
            <text:p>Asio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sio flammeus </text:p>
          </table:table-cell>
          <table:table-cell office:value-type="string">
            <text:p>mocho-dos-banhados</text:p>
          </table:table-cell>
          <table:table-cell office:value-type="string">
            <text:p>Pontoppidan, 1763</text:p>
          </table:table-cell>
          <table:table-cell table:formula="of:=VLOOKUP([.J57];[Genero.A$2:.B$430];2)" office:value-type="float" office:value="33">
            <text:p>33</text:p>
          </table:table-cell>
          <table:table-cell office:value-type="string">
            <text:p>flammeus</text:p>
          </table:table-cell>
          <table:table-cell table:formula="of:=VLOOKUP([.K57];[Organismo.A$2:.B$1048576];2)" office:value-type="float" office:value="1">
            <text:p>1</text:p>
          </table:table-cell>
          <table:table-cell table:number-columns-repeated="2"/>
          <table:table-cell office:value-type="string">
            <text:p>Asio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sio stygius </text:p>
          </table:table-cell>
          <table:table-cell office:value-type="string">
            <text:p>mocho-diabo</text:p>
          </table:table-cell>
          <table:table-cell office:value-type="string">
            <text:p>Wagler, 1832</text:p>
          </table:table-cell>
          <table:table-cell table:formula="of:=VLOOKUP([.J58];[Genero.A$2:.B$430];2)" office:value-type="float" office:value="33">
            <text:p>33</text:p>
          </table:table-cell>
          <table:table-cell office:value-type="string">
            <text:p>stygius</text:p>
          </table:table-cell>
          <table:table-cell table:formula="of:=VLOOKUP([.K58];[Organismo.A$2:.B$1048576];2)" office:value-type="float" office:value="1">
            <text:p>1</text:p>
          </table:table-cell>
          <table:table-cell table:number-columns-repeated="2"/>
          <table:table-cell office:value-type="string">
            <text:p>Asio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sthenes baeri </text:p>
          </table:table-cell>
          <table:table-cell office:value-type="string">
            <text:p>lenheiro</text:p>
          </table:table-cell>
          <table:table-cell office:value-type="string">
            <text:p>Berlepsch, 1906</text:p>
          </table:table-cell>
          <table:table-cell table:formula="of:=VLOOKUP([.J59];[Genero.A$2:.B$430];2)" office:value-type="float" office:value="34">
            <text:p>34</text:p>
          </table:table-cell>
          <table:table-cell office:value-type="string">
            <text:p><text:s/>baeri </text:p>
          </table:table-cell>
          <table:table-cell table:formula="of:=VLOOKUP([.K59];[Organismo.A$2:.B$1048576];2)" office:value-type="float" office:value="1">
            <text:p>1</text:p>
          </table:table-cell>
          <table:table-cell table:number-columns-repeated="2"/>
          <table:table-cell office:value-type="string">
            <text:p>Asthene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sthenes hudsoni </text:p>
          </table:table-cell>
          <table:table-cell office:value-type="string">
            <text:p>lenheiro-platino</text:p>
          </table:table-cell>
          <table:table-cell office:value-type="string">
            <text:p>Sclater, 1874</text:p>
          </table:table-cell>
          <table:table-cell table:formula="of:=VLOOKUP([.J60];[Genero.A$2:.B$430];2)" office:value-type="float" office:value="34">
            <text:p>34</text:p>
          </table:table-cell>
          <table:table-cell office:value-type="string">
            <text:p>hudsoni</text:p>
          </table:table-cell>
          <table:table-cell table:formula="of:=VLOOKUP([.K60];[Organismo.A$2:.B$1048576];2)" office:value-type="float" office:value="1">
            <text:p>1</text:p>
          </table:table-cell>
          <table:table-cell table:number-columns-repeated="2"/>
          <table:table-cell office:value-type="string">
            <text:p>Asthene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sthenes pyrrholeuca</text:p>
          </table:table-cell>
          <table:table-cell office:value-type="string">
            <text:p>lenheiro-de-rabo-comprido</text:p>
          </table:table-cell>
          <table:table-cell office:value-type="string">
            <text:p>Vieillot, 1817</text:p>
          </table:table-cell>
          <table:table-cell table:formula="of:=VLOOKUP([.J61];[Genero.A$2:.B$430];2)" office:value-type="float" office:value="34">
            <text:p>34</text:p>
          </table:table-cell>
          <table:table-cell office:value-type="string">
            <text:p><text:s/>pyrrholeuca</text:p>
          </table:table-cell>
          <table:table-cell table:formula="of:=VLOOKUP([.K61];[Organismo.A$2:.B$1048576];2)" office:value-type="float" office:value="1">
            <text:p>1</text:p>
          </table:table-cell>
          <table:table-cell table:number-columns-repeated="2"/>
          <table:table-cell office:value-type="string">
            <text:p>Asthene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Athene cunicularia </text:p>
          </table:table-cell>
          <table:table-cell office:value-type="string">
            <text:p>coruja-do-campo</text:p>
          </table:table-cell>
          <table:table-cell office:value-type="string">
            <text:p>Molina, 1782</text:p>
          </table:table-cell>
          <table:table-cell table:formula="of:=VLOOKUP([.J62];[Genero.A$2:.B$430];2)" office:value-type="float" office:value="35">
            <text:p>35</text:p>
          </table:table-cell>
          <table:table-cell office:value-type="string">
            <text:p><text:s/>cunicularia </text:p>
          </table:table-cell>
          <table:table-cell table:formula="of:=VLOOKUP([.K62];[Organismo.A$2:.B$1048576];2)" office:value-type="float" office:value="1">
            <text:p>1</text:p>
          </table:table-cell>
          <table:table-cell table:number-columns-repeated="2"/>
          <table:table-cell office:value-type="string">
            <text:p>Athene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Attila phoenicurus </text:p>
          </table:table-cell>
          <table:table-cell office:value-type="string">
            <text:p>capitão-castanho</text:p>
          </table:table-cell>
          <table:table-cell office:value-type="string">
            <text:p>Pelzeln, 1868</text:p>
          </table:table-cell>
          <table:table-cell table:formula="of:=VLOOKUP([.J63];[Genero.A$2:.B$430];2)" office:value-type="float" office:value="36">
            <text:p>36</text:p>
          </table:table-cell>
          <table:table-cell office:value-type="string">
            <text:p>phoenicurus </text:p>
          </table:table-cell>
          <table:table-cell table:formula="of:=VLOOKUP([.K63];[Organismo.A$2:.B$1048576];2)" office:value-type="float" office:value="1">
            <text:p>1</text:p>
          </table:table-cell>
          <table:table-cell table:number-columns-repeated="2"/>
          <table:table-cell office:value-type="string">
            <text:p>Attil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Attila rufus </text:p>
          </table:table-cell>
          <table:table-cell office:value-type="string">
            <text:p>capitão-de-saíra</text:p>
          </table:table-cell>
          <table:table-cell office:value-type="string">
            <text:p>Vieillot, 1819</text:p>
          </table:table-cell>
          <table:table-cell table:formula="of:=VLOOKUP([.J64];[Genero.A$2:.B$430];2)" office:value-type="float" office:value="37">
            <text:p>37</text:p>
          </table:table-cell>
          <table:table-cell office:value-type="string">
            <text:p>rufus </text:p>
          </table:table-cell>
          <table:table-cell table:formula="of:=VLOOKUP([.K64];[Organismo.A$2:.B$1048576];2)" office:value-type="float" office:value="1">
            <text:p>1</text:p>
          </table:table-cell>
          <table:table-cell table:number-columns-repeated="2"/>
          <table:table-cell office:value-type="string">
            <text:p>Attil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Automolus leucophthalmus </text:p>
          </table:table-cell>
          <table:table-cell office:value-type="string">
            <text:p>barranqueiro-de-olho-branco</text:p>
          </table:table-cell>
          <table:table-cell office:value-type="string">
            <text:p>Wied, 1821</text:p>
          </table:table-cell>
          <table:table-cell table:formula="of:=VLOOKUP([.J65];[Genero.A$2:.B$430];2)" office:value-type="float" office:value="38">
            <text:p>38</text:p>
          </table:table-cell>
          <table:table-cell office:value-type="string">
            <text:p>leucophthalmus </text:p>
          </table:table-cell>
          <table:table-cell table:formula="of:=VLOOKUP([.K65];[Organismo.A$2:.B$1048576];2)" office:value-type="float" office:value="1">
            <text:p>1</text:p>
          </table:table-cell>
          <table:table-cell table:number-columns-repeated="2"/>
          <table:table-cell office:value-type="string">
            <text:p>Automol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Bartramia longicauda </text:p>
          </table:table-cell>
          <table:table-cell office:value-type="string">
            <text:p>maçarico-do-campo</text:p>
          </table:table-cell>
          <table:table-cell office:value-type="string">
            <text:p>Bechstein, 1812</text:p>
          </table:table-cell>
          <table:table-cell table:formula="of:=VLOOKUP([.J66];[Genero.A$2:.B$430];2)" office:value-type="float" office:value="39">
            <text:p>39</text:p>
          </table:table-cell>
          <table:table-cell office:value-type="string">
            <text:p>longicauda </text:p>
          </table:table-cell>
          <table:table-cell table:formula="of:=VLOOKUP([.K66];[Organismo.A$2:.B$1048576];2)" office:value-type="float" office:value="1">
            <text:p>1</text:p>
          </table:table-cell>
          <table:table-cell table:number-columns-repeated="2"/>
          <table:table-cell office:value-type="string">
            <text:p>Bartrami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Baryphthengus ruficapillus </text:p>
          </table:table-cell>
          <table:table-cell office:value-type="string">
            <text:p>juruva</text:p>
          </table:table-cell>
          <table:table-cell office:value-type="string">
            <text:p>Vieillot, 1818</text:p>
          </table:table-cell>
          <table:table-cell table:formula="of:=VLOOKUP([.J67];[Genero.A$2:.B$430];2)" office:value-type="float" office:value="40">
            <text:p>40</text:p>
          </table:table-cell>
          <table:table-cell office:value-type="string">
            <text:p>ruficapillus </text:p>
          </table:table-cell>
          <table:table-cell table:formula="of:=VLOOKUP([.K67];[Organismo.A$2:.B$1048576];2)" office:value-type="float" office:value="1">
            <text:p>1</text:p>
          </table:table-cell>
          <table:table-cell table:number-columns-repeated="2"/>
          <table:table-cell office:value-type="string">
            <text:p>Baryphtheng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Basileuterus culicivorus</text:p>
          </table:table-cell>
          <table:table-cell office:value-type="string">
            <text:p>pula-pula</text:p>
          </table:table-cell>
          <table:table-cell office:value-type="string">
            <text:p>Deppe, 1830</text:p>
          </table:table-cell>
          <table:table-cell table:formula="of:=VLOOKUP([.J68];[Genero.A$2:.B$430];2)" office:value-type="float" office:value="42">
            <text:p>42</text:p>
          </table:table-cell>
          <table:table-cell office:value-type="string">
            <text:p>culicivorus</text:p>
          </table:table-cell>
          <table:table-cell table:formula="of:=VLOOKUP([.K68];[Organismo.A$2:.B$1048576];2)" office:value-type="float" office:value="1">
            <text:p>1</text:p>
          </table:table-cell>
          <table:table-cell table:number-columns-repeated="2"/>
          <table:table-cell office:value-type="string">
            <text:p>Basileuter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Basileuterus leucoblepharus </text:p>
          </table:table-cell>
          <table:table-cell office:value-type="string">
            <text:p>pula-pula-assobiador</text:p>
          </table:table-cell>
          <table:table-cell office:value-type="string">
            <text:p>Vieillot, 1817</text:p>
          </table:table-cell>
          <table:table-cell table:formula="of:=VLOOKUP([.J69];[Genero.A$2:.B$430];2)" office:value-type="float" office:value="41">
            <text:p>41</text:p>
          </table:table-cell>
          <table:table-cell office:value-type="string">
            <text:p>leucoblepharus </text:p>
          </table:table-cell>
          <table:table-cell table:formula="of:=VLOOKUP([.K69];[Organismo.A$2:.B$1048576];2)" office:value-type="float" office:value="1">
            <text:p>1</text:p>
          </table:table-cell>
          <table:table-cell table:number-columns-repeated="2"/>
          <table:table-cell office:value-type="string">
            <text:p>Basileuter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Batara cinerea</text:p>
          </table:table-cell>
          <table:table-cell office:value-type="string">
            <text:p>matracão</text:p>
          </table:table-cell>
          <table:table-cell office:value-type="string">
            <text:p>Vieillot, 1819</text:p>
          </table:table-cell>
          <table:table-cell table:formula="of:=VLOOKUP([.J70];[Genero.A$2:.B$430];2)" office:value-type="float" office:value="43">
            <text:p>43</text:p>
          </table:table-cell>
          <table:table-cell office:value-type="string">
            <text:p><text:s/>cinerea</text:p>
          </table:table-cell>
          <table:table-cell table:formula="of:=VLOOKUP([.K70];[Organismo.A$2:.B$1048576];2)" office:value-type="float" office:value="1">
            <text:p>1</text:p>
          </table:table-cell>
          <table:table-cell table:number-columns-repeated="2"/>
          <table:table-cell office:value-type="string">
            <text:p>Batar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Botaurus pinnatus </text:p>
          </table:table-cell>
          <table:table-cell office:value-type="string">
            <text:p>socó-boi-baio</text:p>
          </table:table-cell>
          <table:table-cell office:value-type="string">
            <text:p>Wagler, 1829</text:p>
          </table:table-cell>
          <table:table-cell table:formula="of:=VLOOKUP([.J71];[Genero.A$2:.B$430];2)" office:value-type="float" office:value="44">
            <text:p>44</text:p>
          </table:table-cell>
          <table:table-cell office:value-type="string">
            <text:p>pinnatus </text:p>
          </table:table-cell>
          <table:table-cell table:formula="of:=VLOOKUP([.K71];[Organismo.A$2:.B$1048576];2)" office:value-type="float" office:value="1">
            <text:p>1</text:p>
          </table:table-cell>
          <table:table-cell table:number-columns-repeated="2"/>
          <table:table-cell office:value-type="string">
            <text:p>Botaur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Brotogeris chiriri </text:p>
          </table:table-cell>
          <table:table-cell office:value-type="string">
            <text:p>periquito-de-encontro-amarelo</text:p>
          </table:table-cell>
          <table:table-cell office:value-type="string">
            <text:p>Vieillot, 1818</text:p>
          </table:table-cell>
          <table:table-cell table:formula="of:=VLOOKUP([.J72];[Genero.A$2:.B$430];2)" office:value-type="float" office:value="45">
            <text:p>45</text:p>
          </table:table-cell>
          <table:table-cell office:value-type="string">
            <text:p>chiriri </text:p>
          </table:table-cell>
          <table:table-cell table:formula="of:=VLOOKUP([.K72];[Organismo.A$2:.B$1048576];2)" office:value-type="float" office:value="1">
            <text:p>1</text:p>
          </table:table-cell>
          <table:table-cell table:number-columns-repeated="2"/>
          <table:table-cell office:value-type="string">
            <text:p>Brotogeri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Brotogeris tirica </text:p>
          </table:table-cell>
          <table:table-cell office:value-type="string">
            <text:p>periquito-rico</text:p>
          </table:table-cell>
          <table:table-cell office:value-type="string">
            <text:p>Gmelin, 1788</text:p>
          </table:table-cell>
          <table:table-cell table:formula="of:=VLOOKUP([.J73];[Genero.A$2:.B$430];2)" office:value-type="float" office:value="45">
            <text:p>45</text:p>
          </table:table-cell>
          <table:table-cell office:value-type="string">
            <text:p>tirica </text:p>
          </table:table-cell>
          <table:table-cell table:formula="of:=VLOOKUP([.K73];[Organismo.A$2:.B$1048576];2)" office:value-type="float" office:value="1">
            <text:p>1</text:p>
          </table:table-cell>
          <table:table-cell table:number-columns-repeated="2"/>
          <table:table-cell office:value-type="string">
            <text:p>Brotogeri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Bubo virginianus </text:p>
          </table:table-cell>
          <table:table-cell office:value-type="string">
            <text:p>jacurutu</text:p>
          </table:table-cell>
          <table:table-cell office:value-type="string">
            <text:p>Gmelin, 1788</text:p>
          </table:table-cell>
          <table:table-cell table:formula="of:=VLOOKUP([.J74];[Genero.A$2:.B$430];2)" office:value-type="float" office:value="46">
            <text:p>46</text:p>
          </table:table-cell>
          <table:table-cell office:value-type="string">
            <text:p>virginianus</text:p>
          </table:table-cell>
          <table:table-cell table:formula="of:=VLOOKUP([.K74];[Organismo.A$2:.B$1048576];2)" office:value-type="float" office:value="1">
            <text:p>1</text:p>
          </table:table-cell>
          <table:table-cell table:number-columns-repeated="2"/>
          <table:table-cell office:value-type="string">
            <text:p>Bubo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Bubulcus ibis </text:p>
          </table:table-cell>
          <table:table-cell office:value-type="string">
            <text:p>garça-vaqueira</text:p>
          </table:table-cell>
          <table:table-cell office:value-type="string">
            <text:p>Linnaeus, 1758</text:p>
          </table:table-cell>
          <table:table-cell table:formula="of:=VLOOKUP([.J75];[Genero.A$2:.B$430];2)" office:value-type="float" office:value="47">
            <text:p>47</text:p>
          </table:table-cell>
          <table:table-cell office:value-type="string">
            <text:p>ibis </text:p>
          </table:table-cell>
          <table:table-cell table:formula="of:=VLOOKUP([.K75];[Organismo.A$2:.B$1048576];2)" office:value-type="float" office:value="1">
            <text:p>1</text:p>
          </table:table-cell>
          <table:table-cell table:number-columns-repeated="2"/>
          <table:table-cell office:value-type="string">
            <text:p>Bubulc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Busarellus nigricollis </text:p>
          </table:table-cell>
          <table:table-cell office:value-type="string">
            <text:p>gavião-velho</text:p>
          </table:table-cell>
          <table:table-cell office:value-type="string">
            <text:p>Latham, 1790</text:p>
          </table:table-cell>
          <table:table-cell table:formula="of:=VLOOKUP([.J76];[Genero.A$2:.B$430];2)" office:value-type="float" office:value="48">
            <text:p>48</text:p>
          </table:table-cell>
          <table:table-cell office:value-type="string">
            <text:p>nigricollis </text:p>
          </table:table-cell>
          <table:table-cell table:formula="of:=VLOOKUP([.K76];[Organismo.A$2:.B$1048576];2)" office:value-type="float" office:value="1">
            <text:p>1</text:p>
          </table:table-cell>
          <table:table-cell table:number-columns-repeated="2"/>
          <table:table-cell office:value-type="string">
            <text:p>Busarell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Buteo brachyurus </text:p>
          </table:table-cell>
          <table:table-cell office:value-type="string">
            <text:p>gavião-de-rabo-curto</text:p>
          </table:table-cell>
          <table:table-cell office:value-type="string">
            <text:p>Vieillot, 1816</text:p>
          </table:table-cell>
          <table:table-cell table:formula="of:=VLOOKUP([.J77];[Genero.A$2:.B$430];2)" office:value-type="float" office:value="49">
            <text:p>49</text:p>
          </table:table-cell>
          <table:table-cell office:value-type="string">
            <text:p>brachyurus </text:p>
          </table:table-cell>
          <table:table-cell table:formula="of:=VLOOKUP([.K77];[Organismo.A$2:.B$1048576];2)" office:value-type="float" office:value="1">
            <text:p>1</text:p>
          </table:table-cell>
          <table:table-cell table:number-columns-repeated="2"/>
          <table:table-cell office:value-type="string">
            <text:p>Buteo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Buteo swainsoni </text:p>
          </table:table-cell>
          <table:table-cell office:value-type="string">
            <text:p>gavião-papa-gafanhoto</text:p>
          </table:table-cell>
          <table:table-cell office:value-type="string">
            <text:p>Bonaparte, 1838</text:p>
          </table:table-cell>
          <table:table-cell table:formula="of:=VLOOKUP([.J78];[Genero.A$2:.B$430];2)" office:value-type="float" office:value="49">
            <text:p>49</text:p>
          </table:table-cell>
          <table:table-cell office:value-type="string">
            <text:p><text:s/>swainsoni </text:p>
          </table:table-cell>
          <table:table-cell table:formula="of:=VLOOKUP([.K78];[Organismo.A$2:.B$1048576];2)" office:value-type="float" office:value="1">
            <text:p>1</text:p>
          </table:table-cell>
          <table:table-cell table:number-columns-repeated="2"/>
          <table:table-cell office:value-type="string">
            <text:p>Buteo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Butorides striata </text:p>
          </table:table-cell>
          <table:table-cell office:value-type="string">
            <text:p>socozinho</text:p>
          </table:table-cell>
          <table:table-cell office:value-type="string">
            <text:p>Linnaeus, 1758</text:p>
          </table:table-cell>
          <table:table-cell table:formula="of:=VLOOKUP([.J79];[Genero.A$2:.B$430];2)" office:value-type="float" office:value="50">
            <text:p>50</text:p>
          </table:table-cell>
          <table:table-cell office:value-type="string">
            <text:p>striata </text:p>
          </table:table-cell>
          <table:table-cell table:formula="of:=VLOOKUP([.K79];[Organismo.A$2:.B$1048576];2)" office:value-type="float" office:value="1">
            <text:p>1</text:p>
          </table:table-cell>
          <table:table-cell table:number-columns-repeated="2"/>
          <table:table-cell office:value-type="string">
            <text:p>Butoride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Cacicus chrysopterus </text:p>
          </table:table-cell>
          <table:table-cell office:value-type="string">
            <text:p>tecelão</text:p>
          </table:table-cell>
          <table:table-cell office:value-type="string">
            <text:p>Vigors, 1825</text:p>
          </table:table-cell>
          <table:table-cell table:formula="of:=VLOOKUP([.J80];[Genero.A$2:.B$430];2)" office:value-type="float" office:value="51">
            <text:p>51</text:p>
          </table:table-cell>
          <table:table-cell office:value-type="string">
            <text:p>chrysopterus </text:p>
          </table:table-cell>
          <table:table-cell table:formula="of:=VLOOKUP([.K80];[Organismo.A$2:.B$1048576];2)" office:value-type="float" office:value="1">
            <text:p>1</text:p>
          </table:table-cell>
          <table:table-cell table:number-columns-repeated="2"/>
          <table:table-cell office:value-type="string">
            <text:p>Cacic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Cacicus haemorrhous </text:p>
          </table:table-cell>
          <table:table-cell office:value-type="string">
            <text:p>guaxe</text:p>
          </table:table-cell>
          <table:table-cell office:value-type="string">
            <text:p>Linnaeus, 1766</text:p>
          </table:table-cell>
          <table:table-cell table:formula="of:=VLOOKUP([.J81];[Genero.A$2:.B$430];2)" office:value-type="float" office:value="51">
            <text:p>51</text:p>
          </table:table-cell>
          <table:table-cell office:value-type="string">
            <text:p>haemorrhous </text:p>
          </table:table-cell>
          <table:table-cell table:formula="of:=VLOOKUP([.K81];[Organismo.A$2:.B$1048576];2)" office:value-type="float" office:value="1">
            <text:p>1</text:p>
          </table:table-cell>
          <table:table-cell table:number-columns-repeated="2"/>
          <table:table-cell office:value-type="string">
            <text:p>Cacic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Cairina moschata </text:p>
          </table:table-cell>
          <table:table-cell office:value-type="string">
            <text:p>pato-do-mato</text:p>
          </table:table-cell>
          <table:table-cell office:value-type="string">
            <text:p>Linnaeus, 1758</text:p>
          </table:table-cell>
          <table:table-cell table:formula="of:=VLOOKUP([.J82];[Genero.A$2:.B$430];2)" office:value-type="float" office:value="52">
            <text:p>52</text:p>
          </table:table-cell>
          <table:table-cell office:value-type="string">
            <text:p>moschata </text:p>
          </table:table-cell>
          <table:table-cell table:formula="of:=VLOOKUP([.K82];[Organismo.A$2:.B$1048576];2)" office:value-type="float" office:value="1">
            <text:p>1</text:p>
          </table:table-cell>
          <table:table-cell table:number-columns-repeated="2"/>
          <table:table-cell office:value-type="string">
            <text:p>Cairin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Calidris alba </text:p>
          </table:table-cell>
          <table:table-cell office:value-type="string">
            <text:p>maçarico-branco</text:p>
          </table:table-cell>
          <table:table-cell office:value-type="string">
            <text:p>Pallas, 1764</text:p>
          </table:table-cell>
          <table:table-cell table:formula="of:=VLOOKUP([.J83];[Genero.A$2:.B$430];2)" office:value-type="float" office:value="53">
            <text:p>53</text:p>
          </table:table-cell>
          <table:table-cell office:value-type="string">
            <text:p>alba </text:p>
          </table:table-cell>
          <table:table-cell table:formula="of:=VLOOKUP([.K83];[Organismo.A$2:.B$1048576];2)" office:value-type="float" office:value="1">
            <text:p>1</text:p>
          </table:table-cell>
          <table:table-cell table:number-columns-repeated="2"/>
          <table:table-cell office:value-type="string">
            <text:p>Calidr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Calidris bairdii </text:p>
          </table:table-cell>
          <table:table-cell office:value-type="string">
            <text:p>maçarico-de-bico-fino</text:p>
          </table:table-cell>
          <table:table-cell office:value-type="string">
            <text:p>Coues, 1861</text:p>
          </table:table-cell>
          <table:table-cell table:formula="of:=VLOOKUP([.J84];[Genero.A$2:.B$430];2)" office:value-type="float" office:value="53">
            <text:p>53</text:p>
          </table:table-cell>
          <table:table-cell office:value-type="string">
            <text:p>bairdii </text:p>
          </table:table-cell>
          <table:table-cell table:formula="of:=VLOOKUP([.K84];[Organismo.A$2:.B$1048576];2)" office:value-type="float" office:value="1">
            <text:p>1</text:p>
          </table:table-cell>
          <table:table-cell table:number-columns-repeated="2"/>
          <table:table-cell office:value-type="string">
            <text:p>Calidr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Calidris canutus </text:p>
          </table:table-cell>
          <table:table-cell office:value-type="string">
            <text:p>maçarico-de-papo-vermelho</text:p>
          </table:table-cell>
          <table:table-cell office:value-type="string">
            <text:p>Linnaeus, 1758</text:p>
          </table:table-cell>
          <table:table-cell table:formula="of:=VLOOKUP([.J85];[Genero.A$2:.B$430];2)" office:value-type="float" office:value="53">
            <text:p>53</text:p>
          </table:table-cell>
          <table:table-cell office:value-type="string">
            <text:p>canutus </text:p>
          </table:table-cell>
          <table:table-cell table:formula="of:=VLOOKUP([.K85];[Organismo.A$2:.B$1048576];2)" office:value-type="float" office:value="1">
            <text:p>1</text:p>
          </table:table-cell>
          <table:table-cell table:number-columns-repeated="2"/>
          <table:table-cell office:value-type="string">
            <text:p>Calidr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Calidris fuscicollis </text:p>
          </table:table-cell>
          <table:table-cell office:value-type="string">
            <text:p>maçarico-de-sobre-branco</text:p>
          </table:table-cell>
          <table:table-cell office:value-type="string">
            <text:p>Vieillot, 1819</text:p>
          </table:table-cell>
          <table:table-cell table:formula="of:=VLOOKUP([.J86];[Genero.A$2:.B$430];2)" office:value-type="float" office:value="53">
            <text:p>53</text:p>
          </table:table-cell>
          <table:table-cell office:value-type="string">
            <text:p>fuscicollis </text:p>
          </table:table-cell>
          <table:table-cell table:formula="of:=VLOOKUP([.K86];[Organismo.A$2:.B$1048576];2)" office:value-type="float" office:value="1">
            <text:p>1</text:p>
          </table:table-cell>
          <table:table-cell table:number-columns-repeated="2"/>
          <table:table-cell office:value-type="string">
            <text:p>Calidr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Calidris himantopus </text:p>
          </table:table-cell>
          <table:table-cell office:value-type="string">
            <text:p>maçarico-pernilongo</text:p>
          </table:table-cell>
          <table:table-cell office:value-type="string">
            <text:p>Bonaparte, 1826</text:p>
          </table:table-cell>
          <table:table-cell table:formula="of:=VLOOKUP([.J87];[Genero.A$2:.B$430];2)" office:value-type="float" office:value="53">
            <text:p>53</text:p>
          </table:table-cell>
          <table:table-cell office:value-type="string">
            <text:p>himantopus </text:p>
          </table:table-cell>
          <table:table-cell table:formula="of:=VLOOKUP([.K87];[Organismo.A$2:.B$1048576];2)" office:value-type="float" office:value="1">
            <text:p>1</text:p>
          </table:table-cell>
          <table:table-cell table:number-columns-repeated="2"/>
          <table:table-cell office:value-type="string">
            <text:p>Calidr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Calidris melanotos </text:p>
          </table:table-cell>
          <table:table-cell office:value-type="string">
            <text:p>maçarico-de-colete</text:p>
          </table:table-cell>
          <table:table-cell office:value-type="string">
            <text:p>Vieillot, 1819</text:p>
          </table:table-cell>
          <table:table-cell table:formula="of:=VLOOKUP([.J88];[Genero.A$2:.B$430];2)" office:value-type="float" office:value="53">
            <text:p>53</text:p>
          </table:table-cell>
          <table:table-cell office:value-type="string">
            <text:p>melanotos </text:p>
          </table:table-cell>
          <table:table-cell table:formula="of:=VLOOKUP([.K88];[Organismo.A$2:.B$1048576];2)" office:value-type="float" office:value="1">
            <text:p>1</text:p>
          </table:table-cell>
          <table:table-cell table:number-columns-repeated="2"/>
          <table:table-cell office:value-type="string">
            <text:p>Calidr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alidris minutilla</text:p>
          </table:table-cell>
          <table:table-cell office:value-type="string">
            <text:p>maçariquinho</text:p>
          </table:table-cell>
          <table:table-cell office:value-type="string">
            <text:p>Vieillot, 1819</text:p>
          </table:table-cell>
          <table:table-cell table:formula="of:=VLOOKUP([.J89];[Genero.A$2:.B$430];2)" office:value-type="float" office:value="53">
            <text:p>53</text:p>
          </table:table-cell>
          <table:table-cell office:value-type="string">
            <text:p>minutilla</text:p>
          </table:table-cell>
          <table:table-cell table:formula="of:=VLOOKUP([.K89];[Organismo.A$2:.B$1048576];2)" office:value-type="float" office:value="1">
            <text:p>1</text:p>
          </table:table-cell>
          <table:table-cell table:number-columns-repeated="2"/>
          <table:table-cell office:value-type="string">
            <text:p>Calidr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alidris pusilla </text:p>
          </table:table-cell>
          <table:table-cell office:value-type="string">
            <text:p>maçarico-miúdo</text:p>
          </table:table-cell>
          <table:table-cell office:value-type="string">
            <text:p>Linnaeus, 1766</text:p>
          </table:table-cell>
          <table:table-cell table:formula="of:=VLOOKUP([.J90];[Genero.A$2:.B$430];2)" office:value-type="float" office:value="53">
            <text:p>53</text:p>
          </table:table-cell>
          <table:table-cell office:value-type="string">
            <text:p>pusilla </text:p>
          </table:table-cell>
          <table:table-cell table:formula="of:=VLOOKUP([.K90];[Organismo.A$2:.B$1048576];2)" office:value-type="float" office:value="1">
            <text:p>1</text:p>
          </table:table-cell>
          <table:table-cell table:number-columns-repeated="2"/>
          <table:table-cell office:value-type="string">
            <text:p>Calidr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Calliphlox amethystina </text:p>
          </table:table-cell>
          <table:table-cell office:value-type="string">
            <text:p>estrelinha</text:p>
          </table:table-cell>
          <table:table-cell office:value-type="string">
            <text:p>Boddaert, 1783</text:p>
          </table:table-cell>
          <table:table-cell table:formula="of:=VLOOKUP([.J91];[Genero.A$2:.B$430];2)" office:value-type="float" office:value="54">
            <text:p>54</text:p>
          </table:table-cell>
          <table:table-cell office:value-type="string">
            <text:p>amethystina </text:p>
          </table:table-cell>
          <table:table-cell table:formula="of:=VLOOKUP([.K91];[Organismo.A$2:.B$1048576];2)" office:value-type="float" office:value="1">
            <text:p>1</text:p>
          </table:table-cell>
          <table:table-cell table:number-columns-repeated="2"/>
          <table:table-cell office:value-type="string">
            <text:p>Calliphlox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allonetta leucophrys </text:p>
          </table:table-cell>
          <table:table-cell office:value-type="string">
            <text:p>marreca-de-coleira</text:p>
          </table:table-cell>
          <table:table-cell office:value-type="string">
            <text:p>Vieillot, 1816</text:p>
          </table:table-cell>
          <table:table-cell table:formula="of:=VLOOKUP([.J92];[Genero.A$2:.B$430];2)" office:value-type="float" office:value="55">
            <text:p>55</text:p>
          </table:table-cell>
          <table:table-cell office:value-type="string">
            <text:p>leucophrys</text:p>
          </table:table-cell>
          <table:table-cell table:formula="of:=VLOOKUP([.K92];[Organismo.A$2:.B$1048576];2)" office:value-type="float" office:value="1">
            <text:p>1</text:p>
          </table:table-cell>
          <table:table-cell table:number-columns-repeated="2"/>
          <table:table-cell office:value-type="string">
            <text:p>Callonett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ampephilus leucopogon </text:p>
          </table:table-cell>
          <table:table-cell office:value-type="string">
            <text:p>pica-pau-de-barriga-preta</text:p>
          </table:table-cell>
          <table:table-cell office:value-type="string">
            <text:p>Valenciennes, 1826</text:p>
          </table:table-cell>
          <table:table-cell table:formula="of:=VLOOKUP([.J93];[Genero.A$2:.B$430];2)" office:value-type="float" office:value="56">
            <text:p>56</text:p>
          </table:table-cell>
          <table:table-cell office:value-type="string">
            <text:p>leucopogon</text:p>
          </table:table-cell>
          <table:table-cell table:formula="of:=VLOOKUP([.K93];[Organismo.A$2:.B$1048576];2)" office:value-type="float" office:value="1">
            <text:p>1</text:p>
          </table:table-cell>
          <table:table-cell table:number-columns-repeated="2"/>
          <table:table-cell office:value-type="string">
            <text:p>Campephil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Campephilus robustus</text:p>
          </table:table-cell>
          <table:table-cell office:value-type="string">
            <text:p>pica-pau-rei</text:p>
          </table:table-cell>
          <table:table-cell office:value-type="string">
            <text:p>Lichtenstein, 1818</text:p>
          </table:table-cell>
          <table:table-cell table:formula="of:=VLOOKUP([.J94];[Genero.A$2:.B$430];2)" office:value-type="float" office:value="56">
            <text:p>56</text:p>
          </table:table-cell>
          <table:table-cell office:value-type="string">
            <text:p><text:s/>leucopogon </text:p>
          </table:table-cell>
          <table:table-cell table:formula="of:=VLOOKUP([.K94];[Organismo.A$2:.B$1048576];2)" office:value-type="float" office:value="1">
            <text:p>1</text:p>
          </table:table-cell>
          <table:table-cell table:number-columns-repeated="2"/>
          <table:table-cell office:value-type="string">
            <text:p>Campephil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Camptostoma obsoletum </text:p>
          </table:table-cell>
          <table:table-cell office:value-type="string">
            <text:p>risadinha</text:p>
          </table:table-cell>
          <table:table-cell office:value-type="string">
            <text:p>Temminck, 1824</text:p>
          </table:table-cell>
          <table:table-cell table:formula="of:=VLOOKUP([.J95];[Genero.A$2:.B$430];2)" office:value-type="float" office:value="57">
            <text:p>57</text:p>
          </table:table-cell>
          <table:table-cell office:value-type="string">
            <text:p>obsoletum </text:p>
          </table:table-cell>
          <table:table-cell table:formula="of:=VLOOKUP([.K95];[Organismo.A$2:.B$1048576];2)" office:value-type="float" office:value="1">
            <text:p>1</text:p>
          </table:table-cell>
          <table:table-cell table:number-columns-repeated="2"/>
          <table:table-cell office:value-type="string">
            <text:p>Camptostom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Campylorhamphus falcularius </text:p>
          </table:table-cell>
          <table:table-cell office:value-type="string">
            <text:p>arapaçu-de-bico-torto</text:p>
          </table:table-cell>
          <table:table-cell office:value-type="string">
            <text:p>Vieillot, 1822</text:p>
          </table:table-cell>
          <table:table-cell table:formula="of:=VLOOKUP([.J96];[Genero.A$2:.B$430];2)" office:value-type="float" office:value="58">
            <text:p>58</text:p>
          </table:table-cell>
          <table:table-cell office:value-type="string">
            <text:p>falcularius </text:p>
          </table:table-cell>
          <table:table-cell table:formula="of:=VLOOKUP([.K96];[Organismo.A$2:.B$1048576];2)" office:value-type="float" office:value="1">
            <text:p>1</text:p>
          </table:table-cell>
          <table:table-cell table:number-columns-repeated="2"/>
          <table:table-cell office:value-type="string">
            <text:p>Campylorhamph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Capsiempis flaveola</text:p>
          </table:table-cell>
          <table:table-cell office:value-type="string">
            <text:p>marianinha-amarela</text:p>
          </table:table-cell>
          <table:table-cell office:value-type="string">
            <text:p>Lichtenstein, 1823</text:p>
          </table:table-cell>
          <table:table-cell table:formula="of:=VLOOKUP([.J97];[Genero.A$2:.B$430];2)" office:value-type="float" office:value="59">
            <text:p>59</text:p>
          </table:table-cell>
          <table:table-cell office:value-type="string">
            <text:p>flaveola</text:p>
          </table:table-cell>
          <table:table-cell table:formula="of:=VLOOKUP([.K97];[Organismo.A$2:.B$1048576];2)" office:value-type="float" office:value="1">
            <text:p>1</text:p>
          </table:table-cell>
          <table:table-cell table:number-columns-repeated="2"/>
          <table:table-cell office:value-type="string">
            <text:p>Capsiemp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Caracara plancus </text:p>
          </table:table-cell>
          <table:table-cell office:value-type="string">
            <text:p>caracará</text:p>
          </table:table-cell>
          <table:table-cell office:value-type="string">
            <text:p>Miller, 1777</text:p>
          </table:table-cell>
          <table:table-cell table:formula="of:=VLOOKUP([.J98];[Genero.A$2:.B$430];2)" office:value-type="float" office:value="60">
            <text:p>60</text:p>
          </table:table-cell>
          <table:table-cell office:value-type="string">
            <text:p><text:s/>plancus </text:p>
          </table:table-cell>
          <table:table-cell table:formula="of:=VLOOKUP([.K98];[Organismo.A$2:.B$1048576];2)" office:value-type="float" office:value="1">
            <text:p>1</text:p>
          </table:table-cell>
          <table:table-cell table:number-columns-repeated="2"/>
          <table:table-cell office:value-type="string">
            <text:p>Caracar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Carduelis carduelis</text:p>
          </table:table-cell>
          <table:table-cell office:value-type="string">
            <text:p>pintassilgo-europeu</text:p>
          </table:table-cell>
          <table:table-cell office:value-type="string">
            <text:p>Linnaeus, 1758</text:p>
          </table:table-cell>
          <table:table-cell table:formula="of:=VLOOKUP([.J99];[Genero.A$2:.B$430];2)" office:value-type="float" office:value="61">
            <text:p>61</text:p>
          </table:table-cell>
          <table:table-cell office:value-type="string">
            <text:p>carduelis</text:p>
          </table:table-cell>
          <table:table-cell table:formula="of:=VLOOKUP([.K99];[Organismo.A$2:.B$1048576];2)" office:value-type="float" office:value="1">
            <text:p>1</text:p>
          </table:table-cell>
          <table:table-cell table:number-columns-repeated="2"/>
          <table:table-cell office:value-type="string">
            <text:p>Carduel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Cariama cristata </text:p>
          </table:table-cell>
          <table:table-cell office:value-type="string">
            <text:p>seriema</text:p>
          </table:table-cell>
          <table:table-cell office:value-type="string">
            <text:p>Linnaeus, 1766</text:p>
          </table:table-cell>
          <table:table-cell table:formula="of:=VLOOKUP([.J100];[Genero.A$2:.B$430];2)" office:value-type="float" office:value="62">
            <text:p>62</text:p>
          </table:table-cell>
          <table:table-cell office:value-type="string">
            <text:p><text:s/>cristata </text:p>
          </table:table-cell>
          <table:table-cell table:formula="of:=VLOOKUP([.K100];[Organismo.A$2:.B$1048576];2)" office:value-type="float" office:value="1">
            <text:p>1</text:p>
          </table:table-cell>
          <table:table-cell table:number-columns-repeated="2"/>
          <table:table-cell office:value-type="string">
            <text:p>Cariam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arpornis cucullata </text:p>
          </table:table-cell>
          <table:table-cell office:value-type="string">
            <text:p>corocoxó</text:p>
          </table:table-cell>
          <table:table-cell office:value-type="string">
            <text:p>Swainson, 1821</text:p>
          </table:table-cell>
          <table:table-cell table:formula="of:=VLOOKUP([.J101];[Genero.A$2:.B$430];2)" office:value-type="float" office:value="63">
            <text:p>63</text:p>
          </table:table-cell>
          <table:table-cell office:value-type="string">
            <text:p>cucullata</text:p>
          </table:table-cell>
          <table:table-cell table:formula="of:=VLOOKUP([.K101];[Organismo.A$2:.B$1048576];2)" office:value-type="float" office:value="1">
            <text:p>1</text:p>
          </table:table-cell>
          <table:table-cell table:number-columns-repeated="2"/>
          <table:table-cell office:value-type="string">
            <text:p>Carporn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Cathartes aura </text:p>
          </table:table-cell>
          <table:table-cell office:value-type="string">
            <text:p>urubu-de-cabeça-vermelha</text:p>
          </table:table-cell>
          <table:table-cell office:value-type="string">
            <text:p>Linnaeus, 1758</text:p>
          </table:table-cell>
          <table:table-cell table:formula="of:=VLOOKUP([.J102];[Genero.A$2:.B$430];2)" office:value-type="float" office:value="64">
            <text:p>64</text:p>
          </table:table-cell>
          <table:table-cell office:value-type="string">
            <text:p>aura </text:p>
          </table:table-cell>
          <table:table-cell table:formula="of:=VLOOKUP([.K102];[Organismo.A$2:.B$1048576];2)" office:value-type="float" office:value="1">
            <text:p>1</text:p>
          </table:table-cell>
          <table:table-cell table:number-columns-repeated="2"/>
          <table:table-cell office:value-type="string">
            <text:p>Catharte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athartes burrovianus </text:p>
          </table:table-cell>
          <table:table-cell office:value-type="string">
            <text:p>urubu-de-cabeça-amarela</text:p>
          </table:table-cell>
          <table:table-cell office:value-type="string">
            <text:p>Cassin, 1845</text:p>
          </table:table-cell>
          <table:table-cell table:formula="of:=VLOOKUP([.J103];[Genero.A$2:.B$430];2)" office:value-type="float" office:value="64">
            <text:p>64</text:p>
          </table:table-cell>
          <table:table-cell office:value-type="string">
            <text:p>burrovianus </text:p>
          </table:table-cell>
          <table:table-cell table:formula="of:=VLOOKUP([.K103];[Organismo.A$2:.B$1048576];2)" office:value-type="float" office:value="1">
            <text:p>1</text:p>
          </table:table-cell>
          <table:table-cell table:number-columns-repeated="2"/>
          <table:table-cell office:value-type="string">
            <text:p>Catharte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Celeus flavescens </text:p>
          </table:table-cell>
          <table:table-cell office:value-type="string">
            <text:p>joão-velho</text:p>
          </table:table-cell>
          <table:table-cell office:value-type="string">
            <text:p>Gmelin, 1788</text:p>
          </table:table-cell>
          <table:table-cell table:formula="of:=VLOOKUP([.J104];[Genero.A$2:.B$430];2)" office:value-type="float" office:value="65">
            <text:p>65</text:p>
          </table:table-cell>
          <table:table-cell office:value-type="string">
            <text:p>flavescens </text:p>
          </table:table-cell>
          <table:table-cell table:formula="of:=VLOOKUP([.K104];[Organismo.A$2:.B$1048576];2)" office:value-type="float" office:value="1">
            <text:p>1</text:p>
          </table:table-cell>
          <table:table-cell table:number-columns-repeated="2"/>
          <table:table-cell office:value-type="string">
            <text:p>Cele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Certhiaxis cinnamomeus</text:p>
          </table:table-cell>
          <table:table-cell office:value-type="string">
            <text:p>curutié</text:p>
          </table:table-cell>
          <table:table-cell office:value-type="string">
            <text:p>Gmelin, 1788</text:p>
          </table:table-cell>
          <table:table-cell table:formula="of:=VLOOKUP([.J105];[Genero.A$2:.B$430];2)" office:value-type="float" office:value="66">
            <text:p>66</text:p>
          </table:table-cell>
          <table:table-cell office:value-type="string">
            <text:p><text:s/>cinnamomeus</text:p>
          </table:table-cell>
          <table:table-cell table:formula="of:=VLOOKUP([.K105];[Organismo.A$2:.B$1048576];2)" office:value-type="float" office:value="1">
            <text:p>1</text:p>
          </table:table-cell>
          <table:table-cell table:number-columns-repeated="2"/>
          <table:table-cell office:value-type="string">
            <text:p>Certhiaxi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Chaetura cinereiventris </text:p>
          </table:table-cell>
          <table:table-cell office:value-type="string">
            <text:p>andorinhão-de-sobre-cinzento</text:p>
          </table:table-cell>
          <table:table-cell office:value-type="string">
            <text:p>Sclater, 1862</text:p>
          </table:table-cell>
          <table:table-cell table:formula="of:=VLOOKUP([.J106];[Genero.A$2:.B$430];2)" office:value-type="float" office:value="67">
            <text:p>67</text:p>
          </table:table-cell>
          <table:table-cell office:value-type="string">
            <text:p><text:s/>cinereiventris </text:p>
          </table:table-cell>
          <table:table-cell table:formula="of:=VLOOKUP([.K106];[Organismo.A$2:.B$1048576];2)" office:value-type="float" office:value="1">
            <text:p>1</text:p>
          </table:table-cell>
          <table:table-cell table:number-columns-repeated="2"/>
          <table:table-cell office:value-type="string">
            <text:p>Chaetur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Chaetura meridionalis </text:p>
          </table:table-cell>
          <table:table-cell office:value-type="string">
            <text:p>andorinhão-do-temporal</text:p>
          </table:table-cell>
          <table:table-cell office:value-type="string">
            <text:p>Hellmayr, 1907</text:p>
          </table:table-cell>
          <table:table-cell table:formula="of:=VLOOKUP([.J107];[Genero.A$2:.B$430];2)" office:value-type="float" office:value="67">
            <text:p>67</text:p>
          </table:table-cell>
          <table:table-cell office:value-type="string">
            <text:p>meridionalis </text:p>
          </table:table-cell>
          <table:table-cell table:formula="of:=VLOOKUP([.K107];[Organismo.A$2:.B$1048576];2)" office:value-type="float" office:value="1">
            <text:p>1</text:p>
          </table:table-cell>
          <table:table-cell table:number-columns-repeated="2"/>
          <table:table-cell office:value-type="string">
            <text:p>Chaetur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Chamaeza campanisona </text:p>
          </table:table-cell>
          <table:table-cell office:value-type="string">
            <text:p>tovaca-campainha</text:p>
          </table:table-cell>
          <table:table-cell office:value-type="string">
            <text:p>Lichtenstein, 1823</text:p>
          </table:table-cell>
          <table:table-cell table:formula="of:=VLOOKUP([.J108];[Genero.A$2:.B$430];2)" office:value-type="float" office:value="68">
            <text:p>68</text:p>
          </table:table-cell>
          <table:table-cell office:value-type="string">
            <text:p>campanisona </text:p>
          </table:table-cell>
          <table:table-cell table:formula="of:=VLOOKUP([.K108];[Organismo.A$2:.B$1048576];2)" office:value-type="float" office:value="1">
            <text:p>1</text:p>
          </table:table-cell>
          <table:table-cell table:number-columns-repeated="2"/>
          <table:table-cell office:value-type="string">
            <text:p>Chamaez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Chamaeza ruficauda </text:p>
          </table:table-cell>
          <table:table-cell office:value-type="string">
            <text:p>tovaca-de-rabo-vermelho</text:p>
          </table:table-cell>
          <table:table-cell office:value-type="string">
            <text:p>Cabanis &amp; Heine, 1859</text:p>
          </table:table-cell>
          <table:table-cell table:formula="of:=VLOOKUP([.J109];[Genero.A$2:.B$430];2)" office:value-type="float" office:value="68">
            <text:p>68</text:p>
          </table:table-cell>
          <table:table-cell office:value-type="string">
            <text:p>ruficauda</text:p>
          </table:table-cell>
          <table:table-cell table:formula="of:=VLOOKUP([.K109];[Organismo.A$2:.B$1048576];2)" office:value-type="float" office:value="1">
            <text:p>1</text:p>
          </table:table-cell>
          <table:table-cell table:number-columns-repeated="2"/>
          <table:table-cell office:value-type="string">
            <text:p>Chamaez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Charadrius collaris </text:p>
          </table:table-cell>
          <table:table-cell office:value-type="string">
            <text:p>batuíra-de-coleira</text:p>
          </table:table-cell>
          <table:table-cell office:value-type="string">
            <text:p>Vieillot, 1818</text:p>
          </table:table-cell>
          <table:table-cell table:formula="of:=VLOOKUP([.J110];[Genero.A$2:.B$430];2)" office:value-type="float" office:value="69">
            <text:p>69</text:p>
          </table:table-cell>
          <table:table-cell office:value-type="string">
            <text:p>collaris </text:p>
          </table:table-cell>
          <table:table-cell table:formula="of:=VLOOKUP([.K110];[Organismo.A$2:.B$1048576];2)" office:value-type="float" office:value="1">
            <text:p>1</text:p>
          </table:table-cell>
          <table:table-cell table:number-columns-repeated="2"/>
          <table:table-cell office:value-type="string">
            <text:p>Charadri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Charadrius falklandicus </text:p>
          </table:table-cell>
          <table:table-cell office:value-type="string">
            <text:p>batuíra-de-coleira-dupla</text:p>
          </table:table-cell>
          <table:table-cell office:value-type="string">
            <text:p>Latham, 1790</text:p>
          </table:table-cell>
          <table:table-cell table:formula="of:=VLOOKUP([.J111];[Genero.A$2:.B$430];2)" office:value-type="float" office:value="69">
            <text:p>69</text:p>
          </table:table-cell>
          <table:table-cell office:value-type="string">
            <text:p>falklandicus</text:p>
          </table:table-cell>
          <table:table-cell table:formula="of:=VLOOKUP([.K111];[Organismo.A$2:.B$1048576];2)" office:value-type="float" office:value="1">
            <text:p>1</text:p>
          </table:table-cell>
          <table:table-cell table:number-columns-repeated="2"/>
          <table:table-cell office:value-type="string">
            <text:p>Charadri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Charadrius modestus </text:p>
          </table:table-cell>
          <table:table-cell office:value-type="string">
            <text:p>batuíra-de-peito-avermelhado</text:p>
          </table:table-cell>
          <table:table-cell office:value-type="string">
            <text:p>Lichtenstein, 1823</text:p>
          </table:table-cell>
          <table:table-cell table:formula="of:=VLOOKUP([.J112];[Genero.A$2:.B$430];2)" office:value-type="float" office:value="69">
            <text:p>69</text:p>
          </table:table-cell>
          <table:table-cell office:value-type="string">
            <text:p><text:s/>modestus </text:p>
          </table:table-cell>
          <table:table-cell table:formula="of:=VLOOKUP([.K112];[Organismo.A$2:.B$1048576];2)" office:value-type="float" office:value="1">
            <text:p>1</text:p>
          </table:table-cell>
          <table:table-cell table:number-columns-repeated="2"/>
          <table:table-cell office:value-type="string">
            <text:p>Charadri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Charadrius semipalmatus </text:p>
          </table:table-cell>
          <table:table-cell office:value-type="string">
            <text:p>batuíra-norte-americana</text:p>
          </table:table-cell>
          <table:table-cell office:value-type="string">
            <text:p>Bonaparte, 1825</text:p>
          </table:table-cell>
          <table:table-cell table:formula="of:=VLOOKUP([.J113];[Genero.A$2:.B$430];2)" office:value-type="float" office:value="70">
            <text:p>70</text:p>
          </table:table-cell>
          <table:table-cell office:value-type="string">
            <text:p>semipalmatus </text:p>
          </table:table-cell>
          <table:table-cell table:formula="of:=VLOOKUP([.K113];[Organismo.A$2:.B$1048576];2)" office:value-type="float" office:value="1">
            <text:p>1</text:p>
          </table:table-cell>
          <table:table-cell table:number-columns-repeated="2"/>
          <table:table-cell office:value-type="string">
            <text:p>Charadri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Chauna torquata</text:p>
          </table:table-cell>
          <table:table-cell office:value-type="string">
            <text:p>tachã</text:p>
          </table:table-cell>
          <table:table-cell office:value-type="string">
            <text:p>Oken, 1816</text:p>
          </table:table-cell>
          <table:table-cell table:formula="of:=VLOOKUP([.J114];[Genero.A$2:.B$430];2)" office:value-type="float" office:value="71">
            <text:p>71</text:p>
          </table:table-cell>
          <table:table-cell office:value-type="string">
            <text:p>torquata</text:p>
          </table:table-cell>
          <table:table-cell table:formula="of:=VLOOKUP([.K114];[Organismo.A$2:.B$1048576];2)" office:value-type="float" office:value="1">
            <text:p>1</text:p>
          </table:table-cell>
          <table:table-cell table:number-columns-repeated="2"/>
          <table:table-cell office:value-type="string">
            <text:p>Chaun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Chionis albus </text:p>
          </table:table-cell>
          <table:table-cell office:value-type="string">
            <text:p>pomba-antártica</text:p>
          </table:table-cell>
          <table:table-cell office:value-type="string">
            <text:p>Gmelin, 1789</text:p>
          </table:table-cell>
          <table:table-cell table:formula="of:=VLOOKUP([.J115];[Genero.A$2:.B$430];2)" office:value-type="float" office:value="72">
            <text:p>72</text:p>
          </table:table-cell>
          <table:table-cell office:value-type="string">
            <text:p>albus </text:p>
          </table:table-cell>
          <table:table-cell table:formula="of:=VLOOKUP([.K115];[Organismo.A$2:.B$1048576];2)" office:value-type="float" office:value="1">
            <text:p>1</text:p>
          </table:table-cell>
          <table:table-cell table:number-columns-repeated="2"/>
          <table:table-cell office:value-type="string">
            <text:p>Chion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Chiroxiphia caudata </text:p>
          </table:table-cell>
          <table:table-cell office:value-type="string">
            <text:p>dançador</text:p>
          </table:table-cell>
          <table:table-cell office:value-type="string">
            <text:p>Shaw &amp; Nodder, 1793</text:p>
          </table:table-cell>
          <table:table-cell table:formula="of:=VLOOKUP([.J116];[Genero.A$2:.B$430];2)" office:value-type="float" office:value="73">
            <text:p>73</text:p>
          </table:table-cell>
          <table:table-cell office:value-type="string">
            <text:p>caudata </text:p>
          </table:table-cell>
          <table:table-cell table:formula="of:=VLOOKUP([.K116];[Organismo.A$2:.B$1048576];2)" office:value-type="float" office:value="1">
            <text:p>1</text:p>
          </table:table-cell>
          <table:table-cell table:number-columns-repeated="2"/>
          <table:table-cell office:value-type="string">
            <text:p>Chiroxiphi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Chlidonias leucopterus </text:p>
          </table:table-cell>
          <table:table-cell office:value-type="string">
            <text:p>trinta-réis-negro-de-asa-branca</text:p>
          </table:table-cell>
          <table:table-cell office:value-type="string">
            <text:p>Temminck, 1815</text:p>
          </table:table-cell>
          <table:table-cell table:formula="of:=VLOOKUP([.J117];[Genero.A$2:.B$430];2)" office:value-type="float" office:value="74">
            <text:p>74</text:p>
          </table:table-cell>
          <table:table-cell office:value-type="string">
            <text:p>leucopterus </text:p>
          </table:table-cell>
          <table:table-cell table:formula="of:=VLOOKUP([.K117];[Organismo.A$2:.B$1048576];2)" office:value-type="float" office:value="1">
            <text:p>1</text:p>
          </table:table-cell>
          <table:table-cell table:number-columns-repeated="2"/>
          <table:table-cell office:value-type="string">
            <text:p>Chlidonia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hlidonias niger </text:p>
          </table:table-cell>
          <table:table-cell office:value-type="string">
            <text:p>trinta-réis-negro</text:p>
          </table:table-cell>
          <table:table-cell office:value-type="string">
            <text:p>Linnaeus, 1758</text:p>
          </table:table-cell>
          <table:table-cell table:formula="of:=VLOOKUP([.J118];[Genero.A$2:.B$430];2)" office:value-type="float" office:value="74">
            <text:p>74</text:p>
          </table:table-cell>
          <table:table-cell office:value-type="string">
            <text:p>niger </text:p>
          </table:table-cell>
          <table:table-cell table:formula="of:=VLOOKUP([.K118];[Organismo.A$2:.B$1048576];2)" office:value-type="float" office:value="1">
            <text:p>1</text:p>
          </table:table-cell>
          <table:table-cell table:number-columns-repeated="2"/>
          <table:table-cell office:value-type="string">
            <text:p>Chlidonia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Chloris chloris</text:p>
          </table:table-cell>
          <table:table-cell office:value-type="string">
            <text:p>verdelhão</text:p>
          </table:table-cell>
          <table:table-cell office:value-type="string">
            <text:p>Linnaeus, 1758</text:p>
          </table:table-cell>
          <table:table-cell table:formula="of:=VLOOKUP([.J119];[Genero.A$2:.B$430];2)" office:value-type="float" office:value="75">
            <text:p>75</text:p>
          </table:table-cell>
          <table:table-cell office:value-type="string">
            <text:p><text:s/>chloris</text:p>
          </table:table-cell>
          <table:table-cell table:formula="of:=VLOOKUP([.K119];[Organismo.A$2:.B$1048576];2)" office:value-type="float" office:value="1">
            <text:p>1</text:p>
          </table:table-cell>
          <table:table-cell table:number-columns-repeated="2"/>
          <table:table-cell office:value-type="string">
            <text:p>Chlor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Chloroceryle amazona </text:p>
          </table:table-cell>
          <table:table-cell office:value-type="string">
            <text:p>martim-pescador-verde</text:p>
          </table:table-cell>
          <table:table-cell office:value-type="string">
            <text:p>Latham, 1790</text:p>
          </table:table-cell>
          <table:table-cell table:formula="of:=VLOOKUP([.J120];[Genero.A$2:.B$430];2)" office:value-type="float" office:value="77">
            <text:p>77</text:p>
          </table:table-cell>
          <table:table-cell office:value-type="string">
            <text:p><text:s/>amazona</text:p>
          </table:table-cell>
          <table:table-cell table:formula="of:=VLOOKUP([.K120];[Organismo.A$2:.B$1048576];2)" office:value-type="float" office:value="1">
            <text:p>1</text:p>
          </table:table-cell>
          <table:table-cell table:number-columns-repeated="2"/>
          <table:table-cell office:value-type="string">
            <text:p>Chloroceryle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Chloroceryle americana </text:p>
          </table:table-cell>
          <table:table-cell office:value-type="string">
            <text:p>martim-pescador-pequeno</text:p>
          </table:table-cell>
          <table:table-cell office:value-type="string">
            <text:p>Gmelin, 1788</text:p>
          </table:table-cell>
          <table:table-cell table:formula="of:=VLOOKUP([.J121];[Genero.A$2:.B$430];2)" office:value-type="float" office:value="76">
            <text:p>76</text:p>
          </table:table-cell>
          <table:table-cell office:value-type="string">
            <text:p>americana </text:p>
          </table:table-cell>
          <table:table-cell table:formula="of:=VLOOKUP([.K121];[Organismo.A$2:.B$1048576];2)" office:value-type="float" office:value="1">
            <text:p>1</text:p>
          </table:table-cell>
          <table:table-cell table:number-columns-repeated="2"/>
          <table:table-cell office:value-type="string">
            <text:p>Chloroceryle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Chlorophonia cyanea </text:p>
          </table:table-cell>
          <table:table-cell office:value-type="string">
            <text:p>bandeirinha ou bonito-do-campo</text:p>
          </table:table-cell>
          <table:table-cell office:value-type="string">
            <text:p>Thunberg, 1822</text:p>
          </table:table-cell>
          <table:table-cell table:formula="of:=VLOOKUP([.J122];[Genero.A$2:.B$430];2)" office:value-type="float" office:value="78">
            <text:p>78</text:p>
          </table:table-cell>
          <table:table-cell office:value-type="string">
            <text:p>cyanea</text:p>
          </table:table-cell>
          <table:table-cell table:formula="of:=VLOOKUP([.K122];[Organismo.A$2:.B$1048576];2)" office:value-type="float" office:value="1">
            <text:p>1</text:p>
          </table:table-cell>
          <table:table-cell table:number-columns-repeated="2"/>
          <table:table-cell office:value-type="string">
            <text:p>Chlorophoni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Chlorostilbon lucidus </text:p>
          </table:table-cell>
          <table:table-cell office:value-type="string">
            <text:p>besourinho-de-bico-vermelho</text:p>
          </table:table-cell>
          <table:table-cell office:value-type="string">
            <text:p>Shaw, 1812</text:p>
          </table:table-cell>
          <table:table-cell table:formula="of:=VLOOKUP([.J123];[Genero.A$2:.B$430];2)" office:value-type="float" office:value="79">
            <text:p>79</text:p>
          </table:table-cell>
          <table:table-cell office:value-type="string">
            <text:p>lucidus </text:p>
          </table:table-cell>
          <table:table-cell table:formula="of:=VLOOKUP([.K123];[Organismo.A$2:.B$1048576];2)" office:value-type="float" office:value="1">
            <text:p>1</text:p>
          </table:table-cell>
          <table:table-cell table:number-columns-repeated="2"/>
          <table:table-cell office:value-type="string">
            <text:p>Chlorostilbon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Chondrohierax uncinatus </text:p>
          </table:table-cell>
          <table:table-cell office:value-type="string">
            <text:p>caracoleiro</text:p>
          </table:table-cell>
          <table:table-cell office:value-type="string">
            <text:p>Temminck, 1822</text:p>
          </table:table-cell>
          <table:table-cell table:formula="of:=VLOOKUP([.J124];[Genero.A$2:.B$430];2)" office:value-type="float" office:value="80">
            <text:p>80</text:p>
          </table:table-cell>
          <table:table-cell office:value-type="string">
            <text:p>uncinatus </text:p>
          </table:table-cell>
          <table:table-cell table:formula="of:=VLOOKUP([.K124];[Organismo.A$2:.B$1048576];2)" office:value-type="float" office:value="1">
            <text:p>1</text:p>
          </table:table-cell>
          <table:table-cell table:number-columns-repeated="2"/>
          <table:table-cell office:value-type="string">
            <text:p>Chondrohierax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Chordeiles minor </text:p>
          </table:table-cell>
          <table:table-cell office:value-type="string">
            <text:p>bacurau-norte-americano</text:p>
          </table:table-cell>
          <table:table-cell office:value-type="string">
            <text:p>Forster, 1771</text:p>
          </table:table-cell>
          <table:table-cell table:formula="of:=VLOOKUP([.J125];[Genero.A$2:.B$430];2)" office:value-type="float" office:value="81">
            <text:p>81</text:p>
          </table:table-cell>
          <table:table-cell office:value-type="string">
            <text:p>minor </text:p>
          </table:table-cell>
          <table:table-cell table:formula="of:=VLOOKUP([.K125];[Organismo.A$2:.B$1048576];2)" office:value-type="float" office:value="1">
            <text:p>1</text:p>
          </table:table-cell>
          <table:table-cell table:number-columns-repeated="2"/>
          <table:table-cell office:value-type="string">
            <text:p>Chordeile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Chordeiles nacunda </text:p>
          </table:table-cell>
          <table:table-cell office:value-type="string">
            <text:p>corucão</text:p>
          </table:table-cell>
          <table:table-cell office:value-type="string">
            <text:p>Vieillot, 1817</text:p>
          </table:table-cell>
          <table:table-cell table:formula="of:=VLOOKUP([.J126];[Genero.A$2:.B$430];2)" office:value-type="float" office:value="81">
            <text:p>81</text:p>
          </table:table-cell>
          <table:table-cell office:value-type="string">
            <text:p>nacunda</text:p>
          </table:table-cell>
          <table:table-cell table:formula="of:=VLOOKUP([.K126];[Organismo.A$2:.B$1048576];2)" office:value-type="float" office:value="1">
            <text:p>1</text:p>
          </table:table-cell>
          <table:table-cell table:number-columns-repeated="2"/>
          <table:table-cell office:value-type="string">
            <text:p>Chordeile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Chordeiles pusillus </text:p>
          </table:table-cell>
          <table:table-cell office:value-type="string">
            <text:p>bacurauzinho</text:p>
          </table:table-cell>
          <table:table-cell office:value-type="string">
            <text:p>Gould, 1861</text:p>
          </table:table-cell>
          <table:table-cell table:formula="of:=VLOOKUP([.J127];[Genero.A$2:.B$430];2)" office:value-type="float" office:value="81">
            <text:p>81</text:p>
          </table:table-cell>
          <table:table-cell office:value-type="string">
            <text:p><text:s/>pusillus</text:p>
          </table:table-cell>
          <table:table-cell table:formula="of:=VLOOKUP([.K127];[Organismo.A$2:.B$1048576];2)" office:value-type="float" office:value="1">
            <text:p>1</text:p>
          </table:table-cell>
          <table:table-cell table:number-columns-repeated="2"/>
          <table:table-cell office:value-type="string">
            <text:p>Chordeile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Chroicocephalus cirrocephalus </text:p>
          </table:table-cell>
          <table:table-cell office:value-type="string">
            <text:p>gaivota-de-cabeça-cinza</text:p>
          </table:table-cell>
          <table:table-cell office:value-type="string">
            <text:p>Vieillot, 1818</text:p>
          </table:table-cell>
          <table:table-cell table:formula="of:=VLOOKUP([.J128];[Genero.A$2:.B$430];2)" office:value-type="float" office:value="83">
            <text:p>83</text:p>
          </table:table-cell>
          <table:table-cell office:value-type="string">
            <text:p>cirrocephalus </text:p>
          </table:table-cell>
          <table:table-cell table:formula="of:=VLOOKUP([.K128];[Organismo.A$2:.B$1048576];2)" office:value-type="float" office:value="1">
            <text:p>1</text:p>
          </table:table-cell>
          <table:table-cell table:number-columns-repeated="2"/>
          <table:table-cell office:value-type="string">
            <text:p>Chroicocephal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Chroicocephalus maculipennis </text:p>
          </table:table-cell>
          <table:table-cell office:value-type="string">
            <text:p>gaivota-maria-velha</text:p>
          </table:table-cell>
          <table:table-cell office:value-type="string">
            <text:p>Lichtenstein, 1823</text:p>
          </table:table-cell>
          <table:table-cell table:formula="of:=VLOOKUP([.J129];[Genero.A$2:.B$430];2)" office:value-type="float" office:value="82">
            <text:p>82</text:p>
          </table:table-cell>
          <table:table-cell office:value-type="string">
            <text:p>maculipennis </text:p>
          </table:table-cell>
          <table:table-cell table:formula="of:=VLOOKUP([.K129];[Organismo.A$2:.B$1048576];2)" office:value-type="float" office:value="1">
            <text:p>1</text:p>
          </table:table-cell>
          <table:table-cell table:number-columns-repeated="2"/>
          <table:table-cell office:value-type="string">
            <text:p>Chroicocephal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Chrysomus ruficapillus </text:p>
          </table:table-cell>
          <table:table-cell office:value-type="string">
            <text:p>garibaldi</text:p>
          </table:table-cell>
          <table:table-cell office:value-type="string">
            <text:p>Vieillot, 1819</text:p>
          </table:table-cell>
          <table:table-cell table:formula="of:=VLOOKUP([.J130];[Genero.A$2:.B$430];2)" office:value-type="float" office:value="84">
            <text:p>84</text:p>
          </table:table-cell>
          <table:table-cell office:value-type="string">
            <text:p>ruficapillus </text:p>
          </table:table-cell>
          <table:table-cell table:formula="of:=VLOOKUP([.K130];[Organismo.A$2:.B$1048576];2)" office:value-type="float" office:value="1">
            <text:p>1</text:p>
          </table:table-cell>
          <table:table-cell table:number-columns-repeated="2"/>
          <table:table-cell office:value-type="string">
            <text:p>Chrysom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Cichlocolaptes leucophrus </text:p>
          </table:table-cell>
          <table:table-cell office:value-type="string">
            <text:p>trepador-sobrancelha</text:p>
          </table:table-cell>
          <table:table-cell office:value-type="string">
            <text:p>Jardine &amp; Selby, 1830</text:p>
          </table:table-cell>
          <table:table-cell table:formula="of:=VLOOKUP([.J131];[Genero.A$2:.B$430];2)" office:value-type="float" office:value="85">
            <text:p>85</text:p>
          </table:table-cell>
          <table:table-cell office:value-type="string">
            <text:p>leucophrus </text:p>
          </table:table-cell>
          <table:table-cell table:formula="of:=VLOOKUP([.K131];[Organismo.A$2:.B$1048576];2)" office:value-type="float" office:value="1">
            <text:p>1</text:p>
          </table:table-cell>
          <table:table-cell table:number-columns-repeated="2"/>
          <table:table-cell office:value-type="string">
            <text:p>Cichlocolapte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Ciconia maguari </text:p>
          </table:table-cell>
          <table:table-cell office:value-type="string">
            <text:p>joão-grande</text:p>
          </table:table-cell>
          <table:table-cell office:value-type="string">
            <text:p>Gmelin, 1789</text:p>
          </table:table-cell>
          <table:table-cell table:formula="of:=VLOOKUP([.J132];[Genero.A$2:.B$430];2)" office:value-type="float" office:value="86">
            <text:p>86</text:p>
          </table:table-cell>
          <table:table-cell office:value-type="string">
            <text:p>maguari </text:p>
          </table:table-cell>
          <table:table-cell table:formula="of:=VLOOKUP([.K132];[Organismo.A$2:.B$1048576];2)" office:value-type="float" office:value="1">
            <text:p>1</text:p>
          </table:table-cell>
          <table:table-cell table:number-columns-repeated="2"/>
          <table:table-cell office:value-type="string">
            <text:p>Ciconi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Cinclodes fuscus </text:p>
          </table:table-cell>
          <table:table-cell office:value-type="string">
            <text:p>pedreiro-dos-andes</text:p>
          </table:table-cell>
          <table:table-cell office:value-type="string">
            <text:p>Vieillot, 1818</text:p>
          </table:table-cell>
          <table:table-cell table:formula="of:=VLOOKUP([.J133];[Genero.A$2:.B$430];2)" office:value-type="float" office:value="87">
            <text:p>87</text:p>
          </table:table-cell>
          <table:table-cell office:value-type="string">
            <text:p>fuscus</text:p>
          </table:table-cell>
          <table:table-cell table:formula="of:=VLOOKUP([.K133];[Organismo.A$2:.B$1048576];2)" office:value-type="float" office:value="1">
            <text:p>1</text:p>
          </table:table-cell>
          <table:table-cell table:number-columns-repeated="2"/>
          <table:table-cell office:value-type="string">
            <text:p>Cinclode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Cinclodes pabsti </text:p>
          </table:table-cell>
          <table:table-cell office:value-type="string">
            <text:p>teresinha ou pedreiro</text:p>
          </table:table-cell>
          <table:table-cell office:value-type="string">
            <text:p>Sick, 1969</text:p>
          </table:table-cell>
          <table:table-cell table:formula="of:=VLOOKUP([.J134];[Genero.A$2:.B$430];2)" office:value-type="float" office:value="87">
            <text:p>87</text:p>
          </table:table-cell>
          <table:table-cell office:value-type="string">
            <text:p>pabsti </text:p>
          </table:table-cell>
          <table:table-cell table:formula="of:=VLOOKUP([.K134];[Organismo.A$2:.B$1048576];2)" office:value-type="float" office:value="1">
            <text:p>1</text:p>
          </table:table-cell>
          <table:table-cell table:number-columns-repeated="2"/>
          <table:table-cell office:value-type="string">
            <text:p>Cinclode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Circus buffoni </text:p>
          </table:table-cell>
          <table:table-cell office:value-type="string">
            <text:p>gavião-do-banhado</text:p>
          </table:table-cell>
          <table:table-cell office:value-type="string">
            <text:p>Gmelin, 1788</text:p>
          </table:table-cell>
          <table:table-cell table:formula="of:=VLOOKUP([.J135];[Genero.A$2:.B$430];2)" office:value-type="float" office:value="88">
            <text:p>88</text:p>
          </table:table-cell>
          <table:table-cell office:value-type="string">
            <text:p>buffoni </text:p>
          </table:table-cell>
          <table:table-cell table:formula="of:=VLOOKUP([.K135];[Organismo.A$2:.B$1048576];2)" office:value-type="float" office:value="1">
            <text:p>1</text:p>
          </table:table-cell>
          <table:table-cell table:number-columns-repeated="2"/>
          <table:table-cell office:value-type="string">
            <text:p>Circ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Circus cinereus</text:p>
          </table:table-cell>
          <table:table-cell office:value-type="string">
            <text:p>gavião-cinza</text:p>
          </table:table-cell>
          <table:table-cell office:value-type="string">
            <text:p><text:s/>Vieillot, 1816</text:p>
          </table:table-cell>
          <table:table-cell table:formula="of:=VLOOKUP([.J136];[Genero.A$2:.B$430];2)" office:value-type="float" office:value="89">
            <text:p>89</text:p>
          </table:table-cell>
          <table:table-cell office:value-type="string">
            <text:p>cinereus</text:p>
          </table:table-cell>
          <table:table-cell table:formula="of:=VLOOKUP([.K136];[Organismo.A$2:.B$1048576];2)" office:value-type="float" office:value="1">
            <text:p>1</text:p>
          </table:table-cell>
          <table:table-cell table:number-columns-repeated="2"/>
          <table:table-cell office:value-type="string">
            <text:p>Circ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Cissopis leverianus </text:p>
          </table:table-cell>
          <table:table-cell office:value-type="string">
            <text:p>tiê-tinga</text:p>
          </table:table-cell>
          <table:table-cell office:value-type="string">
            <text:p>Gmelin, 1788</text:p>
          </table:table-cell>
          <table:table-cell table:formula="of:=VLOOKUP([.J137];[Genero.A$2:.B$430];2)" office:value-type="float" office:value="90">
            <text:p>90</text:p>
          </table:table-cell>
          <table:table-cell office:value-type="string">
            <text:p>leverianus </text:p>
          </table:table-cell>
          <table:table-cell table:formula="of:=VLOOKUP([.K137];[Organismo.A$2:.B$1048576];2)" office:value-type="float" office:value="1">
            <text:p>1</text:p>
          </table:table-cell>
          <table:table-cell table:number-columns-repeated="2"/>
          <table:table-cell office:value-type="string">
            <text:p>Cissopi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Cistothorus platensis </text:p>
          </table:table-cell>
          <table:table-cell office:value-type="string">
            <text:p>corruíra-do-campo</text:p>
          </table:table-cell>
          <table:table-cell office:value-type="string">
            <text:p>Latham, 1790</text:p>
          </table:table-cell>
          <table:table-cell table:formula="of:=VLOOKUP([.J138];[Genero.A$2:.B$430];2)" office:value-type="float" office:value="91">
            <text:p>91</text:p>
          </table:table-cell>
          <table:table-cell office:value-type="string">
            <text:p>platensis </text:p>
          </table:table-cell>
          <table:table-cell table:formula="of:=VLOOKUP([.K138];[Organismo.A$2:.B$1048576];2)" office:value-type="float" office:value="1">
            <text:p>1</text:p>
          </table:table-cell>
          <table:table-cell table:number-columns-repeated="2"/>
          <table:table-cell office:value-type="string">
            <text:p>Cistothor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Claravis pretiosa </text:p>
          </table:table-cell>
          <table:table-cell office:value-type="string">
            <text:p>rola-azul</text:p>
          </table:table-cell>
          <table:table-cell office:value-type="string">
            <text:p>Ferrari-Perez, 1886</text:p>
          </table:table-cell>
          <table:table-cell table:formula="of:=VLOOKUP([.J139];[Genero.A$2:.B$430];2)" office:value-type="float" office:value="92">
            <text:p>92</text:p>
          </table:table-cell>
          <table:table-cell office:value-type="string">
            <text:p>pretiosa </text:p>
          </table:table-cell>
          <table:table-cell table:formula="of:=VLOOKUP([.K139];[Organismo.A$2:.B$1048576];2)" office:value-type="float" office:value="1">
            <text:p>1</text:p>
          </table:table-cell>
          <table:table-cell table:number-columns-repeated="2"/>
          <table:table-cell office:value-type="string">
            <text:p>Claravi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Clibanornis dendrocolaptoides </text:p>
          </table:table-cell>
          <table:table-cell office:value-type="string">
            <text:p>cisqueiro</text:p>
          </table:table-cell>
          <table:table-cell office:value-type="string">
            <text:p>Pelzeln, 1859</text:p>
          </table:table-cell>
          <table:table-cell table:formula="of:=VLOOKUP([.J140];[Genero.A$2:.B$430];2)" office:value-type="float" office:value="93">
            <text:p>93</text:p>
          </table:table-cell>
          <table:table-cell office:value-type="string">
            <text:p>dendrocolaptoides</text:p>
          </table:table-cell>
          <table:table-cell table:formula="of:=VLOOKUP([.K140];[Organismo.A$2:.B$1048576];2)" office:value-type="float" office:value="1">
            <text:p>1</text:p>
          </table:table-cell>
          <table:table-cell table:number-columns-repeated="2"/>
          <table:table-cell office:value-type="string">
            <text:p>Clibanorni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Clytolaema rubricauda </text:p>
          </table:table-cell>
          <table:table-cell office:value-type="string">
            <text:p>beija-flor-papo-de-fogo</text:p>
          </table:table-cell>
          <table:table-cell office:value-type="string">
            <text:p>Boddaert, 1783</text:p>
          </table:table-cell>
          <table:table-cell table:formula="of:=VLOOKUP([.J141];[Genero.A$2:.B$430];2)" office:value-type="float" office:value="94">
            <text:p>94</text:p>
          </table:table-cell>
          <table:table-cell office:value-type="string">
            <text:p>rubricauda </text:p>
          </table:table-cell>
          <table:table-cell table:formula="of:=VLOOKUP([.K141];[Organismo.A$2:.B$1048576];2)" office:value-type="float" office:value="1">
            <text:p>1</text:p>
          </table:table-cell>
          <table:table-cell table:number-columns-repeated="2"/>
          <table:table-cell office:value-type="string">
            <text:p>Clytolaem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Cnemotriccus fuscatus </text:p>
          </table:table-cell>
          <table:table-cell office:value-type="string">
            <text:p>guaracavuçu</text:p>
          </table:table-cell>
          <table:table-cell office:value-type="string">
            <text:p>Wied, 1831</text:p>
          </table:table-cell>
          <table:table-cell table:formula="of:=VLOOKUP([.J142];[Genero.A$2:.B$430];2)" office:value-type="float" office:value="95">
            <text:p>95</text:p>
          </table:table-cell>
          <table:table-cell office:value-type="string">
            <text:p>fuscatus</text:p>
          </table:table-cell>
          <table:table-cell table:formula="of:=VLOOKUP([.K142];[Organismo.A$2:.B$1048576];2)" office:value-type="float" office:value="1">
            <text:p>1</text:p>
          </table:table-cell>
          <table:table-cell table:number-columns-repeated="2"/>
          <table:table-cell office:value-type="string">
            <text:p>Cnemotricc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Coccyzus americanus </text:p>
          </table:table-cell>
          <table:table-cell office:value-type="string">
            <text:p>papa-lagarta-norte-americano</text:p>
          </table:table-cell>
          <table:table-cell office:value-type="string">
            <text:p>Linnaeus, 1758</text:p>
          </table:table-cell>
          <table:table-cell table:formula="of:=VLOOKUP([.J143];[Genero.A$2:.B$430];2)" office:value-type="float" office:value="96">
            <text:p>96</text:p>
          </table:table-cell>
          <table:table-cell office:value-type="string">
            <text:p>americanus</text:p>
          </table:table-cell>
          <table:table-cell table:formula="of:=VLOOKUP([.K143];[Organismo.A$2:.B$1048576];2)" office:value-type="float" office:value="1">
            <text:p>1</text:p>
          </table:table-cell>
          <table:table-cell table:number-columns-repeated="2"/>
          <table:table-cell office:value-type="string">
            <text:p>Coccyz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Coccyzus euleri </text:p>
          </table:table-cell>
          <table:table-cell office:value-type="string">
            <text:p>papa-lagarta-de-euler</text:p>
          </table:table-cell>
          <table:table-cell office:value-type="string">
            <text:p>Cabanis, 1873</text:p>
          </table:table-cell>
          <table:table-cell table:formula="of:=VLOOKUP([.J144];[Genero.A$2:.B$430];2)" office:value-type="float" office:value="97">
            <text:p>97</text:p>
          </table:table-cell>
          <table:table-cell office:value-type="string">
            <text:p>euleri </text:p>
          </table:table-cell>
          <table:table-cell table:formula="of:=VLOOKUP([.K144];[Organismo.A$2:.B$1048576];2)" office:value-type="float" office:value="1">
            <text:p>1</text:p>
          </table:table-cell>
          <table:table-cell table:number-columns-repeated="2"/>
          <table:table-cell office:value-type="string">
            <text:p>Coccyz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Coccyzus melacoryphus </text:p>
          </table:table-cell>
          <table:table-cell office:value-type="string">
            <text:p>papa-lagarta-verdadeiro</text:p>
          </table:table-cell>
          <table:table-cell office:value-type="string">
            <text:p>Vieillot, 1817</text:p>
          </table:table-cell>
          <table:table-cell table:formula="of:=VLOOKUP([.J145];[Genero.A$2:.B$430];2)" office:value-type="float" office:value="96">
            <text:p>96</text:p>
          </table:table-cell>
          <table:table-cell office:value-type="string">
            <text:p>melacoryphus </text:p>
          </table:table-cell>
          <table:table-cell table:formula="of:=VLOOKUP([.K145];[Organismo.A$2:.B$1048576];2)" office:value-type="float" office:value="1">
            <text:p>1</text:p>
          </table:table-cell>
          <table:table-cell table:number-columns-repeated="2"/>
          <table:table-cell office:value-type="string">
            <text:p>Coccyz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Coereba flaveola </text:p>
          </table:table-cell>
          <table:table-cell office:value-type="string">
            <text:p>cambacica</text:p>
          </table:table-cell>
          <table:table-cell office:value-type="string">
            <text:p>Linnaeus, 1758</text:p>
          </table:table-cell>
          <table:table-cell table:formula="of:=VLOOKUP([.J146];[Genero.A$2:.B$430];2)" office:value-type="float" office:value="98">
            <text:p>98</text:p>
          </table:table-cell>
          <table:table-cell office:value-type="string">
            <text:p><text:s/>flaveola </text:p>
          </table:table-cell>
          <table:table-cell table:formula="of:=VLOOKUP([.K146];[Organismo.A$2:.B$1048576];2)" office:value-type="float" office:value="1">
            <text:p>1</text:p>
          </table:table-cell>
          <table:table-cell table:number-columns-repeated="2"/>
          <table:table-cell office:value-type="string">
            <text:p>Coereb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Colaptes campestris</text:p>
          </table:table-cell>
          <table:table-cell office:value-type="string">
            <text:p>pica-pau-do-campo</text:p>
          </table:table-cell>
          <table:table-cell office:value-type="string">
            <text:p>Vieillot, 1818</text:p>
          </table:table-cell>
          <table:table-cell table:formula="of:=VLOOKUP([.J147];[Genero.A$2:.B$430];2)" office:value-type="float" office:value="99">
            <text:p>99</text:p>
          </table:table-cell>
          <table:table-cell office:value-type="string">
            <text:p>campestris</text:p>
          </table:table-cell>
          <table:table-cell table:formula="of:=VLOOKUP([.K147];[Organismo.A$2:.B$1048576];2)" office:value-type="float" office:value="1">
            <text:p>1</text:p>
          </table:table-cell>
          <table:table-cell table:number-columns-repeated="2"/>
          <table:table-cell office:value-type="string">
            <text:p>Colapte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Colaptes melanochloros </text:p>
          </table:table-cell>
          <table:table-cell office:value-type="string">
            <text:p>pica-pau-verde-barrado</text:p>
          </table:table-cell>
          <table:table-cell office:value-type="string">
            <text:p>Gmelin, 1788</text:p>
          </table:table-cell>
          <table:table-cell table:formula="of:=VLOOKUP([.J148];[Genero.A$2:.B$430];2)" office:value-type="float" office:value="99">
            <text:p>99</text:p>
          </table:table-cell>
          <table:table-cell office:value-type="string">
            <text:p>melanochloros </text:p>
          </table:table-cell>
          <table:table-cell table:formula="of:=VLOOKUP([.K148];[Organismo.A$2:.B$1048576];2)" office:value-type="float" office:value="1">
            <text:p>1</text:p>
          </table:table-cell>
          <table:table-cell table:number-columns-repeated="2"/>
          <table:table-cell office:value-type="string">
            <text:p>Colapte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Colibri serrirostris </text:p>
          </table:table-cell>
          <table:table-cell office:value-type="string">
            <text:p>beija-flor-de-orelha-violeta</text:p>
          </table:table-cell>
          <table:table-cell office:value-type="string">
            <text:p>Vieillot, 1816</text:p>
          </table:table-cell>
          <table:table-cell table:formula="of:=VLOOKUP([.J149];[Genero.A$2:.B$430];2)" office:value-type="float" office:value="100">
            <text:p>100</text:p>
          </table:table-cell>
          <table:table-cell office:value-type="string">
            <text:p>serrirostris </text:p>
          </table:table-cell>
          <table:table-cell table:formula="of:=VLOOKUP([.K149];[Organismo.A$2:.B$1048576];2)" office:value-type="float" office:value="1">
            <text:p>1</text:p>
          </table:table-cell>
          <table:table-cell table:number-columns-repeated="2"/>
          <table:table-cell office:value-type="string">
            <text:p>Colibri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Colonia colonus </text:p>
          </table:table-cell>
          <table:table-cell office:value-type="string">
            <text:p>viuvinha</text:p>
          </table:table-cell>
          <table:table-cell office:value-type="string">
            <text:p>Vieillot, 1818</text:p>
          </table:table-cell>
          <table:table-cell table:formula="of:=VLOOKUP([.J150];[Genero.A$2:.B$430];2)" office:value-type="float" office:value="101">
            <text:p>101</text:p>
          </table:table-cell>
          <table:table-cell office:value-type="string">
            <text:p>colonus </text:p>
          </table:table-cell>
          <table:table-cell table:formula="of:=VLOOKUP([.K150];[Organismo.A$2:.B$1048576];2)" office:value-type="float" office:value="1">
            <text:p>1</text:p>
          </table:table-cell>
          <table:table-cell table:number-columns-repeated="2"/>
          <table:table-cell office:value-type="string">
            <text:p>Coloni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Columba livia </text:p>
          </table:table-cell>
          <table:table-cell office:value-type="string">
            <text:p>pombo-doméstico</text:p>
          </table:table-cell>
          <table:table-cell office:value-type="string">
            <text:p>Gmelin, 1789</text:p>
          </table:table-cell>
          <table:table-cell table:formula="of:=VLOOKUP([.J151];[Genero.A$2:.B$430];2)" office:value-type="float" office:value="102">
            <text:p>102</text:p>
          </table:table-cell>
          <table:table-cell office:value-type="string">
            <text:p>livia </text:p>
          </table:table-cell>
          <table:table-cell table:formula="of:=VLOOKUP([.K151];[Organismo.A$2:.B$1048576];2)" office:value-type="float" office:value="1">
            <text:p>1</text:p>
          </table:table-cell>
          <table:table-cell table:number-columns-repeated="2"/>
          <table:table-cell office:value-type="string">
            <text:p>Columb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Columbina picui </text:p>
          </table:table-cell>
          <table:table-cell office:value-type="string">
            <text:p>rolinha-picuí</text:p>
          </table:table-cell>
          <table:table-cell office:value-type="string">
            <text:p>Temminck, 1813</text:p>
          </table:table-cell>
          <table:table-cell table:formula="of:=VLOOKUP([.J152];[Genero.A$2:.B$430];2)" office:value-type="float" office:value="103">
            <text:p>103</text:p>
          </table:table-cell>
          <table:table-cell office:value-type="string">
            <text:p>picui </text:p>
          </table:table-cell>
          <table:table-cell table:formula="of:=VLOOKUP([.K152];[Organismo.A$2:.B$1048576];2)" office:value-type="float" office:value="1">
            <text:p>1</text:p>
          </table:table-cell>
          <table:table-cell table:number-columns-repeated="2"/>
          <table:table-cell office:value-type="string">
            <text:p>Columbin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Columbina squammata </text:p>
          </table:table-cell>
          <table:table-cell office:value-type="string">
            <text:p>fogo-apagou</text:p>
          </table:table-cell>
          <table:table-cell office:value-type="string">
            <text:p>Lesson, 1831</text:p>
          </table:table-cell>
          <table:table-cell table:formula="of:=VLOOKUP([.J153];[Genero.A$2:.B$430];2)" office:value-type="float" office:value="103">
            <text:p>103</text:p>
          </table:table-cell>
          <table:table-cell office:value-type="string">
            <text:p>squammata </text:p>
          </table:table-cell>
          <table:table-cell table:formula="of:=VLOOKUP([.K153];[Organismo.A$2:.B$1048576];2)" office:value-type="float" office:value="1">
            <text:p>1</text:p>
          </table:table-cell>
          <table:table-cell table:number-columns-repeated="2"/>
          <table:table-cell office:value-type="string">
            <text:p>Columbin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Columbina talpacoti</text:p>
          </table:table-cell>
          <table:table-cell office:value-type="string">
            <text:p>rolinha-roxa</text:p>
          </table:table-cell>
          <table:table-cell office:value-type="string">
            <text:p>Temminck, 1811</text:p>
          </table:table-cell>
          <table:table-cell table:formula="of:=VLOOKUP([.J154];[Genero.A$2:.B$430];2)" office:value-type="float" office:value="103">
            <text:p>103</text:p>
          </table:table-cell>
          <table:table-cell office:value-type="string">
            <text:p>talpacoti</text:p>
          </table:table-cell>
          <table:table-cell table:formula="of:=VLOOKUP([.K154];[Organismo.A$2:.B$1048576];2)" office:value-type="float" office:value="1">
            <text:p>1</text:p>
          </table:table-cell>
          <table:table-cell table:number-columns-repeated="2"/>
          <table:table-cell office:value-type="string">
            <text:p>Columbin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Conirostrum speciosum </text:p>
          </table:table-cell>
          <table:table-cell office:value-type="string">
            <text:p>figuinha-de-rabo-castanho</text:p>
          </table:table-cell>
          <table:table-cell office:value-type="string">
            <text:p>Temminck, 1824</text:p>
          </table:table-cell>
          <table:table-cell table:formula="of:=VLOOKUP([.J155];[Genero.A$2:.B$430];2)" office:value-type="float" office:value="104">
            <text:p>104</text:p>
          </table:table-cell>
          <table:table-cell office:value-type="string">
            <text:p>speciosum </text:p>
          </table:table-cell>
          <table:table-cell table:formula="of:=VLOOKUP([.K155];[Organismo.A$2:.B$1048576];2)" office:value-type="float" office:value="1">
            <text:p>1</text:p>
          </table:table-cell>
          <table:table-cell table:number-columns-repeated="2"/>
          <table:table-cell office:value-type="string">
            <text:p>Conirostrum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Conopophaga lineata </text:p>
          </table:table-cell>
          <table:table-cell office:value-type="string">
            <text:p>chupa-dente</text:p>
          </table:table-cell>
          <table:table-cell office:value-type="string">
            <text:p>Wied, 1831</text:p>
          </table:table-cell>
          <table:table-cell table:formula="of:=VLOOKUP([.J156];[Genero.A$2:.B$430];2)" office:value-type="float" office:value="105">
            <text:p>105</text:p>
          </table:table-cell>
          <table:table-cell office:value-type="string">
            <text:p><text:s/>lineata </text:p>
          </table:table-cell>
          <table:table-cell table:formula="of:=VLOOKUP([.K156];[Organismo.A$2:.B$1048576];2)" office:value-type="float" office:value="1">
            <text:p>1</text:p>
          </table:table-cell>
          <table:table-cell table:number-columns-repeated="2"/>
          <table:table-cell office:value-type="string">
            <text:p>Conopophag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Contopus cinereus</text:p>
          </table:table-cell>
          <table:table-cell office:value-type="string">
            <text:p>papa-moscas-cinzento</text:p>
          </table:table-cell>
          <table:table-cell office:value-type="string">
            <text:p>Spix, 1825</text:p>
          </table:table-cell>
          <table:table-cell table:formula="of:=VLOOKUP([.J157];[Genero.A$2:.B$430];2)" office:value-type="float" office:value="106">
            <text:p>106</text:p>
          </table:table-cell>
          <table:table-cell office:value-type="string">
            <text:p>cinereus</text:p>
          </table:table-cell>
          <table:table-cell table:formula="of:=VLOOKUP([.K157];[Organismo.A$2:.B$1048576];2)" office:value-type="float" office:value="1">
            <text:p>1</text:p>
          </table:table-cell>
          <table:table-cell table:number-columns-repeated="2"/>
          <table:table-cell office:value-type="string">
            <text:p>Contop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Coragyps atratus </text:p>
          </table:table-cell>
          <table:table-cell office:value-type="string">
            <text:p>urubu-de-cabeça-preta</text:p>
          </table:table-cell>
          <table:table-cell office:value-type="string">
            <text:p>Bechstein, 1793</text:p>
          </table:table-cell>
          <table:table-cell table:formula="of:=VLOOKUP([.J158];[Genero.A$2:.B$430];2)" office:value-type="float" office:value="107">
            <text:p>107</text:p>
          </table:table-cell>
          <table:table-cell office:value-type="string">
            <text:p><text:s/>atratus </text:p>
          </table:table-cell>
          <table:table-cell table:formula="of:=VLOOKUP([.K158];[Organismo.A$2:.B$1048576];2)" office:value-type="float" office:value="1">
            <text:p>1</text:p>
          </table:table-cell>
          <table:table-cell table:number-columns-repeated="2"/>
          <table:table-cell office:value-type="string">
            <text:p>Coragyp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Coryphistera alaudina </text:p>
          </table:table-cell>
          <table:table-cell office:value-type="string">
            <text:p>corredor-crestudo</text:p>
          </table:table-cell>
          <table:table-cell office:value-type="string">
            <text:p>Burmeister, 1860</text:p>
          </table:table-cell>
          <table:table-cell table:formula="of:=VLOOKUP([.J159];[Genero.A$2:.B$430];2)" office:value-type="float" office:value="108">
            <text:p>108</text:p>
          </table:table-cell>
          <table:table-cell office:value-type="string">
            <text:p><text:s/>alaudina </text:p>
          </table:table-cell>
          <table:table-cell table:formula="of:=VLOOKUP([.K159];[Organismo.A$2:.B$1048576];2)" office:value-type="float" office:value="1">
            <text:p>1</text:p>
          </table:table-cell>
          <table:table-cell table:number-columns-repeated="2"/>
          <table:table-cell office:value-type="string">
            <text:p>Coryphister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Corythopis delalandi </text:p>
          </table:table-cell>
          <table:table-cell office:value-type="string">
            <text:p>estalador</text:p>
          </table:table-cell>
          <table:table-cell office:value-type="string">
            <text:p>Lesson, 1830</text:p>
          </table:table-cell>
          <table:table-cell table:formula="of:=VLOOKUP([.J160];[Genero.A$2:.B$430];2)" office:value-type="float" office:value="109">
            <text:p>109</text:p>
          </table:table-cell>
          <table:table-cell office:value-type="string">
            <text:p>delalandi </text:p>
          </table:table-cell>
          <table:table-cell table:formula="of:=VLOOKUP([.K160];[Organismo.A$2:.B$1048576];2)" office:value-type="float" office:value="1">
            <text:p>1</text:p>
          </table:table-cell>
          <table:table-cell table:number-columns-repeated="2"/>
          <table:table-cell office:value-type="string">
            <text:p>Corythopi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Coscoroba coscoroba </text:p>
          </table:table-cell>
          <table:table-cell office:value-type="string">
            <text:p>capororoca</text:p>
          </table:table-cell>
          <table:table-cell office:value-type="string">
            <text:p>Molina, 1782</text:p>
          </table:table-cell>
          <table:table-cell table:formula="of:=VLOOKUP([.J161];[Genero.A$2:.B$430];2)" office:value-type="float" office:value="110">
            <text:p>110</text:p>
          </table:table-cell>
          <table:table-cell office:value-type="string">
            <text:p>coscoroba </text:p>
          </table:table-cell>
          <table:table-cell table:formula="of:=VLOOKUP([.K161];[Organismo.A$2:.B$1048576];2)" office:value-type="float" office:value="1">
            <text:p>1</text:p>
          </table:table-cell>
          <table:table-cell table:number-columns-repeated="2"/>
          <table:table-cell office:value-type="string">
            <text:p>Coscorob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Coturnicops notatus</text:p>
          </table:table-cell>
          <table:table-cell office:value-type="string">
            <text:p>pinto-d'água-pintalgado</text:p>
          </table:table-cell>
          <table:table-cell office:value-type="string">
            <text:p>Gould, 1841</text:p>
          </table:table-cell>
          <table:table-cell table:formula="of:=VLOOKUP([.J162];[Genero.A$2:.B$430];2)" office:value-type="float" office:value="111">
            <text:p>111</text:p>
          </table:table-cell>
          <table:table-cell office:value-type="string">
            <text:p>notatus</text:p>
          </table:table-cell>
          <table:table-cell table:formula="of:=VLOOKUP([.K162];[Organismo.A$2:.B$1048576];2)" office:value-type="float" office:value="1">
            <text:p>1</text:p>
          </table:table-cell>
          <table:table-cell table:number-columns-repeated="2"/>
          <table:table-cell office:value-type="string">
            <text:p>Coturnicop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Cranioleuca obsoleta </text:p>
          </table:table-cell>
          <table:table-cell office:value-type="string">
            <text:p>arredio-oliváceo</text:p>
          </table:table-cell>
          <table:table-cell office:value-type="string">
            <text:p>Reichenbach, 1853</text:p>
          </table:table-cell>
          <table:table-cell table:formula="of:=VLOOKUP([.J163];[Genero.A$2:.B$430];2)" office:value-type="float" office:value="112">
            <text:p>112</text:p>
          </table:table-cell>
          <table:table-cell office:value-type="string">
            <text:p>obsoleta </text:p>
          </table:table-cell>
          <table:table-cell table:formula="of:=VLOOKUP([.K163];[Organismo.A$2:.B$1048576];2)" office:value-type="float" office:value="1">
            <text:p>1</text:p>
          </table:table-cell>
          <table:table-cell table:number-columns-repeated="2"/>
          <table:table-cell office:value-type="string">
            <text:p>Cranioleuc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Cranioleuca pyrrhophia</text:p>
          </table:table-cell>
          <table:table-cell office:value-type="string">
            <text:p>arredio</text:p>
          </table:table-cell>
          <table:table-cell office:value-type="string">
            <text:p>Vieillot, 1818</text:p>
          </table:table-cell>
          <table:table-cell table:formula="of:=VLOOKUP([.J164];[Genero.A$2:.B$430];2)" office:value-type="float" office:value="112">
            <text:p>112</text:p>
          </table:table-cell>
          <table:table-cell office:value-type="string">
            <text:p>pyrrhophia</text:p>
          </table:table-cell>
          <table:table-cell table:formula="of:=VLOOKUP([.K164];[Organismo.A$2:.B$1048576];2)" office:value-type="float" office:value="1">
            <text:p>1</text:p>
          </table:table-cell>
          <table:table-cell table:number-columns-repeated="2"/>
          <table:table-cell office:value-type="string">
            <text:p>Cranioleuc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Cranioleuca sulphurifera</text:p>
          </table:table-cell>
          <table:table-cell office:value-type="string">
            <text:p>arredio-de-papo-manchado</text:p>
          </table:table-cell>
          <table:table-cell office:value-type="string">
            <text:p>Burmeister, 1869</text:p>
          </table:table-cell>
          <table:table-cell table:formula="of:=VLOOKUP([.J165];[Genero.A$2:.B$430];2)" office:value-type="float" office:value="112">
            <text:p>112</text:p>
          </table:table-cell>
          <table:table-cell office:value-type="string">
            <text:p>sulphurifera</text:p>
          </table:table-cell>
          <table:table-cell table:formula="of:=VLOOKUP([.K165];[Organismo.A$2:.B$1048576];2)" office:value-type="float" office:value="1">
            <text:p>1</text:p>
          </table:table-cell>
          <table:table-cell table:number-columns-repeated="2"/>
          <table:table-cell office:value-type="string">
            <text:p>Cranioleuc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Crotophaga ani </text:p>
          </table:table-cell>
          <table:table-cell office:value-type="string">
            <text:p>anu-preto</text:p>
          </table:table-cell>
          <table:table-cell office:value-type="string">
            <text:p>Linnaeus, 1758</text:p>
          </table:table-cell>
          <table:table-cell table:formula="of:=VLOOKUP([.J166];[Genero.A$2:.B$430];2)" office:value-type="float" office:value="113">
            <text:p>113</text:p>
          </table:table-cell>
          <table:table-cell office:value-type="string">
            <text:p>ani</text:p>
          </table:table-cell>
          <table:table-cell table:formula="of:=VLOOKUP([.K166];[Organismo.A$2:.B$1048576];2)" office:value-type="float" office:value="1">
            <text:p>1</text:p>
          </table:table-cell>
          <table:table-cell table:number-columns-repeated="2"/>
          <table:table-cell office:value-type="string">
            <text:p>Crotophag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Crotophaga major </text:p>
          </table:table-cell>
          <table:table-cell office:value-type="string">
            <text:p>anu-coroca</text:p>
          </table:table-cell>
          <table:table-cell office:value-type="string">
            <text:p>Gmelin, 1788</text:p>
          </table:table-cell>
          <table:table-cell table:formula="of:=VLOOKUP([.J167];[Genero.A$2:.B$430];2)" office:value-type="float" office:value="113">
            <text:p>113</text:p>
          </table:table-cell>
          <table:table-cell office:value-type="string">
            <text:p>major </text:p>
          </table:table-cell>
          <table:table-cell table:formula="of:=VLOOKUP([.K167];[Organismo.A$2:.B$1048576];2)" office:value-type="float" office:value="1">
            <text:p>1</text:p>
          </table:table-cell>
          <table:table-cell table:number-columns-repeated="2"/>
          <table:table-cell office:value-type="string">
            <text:p>Crotophag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Crypturellus noctivagus </text:p>
          </table:table-cell>
          <table:table-cell office:value-type="string">
            <text:p>jaó-do-litoral</text:p>
          </table:table-cell>
          <table:table-cell office:value-type="string">
            <text:p>Wied, 1820</text:p>
          </table:table-cell>
          <table:table-cell table:formula="of:=VLOOKUP([.J168];[Genero.A$2:.B$430];2)" office:value-type="float" office:value="115">
            <text:p>115</text:p>
          </table:table-cell>
          <table:table-cell office:value-type="string">
            <text:p>noctivagus </text:p>
          </table:table-cell>
          <table:table-cell table:formula="of:=VLOOKUP([.K168];[Organismo.A$2:.B$1048576];2)" office:value-type="float" office:value="1">
            <text:p>1</text:p>
          </table:table-cell>
          <table:table-cell table:number-columns-repeated="2"/>
          <table:table-cell office:value-type="string">
            <text:p>Crypturell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Crypturellus obsoletus </text:p>
          </table:table-cell>
          <table:table-cell office:value-type="string">
            <text:p>inambuguaçu</text:p>
          </table:table-cell>
          <table:table-cell office:value-type="string">
            <text:p>Temminck, 1815</text:p>
          </table:table-cell>
          <table:table-cell table:formula="of:=VLOOKUP([.J169];[Genero.A$2:.B$430];2)" office:value-type="float" office:value="115">
            <text:p>115</text:p>
          </table:table-cell>
          <table:table-cell office:value-type="string">
            <text:p>obsoletus </text:p>
          </table:table-cell>
          <table:table-cell table:formula="of:=VLOOKUP([.K169];[Organismo.A$2:.B$1048576];2)" office:value-type="float" office:value="1">
            <text:p>1</text:p>
          </table:table-cell>
          <table:table-cell table:number-columns-repeated="2"/>
          <table:table-cell office:value-type="string">
            <text:p>Crypturell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Crypturellus parvirostris </text:p>
          </table:table-cell>
          <table:table-cell office:value-type="string">
            <text:p>inambuxororó</text:p>
          </table:table-cell>
          <table:table-cell office:value-type="string">
            <text:p>Wagler, 1827</text:p>
          </table:table-cell>
          <table:table-cell table:formula="of:=VLOOKUP([.J170];[Genero.A$2:.B$430];2)" office:value-type="float" office:value="114">
            <text:p>114</text:p>
          </table:table-cell>
          <table:table-cell office:value-type="string">
            <text:p>parvirostris </text:p>
          </table:table-cell>
          <table:table-cell table:formula="of:=VLOOKUP([.K170];[Organismo.A$2:.B$1048576];2)" office:value-type="float" office:value="1">
            <text:p>1</text:p>
          </table:table-cell>
          <table:table-cell table:number-columns-repeated="2"/>
          <table:table-cell office:value-type="string">
            <text:p>Crypturell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Crypturellus tataupa</text:p>
          </table:table-cell>
          <table:table-cell office:value-type="string">
            <text:p>inambuxintã</text:p>
          </table:table-cell>
          <table:table-cell office:value-type="string">
            <text:p>Temminck, 1815</text:p>
          </table:table-cell>
          <table:table-cell table:formula="of:=VLOOKUP([.J171];[Genero.A$2:.B$430];2)" office:value-type="float" office:value="114">
            <text:p>114</text:p>
          </table:table-cell>
          <table:table-cell office:value-type="string">
            <text:p>tataupa</text:p>
          </table:table-cell>
          <table:table-cell table:formula="of:=VLOOKUP([.K171];[Organismo.A$2:.B$1048576];2)" office:value-type="float" office:value="1">
            <text:p>1</text:p>
          </table:table-cell>
          <table:table-cell table:number-columns-repeated="2"/>
          <table:table-cell office:value-type="string">
            <text:p>Crypturell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Culicivora caudacuta </text:p>
          </table:table-cell>
          <table:table-cell office:value-type="string">
            <text:p>papa-moscas-do-campo</text:p>
          </table:table-cell>
          <table:table-cell office:value-type="string">
            <text:p>Vieillot, 1818</text:p>
          </table:table-cell>
          <table:table-cell table:formula="of:=VLOOKUP([.J172];[Genero.A$2:.B$430];2)" office:value-type="float" office:value="116">
            <text:p>116</text:p>
          </table:table-cell>
          <table:table-cell office:value-type="string">
            <text:p>caudacuta </text:p>
          </table:table-cell>
          <table:table-cell table:formula="of:=VLOOKUP([.K172];[Organismo.A$2:.B$1048576];2)" office:value-type="float" office:value="1">
            <text:p>1</text:p>
          </table:table-cell>
          <table:table-cell table:number-columns-repeated="2"/>
          <table:table-cell office:value-type="string">
            <text:p>Culicivor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Cyanocorax caeruleus </text:p>
          </table:table-cell>
          <table:table-cell office:value-type="string">
            <text:p>gralha-azul</text:p>
          </table:table-cell>
          <table:table-cell office:value-type="string">
            <text:p>Vieillot, 1818</text:p>
          </table:table-cell>
          <table:table-cell table:formula="of:=VLOOKUP([.J173];[Genero.A$2:.B$430];2)" office:value-type="float" office:value="117">
            <text:p>117</text:p>
          </table:table-cell>
          <table:table-cell office:value-type="string">
            <text:p>caeruleus </text:p>
          </table:table-cell>
          <table:table-cell table:formula="of:=VLOOKUP([.K173];[Organismo.A$2:.B$1048576];2)" office:value-type="float" office:value="1">
            <text:p>1</text:p>
          </table:table-cell>
          <table:table-cell table:number-columns-repeated="2"/>
          <table:table-cell office:value-type="string">
            <text:p>Cyanocorax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Cyanocorax chrysops </text:p>
          </table:table-cell>
          <table:table-cell office:value-type="string">
            <text:p>gralha-picaça</text:p>
          </table:table-cell>
          <table:table-cell office:value-type="string">
            <text:p>Vieillot, 1818</text:p>
          </table:table-cell>
          <table:table-cell table:formula="of:=VLOOKUP([.J174];[Genero.A$2:.B$430];2)" office:value-type="float" office:value="117">
            <text:p>117</text:p>
          </table:table-cell>
          <table:table-cell office:value-type="string">
            <text:p>chrysops </text:p>
          </table:table-cell>
          <table:table-cell table:formula="of:=VLOOKUP([.K174];[Organismo.A$2:.B$1048576];2)" office:value-type="float" office:value="1">
            <text:p>1</text:p>
          </table:table-cell>
          <table:table-cell table:number-columns-repeated="2"/>
          <table:table-cell office:value-type="string">
            <text:p>Cyanocorax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Cyanoloxia brissonii </text:p>
          </table:table-cell>
          <table:table-cell office:value-type="string">
            <text:p>azulão</text:p>
          </table:table-cell>
          <table:table-cell office:value-type="string">
            <text:p>Lichtenstein, 1823</text:p>
          </table:table-cell>
          <table:table-cell table:formula="of:=VLOOKUP([.J175];[Genero.A$2:.B$430];2)" office:value-type="float" office:value="118">
            <text:p>118</text:p>
          </table:table-cell>
          <table:table-cell office:value-type="string">
            <text:p>brissonii</text:p>
          </table:table-cell>
          <table:table-cell table:formula="of:=VLOOKUP([.K175];[Organismo.A$2:.B$1048576];2)" office:value-type="float" office:value="1">
            <text:p>1</text:p>
          </table:table-cell>
          <table:table-cell table:number-columns-repeated="2"/>
          <table:table-cell office:value-type="string">
            <text:p>Cyanoloxi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Cyanoloxia glaucocaerulea </text:p>
          </table:table-cell>
          <table:table-cell office:value-type="string">
            <text:p>azulinho</text:p>
          </table:table-cell>
          <table:table-cell office:value-type="string">
            <text:p>d'Orbigny &amp; Lafresnaye, 1837</text:p>
          </table:table-cell>
          <table:table-cell table:formula="of:=VLOOKUP([.J176];[Genero.A$2:.B$430];2)" office:value-type="float" office:value="118">
            <text:p>118</text:p>
          </table:table-cell>
          <table:table-cell office:value-type="string">
            <text:p>glaucocaerulea </text:p>
          </table:table-cell>
          <table:table-cell table:formula="of:=VLOOKUP([.K176];[Organismo.A$2:.B$1048576];2)" office:value-type="float" office:value="1">
            <text:p>1</text:p>
          </table:table-cell>
          <table:table-cell table:number-columns-repeated="2"/>
          <table:table-cell office:value-type="string">
            <text:p>Cyanoloxi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Cyanoloxia moesta </text:p>
          </table:table-cell>
          <table:table-cell office:value-type="string">
            <text:p>negrinho-do-mato</text:p>
          </table:table-cell>
          <table:table-cell office:value-type="string">
            <text:p>Hartlaub, 1853</text:p>
          </table:table-cell>
          <table:table-cell table:formula="of:=VLOOKUP([.J177];[Genero.A$2:.B$430];2)" office:value-type="float" office:value="118">
            <text:p>118</text:p>
          </table:table-cell>
          <table:table-cell office:value-type="string">
            <text:p>moesta </text:p>
          </table:table-cell>
          <table:table-cell table:formula="of:=VLOOKUP([.K177];[Organismo.A$2:.B$1048576];2)" office:value-type="float" office:value="1">
            <text:p>1</text:p>
          </table:table-cell>
          <table:table-cell table:number-columns-repeated="2"/>
          <table:table-cell office:value-type="string">
            <text:p>Cyanoloxi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Cyclarhis gujanensis </text:p>
          </table:table-cell>
          <table:table-cell office:value-type="string">
            <text:p>gente-de-fora-vem ou pitiguari</text:p>
          </table:table-cell>
          <table:table-cell office:value-type="string">
            <text:p>Gmelin, 1789</text:p>
          </table:table-cell>
          <table:table-cell table:formula="of:=VLOOKUP([.J178];[Genero.A$2:.B$430];2)" office:value-type="float" office:value="119">
            <text:p>119</text:p>
          </table:table-cell>
          <table:table-cell office:value-type="string">
            <text:p>gujanensis </text:p>
          </table:table-cell>
          <table:table-cell table:formula="of:=VLOOKUP([.K178];[Organismo.A$2:.B$1048576];2)" office:value-type="float" office:value="1">
            <text:p>1</text:p>
          </table:table-cell>
          <table:table-cell table:number-columns-repeated="2"/>
          <table:table-cell office:value-type="string">
            <text:p>Cyclarhi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Cygnus melancoryphus </text:p>
          </table:table-cell>
          <table:table-cell office:value-type="string">
            <text:p>cisne-de-pescoço-preto</text:p>
          </table:table-cell>
          <table:table-cell office:value-type="string">
            <text:p>Molina, 1782</text:p>
          </table:table-cell>
          <table:table-cell table:formula="of:=VLOOKUP([.J179];[Genero.A$2:.B$430];2)" office:value-type="float" office:value="120">
            <text:p>120</text:p>
          </table:table-cell>
          <table:table-cell office:value-type="string">
            <text:p>melancoryphus </text:p>
          </table:table-cell>
          <table:table-cell table:formula="of:=VLOOKUP([.K179];[Organismo.A$2:.B$1048576];2)" office:value-type="float" office:value="1">
            <text:p>1</text:p>
          </table:table-cell>
          <table:table-cell table:number-columns-repeated="2"/>
          <table:table-cell office:value-type="string">
            <text:p>Cygn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Cypseloides fumigatus</text:p>
          </table:table-cell>
          <table:table-cell office:value-type="string">
            <text:p>andorinhão-preto-da-cascata</text:p>
          </table:table-cell>
          <table:table-cell office:value-type="string">
            <text:p>Streubel, 1848</text:p>
          </table:table-cell>
          <table:table-cell table:formula="of:=VLOOKUP([.J180];[Genero.A$2:.B$430];2)" office:value-type="float" office:value="121">
            <text:p>121</text:p>
          </table:table-cell>
          <table:table-cell office:value-type="string">
            <text:p>fumigatus</text:p>
          </table:table-cell>
          <table:table-cell table:formula="of:=VLOOKUP([.K180];[Organismo.A$2:.B$1048576];2)" office:value-type="float" office:value="1">
            <text:p>1</text:p>
          </table:table-cell>
          <table:table-cell table:number-columns-repeated="2"/>
          <table:table-cell office:value-type="string">
            <text:p>Cypseloide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Cypseloides senex</text:p>
          </table:table-cell>
          <table:table-cell office:value-type="string">
            <text:p>andorinhão-velho-da-cascata</text:p>
          </table:table-cell>
          <table:table-cell office:value-type="string">
            <text:p>Temminck, 1826</text:p>
          </table:table-cell>
          <table:table-cell table:formula="of:=VLOOKUP([.J181];[Genero.A$2:.B$430];2)" office:value-type="float" office:value="121">
            <text:p>121</text:p>
          </table:table-cell>
          <table:table-cell office:value-type="string">
            <text:p>senex</text:p>
          </table:table-cell>
          <table:table-cell table:formula="of:=VLOOKUP([.K181];[Organismo.A$2:.B$1048576];2)" office:value-type="float" office:value="1">
            <text:p>1</text:p>
          </table:table-cell>
          <table:table-cell table:number-columns-repeated="2"/>
          <table:table-cell office:value-type="string">
            <text:p>Cypseloide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Dacnis cayana </text:p>
          </table:table-cell>
          <table:table-cell office:value-type="string">
            <text:p>saí-azul</text:p>
          </table:table-cell>
          <table:table-cell office:value-type="string">
            <text:p>Linnaeus, 1766</text:p>
          </table:table-cell>
          <table:table-cell table:formula="of:=VLOOKUP([.J182];[Genero.A$2:.B$430];2)" office:value-type="float" office:value="122">
            <text:p>122</text:p>
          </table:table-cell>
          <table:table-cell office:value-type="string">
            <text:p><text:s/>cayana </text:p>
          </table:table-cell>
          <table:table-cell table:formula="of:=VLOOKUP([.K182];[Organismo.A$2:.B$1048576];2)" office:value-type="float" office:value="1">
            <text:p>1</text:p>
          </table:table-cell>
          <table:table-cell table:number-columns-repeated="2"/>
          <table:table-cell office:value-type="string">
            <text:p>Dacni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Dendrocincla turdina </text:p>
          </table:table-cell>
          <table:table-cell office:value-type="string">
            <text:p>arapaçu-liso</text:p>
          </table:table-cell>
          <table:table-cell office:value-type="string">
            <text:p>Lichtenstein, 1820</text:p>
          </table:table-cell>
          <table:table-cell table:formula="of:=VLOOKUP([.J183];[Genero.A$2:.B$430];2)" office:value-type="float" office:value="123">
            <text:p>123</text:p>
          </table:table-cell>
          <table:table-cell office:value-type="string">
            <text:p><text:s/>turdina </text:p>
          </table:table-cell>
          <table:table-cell table:formula="of:=VLOOKUP([.K183];[Organismo.A$2:.B$1048576];2)" office:value-type="float" office:value="1">
            <text:p>1</text:p>
          </table:table-cell>
          <table:table-cell table:number-columns-repeated="2"/>
          <table:table-cell office:value-type="string">
            <text:p>Dendrocincl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Dendrocolaptes platyrostris</text:p>
          </table:table-cell>
          <table:table-cell office:value-type="string">
            <text:p>arapaçu-grande</text:p>
          </table:table-cell>
          <table:table-cell office:value-type="string">
            <text:p><text:s/>Spix, 1825</text:p>
          </table:table-cell>
          <table:table-cell table:formula="of:=VLOOKUP([.J184];[Genero.A$2:.B$430];2)" office:value-type="float" office:value="124">
            <text:p>124</text:p>
          </table:table-cell>
          <table:table-cell office:value-type="string">
            <text:p>platyrostris</text:p>
          </table:table-cell>
          <table:table-cell table:formula="of:=VLOOKUP([.K184];[Organismo.A$2:.B$1048576];2)" office:value-type="float" office:value="1">
            <text:p>1</text:p>
          </table:table-cell>
          <table:table-cell table:number-columns-repeated="2"/>
          <table:table-cell office:value-type="string">
            <text:p>Dendrocolapte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Dendrocygna autumnalis </text:p>
          </table:table-cell>
          <table:table-cell office:value-type="string">
            <text:p>marreca-asa-branca</text:p>
          </table:table-cell>
          <table:table-cell office:value-type="string">
            <text:p>Linnaeus, 1758</text:p>
          </table:table-cell>
          <table:table-cell table:formula="of:=VLOOKUP([.J185];[Genero.A$2:.B$430];2)" office:value-type="float" office:value="125">
            <text:p>125</text:p>
          </table:table-cell>
          <table:table-cell office:value-type="string">
            <text:p>autumnalis </text:p>
          </table:table-cell>
          <table:table-cell table:formula="of:=VLOOKUP([.K185];[Organismo.A$2:.B$1048576];2)" office:value-type="float" office:value="1">
            <text:p>1</text:p>
          </table:table-cell>
          <table:table-cell table:number-columns-repeated="2"/>
          <table:table-cell office:value-type="string">
            <text:p>Dendrocygn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Dendrocygna bicolor</text:p>
          </table:table-cell>
          <table:table-cell office:value-type="string">
            <text:p>marreca-caneleira</text:p>
          </table:table-cell>
          <table:table-cell office:value-type="string">
            <text:p>Vieillot, 1816</text:p>
          </table:table-cell>
          <table:table-cell table:formula="of:=VLOOKUP([.J186];[Genero.A$2:.B$430];2)" office:value-type="float" office:value="125">
            <text:p>125</text:p>
          </table:table-cell>
          <table:table-cell office:value-type="string">
            <text:p>bicolor</text:p>
          </table:table-cell>
          <table:table-cell table:formula="of:=VLOOKUP([.K186];[Organismo.A$2:.B$1048576];2)" office:value-type="float" office:value="1">
            <text:p>1</text:p>
          </table:table-cell>
          <table:table-cell table:number-columns-repeated="2"/>
          <table:table-cell office:value-type="string">
            <text:p>Dendrocygn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Dendrocygna viduata </text:p>
          </table:table-cell>
          <table:table-cell office:value-type="string">
            <text:p>marreca-piadeira ou irerê</text:p>
          </table:table-cell>
          <table:table-cell office:value-type="string">
            <text:p>Linnaeus, 1766</text:p>
          </table:table-cell>
          <table:table-cell table:formula="of:=VLOOKUP([.J187];[Genero.A$2:.B$430];2)" office:value-type="float" office:value="125">
            <text:p>125</text:p>
          </table:table-cell>
          <table:table-cell office:value-type="string">
            <text:p>viduata </text:p>
          </table:table-cell>
          <table:table-cell table:formula="of:=VLOOKUP([.K187];[Organismo.A$2:.B$1048576];2)" office:value-type="float" office:value="1">
            <text:p>1</text:p>
          </table:table-cell>
          <table:table-cell table:number-columns-repeated="2"/>
          <table:table-cell office:value-type="string">
            <text:p>Dendrocygn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iuca diuca </text:p>
          </table:table-cell>
          <table:table-cell office:value-type="string">
            <text:p>diuca</text:p>
          </table:table-cell>
          <table:table-cell office:value-type="string">
            <text:p>Molina, 1782</text:p>
          </table:table-cell>
          <table:table-cell table:formula="of:=VLOOKUP([.J188];[Genero.A$2:.B$430];2)" office:value-type="float" office:value="126">
            <text:p>126</text:p>
          </table:table-cell>
          <table:table-cell office:value-type="string">
            <text:p>diuca </text:p>
          </table:table-cell>
          <table:table-cell table:formula="of:=VLOOKUP([.K188];[Organismo.A$2:.B$1048576];2)" office:value-type="float" office:value="1">
            <text:p>1</text:p>
          </table:table-cell>
          <table:table-cell table:number-columns-repeated="2"/>
          <table:table-cell office:value-type="string">
            <text:p>Diuc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Dolichonyx oryzivorus</text:p>
          </table:table-cell>
          <table:table-cell office:value-type="string">
            <text:p>triste-pia</text:p>
          </table:table-cell>
          <table:table-cell office:value-type="string">
            <text:p>Linnaeus, 1758</text:p>
          </table:table-cell>
          <table:table-cell table:formula="of:=VLOOKUP([.J189];[Genero.A$2:.B$430];2)" office:value-type="float" office:value="127">
            <text:p>127</text:p>
          </table:table-cell>
          <table:table-cell office:value-type="string">
            <text:p>oryzivorus</text:p>
          </table:table-cell>
          <table:table-cell table:formula="of:=VLOOKUP([.K189];[Organismo.A$2:.B$1048576];2)" office:value-type="float" office:value="1">
            <text:p>1</text:p>
          </table:table-cell>
          <table:table-cell table:number-columns-repeated="2"/>
          <table:table-cell office:value-type="string">
            <text:p>Dolichonyx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Donacospiza albifrons </text:p>
          </table:table-cell>
          <table:table-cell office:value-type="string">
            <text:p>tico-tico-do-banhado</text:p>
          </table:table-cell>
          <table:table-cell office:value-type="string">
            <text:p>Vieillot, 1817</text:p>
          </table:table-cell>
          <table:table-cell table:formula="of:=VLOOKUP([.J190];[Genero.A$2:.B$430];2)" office:value-type="float" office:value="128">
            <text:p>128</text:p>
          </table:table-cell>
          <table:table-cell office:value-type="string">
            <text:p>albifrons </text:p>
          </table:table-cell>
          <table:table-cell table:formula="of:=VLOOKUP([.K190];[Organismo.A$2:.B$1048576];2)" office:value-type="float" office:value="1">
            <text:p>1</text:p>
          </table:table-cell>
          <table:table-cell table:number-columns-repeated="2"/>
          <table:table-cell office:value-type="string">
            <text:p>Donacospiza 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Dromococcyx pavoninus </text:p>
          </table:table-cell>
          <table:table-cell office:value-type="string">
            <text:p>peixe-frito-pavonino</text:p>
          </table:table-cell>
          <table:table-cell office:value-type="string">
            <text:p>Pelzeln, 1870</text:p>
          </table:table-cell>
          <table:table-cell table:formula="of:=VLOOKUP([.J191];[Genero.A$2:.B$430];2)" office:value-type="float" office:value="129">
            <text:p>129</text:p>
          </table:table-cell>
          <table:table-cell office:value-type="string">
            <text:p>pavoninus </text:p>
          </table:table-cell>
          <table:table-cell table:formula="of:=VLOOKUP([.K191];[Organismo.A$2:.B$1048576];2)" office:value-type="float" office:value="1">
            <text:p>1</text:p>
          </table:table-cell>
          <table:table-cell table:number-columns-repeated="2"/>
          <table:table-cell office:value-type="string">
            <text:p>Dromococcyx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Dromococcyx phasianellus </text:p>
          </table:table-cell>
          <table:table-cell office:value-type="string">
            <text:p>peixe-frito-verdadeiro</text:p>
          </table:table-cell>
          <table:table-cell office:value-type="string">
            <text:p>Spix, 1824</text:p>
          </table:table-cell>
          <table:table-cell table:formula="of:=VLOOKUP([.J192];[Genero.A$2:.B$430];2)" office:value-type="float" office:value="129">
            <text:p>129</text:p>
          </table:table-cell>
          <table:table-cell office:value-type="string">
            <text:p>phasianellus </text:p>
          </table:table-cell>
          <table:table-cell table:formula="of:=VLOOKUP([.K192];[Organismo.A$2:.B$1048576];2)" office:value-type="float" office:value="1">
            <text:p>1</text:p>
          </table:table-cell>
          <table:table-cell table:number-columns-repeated="2"/>
          <table:table-cell office:value-type="string">
            <text:p>Dromococcyx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Drymophila malura </text:p>
          </table:table-cell>
          <table:table-cell office:value-type="string">
            <text:p>choquinha-carijó</text:p>
          </table:table-cell>
          <table:table-cell office:value-type="string">
            <text:p>Temminck, 1825</text:p>
          </table:table-cell>
          <table:table-cell table:formula="of:=VLOOKUP([.J193];[Genero.A$2:.B$430];2)" office:value-type="float" office:value="130">
            <text:p>130</text:p>
          </table:table-cell>
          <table:table-cell office:value-type="string">
            <text:p>malura </text:p>
          </table:table-cell>
          <table:table-cell table:formula="of:=VLOOKUP([.K193];[Organismo.A$2:.B$1048576];2)" office:value-type="float" office:value="1">
            <text:p>1</text:p>
          </table:table-cell>
          <table:table-cell table:number-columns-repeated="2"/>
          <table:table-cell office:value-type="string">
            <text:p>Drymophil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Drymophila rubricollis </text:p>
          </table:table-cell>
          <table:table-cell office:value-type="string">
            <text:p>trovoada-de-bertoni</text:p>
          </table:table-cell>
          <table:table-cell office:value-type="string">
            <text:p>Bertoni, 1901</text:p>
          </table:table-cell>
          <table:table-cell table:formula="of:=VLOOKUP([.J194];[Genero.A$2:.B$430];2)" office:value-type="float" office:value="131">
            <text:p>131</text:p>
          </table:table-cell>
          <table:table-cell office:value-type="string">
            <text:p><text:s/>rubricollis</text:p>
          </table:table-cell>
          <table:table-cell table:formula="of:=VLOOKUP([.K194];[Organismo.A$2:.B$1048576];2)" office:value-type="float" office:value="1">
            <text:p>1</text:p>
          </table:table-cell>
          <table:table-cell table:number-columns-repeated="2"/>
          <table:table-cell office:value-type="string">
            <text:p>Drymophil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Drymornis bridgesii </text:p>
          </table:table-cell>
          <table:table-cell office:value-type="string">
            <text:p>arapaçu-do-espinilho</text:p>
          </table:table-cell>
          <table:table-cell office:value-type="string">
            <text:p>Eyton, 1850</text:p>
          </table:table-cell>
          <table:table-cell table:formula="of:=VLOOKUP([.J195];[Genero.A$2:.B$430];2)" office:value-type="float" office:value="132">
            <text:p>132</text:p>
          </table:table-cell>
          <table:table-cell office:value-type="string">
            <text:p>bridgesii </text:p>
          </table:table-cell>
          <table:table-cell table:formula="of:=VLOOKUP([.K195];[Organismo.A$2:.B$1048576];2)" office:value-type="float" office:value="1">
            <text:p>1</text:p>
          </table:table-cell>
          <table:table-cell table:number-columns-repeated="2"/>
          <table:table-cell office:value-type="string">
            <text:p>Drymorn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Dryocopus galeatus</text:p>
          </table:table-cell>
          <table:table-cell office:value-type="string">
            <text:p>pica-pau-de-cara-amarela</text:p>
          </table:table-cell>
          <table:table-cell office:value-type="string">
            <text:p>Temminck, 1822</text:p>
          </table:table-cell>
          <table:table-cell table:formula="of:=VLOOKUP([.J196];[Genero.A$2:.B$430];2)" office:value-type="float" office:value="133">
            <text:p>133</text:p>
          </table:table-cell>
          <table:table-cell office:value-type="string">
            <text:p><text:s/>galeatus</text:p>
          </table:table-cell>
          <table:table-cell table:formula="of:=VLOOKUP([.K196];[Organismo.A$2:.B$1048576];2)" office:value-type="float" office:value="1">
            <text:p>1</text:p>
          </table:table-cell>
          <table:table-cell table:number-columns-repeated="2"/>
          <table:table-cell office:value-type="string">
            <text:p>Dryocop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Dryocopus lineatus </text:p>
          </table:table-cell>
          <table:table-cell office:value-type="string">
            <text:p>pica-pau-de-banda-branca</text:p>
          </table:table-cell>
          <table:table-cell office:value-type="string">
            <text:p>Linnaeus, 1766</text:p>
          </table:table-cell>
          <table:table-cell table:formula="of:=VLOOKUP([.J197];[Genero.A$2:.B$430];2)" office:value-type="float" office:value="56">
            <text:p>56</text:p>
          </table:table-cell>
          <table:table-cell office:value-type="string">
            <text:p><text:s/>robustus</text:p>
          </table:table-cell>
          <table:table-cell table:formula="of:=VLOOKUP([.K197];[Organismo.A$2:.B$1048576];2)" office:value-type="float" office:value="1">
            <text:p>1</text:p>
          </table:table-cell>
          <table:table-cell table:number-columns-repeated="2"/>
          <table:table-cell office:value-type="string">
            <text:p>Campephil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Dysithamnus mentalis </text:p>
          </table:table-cell>
          <table:table-cell office:value-type="string">
            <text:p>choquinha-lisa</text:p>
          </table:table-cell>
          <table:table-cell office:value-type="string">
            <text:p>Temminck, 1823</text:p>
          </table:table-cell>
          <table:table-cell table:formula="of:=VLOOKUP([.J198];[Genero.A$2:.B$430];2)" office:value-type="float" office:value="134">
            <text:p>134</text:p>
          </table:table-cell>
          <table:table-cell office:value-type="string">
            <text:p>mentalis </text:p>
          </table:table-cell>
          <table:table-cell table:formula="of:=VLOOKUP([.K198];[Organismo.A$2:.B$1048576];2)" office:value-type="float" office:value="1">
            <text:p>1</text:p>
          </table:table-cell>
          <table:table-cell table:number-columns-repeated="2"/>
          <table:table-cell office:value-type="string">
            <text:p>Dysithamn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Egretta caerulea</text:p>
          </table:table-cell>
          <table:table-cell office:value-type="string">
            <text:p>garça-azul</text:p>
          </table:table-cell>
          <table:table-cell office:value-type="string">
            <text:p>Linnaeus, 1758</text:p>
          </table:table-cell>
          <table:table-cell table:formula="of:=VLOOKUP([.J199];[Genero.A$2:.B$430];2)" office:value-type="float" office:value="135">
            <text:p>135</text:p>
          </table:table-cell>
          <table:table-cell office:value-type="string">
            <text:p>caerulea</text:p>
          </table:table-cell>
          <table:table-cell table:formula="of:=VLOOKUP([.K199];[Organismo.A$2:.B$1048576];2)" office:value-type="float" office:value="1">
            <text:p>1</text:p>
          </table:table-cell>
          <table:table-cell table:number-columns-repeated="2"/>
          <table:table-cell office:value-type="string">
            <text:p>Egrett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Egretta thula </text:p>
          </table:table-cell>
          <table:table-cell office:value-type="string">
            <text:p>garça-branca-pequena</text:p>
          </table:table-cell>
          <table:table-cell office:value-type="string">
            <text:p>Molina, 1782</text:p>
          </table:table-cell>
          <table:table-cell table:formula="of:=VLOOKUP([.J200];[Genero.A$2:.B$430];2)" office:value-type="float" office:value="136">
            <text:p>136</text:p>
          </table:table-cell>
          <table:table-cell office:value-type="string">
            <text:p>thula </text:p>
          </table:table-cell>
          <table:table-cell table:formula="of:=VLOOKUP([.K200];[Organismo.A$2:.B$1048576];2)" office:value-type="float" office:value="1">
            <text:p>1</text:p>
          </table:table-cell>
          <table:table-cell table:number-columns-repeated="2"/>
          <table:table-cell office:value-type="string">
            <text:p>Egrett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Elaenia chilensis </text:p>
          </table:table-cell>
          <table:table-cell office:value-type="string">
            <text:p>guaracava-de-crista-branca</text:p>
          </table:table-cell>
          <table:table-cell office:value-type="string">
            <text:p>Hellmayr, 1927</text:p>
          </table:table-cell>
          <table:table-cell table:formula="of:=VLOOKUP([.J201];[Genero.A$2:.B$430];2)" office:value-type="float" office:value="137">
            <text:p>137</text:p>
          </table:table-cell>
          <table:table-cell office:value-type="string">
            <text:p>chilensis </text:p>
          </table:table-cell>
          <table:table-cell table:formula="of:=VLOOKUP([.K201];[Organismo.A$2:.B$1048576];2)" office:value-type="float" office:value="1">
            <text:p>1</text:p>
          </table:table-cell>
          <table:table-cell table:number-columns-repeated="2"/>
          <table:table-cell office:value-type="string">
            <text:p>Elaeni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Elaenia flavogaster </text:p>
          </table:table-cell>
          <table:table-cell office:value-type="string">
            <text:p>guaracava-de-barriga-amarela</text:p>
          </table:table-cell>
          <table:table-cell office:value-type="string">
            <text:p>Thunberg, 1822</text:p>
          </table:table-cell>
          <table:table-cell table:formula="of:=VLOOKUP([.J202];[Genero.A$2:.B$430];2)" office:value-type="float" office:value="137">
            <text:p>137</text:p>
          </table:table-cell>
          <table:table-cell office:value-type="string">
            <text:p>flavogaster </text:p>
          </table:table-cell>
          <table:table-cell table:formula="of:=VLOOKUP([.K202];[Organismo.A$2:.B$1048576];2)" office:value-type="float" office:value="1">
            <text:p>1</text:p>
          </table:table-cell>
          <table:table-cell table:number-columns-repeated="2"/>
          <table:table-cell office:value-type="string">
            <text:p>Elaeni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Elaenia mesoleuca </text:p>
          </table:table-cell>
          <table:table-cell office:value-type="string">
            <text:p>tuque</text:p>
          </table:table-cell>
          <table:table-cell office:value-type="string">
            <text:p>Deppe, 1830</text:p>
          </table:table-cell>
          <table:table-cell table:formula="of:=VLOOKUP([.J203];[Genero.A$2:.B$430];2)" office:value-type="float" office:value="137">
            <text:p>137</text:p>
          </table:table-cell>
          <table:table-cell office:value-type="string">
            <text:p>mesoleuca </text:p>
          </table:table-cell>
          <table:table-cell table:formula="of:=VLOOKUP([.K203];[Organismo.A$2:.B$1048576];2)" office:value-type="float" office:value="1">
            <text:p>1</text:p>
          </table:table-cell>
          <table:table-cell table:number-columns-repeated="2"/>
          <table:table-cell office:value-type="string">
            <text:p>Elaeni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Elaenia obscura</text:p>
          </table:table-cell>
          <table:table-cell office:value-type="string">
            <text:p>tucão</text:p>
          </table:table-cell>
          <table:table-cell office:value-type="string">
            <text:p>d'Orbigny &amp; Lafresnaye, 1837</text:p>
          </table:table-cell>
          <table:table-cell table:formula="of:=VLOOKUP([.J204];[Genero.A$2:.B$430];2)" office:value-type="float" office:value="137">
            <text:p>137</text:p>
          </table:table-cell>
          <table:table-cell office:value-type="string">
            <text:p>obscura</text:p>
          </table:table-cell>
          <table:table-cell table:formula="of:=VLOOKUP([.K204];[Organismo.A$2:.B$1048576];2)" office:value-type="float" office:value="1">
            <text:p>1</text:p>
          </table:table-cell>
          <table:table-cell table:number-columns-repeated="2"/>
          <table:table-cell office:value-type="string">
            <text:p>Elaeni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Elaenia parvirostris </text:p>
          </table:table-cell>
          <table:table-cell office:value-type="string">
            <text:p>guaracava-de-bico-curto</text:p>
          </table:table-cell>
          <table:table-cell office:value-type="string">
            <text:p>Pelzeln, 1868</text:p>
          </table:table-cell>
          <table:table-cell table:formula="of:=VLOOKUP([.J205];[Genero.A$2:.B$430];2)" office:value-type="float" office:value="137">
            <text:p>137</text:p>
          </table:table-cell>
          <table:table-cell office:value-type="string">
            <text:p><text:s/>parvirostris </text:p>
          </table:table-cell>
          <table:table-cell table:formula="of:=VLOOKUP([.K205];[Organismo.A$2:.B$1048576];2)" office:value-type="float" office:value="1">
            <text:p>1</text:p>
          </table:table-cell>
          <table:table-cell table:number-columns-repeated="2"/>
          <table:table-cell office:value-type="string">
            <text:p>Elaeni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Elaenia spectabilis </text:p>
          </table:table-cell>
          <table:table-cell office:value-type="string">
            <text:p>guaracava-grande</text:p>
          </table:table-cell>
          <table:table-cell office:value-type="string">
            <text:p>Pelzeln, 1868</text:p>
          </table:table-cell>
          <table:table-cell table:formula="of:=VLOOKUP([.J206];[Genero.A$2:.B$430];2)" office:value-type="float" office:value="137">
            <text:p>137</text:p>
          </table:table-cell>
          <table:table-cell office:value-type="string">
            <text:p>spectabilis </text:p>
          </table:table-cell>
          <table:table-cell table:formula="of:=VLOOKUP([.K206];[Organismo.A$2:.B$1048576];2)" office:value-type="float" office:value="1">
            <text:p>1</text:p>
          </table:table-cell>
          <table:table-cell table:number-columns-repeated="2"/>
          <table:table-cell office:value-type="string">
            <text:p>Elaeni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Elanoides forficatus </text:p>
          </table:table-cell>
          <table:table-cell office:value-type="string">
            <text:p>gavião-tesoura</text:p>
          </table:table-cell>
          <table:table-cell office:value-type="string">
            <text:p>Linnaeus, 1758</text:p>
          </table:table-cell>
          <table:table-cell table:formula="of:=VLOOKUP([.J207];[Genero.A$2:.B$430];2)" office:value-type="float" office:value="138">
            <text:p>138</text:p>
          </table:table-cell>
          <table:table-cell office:value-type="string">
            <text:p><text:s/>forficatus </text:p>
          </table:table-cell>
          <table:table-cell table:formula="of:=VLOOKUP([.K207];[Organismo.A$2:.B$1048576];2)" office:value-type="float" office:value="1">
            <text:p>1</text:p>
          </table:table-cell>
          <table:table-cell table:number-columns-repeated="2"/>
          <table:table-cell office:value-type="string">
            <text:p>Elanoide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Elanus leucurus </text:p>
          </table:table-cell>
          <table:table-cell office:value-type="string">
            <text:p>gavião-peneira</text:p>
          </table:table-cell>
          <table:table-cell office:value-type="string">
            <text:p>Vieillot, 1818</text:p>
          </table:table-cell>
          <table:table-cell table:formula="of:=VLOOKUP([.J208];[Genero.A$2:.B$430];2)" office:value-type="float" office:value="139">
            <text:p>139</text:p>
          </table:table-cell>
          <table:table-cell office:value-type="string">
            <text:p>leucurus </text:p>
          </table:table-cell>
          <table:table-cell table:formula="of:=VLOOKUP([.K208];[Organismo.A$2:.B$1048576];2)" office:value-type="float" office:value="1">
            <text:p>1</text:p>
          </table:table-cell>
          <table:table-cell table:number-columns-repeated="2"/>
          <table:table-cell office:value-type="string">
            <text:p>Elan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Eleoscytalopus indigoticus</text:p>
          </table:table-cell>
          <table:table-cell office:value-type="string">
            <text:p>macuquinho</text:p>
          </table:table-cell>
          <table:table-cell office:value-type="string">
            <text:p>Wied, 1831</text:p>
          </table:table-cell>
          <table:table-cell table:formula="of:=VLOOKUP([.J209];[Genero.A$2:.B$430];2)" office:value-type="float" office:value="140">
            <text:p>140</text:p>
          </table:table-cell>
          <table:table-cell office:value-type="string">
            <text:p><text:s/>indigoticus</text:p>
          </table:table-cell>
          <table:table-cell table:formula="of:=VLOOKUP([.K209];[Organismo.A$2:.B$1048576];2)" office:value-type="float" office:value="1">
            <text:p>1</text:p>
          </table:table-cell>
          <table:table-cell table:number-columns-repeated="2"/>
          <table:table-cell office:value-type="string">
            <text:p>Eleoscytalop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Emberizoides herbicola </text:p>
          </table:table-cell>
          <table:table-cell office:value-type="string">
            <text:p>canário-do-campo</text:p>
          </table:table-cell>
          <table:table-cell office:value-type="string">
            <text:p>Vieillot, 1817</text:p>
          </table:table-cell>
          <table:table-cell table:formula="of:=VLOOKUP([.J210];[Genero.A$2:.B$430];2)" office:value-type="float" office:value="141">
            <text:p>141</text:p>
          </table:table-cell>
          <table:table-cell office:value-type="string">
            <text:p>herbicola </text:p>
          </table:table-cell>
          <table:table-cell table:formula="of:=VLOOKUP([.K210];[Organismo.A$2:.B$1048576];2)" office:value-type="float" office:value="1">
            <text:p>1</text:p>
          </table:table-cell>
          <table:table-cell table:number-columns-repeated="2"/>
          <table:table-cell office:value-type="string">
            <text:p>Emberizoide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Emberizoides ypiranganus </text:p>
          </table:table-cell>
          <table:table-cell office:value-type="string">
            <text:p>canário-do-brejo</text:p>
          </table:table-cell>
          <table:table-cell office:value-type="string">
            <text:p>Ihering &amp; Ihering, 1907</text:p>
          </table:table-cell>
          <table:table-cell table:formula="of:=VLOOKUP([.J211];[Genero.A$2:.B$430];2)" office:value-type="float" office:value="141">
            <text:p>141</text:p>
          </table:table-cell>
          <table:table-cell office:value-type="string">
            <text:p>ypiranganus </text:p>
          </table:table-cell>
          <table:table-cell table:formula="of:=VLOOKUP([.K211];[Organismo.A$2:.B$1048576];2)" office:value-type="float" office:value="1">
            <text:p>1</text:p>
          </table:table-cell>
          <table:table-cell table:number-columns-repeated="2"/>
          <table:table-cell office:value-type="string">
            <text:p>Emberizoide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Embernagra platensis </text:p>
          </table:table-cell>
          <table:table-cell office:value-type="string">
            <text:p>sabiá-do-banhado</text:p>
          </table:table-cell>
          <table:table-cell office:value-type="string">
            <text:p>Gmelin, 1789</text:p>
          </table:table-cell>
          <table:table-cell table:formula="of:=VLOOKUP([.J212];[Genero.A$2:.B$430];2)" office:value-type="float" office:value="141">
            <text:p>141</text:p>
          </table:table-cell>
          <table:table-cell office:value-type="string">
            <text:p>platensis </text:p>
          </table:table-cell>
          <table:table-cell table:formula="of:=VLOOKUP([.K212];[Organismo.A$2:.B$1048576];2)" office:value-type="float" office:value="1">
            <text:p>1</text:p>
          </table:table-cell>
          <table:table-cell table:number-columns-repeated="2"/>
          <table:table-cell office:value-type="string">
            <text:p>Emberizoide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Empidonomus varius </text:p>
          </table:table-cell>
          <table:table-cell office:value-type="string">
            <text:p>peitica</text:p>
          </table:table-cell>
          <table:table-cell office:value-type="string">
            <text:p>Vieillot, 1818</text:p>
          </table:table-cell>
          <table:table-cell table:formula="of:=VLOOKUP([.J213];[Genero.A$2:.B$430];2)" office:value-type="float" office:value="142">
            <text:p>142</text:p>
          </table:table-cell>
          <table:table-cell office:value-type="string">
            <text:p><text:s/>varius </text:p>
          </table:table-cell>
          <table:table-cell table:formula="of:=VLOOKUP([.K213];[Organismo.A$2:.B$1048576];2)" office:value-type="float" office:value="1">
            <text:p>1</text:p>
          </table:table-cell>
          <table:table-cell table:number-columns-repeated="2"/>
          <table:table-cell office:value-type="string">
            <text:p>Empidonom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Estrilda astrild </text:p>
          </table:table-cell>
          <table:table-cell office:value-type="string">
            <text:p>bico-de-lacre</text:p>
          </table:table-cell>
          <table:table-cell office:value-type="string">
            <text:p>Linnaeus, 1758</text:p>
          </table:table-cell>
          <table:table-cell table:formula="of:=VLOOKUP([.J214];[Genero.A$2:.B$430];2)" office:value-type="float" office:value="143">
            <text:p>143</text:p>
          </table:table-cell>
          <table:table-cell office:value-type="string">
            <text:p><text:s/>astrild </text:p>
          </table:table-cell>
          <table:table-cell table:formula="of:=VLOOKUP([.K214];[Organismo.A$2:.B$1048576];2)" office:value-type="float" office:value="1">
            <text:p>1</text:p>
          </table:table-cell>
          <table:table-cell table:number-columns-repeated="2"/>
          <table:table-cell office:value-type="string">
            <text:p>Estrild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Eupetomena macroura </text:p>
          </table:table-cell>
          <table:table-cell office:value-type="string">
            <text:p>beija-flor-tesoura</text:p>
          </table:table-cell>
          <table:table-cell office:value-type="string">
            <text:p>Gmelin, 1788</text:p>
          </table:table-cell>
          <table:table-cell table:formula="of:=VLOOKUP([.J215];[Genero.A$2:.B$430];2)" office:value-type="float" office:value="144">
            <text:p>144</text:p>
          </table:table-cell>
          <table:table-cell office:value-type="string">
            <text:p>macroura </text:p>
          </table:table-cell>
          <table:table-cell table:formula="of:=VLOOKUP([.K215];[Organismo.A$2:.B$1048576];2)" office:value-type="float" office:value="1">
            <text:p>1</text:p>
          </table:table-cell>
          <table:table-cell table:number-columns-repeated="2"/>
          <table:table-cell office:value-type="string">
            <text:p>Eupetomen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Euphonia chalybea </text:p>
          </table:table-cell>
          <table:table-cell office:value-type="string">
            <text:p>cais-cais</text:p>
          </table:table-cell>
          <table:table-cell office:value-type="string">
            <text:p>Mikan, 1825</text:p>
          </table:table-cell>
          <table:table-cell table:formula="of:=VLOOKUP([.J216];[Genero.A$2:.B$430];2)" office:value-type="float" office:value="145">
            <text:p>145</text:p>
          </table:table-cell>
          <table:table-cell office:value-type="string">
            <text:p>chalybea </text:p>
          </table:table-cell>
          <table:table-cell table:formula="of:=VLOOKUP([.K216];[Organismo.A$2:.B$1048576];2)" office:value-type="float" office:value="1">
            <text:p>1</text:p>
          </table:table-cell>
          <table:table-cell table:number-columns-repeated="2"/>
          <table:table-cell office:value-type="string">
            <text:p>Euphoni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Euphonia chlorotica </text:p>
          </table:table-cell>
          <table:table-cell office:value-type="string">
            <text:p>fim-fim</text:p>
          </table:table-cell>
          <table:table-cell office:value-type="string">
            <text:p>Linnaeus, 1766</text:p>
          </table:table-cell>
          <table:table-cell table:formula="of:=VLOOKUP([.J217];[Genero.A$2:.B$430];2)" office:value-type="float" office:value="145">
            <text:p>145</text:p>
          </table:table-cell>
          <table:table-cell office:value-type="string">
            <text:p>chlorotica </text:p>
          </table:table-cell>
          <table:table-cell table:formula="of:=VLOOKUP([.K217];[Organismo.A$2:.B$1048576];2)" office:value-type="float" office:value="1">
            <text:p>1</text:p>
          </table:table-cell>
          <table:table-cell table:number-columns-repeated="2"/>
          <table:table-cell office:value-type="string">
            <text:p>Euphoni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Euphonia cyanocephala </text:p>
          </table:table-cell>
          <table:table-cell office:value-type="string">
            <text:p>gaturamo-rei</text:p>
          </table:table-cell>
          <table:table-cell office:value-type="string">
            <text:p>Vieillot, 1818</text:p>
          </table:table-cell>
          <table:table-cell table:formula="of:=VLOOKUP([.J218];[Genero.A$2:.B$430];2)" office:value-type="float" office:value="145">
            <text:p>145</text:p>
          </table:table-cell>
          <table:table-cell office:value-type="string">
            <text:p>cyanocephala </text:p>
          </table:table-cell>
          <table:table-cell table:formula="of:=VLOOKUP([.K218];[Organismo.A$2:.B$1048576];2)" office:value-type="float" office:value="1">
            <text:p>1</text:p>
          </table:table-cell>
          <table:table-cell table:number-columns-repeated="2"/>
          <table:table-cell office:value-type="string">
            <text:p>Euphoni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Euphonia pectoralis </text:p>
          </table:table-cell>
          <table:table-cell office:value-type="string">
            <text:p>gaturamo-serrador ou ferro-velho</text:p>
          </table:table-cell>
          <table:table-cell office:value-type="string">
            <text:p>Latham, 1801</text:p>
          </table:table-cell>
          <table:table-cell table:formula="of:=VLOOKUP([.J219];[Genero.A$2:.B$430];2)" office:value-type="float" office:value="145">
            <text:p>145</text:p>
          </table:table-cell>
          <table:table-cell office:value-type="string">
            <text:p>pectoralis </text:p>
          </table:table-cell>
          <table:table-cell table:formula="of:=VLOOKUP([.K219];[Organismo.A$2:.B$1048576];2)" office:value-type="float" office:value="1">
            <text:p>1</text:p>
          </table:table-cell>
          <table:table-cell table:number-columns-repeated="2"/>
          <table:table-cell office:value-type="string">
            <text:p>Euphoni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Euphonia violacea </text:p>
          </table:table-cell>
          <table:table-cell office:value-type="string">
            <text:p>gaturamo-verdadeiro</text:p>
          </table:table-cell>
          <table:table-cell office:value-type="string">
            <text:p>Linnaeus, 1758</text:p>
          </table:table-cell>
          <table:table-cell table:formula="of:=VLOOKUP([.J220];[Genero.A$2:.B$430];2)" office:value-type="float" office:value="145">
            <text:p>145</text:p>
          </table:table-cell>
          <table:table-cell office:value-type="string">
            <text:p>violacea </text:p>
          </table:table-cell>
          <table:table-cell table:formula="of:=VLOOKUP([.K220];[Organismo.A$2:.B$1048576];2)" office:value-type="float" office:value="1">
            <text:p>1</text:p>
          </table:table-cell>
          <table:table-cell table:number-columns-repeated="2"/>
          <table:table-cell office:value-type="string">
            <text:p>Euphoni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Euscarthmus meloryphus </text:p>
          </table:table-cell>
          <table:table-cell office:value-type="string">
            <text:p>barulhento</text:p>
          </table:table-cell>
          <table:table-cell office:value-type="string">
            <text:p>Wied, 1831</text:p>
          </table:table-cell>
          <table:table-cell table:formula="of:=VLOOKUP([.J221];[Genero.A$2:.B$430];2)" office:value-type="float" office:value="146">
            <text:p>146</text:p>
          </table:table-cell>
          <table:table-cell office:value-type="string">
            <text:p>meloryphus </text:p>
          </table:table-cell>
          <table:table-cell table:formula="of:=VLOOKUP([.K221];[Organismo.A$2:.B$1048576];2)" office:value-type="float" office:value="1">
            <text:p>1</text:p>
          </table:table-cell>
          <table:table-cell table:number-columns-repeated="2"/>
          <table:table-cell office:value-type="string">
            <text:p>Euscarthm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Falco deiroleucus </text:p>
          </table:table-cell>
          <table:table-cell office:value-type="string">
            <text:p>falcão-de-peito-vermelho</text:p>
          </table:table-cell>
          <table:table-cell office:value-type="string">
            <text:p>Temminck, 1825</text:p>
          </table:table-cell>
          <table:table-cell table:formula="of:=VLOOKUP([.J222];[Genero.A$2:.B$430];2)" office:value-type="float" office:value="147">
            <text:p>147</text:p>
          </table:table-cell>
          <table:table-cell office:value-type="string">
            <text:p>deiroleucus </text:p>
          </table:table-cell>
          <table:table-cell table:formula="of:=VLOOKUP([.K222];[Organismo.A$2:.B$1048576];2)" office:value-type="float" office:value="1">
            <text:p>1</text:p>
          </table:table-cell>
          <table:table-cell table:number-columns-repeated="2"/>
          <table:table-cell office:value-type="string">
            <text:p>Falco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Falco femoralis </text:p>
          </table:table-cell>
          <table:table-cell office:value-type="string">
            <text:p>falcão-de-coleira</text:p>
          </table:table-cell>
          <table:table-cell office:value-type="string">
            <text:p>Temminck, 1822</text:p>
          </table:table-cell>
          <table:table-cell table:formula="of:=VLOOKUP([.J223];[Genero.A$2:.B$430];2)" office:value-type="float" office:value="147">
            <text:p>147</text:p>
          </table:table-cell>
          <table:table-cell office:value-type="string">
            <text:p>femoralis </text:p>
          </table:table-cell>
          <table:table-cell table:formula="of:=VLOOKUP([.K223];[Organismo.A$2:.B$1048576];2)" office:value-type="float" office:value="1">
            <text:p>1</text:p>
          </table:table-cell>
          <table:table-cell table:number-columns-repeated="2"/>
          <table:table-cell office:value-type="string">
            <text:p>Falco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Falco peregrinus </text:p>
          </table:table-cell>
          <table:table-cell office:value-type="string">
            <text:p>falcão-peregrino</text:p>
          </table:table-cell>
          <table:table-cell office:value-type="string">
            <text:p>Tunstall, 1771</text:p>
          </table:table-cell>
          <table:table-cell table:formula="of:=VLOOKUP([.J224];[Genero.A$2:.B$430];2)" office:value-type="float" office:value="147">
            <text:p>147</text:p>
          </table:table-cell>
          <table:table-cell office:value-type="string">
            <text:p>peregrinus </text:p>
          </table:table-cell>
          <table:table-cell table:formula="of:=VLOOKUP([.K224];[Organismo.A$2:.B$1048576];2)" office:value-type="float" office:value="1">
            <text:p>1</text:p>
          </table:table-cell>
          <table:table-cell table:number-columns-repeated="2"/>
          <table:table-cell office:value-type="string">
            <text:p>Falco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Falco rufigularis </text:p>
          </table:table-cell>
          <table:table-cell office:value-type="string">
            <text:p>falcão-de-garganta-branca</text:p>
          </table:table-cell>
          <table:table-cell office:value-type="string">
            <text:p>Daudin, 1800</text:p>
          </table:table-cell>
          <table:table-cell table:formula="of:=VLOOKUP([.J225];[Genero.A$2:.B$430];2)" office:value-type="float" office:value="147">
            <text:p>147</text:p>
          </table:table-cell>
          <table:table-cell office:value-type="string">
            <text:p><text:s/>rufigularis </text:p>
          </table:table-cell>
          <table:table-cell table:formula="of:=VLOOKUP([.K225];[Organismo.A$2:.B$1048576];2)" office:value-type="float" office:value="1">
            <text:p>1</text:p>
          </table:table-cell>
          <table:table-cell table:number-columns-repeated="2"/>
          <table:table-cell office:value-type="string">
            <text:p>Falco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Falco sparverius </text:p>
          </table:table-cell>
          <table:table-cell office:value-type="string">
            <text:p>quiriquiri</text:p>
          </table:table-cell>
          <table:table-cell office:value-type="string">
            <text:p>Linnaeus, 1758</text:p>
          </table:table-cell>
          <table:table-cell table:formula="of:=VLOOKUP([.J226];[Genero.A$2:.B$430];2)" office:value-type="float" office:value="147">
            <text:p>147</text:p>
          </table:table-cell>
          <table:table-cell office:value-type="string">
            <text:p><text:s/>sparverius </text:p>
          </table:table-cell>
          <table:table-cell table:formula="of:=VLOOKUP([.K226];[Organismo.A$2:.B$1048576];2)" office:value-type="float" office:value="1">
            <text:p>1</text:p>
          </table:table-cell>
          <table:table-cell table:number-columns-repeated="2"/>
          <table:table-cell office:value-type="string">
            <text:p>Falco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Florisuga fusca </text:p>
          </table:table-cell>
          <table:table-cell office:value-type="string">
            <text:p>beija-flor-preto-de-rabo-branco</text:p>
          </table:table-cell>
          <table:table-cell office:value-type="string">
            <text:p>Vieillot, 1817</text:p>
          </table:table-cell>
          <table:table-cell table:formula="of:=VLOOKUP([.J227];[Genero.A$2:.B$430];2)" office:value-type="float" office:value="148">
            <text:p>148</text:p>
          </table:table-cell>
          <table:table-cell office:value-type="string">
            <text:p>fusca </text:p>
          </table:table-cell>
          <table:table-cell table:formula="of:=VLOOKUP([.K227];[Organismo.A$2:.B$1048576];2)" office:value-type="float" office:value="1">
            <text:p>1</text:p>
          </table:table-cell>
          <table:table-cell table:number-columns-repeated="2"/>
          <table:table-cell office:value-type="string">
            <text:p>Florisug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Fluvicola albiventer </text:p>
          </table:table-cell>
          <table:table-cell office:value-type="string">
            <text:p>lavadeira-de-cara-branca</text:p>
          </table:table-cell>
          <table:table-cell office:value-type="string">
            <text:p>Spix, 1825</text:p>
          </table:table-cell>
          <table:table-cell table:formula="of:=VLOOKUP([.J228];[Genero.A$2:.B$430];2)" office:value-type="float" office:value="149">
            <text:p>149</text:p>
          </table:table-cell>
          <table:table-cell office:value-type="string">
            <text:p>albiventer </text:p>
          </table:table-cell>
          <table:table-cell table:formula="of:=VLOOKUP([.K228];[Organismo.A$2:.B$1048576];2)" office:value-type="float" office:value="1">
            <text:p>1</text:p>
          </table:table-cell>
          <table:table-cell table:number-columns-repeated="2"/>
          <table:table-cell office:value-type="string">
            <text:p>Fluvicol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Formicarius colma </text:p>
          </table:table-cell>
          <table:table-cell office:value-type="string">
            <text:p>galinha-do-mato</text:p>
          </table:table-cell>
          <table:table-cell office:value-type="string">
            <text:p>Boddaert, 1783</text:p>
          </table:table-cell>
          <table:table-cell table:formula="of:=VLOOKUP([.J229];[Genero.A$2:.B$430];2)" office:value-type="float" office:value="150">
            <text:p>150</text:p>
          </table:table-cell>
          <table:table-cell office:value-type="string">
            <text:p>colma </text:p>
          </table:table-cell>
          <table:table-cell table:formula="of:=VLOOKUP([.K229];[Organismo.A$2:.B$1048576];2)" office:value-type="float" office:value="1">
            <text:p>1</text:p>
          </table:table-cell>
          <table:table-cell table:number-columns-repeated="2"/>
          <table:table-cell office:value-type="string">
            <text:p>Formicari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Fulica armillata </text:p>
          </table:table-cell>
          <table:table-cell office:value-type="string">
            <text:p>carqueja-de-bico-manchado</text:p>
          </table:table-cell>
          <table:table-cell office:value-type="string">
            <text:p>Vieillot, 1817</text:p>
          </table:table-cell>
          <table:table-cell table:formula="of:=VLOOKUP([.J230];[Genero.A$2:.B$430];2)" office:value-type="float" office:value="151">
            <text:p>151</text:p>
          </table:table-cell>
          <table:table-cell office:value-type="string">
            <text:p>armillata </text:p>
          </table:table-cell>
          <table:table-cell table:formula="of:=VLOOKUP([.K230];[Organismo.A$2:.B$1048576];2)" office:value-type="float" office:value="1">
            <text:p>1</text:p>
          </table:table-cell>
          <table:table-cell table:number-columns-repeated="2"/>
          <table:table-cell office:value-type="string">
            <text:p>Fulic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Fulica leucoptera </text:p>
          </table:table-cell>
          <table:table-cell office:value-type="string">
            <text:p>carqueja-de-bico-amarelo</text:p>
          </table:table-cell>
          <table:table-cell office:value-type="string">
            <text:p>Vieillot, 1817</text:p>
          </table:table-cell>
          <table:table-cell table:formula="of:=VLOOKUP([.J231];[Genero.A$2:.B$430];2)" office:value-type="float" office:value="151">
            <text:p>151</text:p>
          </table:table-cell>
          <table:table-cell office:value-type="string">
            <text:p>leucoptera </text:p>
          </table:table-cell>
          <table:table-cell table:formula="of:=VLOOKUP([.K231];[Organismo.A$2:.B$1048576];2)" office:value-type="float" office:value="1">
            <text:p>1</text:p>
          </table:table-cell>
          <table:table-cell table:number-columns-repeated="2"/>
          <table:table-cell office:value-type="string">
            <text:p>Fulic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Fulica rufifrons </text:p>
          </table:table-cell>
          <table:table-cell office:value-type="string">
            <text:p>carqueja-de-escudo-vermelho</text:p>
          </table:table-cell>
          <table:table-cell office:value-type="string">
            <text:p>Philippi &amp; Landbeck, 1861</text:p>
          </table:table-cell>
          <table:table-cell table:formula="of:=VLOOKUP([.J232];[Genero.A$2:.B$430];2)" office:value-type="float" office:value="151">
            <text:p>151</text:p>
          </table:table-cell>
          <table:table-cell office:value-type="string">
            <text:p>rufifrons</text:p>
          </table:table-cell>
          <table:table-cell table:formula="of:=VLOOKUP([.K232];[Organismo.A$2:.B$1048576];2)" office:value-type="float" office:value="1">
            <text:p>1</text:p>
          </table:table-cell>
          <table:table-cell table:number-columns-repeated="2"/>
          <table:table-cell office:value-type="string">
            <text:p>Fulic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Furnarius rufus </text:p>
          </table:table-cell>
          <table:table-cell office:value-type="string">
            <text:p>joão-de-barro</text:p>
          </table:table-cell>
          <table:table-cell office:value-type="string">
            <text:p>Gmelin, 1788</text:p>
          </table:table-cell>
          <table:table-cell table:formula="of:=VLOOKUP([.J233];[Genero.A$2:.B$430];2)" office:value-type="float" office:value="152">
            <text:p>152</text:p>
          </table:table-cell>
          <table:table-cell office:value-type="string">
            <text:p>rufus </text:p>
          </table:table-cell>
          <table:table-cell table:formula="of:=VLOOKUP([.K233];[Organismo.A$2:.B$1048576];2)" office:value-type="float" office:value="1">
            <text:p>1</text:p>
          </table:table-cell>
          <table:table-cell table:number-columns-repeated="2"/>
          <table:table-cell office:value-type="string">
            <text:p>Furnari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Gallinago paraguaiae </text:p>
          </table:table-cell>
          <table:table-cell office:value-type="string">
            <text:p>narceja</text:p>
          </table:table-cell>
          <table:table-cell office:value-type="string">
            <text:p>Vieillot, 1816</text:p>
          </table:table-cell>
          <table:table-cell table:formula="of:=VLOOKUP([.J234];[Genero.A$2:.B$430];2)" office:value-type="float" office:value="153">
            <text:p>153</text:p>
          </table:table-cell>
          <table:table-cell office:value-type="string">
            <text:p>paraguaiae </text:p>
          </table:table-cell>
          <table:table-cell table:formula="of:=VLOOKUP([.K234];[Organismo.A$2:.B$1048576];2)" office:value-type="float" office:value="1">
            <text:p>1</text:p>
          </table:table-cell>
          <table:table-cell table:number-columns-repeated="2"/>
          <table:table-cell office:value-type="string">
            <text:p>Gallinago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Gallinago undulata </text:p>
          </table:table-cell>
          <table:table-cell office:value-type="string">
            <text:p>narcejão</text:p>
          </table:table-cell>
          <table:table-cell office:value-type="string">
            <text:p>Boddaert, 1783</text:p>
          </table:table-cell>
          <table:table-cell table:formula="of:=VLOOKUP([.J235];[Genero.A$2:.B$430];2)" office:value-type="float" office:value="153">
            <text:p>153</text:p>
          </table:table-cell>
          <table:table-cell office:value-type="string">
            <text:p>undulata </text:p>
          </table:table-cell>
          <table:table-cell table:formula="of:=VLOOKUP([.K235];[Organismo.A$2:.B$1048576];2)" office:value-type="float" office:value="1">
            <text:p>1</text:p>
          </table:table-cell>
          <table:table-cell table:number-columns-repeated="2"/>
          <table:table-cell office:value-type="string">
            <text:p>Gallinago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Gallinula galeata </text:p>
          </table:table-cell>
          <table:table-cell office:value-type="string">
            <text:p>galinhola ou frango-d'água</text:p>
          </table:table-cell>
          <table:table-cell office:value-type="string">
            <text:p>Lichtenstein,1818</text:p>
          </table:table-cell>
          <table:table-cell table:formula="of:=VLOOKUP([.J236];[Genero.A$2:.B$430];2)" office:value-type="float" office:value="154">
            <text:p>154</text:p>
          </table:table-cell>
          <table:table-cell office:value-type="string">
            <text:p>galeata</text:p>
          </table:table-cell>
          <table:table-cell table:formula="of:=VLOOKUP([.K236];[Organismo.A$2:.B$1048576];2)" office:value-type="float" office:value="1">
            <text:p>1</text:p>
          </table:table-cell>
          <table:table-cell table:number-columns-repeated="2"/>
          <table:table-cell office:value-type="string">
            <text:p>Gallinul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Gallinula melanops</text:p>
          </table:table-cell>
          <table:table-cell office:value-type="string">
            <text:p>frango-d'água-carijó</text:p>
          </table:table-cell>
          <table:table-cell office:value-type="string">
            <text:p>Vieillot, 1819</text:p>
          </table:table-cell>
          <table:table-cell table:formula="of:=VLOOKUP([.J237];[Genero.A$2:.B$430];2)" office:value-type="float" office:value="154">
            <text:p>154</text:p>
          </table:table-cell>
          <table:table-cell office:value-type="string">
            <text:p>melanops</text:p>
          </table:table-cell>
          <table:table-cell table:formula="of:=VLOOKUP([.K237];[Organismo.A$2:.B$1048576];2)" office:value-type="float" office:value="1">
            <text:p>1</text:p>
          </table:table-cell>
          <table:table-cell table:number-columns-repeated="2"/>
          <table:table-cell office:value-type="string">
            <text:p>Gallinul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Gelochelidon nilotica</text:p>
          </table:table-cell>
          <table:table-cell office:value-type="string">
            <text:p>trinta-réis-de-bico-preto</text:p>
          </table:table-cell>
          <table:table-cell office:value-type="string">
            <text:p>Gmelin, 1789</text:p>
          </table:table-cell>
          <table:table-cell table:formula="of:=VLOOKUP([.J238];[Genero.A$2:.B$430];2)" office:value-type="float" office:value="155">
            <text:p>155</text:p>
          </table:table-cell>
          <table:table-cell office:value-type="string">
            <text:p>nilotica</text:p>
          </table:table-cell>
          <table:table-cell table:formula="of:=VLOOKUP([.K238];[Organismo.A$2:.B$1048576];2)" office:value-type="float" office:value="1">
            <text:p>1</text:p>
          </table:table-cell>
          <table:table-cell table:number-columns-repeated="2"/>
          <table:table-cell office:value-type="string">
            <text:p>Gelochelidon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Geositta cunicularia </text:p>
          </table:table-cell>
          <table:table-cell office:value-type="string">
            <text:p>curriqueiro</text:p>
          </table:table-cell>
          <table:table-cell office:value-type="string">
            <text:p>Vieillot, 1816</text:p>
          </table:table-cell>
          <table:table-cell table:formula="of:=VLOOKUP([.J239];[Genero.A$2:.B$430];2)" office:value-type="float" office:value="156">
            <text:p>156</text:p>
          </table:table-cell>
          <table:table-cell office:value-type="string">
            <text:p>cunicularia </text:p>
          </table:table-cell>
          <table:table-cell table:formula="of:=VLOOKUP([.K239];[Organismo.A$2:.B$1048576];2)" office:value-type="float" office:value="1">
            <text:p>1</text:p>
          </table:table-cell>
          <table:table-cell table:number-columns-repeated="2"/>
          <table:table-cell office:value-type="string">
            <text:p>Geositt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Geothlypis aequinoctialis </text:p>
          </table:table-cell>
          <table:table-cell office:value-type="string">
            <text:p>pia-cobra</text:p>
          </table:table-cell>
          <table:table-cell office:value-type="string">
            <text:p>Gmelin, 1789</text:p>
          </table:table-cell>
          <table:table-cell table:formula="of:=VLOOKUP([.J240];[Genero.A$2:.B$430];2)" office:value-type="float" office:value="157">
            <text:p>157</text:p>
          </table:table-cell>
          <table:table-cell office:value-type="string">
            <text:p><text:s/>aequinoctialis </text:p>
          </table:table-cell>
          <table:table-cell table:formula="of:=VLOOKUP([.K240];[Organismo.A$2:.B$1048576];2)" office:value-type="float" office:value="1">
            <text:p>1</text:p>
          </table:table-cell>
          <table:table-cell table:number-columns-repeated="2"/>
          <table:table-cell office:value-type="string">
            <text:p>Geothlypi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Geotrygon montana </text:p>
          </table:table-cell>
          <table:table-cell office:value-type="string">
            <text:p>pariri</text:p>
          </table:table-cell>
          <table:table-cell office:value-type="string">
            <text:p>Linnaeus, 1758</text:p>
          </table:table-cell>
          <table:table-cell table:formula="of:=VLOOKUP([.J241];[Genero.A$2:.B$430];2)" office:value-type="float" office:value="158">
            <text:p>158</text:p>
          </table:table-cell>
          <table:table-cell office:value-type="string">
            <text:p>montana </text:p>
          </table:table-cell>
          <table:table-cell table:formula="of:=VLOOKUP([.K241];[Organismo.A$2:.B$1048576];2)" office:value-type="float" office:value="1">
            <text:p>1</text:p>
          </table:table-cell>
          <table:table-cell table:number-columns-repeated="2"/>
          <table:table-cell office:value-type="string">
            <text:p>Geotrygon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Geranoaetus albicaudatus </text:p>
          </table:table-cell>
          <table:table-cell office:value-type="string">
            <text:p>gavião-de-rabo-branco</text:p>
          </table:table-cell>
          <table:table-cell office:value-type="string">
            <text:p>Vieillot, 1816</text:p>
          </table:table-cell>
          <table:table-cell table:formula="of:=VLOOKUP([.J242];[Genero.A$2:.B$430];2)" office:value-type="float" office:value="159">
            <text:p>159</text:p>
          </table:table-cell>
          <table:table-cell office:value-type="string">
            <text:p>albicaudatus </text:p>
          </table:table-cell>
          <table:table-cell table:formula="of:=VLOOKUP([.K242];[Organismo.A$2:.B$1048576];2)" office:value-type="float" office:value="1">
            <text:p>1</text:p>
          </table:table-cell>
          <table:table-cell table:number-columns-repeated="2"/>
          <table:table-cell office:value-type="string">
            <text:p>Geranoaet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Geranoaetus melanoleucus</text:p>
          </table:table-cell>
          <table:table-cell office:value-type="string">
            <text:p>águia-chilena</text:p>
          </table:table-cell>
          <table:table-cell office:value-type="string">
            <text:p>Vieillot, 1819</text:p>
          </table:table-cell>
          <table:table-cell table:formula="of:=VLOOKUP([.J243];[Genero.A$2:.B$430];2)" office:value-type="float" office:value="159">
            <text:p>159</text:p>
          </table:table-cell>
          <table:table-cell office:value-type="string">
            <text:p>melanoleucus</text:p>
          </table:table-cell>
          <table:table-cell table:formula="of:=VLOOKUP([.K243];[Organismo.A$2:.B$1048576];2)" office:value-type="float" office:value="1">
            <text:p>1</text:p>
          </table:table-cell>
          <table:table-cell table:number-columns-repeated="2"/>
          <table:table-cell office:value-type="string">
            <text:p>Geranoaet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Geranospiza caerulescens </text:p>
          </table:table-cell>
          <table:table-cell office:value-type="string">
            <text:p>gavião-pernilongo</text:p>
          </table:table-cell>
          <table:table-cell office:value-type="string">
            <text:p>Vieillot, 1817</text:p>
          </table:table-cell>
          <table:table-cell table:formula="of:=VLOOKUP([.J244];[Genero.A$2:.B$430];2)" office:value-type="float" office:value="160">
            <text:p>160</text:p>
          </table:table-cell>
          <table:table-cell office:value-type="string">
            <text:p>caerulescens </text:p>
          </table:table-cell>
          <table:table-cell table:formula="of:=VLOOKUP([.K244];[Organismo.A$2:.B$1048576];2)" office:value-type="float" office:value="1">
            <text:p>1</text:p>
          </table:table-cell>
          <table:table-cell table:number-columns-repeated="2"/>
          <table:table-cell office:value-type="string">
            <text:p>Geranospiz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Glaucidium brasilianum </text:p>
          </table:table-cell>
          <table:table-cell office:value-type="string">
            <text:p>caburé</text:p>
          </table:table-cell>
          <table:table-cell office:value-type="string">
            <text:p>Gmelin, 1788</text:p>
          </table:table-cell>
          <table:table-cell table:formula="of:=VLOOKUP([.J245];[Genero.A$2:.B$430];2)" office:value-type="float" office:value="161">
            <text:p>161</text:p>
          </table:table-cell>
          <table:table-cell office:value-type="string">
            <text:p>brasilianum</text:p>
          </table:table-cell>
          <table:table-cell table:formula="of:=VLOOKUP([.K245];[Organismo.A$2:.B$1048576];2)" office:value-type="float" office:value="1">
            <text:p>1</text:p>
          </table:table-cell>
          <table:table-cell table:number-columns-repeated="2"/>
          <table:table-cell office:value-type="string">
            <text:p>Glaucidium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Gnorimopsar chopi </text:p>
          </table:table-cell>
          <table:table-cell office:value-type="string">
            <text:p>chopim ou graúna</text:p>
          </table:table-cell>
          <table:table-cell office:value-type="string">
            <text:p>Vieillot, 1819</text:p>
          </table:table-cell>
          <table:table-cell table:formula="of:=VLOOKUP([.J246];[Genero.A$2:.B$430];2)" office:value-type="float" office:value="162">
            <text:p>162</text:p>
          </table:table-cell>
          <table:table-cell office:value-type="string">
            <text:p>chopi </text:p>
          </table:table-cell>
          <table:table-cell table:formula="of:=VLOOKUP([.K246];[Organismo.A$2:.B$1048576];2)" office:value-type="float" office:value="1">
            <text:p>1</text:p>
          </table:table-cell>
          <table:table-cell table:number-columns-repeated="2"/>
          <table:table-cell office:value-type="string">
            <text:p>Gnorimopsar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Grallaria varia</text:p>
          </table:table-cell>
          <table:table-cell office:value-type="string">
            <text:p>tovacuçu</text:p>
          </table:table-cell>
          <table:table-cell office:value-type="string">
            <text:p>Boddaert, 1783</text:p>
          </table:table-cell>
          <table:table-cell table:formula="of:=VLOOKUP([.J247];[Genero.A$2:.B$430];2)" office:value-type="float" office:value="163">
            <text:p>163</text:p>
          </table:table-cell>
          <table:table-cell office:value-type="string">
            <text:p>varia</text:p>
          </table:table-cell>
          <table:table-cell table:formula="of:=VLOOKUP([.K247];[Organismo.A$2:.B$1048576];2)" office:value-type="float" office:value="1">
            <text:p>1</text:p>
          </table:table-cell>
          <table:table-cell table:number-columns-repeated="2"/>
          <table:table-cell office:value-type="string">
            <text:p>Grallari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Griseotyrannus aurantioatrocristatus </text:p>
          </table:table-cell>
          <table:table-cell office:value-type="string">
            <text:p>peitica-de-chapéu-preto</text:p>
          </table:table-cell>
          <table:table-cell office:value-type="string">
            <text:p>d'Orbigny &amp; Lafresnaye, 1837</text:p>
          </table:table-cell>
          <table:table-cell table:formula="of:=VLOOKUP([.J248];[Genero.A$2:.B$430];2)" office:value-type="float" office:value="164">
            <text:p>164</text:p>
          </table:table-cell>
          <table:table-cell office:value-type="string">
            <text:p>aurantioatrocristatus </text:p>
          </table:table-cell>
          <table:table-cell table:formula="of:=VLOOKUP([.K248];[Organismo.A$2:.B$1048576];2)" office:value-type="float" office:value="1">
            <text:p>1</text:p>
          </table:table-cell>
          <table:table-cell table:number-columns-repeated="2"/>
          <table:table-cell office:value-type="string">
            <text:p>Griseotyrann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Gubernatrix cristata </text:p>
          </table:table-cell>
          <table:table-cell office:value-type="string">
            <text:p>cardeal-amarelo</text:p>
          </table:table-cell>
          <table:table-cell office:value-type="string">
            <text:p>Vieillot, 1817</text:p>
          </table:table-cell>
          <table:table-cell table:formula="of:=VLOOKUP([.J249];[Genero.A$2:.B$430];2)" office:value-type="float" office:value="165">
            <text:p>165</text:p>
          </table:table-cell>
          <table:table-cell office:value-type="string">
            <text:p><text:s/>cristata </text:p>
          </table:table-cell>
          <table:table-cell table:formula="of:=VLOOKUP([.K249];[Organismo.A$2:.B$1048576];2)" office:value-type="float" office:value="1">
            <text:p>1</text:p>
          </table:table-cell>
          <table:table-cell table:number-columns-repeated="2"/>
          <table:table-cell office:value-type="string">
            <text:p>Gubernatrix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Gubernetes yetapa </text:p>
          </table:table-cell>
          <table:table-cell office:value-type="string">
            <text:p>tesoura-do-brejo</text:p>
          </table:table-cell>
          <table:table-cell office:value-type="string">
            <text:p>Vieillot, 1818</text:p>
          </table:table-cell>
          <table:table-cell table:formula="of:=VLOOKUP([.J250];[Genero.A$2:.B$430];2)" office:value-type="float" office:value="166">
            <text:p>166</text:p>
          </table:table-cell>
          <table:table-cell office:value-type="string">
            <text:p>yetapa </text:p>
          </table:table-cell>
          <table:table-cell table:formula="of:=VLOOKUP([.K250];[Organismo.A$2:.B$1048576];2)" office:value-type="float" office:value="1">
            <text:p>1</text:p>
          </table:table-cell>
          <table:table-cell table:number-columns-repeated="2"/>
          <table:table-cell office:value-type="string">
            <text:p>Gubernete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Guira guira </text:p>
          </table:table-cell>
          <table:table-cell office:value-type="string">
            <text:p>anu-branco</text:p>
          </table:table-cell>
          <table:table-cell office:value-type="string">
            <text:p>Gmelin, 1788</text:p>
          </table:table-cell>
          <table:table-cell table:formula="of:=VLOOKUP([.J251];[Genero.A$2:.B$430];2)" office:value-type="float" office:value="167">
            <text:p>167</text:p>
          </table:table-cell>
          <table:table-cell office:value-type="string">
            <text:p><text:s/>guira</text:p>
          </table:table-cell>
          <table:table-cell table:formula="of:=VLOOKUP([.K251];[Organismo.A$2:.B$1048576];2)" office:value-type="float" office:value="1">
            <text:p>1</text:p>
          </table:table-cell>
          <table:table-cell table:number-columns-repeated="2"/>
          <table:table-cell office:value-type="string">
            <text:p>Guir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Habia rubica</text:p>
          </table:table-cell>
          <table:table-cell office:value-type="string">
            <text:p>tiê-do-mato-grosso</text:p>
          </table:table-cell>
          <table:table-cell office:value-type="string">
            <text:p>Vieillot, 1817</text:p>
          </table:table-cell>
          <table:table-cell table:formula="of:=VLOOKUP([.J252];[Genero.A$2:.B$430];2)" office:value-type="float" office:value="168">
            <text:p>168</text:p>
          </table:table-cell>
          <table:table-cell office:value-type="string">
            <text:p>rubica</text:p>
          </table:table-cell>
          <table:table-cell table:formula="of:=VLOOKUP([.K252];[Organismo.A$2:.B$1048576];2)" office:value-type="float" office:value="1">
            <text:p>1</text:p>
          </table:table-cell>
          <table:table-cell table:number-columns-repeated="2"/>
          <table:table-cell office:value-type="string">
            <text:p>Habi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Haematopus palliatus </text:p>
          </table:table-cell>
          <table:table-cell office:value-type="string">
            <text:p>piru-piru</text:p>
          </table:table-cell>
          <table:table-cell office:value-type="string">
            <text:p>Temminck, 1820</text:p>
          </table:table-cell>
          <table:table-cell table:formula="of:=VLOOKUP([.J253];[Genero.A$2:.B$430];2)" office:value-type="float" office:value="169">
            <text:p>169</text:p>
          </table:table-cell>
          <table:table-cell office:value-type="string">
            <text:p>palliatus </text:p>
          </table:table-cell>
          <table:table-cell table:formula="of:=VLOOKUP([.K253];[Organismo.A$2:.B$1048576];2)" office:value-type="float" office:value="1">
            <text:p>1</text:p>
          </table:table-cell>
          <table:table-cell table:number-columns-repeated="2"/>
          <table:table-cell office:value-type="string">
            <text:p>Haematop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Haplospiza unicolor</text:p>
          </table:table-cell>
          <table:table-cell office:value-type="string">
            <text:p>cigarra-bambu</text:p>
          </table:table-cell>
          <table:table-cell office:value-type="string">
            <text:p><text:s/>Cabanis, 1851</text:p>
          </table:table-cell>
          <table:table-cell table:formula="of:=VLOOKUP([.J254];[Genero.A$2:.B$430];2)" office:value-type="float" office:value="170">
            <text:p>170</text:p>
          </table:table-cell>
          <table:table-cell office:value-type="string">
            <text:p>unicolor</text:p>
          </table:table-cell>
          <table:table-cell table:formula="of:=VLOOKUP([.K254];[Organismo.A$2:.B$1048576];2)" office:value-type="float" office:value="1">
            <text:p>1</text:p>
          </table:table-cell>
          <table:table-cell table:number-columns-repeated="2"/>
          <table:table-cell office:value-type="string">
            <text:p>Haplospiz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Harpagus diodon</text:p>
          </table:table-cell>
          <table:table-cell office:value-type="string">
            <text:p>gavião-bombachinha</text:p>
          </table:table-cell>
          <table:table-cell office:value-type="string">
            <text:p>Temminck, 1823</text:p>
          </table:table-cell>
          <table:table-cell table:formula="of:=VLOOKUP([.J255];[Genero.A$2:.B$430];2)" office:value-type="float" office:value="171">
            <text:p>171</text:p>
          </table:table-cell>
          <table:table-cell office:value-type="string">
            <text:p>diodon</text:p>
          </table:table-cell>
          <table:table-cell table:formula="of:=VLOOKUP([.K255];[Organismo.A$2:.B$1048576];2)" office:value-type="float" office:value="1">
            <text:p>1</text:p>
          </table:table-cell>
          <table:table-cell table:number-columns-repeated="2"/>
          <table:table-cell office:value-type="string">
            <text:p>Harpag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Harpia harpyja </text:p>
          </table:table-cell>
          <table:table-cell office:value-type="string">
            <text:p>gavião-real</text:p>
          </table:table-cell>
          <table:table-cell office:value-type="string">
            <text:p>Linnaeus, 1758</text:p>
          </table:table-cell>
          <table:table-cell table:formula="of:=VLOOKUP([.J256];[Genero.A$2:.B$430];2)" office:value-type="float" office:value="172">
            <text:p>172</text:p>
          </table:table-cell>
          <table:table-cell office:value-type="string">
            <text:p>harpyja </text:p>
          </table:table-cell>
          <table:table-cell table:formula="of:=VLOOKUP([.K256];[Organismo.A$2:.B$1048576];2)" office:value-type="float" office:value="1">
            <text:p>1</text:p>
          </table:table-cell>
          <table:table-cell table:number-columns-repeated="2"/>
          <table:table-cell office:value-type="string">
            <text:p>Harpi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Heliobletus contaminatus </text:p>
          </table:table-cell>
          <table:table-cell office:value-type="string">
            <text:p>trepadorzinho</text:p>
          </table:table-cell>
          <table:table-cell office:value-type="string">
            <text:p>Berlepsch, 1885</text:p>
          </table:table-cell>
          <table:table-cell table:formula="of:=VLOOKUP([.J257];[Genero.A$2:.B$430];2)" office:value-type="float" office:value="173">
            <text:p>173</text:p>
          </table:table-cell>
          <table:table-cell office:value-type="string">
            <text:p><text:s/>contaminatus </text:p>
          </table:table-cell>
          <table:table-cell table:formula="of:=VLOOKUP([.K257];[Organismo.A$2:.B$1048576];2)" office:value-type="float" office:value="1">
            <text:p>1</text:p>
          </table:table-cell>
          <table:table-cell table:number-columns-repeated="2"/>
          <table:table-cell office:value-type="string">
            <text:p>Helioblet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Heliomaster furcifer </text:p>
          </table:table-cell>
          <table:table-cell office:value-type="string">
            <text:p>beija-flor-de-barba-azul</text:p>
          </table:table-cell>
          <table:table-cell office:value-type="string">
            <text:p>Shaw, 1812</text:p>
          </table:table-cell>
          <table:table-cell table:formula="of:=VLOOKUP([.J258];[Genero.A$2:.B$430];2)" office:value-type="float" office:value="174">
            <text:p>174</text:p>
          </table:table-cell>
          <table:table-cell office:value-type="string">
            <text:p>furcifer </text:p>
          </table:table-cell>
          <table:table-cell table:formula="of:=VLOOKUP([.K258];[Organismo.A$2:.B$1048576];2)" office:value-type="float" office:value="1">
            <text:p>1</text:p>
          </table:table-cell>
          <table:table-cell table:number-columns-repeated="2"/>
          <table:table-cell office:value-type="string">
            <text:p>Heliomaster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Hemithraupis guira </text:p>
          </table:table-cell>
          <table:table-cell office:value-type="string">
            <text:p>papo-preto</text:p>
          </table:table-cell>
          <table:table-cell office:value-type="string">
            <text:p>Linnaeus, 1766</text:p>
          </table:table-cell>
          <table:table-cell table:formula="of:=VLOOKUP([.J259];[Genero.A$2:.B$430];2)" office:value-type="float" office:value="175">
            <text:p>175</text:p>
          </table:table-cell>
          <table:table-cell office:value-type="string">
            <text:p>guira </text:p>
          </table:table-cell>
          <table:table-cell table:formula="of:=VLOOKUP([.K259];[Organismo.A$2:.B$1048576];2)" office:value-type="float" office:value="1">
            <text:p>1</text:p>
          </table:table-cell>
          <table:table-cell table:number-columns-repeated="2"/>
          <table:table-cell office:value-type="string">
            <text:p>Hemithraup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Hemithraupis ruficapilla </text:p>
          </table:table-cell>
          <table:table-cell office:value-type="string">
            <text:p>saíra-ferrugem</text:p>
          </table:table-cell>
          <table:table-cell office:value-type="string">
            <text:p>Vieillot, 1818</text:p>
          </table:table-cell>
          <table:table-cell table:formula="of:=VLOOKUP([.J260];[Genero.A$2:.B$430];2)" office:value-type="float" office:value="175">
            <text:p>175</text:p>
          </table:table-cell>
          <table:table-cell office:value-type="string">
            <text:p>ruficapilla </text:p>
          </table:table-cell>
          <table:table-cell table:formula="of:=VLOOKUP([.K260];[Organismo.A$2:.B$1048576];2)" office:value-type="float" office:value="1">
            <text:p>1</text:p>
          </table:table-cell>
          <table:table-cell table:number-columns-repeated="2"/>
          <table:table-cell office:value-type="string">
            <text:p>Hemithraup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Hemitriccus diops</text:p>
          </table:table-cell>
          <table:table-cell office:value-type="string">
            <text:p>olho-falso</text:p>
          </table:table-cell>
          <table:table-cell office:value-type="string">
            <text:p>Temminck, 1822</text:p>
          </table:table-cell>
          <table:table-cell table:formula="of:=VLOOKUP([.J261];[Genero.A$2:.B$430];2)" office:value-type="float" office:value="177">
            <text:p>177</text:p>
          </table:table-cell>
          <table:table-cell office:value-type="string">
            <text:p>diops</text:p>
          </table:table-cell>
          <table:table-cell table:formula="of:=VLOOKUP([.K261];[Organismo.A$2:.B$1048576];2)" office:value-type="float" office:value="1">
            <text:p>1</text:p>
          </table:table-cell>
          <table:table-cell table:number-columns-repeated="2"/>
          <table:table-cell office:value-type="string">
            <text:p>Hemitricc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Hemitriccus margaritaceiventer </text:p>
          </table:table-cell>
          <table:table-cell office:value-type="string">
            <text:p>olho-de-ouro</text:p>
          </table:table-cell>
          <table:table-cell office:value-type="string">
            <text:p>d'Orbigny &amp; Lafresnaye, 1837</text:p>
          </table:table-cell>
          <table:table-cell table:formula="of:=VLOOKUP([.J262];[Genero.A$2:.B$430];2)" office:value-type="float" office:value="176">
            <text:p>176</text:p>
          </table:table-cell>
          <table:table-cell office:value-type="string">
            <text:p>margaritaceiventer</text:p>
          </table:table-cell>
          <table:table-cell table:formula="of:=VLOOKUP([.K262];[Organismo.A$2:.B$1048576];2)" office:value-type="float" office:value="1">
            <text:p>1</text:p>
          </table:table-cell>
          <table:table-cell table:number-columns-repeated="2"/>
          <table:table-cell office:value-type="string">
            <text:p>Hemitricc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Hemitriccus obsoletus </text:p>
          </table:table-cell>
          <table:table-cell office:value-type="string">
            <text:p>catraca</text:p>
          </table:table-cell>
          <table:table-cell office:value-type="string">
            <text:p>Miranda-Ribeiro, 1906</text:p>
          </table:table-cell>
          <table:table-cell table:formula="of:=VLOOKUP([.J263];[Genero.A$2:.B$430];2)" office:value-type="float" office:value="176">
            <text:p>176</text:p>
          </table:table-cell>
          <table:table-cell office:value-type="string">
            <text:p>obsoletus </text:p>
          </table:table-cell>
          <table:table-cell table:formula="of:=VLOOKUP([.K263];[Organismo.A$2:.B$1048576];2)" office:value-type="float" office:value="1">
            <text:p>1</text:p>
          </table:table-cell>
          <table:table-cell table:number-columns-repeated="2"/>
          <table:table-cell office:value-type="string">
            <text:p>Hemitricc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Hemitriccus orbitatus </text:p>
          </table:table-cell>
          <table:table-cell office:value-type="string">
            <text:p>tiririzinho-do-mato</text:p>
          </table:table-cell>
          <table:table-cell office:value-type="string">
            <text:p>Wied, 1831</text:p>
          </table:table-cell>
          <table:table-cell table:formula="of:=VLOOKUP([.J264];[Genero.A$2:.B$430];2)" office:value-type="float" office:value="176">
            <text:p>176</text:p>
          </table:table-cell>
          <table:table-cell office:value-type="string">
            <text:p>orbitatus </text:p>
          </table:table-cell>
          <table:table-cell table:formula="of:=VLOOKUP([.K264];[Organismo.A$2:.B$1048576];2)" office:value-type="float" office:value="1">
            <text:p>1</text:p>
          </table:table-cell>
          <table:table-cell table:number-columns-repeated="2"/>
          <table:table-cell office:value-type="string">
            <text:p>Hemitricc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Herpetotheres cachinnans </text:p>
          </table:table-cell>
          <table:table-cell office:value-type="string">
            <text:p>acauã</text:p>
          </table:table-cell>
          <table:table-cell office:value-type="string">
            <text:p>Linnaeus, 1758</text:p>
          </table:table-cell>
          <table:table-cell table:formula="of:=VLOOKUP([.J265];[Genero.A$2:.B$430];2)" office:value-type="float" office:value="178">
            <text:p>178</text:p>
          </table:table-cell>
          <table:table-cell office:value-type="string">
            <text:p>cachinnans</text:p>
          </table:table-cell>
          <table:table-cell table:formula="of:=VLOOKUP([.K265];[Organismo.A$2:.B$1048576];2)" office:value-type="float" office:value="1">
            <text:p>1</text:p>
          </table:table-cell>
          <table:table-cell table:number-columns-repeated="2"/>
          <table:table-cell office:value-type="string">
            <text:p>Herpetothere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Heteronetta atricapilla </text:p>
          </table:table-cell>
          <table:table-cell office:value-type="string">
            <text:p>marreca-de-cabeça-preta</text:p>
          </table:table-cell>
          <table:table-cell office:value-type="string">
            <text:p>Merrem, 1841</text:p>
          </table:table-cell>
          <table:table-cell table:formula="of:=VLOOKUP([.J266];[Genero.A$2:.B$430];2)" office:value-type="float" office:value="179">
            <text:p>179</text:p>
          </table:table-cell>
          <table:table-cell office:value-type="string">
            <text:p>atricapilla </text:p>
          </table:table-cell>
          <table:table-cell table:formula="of:=VLOOKUP([.K266];[Organismo.A$2:.B$1048576];2)" office:value-type="float" office:value="1">
            <text:p>1</text:p>
          </table:table-cell>
          <table:table-cell table:number-columns-repeated="2"/>
          <table:table-cell office:value-type="string">
            <text:p>Heteronett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Heterospizias meridionalis </text:p>
          </table:table-cell>
          <table:table-cell office:value-type="string">
            <text:p>gavião-caboclo</text:p>
          </table:table-cell>
          <table:table-cell office:value-type="string">
            <text:p>Latham, 1790</text:p>
          </table:table-cell>
          <table:table-cell table:formula="of:=VLOOKUP([.J267];[Genero.A$2:.B$430];2)" office:value-type="float" office:value="180">
            <text:p>180</text:p>
          </table:table-cell>
          <table:table-cell office:value-type="string">
            <text:p>meridionalis </text:p>
          </table:table-cell>
          <table:table-cell table:formula="of:=VLOOKUP([.K267];[Organismo.A$2:.B$1048576];2)" office:value-type="float" office:value="1">
            <text:p>1</text:p>
          </table:table-cell>
          <table:table-cell table:number-columns-repeated="2"/>
          <table:table-cell office:value-type="string">
            <text:p>Heterospizia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Himantopus melanurus </text:p>
          </table:table-cell>
          <table:table-cell office:value-type="string">
            <text:p>pernilongo</text:p>
          </table:table-cell>
          <table:table-cell office:value-type="string">
            <text:p>Vieillot, 1817</text:p>
          </table:table-cell>
          <table:table-cell table:formula="of:=VLOOKUP([.J268];[Genero.A$2:.B$430];2)" office:value-type="float" office:value="181">
            <text:p>181</text:p>
          </table:table-cell>
          <table:table-cell office:value-type="string">
            <text:p>melanurus </text:p>
          </table:table-cell>
          <table:table-cell table:formula="of:=VLOOKUP([.K268];[Organismo.A$2:.B$1048576];2)" office:value-type="float" office:value="1">
            <text:p>1</text:p>
          </table:table-cell>
          <table:table-cell table:number-columns-repeated="2"/>
          <table:table-cell office:value-type="string">
            <text:p>Himantop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Hirundinea ferruginea</text:p>
          </table:table-cell>
          <table:table-cell office:value-type="string">
            <text:p>birro</text:p>
          </table:table-cell>
          <table:table-cell office:value-type="string">
            <text:p>Gmelin, 1788</text:p>
          </table:table-cell>
          <table:table-cell table:formula="of:=VLOOKUP([.J269];[Genero.A$2:.B$430];2)" office:value-type="float" office:value="182">
            <text:p>182</text:p>
          </table:table-cell>
          <table:table-cell office:value-type="string">
            <text:p>ferruginea</text:p>
          </table:table-cell>
          <table:table-cell table:formula="of:=VLOOKUP([.K269];[Organismo.A$2:.B$1048576];2)" office:value-type="float" office:value="1">
            <text:p>1</text:p>
          </table:table-cell>
          <table:table-cell table:number-columns-repeated="2"/>
          <table:table-cell office:value-type="string">
            <text:p>Hirundine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Hirundo rustica</text:p>
          </table:table-cell>
          <table:table-cell office:value-type="string">
            <text:p>andorinha-de-bando</text:p>
          </table:table-cell>
          <table:table-cell office:value-type="string">
            <text:p>Linnaeus, 1758</text:p>
          </table:table-cell>
          <table:table-cell table:formula="of:=VLOOKUP([.J270];[Genero.A$2:.B$430];2)" office:value-type="float" office:value="183">
            <text:p>183</text:p>
          </table:table-cell>
          <table:table-cell office:value-type="string">
            <text:p>rustica</text:p>
          </table:table-cell>
          <table:table-cell table:formula="of:=VLOOKUP([.K270];[Organismo.A$2:.B$1048576];2)" office:value-type="float" office:value="1">
            <text:p>1</text:p>
          </table:table-cell>
          <table:table-cell table:number-columns-repeated="2"/>
          <table:table-cell office:value-type="string">
            <text:p>Hirundo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Hydropsalis albicollis </text:p>
          </table:table-cell>
          <table:table-cell office:value-type="string">
            <text:p>bacurau</text:p>
          </table:table-cell>
          <table:table-cell office:value-type="string">
            <text:p>Gmelin, 1789</text:p>
          </table:table-cell>
          <table:table-cell table:formula="of:=VLOOKUP([.J271];[Genero.A$2:.B$430];2)" office:value-type="float" office:value="184">
            <text:p>184</text:p>
          </table:table-cell>
          <table:table-cell office:value-type="string">
            <text:p><text:s/>albicollis </text:p>
          </table:table-cell>
          <table:table-cell table:formula="of:=VLOOKUP([.K271];[Organismo.A$2:.B$1048576];2)" office:value-type="float" office:value="1">
            <text:p>1</text:p>
          </table:table-cell>
          <table:table-cell table:number-columns-repeated="2"/>
          <table:table-cell office:value-type="string">
            <text:p>Hydropsal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Hydropsalis anomala </text:p>
          </table:table-cell>
          <table:table-cell office:value-type="string">
            <text:p>curiango-do-banhado</text:p>
          </table:table-cell>
          <table:table-cell office:value-type="string">
            <text:p>Gould, 1838</text:p>
          </table:table-cell>
          <table:table-cell table:formula="of:=VLOOKUP([.J272];[Genero.A$2:.B$430];2)" office:value-type="float" office:value="184">
            <text:p>184</text:p>
          </table:table-cell>
          <table:table-cell office:value-type="string">
            <text:p>anomala </text:p>
          </table:table-cell>
          <table:table-cell table:formula="of:=VLOOKUP([.K272];[Organismo.A$2:.B$1048576];2)" office:value-type="float" office:value="1">
            <text:p>1</text:p>
          </table:table-cell>
          <table:table-cell table:number-columns-repeated="2"/>
          <table:table-cell office:value-type="string">
            <text:p>Hydropsal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Hydropsalis forcipata </text:p>
          </table:table-cell>
          <table:table-cell office:value-type="string">
            <text:p>bacurau-tesoura-gigante</text:p>
          </table:table-cell>
          <table:table-cell office:value-type="string">
            <text:p>Nitzsch, 1840</text:p>
          </table:table-cell>
          <table:table-cell table:formula="of:=VLOOKUP([.J273];[Genero.A$2:.B$430];2)" office:value-type="float" office:value="184">
            <text:p>184</text:p>
          </table:table-cell>
          <table:table-cell office:value-type="string">
            <text:p>forcipata</text:p>
          </table:table-cell>
          <table:table-cell table:formula="of:=VLOOKUP([.K273];[Organismo.A$2:.B$1048576];2)" office:value-type="float" office:value="1">
            <text:p>1</text:p>
          </table:table-cell>
          <table:table-cell table:number-columns-repeated="2"/>
          <table:table-cell office:value-type="string">
            <text:p>Hydropsal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Hydropsalis longirostris </text:p>
          </table:table-cell>
          <table:table-cell office:value-type="string">
            <text:p>bacurau-da-telha</text:p>
          </table:table-cell>
          <table:table-cell office:value-type="string">
            <text:p>Bonaparte, 1825</text:p>
          </table:table-cell>
          <table:table-cell table:formula="of:=VLOOKUP([.J274];[Genero.A$2:.B$430];2)" office:value-type="float" office:value="184">
            <text:p>184</text:p>
          </table:table-cell>
          <table:table-cell office:value-type="string">
            <text:p>longirostris </text:p>
          </table:table-cell>
          <table:table-cell table:formula="of:=VLOOKUP([.K274];[Organismo.A$2:.B$1048576];2)" office:value-type="float" office:value="1">
            <text:p>1</text:p>
          </table:table-cell>
          <table:table-cell table:number-columns-repeated="2"/>
          <table:table-cell office:value-type="string">
            <text:p>Hydropsal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Hydropsalis parvula </text:p>
          </table:table-cell>
          <table:table-cell office:value-type="string">
            <text:p>bacurau-pequeno</text:p>
          </table:table-cell>
          <table:table-cell office:value-type="string">
            <text:p>Gould, 1837</text:p>
          </table:table-cell>
          <table:table-cell table:formula="of:=VLOOKUP([.J275];[Genero.A$2:.B$430];2)" office:value-type="float" office:value="184">
            <text:p>184</text:p>
          </table:table-cell>
          <table:table-cell office:value-type="string">
            <text:p>parvula</text:p>
          </table:table-cell>
          <table:table-cell table:formula="of:=VLOOKUP([.K275];[Organismo.A$2:.B$1048576];2)" office:value-type="float" office:value="1">
            <text:p>1</text:p>
          </table:table-cell>
          <table:table-cell table:number-columns-repeated="2"/>
          <table:table-cell office:value-type="string">
            <text:p>Hydropsal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Hydropsalis torquata </text:p>
          </table:table-cell>
          <table:table-cell office:value-type="string">
            <text:p>bacurau-tesoura</text:p>
          </table:table-cell>
          <table:table-cell office:value-type="string">
            <text:p>Gmelin, 1789</text:p>
          </table:table-cell>
          <table:table-cell table:formula="of:=VLOOKUP([.J276];[Genero.A$2:.B$430];2)" office:value-type="float" office:value="184">
            <text:p>184</text:p>
          </table:table-cell>
          <table:table-cell office:value-type="string">
            <text:p>torquata </text:p>
          </table:table-cell>
          <table:table-cell table:formula="of:=VLOOKUP([.K276];[Organismo.A$2:.B$1048576];2)" office:value-type="float" office:value="1">
            <text:p>1</text:p>
          </table:table-cell>
          <table:table-cell table:number-columns-repeated="2"/>
          <table:table-cell office:value-type="string">
            <text:p>Hydropsal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Hylocharis chrysura </text:p>
          </table:table-cell>
          <table:table-cell office:value-type="string">
            <text:p>beija-flor-dourado</text:p>
          </table:table-cell>
          <table:table-cell office:value-type="string">
            <text:p>Shaw, 1812</text:p>
          </table:table-cell>
          <table:table-cell table:formula="of:=VLOOKUP([.J277];[Genero.A$2:.B$430];2)" office:value-type="float" office:value="185">
            <text:p>185</text:p>
          </table:table-cell>
          <table:table-cell office:value-type="string">
            <text:p>chrysura </text:p>
          </table:table-cell>
          <table:table-cell table:formula="of:=VLOOKUP([.K277];[Organismo.A$2:.B$1048576];2)" office:value-type="float" office:value="1">
            <text:p>1</text:p>
          </table:table-cell>
          <table:table-cell table:number-columns-repeated="2"/>
          <table:table-cell office:value-type="string">
            <text:p>Hylochar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Hylopezus nattereri </text:p>
          </table:table-cell>
          <table:table-cell office:value-type="string">
            <text:p>pinto-do-mato</text:p>
          </table:table-cell>
          <table:table-cell office:value-type="string">
            <text:p>Pinto, 1937</text:p>
          </table:table-cell>
          <table:table-cell table:formula="of:=VLOOKUP([.J278];[Genero.A$2:.B$430];2)" office:value-type="float" office:value="186">
            <text:p>186</text:p>
          </table:table-cell>
          <table:table-cell office:value-type="string">
            <text:p>nattereri </text:p>
          </table:table-cell>
          <table:table-cell table:formula="of:=VLOOKUP([.K278];[Organismo.A$2:.B$1048576];2)" office:value-type="float" office:value="1">
            <text:p>1</text:p>
          </table:table-cell>
          <table:table-cell table:number-columns-repeated="2"/>
          <table:table-cell office:value-type="string">
            <text:p>Hylopez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Hylophilus poicilotis </text:p>
          </table:table-cell>
          <table:table-cell office:value-type="string">
            <text:p>verdinho-coroado</text:p>
          </table:table-cell>
          <table:table-cell office:value-type="string">
            <text:p>Temminck, 1822</text:p>
          </table:table-cell>
          <table:table-cell table:formula="of:=VLOOKUP([.J279];[Genero.A$2:.B$430];2)" office:value-type="float" office:value="187">
            <text:p>187</text:p>
          </table:table-cell>
          <table:table-cell office:value-type="string">
            <text:p>poicilotis </text:p>
          </table:table-cell>
          <table:table-cell table:formula="of:=VLOOKUP([.K279];[Organismo.A$2:.B$1048576];2)" office:value-type="float" office:value="1">
            <text:p>1</text:p>
          </table:table-cell>
          <table:table-cell table:number-columns-repeated="2"/>
          <table:table-cell office:value-type="string">
            <text:p>Hylophil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Hymenops perspicillatus </text:p>
          </table:table-cell>
          <table:table-cell office:value-type="string">
            <text:p>viuvinha-de-óculos</text:p>
          </table:table-cell>
          <table:table-cell office:value-type="string">
            <text:p>Gmelin, 1789</text:p>
          </table:table-cell>
          <table:table-cell table:formula="of:=VLOOKUP([.J280];[Genero.A$2:.B$430];2)" office:value-type="float" office:value="188">
            <text:p>188</text:p>
          </table:table-cell>
          <table:table-cell office:value-type="string">
            <text:p>perspicillatus </text:p>
          </table:table-cell>
          <table:table-cell table:formula="of:=VLOOKUP([.K280];[Organismo.A$2:.B$1048576];2)" office:value-type="float" office:value="1">
            <text:p>1</text:p>
          </table:table-cell>
          <table:table-cell table:number-columns-repeated="2"/>
          <table:table-cell office:value-type="string">
            <text:p>Hymenop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ypoedaleus guttatus </text:p>
          </table:table-cell>
          <table:table-cell office:value-type="string">
            <text:p>chocão-carijó</text:p>
          </table:table-cell>
          <table:table-cell office:value-type="string">
            <text:p>Vieillot, 1816</text:p>
          </table:table-cell>
          <table:table-cell table:formula="of:=VLOOKUP([.J281];[Genero.A$2:.B$430];2)" office:value-type="float" office:value="189">
            <text:p>189</text:p>
          </table:table-cell>
          <table:table-cell office:value-type="string">
            <text:p>guttatus </text:p>
          </table:table-cell>
          <table:table-cell table:formula="of:=VLOOKUP([.K281];[Organismo.A$2:.B$1048576];2)" office:value-type="float" office:value="1">
            <text:p>1</text:p>
          </table:table-cell>
          <table:table-cell table:number-columns-repeated="2"/>
          <table:table-cell office:value-type="string">
            <text:p>Hypoedale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Icterus pyrrhopterus <text:s/></text:p>
          </table:table-cell>
          <table:table-cell office:value-type="string">
            <text:p>encontro</text:p>
          </table:table-cell>
          <table:table-cell office:value-type="string">
            <text:p>Vieillot, 1819</text:p>
          </table:table-cell>
          <table:table-cell table:formula="of:=VLOOKUP([.J282];[Genero.A$2:.B$430];2)" office:value-type="float" office:value="190">
            <text:p>190</text:p>
          </table:table-cell>
          <table:table-cell office:value-type="string">
            <text:p>pyrrhopterus <text:s/></text:p>
          </table:table-cell>
          <table:table-cell table:formula="of:=VLOOKUP([.K282];[Organismo.A$2:.B$1048576];2)" office:value-type="float" office:value="1">
            <text:p>1</text:p>
          </table:table-cell>
          <table:table-cell table:number-columns-repeated="2"/>
          <table:table-cell office:value-type="string">
            <text:p>Icter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Ictinia plumbea</text:p>
          </table:table-cell>
          <table:table-cell office:value-type="string">
            <text:p>sovi</text:p>
          </table:table-cell>
          <table:table-cell office:value-type="string">
            <text:p>Gmelin, 1788</text:p>
          </table:table-cell>
          <table:table-cell table:formula="of:=VLOOKUP([.J283];[Genero.A$2:.B$430];2)" office:value-type="float" office:value="191">
            <text:p>191</text:p>
          </table:table-cell>
          <table:table-cell office:value-type="string">
            <text:p>plumbea</text:p>
          </table:table-cell>
          <table:table-cell table:formula="of:=VLOOKUP([.K283];[Organismo.A$2:.B$1048576];2)" office:value-type="float" office:value="1">
            <text:p>1</text:p>
          </table:table-cell>
          <table:table-cell table:number-columns-repeated="2"/>
          <table:table-cell office:value-type="string">
            <text:p>Ictini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Ixobrychus exilis </text:p>
          </table:table-cell>
          <table:table-cell office:value-type="string">
            <text:p>socoí-vermelho</text:p>
          </table:table-cell>
          <table:table-cell office:value-type="string">
            <text:p>Gmelin, 1789</text:p>
          </table:table-cell>
          <table:table-cell table:formula="of:=VLOOKUP([.J284];[Genero.A$2:.B$430];2)" office:value-type="float" office:value="192">
            <text:p>192</text:p>
          </table:table-cell>
          <table:table-cell office:value-type="string">
            <text:p>exilis </text:p>
          </table:table-cell>
          <table:table-cell table:formula="of:=VLOOKUP([.K284];[Organismo.A$2:.B$1048576];2)" office:value-type="float" office:value="1">
            <text:p>1</text:p>
          </table:table-cell>
          <table:table-cell table:number-columns-repeated="2"/>
          <table:table-cell office:value-type="string">
            <text:p>Ixobrych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Ixobrychus involucris </text:p>
          </table:table-cell>
          <table:table-cell office:value-type="string">
            <text:p>socoí-amarelo</text:p>
          </table:table-cell>
          <table:table-cell office:value-type="string">
            <text:p>Vieillot, 1823</text:p>
          </table:table-cell>
          <table:table-cell table:formula="of:=VLOOKUP([.J285];[Genero.A$2:.B$430];2)" office:value-type="float" office:value="192">
            <text:p>192</text:p>
          </table:table-cell>
          <table:table-cell office:value-type="string">
            <text:p>involucris </text:p>
          </table:table-cell>
          <table:table-cell table:formula="of:=VLOOKUP([.K285];[Organismo.A$2:.B$1048576];2)" office:value-type="float" office:value="1">
            <text:p>1</text:p>
          </table:table-cell>
          <table:table-cell table:number-columns-repeated="2"/>
          <table:table-cell office:value-type="string">
            <text:p>Ixobrych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Jabiru mycteria </text:p>
          </table:table-cell>
          <table:table-cell office:value-type="string">
            <text:p>jabiru ou tuiuiú</text:p>
          </table:table-cell>
          <table:table-cell office:value-type="string">
            <text:p>Lichtenstein, 1819</text:p>
          </table:table-cell>
          <table:table-cell table:formula="of:=VLOOKUP([.J286];[Genero.A$2:.B$430];2)" office:value-type="float" office:value="193">
            <text:p>193</text:p>
          </table:table-cell>
          <table:table-cell office:value-type="string">
            <text:p>mycteria </text:p>
          </table:table-cell>
          <table:table-cell table:formula="of:=VLOOKUP([.K286];[Organismo.A$2:.B$1048576];2)" office:value-type="float" office:value="1">
            <text:p>1</text:p>
          </table:table-cell>
          <table:table-cell table:number-columns-repeated="2"/>
          <table:table-cell office:value-type="string">
            <text:p>Jabiru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Jacana jacana </text:p>
          </table:table-cell>
          <table:table-cell office:value-type="string">
            <text:p>jaçanã</text:p>
          </table:table-cell>
          <table:table-cell office:value-type="string">
            <text:p>Linnaeus, 1766</text:p>
          </table:table-cell>
          <table:table-cell table:formula="of:=VLOOKUP([.J287];[Genero.A$2:.B$430];2)" office:value-type="float" office:value="194">
            <text:p>194</text:p>
          </table:table-cell>
          <table:table-cell office:value-type="string">
            <text:p><text:s/>jacana </text:p>
          </table:table-cell>
          <table:table-cell table:formula="of:=VLOOKUP([.K287];[Organismo.A$2:.B$1048576];2)" office:value-type="float" office:value="1">
            <text:p>1</text:p>
          </table:table-cell>
          <table:table-cell table:number-columns-repeated="2"/>
          <table:table-cell office:value-type="string">
            <text:p>Jacan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Knipolegus cyanirostris </text:p>
          </table:table-cell>
          <table:table-cell office:value-type="string">
            <text:p>maria-preta-de-bico-azulado</text:p>
          </table:table-cell>
          <table:table-cell office:value-type="string">
            <text:p>Vieillot, 1818</text:p>
          </table:table-cell>
          <table:table-cell table:formula="of:=VLOOKUP([.J288];[Genero.A$2:.B$430];2)" office:value-type="float" office:value="195">
            <text:p>195</text:p>
          </table:table-cell>
          <table:table-cell office:value-type="string">
            <text:p><text:s/>cyanirostris </text:p>
          </table:table-cell>
          <table:table-cell table:formula="of:=VLOOKUP([.K288];[Organismo.A$2:.B$1048576];2)" office:value-type="float" office:value="1">
            <text:p>1</text:p>
          </table:table-cell>
          <table:table-cell table:number-columns-repeated="2"/>
          <table:table-cell office:value-type="string">
            <text:p>Knipoleg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Knipolegus lophotes </text:p>
          </table:table-cell>
          <table:table-cell office:value-type="string">
            <text:p>maria-preta-de-penacho</text:p>
          </table:table-cell>
          <table:table-cell office:value-type="string">
            <text:p>Boie, 1828</text:p>
          </table:table-cell>
          <table:table-cell table:formula="of:=VLOOKUP([.J289];[Genero.A$2:.B$430];2)" office:value-type="float" office:value="195">
            <text:p>195</text:p>
          </table:table-cell>
          <table:table-cell office:value-type="string">
            <text:p>lophotes </text:p>
          </table:table-cell>
          <table:table-cell table:formula="of:=VLOOKUP([.K289];[Organismo.A$2:.B$1048576];2)" office:value-type="float" office:value="1">
            <text:p>1</text:p>
          </table:table-cell>
          <table:table-cell table:number-columns-repeated="2"/>
          <table:table-cell office:value-type="string">
            <text:p>Knipoleg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Knipolegus nigerrimus </text:p>
          </table:table-cell>
          <table:table-cell office:value-type="string">
            <text:p>maria-preta-de-garganta-vermelha</text:p>
          </table:table-cell>
          <table:table-cell office:value-type="string">
            <text:p>Vieillot, 1818</text:p>
          </table:table-cell>
          <table:table-cell table:formula="of:=VLOOKUP([.J290];[Genero.A$2:.B$430];2)" office:value-type="float" office:value="195">
            <text:p>195</text:p>
          </table:table-cell>
          <table:table-cell office:value-type="string">
            <text:p>nigerrimus </text:p>
          </table:table-cell>
          <table:table-cell table:formula="of:=VLOOKUP([.K290];[Organismo.A$2:.B$1048576];2)" office:value-type="float" office:value="1">
            <text:p>1</text:p>
          </table:table-cell>
          <table:table-cell table:number-columns-repeated="2"/>
          <table:table-cell office:value-type="string">
            <text:p>Knipoleg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Lanio cucullatus </text:p>
          </table:table-cell>
          <table:table-cell office:value-type="string">
            <text:p>tico-tico-rei</text:p>
          </table:table-cell>
          <table:table-cell office:value-type="string">
            <text:p>Statius Muller, 1776</text:p>
          </table:table-cell>
          <table:table-cell table:formula="of:=VLOOKUP([.J291];[Genero.A$2:.B$430];2)" office:value-type="float" office:value="196">
            <text:p>196</text:p>
          </table:table-cell>
          <table:table-cell office:value-type="string">
            <text:p>cucullatus </text:p>
          </table:table-cell>
          <table:table-cell table:formula="of:=VLOOKUP([.K291];[Organismo.A$2:.B$1048576];2)" office:value-type="float" office:value="1">
            <text:p>1</text:p>
          </table:table-cell>
          <table:table-cell table:number-columns-repeated="2"/>
          <table:table-cell office:value-type="string">
            <text:p>Lanio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Lanio melanops </text:p>
          </table:table-cell>
          <table:table-cell office:value-type="string">
            <text:p>tiê-de-topete</text:p>
          </table:table-cell>
          <table:table-cell office:value-type="string">
            <text:p>Vieillot, 1818</text:p>
          </table:table-cell>
          <table:table-cell table:formula="of:=VLOOKUP([.J292];[Genero.A$2:.B$430];2)" office:value-type="float" office:value="196">
            <text:p>196</text:p>
          </table:table-cell>
          <table:table-cell office:value-type="string">
            <text:p>melanops </text:p>
          </table:table-cell>
          <table:table-cell table:formula="of:=VLOOKUP([.K292];[Organismo.A$2:.B$1048576];2)" office:value-type="float" office:value="1">
            <text:p>1</text:p>
          </table:table-cell>
          <table:table-cell table:number-columns-repeated="2"/>
          <table:table-cell office:value-type="string">
            <text:p>Lanio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Larus atlanticus</text:p>
          </table:table-cell>
          <table:table-cell office:value-type="string">
            <text:p>gaivota-de-rabo-preto</text:p>
          </table:table-cell>
          <table:table-cell office:value-type="string">
            <text:p><text:s/>Olrog, 1958</text:p>
          </table:table-cell>
          <table:table-cell table:formula="of:=VLOOKUP([.J293];[Genero.A$2:.B$430];2)" office:value-type="float" office:value="197">
            <text:p>197</text:p>
          </table:table-cell>
          <table:table-cell office:value-type="string">
            <text:p>atlanticus</text:p>
          </table:table-cell>
          <table:table-cell table:formula="of:=VLOOKUP([.K293];[Organismo.A$2:.B$1048576];2)" office:value-type="float" office:value="1">
            <text:p>1</text:p>
          </table:table-cell>
          <table:table-cell table:number-columns-repeated="2"/>
          <table:table-cell office:value-type="string">
            <text:p>Lar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Larus dominicanus </text:p>
          </table:table-cell>
          <table:table-cell office:value-type="string">
            <text:p>gaivotão</text:p>
          </table:table-cell>
          <table:table-cell office:value-type="string">
            <text:p>Lichtenstein, 1823</text:p>
          </table:table-cell>
          <table:table-cell table:formula="of:=VLOOKUP([.J294];[Genero.A$2:.B$430];2)" office:value-type="float" office:value="197">
            <text:p>197</text:p>
          </table:table-cell>
          <table:table-cell office:value-type="string">
            <text:p>dominicanus </text:p>
          </table:table-cell>
          <table:table-cell table:formula="of:=VLOOKUP([.K294];[Organismo.A$2:.B$1048576];2)" office:value-type="float" office:value="1">
            <text:p>1</text:p>
          </table:table-cell>
          <table:table-cell table:number-columns-repeated="2"/>
          <table:table-cell office:value-type="string">
            <text:p>Lar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Laterallus leucopyrrhus </text:p>
          </table:table-cell>
          <table:table-cell office:value-type="string">
            <text:p>pinto-d'água-avermelhado</text:p>
          </table:table-cell>
          <table:table-cell office:value-type="string">
            <text:p>Vieillot, 1819</text:p>
          </table:table-cell>
          <table:table-cell table:formula="of:=VLOOKUP([.J295];[Genero.A$2:.B$430];2)" office:value-type="float" office:value="198">
            <text:p>198</text:p>
          </table:table-cell>
          <table:table-cell office:value-type="string">
            <text:p>leucopyrrhus</text:p>
          </table:table-cell>
          <table:table-cell table:formula="of:=VLOOKUP([.K295];[Organismo.A$2:.B$1048576];2)" office:value-type="float" office:value="1">
            <text:p>1</text:p>
          </table:table-cell>
          <table:table-cell table:number-columns-repeated="2"/>
          <table:table-cell office:value-type="string">
            <text:p>Laterall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Laterallus melanophaius</text:p>
          </table:table-cell>
          <table:table-cell office:value-type="string">
            <text:p>pinto-d'água-comum</text:p>
          </table:table-cell>
          <table:table-cell office:value-type="string">
            <text:p>Vieillot, 1819</text:p>
          </table:table-cell>
          <table:table-cell table:formula="of:=VLOOKUP([.J296];[Genero.A$2:.B$430];2)" office:value-type="float" office:value="199">
            <text:p>199</text:p>
          </table:table-cell>
          <table:table-cell office:value-type="string">
            <text:p>melanophaius</text:p>
          </table:table-cell>
          <table:table-cell table:formula="of:=VLOOKUP([.K296];[Organismo.A$2:.B$1048576];2)" office:value-type="float" office:value="1">
            <text:p>1</text:p>
          </table:table-cell>
          <table:table-cell table:number-columns-repeated="2"/>
          <table:table-cell office:value-type="string">
            <text:p>Laterall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Lathrotriccus euleri </text:p>
          </table:table-cell>
          <table:table-cell office:value-type="string">
            <text:p>enferrujado</text:p>
          </table:table-cell>
          <table:table-cell office:value-type="string">
            <text:p>Cabanis, 1868</text:p>
          </table:table-cell>
          <table:table-cell table:formula="of:=VLOOKUP([.J297];[Genero.A$2:.B$430];2)" office:value-type="float" office:value="200">
            <text:p>200</text:p>
          </table:table-cell>
          <table:table-cell office:value-type="string">
            <text:p>euleri </text:p>
          </table:table-cell>
          <table:table-cell table:formula="of:=VLOOKUP([.K297];[Organismo.A$2:.B$1048576];2)" office:value-type="float" office:value="1">
            <text:p>1</text:p>
          </table:table-cell>
          <table:table-cell table:number-columns-repeated="2"/>
          <table:table-cell office:value-type="string">
            <text:p>Lathrotricc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Legatus leucophaius </text:p>
          </table:table-cell>
          <table:table-cell office:value-type="string">
            <text:p>bem-te-vi-pirata</text:p>
          </table:table-cell>
          <table:table-cell office:value-type="string">
            <text:p>Vieillot, 1818</text:p>
          </table:table-cell>
          <table:table-cell table:formula="of:=VLOOKUP([.J298];[Genero.A$2:.B$430];2)" office:value-type="float" office:value="201">
            <text:p>201</text:p>
          </table:table-cell>
          <table:table-cell office:value-type="string">
            <text:p>leucophaius </text:p>
          </table:table-cell>
          <table:table-cell table:formula="of:=VLOOKUP([.K298];[Organismo.A$2:.B$1048576];2)" office:value-type="float" office:value="1">
            <text:p>1</text:p>
          </table:table-cell>
          <table:table-cell table:number-columns-repeated="2"/>
          <table:table-cell office:value-type="string">
            <text:p>Legat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Lepidocolaptes angustirostris </text:p>
          </table:table-cell>
          <table:table-cell office:value-type="string">
            <text:p>arapaçu-do-cerrado</text:p>
          </table:table-cell>
          <table:table-cell office:value-type="string">
            <text:p>Vieillot, 1818</text:p>
          </table:table-cell>
          <table:table-cell table:formula="of:=VLOOKUP([.J299];[Genero.A$2:.B$430];2)" office:value-type="float" office:value="202">
            <text:p>202</text:p>
          </table:table-cell>
          <table:table-cell office:value-type="string">
            <text:p><text:s/>angustirostris </text:p>
          </table:table-cell>
          <table:table-cell table:formula="of:=VLOOKUP([.K299];[Organismo.A$2:.B$1048576];2)" office:value-type="float" office:value="1">
            <text:p>1</text:p>
          </table:table-cell>
          <table:table-cell table:number-columns-repeated="2"/>
          <table:table-cell office:value-type="string">
            <text:p>Lepidocolapte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Lepidocolaptes falcinellus </text:p>
          </table:table-cell>
          <table:table-cell office:value-type="string">
            <text:p>arapaçu-escamoso-do-sul</text:p>
          </table:table-cell>
          <table:table-cell office:value-type="string">
            <text:p>Cabanis &amp; Heine, 1859</text:p>
          </table:table-cell>
          <table:table-cell table:formula="of:=VLOOKUP([.J300];[Genero.A$2:.B$430];2)" office:value-type="float" office:value="202">
            <text:p>202</text:p>
          </table:table-cell>
          <table:table-cell office:value-type="string">
            <text:p>falcinellus </text:p>
          </table:table-cell>
          <table:table-cell table:formula="of:=VLOOKUP([.K300];[Organismo.A$2:.B$1048576];2)" office:value-type="float" office:value="1">
            <text:p>1</text:p>
          </table:table-cell>
          <table:table-cell table:number-columns-repeated="2"/>
          <table:table-cell office:value-type="string">
            <text:p>Lepidocolapte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Leptasthenura platensis</text:p>
          </table:table-cell>
          <table:table-cell office:value-type="string">
            <text:p>rabudinho</text:p>
          </table:table-cell>
          <table:table-cell office:value-type="string">
            <text:p><text:s/>Reichenbach, 1853</text:p>
          </table:table-cell>
          <table:table-cell table:formula="of:=VLOOKUP([.J301];[Genero.A$2:.B$430];2)" office:value-type="float" office:value="203">
            <text:p>203</text:p>
          </table:table-cell>
          <table:table-cell office:value-type="string">
            <text:p>platensis</text:p>
          </table:table-cell>
          <table:table-cell table:formula="of:=VLOOKUP([.K301];[Organismo.A$2:.B$1048576];2)" office:value-type="float" office:value="1">
            <text:p>1</text:p>
          </table:table-cell>
          <table:table-cell table:number-columns-repeated="2"/>
          <table:table-cell office:value-type="string">
            <text:p>Leptasthenur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Leptasthenura setaria </text:p>
          </table:table-cell>
          <table:table-cell office:value-type="string">
            <text:p>grimpeiro</text:p>
          </table:table-cell>
          <table:table-cell office:value-type="string">
            <text:p>Temminck, 1824</text:p>
          </table:table-cell>
          <table:table-cell table:formula="of:=VLOOKUP([.J302];[Genero.A$2:.B$430];2)" office:value-type="float" office:value="203">
            <text:p>203</text:p>
          </table:table-cell>
          <table:table-cell office:value-type="string">
            <text:p>striolata</text:p>
          </table:table-cell>
          <table:table-cell table:formula="of:=VLOOKUP([.K302];[Organismo.A$2:.B$1048576];2)" office:value-type="float" office:value="1">
            <text:p>1</text:p>
          </table:table-cell>
          <table:table-cell table:number-columns-repeated="2"/>
          <table:table-cell office:value-type="string">
            <text:p>Leptasthenur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Leptasthenura striolata</text:p>
          </table:table-cell>
          <table:table-cell office:value-type="string">
            <text:p>grimpeirinho</text:p>
          </table:table-cell>
          <table:table-cell office:value-type="string">
            <text:p>Pelzeln, 1856</text:p>
          </table:table-cell>
          <table:table-cell table:formula="of:=VLOOKUP([.J303];[Genero.A$2:.B$430];2)" office:value-type="float" office:value="203">
            <text:p>203</text:p>
          </table:table-cell>
          <table:table-cell office:value-type="string">
            <text:p>striolata</text:p>
          </table:table-cell>
          <table:table-cell table:formula="of:=VLOOKUP([.K303];[Organismo.A$2:.B$1048576];2)" office:value-type="float" office:value="1">
            <text:p>1</text:p>
          </table:table-cell>
          <table:table-cell table:number-columns-repeated="2"/>
          <table:table-cell office:value-type="string">
            <text:p>Leptasthenur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Leptodon cayanensis </text:p>
          </table:table-cell>
          <table:table-cell office:value-type="string">
            <text:p>gavião-de-cabeça-cinza</text:p>
          </table:table-cell>
          <table:table-cell office:value-type="string">
            <text:p>Latham, 1790</text:p>
          </table:table-cell>
          <table:table-cell table:formula="of:=VLOOKUP([.J304];[Genero.A$2:.B$430];2)" office:value-type="float" office:value="204">
            <text:p>204</text:p>
          </table:table-cell>
          <table:table-cell office:value-type="string">
            <text:p>cayanensis </text:p>
          </table:table-cell>
          <table:table-cell table:formula="of:=VLOOKUP([.K304];[Organismo.A$2:.B$1048576];2)" office:value-type="float" office:value="1">
            <text:p>1</text:p>
          </table:table-cell>
          <table:table-cell table:number-columns-repeated="2"/>
          <table:table-cell office:value-type="string">
            <text:p>Leptodon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Leptopogon amaurocephalus </text:p>
          </table:table-cell>
          <table:table-cell office:value-type="string">
            <text:p>cabeçudo</text:p>
          </table:table-cell>
          <table:table-cell office:value-type="string">
            <text:p>Tschudi, 1846</text:p>
          </table:table-cell>
          <table:table-cell table:formula="of:=VLOOKUP([.J305];[Genero.A$2:.B$430];2)" office:value-type="float" office:value="205">
            <text:p>205</text:p>
          </table:table-cell>
          <table:table-cell office:value-type="string">
            <text:p>amaurocephalus </text:p>
          </table:table-cell>
          <table:table-cell table:formula="of:=VLOOKUP([.K305];[Organismo.A$2:.B$1048576];2)" office:value-type="float" office:value="1">
            <text:p>1</text:p>
          </table:table-cell>
          <table:table-cell table:number-columns-repeated="2"/>
          <table:table-cell office:value-type="string">
            <text:p>Leptopogon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Leptotila rufaxilla</text:p>
          </table:table-cell>
          <table:table-cell office:value-type="string">
            <text:p>juriti-gemedeira</text:p>
          </table:table-cell>
          <table:table-cell office:value-type="string">
            <text:p>Richard &amp; Bernard, 1792</text:p>
          </table:table-cell>
          <table:table-cell table:formula="of:=VLOOKUP([.J306];[Genero.A$2:.B$430];2)" office:value-type="float" office:value="207">
            <text:p>207</text:p>
          </table:table-cell>
          <table:table-cell office:value-type="string">
            <text:p>rufaxilla</text:p>
          </table:table-cell>
          <table:table-cell table:formula="of:=VLOOKUP([.K306];[Organismo.A$2:.B$1048576];2)" office:value-type="float" office:value="1">
            <text:p>1</text:p>
          </table:table-cell>
          <table:table-cell table:number-columns-repeated="2"/>
          <table:table-cell office:value-type="string">
            <text:p>Leptotil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Leptotila verreauxi </text:p>
          </table:table-cell>
          <table:table-cell office:value-type="string">
            <text:p>juriti-pupu</text:p>
          </table:table-cell>
          <table:table-cell office:value-type="string">
            <text:p>Bonaparte, 1855</text:p>
          </table:table-cell>
          <table:table-cell table:formula="of:=VLOOKUP([.J307];[Genero.A$2:.B$430];2)" office:value-type="float" office:value="206">
            <text:p>206</text:p>
          </table:table-cell>
          <table:table-cell office:value-type="string">
            <text:p>verreauxi </text:p>
          </table:table-cell>
          <table:table-cell table:formula="of:=VLOOKUP([.K307];[Organismo.A$2:.B$1048576];2)" office:value-type="float" office:value="1">
            <text:p>1</text:p>
          </table:table-cell>
          <table:table-cell table:number-columns-repeated="2"/>
          <table:table-cell office:value-type="string">
            <text:p>Leptotil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Lessonia rufa </text:p>
          </table:table-cell>
          <table:table-cell office:value-type="string">
            <text:p>colegial</text:p>
          </table:table-cell>
          <table:table-cell office:value-type="string">
            <text:p>Gmelin, 1789</text:p>
          </table:table-cell>
          <table:table-cell table:formula="of:=VLOOKUP([.J308];[Genero.A$2:.B$430];2)" office:value-type="float" office:value="208">
            <text:p>208</text:p>
          </table:table-cell>
          <table:table-cell office:value-type="string">
            <text:p>rufa </text:p>
          </table:table-cell>
          <table:table-cell table:formula="of:=VLOOKUP([.K308];[Organismo.A$2:.B$1048576];2)" office:value-type="float" office:value="1">
            <text:p>1</text:p>
          </table:table-cell>
          <table:table-cell table:number-columns-repeated="2"/>
          <table:table-cell office:value-type="string">
            <text:p>Lessoni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Leucochloris albicollis </text:p>
          </table:table-cell>
          <table:table-cell office:value-type="string">
            <text:p>beija-flor-de-papo-branco</text:p>
          </table:table-cell>
          <table:table-cell office:value-type="string">
            <text:p>Vieillot, 1818</text:p>
          </table:table-cell>
          <table:table-cell table:formula="of:=VLOOKUP([.J309];[Genero.A$2:.B$430];2)" office:value-type="float" office:value="209">
            <text:p>209</text:p>
          </table:table-cell>
          <table:table-cell office:value-type="string">
            <text:p>albicollis</text:p>
          </table:table-cell>
          <table:table-cell table:formula="of:=VLOOKUP([.K309];[Organismo.A$2:.B$1048576];2)" office:value-type="float" office:value="1">
            <text:p>1</text:p>
          </table:table-cell>
          <table:table-cell table:number-columns-repeated="2"/>
          <table:table-cell office:value-type="string">
            <text:p>Leucochlori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Leucophaeus pipixcan </text:p>
          </table:table-cell>
          <table:table-cell office:value-type="string">
            <text:p>gaivota-de-franklin</text:p>
          </table:table-cell>
          <table:table-cell office:value-type="string">
            <text:p>Wagler, 1831</text:p>
          </table:table-cell>
          <table:table-cell table:formula="of:=VLOOKUP([.J310];[Genero.A$2:.B$430];2)" office:value-type="float" office:value="210">
            <text:p>210</text:p>
          </table:table-cell>
          <table:table-cell office:value-type="string">
            <text:p>pipixcan</text:p>
          </table:table-cell>
          <table:table-cell table:formula="of:=VLOOKUP([.K310];[Organismo.A$2:.B$1048576];2)" office:value-type="float" office:value="1">
            <text:p>1</text:p>
          </table:table-cell>
          <table:table-cell table:number-columns-repeated="2"/>
          <table:table-cell office:value-type="string">
            <text:p>Leucophae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Limnoctites rectirostris </text:p>
          </table:table-cell>
          <table:table-cell office:value-type="string">
            <text:p>arredio-do-gravatá</text:p>
          </table:table-cell>
          <table:table-cell office:value-type="string">
            <text:p>Gould, 1839</text:p>
          </table:table-cell>
          <table:table-cell table:formula="of:=VLOOKUP([.J311];[Genero.A$2:.B$430];2)" office:value-type="float" office:value="211">
            <text:p>211</text:p>
          </table:table-cell>
          <table:table-cell office:value-type="string">
            <text:p>rectirostris </text:p>
          </table:table-cell>
          <table:table-cell table:formula="of:=VLOOKUP([.K311];[Organismo.A$2:.B$1048576];2)" office:value-type="float" office:value="1">
            <text:p>1</text:p>
          </table:table-cell>
          <table:table-cell table:number-columns-repeated="2"/>
          <table:table-cell office:value-type="string">
            <text:p>Limnoctite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Limnodromus griseus </text:p>
          </table:table-cell>
          <table:table-cell office:value-type="string">
            <text:p>maçarico-de-costas-brancas</text:p>
          </table:table-cell>
          <table:table-cell office:value-type="string">
            <text:p>Gmelin, 1789</text:p>
          </table:table-cell>
          <table:table-cell table:formula="of:=VLOOKUP([.J312];[Genero.A$2:.B$430];2)" office:value-type="float" office:value="212">
            <text:p>212</text:p>
          </table:table-cell>
          <table:table-cell office:value-type="string">
            <text:p><text:s/>griseus </text:p>
          </table:table-cell>
          <table:table-cell table:formula="of:=VLOOKUP([.K312];[Organismo.A$2:.B$1048576];2)" office:value-type="float" office:value="1">
            <text:p>1</text:p>
          </table:table-cell>
          <table:table-cell table:number-columns-repeated="2"/>
          <table:table-cell office:value-type="string">
            <text:p>Limnodrom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Limnornis curvirostris </text:p>
          </table:table-cell>
          <table:table-cell office:value-type="string">
            <text:p>joão-da-palha</text:p>
          </table:table-cell>
          <table:table-cell office:value-type="string">
            <text:p>Gould, 1839</text:p>
          </table:table-cell>
          <table:table-cell table:formula="of:=VLOOKUP([.J313];[Genero.A$2:.B$430];2)" office:value-type="float" office:value="213">
            <text:p>213</text:p>
          </table:table-cell>
          <table:table-cell office:value-type="string">
            <text:p>curvirostris </text:p>
          </table:table-cell>
          <table:table-cell table:formula="of:=VLOOKUP([.K313];[Organismo.A$2:.B$1048576];2)" office:value-type="float" office:value="1">
            <text:p>1</text:p>
          </table:table-cell>
          <table:table-cell table:number-columns-repeated="2"/>
          <table:table-cell office:value-type="string">
            <text:p>Limnorn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Limosa haemastica </text:p>
          </table:table-cell>
          <table:table-cell office:value-type="string">
            <text:p>maçarico-de-bico-virado</text:p>
          </table:table-cell>
          <table:table-cell office:value-type="string">
            <text:p>Linnaeus, 1758</text:p>
          </table:table-cell>
          <table:table-cell table:formula="of:=VLOOKUP([.J314];[Genero.A$2:.B$430];2)" office:value-type="float" office:value="214">
            <text:p>214</text:p>
          </table:table-cell>
          <table:table-cell office:value-type="string">
            <text:p>haemastica </text:p>
          </table:table-cell>
          <table:table-cell table:formula="of:=VLOOKUP([.K314];[Organismo.A$2:.B$1048576];2)" office:value-type="float" office:value="1">
            <text:p>1</text:p>
          </table:table-cell>
          <table:table-cell table:number-columns-repeated="2"/>
          <table:table-cell office:value-type="string">
            <text:p>Limos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Lochmias nematura </text:p>
          </table:table-cell>
          <table:table-cell office:value-type="string">
            <text:p>joão-porca</text:p>
          </table:table-cell>
          <table:table-cell office:value-type="string">
            <text:p>Lichtenstein, 1823</text:p>
          </table:table-cell>
          <table:table-cell table:formula="of:=VLOOKUP([.J315];[Genero.A$2:.B$430];2)" office:value-type="float" office:value="215">
            <text:p>215</text:p>
          </table:table-cell>
          <table:table-cell office:value-type="string">
            <text:p>nematura </text:p>
          </table:table-cell>
          <table:table-cell table:formula="of:=VLOOKUP([.K315];[Organismo.A$2:.B$1048576];2)" office:value-type="float" office:value="1">
            <text:p>1</text:p>
          </table:table-cell>
          <table:table-cell table:number-columns-repeated="2"/>
          <table:table-cell office:value-type="string">
            <text:p>Lochmia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Lophornis magnificus</text:p>
          </table:table-cell>
          <table:table-cell office:value-type="string">
            <text:p>topetinho-vermelho</text:p>
          </table:table-cell>
          <table:table-cell office:value-type="string">
            <text:p>Vieillot, 1817</text:p>
          </table:table-cell>
          <table:table-cell table:formula="of:=VLOOKUP([.J316];[Genero.A$2:.B$430];2)" office:value-type="float" office:value="216">
            <text:p>216</text:p>
          </table:table-cell>
          <table:table-cell office:value-type="string">
            <text:p>magnificus</text:p>
          </table:table-cell>
          <table:table-cell table:formula="of:=VLOOKUP([.K316];[Organismo.A$2:.B$1048576];2)" office:value-type="float" office:value="1">
            <text:p>1</text:p>
          </table:table-cell>
          <table:table-cell table:number-columns-repeated="2"/>
          <table:table-cell office:value-type="string">
            <text:p>Lophorn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Lurocalis semitorquatus </text:p>
          </table:table-cell>
          <table:table-cell office:value-type="string">
            <text:p>tuju</text:p>
          </table:table-cell>
          <table:table-cell office:value-type="string">
            <text:p>Gmelin, 1789</text:p>
          </table:table-cell>
          <table:table-cell table:formula="of:=VLOOKUP([.J317];[Genero.A$2:.B$430];2)" office:value-type="float" office:value="217">
            <text:p>217</text:p>
          </table:table-cell>
          <table:table-cell office:value-type="string">
            <text:p>semitorquatus</text:p>
          </table:table-cell>
          <table:table-cell table:formula="of:=VLOOKUP([.K317];[Organismo.A$2:.B$1048576];2)" office:value-type="float" office:value="1">
            <text:p>1</text:p>
          </table:table-cell>
          <table:table-cell table:number-columns-repeated="2"/>
          <table:table-cell office:value-type="string">
            <text:p>Lurocal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Machetornis rixosa </text:p>
          </table:table-cell>
          <table:table-cell office:value-type="string">
            <text:p>suiriri-cavaleiro</text:p>
          </table:table-cell>
          <table:table-cell office:value-type="string">
            <text:p>Vieillot, 1819</text:p>
          </table:table-cell>
          <table:table-cell table:formula="of:=VLOOKUP([.J318];[Genero.A$2:.B$430];2)" office:value-type="float" office:value="218">
            <text:p>218</text:p>
          </table:table-cell>
          <table:table-cell office:value-type="string">
            <text:p><text:s/>rixosa </text:p>
          </table:table-cell>
          <table:table-cell table:formula="of:=VLOOKUP([.K318];[Organismo.A$2:.B$1048576];2)" office:value-type="float" office:value="1">
            <text:p>1</text:p>
          </table:table-cell>
          <table:table-cell table:number-columns-repeated="2"/>
          <table:table-cell office:value-type="string">
            <text:p>Machetorni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Mackenziaena leachii </text:p>
          </table:table-cell>
          <table:table-cell office:value-type="string">
            <text:p>brujarara-assobiador</text:p>
          </table:table-cell>
          <table:table-cell office:value-type="string">
            <text:p>Such, 1825</text:p>
          </table:table-cell>
          <table:table-cell table:formula="of:=VLOOKUP([.J319];[Genero.A$2:.B$430];2)" office:value-type="float" office:value="219">
            <text:p>219</text:p>
          </table:table-cell>
          <table:table-cell office:value-type="string">
            <text:p>leachii </text:p>
          </table:table-cell>
          <table:table-cell table:formula="of:=VLOOKUP([.K319];[Organismo.A$2:.B$1048576];2)" office:value-type="float" office:value="1">
            <text:p>1</text:p>
          </table:table-cell>
          <table:table-cell table:number-columns-repeated="2"/>
          <table:table-cell office:value-type="string">
            <text:p>Mackenziaen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Mackenziaena severa </text:p>
          </table:table-cell>
          <table:table-cell office:value-type="string">
            <text:p>borralhara</text:p>
          </table:table-cell>
          <table:table-cell office:value-type="string">
            <text:p>Lichtenstein, 1823</text:p>
          </table:table-cell>
          <table:table-cell table:formula="of:=VLOOKUP([.J320];[Genero.A$2:.B$430];2)" office:value-type="float" office:value="220">
            <text:p>220</text:p>
          </table:table-cell>
          <table:table-cell office:value-type="string">
            <text:p><text:s/>severa </text:p>
          </table:table-cell>
          <table:table-cell table:formula="of:=VLOOKUP([.K320];[Organismo.A$2:.B$1048576];2)" office:value-type="float" office:value="1">
            <text:p>1</text:p>
          </table:table-cell>
          <table:table-cell table:number-columns-repeated="2"/>
          <table:table-cell office:value-type="string">
            <text:p>Mackenziaen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Manacus manacus </text:p>
          </table:table-cell>
          <table:table-cell office:value-type="string">
            <text:p>rendeira</text:p>
          </table:table-cell>
          <table:table-cell office:value-type="string">
            <text:p>Linnaeus, 1766</text:p>
          </table:table-cell>
          <table:table-cell table:formula="of:=VLOOKUP([.J321];[Genero.A$2:.B$430];2)" office:value-type="float" office:value="221">
            <text:p>221</text:p>
          </table:table-cell>
          <table:table-cell office:value-type="string">
            <text:p>manacus </text:p>
          </table:table-cell>
          <table:table-cell table:formula="of:=VLOOKUP([.K321];[Organismo.A$2:.B$1048576];2)" office:value-type="float" office:value="1">
            <text:p>1</text:p>
          </table:table-cell>
          <table:table-cell table:number-columns-repeated="2"/>
          <table:table-cell office:value-type="string">
            <text:p>Manac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Megaceryle torquata </text:p>
          </table:table-cell>
          <table:table-cell office:value-type="string">
            <text:p>martim-pescador-grande</text:p>
          </table:table-cell>
          <table:table-cell office:value-type="string">
            <text:p>Linnaeus, 1766</text:p>
          </table:table-cell>
          <table:table-cell table:formula="of:=VLOOKUP([.J322];[Genero.A$2:.B$430];2)" office:value-type="float" office:value="222">
            <text:p>222</text:p>
          </table:table-cell>
          <table:table-cell office:value-type="string">
            <text:p>torquata </text:p>
          </table:table-cell>
          <table:table-cell table:formula="of:=VLOOKUP([.K322];[Organismo.A$2:.B$1048576];2)" office:value-type="float" office:value="1">
            <text:p>1</text:p>
          </table:table-cell>
          <table:table-cell table:number-columns-repeated="2"/>
          <table:table-cell office:value-type="string">
            <text:p>Megaceryle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Megarynchus pitangua </text:p>
          </table:table-cell>
          <table:table-cell office:value-type="string">
            <text:p>neinei</text:p>
          </table:table-cell>
          <table:table-cell office:value-type="string">
            <text:p>Linnaeus, 1766</text:p>
          </table:table-cell>
          <table:table-cell table:formula="of:=VLOOKUP([.J323];[Genero.A$2:.B$430];2)" office:value-type="float" office:value="223">
            <text:p>223</text:p>
          </table:table-cell>
          <table:table-cell office:value-type="string">
            <text:p>pitangua </text:p>
          </table:table-cell>
          <table:table-cell table:formula="of:=VLOOKUP([.K323];[Organismo.A$2:.B$1048576];2)" office:value-type="float" office:value="1">
            <text:p>1</text:p>
          </table:table-cell>
          <table:table-cell table:number-columns-repeated="2"/>
          <table:table-cell office:value-type="string">
            <text:p>Megarynch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Megascops choliba </text:p>
          </table:table-cell>
          <table:table-cell office:value-type="string">
            <text:p>corujinha-do-mato</text:p>
          </table:table-cell>
          <table:table-cell office:value-type="string">
            <text:p>Vieillot, 1817</text:p>
          </table:table-cell>
          <table:table-cell table:formula="of:=VLOOKUP([.J324];[Genero.A$2:.B$430];2)" office:value-type="float" office:value="224">
            <text:p>224</text:p>
          </table:table-cell>
          <table:table-cell office:value-type="string">
            <text:p>choliba</text:p>
          </table:table-cell>
          <table:table-cell table:formula="of:=VLOOKUP([.K324];[Organismo.A$2:.B$1048576];2)" office:value-type="float" office:value="1">
            <text:p>1</text:p>
          </table:table-cell>
          <table:table-cell table:number-columns-repeated="2"/>
          <table:table-cell office:value-type="string">
            <text:p>Megascop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Megascops sanctaecatarinae </text:p>
          </table:table-cell>
          <table:table-cell office:value-type="string">
            <text:p>corujinha-do-sul</text:p>
          </table:table-cell>
          <table:table-cell office:value-type="string">
            <text:p>Salvin, 1897</text:p>
          </table:table-cell>
          <table:table-cell table:formula="of:=VLOOKUP([.J325];[Genero.A$2:.B$430];2)" office:value-type="float" office:value="224">
            <text:p>224</text:p>
          </table:table-cell>
          <table:table-cell office:value-type="string">
            <text:p>sanctaecatarinae </text:p>
          </table:table-cell>
          <table:table-cell table:formula="of:=VLOOKUP([.K325];[Organismo.A$2:.B$1048576];2)" office:value-type="float" office:value="1">
            <text:p>1</text:p>
          </table:table-cell>
          <table:table-cell table:number-columns-repeated="2"/>
          <table:table-cell office:value-type="string">
            <text:p>Megascop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Melanerpes candidus </text:p>
          </table:table-cell>
          <table:table-cell office:value-type="string">
            <text:p>pica-pau-branco</text:p>
          </table:table-cell>
          <table:table-cell office:value-type="string">
            <text:p>Otto, 1796</text:p>
          </table:table-cell>
          <table:table-cell table:formula="of:=VLOOKUP([.J326];[Genero.A$2:.B$430];2)" office:value-type="float" office:value="225">
            <text:p>225</text:p>
          </table:table-cell>
          <table:table-cell office:value-type="string">
            <text:p>candidus </text:p>
          </table:table-cell>
          <table:table-cell table:formula="of:=VLOOKUP([.K326];[Organismo.A$2:.B$1048576];2)" office:value-type="float" office:value="1">
            <text:p>1</text:p>
          </table:table-cell>
          <table:table-cell table:number-columns-repeated="2"/>
          <table:table-cell office:value-type="string">
            <text:p>Melanerpe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Melanerpes flavifrons </text:p>
          </table:table-cell>
          <table:table-cell office:value-type="string">
            <text:p>benedito-de-testa-amarela</text:p>
          </table:table-cell>
          <table:table-cell office:value-type="string">
            <text:p>Vieillot, 1818</text:p>
          </table:table-cell>
          <table:table-cell table:formula="of:=VLOOKUP([.J327];[Genero.A$2:.B$430];2)" office:value-type="float" office:value="225">
            <text:p>225</text:p>
          </table:table-cell>
          <table:table-cell office:value-type="string">
            <text:p>flavifrons </text:p>
          </table:table-cell>
          <table:table-cell table:formula="of:=VLOOKUP([.K327];[Organismo.A$2:.B$1048576];2)" office:value-type="float" office:value="1">
            <text:p>1</text:p>
          </table:table-cell>
          <table:table-cell table:number-columns-repeated="2"/>
          <table:table-cell office:value-type="string">
            <text:p>Melanerpe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Mesembrinibis cayennensis</text:p>
          </table:table-cell>
          <table:table-cell office:value-type="string">
            <text:p>coró-coró</text:p>
          </table:table-cell>
          <table:table-cell office:value-type="string">
            <text:p>Gmelin, 1789</text:p>
          </table:table-cell>
          <table:table-cell table:formula="of:=VLOOKUP([.J328];[Genero.A$2:.B$430];2)" office:value-type="float" office:value="226">
            <text:p>226</text:p>
          </table:table-cell>
          <table:table-cell office:value-type="string">
            <text:p>cayennensis</text:p>
          </table:table-cell>
          <table:table-cell table:formula="of:=VLOOKUP([.K328];[Organismo.A$2:.B$1048576];2)" office:value-type="float" office:value="1">
            <text:p>1</text:p>
          </table:table-cell>
          <table:table-cell table:number-columns-repeated="2"/>
          <table:table-cell office:value-type="string">
            <text:p>Mesembrinibi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Micrastur ruficollis </text:p>
          </table:table-cell>
          <table:table-cell office:value-type="string">
            <text:p>gavião-caburé</text:p>
          </table:table-cell>
          <table:table-cell office:value-type="string">
            <text:p>Vieillot, 1817</text:p>
          </table:table-cell>
          <table:table-cell table:formula="of:=VLOOKUP([.J329];[Genero.A$2:.B$430];2)" office:value-type="float" office:value="227">
            <text:p>227</text:p>
          </table:table-cell>
          <table:table-cell office:value-type="string">
            <text:p>ruficollis </text:p>
          </table:table-cell>
          <table:table-cell table:formula="of:=VLOOKUP([.K329];[Organismo.A$2:.B$1048576];2)" office:value-type="float" office:value="1">
            <text:p>1</text:p>
          </table:table-cell>
          <table:table-cell table:number-columns-repeated="2"/>
          <table:table-cell office:value-type="string">
            <text:p>Micrastur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Micrastur semitorquatus </text:p>
          </table:table-cell>
          <table:table-cell office:value-type="string">
            <text:p>gavião-relógio</text:p>
          </table:table-cell>
          <table:table-cell office:value-type="string">
            <text:p>Vieillot, 1817</text:p>
          </table:table-cell>
          <table:table-cell table:formula="of:=VLOOKUP([.J330];[Genero.A$2:.B$430];2)" office:value-type="float" office:value="227">
            <text:p>227</text:p>
          </table:table-cell>
          <table:table-cell office:value-type="string">
            <text:p>semitorquatus </text:p>
          </table:table-cell>
          <table:table-cell table:formula="of:=VLOOKUP([.K330];[Organismo.A$2:.B$1048576];2)" office:value-type="float" office:value="1">
            <text:p>1</text:p>
          </table:table-cell>
          <table:table-cell table:number-columns-repeated="2"/>
          <table:table-cell office:value-type="string">
            <text:p>Micrastur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Micrococcyx cinereus </text:p>
          </table:table-cell>
          <table:table-cell office:value-type="string">
            <text:p>papa-lagarta-cinzento</text:p>
          </table:table-cell>
          <table:table-cell office:value-type="string">
            <text:p>Vieillot, 1817</text:p>
          </table:table-cell>
          <table:table-cell table:formula="of:=VLOOKUP([.J331];[Genero.A$2:.B$430];2)" office:value-type="float" office:value="228">
            <text:p>228</text:p>
          </table:table-cell>
          <table:table-cell office:value-type="string">
            <text:p>cinereus </text:p>
          </table:table-cell>
          <table:table-cell table:formula="of:=VLOOKUP([.K331];[Organismo.A$2:.B$1048576];2)" office:value-type="float" office:value="1">
            <text:p>1</text:p>
          </table:table-cell>
          <table:table-cell table:number-columns-repeated="2"/>
          <table:table-cell office:value-type="string">
            <text:p>Micrococcyx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Milvago chimachima </text:p>
          </table:table-cell>
          <table:table-cell office:value-type="string">
            <text:p>carrapateiro</text:p>
          </table:table-cell>
          <table:table-cell office:value-type="string">
            <text:p>Vieillot, 1816</text:p>
          </table:table-cell>
          <table:table-cell table:formula="of:=VLOOKUP([.J332];[Genero.A$2:.B$430];2)" office:value-type="float" office:value="229">
            <text:p>229</text:p>
          </table:table-cell>
          <table:table-cell office:value-type="string">
            <text:p>chimachima </text:p>
          </table:table-cell>
          <table:table-cell table:formula="of:=VLOOKUP([.K332];[Organismo.A$2:.B$1048576];2)" office:value-type="float" office:value="1">
            <text:p>1</text:p>
          </table:table-cell>
          <table:table-cell table:number-columns-repeated="2"/>
          <table:table-cell office:value-type="string">
            <text:p>Milvago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Milvago chimango </text:p>
          </table:table-cell>
          <table:table-cell office:value-type="string">
            <text:p>chimango</text:p>
          </table:table-cell>
          <table:table-cell office:value-type="string">
            <text:p>Vieillot, 1816</text:p>
          </table:table-cell>
          <table:table-cell table:formula="of:=VLOOKUP([.J333];[Genero.A$2:.B$430];2)" office:value-type="float" office:value="229">
            <text:p>229</text:p>
          </table:table-cell>
          <table:table-cell office:value-type="string">
            <text:p>chimango </text:p>
          </table:table-cell>
          <table:table-cell table:formula="of:=VLOOKUP([.K333];[Organismo.A$2:.B$1048576];2)" office:value-type="float" office:value="1">
            <text:p>1</text:p>
          </table:table-cell>
          <table:table-cell table:number-columns-repeated="2"/>
          <table:table-cell office:value-type="string">
            <text:p>Milvago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Mimus saturninus </text:p>
          </table:table-cell>
          <table:table-cell office:value-type="string">
            <text:p>sabiá-do-campo</text:p>
          </table:table-cell>
          <table:table-cell office:value-type="string">
            <text:p>Lichtenstein, 1823</text:p>
          </table:table-cell>
          <table:table-cell table:formula="of:=VLOOKUP([.J334];[Genero.A$2:.B$430];2)" office:value-type="float" office:value="230">
            <text:p>230</text:p>
          </table:table-cell>
          <table:table-cell office:value-type="string">
            <text:p>saturninus </text:p>
          </table:table-cell>
          <table:table-cell table:formula="of:=VLOOKUP([.K334];[Organismo.A$2:.B$1048576];2)" office:value-type="float" office:value="1">
            <text:p>1</text:p>
          </table:table-cell>
          <table:table-cell table:number-columns-repeated="2"/>
          <table:table-cell office:value-type="string">
            <text:p>Mim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Mimus triurus </text:p>
          </table:table-cell>
          <table:table-cell office:value-type="string">
            <text:p>calhandra-de-três-rabos</text:p>
          </table:table-cell>
          <table:table-cell office:value-type="string">
            <text:p>Vieillot, 1818</text:p>
          </table:table-cell>
          <table:table-cell table:formula="of:=VLOOKUP([.J335];[Genero.A$2:.B$430];2)" office:value-type="float" office:value="230">
            <text:p>230</text:p>
          </table:table-cell>
          <table:table-cell office:value-type="string">
            <text:p>triurus </text:p>
          </table:table-cell>
          <table:table-cell table:formula="of:=VLOOKUP([.K335];[Organismo.A$2:.B$1048576];2)" office:value-type="float" office:value="1">
            <text:p>1</text:p>
          </table:table-cell>
          <table:table-cell table:number-columns-repeated="2"/>
          <table:table-cell office:value-type="string">
            <text:p>Mim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Mionectes rufiventris </text:p>
          </table:table-cell>
          <table:table-cell office:value-type="string">
            <text:p>supi-de-cabeça-cinza</text:p>
          </table:table-cell>
          <table:table-cell office:value-type="string">
            <text:p>Cabanis, 1846</text:p>
          </table:table-cell>
          <table:table-cell table:formula="of:=VLOOKUP([.J336];[Genero.A$2:.B$430];2)" office:value-type="float" office:value="231">
            <text:p>231</text:p>
          </table:table-cell>
          <table:table-cell office:value-type="string">
            <text:p><text:s/>rufiventris </text:p>
          </table:table-cell>
          <table:table-cell table:formula="of:=VLOOKUP([.K336];[Organismo.A$2:.B$1048576];2)" office:value-type="float" office:value="1">
            <text:p>1</text:p>
          </table:table-cell>
          <table:table-cell table:number-columns-repeated="2"/>
          <table:table-cell office:value-type="string">
            <text:p>Mionecte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Molothrus oryzivorus </text:p>
          </table:table-cell>
          <table:table-cell office:value-type="string">
            <text:p>iraúna-grande</text:p>
          </table:table-cell>
          <table:table-cell office:value-type="string">
            <text:p>Gmelin, 1788</text:p>
          </table:table-cell>
          <table:table-cell table:formula="of:=VLOOKUP([.J337];[Genero.A$2:.B$430];2)" office:value-type="float" office:value="232">
            <text:p>232</text:p>
          </table:table-cell>
          <table:table-cell office:value-type="string">
            <text:p>oryzivorus </text:p>
          </table:table-cell>
          <table:table-cell table:formula="of:=VLOOKUP([.K337];[Organismo.A$2:.B$1048576];2)" office:value-type="float" office:value="1">
            <text:p>1</text:p>
          </table:table-cell>
          <table:table-cell table:number-columns-repeated="2"/>
          <table:table-cell office:value-type="string">
            <text:p>Molothr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Molothrus oryzivorus </text:p>
          </table:table-cell>
          <table:table-cell office:value-type="string">
            <text:p>vira-bosta</text:p>
          </table:table-cell>
          <table:table-cell office:value-type="string">
            <text:p>Gmelin, 1789</text:p>
          </table:table-cell>
          <table:table-cell table:formula="of:=VLOOKUP([.J338];[Genero.A$2:.B$430];2)" office:value-type="float" office:value="232">
            <text:p>232</text:p>
          </table:table-cell>
          <table:table-cell office:value-type="string">
            <text:p><text:s/>bonariensis</text:p>
          </table:table-cell>
          <table:table-cell table:formula="of:=VLOOKUP([.K338];[Organismo.A$2:.B$1048576];2)" office:value-type="float" office:value="1">
            <text:p>1</text:p>
          </table:table-cell>
          <table:table-cell table:number-columns-repeated="2"/>
          <table:table-cell office:value-type="string">
            <text:p>Molothr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Molothrus rufoaxillaris </text:p>
          </table:table-cell>
          <table:table-cell office:value-type="string">
            <text:p>vira-bosta-picumã</text:p>
          </table:table-cell>
          <table:table-cell office:value-type="string">
            <text:p>Cassin, 1866</text:p>
          </table:table-cell>
          <table:table-cell table:formula="of:=VLOOKUP([.J339];[Genero.A$2:.B$430];2)" office:value-type="float" office:value="233">
            <text:p>233</text:p>
          </table:table-cell>
          <table:table-cell office:value-type="string">
            <text:p><text:s/>rufoaxillaris </text:p>
          </table:table-cell>
          <table:table-cell table:formula="of:=VLOOKUP([.K339];[Organismo.A$2:.B$1048576];2)" office:value-type="float" office:value="1">
            <text:p>1</text:p>
          </table:table-cell>
          <table:table-cell table:number-columns-repeated="2"/>
          <table:table-cell office:value-type="string">
            <text:p>Molothr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Morphnus guianensis </text:p>
          </table:table-cell>
          <table:table-cell office:value-type="string">
            <text:p>uiraçu-falso</text:p>
          </table:table-cell>
          <table:table-cell office:value-type="string">
            <text:p>Daudin, 1800</text:p>
          </table:table-cell>
          <table:table-cell table:formula="of:=VLOOKUP([.J340];[Genero.A$2:.B$430];2)" office:value-type="float" office:value="234">
            <text:p>234</text:p>
          </table:table-cell>
          <table:table-cell office:value-type="string">
            <text:p>guianensis </text:p>
          </table:table-cell>
          <table:table-cell table:formula="of:=VLOOKUP([.K340];[Organismo.A$2:.B$1048576];2)" office:value-type="float" office:value="1">
            <text:p>1</text:p>
          </table:table-cell>
          <table:table-cell table:number-columns-repeated="2"/>
          <table:table-cell office:value-type="string">
            <text:p>Morphn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Muscipipra vetula </text:p>
          </table:table-cell>
          <table:table-cell office:value-type="string">
            <text:p>tesoura-cinzenta</text:p>
          </table:table-cell>
          <table:table-cell office:value-type="string">
            <text:p>Lichtenstein, 1823</text:p>
          </table:table-cell>
          <table:table-cell table:formula="of:=VLOOKUP([.J341];[Genero.A$2:.B$430];2)" office:value-type="float" office:value="235">
            <text:p>235</text:p>
          </table:table-cell>
          <table:table-cell office:value-type="string">
            <text:p>vetula </text:p>
          </table:table-cell>
          <table:table-cell table:formula="of:=VLOOKUP([.K341];[Organismo.A$2:.B$1048576];2)" office:value-type="float" office:value="1">
            <text:p>1</text:p>
          </table:table-cell>
          <table:table-cell table:number-columns-repeated="2"/>
          <table:table-cell office:value-type="string">
            <text:p>Muscipipr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Mycteria americana </text:p>
          </table:table-cell>
          <table:table-cell office:value-type="string">
            <text:p>cabeça-seca</text:p>
          </table:table-cell>
          <table:table-cell office:value-type="string">
            <text:p>Linnaeus, 1758</text:p>
          </table:table-cell>
          <table:table-cell table:formula="of:=VLOOKUP([.J342];[Genero.A$2:.B$430];2)" office:value-type="float" office:value="236">
            <text:p>236</text:p>
          </table:table-cell>
          <table:table-cell office:value-type="string">
            <text:p><text:s/>americana </text:p>
          </table:table-cell>
          <table:table-cell table:formula="of:=VLOOKUP([.K342];[Organismo.A$2:.B$1048576];2)" office:value-type="float" office:value="1">
            <text:p>1</text:p>
          </table:table-cell>
          <table:table-cell table:number-columns-repeated="2"/>
          <table:table-cell office:value-type="string">
            <text:p>Mycteri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Myiarchus ferox </text:p>
          </table:table-cell>
          <table:table-cell office:value-type="string">
            <text:p>maria-cavaleira</text:p>
          </table:table-cell>
          <table:table-cell office:value-type="string">
            <text:p>Gmelin, 1789</text:p>
          </table:table-cell>
          <table:table-cell table:formula="of:=VLOOKUP([.J343];[Genero.A$2:.B$430];2)" office:value-type="float" office:value="237">
            <text:p>237</text:p>
          </table:table-cell>
          <table:table-cell office:value-type="string">
            <text:p><text:s/>ferox </text:p>
          </table:table-cell>
          <table:table-cell table:formula="of:=VLOOKUP([.K343];[Organismo.A$2:.B$1048576];2)" office:value-type="float" office:value="1">
            <text:p>1</text:p>
          </table:table-cell>
          <table:table-cell table:number-columns-repeated="2"/>
          <table:table-cell office:value-type="string">
            <text:p>Myiarch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Myiarchus swainsoni </text:p>
          </table:table-cell>
          <table:table-cell office:value-type="string">
            <text:p>irré</text:p>
          </table:table-cell>
          <table:table-cell office:value-type="string">
            <text:p>Cabanis &amp; Heine, 1859</text:p>
          </table:table-cell>
          <table:table-cell table:formula="of:=VLOOKUP([.J344];[Genero.A$2:.B$430];2)" office:value-type="float" office:value="237">
            <text:p>237</text:p>
          </table:table-cell>
          <table:table-cell office:value-type="string">
            <text:p>swainsoni </text:p>
          </table:table-cell>
          <table:table-cell table:formula="of:=VLOOKUP([.K344];[Organismo.A$2:.B$1048576];2)" office:value-type="float" office:value="1">
            <text:p>1</text:p>
          </table:table-cell>
          <table:table-cell table:number-columns-repeated="2"/>
          <table:table-cell office:value-type="string">
            <text:p>Myiarch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Myiarchus tyrannulus </text:p>
          </table:table-cell>
          <table:table-cell office:value-type="string">
            <text:p>maria-cavaleira-de-rabo-ferrugem</text:p>
          </table:table-cell>
          <table:table-cell office:value-type="string">
            <text:p>Statius Muller, 1776</text:p>
          </table:table-cell>
          <table:table-cell table:formula="of:=VLOOKUP([.J345];[Genero.A$2:.B$430];2)" office:value-type="float" office:value="238">
            <text:p>238</text:p>
          </table:table-cell>
          <table:table-cell office:value-type="string">
            <text:p>tyrannulus </text:p>
          </table:table-cell>
          <table:table-cell table:formula="of:=VLOOKUP([.K345];[Organismo.A$2:.B$1048576];2)" office:value-type="float" office:value="1">
            <text:p>1</text:p>
          </table:table-cell>
          <table:table-cell table:number-columns-repeated="2"/>
          <table:table-cell office:value-type="string">
            <text:p>Myiarch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Myiodynastes maculatus </text:p>
          </table:table-cell>
          <table:table-cell office:value-type="string">
            <text:p>bem-te-vi-rajado</text:p>
          </table:table-cell>
          <table:table-cell office:value-type="string">
            <text:p>Statius Muller, 1776</text:p>
          </table:table-cell>
          <table:table-cell table:formula="of:=VLOOKUP([.J346];[Genero.A$2:.B$430];2)" office:value-type="float" office:value="239">
            <text:p>239</text:p>
          </table:table-cell>
          <table:table-cell office:value-type="string">
            <text:p>maculatus </text:p>
          </table:table-cell>
          <table:table-cell table:formula="of:=VLOOKUP([.K346];[Organismo.A$2:.B$1048576];2)" office:value-type="float" office:value="1">
            <text:p>1</text:p>
          </table:table-cell>
          <table:table-cell table:number-columns-repeated="2"/>
          <table:table-cell office:value-type="string">
            <text:p>Myiodynaste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Myiopagis caniceps</text:p>
          </table:table-cell>
          <table:table-cell office:value-type="string">
            <text:p>guaracava-cinzenta</text:p>
          </table:table-cell>
          <table:table-cell office:value-type="string">
            <text:p>Swainson, 1835</text:p>
          </table:table-cell>
          <table:table-cell table:formula="of:=VLOOKUP([.J347];[Genero.A$2:.B$430];2)" office:value-type="float" office:value="240">
            <text:p>240</text:p>
          </table:table-cell>
          <table:table-cell office:value-type="string">
            <text:p>caniceps</text:p>
          </table:table-cell>
          <table:table-cell table:formula="of:=VLOOKUP([.K347];[Organismo.A$2:.B$1048576];2)" office:value-type="float" office:value="1">
            <text:p>1</text:p>
          </table:table-cell>
          <table:table-cell table:number-columns-repeated="2"/>
          <table:table-cell office:value-type="string">
            <text:p>Myiopagi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Myiopagis viridicata </text:p>
          </table:table-cell>
          <table:table-cell office:value-type="string">
            <text:p>guaracava-de-crista-alaranjada</text:p>
          </table:table-cell>
          <table:table-cell office:value-type="string">
            <text:p>Vieillot, 1817</text:p>
          </table:table-cell>
          <table:table-cell table:formula="of:=VLOOKUP([.J348];[Genero.A$2:.B$430];2)" office:value-type="float" office:value="240">
            <text:p>240</text:p>
          </table:table-cell>
          <table:table-cell office:value-type="string">
            <text:p>viridicata </text:p>
          </table:table-cell>
          <table:table-cell table:formula="of:=VLOOKUP([.K348];[Organismo.A$2:.B$1048576];2)" office:value-type="float" office:value="1">
            <text:p>1</text:p>
          </table:table-cell>
          <table:table-cell table:number-columns-repeated="2"/>
          <table:table-cell office:value-type="string">
            <text:p>Myiopagi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Myiophobus fasciatus </text:p>
          </table:table-cell>
          <table:table-cell office:value-type="string">
            <text:p>filipe</text:p>
          </table:table-cell>
          <table:table-cell office:value-type="string">
            <text:p>Statius Muller, 1776</text:p>
          </table:table-cell>
          <table:table-cell table:formula="of:=VLOOKUP([.J349];[Genero.A$2:.B$430];2)" office:value-type="float" office:value="241">
            <text:p>241</text:p>
          </table:table-cell>
          <table:table-cell office:value-type="string">
            <text:p><text:s/>fasciatus </text:p>
          </table:table-cell>
          <table:table-cell table:formula="of:=VLOOKUP([.K349];[Organismo.A$2:.B$1048576];2)" office:value-type="float" office:value="1">
            <text:p>1</text:p>
          </table:table-cell>
          <table:table-cell table:number-columns-repeated="2"/>
          <table:table-cell office:value-type="string">
            <text:p>Myiophob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Myiopsitta monachus </text:p>
          </table:table-cell>
          <table:table-cell office:value-type="string">
            <text:p>caturrita</text:p>
          </table:table-cell>
          <table:table-cell office:value-type="string">
            <text:p>Boddaert, 1783</text:p>
          </table:table-cell>
          <table:table-cell table:formula="of:=VLOOKUP([.J350];[Genero.A$2:.B$430];2)" office:value-type="float" office:value="242">
            <text:p>242</text:p>
          </table:table-cell>
          <table:table-cell office:value-type="string">
            <text:p>monachus </text:p>
          </table:table-cell>
          <table:table-cell table:formula="of:=VLOOKUP([.K350];[Organismo.A$2:.B$1048576];2)" office:value-type="float" office:value="1">
            <text:p>1</text:p>
          </table:table-cell>
          <table:table-cell table:number-columns-repeated="2"/>
          <table:table-cell office:value-type="string">
            <text:p>Myiopsitt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Myiornis auricularis</text:p>
          </table:table-cell>
          <table:table-cell office:value-type="string">
            <text:p>miudinho</text:p>
          </table:table-cell>
          <table:table-cell office:value-type="string">
            <text:p>Vieillot, 1818</text:p>
          </table:table-cell>
          <table:table-cell table:formula="of:=VLOOKUP([.J351];[Genero.A$2:.B$430];2)" office:value-type="float" office:value="243">
            <text:p>243</text:p>
          </table:table-cell>
          <table:table-cell office:value-type="string">
            <text:p><text:s/>auricularis</text:p>
          </table:table-cell>
          <table:table-cell table:formula="of:=VLOOKUP([.K351];[Organismo.A$2:.B$1048576];2)" office:value-type="float" office:value="1">
            <text:p>1</text:p>
          </table:table-cell>
          <table:table-cell table:number-columns-repeated="2"/>
          <table:table-cell office:value-type="string">
            <text:p>Myiorni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Myiozetetes similis </text:p>
          </table:table-cell>
          <table:table-cell office:value-type="string">
            <text:p>bem-te-vi-pequeno</text:p>
          </table:table-cell>
          <table:table-cell office:value-type="string">
            <text:p>Spix, 1825</text:p>
          </table:table-cell>
          <table:table-cell table:formula="of:=VLOOKUP([.J352];[Genero.A$2:.B$430];2)" office:value-type="float" office:value="244">
            <text:p>244</text:p>
          </table:table-cell>
          <table:table-cell office:value-type="string">
            <text:p>similis </text:p>
          </table:table-cell>
          <table:table-cell table:formula="of:=VLOOKUP([.K352];[Organismo.A$2:.B$1048576];2)" office:value-type="float" office:value="1">
            <text:p>1</text:p>
          </table:table-cell>
          <table:table-cell table:number-columns-repeated="2"/>
          <table:table-cell office:value-type="string">
            <text:p>Myiozetete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Myrmeciza squamosa </text:p>
          </table:table-cell>
          <table:table-cell office:value-type="string">
            <text:p>papa-formiga-de-grota</text:p>
          </table:table-cell>
          <table:table-cell office:value-type="string">
            <text:p>Pelzeln, 1868Pelzeln, 1868</text:p>
          </table:table-cell>
          <table:table-cell table:formula="of:=VLOOKUP([.J353];[Genero.A$2:.B$430];2)" office:value-type="float" office:value="245">
            <text:p>245</text:p>
          </table:table-cell>
          <table:table-cell office:value-type="string">
            <text:p>squamosa </text:p>
          </table:table-cell>
          <table:table-cell table:formula="of:=VLOOKUP([.K353];[Organismo.A$2:.B$1048576];2)" office:value-type="float" office:value="1">
            <text:p>1</text:p>
          </table:table-cell>
          <table:table-cell table:number-columns-repeated="2"/>
          <table:table-cell office:value-type="string">
            <text:p>Myrmeciz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Myrmotherula gularis </text:p>
          </table:table-cell>
          <table:table-cell office:value-type="string">
            <text:p>choquinha-de-garganta-pintada</text:p>
          </table:table-cell>
          <table:table-cell office:value-type="string">
            <text:p>Spix, 1825</text:p>
          </table:table-cell>
          <table:table-cell table:formula="of:=VLOOKUP([.J354];[Genero.A$2:.B$430];2)" office:value-type="float" office:value="246">
            <text:p>246</text:p>
          </table:table-cell>
          <table:table-cell office:value-type="string">
            <text:p>gularis </text:p>
          </table:table-cell>
          <table:table-cell table:formula="of:=VLOOKUP([.K354];[Organismo.A$2:.B$1048576];2)" office:value-type="float" office:value="1">
            <text:p>1</text:p>
          </table:table-cell>
          <table:table-cell table:number-columns-repeated="2"/>
          <table:table-cell office:value-type="string">
            <text:p>Myrmotherul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Myrmotherula unicolor </text:p>
          </table:table-cell>
          <table:table-cell office:value-type="string">
            <text:p>choquinha-cinzenta</text:p>
          </table:table-cell>
          <table:table-cell office:value-type="string">
            <text:p>Ménétriès, 1835</text:p>
          </table:table-cell>
          <table:table-cell table:formula="of:=VLOOKUP([.J355];[Genero.A$2:.B$430];2)" office:value-type="float" office:value="382">
            <text:p>382</text:p>
          </table:table-cell>
          <table:table-cell office:value-type="string">
            <text:p>acutirostris </text:p>
          </table:table-cell>
          <table:table-cell table:formula="of:=VLOOKUP([.K355];[Organismo.A$2:.B$1048576];2)" office:value-type="float" office:value="1">
            <text:p>1</text:p>
          </table:table-cell>
          <table:table-cell table:number-columns-repeated="2"/>
          <table:table-cell office:value-type="string">
            <text:p>Stymphalorni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Nemosia pileata </text:p>
          </table:table-cell>
          <table:table-cell office:value-type="string">
            <text:p>saíra-de-chapéu-preto</text:p>
          </table:table-cell>
          <table:table-cell office:value-type="string">
            <text:p>Boddaert, 1783</text:p>
          </table:table-cell>
          <table:table-cell table:formula="of:=VLOOKUP([.J356];[Genero.A$2:.B$430];2)" office:value-type="float" office:value="247">
            <text:p>247</text:p>
          </table:table-cell>
          <table:table-cell office:value-type="string">
            <text:p>pileata </text:p>
          </table:table-cell>
          <table:table-cell table:formula="of:=VLOOKUP([.K356];[Organismo.A$2:.B$1048576];2)" office:value-type="float" office:value="1">
            <text:p>1</text:p>
          </table:table-cell>
          <table:table-cell table:number-columns-repeated="2"/>
          <table:table-cell office:value-type="string">
            <text:p>Nemosi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Neocrex erythrops</text:p>
          </table:table-cell>
          <table:table-cell office:value-type="string">
            <text:p>turu-turu</text:p>
          </table:table-cell>
          <table:table-cell office:value-type="string">
            <text:p>Sclater, 1867</text:p>
          </table:table-cell>
          <table:table-cell table:formula="of:=VLOOKUP([.J357];[Genero.A$2:.B$430];2)" office:value-type="float" office:value="248">
            <text:p>248</text:p>
          </table:table-cell>
          <table:table-cell office:value-type="string">
            <text:p>erythrops</text:p>
          </table:table-cell>
          <table:table-cell table:formula="of:=VLOOKUP([.K357];[Organismo.A$2:.B$1048576];2)" office:value-type="float" office:value="1">
            <text:p>1</text:p>
          </table:table-cell>
          <table:table-cell table:number-columns-repeated="2"/>
          <table:table-cell office:value-type="string">
            <text:p>Neocrex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Neoxolmis rufiventris</text:p>
          </table:table-cell>
          <table:table-cell office:value-type="string">
            <text:p>gaúcho-chocolate</text:p>
          </table:table-cell>
          <table:table-cell office:value-type="string">
            <text:p>Vieillot, 1823</text:p>
          </table:table-cell>
          <table:table-cell table:formula="of:=VLOOKUP([.J358];[Genero.A$2:.B$430];2)" office:value-type="float" office:value="249">
            <text:p>249</text:p>
          </table:table-cell>
          <table:table-cell office:value-type="string">
            <text:p>rufiventris</text:p>
          </table:table-cell>
          <table:table-cell table:formula="of:=VLOOKUP([.K358];[Organismo.A$2:.B$1048576];2)" office:value-type="float" office:value="1">
            <text:p>1</text:p>
          </table:table-cell>
          <table:table-cell table:number-columns-repeated="2"/>
          <table:table-cell office:value-type="string">
            <text:p>Neoxolmi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Netta peposaca</text:p>
          </table:table-cell>
          <table:table-cell office:value-type="string">
            <text:p>Marrecão</text:p>
          </table:table-cell>
          <table:table-cell/>
          <table:table-cell table:formula="of:=VLOOKUP([.J359];[Genero.A$2:.B$430];2)" office:value-type="float" office:value="251">
            <text:p>251</text:p>
          </table:table-cell>
          <table:table-cell office:value-type="string">
            <text:p>peposaca</text:p>
          </table:table-cell>
          <table:table-cell table:formula="of:=VLOOKUP([.K359];[Organismo.A$2:.B$1048576];2)" office:value-type="float" office:value="1">
            <text:p>1</text:p>
          </table:table-cell>
          <table:table-cell table:number-columns-repeated="2"/>
          <table:table-cell office:value-type="string">
            <text:p>Nett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Netta peposaca </text:p>
          </table:table-cell>
          <table:table-cell office:value-type="string">
            <text:p>marrecão</text:p>
          </table:table-cell>
          <table:table-cell office:value-type="string">
            <text:p>Vieillot, 1816</text:p>
          </table:table-cell>
          <table:table-cell table:formula="of:=VLOOKUP([.J360];[Genero.A$2:.B$430];2)" office:value-type="float" office:value="251">
            <text:p>251</text:p>
          </table:table-cell>
          <table:table-cell office:value-type="string">
            <text:p>peposaca </text:p>
          </table:table-cell>
          <table:table-cell table:formula="of:=VLOOKUP([.K360];[Organismo.A$2:.B$1048576];2)" office:value-type="float" office:value="1">
            <text:p>1</text:p>
          </table:table-cell>
          <table:table-cell table:number-columns-repeated="2"/>
          <table:table-cell office:value-type="string">
            <text:p>Nett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Nomonyx dominica </text:p>
          </table:table-cell>
          <table:table-cell office:value-type="string">
            <text:p>marreca-de-bico-roxo</text:p>
          </table:table-cell>
          <table:table-cell office:value-type="string">
            <text:p>Linnaeus, 1766</text:p>
          </table:table-cell>
          <table:table-cell table:formula="of:=VLOOKUP([.J361];[Genero.A$2:.B$430];2)" office:value-type="float" office:value="252">
            <text:p>252</text:p>
          </table:table-cell>
          <table:table-cell office:value-type="string">
            <text:p>dominica </text:p>
          </table:table-cell>
          <table:table-cell table:formula="of:=VLOOKUP([.K361];[Organismo.A$2:.B$1048576];2)" office:value-type="float" office:value="1">
            <text:p>1</text:p>
          </table:table-cell>
          <table:table-cell table:number-columns-repeated="2"/>
          <table:table-cell office:value-type="string">
            <text:p>Nomonyx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Nonnula rubecula </text:p>
          </table:table-cell>
          <table:table-cell office:value-type="string">
            <text:p>macuru</text:p>
          </table:table-cell>
          <table:table-cell office:value-type="string">
            <text:p>Spix, 1824</text:p>
          </table:table-cell>
          <table:table-cell table:formula="of:=VLOOKUP([.J362];[Genero.A$2:.B$430];2)" office:value-type="float" office:value="253">
            <text:p>253</text:p>
          </table:table-cell>
          <table:table-cell office:value-type="string">
            <text:p>rubecula </text:p>
          </table:table-cell>
          <table:table-cell table:formula="of:=VLOOKUP([.K362];[Organismo.A$2:.B$1048576];2)" office:value-type="float" office:value="1">
            <text:p>1</text:p>
          </table:table-cell>
          <table:table-cell table:number-columns-repeated="2"/>
          <table:table-cell office:value-type="string">
            <text:p>Nonnul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Notharchus swainsoni </text:p>
          </table:table-cell>
          <table:table-cell office:value-type="string">
            <text:p>capitão-do-mato</text:p>
          </table:table-cell>
          <table:table-cell office:value-type="string">
            <text:p>Gray, 1846</text:p>
          </table:table-cell>
          <table:table-cell table:formula="of:=VLOOKUP([.J363];[Genero.A$2:.B$430];2)" office:value-type="float" office:value="254">
            <text:p>254</text:p>
          </table:table-cell>
          <table:table-cell office:value-type="string">
            <text:p>swainsoni </text:p>
          </table:table-cell>
          <table:table-cell table:formula="of:=VLOOKUP([.K363];[Organismo.A$2:.B$1048576];2)" office:value-type="float" office:value="1">
            <text:p>1</text:p>
          </table:table-cell>
          <table:table-cell table:number-columns-repeated="2"/>
          <table:table-cell office:value-type="string">
            <text:p>Notharch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Nothura maculosa </text:p>
          </table:table-cell>
          <table:table-cell office:value-type="string">
            <text:p>perdiz ou codorna</text:p>
          </table:table-cell>
          <table:table-cell office:value-type="string">
            <text:p>Temminck, 1815</text:p>
          </table:table-cell>
          <table:table-cell table:formula="of:=VLOOKUP([.J364];[Genero.A$2:.B$430];2)" office:value-type="float" office:value="255">
            <text:p>255</text:p>
          </table:table-cell>
          <table:table-cell office:value-type="string">
            <text:p>maculosa </text:p>
          </table:table-cell>
          <table:table-cell table:formula="of:=VLOOKUP([.K364];[Organismo.A$2:.B$1048576];2)" office:value-type="float" office:value="1">
            <text:p>1</text:p>
          </table:table-cell>
          <table:table-cell table:number-columns-repeated="2"/>
          <table:table-cell office:value-type="string">
            <text:p>Nothur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Numenius phaeopus </text:p>
          </table:table-cell>
          <table:table-cell office:value-type="string">
            <text:p>maçarico-de-bico-torto</text:p>
          </table:table-cell>
          <table:table-cell office:value-type="string">
            <text:p>Linnaeus, 1758</text:p>
          </table:table-cell>
          <table:table-cell table:formula="of:=VLOOKUP([.J365];[Genero.A$2:.B$430];2)" office:value-type="float" office:value="256">
            <text:p>256</text:p>
          </table:table-cell>
          <table:table-cell office:value-type="string">
            <text:p>phaeopus </text:p>
          </table:table-cell>
          <table:table-cell table:formula="of:=VLOOKUP([.K365];[Organismo.A$2:.B$1048576];2)" office:value-type="float" office:value="1">
            <text:p>1</text:p>
          </table:table-cell>
          <table:table-cell table:number-columns-repeated="2"/>
          <table:table-cell office:value-type="string">
            <text:p>Numeni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Nyctanassa violacea </text:p>
          </table:table-cell>
          <table:table-cell office:value-type="string">
            <text:p>savacu-de-coroa</text:p>
          </table:table-cell>
          <table:table-cell office:value-type="string">
            <text:p>Linnaeus, 1758</text:p>
          </table:table-cell>
          <table:table-cell table:formula="of:=VLOOKUP([.J366];[Genero.A$2:.B$430];2)" office:value-type="float" office:value="257">
            <text:p>257</text:p>
          </table:table-cell>
          <table:table-cell office:value-type="string">
            <text:p>violacea </text:p>
          </table:table-cell>
          <table:table-cell table:formula="of:=VLOOKUP([.K366];[Organismo.A$2:.B$1048576];2)" office:value-type="float" office:value="1">
            <text:p>1</text:p>
          </table:table-cell>
          <table:table-cell table:number-columns-repeated="2"/>
          <table:table-cell office:value-type="string">
            <text:p>Nyctanass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Nyctibius griseus </text:p>
          </table:table-cell>
          <table:table-cell office:value-type="string">
            <text:p>urutau</text:p>
          </table:table-cell>
          <table:table-cell office:value-type="string">
            <text:p>Gmelin, 1789</text:p>
          </table:table-cell>
          <table:table-cell table:formula="of:=VLOOKUP([.J367];[Genero.A$2:.B$430];2)" office:value-type="float" office:value="258">
            <text:p>258</text:p>
          </table:table-cell>
          <table:table-cell office:value-type="string">
            <text:p>griseus </text:p>
          </table:table-cell>
          <table:table-cell table:formula="of:=VLOOKUP([.K367];[Organismo.A$2:.B$1048576];2)" office:value-type="float" office:value="1">
            <text:p>1</text:p>
          </table:table-cell>
          <table:table-cell table:number-columns-repeated="2"/>
          <table:table-cell office:value-type="string">
            <text:p>Nyctibi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Nycticorax nycticorax </text:p>
          </table:table-cell>
          <table:table-cell office:value-type="string">
            <text:p>savacu</text:p>
          </table:table-cell>
          <table:table-cell office:value-type="string">
            <text:p>Linnaeus, 1758</text:p>
          </table:table-cell>
          <table:table-cell table:formula="of:=VLOOKUP([.J368];[Genero.A$2:.B$430];2)" office:value-type="float" office:value="259">
            <text:p>259</text:p>
          </table:table-cell>
          <table:table-cell office:value-type="string">
            <text:p><text:s/>nycticorax </text:p>
          </table:table-cell>
          <table:table-cell table:formula="of:=VLOOKUP([.K368];[Organismo.A$2:.B$1048576];2)" office:value-type="float" office:value="1">
            <text:p>1</text:p>
          </table:table-cell>
          <table:table-cell table:number-columns-repeated="2"/>
          <table:table-cell office:value-type="string">
            <text:p>Nycticorax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Nycticryphes semicollaris </text:p>
          </table:table-cell>
          <table:table-cell office:value-type="string">
            <text:p>narceja-de-bico-torto</text:p>
          </table:table-cell>
          <table:table-cell office:value-type="string">
            <text:p>Vieillot, 1816</text:p>
          </table:table-cell>
          <table:table-cell table:formula="of:=VLOOKUP([.J369];[Genero.A$2:.B$430];2)" office:value-type="float" office:value="260">
            <text:p>260</text:p>
          </table:table-cell>
          <table:table-cell office:value-type="string">
            <text:p>semicollaris </text:p>
          </table:table-cell>
          <table:table-cell table:formula="of:=VLOOKUP([.K369];[Organismo.A$2:.B$1048576];2)" office:value-type="float" office:value="1">
            <text:p>1</text:p>
          </table:table-cell>
          <table:table-cell table:number-columns-repeated="2"/>
          <table:table-cell office:value-type="string">
            <text:p>Nycticryphe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Nystalus chacuru</text:p>
          </table:table-cell>
          <table:table-cell office:value-type="string">
            <text:p>joão-bobo</text:p>
          </table:table-cell>
          <table:table-cell office:value-type="string">
            <text:p>Vieillot, 1816</text:p>
          </table:table-cell>
          <table:table-cell table:formula="of:=VLOOKUP([.J370];[Genero.A$2:.B$430];2)" office:value-type="float" office:value="261">
            <text:p>261</text:p>
          </table:table-cell>
          <table:table-cell office:value-type="string">
            <text:p>chacuru</text:p>
          </table:table-cell>
          <table:table-cell table:formula="of:=VLOOKUP([.K370];[Organismo.A$2:.B$1048576];2)" office:value-type="float" office:value="1">
            <text:p>1</text:p>
          </table:table-cell>
          <table:table-cell table:number-columns-repeated="2"/>
          <table:table-cell office:value-type="string">
            <text:p>Nystal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Odontophorus capueira </text:p>
          </table:table-cell>
          <table:table-cell office:value-type="string">
            <text:p>uru</text:p>
          </table:table-cell>
          <table:table-cell office:value-type="string">
            <text:p>Spix, 1825</text:p>
          </table:table-cell>
          <table:table-cell table:formula="of:=VLOOKUP([.J371];[Genero.A$2:.B$430];2)" office:value-type="float" office:value="262">
            <text:p>262</text:p>
          </table:table-cell>
          <table:table-cell office:value-type="string">
            <text:p><text:s/>capueira </text:p>
          </table:table-cell>
          <table:table-cell table:formula="of:=VLOOKUP([.K371];[Organismo.A$2:.B$1048576];2)" office:value-type="float" office:value="1">
            <text:p>1</text:p>
          </table:table-cell>
          <table:table-cell table:number-columns-repeated="2"/>
          <table:table-cell office:value-type="string">
            <text:p>Odontophor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Oreopholus ruficollis </text:p>
          </table:table-cell>
          <table:table-cell office:value-type="string">
            <text:p>batuíra-de-papo-ferrugíneo</text:p>
          </table:table-cell>
          <table:table-cell office:value-type="string">
            <text:p>Wagler, 1829</text:p>
          </table:table-cell>
          <table:table-cell table:formula="of:=VLOOKUP([.J372];[Genero.A$2:.B$430];2)" office:value-type="float" office:value="263">
            <text:p>263</text:p>
          </table:table-cell>
          <table:table-cell office:value-type="string">
            <text:p>ruficollis </text:p>
          </table:table-cell>
          <table:table-cell table:formula="of:=VLOOKUP([.K372];[Organismo.A$2:.B$1048576];2)" office:value-type="float" office:value="1">
            <text:p>1</text:p>
          </table:table-cell>
          <table:table-cell table:number-columns-repeated="2"/>
          <table:table-cell office:value-type="string">
            <text:p>Oreophol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Ortalis guttata </text:p>
          </table:table-cell>
          <table:table-cell office:value-type="string">
            <text:p>aracuã</text:p>
          </table:table-cell>
          <table:table-cell office:value-type="string">
            <text:p>Spix, 1825</text:p>
          </table:table-cell>
          <table:table-cell table:formula="of:=VLOOKUP([.J373];[Genero.A$2:.B$430];2)" office:value-type="float" office:value="264">
            <text:p>264</text:p>
          </table:table-cell>
          <table:table-cell office:value-type="string">
            <text:p>guttata </text:p>
          </table:table-cell>
          <table:table-cell table:formula="of:=VLOOKUP([.K373];[Organismo.A$2:.B$1048576];2)" office:value-type="float" office:value="1">
            <text:p>1</text:p>
          </table:table-cell>
          <table:table-cell table:number-columns-repeated="2"/>
          <table:table-cell office:value-type="string">
            <text:p>Ortal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Orthogonys chloricterus </text:p>
          </table:table-cell>
          <table:table-cell office:value-type="string">
            <text:p>catirumbava</text:p>
          </table:table-cell>
          <table:table-cell office:value-type="string">
            <text:p>Vieillot, 1819</text:p>
          </table:table-cell>
          <table:table-cell table:formula="of:=VLOOKUP([.J374];[Genero.A$2:.B$430];2)" office:value-type="float" office:value="265">
            <text:p>265</text:p>
          </table:table-cell>
          <table:table-cell office:value-type="string">
            <text:p>chloricterus </text:p>
          </table:table-cell>
          <table:table-cell table:formula="of:=VLOOKUP([.K374];[Organismo.A$2:.B$1048576];2)" office:value-type="float" office:value="1">
            <text:p>1</text:p>
          </table:table-cell>
          <table:table-cell table:number-columns-repeated="2"/>
          <table:table-cell office:value-type="string">
            <text:p>Orthogony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Oxyruncus cristatus </text:p>
          </table:table-cell>
          <table:table-cell office:value-type="string">
            <text:p>araponga-do-horto</text:p>
          </table:table-cell>
          <table:table-cell office:value-type="string">
            <text:p>Swainson, 1821</text:p>
          </table:table-cell>
          <table:table-cell table:formula="of:=VLOOKUP([.J375];[Genero.A$2:.B$430];2)" office:value-type="float" office:value="266">
            <text:p>266</text:p>
          </table:table-cell>
          <table:table-cell office:value-type="string">
            <text:p>cristatus </text:p>
          </table:table-cell>
          <table:table-cell table:formula="of:=VLOOKUP([.K375];[Organismo.A$2:.B$1048576];2)" office:value-type="float" office:value="1">
            <text:p>1</text:p>
          </table:table-cell>
          <table:table-cell table:number-columns-repeated="2"/>
          <table:table-cell office:value-type="string">
            <text:p>Oxyrunc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Oxyura vittata </text:p>
          </table:table-cell>
          <table:table-cell office:value-type="string">
            <text:p>marreca-pés-na-bunda</text:p>
          </table:table-cell>
          <table:table-cell office:value-type="string">
            <text:p>Philippi, 1860</text:p>
          </table:table-cell>
          <table:table-cell table:formula="of:=VLOOKUP([.J376];[Genero.A$2:.B$430];2)" office:value-type="float" office:value="267">
            <text:p>267</text:p>
          </table:table-cell>
          <table:table-cell office:value-type="string">
            <text:p>vittata </text:p>
          </table:table-cell>
          <table:table-cell table:formula="of:=VLOOKUP([.K376];[Organismo.A$2:.B$1048576];2)" office:value-type="float" office:value="1">
            <text:p>1</text:p>
          </table:table-cell>
          <table:table-cell table:number-columns-repeated="2"/>
          <table:table-cell office:value-type="string">
            <text:p>Oxyur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Pachyramphus castaneus </text:p>
          </table:table-cell>
          <table:table-cell office:value-type="string">
            <text:p>caneleirinho</text:p>
          </table:table-cell>
          <table:table-cell office:value-type="string">
            <text:p>Jardine &amp; Selby, 1827</text:p>
          </table:table-cell>
          <table:table-cell table:formula="of:=VLOOKUP([.J377];[Genero.A$2:.B$430];2)" office:value-type="float" office:value="268">
            <text:p>268</text:p>
          </table:table-cell>
          <table:table-cell office:value-type="string">
            <text:p>castaneus </text:p>
          </table:table-cell>
          <table:table-cell table:formula="of:=VLOOKUP([.K377];[Organismo.A$2:.B$1048576];2)" office:value-type="float" office:value="1">
            <text:p>1</text:p>
          </table:table-cell>
          <table:table-cell table:number-columns-repeated="2"/>
          <table:table-cell office:value-type="string">
            <text:p>Pachyramph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Pachyramphus polychopterus </text:p>
          </table:table-cell>
          <table:table-cell office:value-type="string">
            <text:p>caneleirinho-preto</text:p>
          </table:table-cell>
          <table:table-cell office:value-type="string">
            <text:p>Vieillot, 1818</text:p>
          </table:table-cell>
          <table:table-cell table:formula="of:=VLOOKUP([.J378];[Genero.A$2:.B$430];2)" office:value-type="float" office:value="269">
            <text:p>269</text:p>
          </table:table-cell>
          <table:table-cell office:value-type="string">
            <text:p>polychopterus </text:p>
          </table:table-cell>
          <table:table-cell table:formula="of:=VLOOKUP([.K378];[Organismo.A$2:.B$1048576];2)" office:value-type="float" office:value="1">
            <text:p>1</text:p>
          </table:table-cell>
          <table:table-cell table:number-columns-repeated="2"/>
          <table:table-cell office:value-type="string">
            <text:p>Pachyramph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Pachyramphus validus </text:p>
          </table:table-cell>
          <table:table-cell office:value-type="string">
            <text:p>caneleiro-de-chapéu-preto</text:p>
          </table:table-cell>
          <table:table-cell office:value-type="string">
            <text:p>Lichtenstein, 1823</text:p>
          </table:table-cell>
          <table:table-cell table:formula="of:=VLOOKUP([.J379];[Genero.A$2:.B$430];2)" office:value-type="float" office:value="269">
            <text:p>269</text:p>
          </table:table-cell>
          <table:table-cell office:value-type="string">
            <text:p>validus </text:p>
          </table:table-cell>
          <table:table-cell table:formula="of:=VLOOKUP([.K379];[Organismo.A$2:.B$1048576];2)" office:value-type="float" office:value="1">
            <text:p>1</text:p>
          </table:table-cell>
          <table:table-cell table:number-columns-repeated="2"/>
          <table:table-cell office:value-type="string">
            <text:p>Pachyramph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Pachyramphus viridis </text:p>
          </table:table-cell>
          <table:table-cell office:value-type="string">
            <text:p>caneleirinho-verde</text:p>
          </table:table-cell>
          <table:table-cell office:value-type="string">
            <text:p>Vieillot, 1816</text:p>
          </table:table-cell>
          <table:table-cell table:formula="of:=VLOOKUP([.J380];[Genero.A$2:.B$430];2)" office:value-type="float" office:value="269">
            <text:p>269</text:p>
          </table:table-cell>
          <table:table-cell office:value-type="string">
            <text:p>viridis </text:p>
          </table:table-cell>
          <table:table-cell table:formula="of:=VLOOKUP([.K380];[Organismo.A$2:.B$1048576];2)" office:value-type="float" office:value="1">
            <text:p>1</text:p>
          </table:table-cell>
          <table:table-cell table:number-columns-repeated="2"/>
          <table:table-cell office:value-type="string">
            <text:p>Pachyramph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Pandion haliaetus </text:p>
          </table:table-cell>
          <table:table-cell office:value-type="string">
            <text:p>águia-pescadora</text:p>
          </table:table-cell>
          <table:table-cell office:value-type="string">
            <text:p>Linnaeus, 1758</text:p>
          </table:table-cell>
          <table:table-cell table:formula="of:=VLOOKUP([.J381];[Genero.A$2:.B$430];2)" office:value-type="float" office:value="270">
            <text:p>270</text:p>
          </table:table-cell>
          <table:table-cell office:value-type="string">
            <text:p>haliaetus</text:p>
          </table:table-cell>
          <table:table-cell table:formula="of:=VLOOKUP([.K381];[Organismo.A$2:.B$1048576];2)" office:value-type="float" office:value="1">
            <text:p>1</text:p>
          </table:table-cell>
          <table:table-cell table:number-columns-repeated="2"/>
          <table:table-cell office:value-type="string">
            <text:p>Pandion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Parabuteo leucorrhous </text:p>
          </table:table-cell>
          <table:table-cell office:value-type="string">
            <text:p>gavião-de-sobre-branco</text:p>
          </table:table-cell>
          <table:table-cell office:value-type="string">
            <text:p>Quoy &amp; Gaimard, 1824</text:p>
          </table:table-cell>
          <table:table-cell table:formula="of:=VLOOKUP([.J382];[Genero.A$2:.B$430];2)" office:value-type="float" office:value="271">
            <text:p>271</text:p>
          </table:table-cell>
          <table:table-cell office:value-type="string">
            <text:p><text:s/>leucorrhous </text:p>
          </table:table-cell>
          <table:table-cell table:formula="of:=VLOOKUP([.K382];[Organismo.A$2:.B$1048576];2)" office:value-type="float" office:value="1">
            <text:p>1</text:p>
          </table:table-cell>
          <table:table-cell table:number-columns-repeated="2"/>
          <table:table-cell office:value-type="string">
            <text:p>Parabuteo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Parabuteo unicinctus </text:p>
          </table:table-cell>
          <table:table-cell office:value-type="string">
            <text:p>gavião-asa-de-telha</text:p>
          </table:table-cell>
          <table:table-cell office:value-type="string">
            <text:p>Temminck, 1824</text:p>
          </table:table-cell>
          <table:table-cell table:formula="of:=VLOOKUP([.J383];[Genero.A$2:.B$430];2)" office:value-type="float" office:value="271">
            <text:p>271</text:p>
          </table:table-cell>
          <table:table-cell office:value-type="string">
            <text:p>unicinctus </text:p>
          </table:table-cell>
          <table:table-cell table:formula="of:=VLOOKUP([.K383];[Organismo.A$2:.B$1048576];2)" office:value-type="float" office:value="1">
            <text:p>1</text:p>
          </table:table-cell>
          <table:table-cell table:number-columns-repeated="2"/>
          <table:table-cell office:value-type="string">
            <text:p>Parabuteo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Pardirallus maculatus </text:p>
          </table:table-cell>
          <table:table-cell office:value-type="string">
            <text:p>saracura-carijó</text:p>
          </table:table-cell>
          <table:table-cell office:value-type="string">
            <text:p>Boddaert, 1783</text:p>
          </table:table-cell>
          <table:table-cell table:formula="of:=VLOOKUP([.J384];[Genero.A$2:.B$430];2)" office:value-type="float" office:value="272">
            <text:p>272</text:p>
          </table:table-cell>
          <table:table-cell office:value-type="string">
            <text:p>maculatus </text:p>
          </table:table-cell>
          <table:table-cell table:formula="of:=VLOOKUP([.K384];[Organismo.A$2:.B$1048576];2)" office:value-type="float" office:value="1">
            <text:p>1</text:p>
          </table:table-cell>
          <table:table-cell table:number-columns-repeated="2"/>
          <table:table-cell office:value-type="string">
            <text:p>Pardirall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Pardirallus nigricans </text:p>
          </table:table-cell>
          <table:table-cell office:value-type="string">
            <text:p>saracura-sanã</text:p>
          </table:table-cell>
          <table:table-cell office:value-type="string">
            <text:p>Vieillot, 1819</text:p>
          </table:table-cell>
          <table:table-cell table:formula="of:=VLOOKUP([.J385];[Genero.A$2:.B$430];2)" office:value-type="float" office:value="273">
            <text:p>273</text:p>
          </table:table-cell>
          <table:table-cell office:value-type="string">
            <text:p>nigricans </text:p>
          </table:table-cell>
          <table:table-cell table:formula="of:=VLOOKUP([.K385];[Organismo.A$2:.B$1048576];2)" office:value-type="float" office:value="1">
            <text:p>1</text:p>
          </table:table-cell>
          <table:table-cell table:number-columns-repeated="2"/>
          <table:table-cell office:value-type="string">
            <text:p>Pardirall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Pardirallus sanguinolentus </text:p>
          </table:table-cell>
          <table:table-cell office:value-type="string">
            <text:p>saracura-do-banhado</text:p>
          </table:table-cell>
          <table:table-cell office:value-type="string">
            <text:p>Swainson, 1837</text:p>
          </table:table-cell>
          <table:table-cell table:formula="of:=VLOOKUP([.J386];[Genero.A$2:.B$430];2)" office:value-type="float" office:value="272">
            <text:p>272</text:p>
          </table:table-cell>
          <table:table-cell office:value-type="string">
            <text:p>sanguinolentus </text:p>
          </table:table-cell>
          <table:table-cell table:formula="of:=VLOOKUP([.K386];[Organismo.A$2:.B$1048576];2)" office:value-type="float" office:value="1">
            <text:p>1</text:p>
          </table:table-cell>
          <table:table-cell table:number-columns-repeated="2"/>
          <table:table-cell office:value-type="string">
            <text:p>Pardirall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Paroaria capitata </text:p>
          </table:table-cell>
          <table:table-cell office:value-type="string">
            <text:p>cavalaria</text:p>
          </table:table-cell>
          <table:table-cell office:value-type="string">
            <text:p>d'Orbigny &amp; Lafresnaye, 1837</text:p>
          </table:table-cell>
          <table:table-cell table:formula="of:=VLOOKUP([.J387];[Genero.A$2:.B$430];2)" office:value-type="float" office:value="274">
            <text:p>274</text:p>
          </table:table-cell>
          <table:table-cell office:value-type="string">
            <text:p>capitata </text:p>
          </table:table-cell>
          <table:table-cell table:formula="of:=VLOOKUP([.K387];[Organismo.A$2:.B$1048576];2)" office:value-type="float" office:value="1">
            <text:p>1</text:p>
          </table:table-cell>
          <table:table-cell table:number-columns-repeated="2"/>
          <table:table-cell office:value-type="string">
            <text:p>Paroari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Paroaria coronata </text:p>
          </table:table-cell>
          <table:table-cell office:value-type="string">
            <text:p>cardeal</text:p>
          </table:table-cell>
          <table:table-cell office:value-type="string">
            <text:p>Miller, 1776</text:p>
          </table:table-cell>
          <table:table-cell table:formula="of:=VLOOKUP([.J388];[Genero.A$2:.B$430];2)" office:value-type="float" office:value="274">
            <text:p>274</text:p>
          </table:table-cell>
          <table:table-cell office:value-type="string">
            <text:p>coronata </text:p>
          </table:table-cell>
          <table:table-cell table:formula="of:=VLOOKUP([.K388];[Organismo.A$2:.B$1048576];2)" office:value-type="float" office:value="1">
            <text:p>1</text:p>
          </table:table-cell>
          <table:table-cell table:number-columns-repeated="2"/>
          <table:table-cell office:value-type="string">
            <text:p>Paroari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Parula pitiayumi </text:p>
          </table:table-cell>
          <table:table-cell office:value-type="string">
            <text:p>mariquita</text:p>
          </table:table-cell>
          <table:table-cell office:value-type="string">
            <text:p>Vieillot, 1817</text:p>
          </table:table-cell>
          <table:table-cell table:formula="of:=VLOOKUP([.J389];[Genero.A$2:.B$430];2)" office:value-type="float" office:value="275">
            <text:p>275</text:p>
          </table:table-cell>
          <table:table-cell office:value-type="string">
            <text:p>pitiayumi </text:p>
          </table:table-cell>
          <table:table-cell table:formula="of:=VLOOKUP([.K389];[Organismo.A$2:.B$1048576];2)" office:value-type="float" office:value="1">
            <text:p>1</text:p>
          </table:table-cell>
          <table:table-cell table:number-columns-repeated="2"/>
          <table:table-cell office:value-type="string">
            <text:p>Parul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Passer domesticus</text:p>
          </table:table-cell>
          <table:table-cell office:value-type="string">
            <text:p>pardal</text:p>
          </table:table-cell>
          <table:table-cell office:value-type="string">
            <text:p>Linnaeus, 1758</text:p>
          </table:table-cell>
          <table:table-cell table:formula="of:=VLOOKUP([.J390];[Genero.A$2:.B$430];2)" office:value-type="float" office:value="276">
            <text:p>276</text:p>
          </table:table-cell>
          <table:table-cell office:value-type="string">
            <text:p>domesticus</text:p>
          </table:table-cell>
          <table:table-cell table:formula="of:=VLOOKUP([.K390];[Organismo.A$2:.B$1048576];2)" office:value-type="float" office:value="1">
            <text:p>1</text:p>
          </table:table-cell>
          <table:table-cell table:number-columns-repeated="2"/>
          <table:table-cell office:value-type="string">
            <text:p>Passer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Patagioenas cayennensis </text:p>
          </table:table-cell>
          <table:table-cell office:value-type="string">
            <text:p>pomba-galega</text:p>
          </table:table-cell>
          <table:table-cell office:value-type="string">
            <text:p>Bonnaterre, 1792</text:p>
          </table:table-cell>
          <table:table-cell table:formula="of:=VLOOKUP([.J391];[Genero.A$2:.B$430];2)" office:value-type="float" office:value="277">
            <text:p>277</text:p>
          </table:table-cell>
          <table:table-cell office:value-type="string">
            <text:p>cayennensis </text:p>
          </table:table-cell>
          <table:table-cell table:formula="of:=VLOOKUP([.K391];[Organismo.A$2:.B$1048576];2)" office:value-type="float" office:value="1">
            <text:p>1</text:p>
          </table:table-cell>
          <table:table-cell table:number-columns-repeated="2"/>
          <table:table-cell office:value-type="string">
            <text:p>Patagioena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Patagioenas maculosa </text:p>
          </table:table-cell>
          <table:table-cell office:value-type="string">
            <text:p>pomba-do-orvalho</text:p>
          </table:table-cell>
          <table:table-cell office:value-type="string">
            <text:p>Temminck, 1813</text:p>
          </table:table-cell>
          <table:table-cell table:formula="of:=VLOOKUP([.J392];[Genero.A$2:.B$430];2)" office:value-type="float" office:value="277">
            <text:p>277</text:p>
          </table:table-cell>
          <table:table-cell office:value-type="string">
            <text:p>maculosa </text:p>
          </table:table-cell>
          <table:table-cell table:formula="of:=VLOOKUP([.K392];[Organismo.A$2:.B$1048576];2)" office:value-type="float" office:value="1">
            <text:p>1</text:p>
          </table:table-cell>
          <table:table-cell table:number-columns-repeated="2"/>
          <table:table-cell office:value-type="string">
            <text:p>Patagioena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Patagioenas picazuro </text:p>
          </table:table-cell>
          <table:table-cell office:value-type="string">
            <text:p>asa-branca ou pombão</text:p>
          </table:table-cell>
          <table:table-cell office:value-type="string">
            <text:p>Temminck, 1813</text:p>
          </table:table-cell>
          <table:table-cell table:formula="of:=VLOOKUP([.J393];[Genero.A$2:.B$430];2)" office:value-type="float" office:value="277">
            <text:p>277</text:p>
          </table:table-cell>
          <table:table-cell office:value-type="string">
            <text:p><text:s/>picazuro </text:p>
          </table:table-cell>
          <table:table-cell table:formula="of:=VLOOKUP([.K393];[Organismo.A$2:.B$1048576];2)" office:value-type="float" office:value="1">
            <text:p>1</text:p>
          </table:table-cell>
          <table:table-cell table:number-columns-repeated="2"/>
          <table:table-cell office:value-type="string">
            <text:p>Patagioena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Patagioenas plumbea</text:p>
          </table:table-cell>
          <table:table-cell office:value-type="string">
            <text:p>pomba-amargosa</text:p>
          </table:table-cell>
          <table:table-cell office:value-type="string">
            <text:p>Vieillot, 1818</text:p>
          </table:table-cell>
          <table:table-cell table:formula="of:=VLOOKUP([.J394];[Genero.A$2:.B$430];2)" office:value-type="float" office:value="277">
            <text:p>277</text:p>
          </table:table-cell>
          <table:table-cell office:value-type="string">
            <text:p>plumbea</text:p>
          </table:table-cell>
          <table:table-cell table:formula="of:=VLOOKUP([.K394];[Organismo.A$2:.B$1048576];2)" office:value-type="float" office:value="1">
            <text:p>1</text:p>
          </table:table-cell>
          <table:table-cell table:number-columns-repeated="2"/>
          <table:table-cell office:value-type="string">
            <text:p>Patagioena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Penelope obscura </text:p>
          </table:table-cell>
          <table:table-cell office:value-type="string">
            <text:p>jacuaçu</text:p>
          </table:table-cell>
          <table:table-cell office:value-type="string">
            <text:p>Temminck, 1815</text:p>
          </table:table-cell>
          <table:table-cell table:formula="of:=VLOOKUP([.J395];[Genero.A$2:.B$430];2)" office:value-type="float" office:value="279">
            <text:p>279</text:p>
          </table:table-cell>
          <table:table-cell office:value-type="string">
            <text:p>obscura </text:p>
          </table:table-cell>
          <table:table-cell table:formula="of:=VLOOKUP([.K395];[Organismo.A$2:.B$1048576];2)" office:value-type="float" office:value="1">
            <text:p>1</text:p>
          </table:table-cell>
          <table:table-cell table:number-columns-repeated="2"/>
          <table:table-cell office:value-type="string">
            <text:p>Penelope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Penelope superciliaris </text:p>
          </table:table-cell>
          <table:table-cell office:value-type="string">
            <text:p>jacu-velho ou jacupemba</text:p>
          </table:table-cell>
          <table:table-cell office:value-type="string">
            <text:p>Temminck, 1815</text:p>
          </table:table-cell>
          <table:table-cell table:formula="of:=VLOOKUP([.J396];[Genero.A$2:.B$430];2)" office:value-type="float" office:value="278">
            <text:p>278</text:p>
          </table:table-cell>
          <table:table-cell office:value-type="string">
            <text:p>superciliaris </text:p>
          </table:table-cell>
          <table:table-cell table:formula="of:=VLOOKUP([.K396];[Organismo.A$2:.B$1048576];2)" office:value-type="float" office:value="1">
            <text:p>1</text:p>
          </table:table-cell>
          <table:table-cell table:number-columns-repeated="2"/>
          <table:table-cell office:value-type="string">
            <text:p>Penelope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Petrochelidon pyrrhonota </text:p>
          </table:table-cell>
          <table:table-cell office:value-type="string">
            <text:p>andorinha-de-sobre-acanelado</text:p>
          </table:table-cell>
          <table:table-cell office:value-type="string">
            <text:p>Vieillot, 1817</text:p>
          </table:table-cell>
          <table:table-cell table:formula="of:=VLOOKUP([.J397];[Genero.A$2:.B$430];2)" office:value-type="float" office:value="280">
            <text:p>280</text:p>
          </table:table-cell>
          <table:table-cell office:value-type="string">
            <text:p>pyrrhonota </text:p>
          </table:table-cell>
          <table:table-cell table:formula="of:=VLOOKUP([.K397];[Organismo.A$2:.B$1048576];2)" office:value-type="float" office:value="1">
            <text:p>1</text:p>
          </table:table-cell>
          <table:table-cell table:number-columns-repeated="2"/>
          <table:table-cell office:value-type="string">
            <text:p>Petrochelidon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Phacellodomus ferrugineigula </text:p>
          </table:table-cell>
          <table:table-cell office:value-type="string">
            <text:p>joão-botina</text:p>
          </table:table-cell>
          <table:table-cell office:value-type="string">
            <text:p>Pelzeln, 1858</text:p>
          </table:table-cell>
          <table:table-cell table:formula="of:=VLOOKUP([.J398];[Genero.A$2:.B$430];2)" office:value-type="float" office:value="281">
            <text:p>281</text:p>
          </table:table-cell>
          <table:table-cell office:value-type="string">
            <text:p>ferrugineigula </text:p>
          </table:table-cell>
          <table:table-cell table:formula="of:=VLOOKUP([.K398];[Organismo.A$2:.B$1048576];2)" office:value-type="float" office:value="1">
            <text:p>1</text:p>
          </table:table-cell>
          <table:table-cell table:number-columns-repeated="2"/>
          <table:table-cell office:value-type="string">
            <text:p>Phacellodom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Phacellodomus ruber </text:p>
          </table:table-cell>
          <table:table-cell office:value-type="string">
            <text:p>graveteiro</text:p>
          </table:table-cell>
          <table:table-cell office:value-type="string">
            <text:p>Vieillot, 1817</text:p>
          </table:table-cell>
          <table:table-cell table:formula="of:=VLOOKUP([.J399];[Genero.A$2:.B$430];2)" office:value-type="float" office:value="281">
            <text:p>281</text:p>
          </table:table-cell>
          <table:table-cell office:value-type="string">
            <text:p>ruber </text:p>
          </table:table-cell>
          <table:table-cell table:formula="of:=VLOOKUP([.K399];[Organismo.A$2:.B$1048576];2)" office:value-type="float" office:value="1">
            <text:p>1</text:p>
          </table:table-cell>
          <table:table-cell table:number-columns-repeated="2"/>
          <table:table-cell office:value-type="string">
            <text:p>Phacellodom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Phacellodomus striaticollis </text:p>
          </table:table-cell>
          <table:table-cell office:value-type="string">
            <text:p>tio-tio</text:p>
          </table:table-cell>
          <table:table-cell office:value-type="string">
            <text:p>d'Orbigny &amp; Lafresnaye, 1838</text:p>
          </table:table-cell>
          <table:table-cell table:formula="of:=VLOOKUP([.J400];[Genero.A$2:.B$430];2)" office:value-type="float" office:value="281">
            <text:p>281</text:p>
          </table:table-cell>
          <table:table-cell office:value-type="string">
            <text:p>striaticollis </text:p>
          </table:table-cell>
          <table:table-cell table:formula="of:=VLOOKUP([.K400];[Organismo.A$2:.B$1048576];2)" office:value-type="float" office:value="1">
            <text:p>1</text:p>
          </table:table-cell>
          <table:table-cell table:number-columns-repeated="2"/>
          <table:table-cell office:value-type="string">
            <text:p>Phacellodom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Phaethornis eurynome </text:p>
          </table:table-cell>
          <table:table-cell office:value-type="string">
            <text:p>rabo-branco-de-garganta-rajada</text:p>
          </table:table-cell>
          <table:table-cell office:value-type="string">
            <text:p>Lesson, 1832</text:p>
          </table:table-cell>
          <table:table-cell table:formula="of:=VLOOKUP([.J401];[Genero.A$2:.B$430];2)" office:value-type="float" office:value="282">
            <text:p>282</text:p>
          </table:table-cell>
          <table:table-cell office:value-type="string">
            <text:p>eurynome </text:p>
          </table:table-cell>
          <table:table-cell table:formula="of:=VLOOKUP([.K401];[Organismo.A$2:.B$1048576];2)" office:value-type="float" office:value="1">
            <text:p>1</text:p>
          </table:table-cell>
          <table:table-cell table:number-columns-repeated="2"/>
          <table:table-cell office:value-type="string">
            <text:p>Phaethorni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Phaethornis pretrei </text:p>
          </table:table-cell>
          <table:table-cell office:value-type="string">
            <text:p>rabo-branco-acanelado</text:p>
          </table:table-cell>
          <table:table-cell office:value-type="string">
            <text:p>Lesson &amp; Delattre, 1839</text:p>
          </table:table-cell>
          <table:table-cell table:formula="of:=VLOOKUP([.J402];[Genero.A$2:.B$430];2)" office:value-type="float" office:value="282">
            <text:p>282</text:p>
          </table:table-cell>
          <table:table-cell office:value-type="string">
            <text:p><text:s/>pretrei </text:p>
          </table:table-cell>
          <table:table-cell table:formula="of:=VLOOKUP([.K402];[Organismo.A$2:.B$1048576];2)" office:value-type="float" office:value="1">
            <text:p>1</text:p>
          </table:table-cell>
          <table:table-cell table:number-columns-repeated="2"/>
          <table:table-cell office:value-type="string">
            <text:p>Phaethorni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Phaetusa simplex </text:p>
          </table:table-cell>
          <table:table-cell office:value-type="string">
            <text:p>trinta-réis-grande</text:p>
          </table:table-cell>
          <table:table-cell office:value-type="string">
            <text:p>Gmelin, 1789</text:p>
          </table:table-cell>
          <table:table-cell table:formula="of:=VLOOKUP([.J403];[Genero.A$2:.B$430];2)" office:value-type="float" office:value="283">
            <text:p>283</text:p>
          </table:table-cell>
          <table:table-cell office:value-type="string">
            <text:p><text:s/>simplex </text:p>
          </table:table-cell>
          <table:table-cell table:formula="of:=VLOOKUP([.K403];[Organismo.A$2:.B$1048576];2)" office:value-type="float" office:value="1">
            <text:p>1</text:p>
          </table:table-cell>
          <table:table-cell table:number-columns-repeated="2"/>
          <table:table-cell office:value-type="string">
            <text:p>Phaetus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Phalacrocorax brasilianus </text:p>
          </table:table-cell>
          <table:table-cell office:value-type="string">
            <text:p>biguá</text:p>
          </table:table-cell>
          <table:table-cell office:value-type="string">
            <text:p>Gmelin, 1789</text:p>
          </table:table-cell>
          <table:table-cell table:formula="of:=VLOOKUP([.J404];[Genero.A$2:.B$430];2)" office:value-type="float" office:value="284">
            <text:p>284</text:p>
          </table:table-cell>
          <table:table-cell office:value-type="string">
            <text:p>brasilianus </text:p>
          </table:table-cell>
          <table:table-cell table:formula="of:=VLOOKUP([.K404];[Organismo.A$2:.B$1048576];2)" office:value-type="float" office:value="1">
            <text:p>1</text:p>
          </table:table-cell>
          <table:table-cell table:number-columns-repeated="2"/>
          <table:table-cell office:value-type="string">
            <text:p>Phalacrocorax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Phalaropus tricolor </text:p>
          </table:table-cell>
          <table:table-cell office:value-type="string">
            <text:p>pisa-n'água</text:p>
          </table:table-cell>
          <table:table-cell office:value-type="string">
            <text:p>Vieillot, 1819</text:p>
          </table:table-cell>
          <table:table-cell table:formula="of:=VLOOKUP([.J405];[Genero.A$2:.B$430];2)" office:value-type="float" office:value="285">
            <text:p>285</text:p>
          </table:table-cell>
          <table:table-cell office:value-type="string">
            <text:p>tricolor</text:p>
          </table:table-cell>
          <table:table-cell table:formula="of:=VLOOKUP([.K405];[Organismo.A$2:.B$1048576];2)" office:value-type="float" office:value="1">
            <text:p>1</text:p>
          </table:table-cell>
          <table:table-cell table:number-columns-repeated="2"/>
          <table:table-cell office:value-type="string">
            <text:p>Phalarop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Phibalura flavirostris </text:p>
          </table:table-cell>
          <table:table-cell office:value-type="string">
            <text:p>tesourinha-do-mato</text:p>
          </table:table-cell>
          <table:table-cell office:value-type="string">
            <text:p>Vieillot, 1816</text:p>
          </table:table-cell>
          <table:table-cell table:formula="of:=VLOOKUP([.J406];[Genero.A$2:.B$430];2)" office:value-type="float" office:value="286">
            <text:p>286</text:p>
          </table:table-cell>
          <table:table-cell office:value-type="string">
            <text:p>flavirostris </text:p>
          </table:table-cell>
          <table:table-cell table:formula="of:=VLOOKUP([.K406];[Organismo.A$2:.B$1048576];2)" office:value-type="float" office:value="1">
            <text:p>1</text:p>
          </table:table-cell>
          <table:table-cell table:number-columns-repeated="2"/>
          <table:table-cell office:value-type="string">
            <text:p>Phibalur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Philomachus pugnax</text:p>
          </table:table-cell>
          <table:table-cell office:value-type="string">
            <text:p>combatente</text:p>
          </table:table-cell>
          <table:table-cell office:value-type="string">
            <text:p>Linnaeus, 1758</text:p>
          </table:table-cell>
          <table:table-cell table:formula="of:=VLOOKUP([.J407];[Genero.A$2:.B$430];2)" office:value-type="float" office:value="287">
            <text:p>287</text:p>
          </table:table-cell>
          <table:table-cell office:value-type="string">
            <text:p>pugnax</text:p>
          </table:table-cell>
          <table:table-cell table:formula="of:=VLOOKUP([.K407];[Organismo.A$2:.B$1048576];2)" office:value-type="float" office:value="1">
            <text:p>1</text:p>
          </table:table-cell>
          <table:table-cell table:number-columns-repeated="2"/>
          <table:table-cell office:value-type="string">
            <text:p>Philomach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Philydor atricapillus </text:p>
          </table:table-cell>
          <table:table-cell office:value-type="string">
            <text:p>limpa-folha-coroado</text:p>
          </table:table-cell>
          <table:table-cell office:value-type="string">
            <text:p>Wied, 1821</text:p>
          </table:table-cell>
          <table:table-cell table:formula="of:=VLOOKUP([.J408];[Genero.A$2:.B$430];2)" office:value-type="float" office:value="288">
            <text:p>288</text:p>
          </table:table-cell>
          <table:table-cell office:value-type="string">
            <text:p><text:s/>atricapillus </text:p>
          </table:table-cell>
          <table:table-cell table:formula="of:=VLOOKUP([.K408];[Organismo.A$2:.B$1048576];2)" office:value-type="float" office:value="1">
            <text:p>1</text:p>
          </table:table-cell>
          <table:table-cell table:number-columns-repeated="2"/>
          <table:table-cell office:value-type="string">
            <text:p>Philydor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Philydor lichtensteini </text:p>
          </table:table-cell>
          <table:table-cell office:value-type="string">
            <text:p>limpa-folha-ocráceo</text:p>
          </table:table-cell>
          <table:table-cell office:value-type="string">
            <text:p>Cabanis &amp; Heine, 1859</text:p>
          </table:table-cell>
          <table:table-cell table:formula="of:=VLOOKUP([.J409];[Genero.A$2:.B$430];2)" office:value-type="float" office:value="289">
            <text:p>289</text:p>
          </table:table-cell>
          <table:table-cell office:value-type="string">
            <text:p>lichtensteini </text:p>
          </table:table-cell>
          <table:table-cell table:formula="of:=VLOOKUP([.K409];[Organismo.A$2:.B$1048576];2)" office:value-type="float" office:value="1">
            <text:p>1</text:p>
          </table:table-cell>
          <table:table-cell table:number-columns-repeated="2"/>
          <table:table-cell office:value-type="string">
            <text:p>Philydor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Philydor rufum </text:p>
          </table:table-cell>
          <table:table-cell office:value-type="string">
            <text:p>limpa-folha-de-testa-baia</text:p>
          </table:table-cell>
          <table:table-cell office:value-type="string">
            <text:p>Vieillot, 1818</text:p>
          </table:table-cell>
          <table:table-cell table:formula="of:=VLOOKUP([.J410];[Genero.A$2:.B$430];2)" office:value-type="float" office:value="289">
            <text:p>289</text:p>
          </table:table-cell>
          <table:table-cell office:value-type="string">
            <text:p>rufum </text:p>
          </table:table-cell>
          <table:table-cell table:formula="of:=VLOOKUP([.K410];[Organismo.A$2:.B$1048576];2)" office:value-type="float" office:value="1">
            <text:p>1</text:p>
          </table:table-cell>
          <table:table-cell table:number-columns-repeated="2"/>
          <table:table-cell office:value-type="string">
            <text:p>Philydor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Phimosus infuscatus </text:p>
          </table:table-cell>
          <table:table-cell office:value-type="string">
            <text:p>maçarico-de-cara-pelada ou chapéu-velho</text:p>
          </table:table-cell>
          <table:table-cell office:value-type="string">
            <text:p>Lichtenstein, 1823</text:p>
          </table:table-cell>
          <table:table-cell table:formula="of:=VLOOKUP([.J411];[Genero.A$2:.B$430];2)" office:value-type="float" office:value="290">
            <text:p>290</text:p>
          </table:table-cell>
          <table:table-cell office:value-type="string">
            <text:p>infuscatus </text:p>
          </table:table-cell>
          <table:table-cell table:formula="of:=VLOOKUP([.K411];[Organismo.A$2:.B$1048576];2)" office:value-type="float" office:value="1">
            <text:p>1</text:p>
          </table:table-cell>
          <table:table-cell table:number-columns-repeated="2"/>
          <table:table-cell office:value-type="string">
            <text:p>Phimos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Phleocryptes melanops </text:p>
          </table:table-cell>
          <table:table-cell office:value-type="string">
            <text:p>bate-bico</text:p>
          </table:table-cell>
          <table:table-cell office:value-type="string">
            <text:p>Vieillot, 1817</text:p>
          </table:table-cell>
          <table:table-cell table:formula="of:=VLOOKUP([.J412];[Genero.A$2:.B$430];2)" office:value-type="float" office:value="291">
            <text:p>291</text:p>
          </table:table-cell>
          <table:table-cell office:value-type="string">
            <text:p>melanops </text:p>
          </table:table-cell>
          <table:table-cell table:formula="of:=VLOOKUP([.K412];[Organismo.A$2:.B$1048576];2)" office:value-type="float" office:value="1">
            <text:p>1</text:p>
          </table:table-cell>
          <table:table-cell table:number-columns-repeated="2"/>
          <table:table-cell office:value-type="string">
            <text:p>Phleocrypte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Phoenicoparrus andinus </text:p>
          </table:table-cell>
          <table:table-cell office:value-type="string">
            <text:p>flamingo-andino</text:p>
          </table:table-cell>
          <table:table-cell office:value-type="string">
            <text:p>Philippi, 1854</text:p>
          </table:table-cell>
          <table:table-cell table:formula="of:=VLOOKUP([.J413];[Genero.A$2:.B$430];2)" office:value-type="float" office:value="292">
            <text:p>292</text:p>
          </table:table-cell>
          <table:table-cell office:value-type="string">
            <text:p>andinus </text:p>
          </table:table-cell>
          <table:table-cell table:formula="of:=VLOOKUP([.K413];[Organismo.A$2:.B$1048576];2)" office:value-type="float" office:value="1">
            <text:p>1</text:p>
          </table:table-cell>
          <table:table-cell table:number-columns-repeated="2"/>
          <table:table-cell office:value-type="string">
            <text:p>Phoenicoparr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Phoenicopterus chilensis </text:p>
          </table:table-cell>
          <table:table-cell office:value-type="string">
            <text:p>flamingo</text:p>
          </table:table-cell>
          <table:table-cell office:value-type="string">
            <text:p>Molina, 1782</text:p>
          </table:table-cell>
          <table:table-cell table:formula="of:=VLOOKUP([.J414];[Genero.A$2:.B$430];2)" office:value-type="float" office:value="293">
            <text:p>293</text:p>
          </table:table-cell>
          <table:table-cell office:value-type="string">
            <text:p>chilensis </text:p>
          </table:table-cell>
          <table:table-cell table:formula="of:=VLOOKUP([.K414];[Organismo.A$2:.B$1048576];2)" office:value-type="float" office:value="1">
            <text:p>1</text:p>
          </table:table-cell>
          <table:table-cell table:number-columns-repeated="2"/>
          <table:table-cell office:value-type="string">
            <text:p>Phoenicopter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Phrygilus fruticeti </text:p>
          </table:table-cell>
          <table:table-cell office:value-type="string">
            <text:p>canário-andino-negro</text:p>
          </table:table-cell>
          <table:table-cell office:value-type="string">
            <text:p>Kittlitz, 1833</text:p>
          </table:table-cell>
          <table:table-cell table:formula="of:=VLOOKUP([.J415];[Genero.A$2:.B$430];2)" office:value-type="float" office:value="294">
            <text:p>294</text:p>
          </table:table-cell>
          <table:table-cell office:value-type="string">
            <text:p>fruticeti </text:p>
          </table:table-cell>
          <table:table-cell table:formula="of:=VLOOKUP([.K415];[Organismo.A$2:.B$1048576];2)" office:value-type="float" office:value="1">
            <text:p>1</text:p>
          </table:table-cell>
          <table:table-cell table:number-columns-repeated="2"/>
          <table:table-cell office:value-type="string">
            <text:p>Phrygil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Phyllomyias fasciatus </text:p>
          </table:table-cell>
          <table:table-cell office:value-type="string">
            <text:p>piolhinho</text:p>
          </table:table-cell>
          <table:table-cell office:value-type="string">
            <text:p>Thunberg, 1822</text:p>
          </table:table-cell>
          <table:table-cell table:formula="of:=VLOOKUP([.J416];[Genero.A$2:.B$430];2)" office:value-type="float" office:value="296">
            <text:p>296</text:p>
          </table:table-cell>
          <table:table-cell office:value-type="string">
            <text:p>fasciatus </text:p>
          </table:table-cell>
          <table:table-cell table:formula="of:=VLOOKUP([.K416];[Organismo.A$2:.B$1048576];2)" office:value-type="float" office:value="1">
            <text:p>1</text:p>
          </table:table-cell>
          <table:table-cell table:number-columns-repeated="2"/>
          <table:table-cell office:value-type="string">
            <text:p>Phyllomyia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Phyllomyias griseocapilla </text:p>
          </table:table-cell>
          <table:table-cell office:value-type="string">
            <text:p>piolhinho-serrano</text:p>
          </table:table-cell>
          <table:table-cell office:value-type="string">
            <text:p>Sclater, 1862</text:p>
          </table:table-cell>
          <table:table-cell table:formula="of:=VLOOKUP([.J417];[Genero.A$2:.B$430];2)" office:value-type="float" office:value="296">
            <text:p>296</text:p>
          </table:table-cell>
          <table:table-cell office:value-type="string">
            <text:p>griseocapilla</text:p>
          </table:table-cell>
          <table:table-cell table:formula="of:=VLOOKUP([.K417];[Organismo.A$2:.B$1048576];2)" office:value-type="float" office:value="1">
            <text:p>1</text:p>
          </table:table-cell>
          <table:table-cell table:number-columns-repeated="2"/>
          <table:table-cell office:value-type="string">
            <text:p>Phyllomyia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Phyllomyias virescens </text:p>
          </table:table-cell>
          <table:table-cell office:value-type="string">
            <text:p>piolhinho-verdoso</text:p>
          </table:table-cell>
          <table:table-cell office:value-type="string">
            <text:p>Temminck, 1824</text:p>
          </table:table-cell>
          <table:table-cell table:formula="of:=VLOOKUP([.J418];[Genero.A$2:.B$430];2)" office:value-type="float" office:value="295">
            <text:p>295</text:p>
          </table:table-cell>
          <table:table-cell office:value-type="string">
            <text:p>virescens </text:p>
          </table:table-cell>
          <table:table-cell table:formula="of:=VLOOKUP([.K418];[Organismo.A$2:.B$1048576];2)" office:value-type="float" office:value="1">
            <text:p>1</text:p>
          </table:table-cell>
          <table:table-cell table:number-columns-repeated="2"/>
          <table:table-cell office:value-type="string">
            <text:p>Phyllomyia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Phylloscartes difficilis </text:p>
          </table:table-cell>
          <table:table-cell office:value-type="string">
            <text:p>estalinho</text:p>
          </table:table-cell>
          <table:table-cell office:value-type="string">
            <text:p>Ihering &amp; Ihering, 1907</text:p>
          </table:table-cell>
          <table:table-cell table:formula="of:=VLOOKUP([.J419];[Genero.A$2:.B$430];2)" office:value-type="float" office:value="297">
            <text:p>297</text:p>
          </table:table-cell>
          <table:table-cell office:value-type="string">
            <text:p>difficilis </text:p>
          </table:table-cell>
          <table:table-cell table:formula="of:=VLOOKUP([.K419];[Organismo.A$2:.B$1048576];2)" office:value-type="float" office:value="1">
            <text:p>1</text:p>
          </table:table-cell>
          <table:table-cell table:number-columns-repeated="2"/>
          <table:table-cell office:value-type="string">
            <text:p>Phylloscarte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Phylloscartes eximius </text:p>
          </table:table-cell>
          <table:table-cell office:value-type="string">
            <text:p>barbudinho</text:p>
          </table:table-cell>
          <table:table-cell office:value-type="string">
            <text:p>Temminck, 1822</text:p>
          </table:table-cell>
          <table:table-cell table:formula="of:=VLOOKUP([.J420];[Genero.A$2:.B$430];2)" office:value-type="float" office:value="297">
            <text:p>297</text:p>
          </table:table-cell>
          <table:table-cell office:value-type="string">
            <text:p>eximius </text:p>
          </table:table-cell>
          <table:table-cell table:formula="of:=VLOOKUP([.K420];[Organismo.A$2:.B$1048576];2)" office:value-type="float" office:value="1">
            <text:p>1</text:p>
          </table:table-cell>
          <table:table-cell table:number-columns-repeated="2"/>
          <table:table-cell office:value-type="string">
            <text:p>Phylloscarte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Phylloscartes kronei </text:p>
          </table:table-cell>
          <table:table-cell office:value-type="string">
            <text:p>maria-da-restinga</text:p>
          </table:table-cell>
          <table:table-cell office:value-type="string">
            <text:p>Willis &amp; Oniki, 1992</text:p>
          </table:table-cell>
          <table:table-cell table:formula="of:=VLOOKUP([.J421];[Genero.A$2:.B$430];2)" office:value-type="float" office:value="297">
            <text:p>297</text:p>
          </table:table-cell>
          <table:table-cell office:value-type="string">
            <text:p>kronei </text:p>
          </table:table-cell>
          <table:table-cell table:formula="of:=VLOOKUP([.K421];[Organismo.A$2:.B$1048576];2)" office:value-type="float" office:value="1">
            <text:p>1</text:p>
          </table:table-cell>
          <table:table-cell table:number-columns-repeated="2"/>
          <table:table-cell office:value-type="string">
            <text:p>Phylloscarte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Phylloscartes ventralis </text:p>
          </table:table-cell>
          <table:table-cell office:value-type="string">
            <text:p>borboletinha-do-mato</text:p>
          </table:table-cell>
          <table:table-cell office:value-type="string">
            <text:p>Temminck, 1824</text:p>
          </table:table-cell>
          <table:table-cell table:formula="of:=VLOOKUP([.J422];[Genero.A$2:.B$430];2)" office:value-type="float" office:value="297">
            <text:p>297</text:p>
          </table:table-cell>
          <table:table-cell office:value-type="string">
            <text:p>ventralis </text:p>
          </table:table-cell>
          <table:table-cell table:formula="of:=VLOOKUP([.K422];[Organismo.A$2:.B$1048576];2)" office:value-type="float" office:value="1">
            <text:p>1</text:p>
          </table:table-cell>
          <table:table-cell table:number-columns-repeated="2"/>
          <table:table-cell office:value-type="string">
            <text:p>Phylloscarte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Phytotoma rutila</text:p>
          </table:table-cell>
          <table:table-cell office:value-type="string">
            <text:p>corta-ramos-de-rabo-branco</text:p>
          </table:table-cell>
          <table:table-cell office:value-type="string">
            <text:p><text:s/>Vieillot, 1818</text:p>
          </table:table-cell>
          <table:table-cell table:formula="of:=VLOOKUP([.J423];[Genero.A$2:.B$430];2)" office:value-type="float" office:value="298">
            <text:p>298</text:p>
          </table:table-cell>
          <table:table-cell office:value-type="string">
            <text:p>rutila</text:p>
          </table:table-cell>
          <table:table-cell table:formula="of:=VLOOKUP([.K423];[Organismo.A$2:.B$1048576];2)" office:value-type="float" office:value="1">
            <text:p>1</text:p>
          </table:table-cell>
          <table:table-cell table:number-columns-repeated="2"/>
          <table:table-cell office:value-type="string">
            <text:p>Phytotom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Piaya cayana </text:p>
          </table:table-cell>
          <table:table-cell office:value-type="string">
            <text:p>alma-de-gato</text:p>
          </table:table-cell>
          <table:table-cell office:value-type="string">
            <text:p>Linnaeus, 1766</text:p>
          </table:table-cell>
          <table:table-cell table:formula="of:=VLOOKUP([.J424];[Genero.A$2:.B$430];2)" office:value-type="float" office:value="299">
            <text:p>299</text:p>
          </table:table-cell>
          <table:table-cell office:value-type="string">
            <text:p>cayana </text:p>
          </table:table-cell>
          <table:table-cell table:formula="of:=VLOOKUP([.K424];[Organismo.A$2:.B$1048576];2)" office:value-type="float" office:value="1">
            <text:p>1</text:p>
          </table:table-cell>
          <table:table-cell table:number-columns-repeated="2"/>
          <table:table-cell office:value-type="string">
            <text:p>Piay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Piculus aurulentus </text:p>
          </table:table-cell>
          <table:table-cell office:value-type="string">
            <text:p>pica-pau-dourado</text:p>
          </table:table-cell>
          <table:table-cell office:value-type="string">
            <text:p>Temminck, 1821</text:p>
          </table:table-cell>
          <table:table-cell table:formula="of:=VLOOKUP([.J425];[Genero.A$2:.B$430];2)" office:value-type="float" office:value="300">
            <text:p>300</text:p>
          </table:table-cell>
          <table:table-cell office:value-type="string">
            <text:p>aurulentus </text:p>
          </table:table-cell>
          <table:table-cell table:formula="of:=VLOOKUP([.K425];[Organismo.A$2:.B$1048576];2)" office:value-type="float" office:value="1">
            <text:p>1</text:p>
          </table:table-cell>
          <table:table-cell table:number-columns-repeated="2"/>
          <table:table-cell office:value-type="string">
            <text:p>Picul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Picumnus nebulosus </text:p>
          </table:table-cell>
          <table:table-cell office:value-type="string">
            <text:p>pica-pau-anão-carijó</text:p>
          </table:table-cell>
          <table:table-cell office:value-type="string">
            <text:p>Sundevall, 1866</text:p>
          </table:table-cell>
          <table:table-cell table:formula="of:=VLOOKUP([.J426];[Genero.A$2:.B$430];2)" office:value-type="float" office:value="302">
            <text:p>302</text:p>
          </table:table-cell>
          <table:table-cell office:value-type="string">
            <text:p>nebulosus </text:p>
          </table:table-cell>
          <table:table-cell table:formula="of:=VLOOKUP([.K426];[Organismo.A$2:.B$1048576];2)" office:value-type="float" office:value="1">
            <text:p>1</text:p>
          </table:table-cell>
          <table:table-cell table:number-columns-repeated="2"/>
          <table:table-cell office:value-type="string">
            <text:p>Picumn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Picumnus temminckii </text:p>
          </table:table-cell>
          <table:table-cell office:value-type="string">
            <text:p>pica-pau-anão-de-coleira</text:p>
          </table:table-cell>
          <table:table-cell office:value-type="string">
            <text:p>Lafresnaye, 1845</text:p>
          </table:table-cell>
          <table:table-cell table:formula="of:=VLOOKUP([.J427];[Genero.A$2:.B$430];2)" office:value-type="float" office:value="301">
            <text:p>301</text:p>
          </table:table-cell>
          <table:table-cell office:value-type="string">
            <text:p>temminckii </text:p>
          </table:table-cell>
          <table:table-cell table:formula="of:=VLOOKUP([.K427];[Organismo.A$2:.B$1048576];2)" office:value-type="float" office:value="1">
            <text:p>1</text:p>
          </table:table-cell>
          <table:table-cell table:number-columns-repeated="2"/>
          <table:table-cell office:value-type="string">
            <text:p>Picumn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Pionopsitta pileata </text:p>
          </table:table-cell>
          <table:table-cell office:value-type="string">
            <text:p>cuiú-cuiú</text:p>
          </table:table-cell>
          <table:table-cell office:value-type="string">
            <text:p>Scopoli, 1769</text:p>
          </table:table-cell>
          <table:table-cell table:formula="of:=VLOOKUP([.J428];[Genero.A$2:.B$430];2)" office:value-type="float" office:value="303">
            <text:p>303</text:p>
          </table:table-cell>
          <table:table-cell office:value-type="string">
            <text:p>pileata</text:p>
          </table:table-cell>
          <table:table-cell table:formula="of:=VLOOKUP([.K428];[Organismo.A$2:.B$1048576];2)" office:value-type="float" office:value="1">
            <text:p>1</text:p>
          </table:table-cell>
          <table:table-cell table:number-columns-repeated="2"/>
          <table:table-cell office:value-type="string">
            <text:p>Pionopsitt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Pionus maximiliani </text:p>
          </table:table-cell>
          <table:table-cell office:value-type="string">
            <text:p>maitaca-bronzeada</text:p>
          </table:table-cell>
          <table:table-cell office:value-type="string">
            <text:p>Kuhl, 1820</text:p>
          </table:table-cell>
          <table:table-cell table:formula="of:=VLOOKUP([.J429];[Genero.A$2:.B$430];2)" office:value-type="float" office:value="304">
            <text:p>304</text:p>
          </table:table-cell>
          <table:table-cell office:value-type="string">
            <text:p>maximiliani </text:p>
          </table:table-cell>
          <table:table-cell table:formula="of:=VLOOKUP([.K429];[Organismo.A$2:.B$1048576];2)" office:value-type="float" office:value="1">
            <text:p>1</text:p>
          </table:table-cell>
          <table:table-cell table:number-columns-repeated="2"/>
          <table:table-cell office:value-type="string">
            <text:p>Pion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Pipraeidea bonariensis</text:p>
          </table:table-cell>
          <table:table-cell office:value-type="string">
            <text:p>sanhaçu-papa-laranja</text:p>
          </table:table-cell>
          <table:table-cell office:value-type="string">
            <text:p>Gmelin, 1789</text:p>
          </table:table-cell>
          <table:table-cell table:formula="of:=VLOOKUP([.J430];[Genero.A$2:.B$430];2)" office:value-type="float" office:value="305">
            <text:p>305</text:p>
          </table:table-cell>
          <table:table-cell office:value-type="string">
            <text:p><text:s/>bonariensis</text:p>
          </table:table-cell>
          <table:table-cell table:formula="of:=VLOOKUP([.K430];[Organismo.A$2:.B$1048576];2)" office:value-type="float" office:value="1">
            <text:p>1</text:p>
          </table:table-cell>
          <table:table-cell table:number-columns-repeated="2"/>
          <table:table-cell office:value-type="string">
            <text:p>Pipraeide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Pipraeidea melanonota </text:p>
          </table:table-cell>
          <table:table-cell office:value-type="string">
            <text:p>saíra-viúva</text:p>
          </table:table-cell>
          <table:table-cell office:value-type="string">
            <text:p>Vieillot, 1819</text:p>
          </table:table-cell>
          <table:table-cell table:formula="of:=VLOOKUP([.J431];[Genero.A$2:.B$430];2)" office:value-type="float" office:value="305">
            <text:p>305</text:p>
          </table:table-cell>
          <table:table-cell office:value-type="string">
            <text:p>melanonota </text:p>
          </table:table-cell>
          <table:table-cell table:formula="of:=VLOOKUP([.K431];[Organismo.A$2:.B$1048576];2)" office:value-type="float" office:value="1">
            <text:p>1</text:p>
          </table:table-cell>
          <table:table-cell table:number-columns-repeated="2"/>
          <table:table-cell office:value-type="string">
            <text:p>Pipraeide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Piprites chloris </text:p>
          </table:table-cell>
          <table:table-cell office:value-type="string">
            <text:p>papinho-amarelo</text:p>
          </table:table-cell>
          <table:table-cell office:value-type="string">
            <text:p>Temminck, 1822</text:p>
          </table:table-cell>
          <table:table-cell table:formula="of:=VLOOKUP([.J432];[Genero.A$2:.B$430];2)" office:value-type="float" office:value="307">
            <text:p>307</text:p>
          </table:table-cell>
          <table:table-cell office:value-type="string">
            <text:p>chloris </text:p>
          </table:table-cell>
          <table:table-cell table:formula="of:=VLOOKUP([.K432];[Organismo.A$2:.B$1048576];2)" office:value-type="float" office:value="1">
            <text:p>1</text:p>
          </table:table-cell>
          <table:table-cell table:number-columns-repeated="2"/>
          <table:table-cell office:value-type="string">
            <text:p>Piprite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Piprites pileata</text:p>
          </table:table-cell>
          <table:table-cell office:value-type="string">
            <text:p>caneleirinho-de-boné-preto</text:p>
          </table:table-cell>
          <table:table-cell office:value-type="string">
            <text:p>Temminck, 1822</text:p>
          </table:table-cell>
          <table:table-cell table:formula="of:=VLOOKUP([.J433];[Genero.A$2:.B$430];2)" office:value-type="float" office:value="306">
            <text:p>306</text:p>
          </table:table-cell>
          <table:table-cell office:value-type="string">
            <text:p>pileata</text:p>
          </table:table-cell>
          <table:table-cell table:formula="of:=VLOOKUP([.K433];[Organismo.A$2:.B$1048576];2)" office:value-type="float" office:value="1">
            <text:p>1</text:p>
          </table:table-cell>
          <table:table-cell table:number-columns-repeated="2"/>
          <table:table-cell office:value-type="string">
            <text:p>Piprite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Piranga flava</text:p>
          </table:table-cell>
          <table:table-cell office:value-type="string">
            <text:p>sanhaçu-de-fogo</text:p>
          </table:table-cell>
          <table:table-cell office:value-type="string">
            <text:p>Vieillot, 1822</text:p>
          </table:table-cell>
          <table:table-cell table:formula="of:=VLOOKUP([.J434];[Genero.A$2:.B$430];2)" office:value-type="float" office:value="308">
            <text:p>308</text:p>
          </table:table-cell>
          <table:table-cell office:value-type="string">
            <text:p>flava</text:p>
          </table:table-cell>
          <table:table-cell table:formula="of:=VLOOKUP([.K434];[Organismo.A$2:.B$1048576];2)" office:value-type="float" office:value="1">
            <text:p>1</text:p>
          </table:table-cell>
          <table:table-cell table:number-columns-repeated="2"/>
          <table:table-cell office:value-type="string">
            <text:p>Pirang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Pitangus sulphuratus </text:p>
          </table:table-cell>
          <table:table-cell office:value-type="string">
            <text:p>bem-te-vi</text:p>
          </table:table-cell>
          <table:table-cell office:value-type="string">
            <text:p>Linnaeus, 1766</text:p>
          </table:table-cell>
          <table:table-cell table:formula="of:=VLOOKUP([.J435];[Genero.A$2:.B$430];2)" office:value-type="float" office:value="309">
            <text:p>309</text:p>
          </table:table-cell>
          <table:table-cell office:value-type="string">
            <text:p>sulphuratus </text:p>
          </table:table-cell>
          <table:table-cell table:formula="of:=VLOOKUP([.K435];[Organismo.A$2:.B$1048576];2)" office:value-type="float" office:value="1">
            <text:p>1</text:p>
          </table:table-cell>
          <table:table-cell table:number-columns-repeated="2"/>
          <table:table-cell office:value-type="string">
            <text:p>Pitang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Platalea ajaja </text:p>
          </table:table-cell>
          <table:table-cell office:value-type="string">
            <text:p>colhereiro</text:p>
          </table:table-cell>
          <table:table-cell office:value-type="string">
            <text:p>Linnaeus, 1758</text:p>
          </table:table-cell>
          <table:table-cell table:formula="of:=VLOOKUP([.J436];[Genero.A$2:.B$430];2)" office:value-type="float" office:value="310">
            <text:p>310</text:p>
          </table:table-cell>
          <table:table-cell office:value-type="string">
            <text:p>ajaja </text:p>
          </table:table-cell>
          <table:table-cell table:formula="of:=VLOOKUP([.K436];[Organismo.A$2:.B$1048576];2)" office:value-type="float" office:value="1">
            <text:p>1</text:p>
          </table:table-cell>
          <table:table-cell table:number-columns-repeated="2"/>
          <table:table-cell office:value-type="string">
            <text:p>Platale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Platyrinchus leucoryphus</text:p>
          </table:table-cell>
          <table:table-cell office:value-type="string">
            <text:p>patinho-gigante</text:p>
          </table:table-cell>
          <table:table-cell office:value-type="string">
            <text:p><text:s/>Wied, 1831</text:p>
          </table:table-cell>
          <table:table-cell table:formula="of:=VLOOKUP([.J437];[Genero.A$2:.B$430];2)" office:value-type="float" office:value="311">
            <text:p>311</text:p>
          </table:table-cell>
          <table:table-cell office:value-type="string">
            <text:p>leucoryphus</text:p>
          </table:table-cell>
          <table:table-cell table:formula="of:=VLOOKUP([.K437];[Organismo.A$2:.B$1048576];2)" office:value-type="float" office:value="1">
            <text:p>1</text:p>
          </table:table-cell>
          <table:table-cell table:number-columns-repeated="2"/>
          <table:table-cell office:value-type="string">
            <text:p>Platyrinch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Platyrinchus mystaceus </text:p>
          </table:table-cell>
          <table:table-cell office:value-type="string">
            <text:p>patinho</text:p>
          </table:table-cell>
          <table:table-cell office:value-type="string">
            <text:p>Vieillot, 1818</text:p>
          </table:table-cell>
          <table:table-cell table:formula="of:=VLOOKUP([.J438];[Genero.A$2:.B$430];2)" office:value-type="float" office:value="311">
            <text:p>311</text:p>
          </table:table-cell>
          <table:table-cell office:value-type="string">
            <text:p>mystaceus </text:p>
          </table:table-cell>
          <table:table-cell table:formula="of:=VLOOKUP([.K438];[Organismo.A$2:.B$1048576];2)" office:value-type="float" office:value="1">
            <text:p>1</text:p>
          </table:table-cell>
          <table:table-cell table:number-columns-repeated="2"/>
          <table:table-cell office:value-type="string">
            <text:p>Platyrinch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Plegadis chihi </text:p>
          </table:table-cell>
          <table:table-cell office:value-type="string">
            <text:p>maçarico-preto</text:p>
          </table:table-cell>
          <table:table-cell office:value-type="string">
            <text:p>Vieillot, 1817</text:p>
          </table:table-cell>
          <table:table-cell table:formula="of:=VLOOKUP([.J439];[Genero.A$2:.B$430];2)" office:value-type="float" office:value="312">
            <text:p>312</text:p>
          </table:table-cell>
          <table:table-cell office:value-type="string">
            <text:p>chihi </text:p>
          </table:table-cell>
          <table:table-cell table:formula="of:=VLOOKUP([.K439];[Organismo.A$2:.B$1048576];2)" office:value-type="float" office:value="1">
            <text:p>1</text:p>
          </table:table-cell>
          <table:table-cell table:number-columns-repeated="2"/>
          <table:table-cell office:value-type="string">
            <text:p>Plegadi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Pluvialis dominica </text:p>
          </table:table-cell>
          <table:table-cell office:value-type="string">
            <text:p>batuiruçu</text:p>
          </table:table-cell>
          <table:table-cell office:value-type="string">
            <text:p>Statius Muller, 1776</text:p>
          </table:table-cell>
          <table:table-cell table:formula="of:=VLOOKUP([.J440];[Genero.A$2:.B$430];2)" office:value-type="float" office:value="314">
            <text:p>314</text:p>
          </table:table-cell>
          <table:table-cell office:value-type="string">
            <text:p>dominica </text:p>
          </table:table-cell>
          <table:table-cell table:formula="of:=VLOOKUP([.K440];[Organismo.A$2:.B$1048576];2)" office:value-type="float" office:value="1">
            <text:p>1</text:p>
          </table:table-cell>
          <table:table-cell table:number-columns-repeated="2"/>
          <table:table-cell office:value-type="string">
            <text:p>Pluvial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Pluvialis squatarola </text:p>
          </table:table-cell>
          <table:table-cell office:value-type="string">
            <text:p>batuiruçu-de-axila-preta</text:p>
          </table:table-cell>
          <table:table-cell office:value-type="string">
            <text:p>Linnaeus, 1758</text:p>
          </table:table-cell>
          <table:table-cell table:formula="of:=VLOOKUP([.J441];[Genero.A$2:.B$430];2)" office:value-type="float" office:value="313">
            <text:p>313</text:p>
          </table:table-cell>
          <table:table-cell office:value-type="string">
            <text:p>squatarola </text:p>
          </table:table-cell>
          <table:table-cell table:formula="of:=VLOOKUP([.K441];[Organismo.A$2:.B$1048576];2)" office:value-type="float" office:value="1">
            <text:p>1</text:p>
          </table:table-cell>
          <table:table-cell table:number-columns-repeated="2"/>
          <table:table-cell office:value-type="string">
            <text:p>Pluviali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Podicephorus major </text:p>
          </table:table-cell>
          <table:table-cell office:value-type="string">
            <text:p>mergulhão-grande</text:p>
          </table:table-cell>
          <table:table-cell office:value-type="string">
            <text:p>Boddaert, 1783</text:p>
          </table:table-cell>
          <table:table-cell table:formula="of:=VLOOKUP([.J442];[Genero.A$2:.B$430];2)" office:value-type="float" office:value="315">
            <text:p>315</text:p>
          </table:table-cell>
          <table:table-cell office:value-type="string">
            <text:p>major </text:p>
          </table:table-cell>
          <table:table-cell table:formula="of:=VLOOKUP([.K442];[Organismo.A$2:.B$1048576];2)" office:value-type="float" office:value="1">
            <text:p>1</text:p>
          </table:table-cell>
          <table:table-cell table:number-columns-repeated="2"/>
          <table:table-cell office:value-type="string">
            <text:p>Podicephor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Podilymbus podiceps </text:p>
          </table:table-cell>
          <table:table-cell office:value-type="string">
            <text:p>mergulhão</text:p>
          </table:table-cell>
          <table:table-cell office:value-type="string">
            <text:p>Linnaeus, 1758</text:p>
          </table:table-cell>
          <table:table-cell table:formula="of:=VLOOKUP([.J443];[Genero.A$2:.B$430];2)" office:value-type="float" office:value="316">
            <text:p>316</text:p>
          </table:table-cell>
          <table:table-cell office:value-type="string">
            <text:p>podiceps </text:p>
          </table:table-cell>
          <table:table-cell table:formula="of:=VLOOKUP([.K443];[Organismo.A$2:.B$1048576];2)" office:value-type="float" office:value="1">
            <text:p>1</text:p>
          </table:table-cell>
          <table:table-cell table:number-columns-repeated="2"/>
          <table:table-cell office:value-type="string">
            <text:p>Podilymb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Poecilotriccus plumbeiceps </text:p>
          </table:table-cell>
          <table:table-cell office:value-type="string">
            <text:p>tororó</text:p>
          </table:table-cell>
          <table:table-cell office:value-type="string">
            <text:p>Lafresnaye, 1846</text:p>
          </table:table-cell>
          <table:table-cell table:formula="of:=VLOOKUP([.J444];[Genero.A$2:.B$430];2)" office:value-type="float" office:value="317">
            <text:p>317</text:p>
          </table:table-cell>
          <table:table-cell office:value-type="string">
            <text:p>plumbeiceps </text:p>
          </table:table-cell>
          <table:table-cell table:formula="of:=VLOOKUP([.K444];[Organismo.A$2:.B$1048576];2)" office:value-type="float" office:value="1">
            <text:p>1</text:p>
          </table:table-cell>
          <table:table-cell table:number-columns-repeated="2"/>
          <table:table-cell office:value-type="string">
            <text:p>Poecilotricc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Polioptila dumicola </text:p>
          </table:table-cell>
          <table:table-cell office:value-type="string">
            <text:p>balança-rabo-de-máscara</text:p>
          </table:table-cell>
          <table:table-cell office:value-type="string">
            <text:p>Vieillot, 1817</text:p>
          </table:table-cell>
          <table:table-cell table:formula="of:=VLOOKUP([.J445];[Genero.A$2:.B$430];2)" office:value-type="float" office:value="319">
            <text:p>319</text:p>
          </table:table-cell>
          <table:table-cell office:value-type="string">
            <text:p>dumicola </text:p>
          </table:table-cell>
          <table:table-cell table:formula="of:=VLOOKUP([.K445];[Organismo.A$2:.B$1048576];2)" office:value-type="float" office:value="1">
            <text:p>1</text:p>
          </table:table-cell>
          <table:table-cell table:number-columns-repeated="2"/>
          <table:table-cell office:value-type="string">
            <text:p>Polioptil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Polioptila lactea </text:p>
          </table:table-cell>
          <table:table-cell office:value-type="string">
            <text:p>balança-rabo-leitoso</text:p>
          </table:table-cell>
          <table:table-cell office:value-type="string">
            <text:p>Sharpe, 1885</text:p>
          </table:table-cell>
          <table:table-cell table:formula="of:=VLOOKUP([.J446];[Genero.A$2:.B$430];2)" office:value-type="float" office:value="318">
            <text:p>318</text:p>
          </table:table-cell>
          <table:table-cell office:value-type="string">
            <text:p>lactea </text:p>
          </table:table-cell>
          <table:table-cell table:formula="of:=VLOOKUP([.K446];[Organismo.A$2:.B$1048576];2)" office:value-type="float" office:value="1">
            <text:p>1</text:p>
          </table:table-cell>
          <table:table-cell table:number-columns-repeated="2"/>
          <table:table-cell office:value-type="string">
            <text:p>Polioptil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Polystictus pectoralis </text:p>
          </table:table-cell>
          <table:table-cell office:value-type="string">
            <text:p>papa-moscas-canela</text:p>
          </table:table-cell>
          <table:table-cell office:value-type="string">
            <text:p>Vieillot, 1817</text:p>
          </table:table-cell>
          <table:table-cell table:formula="of:=VLOOKUP([.J447];[Genero.A$2:.B$430];2)" office:value-type="float" office:value="320">
            <text:p>320</text:p>
          </table:table-cell>
          <table:table-cell office:value-type="string">
            <text:p>pectoralis </text:p>
          </table:table-cell>
          <table:table-cell table:formula="of:=VLOOKUP([.K447];[Organismo.A$2:.B$1048576];2)" office:value-type="float" office:value="1">
            <text:p>1</text:p>
          </table:table-cell>
          <table:table-cell table:number-columns-repeated="2"/>
          <table:table-cell office:value-type="string">
            <text:p>Polystict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Polytmus guainumbi </text:p>
          </table:table-cell>
          <table:table-cell office:value-type="string">
            <text:p>beija-flor-de-bico-curvo</text:p>
          </table:table-cell>
          <table:table-cell office:value-type="string">
            <text:p>Pallas, 1764</text:p>
          </table:table-cell>
          <table:table-cell table:formula="of:=VLOOKUP([.J448];[Genero.A$2:.B$430];2)" office:value-type="float" office:value="321">
            <text:p>321</text:p>
          </table:table-cell>
          <table:table-cell office:value-type="string">
            <text:p>guainumbi </text:p>
          </table:table-cell>
          <table:table-cell table:formula="of:=VLOOKUP([.K448];[Organismo.A$2:.B$1048576];2)" office:value-type="float" office:value="1">
            <text:p>1</text:p>
          </table:table-cell>
          <table:table-cell table:number-columns-repeated="2"/>
          <table:table-cell office:value-type="string">
            <text:p>Polytm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Poospiza cabanisi </text:p>
          </table:table-cell>
          <table:table-cell office:value-type="string">
            <text:p>quete</text:p>
          </table:table-cell>
          <table:table-cell office:value-type="string">
            <text:p>Bonaparte, 1850</text:p>
          </table:table-cell>
          <table:table-cell table:formula="of:=VLOOKUP([.J449];[Genero.A$2:.B$430];2)" office:value-type="float" office:value="322">
            <text:p>322</text:p>
          </table:table-cell>
          <table:table-cell office:value-type="string">
            <text:p>cabanisi</text:p>
          </table:table-cell>
          <table:table-cell table:formula="of:=VLOOKUP([.K449];[Organismo.A$2:.B$1048576];2)" office:value-type="float" office:value="1">
            <text:p>1</text:p>
          </table:table-cell>
          <table:table-cell table:number-columns-repeated="2"/>
          <table:table-cell office:value-type="string">
            <text:p>Poospiz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Poospiza melanoleuca </text:p>
          </table:table-cell>
          <table:table-cell office:value-type="string">
            <text:p>capacetinho</text:p>
          </table:table-cell>
          <table:table-cell office:value-type="string">
            <text:p>d'Orbigny &amp; Lafresnaye, 1837</text:p>
          </table:table-cell>
          <table:table-cell table:formula="of:=VLOOKUP([.J450];[Genero.A$2:.B$430];2)" office:value-type="float" office:value="322">
            <text:p>322</text:p>
          </table:table-cell>
          <table:table-cell office:value-type="string">
            <text:p>melanoleuca</text:p>
          </table:table-cell>
          <table:table-cell table:formula="of:=VLOOKUP([.K450];[Organismo.A$2:.B$1048576];2)" office:value-type="float" office:value="1">
            <text:p>1</text:p>
          </table:table-cell>
          <table:table-cell table:number-columns-repeated="2"/>
          <table:table-cell office:value-type="string">
            <text:p>Poospiz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Poospiza nigrorufa</text:p>
          </table:table-cell>
          <table:table-cell office:value-type="string">
            <text:p>quem-te-vestiu</text:p>
          </table:table-cell>
          <table:table-cell office:value-type="string">
            <text:p>d'Orbigny &amp; Lafresnaye, 1837</text:p>
          </table:table-cell>
          <table:table-cell table:formula="of:=VLOOKUP([.J451];[Genero.A$2:.B$430];2)" office:value-type="float" office:value="322">
            <text:p>322</text:p>
          </table:table-cell>
          <table:table-cell office:value-type="string">
            <text:p>nigrorufa</text:p>
          </table:table-cell>
          <table:table-cell table:formula="of:=VLOOKUP([.K451];[Organismo.A$2:.B$1048576];2)" office:value-type="float" office:value="1">
            <text:p>1</text:p>
          </table:table-cell>
          <table:table-cell table:number-columns-repeated="2"/>
          <table:table-cell office:value-type="string">
            <text:p>Poospiz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Poospiza thoracica</text:p>
          </table:table-cell>
          <table:table-cell office:value-type="string">
            <text:p>peito-pinhão</text:p>
          </table:table-cell>
          <table:table-cell office:value-type="string">
            <text:p>Nordmann, 1835</text:p>
          </table:table-cell>
          <table:table-cell table:formula="of:=VLOOKUP([.J452];[Genero.A$2:.B$430];2)" office:value-type="float" office:value="322">
            <text:p>322</text:p>
          </table:table-cell>
          <table:table-cell office:value-type="string">
            <text:p>thoracica</text:p>
          </table:table-cell>
          <table:table-cell table:formula="of:=VLOOKUP([.K452];[Organismo.A$2:.B$1048576];2)" office:value-type="float" office:value="1">
            <text:p>1</text:p>
          </table:table-cell>
          <table:table-cell table:number-columns-repeated="2"/>
          <table:table-cell office:value-type="string">
            <text:p>Poospiz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Porphyrio flavirostris </text:p>
          </table:table-cell>
          <table:table-cell office:value-type="string">
            <text:p>frango-d'água-pequeno</text:p>
          </table:table-cell>
          <table:table-cell office:value-type="string">
            <text:p>Gmelin, 1789</text:p>
          </table:table-cell>
          <table:table-cell table:formula="of:=VLOOKUP([.J453];[Genero.A$2:.B$430];2)" office:value-type="float" office:value="323">
            <text:p>323</text:p>
          </table:table-cell>
          <table:table-cell office:value-type="string">
            <text:p>flavirostris </text:p>
          </table:table-cell>
          <table:table-cell table:formula="of:=VLOOKUP([.K453];[Organismo.A$2:.B$1048576];2)" office:value-type="float" office:value="1">
            <text:p>1</text:p>
          </table:table-cell>
          <table:table-cell table:number-columns-repeated="2"/>
          <table:table-cell office:value-type="string">
            <text:p>Porphyrio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Porphyrio martinica </text:p>
          </table:table-cell>
          <table:table-cell office:value-type="string">
            <text:p>frango-d'água-azul</text:p>
          </table:table-cell>
          <table:table-cell office:value-type="string">
            <text:p>Linnaeus, 1766</text:p>
          </table:table-cell>
          <table:table-cell table:formula="of:=VLOOKUP([.J454];[Genero.A$2:.B$430];2)" office:value-type="float" office:value="323">
            <text:p>323</text:p>
          </table:table-cell>
          <table:table-cell office:value-type="string">
            <text:p>martinica</text:p>
          </table:table-cell>
          <table:table-cell table:formula="of:=VLOOKUP([.K454];[Organismo.A$2:.B$1048576];2)" office:value-type="float" office:value="1">
            <text:p>1</text:p>
          </table:table-cell>
          <table:table-cell table:number-columns-repeated="2"/>
          <table:table-cell office:value-type="string">
            <text:p>Porphyrio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Porzana albicollis</text:p>
          </table:table-cell>
          <table:table-cell office:value-type="string">
            <text:p>sanã-carijó</text:p>
          </table:table-cell>
          <table:table-cell office:value-type="string">
            <text:p>Vieillot, 1819</text:p>
          </table:table-cell>
          <table:table-cell table:formula="of:=VLOOKUP([.J455];[Genero.A$2:.B$430];2)" office:value-type="float" office:value="324">
            <text:p>324</text:p>
          </table:table-cell>
          <table:table-cell office:value-type="string">
            <text:p>albicollis</text:p>
          </table:table-cell>
          <table:table-cell table:formula="of:=VLOOKUP([.K455];[Organismo.A$2:.B$1048576];2)" office:value-type="float" office:value="1">
            <text:p>1</text:p>
          </table:table-cell>
          <table:table-cell table:number-columns-repeated="2"/>
          <table:table-cell office:value-type="string">
            <text:p>Porzan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Porzana flaviventer </text:p>
          </table:table-cell>
          <table:table-cell office:value-type="string">
            <text:p>sanã-amarela</text:p>
          </table:table-cell>
          <table:table-cell office:value-type="string">
            <text:p>Boddaert, 1783</text:p>
          </table:table-cell>
          <table:table-cell table:formula="of:=VLOOKUP([.J456];[Genero.A$2:.B$430];2)" office:value-type="float" office:value="324">
            <text:p>324</text:p>
          </table:table-cell>
          <table:table-cell office:value-type="string">
            <text:p><text:s/>flaviventer </text:p>
          </table:table-cell>
          <table:table-cell table:formula="of:=VLOOKUP([.K456];[Organismo.A$2:.B$1048576];2)" office:value-type="float" office:value="1">
            <text:p>1</text:p>
          </table:table-cell>
          <table:table-cell table:number-columns-repeated="2"/>
          <table:table-cell office:value-type="string">
            <text:p>Porzan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Porzana spiloptera </text:p>
          </table:table-cell>
          <table:table-cell office:value-type="string">
            <text:p>sanã-cinza</text:p>
          </table:table-cell>
          <table:table-cell office:value-type="string">
            <text:p>Durnford, 1877</text:p>
          </table:table-cell>
          <table:table-cell table:formula="of:=VLOOKUP([.J457];[Genero.A$2:.B$430];2)" office:value-type="float" office:value="324">
            <text:p>324</text:p>
          </table:table-cell>
          <table:table-cell office:value-type="string">
            <text:p><text:s/>spiloptera </text:p>
          </table:table-cell>
          <table:table-cell table:formula="of:=VLOOKUP([.K457];[Organismo.A$2:.B$1048576];2)" office:value-type="float" office:value="1">
            <text:p>1</text:p>
          </table:table-cell>
          <table:table-cell table:number-columns-repeated="2"/>
          <table:table-cell office:value-type="string">
            <text:p>Porzan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Primolius maracana </text:p>
          </table:table-cell>
          <table:table-cell office:value-type="string">
            <text:p>maracanã</text:p>
          </table:table-cell>
          <table:table-cell office:value-type="string">
            <text:p>Vieillot, 1816</text:p>
          </table:table-cell>
          <table:table-cell table:formula="of:=VLOOKUP([.J458];[Genero.A$2:.B$430];2)" office:value-type="float" office:value="325">
            <text:p>325</text:p>
          </table:table-cell>
          <table:table-cell office:value-type="string">
            <text:p>maracana </text:p>
          </table:table-cell>
          <table:table-cell table:formula="of:=VLOOKUP([.K458];[Organismo.A$2:.B$1048576];2)" office:value-type="float" office:value="1">
            <text:p>1</text:p>
          </table:table-cell>
          <table:table-cell table:number-columns-repeated="2"/>
          <table:table-cell office:value-type="string">
            <text:p>Primoli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Procacicus solitarius</text:p>
          </table:table-cell>
          <table:table-cell office:value-type="string">
            <text:p>iraúna-de-bico-branco</text:p>
          </table:table-cell>
          <table:table-cell office:value-type="string">
            <text:p>Vieillot, 1816</text:p>
          </table:table-cell>
          <table:table-cell table:formula="of:=VLOOKUP([.J459];[Genero.A$2:.B$430];2)" office:value-type="float" office:value="326">
            <text:p>326</text:p>
          </table:table-cell>
          <table:table-cell office:value-type="string">
            <text:p>solitarius</text:p>
          </table:table-cell>
          <table:table-cell table:formula="of:=VLOOKUP([.K459];[Organismo.A$2:.B$1048576];2)" office:value-type="float" office:value="1">
            <text:p>1</text:p>
          </table:table-cell>
          <table:table-cell table:number-columns-repeated="2"/>
          <table:table-cell office:value-type="string">
            <text:p>Procacic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Procnias nudicollis </text:p>
          </table:table-cell>
          <table:table-cell office:value-type="string">
            <text:p>araponga ou ferreiro</text:p>
          </table:table-cell>
          <table:table-cell office:value-type="string">
            <text:p>Vieillot, 1817</text:p>
          </table:table-cell>
          <table:table-cell table:formula="of:=VLOOKUP([.J460];[Genero.A$2:.B$430];2)" office:value-type="float" office:value="327">
            <text:p>327</text:p>
          </table:table-cell>
          <table:table-cell office:value-type="string">
            <text:p>nudicollis </text:p>
          </table:table-cell>
          <table:table-cell table:formula="of:=VLOOKUP([.K460];[Organismo.A$2:.B$1048576];2)" office:value-type="float" office:value="1">
            <text:p>1</text:p>
          </table:table-cell>
          <table:table-cell table:number-columns-repeated="2"/>
          <table:table-cell office:value-type="string">
            <text:p>Procnia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Progne chalybea </text:p>
          </table:table-cell>
          <table:table-cell office:value-type="string">
            <text:p>andorinha-doméstica-grande</text:p>
          </table:table-cell>
          <table:table-cell office:value-type="string">
            <text:p>Gmelin, 1789</text:p>
          </table:table-cell>
          <table:table-cell table:formula="of:=VLOOKUP([.J461];[Genero.A$2:.B$430];2)" office:value-type="float" office:value="328">
            <text:p>328</text:p>
          </table:table-cell>
          <table:table-cell office:value-type="string">
            <text:p>chalybea </text:p>
          </table:table-cell>
          <table:table-cell table:formula="of:=VLOOKUP([.K461];[Organismo.A$2:.B$1048576];2)" office:value-type="float" office:value="1">
            <text:p>1</text:p>
          </table:table-cell>
          <table:table-cell table:number-columns-repeated="2"/>
          <table:table-cell office:value-type="string">
            <text:p>Progne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Progne tapera</text:p>
          </table:table-cell>
          <table:table-cell office:value-type="string">
            <text:p>andorinha-do-campo</text:p>
          </table:table-cell>
          <table:table-cell office:value-type="string">
            <text:p>Vieillot, 1817</text:p>
          </table:table-cell>
          <table:table-cell table:formula="of:=VLOOKUP([.J462];[Genero.A$2:.B$430];2)" office:value-type="float" office:value="328">
            <text:p>328</text:p>
          </table:table-cell>
          <table:table-cell office:value-type="string">
            <text:p><text:s/>tapera</text:p>
          </table:table-cell>
          <table:table-cell table:formula="of:=VLOOKUP([.K462];[Organismo.A$2:.B$1048576];2)" office:value-type="float" office:value="1">
            <text:p>1</text:p>
          </table:table-cell>
          <table:table-cell table:number-columns-repeated="2"/>
          <table:table-cell office:value-type="string">
            <text:p>Progne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Pseudastur polionotus </text:p>
          </table:table-cell>
          <table:table-cell office:value-type="string">
            <text:p>gavião-pombo-branco</text:p>
          </table:table-cell>
          <table:table-cell office:value-type="string">
            <text:p>Kaup, 1847</text:p>
          </table:table-cell>
          <table:table-cell table:formula="of:=VLOOKUP([.J463];[Genero.A$2:.B$430];2)" office:value-type="float" office:value="329">
            <text:p>329</text:p>
          </table:table-cell>
          <table:table-cell office:value-type="string">
            <text:p>polionotus </text:p>
          </table:table-cell>
          <table:table-cell table:formula="of:=VLOOKUP([.K463];[Organismo.A$2:.B$1048576];2)" office:value-type="float" office:value="1">
            <text:p>1</text:p>
          </table:table-cell>
          <table:table-cell table:number-columns-repeated="2"/>
          <table:table-cell office:value-type="string">
            <text:p>Pseudastur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Pseudocolopteryx flaviventris</text:p>
          </table:table-cell>
          <table:table-cell office:value-type="string">
            <text:p>amarelinho-do-junco</text:p>
          </table:table-cell>
          <table:table-cell office:value-type="string">
            <text:p>d'Orbigny &amp; Lafresnaye, 1837</text:p>
          </table:table-cell>
          <table:table-cell table:formula="of:=VLOOKUP([.J464];[Genero.A$2:.B$430];2)" office:value-type="float" office:value="331">
            <text:p>331</text:p>
          </table:table-cell>
          <table:table-cell office:value-type="string">
            <text:p>flaviventris</text:p>
          </table:table-cell>
          <table:table-cell table:formula="of:=VLOOKUP([.K464];[Organismo.A$2:.B$1048576];2)" office:value-type="float" office:value="1">
            <text:p>1</text:p>
          </table:table-cell>
          <table:table-cell table:number-columns-repeated="2"/>
          <table:table-cell office:value-type="string">
            <text:p>Pseudocolopteryx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Pseudocolopteryx sclateri </text:p>
          </table:table-cell>
          <table:table-cell office:value-type="string">
            <text:p>tricolino</text:p>
          </table:table-cell>
          <table:table-cell office:value-type="string">
            <text:p>Oustalet, 1892</text:p>
          </table:table-cell>
          <table:table-cell table:formula="of:=VLOOKUP([.J465];[Genero.A$2:.B$430];2)" office:value-type="float" office:value="330">
            <text:p>330</text:p>
          </table:table-cell>
          <table:table-cell office:value-type="string">
            <text:p>sclateri </text:p>
          </table:table-cell>
          <table:table-cell table:formula="of:=VLOOKUP([.K465];[Organismo.A$2:.B$1048576];2)" office:value-type="float" office:value="1">
            <text:p>1</text:p>
          </table:table-cell>
          <table:table-cell table:number-columns-repeated="2"/>
          <table:table-cell office:value-type="string">
            <text:p>Pseudocolopteryx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Pseudoleistes guirahuro </text:p>
          </table:table-cell>
          <table:table-cell office:value-type="string">
            <text:p>chopim-do-brejo</text:p>
          </table:table-cell>
          <table:table-cell office:value-type="string">
            <text:p>Vieillot, 1819</text:p>
          </table:table-cell>
          <table:table-cell table:formula="of:=VLOOKUP([.J466];[Genero.A$2:.B$430];2)" office:value-type="float" office:value="332">
            <text:p>332</text:p>
          </table:table-cell>
          <table:table-cell office:value-type="string">
            <text:p>guirahuro </text:p>
          </table:table-cell>
          <table:table-cell table:formula="of:=VLOOKUP([.K466];[Organismo.A$2:.B$1048576];2)" office:value-type="float" office:value="1">
            <text:p>1</text:p>
          </table:table-cell>
          <table:table-cell table:number-columns-repeated="2"/>
          <table:table-cell office:value-type="string">
            <text:p>Pseudoleiste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Pseudoleistes virescens </text:p>
          </table:table-cell>
          <table:table-cell office:value-type="string">
            <text:p>dragão</text:p>
          </table:table-cell>
          <table:table-cell office:value-type="string">
            <text:p>Vieillot, 1819</text:p>
          </table:table-cell>
          <table:table-cell table:formula="of:=VLOOKUP([.J467];[Genero.A$2:.B$430];2)" office:value-type="float" office:value="333">
            <text:p>333</text:p>
          </table:table-cell>
          <table:table-cell office:value-type="string">
            <text:p>virescens </text:p>
          </table:table-cell>
          <table:table-cell table:formula="of:=VLOOKUP([.K467];[Organismo.A$2:.B$1048576];2)" office:value-type="float" office:value="1">
            <text:p>1</text:p>
          </table:table-cell>
          <table:table-cell table:number-columns-repeated="2"/>
          <table:table-cell office:value-type="string">
            <text:p>Pseudoleiste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Pseudoseisura lophotes </text:p>
          </table:table-cell>
          <table:table-cell office:value-type="string">
            <text:p>coperete</text:p>
          </table:table-cell>
          <table:table-cell office:value-type="string">
            <text:p>Reichenbach, 1853</text:p>
          </table:table-cell>
          <table:table-cell table:formula="of:=VLOOKUP([.J468];[Genero.A$2:.B$430];2)" office:value-type="float" office:value="334">
            <text:p>334</text:p>
          </table:table-cell>
          <table:table-cell office:value-type="string">
            <text:p>lophotes </text:p>
          </table:table-cell>
          <table:table-cell table:formula="of:=VLOOKUP([.K468];[Organismo.A$2:.B$1048576];2)" office:value-type="float" office:value="1">
            <text:p>1</text:p>
          </table:table-cell>
          <table:table-cell table:number-columns-repeated="2"/>
          <table:table-cell office:value-type="string">
            <text:p>Pseudoseisur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Psilorhamphus guttatus </text:p>
          </table:table-cell>
          <table:table-cell office:value-type="string">
            <text:p>macuquinho-pintado</text:p>
          </table:table-cell>
          <table:table-cell office:value-type="string">
            <text:p>Ménétriès, 1835</text:p>
          </table:table-cell>
          <table:table-cell table:formula="of:=VLOOKUP([.J469];[Genero.A$2:.B$430];2)" office:value-type="float" office:value="335">
            <text:p>335</text:p>
          </table:table-cell>
          <table:table-cell office:value-type="string">
            <text:p>guttatus</text:p>
          </table:table-cell>
          <table:table-cell table:formula="of:=VLOOKUP([.K469];[Organismo.A$2:.B$1048576];2)" office:value-type="float" office:value="1">
            <text:p>1</text:p>
          </table:table-cell>
          <table:table-cell table:number-columns-repeated="2"/>
          <table:table-cell office:value-type="string">
            <text:p>Psilorhamph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Pteroglossus bailloni </text:p>
          </table:table-cell>
          <table:table-cell office:value-type="string">
            <text:p>araçari-banana</text:p>
          </table:table-cell>
          <table:table-cell office:value-type="string">
            <text:p>Vieillot, 1819</text:p>
          </table:table-cell>
          <table:table-cell table:formula="of:=VLOOKUP([.J470];[Genero.A$2:.B$430];2)" office:value-type="float" office:value="336">
            <text:p>336</text:p>
          </table:table-cell>
          <table:table-cell office:value-type="string">
            <text:p>bailloni </text:p>
          </table:table-cell>
          <table:table-cell table:formula="of:=VLOOKUP([.K470];[Organismo.A$2:.B$1048576];2)" office:value-type="float" office:value="1">
            <text:p>1</text:p>
          </table:table-cell>
          <table:table-cell table:number-columns-repeated="2"/>
          <table:table-cell office:value-type="string">
            <text:p>Pterogloss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Pteroglossus castanotis </text:p>
          </table:table-cell>
          <table:table-cell office:value-type="string">
            <text:p>araçari-castanho</text:p>
          </table:table-cell>
          <table:table-cell office:value-type="string">
            <text:p>Gould, 1834</text:p>
          </table:table-cell>
          <table:table-cell table:formula="of:=VLOOKUP([.J471];[Genero.A$2:.B$430];2)" office:value-type="float" office:value="336">
            <text:p>336</text:p>
          </table:table-cell>
          <table:table-cell office:value-type="string">
            <text:p>castanotis</text:p>
          </table:table-cell>
          <table:table-cell table:formula="of:=VLOOKUP([.K471];[Organismo.A$2:.B$1048576];2)" office:value-type="float" office:value="1">
            <text:p>1</text:p>
          </table:table-cell>
          <table:table-cell table:number-columns-repeated="2"/>
          <table:table-cell office:value-type="string">
            <text:p>Pterogloss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Pulsatrix koeniswaldiana </text:p>
          </table:table-cell>
          <table:table-cell office:value-type="string">
            <text:p>murucututu-de-barriga-amarela</text:p>
          </table:table-cell>
          <table:table-cell office:value-type="string">
            <text:p>Bertoni &amp; Bertoni, 1901</text:p>
          </table:table-cell>
          <table:table-cell table:formula="of:=VLOOKUP([.J472];[Genero.A$2:.B$430];2)" office:value-type="float" office:value="337">
            <text:p>337</text:p>
          </table:table-cell>
          <table:table-cell office:value-type="string">
            <text:p>koeniswaldiana </text:p>
          </table:table-cell>
          <table:table-cell table:formula="of:=VLOOKUP([.K472];[Organismo.A$2:.B$1048576];2)" office:value-type="float" office:value="1">
            <text:p>1</text:p>
          </table:table-cell>
          <table:table-cell table:number-columns-repeated="2"/>
          <table:table-cell office:value-type="string">
            <text:p>Pulsatrix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Pulsatrix perspicillata </text:p>
          </table:table-cell>
          <table:table-cell office:value-type="string">
            <text:p>murucututu</text:p>
          </table:table-cell>
          <table:table-cell office:value-type="string">
            <text:p>Salvin, 1897</text:p>
          </table:table-cell>
          <table:table-cell table:formula="of:=VLOOKUP([.J473];[Genero.A$2:.B$430];2)" office:value-type="float" office:value="337">
            <text:p>337</text:p>
          </table:table-cell>
          <table:table-cell office:value-type="string">
            <text:p>perspicillata </text:p>
          </table:table-cell>
          <table:table-cell table:formula="of:=VLOOKUP([.K473];[Organismo.A$2:.B$1048576];2)" office:value-type="float" office:value="1">
            <text:p>1</text:p>
          </table:table-cell>
          <table:table-cell table:number-columns-repeated="2"/>
          <table:table-cell office:value-type="string">
            <text:p>Pulsatrix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Pygochelidon cyanoleuca</text:p>
          </table:table-cell>
          <table:table-cell office:value-type="string">
            <text:p>andorinha-pequena-de-casa</text:p>
          </table:table-cell>
          <table:table-cell office:value-type="string">
            <text:p>Vieillot, 1817</text:p>
          </table:table-cell>
          <table:table-cell table:formula="of:=VLOOKUP([.J474];[Genero.A$2:.B$430];2)" office:value-type="float" office:value="338">
            <text:p>338</text:p>
          </table:table-cell>
          <table:table-cell office:value-type="string">
            <text:p>cyanoleuca</text:p>
          </table:table-cell>
          <table:table-cell table:formula="of:=VLOOKUP([.K474];[Organismo.A$2:.B$1048576];2)" office:value-type="float" office:value="1">
            <text:p>1</text:p>
          </table:table-cell>
          <table:table-cell table:number-columns-repeated="2"/>
          <table:table-cell office:value-type="string">
            <text:p>Pygochelidon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Pyriglena leucoptera </text:p>
          </table:table-cell>
          <table:table-cell office:value-type="string">
            <text:p>papa-taoca</text:p>
          </table:table-cell>
          <table:table-cell office:value-type="string">
            <text:p>Vieillot, 1818</text:p>
          </table:table-cell>
          <table:table-cell table:formula="of:=VLOOKUP([.J475];[Genero.A$2:.B$430];2)" office:value-type="float" office:value="339">
            <text:p>339</text:p>
          </table:table-cell>
          <table:table-cell office:value-type="string">
            <text:p><text:s/>leucoptera </text:p>
          </table:table-cell>
          <table:table-cell table:formula="of:=VLOOKUP([.K475];[Organismo.A$2:.B$1048576];2)" office:value-type="float" office:value="1">
            <text:p>1</text:p>
          </table:table-cell>
          <table:table-cell table:number-columns-repeated="2"/>
          <table:table-cell office:value-type="string">
            <text:p>Pyriglen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Pyrocephalus rubinus </text:p>
          </table:table-cell>
          <table:table-cell office:value-type="string">
            <text:p>príncipe</text:p>
          </table:table-cell>
          <table:table-cell office:value-type="string">
            <text:p>Boddaert, 1783</text:p>
          </table:table-cell>
          <table:table-cell table:formula="of:=VLOOKUP([.J476];[Genero.A$2:.B$430];2)" office:value-type="float" office:value="340">
            <text:p>340</text:p>
          </table:table-cell>
          <table:table-cell office:value-type="string">
            <text:p>rubinus </text:p>
          </table:table-cell>
          <table:table-cell table:formula="of:=VLOOKUP([.K476];[Organismo.A$2:.B$1048576];2)" office:value-type="float" office:value="1">
            <text:p>1</text:p>
          </table:table-cell>
          <table:table-cell table:number-columns-repeated="2"/>
          <table:table-cell office:value-type="string">
            <text:p>Pyrocephal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Pyroderus scutatus </text:p>
          </table:table-cell>
          <table:table-cell office:value-type="string">
            <text:p>pavó</text:p>
          </table:table-cell>
          <table:table-cell office:value-type="string">
            <text:p>Shaw, 1792</text:p>
          </table:table-cell>
          <table:table-cell table:formula="of:=VLOOKUP([.J477];[Genero.A$2:.B$430];2)" office:value-type="float" office:value="341">
            <text:p>341</text:p>
          </table:table-cell>
          <table:table-cell office:value-type="string">
            <text:p>scutatus </text:p>
          </table:table-cell>
          <table:table-cell table:formula="of:=VLOOKUP([.K477];[Organismo.A$2:.B$1048576];2)" office:value-type="float" office:value="1">
            <text:p>1</text:p>
          </table:table-cell>
          <table:table-cell table:number-columns-repeated="2"/>
          <table:table-cell office:value-type="string">
            <text:p>Pyroder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Pyrrhocoma ruficeps </text:p>
          </table:table-cell>
          <table:table-cell office:value-type="string">
            <text:p>cabecinha-castanha</text:p>
          </table:table-cell>
          <table:table-cell office:value-type="string">
            <text:p>Strickland, 1844</text:p>
          </table:table-cell>
          <table:table-cell table:formula="of:=VLOOKUP([.J478];[Genero.A$2:.B$430];2)" office:value-type="float" office:value="342">
            <text:p>342</text:p>
          </table:table-cell>
          <table:table-cell office:value-type="string">
            <text:p>ruficeps </text:p>
          </table:table-cell>
          <table:table-cell table:formula="of:=VLOOKUP([.K478];[Organismo.A$2:.B$1048576];2)" office:value-type="float" office:value="1">
            <text:p>1</text:p>
          </table:table-cell>
          <table:table-cell table:number-columns-repeated="2"/>
          <table:table-cell office:value-type="string">
            <text:p>Pyrrhocom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Pyrrhura frontalis </text:p>
          </table:table-cell>
          <table:table-cell office:value-type="string">
            <text:p>tiriba-de-testa-vermelha</text:p>
          </table:table-cell>
          <table:table-cell office:value-type="string">
            <text:p>Vieillot, 1817</text:p>
          </table:table-cell>
          <table:table-cell table:formula="of:=VLOOKUP([.J479];[Genero.A$2:.B$430];2)" office:value-type="float" office:value="343">
            <text:p>343</text:p>
          </table:table-cell>
          <table:table-cell office:value-type="string">
            <text:p>frontalis </text:p>
          </table:table-cell>
          <table:table-cell table:formula="of:=VLOOKUP([.K479];[Organismo.A$2:.B$1048576];2)" office:value-type="float" office:value="1">
            <text:p>1</text:p>
          </table:table-cell>
          <table:table-cell table:number-columns-repeated="2"/>
          <table:table-cell office:value-type="string">
            <text:p>Pyrrhur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Ramphastos dicolorus</text:p>
          </table:table-cell>
          <table:table-cell office:value-type="string">
            <text:p>tucano-de-bico-verde</text:p>
          </table:table-cell>
          <table:table-cell office:value-type="string">
            <text:p><text:s/>Linnaeus, 1766</text:p>
          </table:table-cell>
          <table:table-cell table:formula="of:=VLOOKUP([.J480];[Genero.A$2:.B$430];2)" office:value-type="float" office:value="345">
            <text:p>345</text:p>
          </table:table-cell>
          <table:table-cell office:value-type="string">
            <text:p>dicolorus</text:p>
          </table:table-cell>
          <table:table-cell table:formula="of:=VLOOKUP([.K480];[Organismo.A$2:.B$1048576];2)" office:value-type="float" office:value="1">
            <text:p>1</text:p>
          </table:table-cell>
          <table:table-cell table:number-columns-repeated="2"/>
          <table:table-cell office:value-type="string">
            <text:p>Ramphasto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Ramphastos toco </text:p>
          </table:table-cell>
          <table:table-cell office:value-type="string">
            <text:p>tucanuçu</text:p>
          </table:table-cell>
          <table:table-cell office:value-type="string">
            <text:p>Statius Muller, 1776</text:p>
          </table:table-cell>
          <table:table-cell table:formula="of:=VLOOKUP([.J481];[Genero.A$2:.B$430];2)" office:value-type="float" office:value="344">
            <text:p>344</text:p>
          </table:table-cell>
          <table:table-cell office:value-type="string">
            <text:p>toco </text:p>
          </table:table-cell>
          <table:table-cell table:formula="of:=VLOOKUP([.K481];[Organismo.A$2:.B$1048576];2)" office:value-type="float" office:value="1">
            <text:p>1</text:p>
          </table:table-cell>
          <table:table-cell table:number-columns-repeated="2"/>
          <table:table-cell office:value-type="string">
            <text:p>Ramphasto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table:style-name="Normal_20_2" office:value-type="string">
            <text:p>Rhea americana </text:p>
          </table:table-cell>
          <table:table-cell office:value-type="string">
            <text:p>ema</text:p>
          </table:table-cell>
          <table:table-cell office:value-type="string">
            <text:p>Linnaeus, 1758</text:p>
          </table:table-cell>
          <table:table-cell table:formula="of:=VLOOKUP([.J482];[Genero.A$2:.B$430];2)" office:value-type="float" office:value="346">
            <text:p>346</text:p>
          </table:table-cell>
          <table:table-cell office:value-type="string">
            <text:p><text:s/>americana </text:p>
          </table:table-cell>
          <table:table-cell table:formula="of:=VLOOKUP([.K482];[Organismo.A$2:.B$1048576];2)" office:value-type="float" office:value="1">
            <text:p>1</text:p>
          </table:table-cell>
          <table:table-cell table:number-columns-repeated="2"/>
          <table:table-cell office:value-type="string">
            <text:p>Rhe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Rhynchotus rufescens </text:p>
          </table:table-cell>
          <table:table-cell office:value-type="string">
            <text:p>perdigão</text:p>
          </table:table-cell>
          <table:table-cell office:value-type="string">
            <text:p>Temminck, 1815</text:p>
          </table:table-cell>
          <table:table-cell table:formula="of:=VLOOKUP([.J483];[Genero.A$2:.B$430];2)" office:value-type="float" office:value="347">
            <text:p>347</text:p>
          </table:table-cell>
          <table:table-cell office:value-type="string">
            <text:p><text:s/>rufescens </text:p>
          </table:table-cell>
          <table:table-cell table:formula="of:=VLOOKUP([.K483];[Organismo.A$2:.B$1048576];2)" office:value-type="float" office:value="1">
            <text:p>1</text:p>
          </table:table-cell>
          <table:table-cell table:number-columns-repeated="2"/>
          <table:table-cell office:value-type="string">
            <text:p>Rhynchot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Riparia riparia </text:p>
          </table:table-cell>
          <table:table-cell office:value-type="string">
            <text:p>andorinha-do-barranco</text:p>
          </table:table-cell>
          <table:table-cell office:value-type="string">
            <text:p>Linnaeus, 1758</text:p>
          </table:table-cell>
          <table:table-cell table:formula="of:=VLOOKUP([.J484];[Genero.A$2:.B$430];2)" office:value-type="float" office:value="348">
            <text:p>348</text:p>
          </table:table-cell>
          <table:table-cell office:value-type="string">
            <text:p>riparia </text:p>
          </table:table-cell>
          <table:table-cell table:formula="of:=VLOOKUP([.K484];[Organismo.A$2:.B$1048576];2)" office:value-type="float" office:value="1">
            <text:p>1</text:p>
          </table:table-cell>
          <table:table-cell table:number-columns-repeated="2"/>
          <table:table-cell office:value-type="string">
            <text:p>Ripari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Rollandia rolland</text:p>
          </table:table-cell>
          <table:table-cell office:value-type="string">
            <text:p>mergulhão-de-orelha-branca</text:p>
          </table:table-cell>
          <table:table-cell office:value-type="string">
            <text:p>Quoy &amp; Gaimard, 1824</text:p>
          </table:table-cell>
          <table:table-cell table:formula="of:=VLOOKUP([.J485];[Genero.A$2:.B$430];2)" office:value-type="float" office:value="349">
            <text:p>349</text:p>
          </table:table-cell>
          <table:table-cell office:value-type="string">
            <text:p><text:s/>rolland</text:p>
          </table:table-cell>
          <table:table-cell table:formula="of:=VLOOKUP([.K485];[Organismo.A$2:.B$1048576];2)" office:value-type="float" office:value="1">
            <text:p>1</text:p>
          </table:table-cell>
          <table:table-cell table:number-columns-repeated="2"/>
          <table:table-cell office:value-type="string">
            <text:p>Rollandi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Rostrhamus sociabilis </text:p>
          </table:table-cell>
          <table:table-cell office:value-type="string">
            <text:p>gavião-caramujeiro</text:p>
          </table:table-cell>
          <table:table-cell office:value-type="string">
            <text:p>Vieillot, 1817</text:p>
          </table:table-cell>
          <table:table-cell table:formula="of:=VLOOKUP([.J486];[Genero.A$2:.B$430];2)" office:value-type="float" office:value="350">
            <text:p>350</text:p>
          </table:table-cell>
          <table:table-cell office:value-type="string">
            <text:p>sociabilis </text:p>
          </table:table-cell>
          <table:table-cell table:formula="of:=VLOOKUP([.K486];[Organismo.A$2:.B$1048576];2)" office:value-type="float" office:value="1">
            <text:p>1</text:p>
          </table:table-cell>
          <table:table-cell table:number-columns-repeated="2"/>
          <table:table-cell office:value-type="string">
            <text:p>Rostrham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Rupornis magnirostris </text:p>
          </table:table-cell>
          <table:table-cell office:value-type="string">
            <text:p>gavião-carijó</text:p>
          </table:table-cell>
          <table:table-cell office:value-type="string">
            <text:p>Gmelin, 1788</text:p>
          </table:table-cell>
          <table:table-cell table:formula="of:=VLOOKUP([.J487];[Genero.A$2:.B$430];2)" office:value-type="float" office:value="351">
            <text:p>351</text:p>
          </table:table-cell>
          <table:table-cell office:value-type="string">
            <text:p><text:s/>magnirostris </text:p>
          </table:table-cell>
          <table:table-cell table:formula="of:=VLOOKUP([.K487];[Organismo.A$2:.B$1048576];2)" office:value-type="float" office:value="1">
            <text:p>1</text:p>
          </table:table-cell>
          <table:table-cell table:number-columns-repeated="2"/>
          <table:table-cell office:value-type="string">
            <text:p>Ruporni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Rynchops niger </text:p>
          </table:table-cell>
          <table:table-cell office:value-type="string">
            <text:p>talha-mar</text:p>
          </table:table-cell>
          <table:table-cell office:value-type="string">
            <text:p>Linnaeus, 1758</text:p>
          </table:table-cell>
          <table:table-cell table:formula="of:=VLOOKUP([.J488];[Genero.A$2:.B$430];2)" office:value-type="float" office:value="352">
            <text:p>352</text:p>
          </table:table-cell>
          <table:table-cell office:value-type="string">
            <text:p>niger </text:p>
          </table:table-cell>
          <table:table-cell table:formula="of:=VLOOKUP([.K488];[Organismo.A$2:.B$1048576];2)" office:value-type="float" office:value="1">
            <text:p>1</text:p>
          </table:table-cell>
          <table:table-cell table:number-columns-repeated="2"/>
          <table:table-cell office:value-type="string">
            <text:p>Rynchop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Saltator aurantiirostris</text:p>
          </table:table-cell>
          <table:table-cell office:value-type="string">
            <text:p>bico-duro ou bico-de-ouro</text:p>
          </table:table-cell>
          <table:table-cell office:value-type="string">
            <text:p><text:s/>Vieillot, 1817</text:p>
          </table:table-cell>
          <table:table-cell table:formula="of:=VLOOKUP([.J489];[Genero.A$2:.B$430];2)" office:value-type="float" office:value="353">
            <text:p>353</text:p>
          </table:table-cell>
          <table:table-cell office:value-type="string">
            <text:p>aurantiirostris</text:p>
          </table:table-cell>
          <table:table-cell table:formula="of:=VLOOKUP([.K489];[Organismo.A$2:.B$1048576];2)" office:value-type="float" office:value="1">
            <text:p>1</text:p>
          </table:table-cell>
          <table:table-cell table:number-columns-repeated="2"/>
          <table:table-cell office:value-type="string">
            <text:p>Saltator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Saltator coerulescens</text:p>
          </table:table-cell>
          <table:table-cell office:value-type="string">
            <text:p>sabiá-gongá</text:p>
          </table:table-cell>
          <table:table-cell office:value-type="string">
            <text:p><text:s/>Vieillot, 1817</text:p>
          </table:table-cell>
          <table:table-cell table:formula="of:=VLOOKUP([.J490];[Genero.A$2:.B$430];2)" office:value-type="float" office:value="353">
            <text:p>353</text:p>
          </table:table-cell>
          <table:table-cell office:value-type="string">
            <text:p>coerulescens</text:p>
          </table:table-cell>
          <table:table-cell table:formula="of:=VLOOKUP([.K490];[Organismo.A$2:.B$1048576];2)" office:value-type="float" office:value="1">
            <text:p>1</text:p>
          </table:table-cell>
          <table:table-cell table:number-columns-repeated="2"/>
          <table:table-cell office:value-type="string">
            <text:p>Saltator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Saltator fuliginosus </text:p>
          </table:table-cell>
          <table:table-cell office:value-type="string">
            <text:p>bico-de-pimenta</text:p>
          </table:table-cell>
          <table:table-cell office:value-type="string">
            <text:p>Daudin, 1800</text:p>
          </table:table-cell>
          <table:table-cell table:formula="of:=VLOOKUP([.J491];[Genero.A$2:.B$430];2)" office:value-type="float" office:value="353">
            <text:p>353</text:p>
          </table:table-cell>
          <table:table-cell office:value-type="string">
            <text:p><text:s/>fuliginosus </text:p>
          </table:table-cell>
          <table:table-cell table:formula="of:=VLOOKUP([.K491];[Organismo.A$2:.B$1048576];2)" office:value-type="float" office:value="1">
            <text:p>1</text:p>
          </table:table-cell>
          <table:table-cell table:number-columns-repeated="2"/>
          <table:table-cell office:value-type="string">
            <text:p>Saltator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Saltator maxillosus </text:p>
          </table:table-cell>
          <table:table-cell office:value-type="string">
            <text:p>bico-grosso</text:p>
          </table:table-cell>
          <table:table-cell office:value-type="string">
            <text:p>Cabanis, 1851</text:p>
          </table:table-cell>
          <table:table-cell table:formula="of:=VLOOKUP([.J492];[Genero.A$2:.B$430];2)" office:value-type="float" office:value="353">
            <text:p>353</text:p>
          </table:table-cell>
          <table:table-cell office:value-type="string">
            <text:p>maxillosus </text:p>
          </table:table-cell>
          <table:table-cell table:formula="of:=VLOOKUP([.K492];[Organismo.A$2:.B$1048576];2)" office:value-type="float" office:value="1">
            <text:p>1</text:p>
          </table:table-cell>
          <table:table-cell table:number-columns-repeated="2"/>
          <table:table-cell office:value-type="string">
            <text:p>Saltator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Saltator similis </text:p>
          </table:table-cell>
          <table:table-cell office:value-type="string">
            <text:p>trinca-ferro-verdadeiro</text:p>
          </table:table-cell>
          <table:table-cell office:value-type="string">
            <text:p>d'Orbigny &amp; Lafresnaye, 1837</text:p>
          </table:table-cell>
          <table:table-cell table:formula="of:=VLOOKUP([.J493];[Genero.A$2:.B$430];2)" office:value-type="float" office:value="353">
            <text:p>353</text:p>
          </table:table-cell>
          <table:table-cell office:value-type="string">
            <text:p>similis </text:p>
          </table:table-cell>
          <table:table-cell table:formula="of:=VLOOKUP([.K493];[Organismo.A$2:.B$1048576];2)" office:value-type="float" office:value="1">
            <text:p>1</text:p>
          </table:table-cell>
          <table:table-cell table:number-columns-repeated="2"/>
          <table:table-cell office:value-type="string">
            <text:p>Saltator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Sarcoramphus papa </text:p>
          </table:table-cell>
          <table:table-cell office:value-type="string">
            <text:p>urubu-rei</text:p>
          </table:table-cell>
          <table:table-cell office:value-type="string">
            <text:p>Linnaeus, 1758</text:p>
          </table:table-cell>
          <table:table-cell table:formula="of:=VLOOKUP([.J494];[Genero.A$2:.B$430];2)" office:value-type="float" office:value="354">
            <text:p>354</text:p>
          </table:table-cell>
          <table:table-cell office:value-type="string">
            <text:p>papa</text:p>
          </table:table-cell>
          <table:table-cell table:formula="of:=VLOOKUP([.K494];[Organismo.A$2:.B$1048576];2)" office:value-type="float" office:value="1">
            <text:p>1</text:p>
          </table:table-cell>
          <table:table-cell table:number-columns-repeated="2"/>
          <table:table-cell office:value-type="string">
            <text:p>Sarcoramph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Sarkidiornis sylvicola </text:p>
          </table:table-cell>
          <table:table-cell office:value-type="string">
            <text:p>pato-de-crista</text:p>
          </table:table-cell>
          <table:table-cell office:value-type="string">
            <text:p>hering &amp; Ihering, 1907</text:p>
          </table:table-cell>
          <table:table-cell table:formula="of:=VLOOKUP([.J495];[Genero.A$2:.B$430];2)" office:value-type="float" office:value="355">
            <text:p>355</text:p>
          </table:table-cell>
          <table:table-cell office:value-type="string">
            <text:p>sylvicola </text:p>
          </table:table-cell>
          <table:table-cell table:formula="of:=VLOOKUP([.K495];[Organismo.A$2:.B$1048576];2)" office:value-type="float" office:value="1">
            <text:p>1</text:p>
          </table:table-cell>
          <table:table-cell table:number-columns-repeated="2"/>
          <table:table-cell office:value-type="string">
            <text:p>Sarkidiorn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Satrapa icterophrys</text:p>
          </table:table-cell>
          <table:table-cell office:value-type="string">
            <text:p>suiriri-pequeno</text:p>
          </table:table-cell>
          <table:table-cell office:value-type="string">
            <text:p>Vieillot, 1818</text:p>
          </table:table-cell>
          <table:table-cell table:formula="of:=VLOOKUP([.J496];[Genero.A$2:.B$430];2)" office:value-type="float" office:value="356">
            <text:p>356</text:p>
          </table:table-cell>
          <table:table-cell office:value-type="string">
            <text:p><text:s/>icterophrys</text:p>
          </table:table-cell>
          <table:table-cell table:formula="of:=VLOOKUP([.K496];[Organismo.A$2:.B$1048576];2)" office:value-type="float" office:value="1">
            <text:p>1</text:p>
          </table:table-cell>
          <table:table-cell table:number-columns-repeated="2"/>
          <table:table-cell office:value-type="string">
            <text:p>Satrap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Schiffornis virescens</text:p>
          </table:table-cell>
          <table:table-cell office:value-type="string">
            <text:p>flautim</text:p>
          </table:table-cell>
          <table:table-cell office:value-type="string">
            <text:p>Lafresnaye, 1838</text:p>
          </table:table-cell>
          <table:table-cell table:formula="of:=VLOOKUP([.J497];[Genero.A$2:.B$430];2)" office:value-type="float" office:value="357">
            <text:p>357</text:p>
          </table:table-cell>
          <table:table-cell office:value-type="string">
            <text:p><text:s/>virescens</text:p>
          </table:table-cell>
          <table:table-cell table:formula="of:=VLOOKUP([.K497];[Organismo.A$2:.B$1048576];2)" office:value-type="float" office:value="1">
            <text:p>1</text:p>
          </table:table-cell>
          <table:table-cell table:number-columns-repeated="2"/>
          <table:table-cell office:value-type="string">
            <text:p>Schifforni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Schoeniophylax phryganophilus</text:p>
          </table:table-cell>
          <table:table-cell office:value-type="string">
            <text:p>bichoita</text:p>
          </table:table-cell>
          <table:table-cell office:value-type="string">
            <text:p>Vieillot, 1817</text:p>
          </table:table-cell>
          <table:table-cell table:formula="of:=VLOOKUP([.J498];[Genero.A$2:.B$430];2)" office:value-type="float" office:value="358">
            <text:p>358</text:p>
          </table:table-cell>
          <table:table-cell office:value-type="string">
            <text:p>phryganophilus</text:p>
          </table:table-cell>
          <table:table-cell table:formula="of:=VLOOKUP([.K498];[Organismo.A$2:.B$1048576];2)" office:value-type="float" office:value="1">
            <text:p>1</text:p>
          </table:table-cell>
          <table:table-cell table:number-columns-repeated="2"/>
          <table:table-cell office:value-type="string">
            <text:p>Schoeniophylax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Sclerurus scansor </text:p>
          </table:table-cell>
          <table:table-cell office:value-type="string">
            <text:p>vira-folha</text:p>
          </table:table-cell>
          <table:table-cell office:value-type="string">
            <text:p>Ménétriès, 1835</text:p>
          </table:table-cell>
          <table:table-cell table:formula="of:=VLOOKUP([.J499];[Genero.A$2:.B$430];2)" office:value-type="float" office:value="359">
            <text:p>359</text:p>
          </table:table-cell>
          <table:table-cell office:value-type="string">
            <text:p>scansor </text:p>
          </table:table-cell>
          <table:table-cell table:formula="of:=VLOOKUP([.K499];[Organismo.A$2:.B$1048576];2)" office:value-type="float" office:value="1">
            <text:p>1</text:p>
          </table:table-cell>
          <table:table-cell table:number-columns-repeated="2"/>
          <table:table-cell office:value-type="string">
            <text:p>Sclerur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Scytalopus iraiensis </text:p>
          </table:table-cell>
          <table:table-cell office:value-type="string">
            <text:p>macuquinho-da-várzea</text:p>
          </table:table-cell>
          <table:table-cell office:value-type="string">
            <text:p>Bornschein, Reinert &amp; Pichorim, 1998</text:p>
          </table:table-cell>
          <table:table-cell table:formula="of:=VLOOKUP([.J500];[Genero.A$2:.B$430];2)" office:value-type="float" office:value="360">
            <text:p>360</text:p>
          </table:table-cell>
          <table:table-cell office:value-type="string">
            <text:p><text:s/>iraiensis </text:p>
          </table:table-cell>
          <table:table-cell table:formula="of:=VLOOKUP([.K500];[Organismo.A$2:.B$1048576];2)" office:value-type="float" office:value="1">
            <text:p>1</text:p>
          </table:table-cell>
          <table:table-cell table:number-columns-repeated="2"/>
          <table:table-cell office:value-type="string">
            <text:p>Scytalop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Scytalopus pachecoi </text:p>
          </table:table-cell>
          <table:table-cell office:value-type="string">
            <text:p>tapaculo-ferreirinho</text:p>
          </table:table-cell>
          <table:table-cell office:value-type="string">
            <text:p>Maurício, 2005</text:p>
          </table:table-cell>
          <table:table-cell table:formula="of:=VLOOKUP([.J501];[Genero.A$2:.B$430];2)" office:value-type="float" office:value="360">
            <text:p>360</text:p>
          </table:table-cell>
          <table:table-cell office:value-type="string">
            <text:p>pachecoi </text:p>
          </table:table-cell>
          <table:table-cell table:formula="of:=VLOOKUP([.K501];[Organismo.A$2:.B$1048576];2)" office:value-type="float" office:value="1">
            <text:p>1</text:p>
          </table:table-cell>
          <table:table-cell table:number-columns-repeated="2"/>
          <table:table-cell office:value-type="string">
            <text:p>Scytalop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Scytalopus speluncae </text:p>
          </table:table-cell>
          <table:table-cell office:value-type="string">
            <text:p>tapaculo-preto</text:p>
          </table:table-cell>
          <table:table-cell office:value-type="string">
            <text:p>Wied, 1831</text:p>
          </table:table-cell>
          <table:table-cell table:formula="of:=VLOOKUP([.J502];[Genero.A$2:.B$430];2)" office:value-type="float" office:value="360">
            <text:p>360</text:p>
          </table:table-cell>
          <table:table-cell office:value-type="string">
            <text:p>speluncae </text:p>
          </table:table-cell>
          <table:table-cell table:formula="of:=VLOOKUP([.K502];[Organismo.A$2:.B$1048576];2)" office:value-type="float" office:value="1">
            <text:p>1</text:p>
          </table:table-cell>
          <table:table-cell table:number-columns-repeated="2"/>
          <table:table-cell office:value-type="string">
            <text:p>Scytalop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Selenidera maculirostris </text:p>
          </table:table-cell>
          <table:table-cell office:value-type="string">
            <text:p>araçaripoca</text:p>
          </table:table-cell>
          <table:table-cell office:value-type="string">
            <text:p>Lichtenstein, 1823</text:p>
          </table:table-cell>
          <table:table-cell table:formula="of:=VLOOKUP([.J503];[Genero.A$2:.B$430];2)" office:value-type="float" office:value="361">
            <text:p>361</text:p>
          </table:table-cell>
          <table:table-cell office:value-type="string">
            <text:p>maculirostris </text:p>
          </table:table-cell>
          <table:table-cell table:formula="of:=VLOOKUP([.K503];[Organismo.A$2:.B$1048576];2)" office:value-type="float" office:value="1">
            <text:p>1</text:p>
          </table:table-cell>
          <table:table-cell table:number-columns-repeated="2"/>
          <table:table-cell office:value-type="string">
            <text:p>Selenider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Serpophaga griseicapilla </text:p>
          </table:table-cell>
          <table:table-cell office:value-type="string">
            <text:p>alegrinho-trinador</text:p>
          </table:table-cell>
          <table:table-cell office:value-type="string">
            <text:p>Straneck, 2007</text:p>
          </table:table-cell>
          <table:table-cell table:formula="of:=VLOOKUP([.J504];[Genero.A$2:.B$430];2)" office:value-type="float" office:value="362">
            <text:p>362</text:p>
          </table:table-cell>
          <table:table-cell office:value-type="string">
            <text:p>griseicapilla </text:p>
          </table:table-cell>
          <table:table-cell table:formula="of:=VLOOKUP([.K504];[Organismo.A$2:.B$1048576];2)" office:value-type="float" office:value="1">
            <text:p>1</text:p>
          </table:table-cell>
          <table:table-cell table:number-columns-repeated="2"/>
          <table:table-cell office:value-type="string">
            <text:p>Serpophag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Serpophaga munda </text:p>
          </table:table-cell>
          <table:table-cell office:value-type="string">
            <text:p>alegrinho-de-barriga-branca</text:p>
          </table:table-cell>
          <table:table-cell office:value-type="string">
            <text:p>Berlepsch, 1893</text:p>
          </table:table-cell>
          <table:table-cell table:formula="of:=VLOOKUP([.J505];[Genero.A$2:.B$430];2)" office:value-type="float" office:value="362">
            <text:p>362</text:p>
          </table:table-cell>
          <table:table-cell office:value-type="string">
            <text:p>munda </text:p>
          </table:table-cell>
          <table:table-cell table:formula="of:=VLOOKUP([.K505];[Organismo.A$2:.B$1048576];2)" office:value-type="float" office:value="1">
            <text:p>1</text:p>
          </table:table-cell>
          <table:table-cell table:number-columns-repeated="2"/>
          <table:table-cell office:value-type="string">
            <text:p>Serpophag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Serpophaga nigricans</text:p>
          </table:table-cell>
          <table:table-cell office:value-type="string">
            <text:p>joão-pobre</text:p>
          </table:table-cell>
          <table:table-cell office:value-type="string">
            <text:p>Vieillot, 1817</text:p>
          </table:table-cell>
          <table:table-cell table:formula="of:=VLOOKUP([.J506];[Genero.A$2:.B$430];2)" office:value-type="float" office:value="362">
            <text:p>362</text:p>
          </table:table-cell>
          <table:table-cell office:value-type="string">
            <text:p>nigricans</text:p>
          </table:table-cell>
          <table:table-cell table:formula="of:=VLOOKUP([.K506];[Organismo.A$2:.B$1048576];2)" office:value-type="float" office:value="1">
            <text:p>1</text:p>
          </table:table-cell>
          <table:table-cell table:number-columns-repeated="2"/>
          <table:table-cell office:value-type="string">
            <text:p>Serpophag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Serpophaga subcristata </text:p>
          </table:table-cell>
          <table:table-cell office:value-type="string">
            <text:p>alegrinho</text:p>
          </table:table-cell>
          <table:table-cell office:value-type="string">
            <text:p>Vieillot, 1817</text:p>
          </table:table-cell>
          <table:table-cell table:formula="of:=VLOOKUP([.J507];[Genero.A$2:.B$430];2)" office:value-type="float" office:value="362">
            <text:p>362</text:p>
          </table:table-cell>
          <table:table-cell office:value-type="string">
            <text:p>subcristata </text:p>
          </table:table-cell>
          <table:table-cell table:formula="of:=VLOOKUP([.K507];[Organismo.A$2:.B$1048576];2)" office:value-type="float" office:value="1">
            <text:p>1</text:p>
          </table:table-cell>
          <table:table-cell table:number-columns-repeated="2"/>
          <table:table-cell office:value-type="string">
            <text:p>Serpophag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Sicalis flaveola</text:p>
          </table:table-cell>
          <table:table-cell office:value-type="string">
            <text:p>canário-da-terra-verdadeiro</text:p>
          </table:table-cell>
          <table:table-cell office:value-type="string">
            <text:p>Linnaeus, 1766</text:p>
          </table:table-cell>
          <table:table-cell table:formula="of:=VLOOKUP([.J508];[Genero.A$2:.B$430];2)" office:value-type="float" office:value="363">
            <text:p>363</text:p>
          </table:table-cell>
          <table:table-cell office:value-type="string">
            <text:p><text:s/>flaveola</text:p>
          </table:table-cell>
          <table:table-cell table:formula="of:=VLOOKUP([.K508];[Organismo.A$2:.B$1048576];2)" office:value-type="float" office:value="1">
            <text:p>1</text:p>
          </table:table-cell>
          <table:table-cell table:number-columns-repeated="2"/>
          <table:table-cell office:value-type="string">
            <text:p>Sical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Sicalis luteola </text:p>
          </table:table-cell>
          <table:table-cell office:value-type="string">
            <text:p>tipio</text:p>
          </table:table-cell>
          <table:table-cell office:value-type="string">
            <text:p>Sparrman, 1789</text:p>
          </table:table-cell>
          <table:table-cell table:formula="of:=VLOOKUP([.J509];[Genero.A$2:.B$430];2)" office:value-type="float" office:value="363">
            <text:p>363</text:p>
          </table:table-cell>
          <table:table-cell office:value-type="string">
            <text:p>luteola </text:p>
          </table:table-cell>
          <table:table-cell table:formula="of:=VLOOKUP([.K509];[Organismo.A$2:.B$1048576];2)" office:value-type="float" office:value="1">
            <text:p>1</text:p>
          </table:table-cell>
          <table:table-cell table:number-columns-repeated="2"/>
          <table:table-cell office:value-type="string">
            <text:p>Sical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Sirystes sibilator </text:p>
          </table:table-cell>
          <table:table-cell office:value-type="string">
            <text:p>suiriri-assobiador</text:p>
          </table:table-cell>
          <table:table-cell office:value-type="string">
            <text:p>Vieillot, 1818</text:p>
          </table:table-cell>
          <table:table-cell table:formula="of:=VLOOKUP([.J510];[Genero.A$2:.B$430];2)" office:value-type="float" office:value="364">
            <text:p>364</text:p>
          </table:table-cell>
          <table:table-cell office:value-type="string">
            <text:p><text:s/>sibilator </text:p>
          </table:table-cell>
          <table:table-cell table:formula="of:=VLOOKUP([.K510];[Organismo.A$2:.B$1048576];2)" office:value-type="float" office:value="1">
            <text:p>1</text:p>
          </table:table-cell>
          <table:table-cell table:number-columns-repeated="2"/>
          <table:table-cell office:value-type="string">
            <text:p>Siryste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Sittasomus griseicapillus </text:p>
          </table:table-cell>
          <table:table-cell office:value-type="string">
            <text:p>arapaçu-verde</text:p>
          </table:table-cell>
          <table:table-cell office:value-type="string">
            <text:p>Vieillot, 1818</text:p>
          </table:table-cell>
          <table:table-cell table:formula="of:=VLOOKUP([.J511];[Genero.A$2:.B$430];2)" office:value-type="float" office:value="365">
            <text:p>365</text:p>
          </table:table-cell>
          <table:table-cell office:value-type="string">
            <text:p>griseicapillus </text:p>
          </table:table-cell>
          <table:table-cell table:formula="of:=VLOOKUP([.K511];[Organismo.A$2:.B$1048576];2)" office:value-type="float" office:value="1">
            <text:p>1</text:p>
          </table:table-cell>
          <table:table-cell table:number-columns-repeated="2"/>
          <table:table-cell office:value-type="string">
            <text:p>Sittasom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Spartonoica maluroides </text:p>
          </table:table-cell>
          <table:table-cell office:value-type="string">
            <text:p>boininha</text:p>
          </table:table-cell>
          <table:table-cell office:value-type="string">
            <text:p>d'Orbigny &amp; Lafresnaye, 1837</text:p>
          </table:table-cell>
          <table:table-cell table:formula="of:=VLOOKUP([.J512];[Genero.A$2:.B$430];2)" office:value-type="float" office:value="366">
            <text:p>366</text:p>
          </table:table-cell>
          <table:table-cell office:value-type="string">
            <text:p>maluroides </text:p>
          </table:table-cell>
          <table:table-cell table:formula="of:=VLOOKUP([.K512];[Organismo.A$2:.B$1048576];2)" office:value-type="float" office:value="1">
            <text:p>1</text:p>
          </table:table-cell>
          <table:table-cell table:number-columns-repeated="2"/>
          <table:table-cell office:value-type="string">
            <text:p>Spartonoic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Spizaetus melanoleucus </text:p>
          </table:table-cell>
          <table:table-cell office:value-type="string">
            <text:p>gavião-pato</text:p>
          </table:table-cell>
          <table:table-cell office:value-type="string">
            <text:p>Vieillot, 1816</text:p>
          </table:table-cell>
          <table:table-cell table:formula="of:=VLOOKUP([.J513];[Genero.A$2:.B$430];2)" office:value-type="float" office:value="368">
            <text:p>368</text:p>
          </table:table-cell>
          <table:table-cell office:value-type="string">
            <text:p>melanoleucus </text:p>
          </table:table-cell>
          <table:table-cell table:formula="of:=VLOOKUP([.K513];[Organismo.A$2:.B$1048576];2)" office:value-type="float" office:value="1">
            <text:p>1</text:p>
          </table:table-cell>
          <table:table-cell table:number-columns-repeated="2"/>
          <table:table-cell office:value-type="string">
            <text:p>Spizaet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Spizaetus ornatus </text:p>
          </table:table-cell>
          <table:table-cell office:value-type="string">
            <text:p>gavião-de-penacho</text:p>
          </table:table-cell>
          <table:table-cell office:value-type="string">
            <text:p>Daudin, 1800</text:p>
          </table:table-cell>
          <table:table-cell table:formula="of:=VLOOKUP([.J514];[Genero.A$2:.B$430];2)" office:value-type="float" office:value="367">
            <text:p>367</text:p>
          </table:table-cell>
          <table:table-cell office:value-type="string">
            <text:p>ornatus </text:p>
          </table:table-cell>
          <table:table-cell table:formula="of:=VLOOKUP([.K514];[Organismo.A$2:.B$1048576];2)" office:value-type="float" office:value="1">
            <text:p>1</text:p>
          </table:table-cell>
          <table:table-cell table:number-columns-repeated="2"/>
          <table:table-cell office:value-type="string">
            <text:p>Spizaet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Spizaetus tyrannus</text:p>
          </table:table-cell>
          <table:table-cell office:value-type="string">
            <text:p>gavião-pega-macaco</text:p>
          </table:table-cell>
          <table:table-cell office:value-type="string">
            <text:p>Wied, 1820</text:p>
          </table:table-cell>
          <table:table-cell table:formula="of:=VLOOKUP([.J515];[Genero.A$2:.B$430];2)" office:value-type="float" office:value="368">
            <text:p>368</text:p>
          </table:table-cell>
          <table:table-cell office:value-type="string">
            <text:p>tyrannus</text:p>
          </table:table-cell>
          <table:table-cell table:formula="of:=VLOOKUP([.K515];[Organismo.A$2:.B$1048576];2)" office:value-type="float" office:value="1">
            <text:p>1</text:p>
          </table:table-cell>
          <table:table-cell table:number-columns-repeated="2"/>
          <table:table-cell office:value-type="string">
            <text:p>Spizaet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Sporagra magellanica </text:p>
          </table:table-cell>
          <table:table-cell office:value-type="string">
            <text:p>pintassilgo</text:p>
          </table:table-cell>
          <table:table-cell office:value-type="string">
            <text:p>Vieillot, 1805</text:p>
          </table:table-cell>
          <table:table-cell table:formula="of:=VLOOKUP([.J516];[Genero.A$2:.B$430];2)" office:value-type="float" office:value="369">
            <text:p>369</text:p>
          </table:table-cell>
          <table:table-cell office:value-type="string">
            <text:p>magellanica </text:p>
          </table:table-cell>
          <table:table-cell table:formula="of:=VLOOKUP([.K516];[Organismo.A$2:.B$1048576];2)" office:value-type="float" office:value="1">
            <text:p>1</text:p>
          </table:table-cell>
          <table:table-cell table:number-columns-repeated="2"/>
          <table:table-cell office:value-type="string">
            <text:p>Sporagr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Sporophila angolensis</text:p>
          </table:table-cell>
          <table:table-cell office:value-type="string">
            <text:p>curió</text:p>
          </table:table-cell>
          <table:table-cell office:value-type="string">
            <text:p>Linnaeus, 1766</text:p>
          </table:table-cell>
          <table:table-cell table:formula="of:=VLOOKUP([.J517];[Genero.A$2:.B$430];2)" office:value-type="float" office:value="370">
            <text:p>370</text:p>
          </table:table-cell>
          <table:table-cell office:value-type="string">
            <text:p>angolensis</text:p>
          </table:table-cell>
          <table:table-cell table:formula="of:=VLOOKUP([.K517];[Organismo.A$2:.B$1048576];2)" office:value-type="float" office:value="1">
            <text:p>1</text:p>
          </table:table-cell>
          <table:table-cell table:number-columns-repeated="2"/>
          <table:table-cell office:value-type="string">
            <text:p>Sporophil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Sporophila bouvreuil</text:p>
          </table:table-cell>
          <table:table-cell office:value-type="string">
            <text:p>caboclinho</text:p>
          </table:table-cell>
          <table:table-cell office:value-type="string">
            <text:p>Statius Muller, 1776</text:p>
          </table:table-cell>
          <table:table-cell table:formula="of:=VLOOKUP([.J518];[Genero.A$2:.B$430];2)" office:value-type="float" office:value="370">
            <text:p>370</text:p>
          </table:table-cell>
          <table:table-cell office:value-type="string">
            <text:p>bouvreuil</text:p>
          </table:table-cell>
          <table:table-cell table:formula="of:=VLOOKUP([.K518];[Organismo.A$2:.B$1048576];2)" office:value-type="float" office:value="1">
            <text:p>1</text:p>
          </table:table-cell>
          <table:table-cell table:number-columns-repeated="2"/>
          <table:table-cell office:value-type="string">
            <text:p>Sporophil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Sporophila caerulescens </text:p>
          </table:table-cell>
          <table:table-cell office:value-type="string">
            <text:p>coleirinho</text:p>
          </table:table-cell>
          <table:table-cell office:value-type="string">
            <text:p>Vieillot, 1823</text:p>
          </table:table-cell>
          <table:table-cell table:formula="of:=VLOOKUP([.J519];[Genero.A$2:.B$430];2)" office:value-type="float" office:value="370">
            <text:p>370</text:p>
          </table:table-cell>
          <table:table-cell office:value-type="string">
            <text:p>caerulescens </text:p>
          </table:table-cell>
          <table:table-cell table:formula="of:=VLOOKUP([.K519];[Organismo.A$2:.B$1048576];2)" office:value-type="float" office:value="1">
            <text:p>1</text:p>
          </table:table-cell>
          <table:table-cell table:number-columns-repeated="2"/>
          <table:table-cell office:value-type="string">
            <text:p>Sporophil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Sporophila cinnamomea </text:p>
          </table:table-cell>
          <table:table-cell office:value-type="string">
            <text:p>caboclinho-de-chapéu-cinzento</text:p>
          </table:table-cell>
          <table:table-cell office:value-type="string">
            <text:p>Lafresnaye, 1839</text:p>
          </table:table-cell>
          <table:table-cell table:formula="of:=VLOOKUP([.J520];[Genero.A$2:.B$430];2)" office:value-type="float" office:value="370">
            <text:p>370</text:p>
          </table:table-cell>
          <table:table-cell office:value-type="string">
            <text:p><text:s/>cinnamomea </text:p>
          </table:table-cell>
          <table:table-cell table:formula="of:=VLOOKUP([.K520];[Organismo.A$2:.B$1048576];2)" office:value-type="float" office:value="1">
            <text:p>1</text:p>
          </table:table-cell>
          <table:table-cell table:number-columns-repeated="2"/>
          <table:table-cell office:value-type="string">
            <text:p>Sporophil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Sporophila collaris</text:p>
          </table:table-cell>
          <table:table-cell office:value-type="string">
            <text:p>coleiro-do-brejo</text:p>
          </table:table-cell>
          <table:table-cell office:value-type="string">
            <text:p>Boddaert, 1783</text:p>
          </table:table-cell>
          <table:table-cell table:formula="of:=VLOOKUP([.J521];[Genero.A$2:.B$430];2)" office:value-type="float" office:value="370">
            <text:p>370</text:p>
          </table:table-cell>
          <table:table-cell office:value-type="string">
            <text:p>collaris</text:p>
          </table:table-cell>
          <table:table-cell table:formula="of:=VLOOKUP([.K521];[Organismo.A$2:.B$1048576];2)" office:value-type="float" office:value="1">
            <text:p>1</text:p>
          </table:table-cell>
          <table:table-cell table:number-columns-repeated="2"/>
          <table:table-cell office:value-type="string">
            <text:p>Sporophil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Sporophila frontalis </text:p>
          </table:table-cell>
          <table:table-cell office:value-type="string">
            <text:p>pixoxó</text:p>
          </table:table-cell>
          <table:table-cell office:value-type="string">
            <text:p>Verreaux, 1869</text:p>
          </table:table-cell>
          <table:table-cell table:formula="of:=VLOOKUP([.J522];[Genero.A$2:.B$430];2)" office:value-type="float" office:value="370">
            <text:p>370</text:p>
          </table:table-cell>
          <table:table-cell office:value-type="string">
            <text:p>frontalis </text:p>
          </table:table-cell>
          <table:table-cell table:formula="of:=VLOOKUP([.K522];[Organismo.A$2:.B$1048576];2)" office:value-type="float" office:value="1">
            <text:p>1</text:p>
          </table:table-cell>
          <table:table-cell table:number-columns-repeated="2"/>
          <table:table-cell office:value-type="string">
            <text:p>Sporophil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Sporophila hypoxantha</text:p>
          </table:table-cell>
          <table:table-cell office:value-type="string">
            <text:p>caboclinho-de-barriga-vermelha</text:p>
          </table:table-cell>
          <table:table-cell office:value-type="string">
            <text:p>Cabanis, 1851</text:p>
          </table:table-cell>
          <table:table-cell table:formula="of:=VLOOKUP([.J523];[Genero.A$2:.B$430];2)" office:value-type="float" office:value="370">
            <text:p>370</text:p>
          </table:table-cell>
          <table:table-cell office:value-type="string">
            <text:p><text:s/>hypoxantha</text:p>
          </table:table-cell>
          <table:table-cell table:formula="of:=VLOOKUP([.K523];[Organismo.A$2:.B$1048576];2)" office:value-type="float" office:value="1">
            <text:p>1</text:p>
          </table:table-cell>
          <table:table-cell table:number-columns-repeated="2"/>
          <table:table-cell office:value-type="string">
            <text:p>Sporophil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Sporophila leucoptera </text:p>
          </table:table-cell>
          <table:table-cell office:value-type="string">
            <text:p>chorão</text:p>
          </table:table-cell>
          <table:table-cell office:value-type="string">
            <text:p>Vieillot, 1817</text:p>
          </table:table-cell>
          <table:table-cell table:formula="of:=VLOOKUP([.J524];[Genero.A$2:.B$430];2)" office:value-type="float" office:value="370">
            <text:p>370</text:p>
          </table:table-cell>
          <table:table-cell office:value-type="string">
            <text:p><text:s/>leucoptera </text:p>
          </table:table-cell>
          <table:table-cell table:formula="of:=VLOOKUP([.K524];[Organismo.A$2:.B$1048576];2)" office:value-type="float" office:value="1">
            <text:p>1</text:p>
          </table:table-cell>
          <table:table-cell table:number-columns-repeated="2"/>
          <table:table-cell office:value-type="string">
            <text:p>Sporophil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Sporophila lineola </text:p>
          </table:table-cell>
          <table:table-cell office:value-type="string">
            <text:p>bigodinho</text:p>
          </table:table-cell>
          <table:table-cell office:value-type="string">
            <text:p>Linnaeus, 1758</text:p>
          </table:table-cell>
          <table:table-cell table:formula="of:=VLOOKUP([.J525];[Genero.A$2:.B$430];2)" office:value-type="float" office:value="370">
            <text:p>370</text:p>
          </table:table-cell>
          <table:table-cell office:value-type="string">
            <text:p>lineola </text:p>
          </table:table-cell>
          <table:table-cell table:formula="of:=VLOOKUP([.K525];[Organismo.A$2:.B$1048576];2)" office:value-type="float" office:value="1">
            <text:p>1</text:p>
          </table:table-cell>
          <table:table-cell table:number-columns-repeated="2"/>
          <table:table-cell office:value-type="string">
            <text:p>Sporophil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Sporophila melanogaster </text:p>
          </table:table-cell>
          <table:table-cell office:value-type="string">
            <text:p>caboclinho-de-barriga-preta</text:p>
          </table:table-cell>
          <table:table-cell office:value-type="string">
            <text:p>Pelzeln, 1870</text:p>
          </table:table-cell>
          <table:table-cell table:formula="of:=VLOOKUP([.J526];[Genero.A$2:.B$430];2)" office:value-type="float" office:value="370">
            <text:p>370</text:p>
          </table:table-cell>
          <table:table-cell office:value-type="string">
            <text:p>melanogaster </text:p>
          </table:table-cell>
          <table:table-cell table:formula="of:=VLOOKUP([.K526];[Organismo.A$2:.B$1048576];2)" office:value-type="float" office:value="1">
            <text:p>1</text:p>
          </table:table-cell>
          <table:table-cell table:number-columns-repeated="2"/>
          <table:table-cell office:value-type="string">
            <text:p>Sporophil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Sporophila palustris </text:p>
          </table:table-cell>
          <table:table-cell office:value-type="string">
            <text:p>caboclinho-de-papo-branco</text:p>
          </table:table-cell>
          <table:table-cell office:value-type="string">
            <text:p>Barrows, 1883</text:p>
          </table:table-cell>
          <table:table-cell table:formula="of:=VLOOKUP([.J527];[Genero.A$2:.B$430];2)" office:value-type="float" office:value="370">
            <text:p>370</text:p>
          </table:table-cell>
          <table:table-cell office:value-type="string">
            <text:p>palustris </text:p>
          </table:table-cell>
          <table:table-cell table:formula="of:=VLOOKUP([.K527];[Organismo.A$2:.B$1048576];2)" office:value-type="float" office:value="1">
            <text:p>1</text:p>
          </table:table-cell>
          <table:table-cell table:number-columns-repeated="2"/>
          <table:table-cell office:value-type="string">
            <text:p>Sporophil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Sporophila plumbea </text:p>
          </table:table-cell>
          <table:table-cell office:value-type="string">
            <text:p>patativa</text:p>
          </table:table-cell>
          <table:table-cell office:value-type="string">
            <text:p>Wied, 1830</text:p>
          </table:table-cell>
          <table:table-cell table:formula="of:=VLOOKUP([.J528];[Genero.A$2:.B$430];2)" office:value-type="float" office:value="370">
            <text:p>370</text:p>
          </table:table-cell>
          <table:table-cell office:value-type="string">
            <text:p><text:s/>plumbea </text:p>
          </table:table-cell>
          <table:table-cell table:formula="of:=VLOOKUP([.K528];[Organismo.A$2:.B$1048576];2)" office:value-type="float" office:value="1">
            <text:p>1</text:p>
          </table:table-cell>
          <table:table-cell table:number-columns-repeated="2"/>
          <table:table-cell office:value-type="string">
            <text:p>Sporophil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Sporophila ruficollis </text:p>
          </table:table-cell>
          <table:table-cell office:value-type="string">
            <text:p>caboclinho-de-papo-escuro</text:p>
          </table:table-cell>
          <table:table-cell office:value-type="string">
            <text:p>Cabanis, 1851</text:p>
          </table:table-cell>
          <table:table-cell table:formula="of:=VLOOKUP([.J529];[Genero.A$2:.B$430];2)" office:value-type="float" office:value="370">
            <text:p>370</text:p>
          </table:table-cell>
          <table:table-cell office:value-type="string">
            <text:p>ruficollis </text:p>
          </table:table-cell>
          <table:table-cell table:formula="of:=VLOOKUP([.K529];[Organismo.A$2:.B$1048576];2)" office:value-type="float" office:value="1">
            <text:p>1</text:p>
          </table:table-cell>
          <table:table-cell table:number-columns-repeated="2"/>
          <table:table-cell office:value-type="string">
            <text:p>Sporophil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Stelgidopteryx ruficollis</text:p>
          </table:table-cell>
          <table:table-cell office:value-type="string">
            <text:p>andorinha-serradora</text:p>
          </table:table-cell>
          <table:table-cell office:value-type="string">
            <text:p>Vieillot, 1817</text:p>
          </table:table-cell>
          <table:table-cell table:formula="of:=VLOOKUP([.J530];[Genero.A$2:.B$430];2)" office:value-type="float" office:value="371">
            <text:p>371</text:p>
          </table:table-cell>
          <table:table-cell office:value-type="string">
            <text:p>ruficollis</text:p>
          </table:table-cell>
          <table:table-cell table:formula="of:=VLOOKUP([.K530];[Organismo.A$2:.B$1048576];2)" office:value-type="float" office:value="1">
            <text:p>1</text:p>
          </table:table-cell>
          <table:table-cell table:number-columns-repeated="2"/>
          <table:table-cell office:value-type="string">
            <text:p>Stelgidopteryx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Stephanophorus diadematus </text:p>
          </table:table-cell>
          <table:table-cell office:value-type="string">
            <text:p>sanhaçu-frade</text:p>
          </table:table-cell>
          <table:table-cell office:value-type="string">
            <text:p>Temminck, 1823</text:p>
          </table:table-cell>
          <table:table-cell table:formula="of:=VLOOKUP([.J531];[Genero.A$2:.B$430];2)" office:value-type="float" office:value="372">
            <text:p>372</text:p>
          </table:table-cell>
          <table:table-cell office:value-type="string">
            <text:p>diadematus </text:p>
          </table:table-cell>
          <table:table-cell table:formula="of:=VLOOKUP([.K531];[Organismo.A$2:.B$1048576];2)" office:value-type="float" office:value="1">
            <text:p>1</text:p>
          </table:table-cell>
          <table:table-cell table:number-columns-repeated="2"/>
          <table:table-cell office:value-type="string">
            <text:p>Stephanophor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Stephanoxis lalandi </text:p>
          </table:table-cell>
          <table:table-cell office:value-type="string">
            <text:p>beija-flor-de-topete</text:p>
          </table:table-cell>
          <table:table-cell office:value-type="string">
            <text:p>Vieillot, 1818</text:p>
          </table:table-cell>
          <table:table-cell table:formula="of:=VLOOKUP([.J532];[Genero.A$2:.B$430];2)" office:value-type="float" office:value="373">
            <text:p>373</text:p>
          </table:table-cell>
          <table:table-cell office:value-type="string">
            <text:p>lalandi </text:p>
          </table:table-cell>
          <table:table-cell table:formula="of:=VLOOKUP([.K532];[Organismo.A$2:.B$1048576];2)" office:value-type="float" office:value="1">
            <text:p>1</text:p>
          </table:table-cell>
          <table:table-cell table:number-columns-repeated="2"/>
          <table:table-cell office:value-type="string">
            <text:p>Stephanoxi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Stercorarius antarcticus </text:p>
          </table:table-cell>
          <table:table-cell office:value-type="string">
            <text:p>gaivota-rapineira-antártica</text:p>
          </table:table-cell>
          <table:table-cell office:value-type="string">
            <text:p>Lesson, 1831</text:p>
          </table:table-cell>
          <table:table-cell table:formula="of:=VLOOKUP([.J533];[Genero.A$2:.B$430];2)" office:value-type="float" office:value="374">
            <text:p>374</text:p>
          </table:table-cell>
          <table:table-cell office:value-type="string">
            <text:p>antarcticus </text:p>
          </table:table-cell>
          <table:table-cell table:formula="of:=VLOOKUP([.K533];[Organismo.A$2:.B$1048576];2)" office:value-type="float" office:value="1">
            <text:p>1</text:p>
          </table:table-cell>
          <table:table-cell table:number-columns-repeated="2"/>
          <table:table-cell office:value-type="string">
            <text:p>Stercorari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Stercorarius chilensis </text:p>
          </table:table-cell>
          <table:table-cell office:value-type="string">
            <text:p>gaivota-rapineira-chilena</text:p>
          </table:table-cell>
          <table:table-cell office:value-type="string">
            <text:p>Bonaparte, 1857</text:p>
          </table:table-cell>
          <table:table-cell table:formula="of:=VLOOKUP([.J534];[Genero.A$2:.B$430];2)" office:value-type="float" office:value="374">
            <text:p>374</text:p>
          </table:table-cell>
          <table:table-cell office:value-type="string">
            <text:p>chilensis</text:p>
          </table:table-cell>
          <table:table-cell table:formula="of:=VLOOKUP([.K534];[Organismo.A$2:.B$1048576];2)" office:value-type="float" office:value="1">
            <text:p>1</text:p>
          </table:table-cell>
          <table:table-cell table:number-columns-repeated="2"/>
          <table:table-cell office:value-type="string">
            <text:p>Stercorari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Stercorarius longicaudus </text:p>
          </table:table-cell>
          <table:table-cell office:value-type="string">
            <text:p>gaivota-rapineira-de-cauda-comprida</text:p>
          </table:table-cell>
          <table:table-cell office:value-type="string">
            <text:p>Vieillot, 1819</text:p>
          </table:table-cell>
          <table:table-cell table:formula="of:=VLOOKUP([.J535];[Genero.A$2:.B$430];2)" office:value-type="float" office:value="374">
            <text:p>374</text:p>
          </table:table-cell>
          <table:table-cell office:value-type="string">
            <text:p>longicaudus </text:p>
          </table:table-cell>
          <table:table-cell table:formula="of:=VLOOKUP([.K535];[Organismo.A$2:.B$1048576];2)" office:value-type="float" office:value="1">
            <text:p>1</text:p>
          </table:table-cell>
          <table:table-cell table:number-columns-repeated="2"/>
          <table:table-cell office:value-type="string">
            <text:p>Stercorari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Stercorarius parasiticus </text:p>
          </table:table-cell>
          <table:table-cell office:value-type="string">
            <text:p>gaivota-rapineira-comum</text:p>
          </table:table-cell>
          <table:table-cell office:value-type="string">
            <text:p>Linnaeus, 1758</text:p>
          </table:table-cell>
          <table:table-cell table:formula="of:=VLOOKUP([.J536];[Genero.A$2:.B$430];2)" office:value-type="float" office:value="374">
            <text:p>374</text:p>
          </table:table-cell>
          <table:table-cell office:value-type="string">
            <text:p>parasiticus </text:p>
          </table:table-cell>
          <table:table-cell table:formula="of:=VLOOKUP([.K536];[Organismo.A$2:.B$1048576];2)" office:value-type="float" office:value="1">
            <text:p>1</text:p>
          </table:table-cell>
          <table:table-cell table:number-columns-repeated="2"/>
          <table:table-cell office:value-type="string">
            <text:p>Stercorari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Stercorarius pomarinus </text:p>
          </table:table-cell>
          <table:table-cell office:value-type="string">
            <text:p>gaivota-rapineira-pomarina</text:p>
          </table:table-cell>
          <table:table-cell office:value-type="string">
            <text:p>Temminck, 1815</text:p>
          </table:table-cell>
          <table:table-cell table:formula="of:=VLOOKUP([.J537];[Genero.A$2:.B$430];2)" office:value-type="float" office:value="374">
            <text:p>374</text:p>
          </table:table-cell>
          <table:table-cell office:value-type="string">
            <text:p><text:s/>pomarinus </text:p>
          </table:table-cell>
          <table:table-cell table:formula="of:=VLOOKUP([.K537];[Organismo.A$2:.B$1048576];2)" office:value-type="float" office:value="1">
            <text:p>1</text:p>
          </table:table-cell>
          <table:table-cell table:number-columns-repeated="2"/>
          <table:table-cell office:value-type="string">
            <text:p>Stercorari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Sterna hirundinacea </text:p>
          </table:table-cell>
          <table:table-cell office:value-type="string">
            <text:p>trinta-réis-de-bico-vermelho</text:p>
          </table:table-cell>
          <table:table-cell office:value-type="string">
            <text:p>Lesson, 1831</text:p>
          </table:table-cell>
          <table:table-cell table:formula="of:=VLOOKUP([.J538];[Genero.A$2:.B$430];2)" office:value-type="float" office:value="375">
            <text:p>375</text:p>
          </table:table-cell>
          <table:table-cell office:value-type="string">
            <text:p>hirundinacea </text:p>
          </table:table-cell>
          <table:table-cell table:formula="of:=VLOOKUP([.K538];[Organismo.A$2:.B$1048576];2)" office:value-type="float" office:value="1">
            <text:p>1</text:p>
          </table:table-cell>
          <table:table-cell table:number-columns-repeated="2"/>
          <table:table-cell office:value-type="string">
            <text:p>Stern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Sterna hirundo </text:p>
          </table:table-cell>
          <table:table-cell office:value-type="string">
            <text:p>trinta-réis-boreal</text:p>
          </table:table-cell>
          <table:table-cell office:value-type="string">
            <text:p>Linnaeus, 1758</text:p>
          </table:table-cell>
          <table:table-cell table:formula="of:=VLOOKUP([.J539];[Genero.A$2:.B$430];2)" office:value-type="float" office:value="376">
            <text:p>376</text:p>
          </table:table-cell>
          <table:table-cell office:value-type="string">
            <text:p>hirundo </text:p>
          </table:table-cell>
          <table:table-cell table:formula="of:=VLOOKUP([.K539];[Organismo.A$2:.B$1048576];2)" office:value-type="float" office:value="1">
            <text:p>1</text:p>
          </table:table-cell>
          <table:table-cell table:number-columns-repeated="2"/>
          <table:table-cell office:value-type="string">
            <text:p>Stern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Sterna paradisaea </text:p>
          </table:table-cell>
          <table:table-cell office:value-type="string">
            <text:p>trinta-réis-ártico</text:p>
          </table:table-cell>
          <table:table-cell office:value-type="string">
            <text:p>Pontoppidan, 1763</text:p>
          </table:table-cell>
          <table:table-cell table:formula="of:=VLOOKUP([.J540];[Genero.A$2:.B$430];2)" office:value-type="float" office:value="375">
            <text:p>375</text:p>
          </table:table-cell>
          <table:table-cell office:value-type="string">
            <text:p>paradisaea </text:p>
          </table:table-cell>
          <table:table-cell table:formula="of:=VLOOKUP([.K540];[Organismo.A$2:.B$1048576];2)" office:value-type="float" office:value="1">
            <text:p>1</text:p>
          </table:table-cell>
          <table:table-cell table:number-columns-repeated="2"/>
          <table:table-cell office:value-type="string">
            <text:p>Stern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Sterna trudeaui </text:p>
          </table:table-cell>
          <table:table-cell office:value-type="string">
            <text:p>trinta-réis-de-coroa-branca</text:p>
          </table:table-cell>
          <table:table-cell office:value-type="string">
            <text:p>Audubon, 1838</text:p>
          </table:table-cell>
          <table:table-cell table:formula="of:=VLOOKUP([.J541];[Genero.A$2:.B$430];2)" office:value-type="float" office:value="375">
            <text:p>375</text:p>
          </table:table-cell>
          <table:table-cell office:value-type="string">
            <text:p>trudeaui </text:p>
          </table:table-cell>
          <table:table-cell table:formula="of:=VLOOKUP([.K541];[Organismo.A$2:.B$1048576];2)" office:value-type="float" office:value="1">
            <text:p>1</text:p>
          </table:table-cell>
          <table:table-cell table:number-columns-repeated="2"/>
          <table:table-cell office:value-type="string">
            <text:p>Stern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Sternula antillarum </text:p>
          </table:table-cell>
          <table:table-cell office:value-type="string">
            <text:p>trinta-réis-miúdo</text:p>
          </table:table-cell>
          <table:table-cell office:value-type="string">
            <text:p>Lesson, 1847</text:p>
          </table:table-cell>
          <table:table-cell table:formula="of:=VLOOKUP([.J542];[Genero.A$2:.B$430];2)" office:value-type="float" office:value="377">
            <text:p>377</text:p>
          </table:table-cell>
          <table:table-cell office:value-type="string">
            <text:p>antillarum </text:p>
          </table:table-cell>
          <table:table-cell table:formula="of:=VLOOKUP([.K542];[Organismo.A$2:.B$1048576];2)" office:value-type="float" office:value="1">
            <text:p>1</text:p>
          </table:table-cell>
          <table:table-cell table:number-columns-repeated="2"/>
          <table:table-cell office:value-type="string">
            <text:p>Sternul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Sternula superciliaris</text:p>
          </table:table-cell>
          <table:table-cell office:value-type="string">
            <text:p>trinta-réis-anão</text:p>
          </table:table-cell>
          <table:table-cell office:value-type="string">
            <text:p>Vieillot, 1819</text:p>
          </table:table-cell>
          <table:table-cell table:formula="of:=VLOOKUP([.J543];[Genero.A$2:.B$430];2)" office:value-type="float" office:value="377">
            <text:p>377</text:p>
          </table:table-cell>
          <table:table-cell office:value-type="string">
            <text:p>superciliaris</text:p>
          </table:table-cell>
          <table:table-cell table:formula="of:=VLOOKUP([.K543];[Organismo.A$2:.B$1048576];2)" office:value-type="float" office:value="1">
            <text:p>1</text:p>
          </table:table-cell>
          <table:table-cell table:number-columns-repeated="2"/>
          <table:table-cell office:value-type="string">
            <text:p>Sternul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Streptoprocne biscutata </text:p>
          </table:table-cell>
          <table:table-cell office:value-type="string">
            <text:p>andorinhão-de-coleira-falha</text:p>
          </table:table-cell>
          <table:table-cell office:value-type="string">
            <text:p>Sclater, 1866</text:p>
          </table:table-cell>
          <table:table-cell table:formula="of:=VLOOKUP([.J544];[Genero.A$2:.B$430];2)" office:value-type="float" office:value="378">
            <text:p>378</text:p>
          </table:table-cell>
          <table:table-cell office:value-type="string">
            <text:p>biscutata</text:p>
          </table:table-cell>
          <table:table-cell table:formula="of:=VLOOKUP([.K544];[Organismo.A$2:.B$1048576];2)" office:value-type="float" office:value="1">
            <text:p>1</text:p>
          </table:table-cell>
          <table:table-cell table:number-columns-repeated="2"/>
          <table:table-cell office:value-type="string">
            <text:p>Streptoprocne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Streptoprocne zonaris </text:p>
          </table:table-cell>
          <table:table-cell office:value-type="string">
            <text:p>andorinhão-de-coleira</text:p>
          </table:table-cell>
          <table:table-cell office:value-type="string">
            <text:p>Shaw, 1796</text:p>
          </table:table-cell>
          <table:table-cell table:formula="of:=VLOOKUP([.J545];[Genero.A$2:.B$430];2)" office:value-type="float" office:value="378">
            <text:p>378</text:p>
          </table:table-cell>
          <table:table-cell office:value-type="string">
            <text:p>zonaris </text:p>
          </table:table-cell>
          <table:table-cell table:formula="of:=VLOOKUP([.K545];[Organismo.A$2:.B$1048576];2)" office:value-type="float" office:value="1">
            <text:p>1</text:p>
          </table:table-cell>
          <table:table-cell table:number-columns-repeated="2"/>
          <table:table-cell office:value-type="string">
            <text:p>Streptoprocne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Strix hylophila </text:p>
          </table:table-cell>
          <table:table-cell office:value-type="string">
            <text:p>coruja-listrada</text:p>
          </table:table-cell>
          <table:table-cell office:value-type="string">
            <text:p>Temminck, 1825</text:p>
          </table:table-cell>
          <table:table-cell table:formula="of:=VLOOKUP([.J546];[Genero.A$2:.B$430];2)" office:value-type="float" office:value="379">
            <text:p>379</text:p>
          </table:table-cell>
          <table:table-cell office:value-type="string">
            <text:p>hylophila </text:p>
          </table:table-cell>
          <table:table-cell table:formula="of:=VLOOKUP([.K546];[Organismo.A$2:.B$1048576];2)" office:value-type="float" office:value="1">
            <text:p>1</text:p>
          </table:table-cell>
          <table:table-cell table:number-columns-repeated="2"/>
          <table:table-cell office:value-type="string">
            <text:p>Strix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Strix virgata </text:p>
          </table:table-cell>
          <table:table-cell office:value-type="string">
            <text:p>coruja-do-mato</text:p>
          </table:table-cell>
          <table:table-cell office:value-type="string">
            <text:p>Cassin, 1849</text:p>
          </table:table-cell>
          <table:table-cell table:formula="of:=VLOOKUP([.J547];[Genero.A$2:.B$430];2)" office:value-type="float" office:value="379">
            <text:p>379</text:p>
          </table:table-cell>
          <table:table-cell office:value-type="string">
            <text:p>virgata </text:p>
          </table:table-cell>
          <table:table-cell table:formula="of:=VLOOKUP([.K547];[Organismo.A$2:.B$1048576];2)" office:value-type="float" office:value="1">
            <text:p>1</text:p>
          </table:table-cell>
          <table:table-cell table:number-columns-repeated="2"/>
          <table:table-cell office:value-type="string">
            <text:p>Strix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Sturnella defilippii </text:p>
          </table:table-cell>
          <table:table-cell office:value-type="string">
            <text:p>peito-vermelho-grande</text:p>
          </table:table-cell>
          <table:table-cell office:value-type="string">
            <text:p>Bonaparte, 1850</text:p>
          </table:table-cell>
          <table:table-cell table:formula="of:=VLOOKUP([.J548];[Genero.A$2:.B$430];2)" office:value-type="float" office:value="381">
            <text:p>381</text:p>
          </table:table-cell>
          <table:table-cell office:value-type="string">
            <text:p>defilippii </text:p>
          </table:table-cell>
          <table:table-cell table:formula="of:=VLOOKUP([.K548];[Organismo.A$2:.B$1048576];2)" office:value-type="float" office:value="1">
            <text:p>1</text:p>
          </table:table-cell>
          <table:table-cell table:number-columns-repeated="2"/>
          <table:table-cell office:value-type="string">
            <text:p>Sturnell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Sturnella superciliaris </text:p>
          </table:table-cell>
          <table:table-cell office:value-type="string">
            <text:p>polícia-inglesa</text:p>
          </table:table-cell>
          <table:table-cell office:value-type="string">
            <text:p>Bonaparte, 1850</text:p>
          </table:table-cell>
          <table:table-cell table:formula="of:=VLOOKUP([.J549];[Genero.A$2:.B$430];2)" office:value-type="float" office:value="380">
            <text:p>380</text:p>
          </table:table-cell>
          <table:table-cell office:value-type="string">
            <text:p>superciliaris </text:p>
          </table:table-cell>
          <table:table-cell table:formula="of:=VLOOKUP([.K549];[Organismo.A$2:.B$1048576];2)" office:value-type="float" office:value="1">
            <text:p>1</text:p>
          </table:table-cell>
          <table:table-cell table:number-columns-repeated="2"/>
          <table:table-cell office:value-type="string">
            <text:p>Sturnell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Stymphalornis acutirostris </text:p>
          </table:table-cell>
          <table:table-cell office:value-type="string">
            <text:p>bicudinho-do-brejo</text:p>
          </table:table-cell>
          <table:table-cell office:value-type="string">
            <text:p>Bornschein, Reinert &amp; Teixeira, 1995</text:p>
          </table:table-cell>
          <table:table-cell table:formula="of:=VLOOKUP([.J550];[Genero.A$2:.B$430];2)" office:value-type="float" office:value="382">
            <text:p>382</text:p>
          </table:table-cell>
          <table:table-cell office:value-type="string">
            <text:p>acutirostris </text:p>
          </table:table-cell>
          <table:table-cell table:formula="of:=VLOOKUP([.K550];[Organismo.A$2:.B$1048576];2)" office:value-type="float" office:value="1">
            <text:p>1</text:p>
          </table:table-cell>
          <table:table-cell table:number-columns-repeated="2"/>
          <table:table-cell office:value-type="string">
            <text:p>Stymphalorni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Sublegatus modestus</text:p>
          </table:table-cell>
          <table:table-cell office:value-type="string">
            <text:p>guaracava-modesta</text:p>
          </table:table-cell>
          <table:table-cell office:value-type="string">
            <text:p>Wied, 1831</text:p>
          </table:table-cell>
          <table:table-cell table:formula="of:=VLOOKUP([.J551];[Genero.A$2:.B$430];2)" office:value-type="float" office:value="383">
            <text:p>383</text:p>
          </table:table-cell>
          <table:table-cell office:value-type="string">
            <text:p>modestus</text:p>
          </table:table-cell>
          <table:table-cell table:formula="of:=VLOOKUP([.K551];[Organismo.A$2:.B$1048576];2)" office:value-type="float" office:value="1">
            <text:p>1</text:p>
          </table:table-cell>
          <table:table-cell table:number-columns-repeated="2"/>
          <table:table-cell office:value-type="string">
            <text:p>Sublegat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Suiriri suiriri </text:p>
          </table:table-cell>
          <table:table-cell office:value-type="string">
            <text:p>suiriri-cinzento</text:p>
          </table:table-cell>
          <table:table-cell office:value-type="string">
            <text:p>Vieillot, 1818</text:p>
          </table:table-cell>
          <table:table-cell table:formula="of:=VLOOKUP([.J552];[Genero.A$2:.B$430];2)" office:value-type="float" office:value="384">
            <text:p>384</text:p>
          </table:table-cell>
          <table:table-cell office:value-type="string">
            <text:p>suiriri </text:p>
          </table:table-cell>
          <table:table-cell table:formula="of:=VLOOKUP([.K552];[Organismo.A$2:.B$1048576];2)" office:value-type="float" office:value="1">
            <text:p>1</text:p>
          </table:table-cell>
          <table:table-cell table:number-columns-repeated="2"/>
          <table:table-cell office:value-type="string">
            <text:p>Suiriri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Synallaxis albescens </text:p>
          </table:table-cell>
          <table:table-cell office:value-type="string">
            <text:p>uí-pi</text:p>
          </table:table-cell>
          <table:table-cell office:value-type="string">
            <text:p>Temminck, 1823</text:p>
          </table:table-cell>
          <table:table-cell table:formula="of:=VLOOKUP([.J553];[Genero.A$2:.B$430];2)" office:value-type="float" office:value="385">
            <text:p>385</text:p>
          </table:table-cell>
          <table:table-cell office:value-type="string">
            <text:p><text:s/>albescens </text:p>
          </table:table-cell>
          <table:table-cell table:formula="of:=VLOOKUP([.K553];[Organismo.A$2:.B$1048576];2)" office:value-type="float" office:value="1">
            <text:p>1</text:p>
          </table:table-cell>
          <table:table-cell table:number-columns-repeated="2"/>
          <table:table-cell office:value-type="string">
            <text:p>Synallax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Synallaxis cinerascens </text:p>
          </table:table-cell>
          <table:table-cell office:value-type="string">
            <text:p>pi-puí</text:p>
          </table:table-cell>
          <table:table-cell office:value-type="string">
            <text:p>Temminck, 1823</text:p>
          </table:table-cell>
          <table:table-cell table:formula="of:=VLOOKUP([.J554];[Genero.A$2:.B$430];2)" office:value-type="float" office:value="385">
            <text:p>385</text:p>
          </table:table-cell>
          <table:table-cell office:value-type="string">
            <text:p>cinerascens </text:p>
          </table:table-cell>
          <table:table-cell table:formula="of:=VLOOKUP([.K554];[Organismo.A$2:.B$1048576];2)" office:value-type="float" office:value="1">
            <text:p>1</text:p>
          </table:table-cell>
          <table:table-cell table:number-columns-repeated="2"/>
          <table:table-cell office:value-type="string">
            <text:p>Synallax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Synallaxis frontalis </text:p>
          </table:table-cell>
          <table:table-cell office:value-type="string">
            <text:p>petrim</text:p>
          </table:table-cell>
          <table:table-cell office:value-type="string">
            <text:p>Pelzeln, 1859</text:p>
          </table:table-cell>
          <table:table-cell table:formula="of:=VLOOKUP([.J555];[Genero.A$2:.B$430];2)" office:value-type="float" office:value="385">
            <text:p>385</text:p>
          </table:table-cell>
          <table:table-cell office:value-type="string">
            <text:p>frontalis </text:p>
          </table:table-cell>
          <table:table-cell table:formula="of:=VLOOKUP([.K555];[Organismo.A$2:.B$1048576];2)" office:value-type="float" office:value="1">
            <text:p>1</text:p>
          </table:table-cell>
          <table:table-cell table:number-columns-repeated="2"/>
          <table:table-cell office:value-type="string">
            <text:p>Synallax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Synallaxis ruficapilla </text:p>
          </table:table-cell>
          <table:table-cell office:value-type="string">
            <text:p>pichororé</text:p>
          </table:table-cell>
          <table:table-cell office:value-type="string">
            <text:p>Vieillot, 1819</text:p>
          </table:table-cell>
          <table:table-cell table:formula="of:=VLOOKUP([.J556];[Genero.A$2:.B$430];2)" office:value-type="float" office:value="385">
            <text:p>385</text:p>
          </table:table-cell>
          <table:table-cell office:value-type="string">
            <text:p>ruficapilla </text:p>
          </table:table-cell>
          <table:table-cell table:formula="of:=VLOOKUP([.K556];[Organismo.A$2:.B$1048576];2)" office:value-type="float" office:value="1">
            <text:p>1</text:p>
          </table:table-cell>
          <table:table-cell table:number-columns-repeated="2"/>
          <table:table-cell office:value-type="string">
            <text:p>Synallax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Synallaxis spixi </text:p>
          </table:table-cell>
          <table:table-cell office:value-type="string">
            <text:p>joão-teneném</text:p>
          </table:table-cell>
          <table:table-cell office:value-type="string">
            <text:p>Sclater, 1856</text:p>
          </table:table-cell>
          <table:table-cell table:formula="of:=VLOOKUP([.J557];[Genero.A$2:.B$430];2)" office:value-type="float" office:value="385">
            <text:p>385</text:p>
          </table:table-cell>
          <table:table-cell office:value-type="string">
            <text:p>spixi</text:p>
          </table:table-cell>
          <table:table-cell table:formula="of:=VLOOKUP([.K557];[Organismo.A$2:.B$1048576];2)" office:value-type="float" office:value="1">
            <text:p>1</text:p>
          </table:table-cell>
          <table:table-cell table:number-columns-repeated="2"/>
          <table:table-cell office:value-type="string">
            <text:p>Synallax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Syndactyla rufosuperciliata </text:p>
          </table:table-cell>
          <table:table-cell office:value-type="string">
            <text:p>trepador-quiete</text:p>
          </table:table-cell>
          <table:table-cell office:value-type="string">
            <text:p>Lafresnaye, 1832</text:p>
          </table:table-cell>
          <table:table-cell table:formula="of:=VLOOKUP([.J558];[Genero.A$2:.B$430];2)" office:value-type="float" office:value="386">
            <text:p>386</text:p>
          </table:table-cell>
          <table:table-cell office:value-type="string">
            <text:p>rufosuperciliata </text:p>
          </table:table-cell>
          <table:table-cell table:formula="of:=VLOOKUP([.K558];[Organismo.A$2:.B$1048576];2)" office:value-type="float" office:value="1">
            <text:p>1</text:p>
          </table:table-cell>
          <table:table-cell table:number-columns-repeated="2"/>
          <table:table-cell office:value-type="string">
            <text:p>Syndactyl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Syrigma sibilatrix </text:p>
          </table:table-cell>
          <table:table-cell office:value-type="string">
            <text:p>maria-faceira</text:p>
          </table:table-cell>
          <table:table-cell office:value-type="string">
            <text:p>Temminck, 1824</text:p>
          </table:table-cell>
          <table:table-cell table:formula="of:=VLOOKUP([.J559];[Genero.A$2:.B$430];2)" office:value-type="float" office:value="387">
            <text:p>387</text:p>
          </table:table-cell>
          <table:table-cell office:value-type="string">
            <text:p>sibilatrix </text:p>
          </table:table-cell>
          <table:table-cell table:formula="of:=VLOOKUP([.K559];[Organismo.A$2:.B$1048576];2)" office:value-type="float" office:value="1">
            <text:p>1</text:p>
          </table:table-cell>
          <table:table-cell table:number-columns-repeated="2"/>
          <table:table-cell office:value-type="string">
            <text:p>Syrigm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Tachuris rubrigastra</text:p>
          </table:table-cell>
          <table:table-cell office:value-type="string">
            <text:p>papa-piri</text:p>
          </table:table-cell>
          <table:table-cell office:value-type="string">
            <text:p>Vieillot, 1817</text:p>
          </table:table-cell>
          <table:table-cell table:formula="of:=VLOOKUP([.J560];[Genero.A$2:.B$430];2)" office:value-type="float" office:value="388">
            <text:p>388</text:p>
          </table:table-cell>
          <table:table-cell office:value-type="string">
            <text:p><text:s/>rubrigastra</text:p>
          </table:table-cell>
          <table:table-cell table:formula="of:=VLOOKUP([.K560];[Organismo.A$2:.B$1048576];2)" office:value-type="float" office:value="1">
            <text:p>1</text:p>
          </table:table-cell>
          <table:table-cell table:number-columns-repeated="2"/>
          <table:table-cell office:value-type="string">
            <text:p>Tachur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Tachybaptus dominicus </text:p>
          </table:table-cell>
          <table:table-cell office:value-type="string">
            <text:p>mergulhão-pequeno</text:p>
          </table:table-cell>
          <table:table-cell office:value-type="string">
            <text:p>Linnaeus, 1766</text:p>
          </table:table-cell>
          <table:table-cell table:formula="of:=VLOOKUP([.J561];[Genero.A$2:.B$430];2)" office:value-type="float" office:value="389">
            <text:p>389</text:p>
          </table:table-cell>
          <table:table-cell office:value-type="string">
            <text:p>dominicus </text:p>
          </table:table-cell>
          <table:table-cell table:formula="of:=VLOOKUP([.K561];[Organismo.A$2:.B$1048576];2)" office:value-type="float" office:value="1">
            <text:p>1</text:p>
          </table:table-cell>
          <table:table-cell table:number-columns-repeated="2"/>
          <table:table-cell office:value-type="string">
            <text:p>Tachybapt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Tachycineta albiventer </text:p>
          </table:table-cell>
          <table:table-cell office:value-type="string">
            <text:p>andorinha-do-rio</text:p>
          </table:table-cell>
          <table:table-cell office:value-type="string">
            <text:p>Boddaert, 1783</text:p>
          </table:table-cell>
          <table:table-cell table:formula="of:=VLOOKUP([.J562];[Genero.A$2:.B$430];2)" office:value-type="float" office:value="391">
            <text:p>391</text:p>
          </table:table-cell>
          <table:table-cell office:value-type="string">
            <text:p>albiventer </text:p>
          </table:table-cell>
          <table:table-cell table:formula="of:=VLOOKUP([.K562];[Organismo.A$2:.B$1048576];2)" office:value-type="float" office:value="1">
            <text:p>1</text:p>
          </table:table-cell>
          <table:table-cell table:number-columns-repeated="2"/>
          <table:table-cell office:value-type="string">
            <text:p>Tachycinet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Tachycineta leucopyga </text:p>
          </table:table-cell>
          <table:table-cell office:value-type="string">
            <text:p>andorinha-chilena</text:p>
          </table:table-cell>
          <table:table-cell office:value-type="string">
            <text:p>Meyen ,1834</text:p>
          </table:table-cell>
          <table:table-cell table:formula="of:=VLOOKUP([.J563];[Genero.A$2:.B$430];2)" office:value-type="float" office:value="390">
            <text:p>390</text:p>
          </table:table-cell>
          <table:table-cell office:value-type="string">
            <text:p><text:s/>leucopyga </text:p>
          </table:table-cell>
          <table:table-cell table:formula="of:=VLOOKUP([.K563];[Organismo.A$2:.B$1048576];2)" office:value-type="float" office:value="1">
            <text:p>1</text:p>
          </table:table-cell>
          <table:table-cell table:number-columns-repeated="2"/>
          <table:table-cell office:value-type="string">
            <text:p>Tachycinet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Tachycineta leucorrhoa </text:p>
          </table:table-cell>
          <table:table-cell office:value-type="string">
            <text:p>andorinha-de-testa-branca</text:p>
          </table:table-cell>
          <table:table-cell office:value-type="string">
            <text:p>Vieillot, 1817</text:p>
          </table:table-cell>
          <table:table-cell table:formula="of:=VLOOKUP([.J564];[Genero.A$2:.B$430];2)" office:value-type="float" office:value="390">
            <text:p>390</text:p>
          </table:table-cell>
          <table:table-cell office:value-type="string">
            <text:p>leucorrhoa </text:p>
          </table:table-cell>
          <table:table-cell table:formula="of:=VLOOKUP([.K564];[Organismo.A$2:.B$1048576];2)" office:value-type="float" office:value="1">
            <text:p>1</text:p>
          </table:table-cell>
          <table:table-cell table:number-columns-repeated="2"/>
          <table:table-cell office:value-type="string">
            <text:p>Tachycinet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Tachyphonus coronatus </text:p>
          </table:table-cell>
          <table:table-cell office:value-type="string">
            <text:p>tiê-preto</text:p>
          </table:table-cell>
          <table:table-cell office:value-type="string">
            <text:p>Vieillot, 1822</text:p>
          </table:table-cell>
          <table:table-cell table:formula="of:=VLOOKUP([.J565];[Genero.A$2:.B$430];2)" office:value-type="float" office:value="392">
            <text:p>392</text:p>
          </table:table-cell>
          <table:table-cell office:value-type="string">
            <text:p>coronatus </text:p>
          </table:table-cell>
          <table:table-cell table:formula="of:=VLOOKUP([.K565];[Organismo.A$2:.B$1048576];2)" office:value-type="float" office:value="1">
            <text:p>1</text:p>
          </table:table-cell>
          <table:table-cell table:number-columns-repeated="2"/>
          <table:table-cell office:value-type="string">
            <text:p>Tachyphon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Tangara cyanocephala </text:p>
          </table:table-cell>
          <table:table-cell office:value-type="string">
            <text:p>saíra-militar</text:p>
          </table:table-cell>
          <table:table-cell office:value-type="string">
            <text:p>Statius Muller, 1776</text:p>
          </table:table-cell>
          <table:table-cell table:formula="of:=VLOOKUP([.J566];[Genero.A$2:.B$430];2)" office:value-type="float" office:value="393">
            <text:p>393</text:p>
          </table:table-cell>
          <table:table-cell office:value-type="string">
            <text:p>cyanocephala </text:p>
          </table:table-cell>
          <table:table-cell table:formula="of:=VLOOKUP([.K566];[Organismo.A$2:.B$1048576];2)" office:value-type="float" office:value="1">
            <text:p>1</text:p>
          </table:table-cell>
          <table:table-cell table:number-columns-repeated="2"/>
          <table:table-cell office:value-type="string">
            <text:p>Tangar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Tangara cyanoptera </text:p>
          </table:table-cell>
          <table:table-cell office:value-type="string">
            <text:p>sanhaçu-de-encontro-azul</text:p>
          </table:table-cell>
          <table:table-cell office:value-type="string">
            <text:p>Vieillot, 1817</text:p>
          </table:table-cell>
          <table:table-cell table:formula="of:=VLOOKUP([.J567];[Genero.A$2:.B$430];2)" office:value-type="float" office:value="393">
            <text:p>393</text:p>
          </table:table-cell>
          <table:table-cell office:value-type="string">
            <text:p>cyanoptera </text:p>
          </table:table-cell>
          <table:table-cell table:formula="of:=VLOOKUP([.K567];[Organismo.A$2:.B$1048576];2)" office:value-type="float" office:value="1">
            <text:p>1</text:p>
          </table:table-cell>
          <table:table-cell table:number-columns-repeated="2"/>
          <table:table-cell office:value-type="string">
            <text:p>Tangar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Tangara palmarum</text:p>
          </table:table-cell>
          <table:table-cell office:value-type="string">
            <text:p>sanhaçu-do-coqueiro</text:p>
          </table:table-cell>
          <table:table-cell office:value-type="string">
            <text:p>Wied, 1823</text:p>
          </table:table-cell>
          <table:table-cell table:formula="of:=VLOOKUP([.J568];[Genero.A$2:.B$430];2)" office:value-type="float" office:value="393">
            <text:p>393</text:p>
          </table:table-cell>
          <table:table-cell office:value-type="string">
            <text:p>palmarum</text:p>
          </table:table-cell>
          <table:table-cell table:formula="of:=VLOOKUP([.K568];[Organismo.A$2:.B$1048576];2)" office:value-type="float" office:value="1">
            <text:p>1</text:p>
          </table:table-cell>
          <table:table-cell table:number-columns-repeated="2"/>
          <table:table-cell office:value-type="string">
            <text:p>Tangar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Tangara peruviana</text:p>
          </table:table-cell>
          <table:table-cell office:value-type="string">
            <text:p>saíra-sapucaia</text:p>
          </table:table-cell>
          <table:table-cell office:value-type="string">
            <text:p>Desmarest, 1806</text:p>
          </table:table-cell>
          <table:table-cell table:formula="of:=VLOOKUP([.J569];[Genero.A$2:.B$430];2)" office:value-type="float" office:value="393">
            <text:p>393</text:p>
          </table:table-cell>
          <table:table-cell office:value-type="string">
            <text:p>peruviana</text:p>
          </table:table-cell>
          <table:table-cell table:formula="of:=VLOOKUP([.K569];[Organismo.A$2:.B$1048576];2)" office:value-type="float" office:value="1">
            <text:p>1</text:p>
          </table:table-cell>
          <table:table-cell table:number-columns-repeated="2"/>
          <table:table-cell office:value-type="string">
            <text:p>Tangar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Tangara preciosa </text:p>
          </table:table-cell>
          <table:table-cell office:value-type="string">
            <text:p>saíra-preciosa</text:p>
          </table:table-cell>
          <table:table-cell office:value-type="string">
            <text:p>Cabanis, 1850</text:p>
          </table:table-cell>
          <table:table-cell table:formula="of:=VLOOKUP([.J570];[Genero.A$2:.B$430];2)" office:value-type="float" office:value="393">
            <text:p>393</text:p>
          </table:table-cell>
          <table:table-cell office:value-type="string">
            <text:p><text:s/>preciosa </text:p>
          </table:table-cell>
          <table:table-cell table:formula="of:=VLOOKUP([.K570];[Organismo.A$2:.B$1048576];2)" office:value-type="float" office:value="1">
            <text:p>1</text:p>
          </table:table-cell>
          <table:table-cell table:number-columns-repeated="2"/>
          <table:table-cell office:value-type="string">
            <text:p>Tangar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Tangara sayaca</text:p>
          </table:table-cell>
          <table:table-cell office:value-type="string">
            <text:p>sanhaçu-cinzento</text:p>
          </table:table-cell>
          <table:table-cell office:value-type="string">
            <text:p>Linnaeus, 1766</text:p>
          </table:table-cell>
          <table:table-cell table:formula="of:=VLOOKUP([.J571];[Genero.A$2:.B$430];2)" office:value-type="float" office:value="393">
            <text:p>393</text:p>
          </table:table-cell>
          <table:table-cell office:value-type="string">
            <text:p>sayaca</text:p>
          </table:table-cell>
          <table:table-cell table:formula="of:=VLOOKUP([.K571];[Organismo.A$2:.B$1048576];2)" office:value-type="float" office:value="1">
            <text:p>1</text:p>
          </table:table-cell>
          <table:table-cell table:number-columns-repeated="2"/>
          <table:table-cell office:value-type="string">
            <text:p>Tangar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Tangara seledon </text:p>
          </table:table-cell>
          <table:table-cell office:value-type="string">
            <text:p>saíra-de-sete-cores</text:p>
          </table:table-cell>
          <table:table-cell office:value-type="string">
            <text:p>Statius Muller, 1776</text:p>
          </table:table-cell>
          <table:table-cell table:formula="of:=VLOOKUP([.J572];[Genero.A$2:.B$430];2)" office:value-type="float" office:value="393">
            <text:p>393</text:p>
          </table:table-cell>
          <table:table-cell office:value-type="string">
            <text:p>seledon </text:p>
          </table:table-cell>
          <table:table-cell table:formula="of:=VLOOKUP([.K572];[Organismo.A$2:.B$1048576];2)" office:value-type="float" office:value="1">
            <text:p>1</text:p>
          </table:table-cell>
          <table:table-cell table:number-columns-repeated="2"/>
          <table:table-cell office:value-type="string">
            <text:p>Tangar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Tapera naevia </text:p>
          </table:table-cell>
          <table:table-cell office:value-type="string">
            <text:p>saci</text:p>
          </table:table-cell>
          <table:table-cell office:value-type="string">
            <text:p>Linnaeus, 1766</text:p>
          </table:table-cell>
          <table:table-cell table:formula="of:=VLOOKUP([.J573];[Genero.A$2:.B$430];2)" office:value-type="float" office:value="394">
            <text:p>394</text:p>
          </table:table-cell>
          <table:table-cell office:value-type="string">
            <text:p>naevia </text:p>
          </table:table-cell>
          <table:table-cell table:formula="of:=VLOOKUP([.K573];[Organismo.A$2:.B$1048576];2)" office:value-type="float" office:value="1">
            <text:p>1</text:p>
          </table:table-cell>
          <table:table-cell table:number-columns-repeated="2"/>
          <table:table-cell office:value-type="string">
            <text:p>Taper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Tersina viridis </text:p>
          </table:table-cell>
          <table:table-cell office:value-type="string">
            <text:p>saí-andorinha</text:p>
          </table:table-cell>
          <table:table-cell office:value-type="string">
            <text:p>Illiger, 1811</text:p>
          </table:table-cell>
          <table:table-cell table:formula="of:=VLOOKUP([.J574];[Genero.A$2:.B$430];2)" office:value-type="float" office:value="395">
            <text:p>395</text:p>
          </table:table-cell>
          <table:table-cell office:value-type="string">
            <text:p>viridis </text:p>
          </table:table-cell>
          <table:table-cell table:formula="of:=VLOOKUP([.K574];[Organismo.A$2:.B$1048576];2)" office:value-type="float" office:value="1">
            <text:p>1</text:p>
          </table:table-cell>
          <table:table-cell table:number-columns-repeated="2"/>
          <table:table-cell office:value-type="string">
            <text:p>Tersin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Thalasseus acuflavidus </text:p>
          </table:table-cell>
          <table:table-cell office:value-type="string">
            <text:p>trinta-réis-de-bico-amarelo</text:p>
          </table:table-cell>
          <table:table-cell office:value-type="string">
            <text:p>Cabot, 1847</text:p>
          </table:table-cell>
          <table:table-cell table:formula="of:=VLOOKUP([.J575];[Genero.A$2:.B$430];2)" office:value-type="float" office:value="396">
            <text:p>396</text:p>
          </table:table-cell>
          <table:table-cell office:value-type="string">
            <text:p>acuflavidus </text:p>
          </table:table-cell>
          <table:table-cell table:formula="of:=VLOOKUP([.K575];[Organismo.A$2:.B$1048576];2)" office:value-type="float" office:value="1">
            <text:p>1</text:p>
          </table:table-cell>
          <table:table-cell table:number-columns-repeated="2"/>
          <table:table-cell office:value-type="string">
            <text:p>Thalasse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Thalasseus maximus </text:p>
          </table:table-cell>
          <table:table-cell office:value-type="string">
            <text:p>trinta-réis-real</text:p>
          </table:table-cell>
          <table:table-cell office:value-type="string">
            <text:p>Boddaert, 1783</text:p>
          </table:table-cell>
          <table:table-cell table:formula="of:=VLOOKUP([.J576];[Genero.A$2:.B$430];2)" office:value-type="float" office:value="396">
            <text:p>396</text:p>
          </table:table-cell>
          <table:table-cell office:value-type="string">
            <text:p>maximus</text:p>
          </table:table-cell>
          <table:table-cell table:formula="of:=VLOOKUP([.K576];[Organismo.A$2:.B$1048576];2)" office:value-type="float" office:value="1">
            <text:p>1</text:p>
          </table:table-cell>
          <table:table-cell table:number-columns-repeated="2"/>
          <table:table-cell office:value-type="string">
            <text:p>Thalasse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Thalurania glaucopis </text:p>
          </table:table-cell>
          <table:table-cell office:value-type="string">
            <text:p>beija-flor-de-fronte-violeta</text:p>
          </table:table-cell>
          <table:table-cell office:value-type="string">
            <text:p>Gmelin, 1788</text:p>
          </table:table-cell>
          <table:table-cell table:formula="of:=VLOOKUP([.J577];[Genero.A$2:.B$430];2)" office:value-type="float" office:value="397">
            <text:p>397</text:p>
          </table:table-cell>
          <table:table-cell office:value-type="string">
            <text:p>glaucopis </text:p>
          </table:table-cell>
          <table:table-cell table:formula="of:=VLOOKUP([.K577];[Organismo.A$2:.B$1048576];2)" office:value-type="float" office:value="1">
            <text:p>1</text:p>
          </table:table-cell>
          <table:table-cell table:number-columns-repeated="2"/>
          <table:table-cell office:value-type="string">
            <text:p>Thalurani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Thamnophilus caerulescens </text:p>
          </table:table-cell>
          <table:table-cell office:value-type="string">
            <text:p>choca-da-mata</text:p>
          </table:table-cell>
          <table:table-cell office:value-type="string">
            <text:p>Vieillot, 1816</text:p>
          </table:table-cell>
          <table:table-cell table:formula="of:=VLOOKUP([.J578];[Genero.A$2:.B$430];2)" office:value-type="float" office:value="398">
            <text:p>398</text:p>
          </table:table-cell>
          <table:table-cell office:value-type="string">
            <text:p>caerulescens </text:p>
          </table:table-cell>
          <table:table-cell table:formula="of:=VLOOKUP([.K578];[Organismo.A$2:.B$1048576];2)" office:value-type="float" office:value="1">
            <text:p>1</text:p>
          </table:table-cell>
          <table:table-cell table:number-columns-repeated="2"/>
          <table:table-cell office:value-type="string">
            <text:p>Thamnophil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Thamnophilus ruficapillus </text:p>
          </table:table-cell>
          <table:table-cell office:value-type="string">
            <text:p>choca-de-boné-vermelho</text:p>
          </table:table-cell>
          <table:table-cell office:value-type="string">
            <text:p>Vieillot, 1816</text:p>
          </table:table-cell>
          <table:table-cell table:formula="of:=VLOOKUP([.J579];[Genero.A$2:.B$430];2)" office:value-type="float" office:value="398">
            <text:p>398</text:p>
          </table:table-cell>
          <table:table-cell office:value-type="string">
            <text:p>ruficapillus </text:p>
          </table:table-cell>
          <table:table-cell table:formula="of:=VLOOKUP([.K579];[Organismo.A$2:.B$1048576];2)" office:value-type="float" office:value="1">
            <text:p>1</text:p>
          </table:table-cell>
          <table:table-cell table:number-columns-repeated="2"/>
          <table:table-cell office:value-type="string">
            <text:p>Thamnophil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Theristicus caerulescens</text:p>
          </table:table-cell>
          <table:table-cell office:value-type="string">
            <text:p>maçarico-real</text:p>
          </table:table-cell>
          <table:table-cell office:value-type="string">
            <text:p>Vieillot, 1817</text:p>
          </table:table-cell>
          <table:table-cell table:formula="of:=VLOOKUP([.J580];[Genero.A$2:.B$430];2)" office:value-type="float" office:value="399">
            <text:p>399</text:p>
          </table:table-cell>
          <table:table-cell office:value-type="string">
            <text:p>caerulescens</text:p>
          </table:table-cell>
          <table:table-cell table:formula="of:=VLOOKUP([.K580];[Organismo.A$2:.B$1048576];2)" office:value-type="float" office:value="1">
            <text:p>1</text:p>
          </table:table-cell>
          <table:table-cell table:number-columns-repeated="2"/>
          <table:table-cell office:value-type="string">
            <text:p>Theristic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Theristicus caudatus </text:p>
          </table:table-cell>
          <table:table-cell office:value-type="string">
            <text:p>curicaca</text:p>
          </table:table-cell>
          <table:table-cell office:value-type="string">
            <text:p>Boddaert, 1783</text:p>
          </table:table-cell>
          <table:table-cell table:formula="of:=VLOOKUP([.J581];[Genero.A$2:.B$430];2)" office:value-type="float" office:value="399">
            <text:p>399</text:p>
          </table:table-cell>
          <table:table-cell office:value-type="string">
            <text:p>caudatus</text:p>
          </table:table-cell>
          <table:table-cell table:formula="of:=VLOOKUP([.K581];[Organismo.A$2:.B$1048576];2)" office:value-type="float" office:value="1">
            <text:p>1</text:p>
          </table:table-cell>
          <table:table-cell table:number-columns-repeated="2"/>
          <table:table-cell office:value-type="string">
            <text:p>Theristic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Tigrisoma lineatum </text:p>
          </table:table-cell>
          <table:table-cell office:value-type="string">
            <text:p>socó-boi-verdadeiro</text:p>
          </table:table-cell>
          <table:table-cell office:value-type="string">
            <text:p>Boddaert, 1783</text:p>
          </table:table-cell>
          <table:table-cell table:formula="of:=VLOOKUP([.J582];[Genero.A$2:.B$430];2)" office:value-type="float" office:value="400">
            <text:p>400</text:p>
          </table:table-cell>
          <table:table-cell office:value-type="string">
            <text:p>lineatum </text:p>
          </table:table-cell>
          <table:table-cell table:formula="of:=VLOOKUP([.K582];[Organismo.A$2:.B$1048576];2)" office:value-type="float" office:value="1">
            <text:p>1</text:p>
          </table:table-cell>
          <table:table-cell table:number-columns-repeated="2"/>
          <table:table-cell office:value-type="string">
            <text:p>Tigrisom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Tinamus solitarius </text:p>
          </table:table-cell>
          <table:table-cell office:value-type="string">
            <text:p>macuco</text:p>
          </table:table-cell>
          <table:table-cell office:value-type="string">
            <text:p>Vieillot, 1819</text:p>
          </table:table-cell>
          <table:table-cell table:formula="of:=VLOOKUP([.J583];[Genero.A$2:.B$430];2)" office:value-type="float" office:value="401">
            <text:p>401</text:p>
          </table:table-cell>
          <table:table-cell office:value-type="string">
            <text:p>solitarius </text:p>
          </table:table-cell>
          <table:table-cell table:formula="of:=VLOOKUP([.K583];[Organismo.A$2:.B$1048576];2)" office:value-type="float" office:value="1">
            <text:p>1</text:p>
          </table:table-cell>
          <table:table-cell table:number-columns-repeated="2"/>
          <table:table-cell office:value-type="string">
            <text:p>Tinam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Tityra cayana </text:p>
          </table:table-cell>
          <table:table-cell office:value-type="string">
            <text:p>anambé-branco-de-rabo-preto</text:p>
          </table:table-cell>
          <table:table-cell office:value-type="string">
            <text:p>Linnaeus, 1766</text:p>
          </table:table-cell>
          <table:table-cell table:formula="of:=VLOOKUP([.J584];[Genero.A$2:.B$430];2)" office:value-type="float" office:value="402">
            <text:p>402</text:p>
          </table:table-cell>
          <table:table-cell office:value-type="string">
            <text:p>cayana </text:p>
          </table:table-cell>
          <table:table-cell table:formula="of:=VLOOKUP([.K584];[Organismo.A$2:.B$1048576];2)" office:value-type="float" office:value="1">
            <text:p>1</text:p>
          </table:table-cell>
          <table:table-cell table:number-columns-repeated="2"/>
          <table:table-cell office:value-type="string">
            <text:p>Tityr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Tityra inquisitor</text:p>
          </table:table-cell>
          <table:table-cell office:value-type="string">
            <text:p>anambé-branco-de-bochecha-parda</text:p>
          </table:table-cell>
          <table:table-cell office:value-type="string">
            <text:p>Lichtenstein, 1823</text:p>
          </table:table-cell>
          <table:table-cell table:formula="of:=VLOOKUP([.J585];[Genero.A$2:.B$430];2)" office:value-type="float" office:value="402">
            <text:p>402</text:p>
          </table:table-cell>
          <table:table-cell office:value-type="string">
            <text:p>inquisitor</text:p>
          </table:table-cell>
          <table:table-cell table:formula="of:=VLOOKUP([.K585];[Organismo.A$2:.B$1048576];2)" office:value-type="float" office:value="1">
            <text:p>1</text:p>
          </table:table-cell>
          <table:table-cell table:number-columns-repeated="2"/>
          <table:table-cell office:value-type="string">
            <text:p>Tityr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Tolmomyias sulphurescens </text:p>
          </table:table-cell>
          <table:table-cell office:value-type="string">
            <text:p>bico-chato-de-orelha-preta</text:p>
          </table:table-cell>
          <table:table-cell office:value-type="string">
            <text:p>Spix, 1825</text:p>
          </table:table-cell>
          <table:table-cell table:formula="of:=VLOOKUP([.J586];[Genero.A$2:.B$430];2)" office:value-type="float" office:value="403">
            <text:p>403</text:p>
          </table:table-cell>
          <table:table-cell office:value-type="string">
            <text:p>sulphurescens </text:p>
          </table:table-cell>
          <table:table-cell table:formula="of:=VLOOKUP([.K586];[Organismo.A$2:.B$1048576];2)" office:value-type="float" office:value="1">
            <text:p>1</text:p>
          </table:table-cell>
          <table:table-cell table:number-columns-repeated="2"/>
          <table:table-cell office:value-type="string">
            <text:p>Tolmomyia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Triclaria malachitacea</text:p>
          </table:table-cell>
          <table:table-cell office:value-type="string">
            <text:p>sabiá-cica</text:p>
          </table:table-cell>
          <table:table-cell office:value-type="string">
            <text:p>Spix, 1824</text:p>
          </table:table-cell>
          <table:table-cell table:formula="of:=VLOOKUP([.J587];[Genero.A$2:.B$430];2)" office:value-type="float" office:value="404">
            <text:p>404</text:p>
          </table:table-cell>
          <table:table-cell office:value-type="string">
            <text:p>malachitacea</text:p>
          </table:table-cell>
          <table:table-cell table:formula="of:=VLOOKUP([.K587];[Organismo.A$2:.B$1048576];2)" office:value-type="float" office:value="1">
            <text:p>1</text:p>
          </table:table-cell>
          <table:table-cell table:number-columns-repeated="2"/>
          <table:table-cell office:value-type="string">
            <text:p>Triclari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Tringa flavipes</text:p>
          </table:table-cell>
          <table:table-cell office:value-type="string">
            <text:p>maçarico-de-perna-amarela</text:p>
          </table:table-cell>
          <table:table-cell office:value-type="string">
            <text:p>Gmelin, 1789</text:p>
          </table:table-cell>
          <table:table-cell table:formula="of:=VLOOKUP([.J588];[Genero.A$2:.B$430];2)" office:value-type="float" office:value="405">
            <text:p>405</text:p>
          </table:table-cell>
          <table:table-cell office:value-type="string">
            <text:p>flavipes</text:p>
          </table:table-cell>
          <table:table-cell table:formula="of:=VLOOKUP([.K588];[Organismo.A$2:.B$1048576];2)" office:value-type="float" office:value="1">
            <text:p>1</text:p>
          </table:table-cell>
          <table:table-cell table:number-columns-repeated="2"/>
          <table:table-cell office:value-type="string">
            <text:p>Tring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Tringa melanoleuca </text:p>
          </table:table-cell>
          <table:table-cell office:value-type="string">
            <text:p>maçarico-grande-de-perna-amarela</text:p>
          </table:table-cell>
          <table:table-cell office:value-type="string">
            <text:p>Gmelin, 1789</text:p>
          </table:table-cell>
          <table:table-cell table:formula="of:=VLOOKUP([.J589];[Genero.A$2:.B$430];2)" office:value-type="float" office:value="405">
            <text:p>405</text:p>
          </table:table-cell>
          <table:table-cell office:value-type="string">
            <text:p>melanoleuca </text:p>
          </table:table-cell>
          <table:table-cell table:formula="of:=VLOOKUP([.K589];[Organismo.A$2:.B$1048576];2)" office:value-type="float" office:value="1">
            <text:p>1</text:p>
          </table:table-cell>
          <table:table-cell table:number-columns-repeated="2"/>
          <table:table-cell office:value-type="string">
            <text:p>Tring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Tringa semipalmata </text:p>
          </table:table-cell>
          <table:table-cell office:value-type="string">
            <text:p>maçarico-de-asa-branca</text:p>
          </table:table-cell>
          <table:table-cell office:value-type="string">
            <text:p>Gmelin, 1789</text:p>
          </table:table-cell>
          <table:table-cell table:formula="of:=VLOOKUP([.J590];[Genero.A$2:.B$430];2)" office:value-type="float" office:value="405">
            <text:p>405</text:p>
          </table:table-cell>
          <table:table-cell office:value-type="string">
            <text:p><text:s/>semipalmata </text:p>
          </table:table-cell>
          <table:table-cell table:formula="of:=VLOOKUP([.K590];[Organismo.A$2:.B$1048576];2)" office:value-type="float" office:value="1">
            <text:p>1</text:p>
          </table:table-cell>
          <table:table-cell table:number-columns-repeated="2"/>
          <table:table-cell office:value-type="string">
            <text:p>Tring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Tringa solitaria </text:p>
          </table:table-cell>
          <table:table-cell office:value-type="string">
            <text:p>maçarico-solitário</text:p>
          </table:table-cell>
          <table:table-cell office:value-type="string">
            <text:p>Wilson, 1813</text:p>
          </table:table-cell>
          <table:table-cell table:formula="of:=VLOOKUP([.J591];[Genero.A$2:.B$430];2)" office:value-type="float" office:value="405">
            <text:p>405</text:p>
          </table:table-cell>
          <table:table-cell office:value-type="string">
            <text:p>solitaria </text:p>
          </table:table-cell>
          <table:table-cell table:formula="of:=VLOOKUP([.K591];[Organismo.A$2:.B$1048576];2)" office:value-type="float" office:value="1">
            <text:p>1</text:p>
          </table:table-cell>
          <table:table-cell table:number-columns-repeated="2"/>
          <table:table-cell office:value-type="string">
            <text:p>Tring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Troglodytes musculus </text:p>
          </table:table-cell>
          <table:table-cell office:value-type="string">
            <text:p>corruíra</text:p>
          </table:table-cell>
          <table:table-cell office:value-type="string">
            <text:p>Naumann, 1823</text:p>
          </table:table-cell>
          <table:table-cell table:formula="of:=VLOOKUP([.J592];[Genero.A$2:.B$430];2)" office:value-type="float" office:value="406">
            <text:p>406</text:p>
          </table:table-cell>
          <table:table-cell office:value-type="string">
            <text:p>musculus</text:p>
          </table:table-cell>
          <table:table-cell table:formula="of:=VLOOKUP([.K592];[Organismo.A$2:.B$1048576];2)" office:value-type="float" office:value="1">
            <text:p>1</text:p>
          </table:table-cell>
          <table:table-cell table:number-columns-repeated="2"/>
          <table:table-cell office:value-type="string">
            <text:p>Troglodyte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Trogon rufus </text:p>
          </table:table-cell>
          <table:table-cell office:value-type="string">
            <text:p>surucuá-de-barriga-amarela</text:p>
          </table:table-cell>
          <table:table-cell office:value-type="string">
            <text:p>Gmelin, 1788</text:p>
          </table:table-cell>
          <table:table-cell table:formula="of:=VLOOKUP([.J593];[Genero.A$2:.B$430];2)" office:value-type="float" office:value="407">
            <text:p>407</text:p>
          </table:table-cell>
          <table:table-cell office:value-type="string">
            <text:p>rufus </text:p>
          </table:table-cell>
          <table:table-cell table:formula="of:=VLOOKUP([.K593];[Organismo.A$2:.B$1048576];2)" office:value-type="float" office:value="1">
            <text:p>1</text:p>
          </table:table-cell>
          <table:table-cell table:number-columns-repeated="2"/>
          <table:table-cell office:value-type="string">
            <text:p>Trogon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Trogon surrucura </text:p>
          </table:table-cell>
          <table:table-cell office:value-type="string">
            <text:p>surucuá-variado</text:p>
          </table:table-cell>
          <table:table-cell office:value-type="string">
            <text:p>Vieillot, 1817</text:p>
          </table:table-cell>
          <table:table-cell table:formula="of:=VLOOKUP([.J594];[Genero.A$2:.B$430];2)" office:value-type="float" office:value="407">
            <text:p>407</text:p>
          </table:table-cell>
          <table:table-cell office:value-type="string">
            <text:p>surrucura </text:p>
          </table:table-cell>
          <table:table-cell table:formula="of:=VLOOKUP([.K594];[Organismo.A$2:.B$1048576];2)" office:value-type="float" office:value="1">
            <text:p>1</text:p>
          </table:table-cell>
          <table:table-cell table:number-columns-repeated="2"/>
          <table:table-cell office:value-type="string">
            <text:p>Trogon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Tryngites subruficollis </text:p>
          </table:table-cell>
          <table:table-cell office:value-type="string">
            <text:p>maçarico-acanelado</text:p>
          </table:table-cell>
          <table:table-cell office:value-type="string">
            <text:p>Vieillot, 1819</text:p>
          </table:table-cell>
          <table:table-cell table:formula="of:=VLOOKUP([.J595];[Genero.A$2:.B$430];2)" office:value-type="float" office:value="408">
            <text:p>408</text:p>
          </table:table-cell>
          <table:table-cell office:value-type="string">
            <text:p>subruficollis</text:p>
          </table:table-cell>
          <table:table-cell table:formula="of:=VLOOKUP([.K595];[Organismo.A$2:.B$1048576];2)" office:value-type="float" office:value="1">
            <text:p>1</text:p>
          </table:table-cell>
          <table:table-cell table:number-columns-repeated="2"/>
          <table:table-cell office:value-type="string">
            <text:p>Tryngite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Turdus albicollis </text:p>
          </table:table-cell>
          <table:table-cell office:value-type="string">
            <text:p>sabiá-coleira</text:p>
          </table:table-cell>
          <table:table-cell office:value-type="string">
            <text:p>Vieillot, 1818</text:p>
          </table:table-cell>
          <table:table-cell table:formula="of:=VLOOKUP([.J596];[Genero.A$2:.B$430];2)" office:value-type="float" office:value="409">
            <text:p>409</text:p>
          </table:table-cell>
          <table:table-cell office:value-type="string">
            <text:p>albicollis </text:p>
          </table:table-cell>
          <table:table-cell table:formula="of:=VLOOKUP([.K596];[Organismo.A$2:.B$1048576];2)" office:value-type="float" office:value="1">
            <text:p>1</text:p>
          </table:table-cell>
          <table:table-cell table:number-columns-repeated="2"/>
          <table:table-cell office:value-type="string">
            <text:p>Turd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Turdus amaurochalinus </text:p>
          </table:table-cell>
          <table:table-cell office:value-type="string">
            <text:p>sabiá-poca</text:p>
          </table:table-cell>
          <table:table-cell office:value-type="string">
            <text:p>Cabanis, 1850</text:p>
          </table:table-cell>
          <table:table-cell table:formula="of:=VLOOKUP([.J597];[Genero.A$2:.B$430];2)" office:value-type="float" office:value="409">
            <text:p>409</text:p>
          </table:table-cell>
          <table:table-cell office:value-type="string">
            <text:p>amaurochalinus</text:p>
          </table:table-cell>
          <table:table-cell table:formula="of:=VLOOKUP([.K597];[Organismo.A$2:.B$1048576];2)" office:value-type="float" office:value="1">
            <text:p>1</text:p>
          </table:table-cell>
          <table:table-cell table:number-columns-repeated="2"/>
          <table:table-cell office:value-type="string">
            <text:p>Turd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Turdus flavipes </text:p>
          </table:table-cell>
          <table:table-cell office:value-type="string">
            <text:p>sabiá-una</text:p>
          </table:table-cell>
          <table:table-cell office:value-type="string">
            <text:p>Vieillot, 1818</text:p>
          </table:table-cell>
          <table:table-cell table:formula="of:=VLOOKUP([.J598];[Genero.A$2:.B$430];2)" office:value-type="float" office:value="410">
            <text:p>410</text:p>
          </table:table-cell>
          <table:table-cell office:value-type="string">
            <text:p>flavipes </text:p>
          </table:table-cell>
          <table:table-cell table:formula="of:=VLOOKUP([.K598];[Organismo.A$2:.B$1048576];2)" office:value-type="float" office:value="1">
            <text:p>1</text:p>
          </table:table-cell>
          <table:table-cell table:number-columns-repeated="2"/>
          <table:table-cell office:value-type="string">
            <text:p>Turd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Turdus leucomelas </text:p>
          </table:table-cell>
          <table:table-cell office:value-type="string">
            <text:p>sabiá-barranco</text:p>
          </table:table-cell>
          <table:table-cell office:value-type="string">
            <text:p>Vieillot, 1818</text:p>
          </table:table-cell>
          <table:table-cell table:formula="of:=VLOOKUP([.J599];[Genero.A$2:.B$430];2)" office:value-type="float" office:value="409">
            <text:p>409</text:p>
          </table:table-cell>
          <table:table-cell office:value-type="string">
            <text:p>leucomelas </text:p>
          </table:table-cell>
          <table:table-cell table:formula="of:=VLOOKUP([.K599];[Organismo.A$2:.B$1048576];2)" office:value-type="float" office:value="1">
            <text:p>1</text:p>
          </table:table-cell>
          <table:table-cell table:number-columns-repeated="2"/>
          <table:table-cell office:value-type="string">
            <text:p>Turd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Turdus rufiventris </text:p>
          </table:table-cell>
          <table:table-cell office:value-type="string">
            <text:p>sabiá-laranjeira</text:p>
          </table:table-cell>
          <table:table-cell office:value-type="string">
            <text:p>Vieillot, 1818</text:p>
          </table:table-cell>
          <table:table-cell table:formula="of:=VLOOKUP([.J600];[Genero.A$2:.B$430];2)" office:value-type="float" office:value="409">
            <text:p>409</text:p>
          </table:table-cell>
          <table:table-cell office:value-type="string">
            <text:p>rufiventris </text:p>
          </table:table-cell>
          <table:table-cell table:formula="of:=VLOOKUP([.K600];[Organismo.A$2:.B$1048576];2)" office:value-type="float" office:value="1">
            <text:p>1</text:p>
          </table:table-cell>
          <table:table-cell table:number-columns-repeated="2"/>
          <table:table-cell office:value-type="string">
            <text:p>Turd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Turdus subalaris </text:p>
          </table:table-cell>
          <table:table-cell office:value-type="string">
            <text:p>sabiá-ferreiro</text:p>
          </table:table-cell>
          <table:table-cell office:value-type="string">
            <text:p>Seebohm, 1887</text:p>
          </table:table-cell>
          <table:table-cell table:formula="of:=VLOOKUP([.J601];[Genero.A$2:.B$430];2)" office:value-type="float" office:value="409">
            <text:p>409</text:p>
          </table:table-cell>
          <table:table-cell office:value-type="string">
            <text:p>subalaris </text:p>
          </table:table-cell>
          <table:table-cell table:formula="of:=VLOOKUP([.K601];[Organismo.A$2:.B$1048576];2)" office:value-type="float" office:value="1">
            <text:p>1</text:p>
          </table:table-cell>
          <table:table-cell table:number-columns-repeated="2"/>
          <table:table-cell office:value-type="string">
            <text:p>Turd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Tyranniscus burmeisteri </text:p>
          </table:table-cell>
          <table:table-cell office:value-type="string">
            <text:p>piolhinho-chiador</text:p>
          </table:table-cell>
          <table:table-cell office:value-type="string">
            <text:p>Cabanis &amp; Heine, 1859</text:p>
          </table:table-cell>
          <table:table-cell table:formula="of:=VLOOKUP([.J602];[Genero.A$2:.B$430];2)" office:value-type="float" office:value="411">
            <text:p>411</text:p>
          </table:table-cell>
          <table:table-cell office:value-type="string">
            <text:p>burmeisteri </text:p>
          </table:table-cell>
          <table:table-cell table:formula="of:=VLOOKUP([.K602];[Organismo.A$2:.B$1048576];2)" office:value-type="float" office:value="1">
            <text:p>1</text:p>
          </table:table-cell>
          <table:table-cell table:number-columns-repeated="2"/>
          <table:table-cell office:value-type="string">
            <text:p>Tyrannisc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Tyrannus melancholicus </text:p>
          </table:table-cell>
          <table:table-cell office:value-type="string">
            <text:p>suiriri</text:p>
          </table:table-cell>
          <table:table-cell office:value-type="string">
            <text:p>Vieillot, 1819</text:p>
          </table:table-cell>
          <table:table-cell table:formula="of:=VLOOKUP([.J603];[Genero.A$2:.B$430];2)" office:value-type="float" office:value="412">
            <text:p>412</text:p>
          </table:table-cell>
          <table:table-cell office:value-type="string">
            <text:p>melancholicus </text:p>
          </table:table-cell>
          <table:table-cell table:formula="of:=VLOOKUP([.K603];[Organismo.A$2:.B$1048576];2)" office:value-type="float" office:value="1">
            <text:p>1</text:p>
          </table:table-cell>
          <table:table-cell table:number-columns-repeated="2"/>
          <table:table-cell office:value-type="string">
            <text:p>Tyrannu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Tyrannus savana </text:p>
          </table:table-cell>
          <table:table-cell office:value-type="string">
            <text:p>tesourinha</text:p>
          </table:table-cell>
          <table:table-cell office:value-type="string">
            <text:p>Vieillot, 1808</text:p>
          </table:table-cell>
          <table:table-cell table:formula="of:=VLOOKUP([.J604];[Genero.A$2:.B$430];2)" office:value-type="float" office:value="413">
            <text:p>413</text:p>
          </table:table-cell>
          <table:table-cell office:value-type="string">
            <text:p>savana </text:p>
          </table:table-cell>
          <table:table-cell table:formula="of:=VLOOKUP([.K604];[Organismo.A$2:.B$1048576];2)" office:value-type="float" office:value="1">
            <text:p>1</text:p>
          </table:table-cell>
          <table:table-cell table:number-columns-repeated="2"/>
          <table:table-cell office:value-type="string">
            <text:p>Tyrann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Tyto alba </text:p>
          </table:table-cell>
          <table:table-cell office:value-type="string">
            <text:p>coruja-de-igreja</text:p>
          </table:table-cell>
          <table:table-cell office:value-type="string">
            <text:p>Scopoli, 1769</text:p>
          </table:table-cell>
          <table:table-cell table:formula="of:=VLOOKUP([.J605];[Genero.A$2:.B$430];2)" office:value-type="float" office:value="414">
            <text:p>414</text:p>
          </table:table-cell>
          <table:table-cell office:value-type="string">
            <text:p>alba </text:p>
          </table:table-cell>
          <table:table-cell table:formula="of:=VLOOKUP([.K605];[Organismo.A$2:.B$1048576];2)" office:value-type="float" office:value="1">
            <text:p>1</text:p>
          </table:table-cell>
          <table:table-cell table:number-columns-repeated="2"/>
          <table:table-cell office:value-type="string">
            <text:p>Tyto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Urubitinga coronata </text:p>
          </table:table-cell>
          <table:table-cell office:value-type="string">
            <text:p>águia-cinzenta</text:p>
          </table:table-cell>
          <table:table-cell office:value-type="string">
            <text:p>Vieillot, 1817</text:p>
          </table:table-cell>
          <table:table-cell table:formula="of:=VLOOKUP([.J606];[Genero.A$2:.B$430];2)" office:value-type="float" office:value="415">
            <text:p>415</text:p>
          </table:table-cell>
          <table:table-cell office:value-type="string">
            <text:p>coronata </text:p>
          </table:table-cell>
          <table:table-cell table:formula="of:=VLOOKUP([.K606];[Organismo.A$2:.B$1048576];2)" office:value-type="float" office:value="1">
            <text:p>1</text:p>
          </table:table-cell>
          <table:table-cell table:number-columns-repeated="2"/>
          <table:table-cell office:value-type="string">
            <text:p>Urubiting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Urubitinga urubitinga </text:p>
          </table:table-cell>
          <table:table-cell office:value-type="string">
            <text:p>gavião-preto</text:p>
          </table:table-cell>
          <table:table-cell office:value-type="string">
            <text:p>Gmelin, 1788</text:p>
          </table:table-cell>
          <table:table-cell table:formula="of:=VLOOKUP([.J607];[Genero.A$2:.B$430];2)" office:value-type="float" office:value="415">
            <text:p>415</text:p>
          </table:table-cell>
          <table:table-cell office:value-type="string">
            <text:p>urubitinga </text:p>
          </table:table-cell>
          <table:table-cell table:formula="of:=VLOOKUP([.K607];[Organismo.A$2:.B$1048576];2)" office:value-type="float" office:value="1">
            <text:p>1</text:p>
          </table:table-cell>
          <table:table-cell table:number-columns-repeated="2"/>
          <table:table-cell office:value-type="string">
            <text:p>Urubiting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Vanellus chilensis</text:p>
          </table:table-cell>
          <table:table-cell office:value-type="string">
            <text:p>quero-quero</text:p>
          </table:table-cell>
          <table:table-cell office:value-type="string">
            <text:p>Molina, 1782</text:p>
          </table:table-cell>
          <table:table-cell table:formula="of:=VLOOKUP([.J608];[Genero.A$2:.B$430];2)" office:value-type="float" office:value="416">
            <text:p>416</text:p>
          </table:table-cell>
          <table:table-cell office:value-type="string">
            <text:p><text:s/>chilensis</text:p>
          </table:table-cell>
          <table:table-cell table:formula="of:=VLOOKUP([.K608];[Organismo.A$2:.B$1048576];2)" office:value-type="float" office:value="1">
            <text:p>1</text:p>
          </table:table-cell>
          <table:table-cell table:number-columns-repeated="2"/>
          <table:table-cell office:value-type="string">
            <text:p>Vanell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Veniliornis mixtus </text:p>
          </table:table-cell>
          <table:table-cell office:value-type="string">
            <text:p>picapauzinho-chorão</text:p>
          </table:table-cell>
          <table:table-cell office:value-type="string">
            <text:p>Boddaert, 1783</text:p>
          </table:table-cell>
          <table:table-cell table:formula="of:=VLOOKUP([.J609];[Genero.A$2:.B$430];2)" office:value-type="float" office:value="418">
            <text:p>418</text:p>
          </table:table-cell>
          <table:table-cell office:value-type="string">
            <text:p>mixtus </text:p>
          </table:table-cell>
          <table:table-cell table:formula="of:=VLOOKUP([.K609];[Organismo.A$2:.B$1048576];2)" office:value-type="float" office:value="1">
            <text:p>1</text:p>
          </table:table-cell>
          <table:table-cell table:number-columns-repeated="2"/>
          <table:table-cell office:value-type="string">
            <text:p>Veniliorn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Veniliornis spilogaster </text:p>
          </table:table-cell>
          <table:table-cell office:value-type="string">
            <text:p>picapauzinho-verde-carijó</text:p>
          </table:table-cell>
          <table:table-cell office:value-type="string">
            <text:p>Wagler, 1827</text:p>
          </table:table-cell>
          <table:table-cell table:formula="of:=VLOOKUP([.J610];[Genero.A$2:.B$430];2)" office:value-type="float" office:value="417">
            <text:p>417</text:p>
          </table:table-cell>
          <table:table-cell office:value-type="string">
            <text:p>spilogaster </text:p>
          </table:table-cell>
          <table:table-cell table:formula="of:=VLOOKUP([.K610];[Organismo.A$2:.B$1048576];2)" office:value-type="float" office:value="1">
            <text:p>1</text:p>
          </table:table-cell>
          <table:table-cell table:number-columns-repeated="2"/>
          <table:table-cell office:value-type="string">
            <text:p>Veniliornis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Vireo olivaceus </text:p>
          </table:table-cell>
          <table:table-cell office:value-type="string">
            <text:p>juruviara</text:p>
          </table:table-cell>
          <table:table-cell office:value-type="string">
            <text:p>Linnaeus, 1766</text:p>
          </table:table-cell>
          <table:table-cell table:formula="of:=VLOOKUP([.J611];[Genero.A$2:.B$430];2)" office:value-type="float" office:value="419">
            <text:p>419</text:p>
          </table:table-cell>
          <table:table-cell office:value-type="string">
            <text:p>olivaceus </text:p>
          </table:table-cell>
          <table:table-cell table:formula="of:=VLOOKUP([.K611];[Organismo.A$2:.B$1048576];2)" office:value-type="float" office:value="1">
            <text:p>1</text:p>
          </table:table-cell>
          <table:table-cell table:number-columns-repeated="2"/>
          <table:table-cell office:value-type="string">
            <text:p>Vireo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Volatinia jacarina </text:p>
          </table:table-cell>
          <table:table-cell office:value-type="string">
            <text:p>tiziu</text:p>
          </table:table-cell>
          <table:table-cell office:value-type="string">
            <text:p>Linnaeus, 1766</text:p>
          </table:table-cell>
          <table:table-cell table:formula="of:=VLOOKUP([.J612];[Genero.A$2:.B$430];2)" office:value-type="float" office:value="420">
            <text:p>420</text:p>
          </table:table-cell>
          <table:table-cell office:value-type="string">
            <text:p><text:s/>jacarina</text:p>
          </table:table-cell>
          <table:table-cell table:formula="of:=VLOOKUP([.K612];[Organismo.A$2:.B$1048576];2)" office:value-type="float" office:value="1">
            <text:p>1</text:p>
          </table:table-cell>
          <table:table-cell table:number-columns-repeated="2"/>
          <table:table-cell office:value-type="string">
            <text:p>Volatini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Xanthopsar flavus </text:p>
          </table:table-cell>
          <table:table-cell office:value-type="string">
            <text:p>veste-amarela</text:p>
          </table:table-cell>
          <table:table-cell office:value-type="string">
            <text:p>Gmelin, 1788</text:p>
          </table:table-cell>
          <table:table-cell table:formula="of:=VLOOKUP([.J613];[Genero.A$2:.B$430];2)" office:value-type="float" office:value="421">
            <text:p>421</text:p>
          </table:table-cell>
          <table:table-cell office:value-type="string">
            <text:p>flavus </text:p>
          </table:table-cell>
          <table:table-cell table:formula="of:=VLOOKUP([.K613];[Organismo.A$2:.B$1048576];2)" office:value-type="float" office:value="1">
            <text:p>1</text:p>
          </table:table-cell>
          <table:table-cell table:number-columns-repeated="2"/>
          <table:table-cell office:value-type="string">
            <text:p>Xanthopsar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Xema sabini </text:p>
          </table:table-cell>
          <table:table-cell office:value-type="string">
            <text:p>gaivota-de-sabine</text:p>
          </table:table-cell>
          <table:table-cell office:value-type="string">
            <text:p>Sabine, 1819</text:p>
          </table:table-cell>
          <table:table-cell table:formula="of:=VLOOKUP([.J614];[Genero.A$2:.B$430];2)" office:value-type="float" office:value="422">
            <text:p>422</text:p>
          </table:table-cell>
          <table:table-cell office:value-type="string">
            <text:p>sabini </text:p>
          </table:table-cell>
          <table:table-cell table:formula="of:=VLOOKUP([.K614];[Organismo.A$2:.B$1048576];2)" office:value-type="float" office:value="1">
            <text:p>1</text:p>
          </table:table-cell>
          <table:table-cell table:number-columns-repeated="2"/>
          <table:table-cell office:value-type="string">
            <text:p>Xema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Xenops rutilans </text:p>
          </table:table-cell>
          <table:table-cell office:value-type="string">
            <text:p>bico-virado-carijó</text:p>
          </table:table-cell>
          <table:table-cell office:value-type="string">
            <text:p>Temminck, 1821</text:p>
          </table:table-cell>
          <table:table-cell table:formula="of:=VLOOKUP([.J615];[Genero.A$2:.B$430];2)" office:value-type="float" office:value="423">
            <text:p>423</text:p>
          </table:table-cell>
          <table:table-cell office:value-type="string">
            <text:p>rutilans</text:p>
          </table:table-cell>
          <table:table-cell table:formula="of:=VLOOKUP([.K615];[Organismo.A$2:.B$1048576];2)" office:value-type="float" office:value="1">
            <text:p>1</text:p>
          </table:table-cell>
          <table:table-cell table:number-columns-repeated="2"/>
          <table:table-cell office:value-type="string">
            <text:p>Xenop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Xenopsaris albinucha </text:p>
          </table:table-cell>
          <table:table-cell office:value-type="string">
            <text:p>tijerila</text:p>
          </table:table-cell>
          <table:table-cell office:value-type="string">
            <text:p>Burmeister, 1869</text:p>
          </table:table-cell>
          <table:table-cell table:formula="of:=VLOOKUP([.J616];[Genero.A$2:.B$430];2)" office:value-type="float" office:value="424">
            <text:p>424</text:p>
          </table:table-cell>
          <table:table-cell office:value-type="string">
            <text:p>albinucha </text:p>
          </table:table-cell>
          <table:table-cell table:formula="of:=VLOOKUP([.K616];[Organismo.A$2:.B$1048576];2)" office:value-type="float" office:value="1">
            <text:p>1</text:p>
          </table:table-cell>
          <table:table-cell table:number-columns-repeated="2"/>
          <table:table-cell office:value-type="string">
            <text:p>Xenopsar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Xiphocolaptes albicollis </text:p>
          </table:table-cell>
          <table:table-cell office:value-type="string">
            <text:p>arapaçu-grande-de-garganta-branca</text:p>
          </table:table-cell>
          <table:table-cell office:value-type="string">
            <text:p>Vieillot, 1818</text:p>
          </table:table-cell>
          <table:table-cell table:formula="of:=VLOOKUP([.J617];[Genero.A$2:.B$430];2)" office:value-type="float" office:value="425">
            <text:p>425</text:p>
          </table:table-cell>
          <table:table-cell office:value-type="string">
            <text:p>albicollis </text:p>
          </table:table-cell>
          <table:table-cell table:formula="of:=VLOOKUP([.K617];[Organismo.A$2:.B$1048576];2)" office:value-type="float" office:value="1">
            <text:p>1</text:p>
          </table:table-cell>
          <table:table-cell table:number-columns-repeated="2"/>
          <table:table-cell office:value-type="string">
            <text:p>Xiphocolapte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Xiphorhynchus fuscus </text:p>
          </table:table-cell>
          <table:table-cell office:value-type="string">
            <text:p>arapaçu-rajado</text:p>
          </table:table-cell>
          <table:table-cell office:value-type="string">
            <text:p>Vieillot, 1818</text:p>
          </table:table-cell>
          <table:table-cell table:formula="of:=VLOOKUP([.J618];[Genero.A$2:.B$430];2)" office:value-type="float" office:value="426">
            <text:p>426</text:p>
          </table:table-cell>
          <table:table-cell office:value-type="string">
            <text:p>fuscus </text:p>
          </table:table-cell>
          <table:table-cell table:formula="of:=VLOOKUP([.K618];[Organismo.A$2:.B$1048576];2)" office:value-type="float" office:value="1">
            <text:p>1</text:p>
          </table:table-cell>
          <table:table-cell table:number-columns-repeated="2"/>
          <table:table-cell office:value-type="string">
            <text:p>Xiphorhynchu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Xolmis cinereus</text:p>
          </table:table-cell>
          <table:table-cell office:value-type="string">
            <text:p>primavera</text:p>
          </table:table-cell>
          <table:table-cell office:value-type="string">
            <text:p>Vieillot, 1816</text:p>
          </table:table-cell>
          <table:table-cell table:formula="of:=VLOOKUP([.J619];[Genero.A$2:.B$430];2)" office:value-type="float" office:value="427">
            <text:p>427</text:p>
          </table:table-cell>
          <table:table-cell office:value-type="string">
            <text:p>cinereus</text:p>
          </table:table-cell>
          <table:table-cell table:formula="of:=VLOOKUP([.K619];[Organismo.A$2:.B$1048576];2)" office:value-type="float" office:value="1">
            <text:p>1</text:p>
          </table:table-cell>
          <table:table-cell table:number-columns-repeated="2"/>
          <table:table-cell office:value-type="string">
            <text:p>Xolm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Xolmis coronatus </text:p>
          </table:table-cell>
          <table:table-cell office:value-type="string">
            <text:p>noivinha-coroada</text:p>
          </table:table-cell>
          <table:table-cell office:value-type="string">
            <text:p>Vieillot, 1823</text:p>
          </table:table-cell>
          <table:table-cell table:formula="of:=VLOOKUP([.J620];[Genero.A$2:.B$430];2)" office:value-type="float" office:value="427">
            <text:p>427</text:p>
          </table:table-cell>
          <table:table-cell office:value-type="string">
            <text:p>coronatus </text:p>
          </table:table-cell>
          <table:table-cell table:formula="of:=VLOOKUP([.K620];[Organismo.A$2:.B$1048576];2)" office:value-type="float" office:value="1">
            <text:p>1</text:p>
          </table:table-cell>
          <table:table-cell table:number-columns-repeated="2"/>
          <table:table-cell office:value-type="string">
            <text:p>Xolm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Xolmis dominicanus </text:p>
          </table:table-cell>
          <table:table-cell office:value-type="string">
            <text:p>noivinha-de-rabo-preto</text:p>
          </table:table-cell>
          <table:table-cell office:value-type="string">
            <text:p>Vieillot, 1823</text:p>
          </table:table-cell>
          <table:table-cell table:formula="of:=VLOOKUP([.J621];[Genero.A$2:.B$430];2)" office:value-type="float" office:value="427">
            <text:p>427</text:p>
          </table:table-cell>
          <table:table-cell office:value-type="string">
            <text:p>dominicanus </text:p>
          </table:table-cell>
          <table:table-cell table:formula="of:=VLOOKUP([.K621];[Organismo.A$2:.B$1048576];2)" office:value-type="float" office:value="1">
            <text:p>1</text:p>
          </table:table-cell>
          <table:table-cell table:number-columns-repeated="2"/>
          <table:table-cell office:value-type="string">
            <text:p>Xolm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Xolmis irupero </text:p>
          </table:table-cell>
          <table:table-cell office:value-type="string">
            <text:p>noivinha</text:p>
          </table:table-cell>
          <table:table-cell office:value-type="string">
            <text:p>Vieillot, 1823</text:p>
          </table:table-cell>
          <table:table-cell table:formula="of:=VLOOKUP([.J622];[Genero.A$2:.B$430];2)" office:value-type="float" office:value="427">
            <text:p>427</text:p>
          </table:table-cell>
          <table:table-cell office:value-type="string">
            <text:p>irupero </text:p>
          </table:table-cell>
          <table:table-cell table:formula="of:=VLOOKUP([.K622];[Organismo.A$2:.B$1048576];2)" office:value-type="float" office:value="1">
            <text:p>1</text:p>
          </table:table-cell>
          <table:table-cell table:number-columns-repeated="2"/>
          <table:table-cell office:value-type="string">
            <text:p>Xolmis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Zenaida auriculata </text:p>
          </table:table-cell>
          <table:table-cell office:value-type="string">
            <text:p>pomba-de-bando</text:p>
          </table:table-cell>
          <table:table-cell office:value-type="string">
            <text:p>Des Murs, 1847</text:p>
          </table:table-cell>
          <table:table-cell table:formula="of:=VLOOKUP([.J623];[Genero.A$2:.B$430];2)" office:value-type="float" office:value="428">
            <text:p>428</text:p>
          </table:table-cell>
          <table:table-cell office:value-type="string">
            <text:p>auriculata </text:p>
          </table:table-cell>
          <table:table-cell table:formula="of:=VLOOKUP([.K623];[Organismo.A$2:.B$1048576];2)" office:value-type="float" office:value="1">
            <text:p>1</text:p>
          </table:table-cell>
          <table:table-cell table:number-columns-repeated="2"/>
          <table:table-cell office:value-type="string">
            <text:p>Zenaida </text:p>
          </table:table-cell>
          <table:table-cell office:value-type="string">
            <text:p>Aves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Zonotrichia capensis </text:p>
          </table:table-cell>
          <table:table-cell office:value-type="string">
            <text:p>tico-tico</text:p>
          </table:table-cell>
          <table:table-cell office:value-type="string">
            <text:p>Statius Muller, 1776</text:p>
          </table:table-cell>
          <table:table-cell table:formula="of:=VLOOKUP([.J624];[Genero.A$2:.B$430];2)" office:value-type="float" office:value="429">
            <text:p>429</text:p>
          </table:table-cell>
          <table:table-cell office:value-type="string">
            <text:p>capensis </text:p>
          </table:table-cell>
          <table:table-cell table:formula="of:=VLOOKUP([.K624];[Organismo.A$2:.B$1048576];2)" office:value-type="float" office:value="1">
            <text:p>1</text:p>
          </table:table-cell>
          <table:table-cell table:number-columns-repeated="2"/>
          <table:table-cell office:value-type="string">
            <text:p>Zonotrichia </text:p>
          </table:table-cell>
          <table:table-cell office:value-type="string">
            <text:p>Aves</text:p>
          </table:table-cell>
        </table:table-row>
        <table:table-row table:style-name="ro2" table:number-rows-repeated="1047951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Organismo" table:style-name="ta1">
        <table:table-column table:style-name="co1" table:number-columns-repeated="2" table:default-cell-style-name="Default"/>
        <table:table-row table:style-name="ro1">
          <table:table-cell office:value-type="string">
            <text:p>Classe</text:p>
          </table:table-cell>
          <table:table-cell office:value-type="string">
            <text:p>id</text:p>
          </table:table-cell>
        </table:table-row>
        <table:table-row table:style-name="ro2">
          <table:table-cell office:value-type="string">
            <text:p>Aves</text:p>
          </table:table-cell>
          <table:table-cell office:value-type="float" office:value="1">
            <text:p>1</text:p>
          </table:table-cell>
        </table:table-row>
      </table:table>
      <table:named-expressions/>
      <table:database-ranges>
        <table:database-range table:name="__Anonymous_Sheet_DB__1" table:target-range-address="Ordem.A1:Ordem.C26">
          <table:sort>
            <table:sort-by table:field-number="1" table:data-type="automatic"/>
          </table:sort>
        </table:database-range>
        <table:database-range table:name="__Anonymous_Sheet_DB__2" table:target-range-address="Familia.A1:Familia.C79">
          <table:sort>
            <table:sort-by table:field-number="1" table:data-type="automatic"/>
          </table:sort>
        </table:database-range>
        <table:database-range table:name="__Anonymous_Sheet_DB__3" table:target-range-address="Genero.A1:Genero.C430">
          <table:sort>
            <table:sort-by table:field-number="1" table:data-type="automatic"/>
          </table:sort>
        </table:database-range>
        <table:database-range table:name="__Anonymous_Sheet_DB__4" table:target-range-address="Especie.A1:Especie.G62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">
      <number:number number:decimal-places="5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Franco</meta:initial-creator>
    <meta:creation-date>2015-04-06T15:40:27</meta:creation-date>
    <dc:date>2015-04-08T15:33:58</dc:date>
    <dc:creator>Guilherme Franco</dc:creator>
    <meta:editing-duration>PT20M43S</meta:editing-duration>
    <meta:editing-cycles>5</meta:editing-cycles>
    <meta:generator>LibreOffice/3.5$Linux_X86_64 LibreOffice_project/350m1$Build-2</meta:generator>
    <meta:document-statistic meta:table-count="6" meta:cell-count="7764" meta:object-count="0"/>
  </office:meta>
</office:document-meta>
</file>